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fo:language="ru" fo:country="RU" officeooo:rsid="1b803fdf" officeooo:paragraph-rsid="1c7aea12"/>
    </style:style>
    <style:style style:name="P574" style:family="paragraph" style:parent-style-name="Standard">
      <style:text-properties fo:language="ru" fo:country="RU" officeooo:rsid="1c757c5f" officeooo:paragraph-rsid="1c757c5f"/>
    </style:style>
    <style:style style:name="P575" style:family="paragraph" style:parent-style-name="Standard">
      <style:text-properties officeooo:paragraph-rsid="1171e4d9"/>
    </style:style>
    <style:style style:name="P576" style:family="paragraph" style:parent-style-name="Standard">
      <style:text-properties officeooo:paragraph-rsid="11f2cd8a"/>
    </style:style>
    <style:style style:name="P577" style:family="paragraph" style:parent-style-name="Standard">
      <style:text-properties officeooo:paragraph-rsid="120d3aa7"/>
    </style:style>
    <style:style style:name="P578" style:family="paragraph" style:parent-style-name="Standard">
      <style:text-properties officeooo:rsid="00a294e4" officeooo:paragraph-rsid="00a294e4"/>
    </style:style>
    <style:style style:name="P579" style:family="paragraph" style:parent-style-name="Standard">
      <style:text-properties officeooo:rsid="1452c6b6" officeooo:paragraph-rsid="1452c6b6"/>
    </style:style>
    <style:style style:name="P580" style:family="paragraph" style:parent-style-name="Standard">
      <style:text-properties officeooo:rsid="0095e740" officeooo:paragraph-rsid="1457ef9d"/>
    </style:style>
    <style:style style:name="P581" style:family="paragraph" style:parent-style-name="Standard">
      <style:text-properties officeooo:rsid="03fc0be9" officeooo:paragraph-rsid="16d21ba6"/>
    </style:style>
    <style:style style:name="P582" style:family="paragraph" style:parent-style-name="Standard">
      <style:text-properties officeooo:rsid="04073b09" officeooo:paragraph-rsid="16d98937"/>
    </style:style>
    <style:style style:name="P583" style:family="paragraph" style:parent-style-name="Standard">
      <style:text-properties officeooo:rsid="1761f47c" officeooo:paragraph-rsid="1761f47c"/>
    </style:style>
    <style:style style:name="P584" style:family="paragraph" style:parent-style-name="Standard">
      <style:text-properties officeooo:rsid="0e3c7687" officeooo:paragraph-rsid="176ae36e"/>
    </style:style>
    <style:style style:name="P585" style:family="paragraph" style:parent-style-name="Standard">
      <style:text-properties officeooo:rsid="0443f71d" officeooo:paragraph-rsid="18200d4e"/>
    </style:style>
    <style:style style:name="P586" style:family="paragraph" style:parent-style-name="Standard">
      <style:text-properties officeooo:rsid="05f484c5" officeooo:paragraph-rsid="05f484c5"/>
    </style:style>
    <style:style style:name="P587" style:family="paragraph" style:parent-style-name="Standard">
      <style:text-properties officeooo:rsid="05f484c5" officeooo:paragraph-rsid="05f3e2f6"/>
    </style:style>
    <style:style style:name="P588" style:family="paragraph" style:parent-style-name="Standard">
      <style:text-properties officeooo:rsid="1a770edb" officeooo:paragraph-rsid="1a777459"/>
    </style:style>
    <style:style style:name="P589" style:family="paragraph" style:parent-style-name="Standard">
      <style:text-properties officeooo:rsid="1869a273" officeooo:paragraph-rsid="1a7c7240"/>
    </style:style>
    <style:style style:name="P590" style:family="paragraph" style:parent-style-name="Standard">
      <style:text-properties officeooo:rsid="1a7db8db" officeooo:paragraph-rsid="1a7db8db"/>
    </style:style>
    <style:style style:name="P591" style:family="paragraph" style:parent-style-name="Standard">
      <style:text-properties officeooo:rsid="060d342f" officeooo:paragraph-rsid="1a810e93"/>
    </style:style>
    <style:style style:name="P592" style:family="paragraph" style:parent-style-name="Standard">
      <style:text-properties officeooo:rsid="062e1d96" officeooo:paragraph-rsid="1a8b06f5"/>
    </style:style>
    <style:style style:name="P593" style:family="paragraph" style:parent-style-name="Standard">
      <style:paragraph-properties fo:text-align="center" style:justify-single-word="false"/>
      <style:text-properties officeooo:rsid="00354ae0" officeooo:paragraph-rsid="00354ae0"/>
    </style:style>
    <style:style style:name="P594" style:family="paragraph" style:parent-style-name="Standard">
      <style:paragraph-properties fo:text-align="justify" style:justify-single-word="false"/>
      <style:text-properties officeooo:rsid="00354ae0" officeooo:paragraph-rsid="00354ae0"/>
    </style:style>
    <style:style style:name="P595" style:family="paragraph" style:parent-style-name="Standard">
      <style:paragraph-properties fo:text-align="center" style:justify-single-word="false"/>
      <style:text-properties officeooo:rsid="00181309" officeooo:paragraph-rsid="00181309"/>
    </style:style>
    <style:style style:name="P596" style:family="paragraph" style:parent-style-name="Standard">
      <style:paragraph-properties fo:text-align="justify" style:justify-single-word="false"/>
      <style:text-properties officeooo:rsid="0028c9ec" officeooo:paragraph-rsid="0028c9ec"/>
    </style:style>
    <style:style style:name="P597" style:family="paragraph" style:parent-style-name="Standard">
      <style:paragraph-properties fo:text-align="justify" style:justify-single-word="false"/>
      <style:text-properties officeooo:rsid="00296167" officeooo:paragraph-rsid="00296167"/>
    </style:style>
    <style:style style:name="P598" style:family="paragraph" style:parent-style-name="Standard">
      <style:text-properties officeooo:rsid="0722b3e9" officeooo:paragraph-rsid="070ec532"/>
    </style:style>
    <style:style style:name="P599" style:family="paragraph" style:parent-style-name="Standard">
      <style:text-properties officeooo:rsid="1b010282" officeooo:paragraph-rsid="1b010282"/>
    </style:style>
    <style:style style:name="P600" style:family="paragraph" style:parent-style-name="Standard">
      <style:text-properties officeooo:rsid="00c16820" officeooo:paragraph-rsid="1b51eb55"/>
    </style:style>
    <style:style style:name="P601" style:family="paragraph" style:parent-style-name="Standard">
      <style:text-properties officeooo:rsid="0184c733" officeooo:paragraph-rsid="00d0edfe"/>
    </style:style>
    <style:style style:name="P602" style:family="paragraph" style:parent-style-name="Standard">
      <style:text-properties officeooo:rsid="078e9949" officeooo:paragraph-rsid="078e9949"/>
    </style:style>
    <style:style style:name="P603" style:family="paragraph" style:parent-style-name="Standard">
      <style:text-properties officeooo:rsid="0790e8f9" officeooo:paragraph-rsid="0790e8f9"/>
    </style:style>
    <style:style style:name="P604" style:family="paragraph" style:parent-style-name="Standard">
      <style:text-properties officeooo:rsid="0790e8f9" officeooo:paragraph-rsid="1b65eb3c"/>
    </style:style>
    <style:style style:name="P605" style:family="paragraph" style:parent-style-name="Standard">
      <style:text-properties officeooo:rsid="07b6abe3" officeooo:paragraph-rsid="07b6abe3"/>
    </style:style>
    <style:style style:name="P606" style:family="paragraph" style:parent-style-name="Standard">
      <style:text-properties officeooo:rsid="1b69b936" officeooo:paragraph-rsid="1b69b936"/>
    </style:style>
    <style:style style:name="P607" style:family="paragraph" style:parent-style-name="Standard">
      <style:text-properties officeooo:rsid="07bffc11" officeooo:paragraph-rsid="07bffc11"/>
    </style:style>
    <style:style style:name="P608"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09" style:family="paragraph" style:parent-style-name="Standard">
      <style:text-properties officeooo:rsid="07e4f7e0" officeooo:paragraph-rsid="07d0124c"/>
    </style:style>
    <style:style style:name="P610" style:family="paragraph" style:parent-style-name="Standard">
      <style:text-properties officeooo:rsid="07e4f7e0" officeooo:paragraph-rsid="1c2bb740"/>
    </style:style>
    <style:style style:name="P611" style:family="paragraph" style:parent-style-name="Standard">
      <style:text-properties officeooo:rsid="1c2bb740" officeooo:paragraph-rsid="1c2bb740"/>
    </style:style>
    <style:style style:name="P612" style:family="paragraph" style:parent-style-name="Standard">
      <style:text-properties officeooo:rsid="027ec5a2" officeooo:paragraph-rsid="027ec5a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add1"/>
    </style:style>
    <style:style style:name="T423" style:family="text">
      <style:text-properties officeooo:rsid="0345b3ce"/>
    </style:style>
    <style:style style:name="T424" style:family="text">
      <style:text-properties officeooo:rsid="0349689f"/>
    </style:style>
    <style:style style:name="T425" style:family="text">
      <style:text-properties officeooo:rsid="0349c029"/>
    </style:style>
    <style:style style:name="T426" style:family="text">
      <style:text-properties officeooo:rsid="034c6f43"/>
    </style:style>
    <style:style style:name="T427" style:family="text">
      <style:text-properties officeooo:rsid="034cecfb"/>
    </style:style>
    <style:style style:name="T428" style:family="text">
      <style:text-properties officeooo:rsid="034d3b61"/>
    </style:style>
    <style:style style:name="T429" style:family="text">
      <style:text-properties officeooo:rsid="034e2398"/>
    </style:style>
    <style:style style:name="T430" style:family="text">
      <style:text-properties officeooo:rsid="03508311"/>
    </style:style>
    <style:style style:name="T431" style:family="text">
      <style:text-properties officeooo:rsid="03517203"/>
    </style:style>
    <style:style style:name="T432" style:family="text">
      <style:text-properties officeooo:rsid="03536c60"/>
    </style:style>
    <style:style style:name="T433" style:family="text">
      <style:text-properties officeooo:rsid="0354d251"/>
    </style:style>
    <style:style style:name="T434" style:family="text">
      <style:text-properties officeooo:rsid="03569368"/>
    </style:style>
    <style:style style:name="T435" style:family="text">
      <style:text-properties officeooo:rsid="0358ec11"/>
    </style:style>
    <style:style style:name="T436" style:family="text">
      <style:text-properties officeooo:rsid="035a3e69"/>
    </style:style>
    <style:style style:name="T437" style:family="text">
      <style:text-properties officeooo:rsid="035f5ff5"/>
    </style:style>
    <style:style style:name="T438" style:family="text">
      <style:text-properties officeooo:rsid="0363d047"/>
    </style:style>
    <style:style style:name="T439" style:family="text">
      <style:text-properties officeooo:rsid="036670d2"/>
    </style:style>
    <style:style style:name="T440" style:family="text">
      <style:text-properties officeooo:rsid="0369b20b"/>
    </style:style>
    <style:style style:name="T441" style:family="text">
      <style:text-properties officeooo:rsid="036a4144"/>
    </style:style>
    <style:style style:name="T442" style:family="text">
      <style:text-properties officeooo:rsid="036bfe05"/>
    </style:style>
    <style:style style:name="T443" style:family="text">
      <style:text-properties officeooo:rsid="036d7746"/>
    </style:style>
    <style:style style:name="T444" style:family="text">
      <style:text-properties officeooo:rsid="036f468b"/>
    </style:style>
    <style:style style:name="T445" style:family="text">
      <style:text-properties officeooo:rsid="0370fc04"/>
    </style:style>
    <style:style style:name="T446" style:family="text">
      <style:text-properties officeooo:rsid="0374c65f"/>
    </style:style>
    <style:style style:name="T447" style:family="text">
      <style:text-properties officeooo:rsid="03770f29"/>
    </style:style>
    <style:style style:name="T448" style:family="text">
      <style:text-properties officeooo:rsid="037a64cd"/>
    </style:style>
    <style:style style:name="T449" style:family="text">
      <style:text-properties officeooo:rsid="037bad7a"/>
    </style:style>
    <style:style style:name="T450" style:family="text">
      <style:text-properties officeooo:rsid="037c217b"/>
    </style:style>
    <style:style style:name="T451" style:family="text">
      <style:text-properties officeooo:rsid="037cb3f8"/>
    </style:style>
    <style:style style:name="T452" style:family="text">
      <style:text-properties officeooo:rsid="037de661"/>
    </style:style>
    <style:style style:name="T453" style:family="text">
      <style:text-properties officeooo:rsid="037f751f"/>
    </style:style>
    <style:style style:name="T454" style:family="text">
      <style:text-properties officeooo:rsid="03839ede"/>
    </style:style>
    <style:style style:name="T455" style:family="text">
      <style:text-properties officeooo:rsid="0383e94e"/>
    </style:style>
    <style:style style:name="T456" style:family="text">
      <style:text-properties officeooo:rsid="038701d4"/>
    </style:style>
    <style:style style:name="T457" style:family="text">
      <style:text-properties officeooo:rsid="038933b5"/>
    </style:style>
    <style:style style:name="T458" style:family="text">
      <style:text-properties officeooo:rsid="0389a633"/>
    </style:style>
    <style:style style:name="T459" style:family="text">
      <style:text-properties officeooo:rsid="0389a6d3"/>
    </style:style>
    <style:style style:name="T460" style:family="text">
      <style:text-properties officeooo:rsid="038a6c09"/>
    </style:style>
    <style:style style:name="T461" style:family="text">
      <style:text-properties officeooo:rsid="038b73df"/>
    </style:style>
    <style:style style:name="T462" style:family="text">
      <style:text-properties officeooo:rsid="038dc31d"/>
    </style:style>
    <style:style style:name="T463" style:family="text">
      <style:text-properties officeooo:rsid="038e8e34"/>
    </style:style>
    <style:style style:name="T464" style:family="text">
      <style:text-properties officeooo:rsid="03902ed3"/>
    </style:style>
    <style:style style:name="T465" style:family="text">
      <style:text-properties officeooo:rsid="03928a89"/>
    </style:style>
    <style:style style:name="T466" style:family="text">
      <style:text-properties officeooo:rsid="039342d9"/>
    </style:style>
    <style:style style:name="T467" style:family="text">
      <style:text-properties officeooo:rsid="0394e218"/>
    </style:style>
    <style:style style:name="T468" style:family="text">
      <style:text-properties officeooo:rsid="03950208"/>
    </style:style>
    <style:style style:name="T469" style:family="text">
      <style:text-properties officeooo:rsid="0395de7e"/>
    </style:style>
    <style:style style:name="T470" style:family="text">
      <style:text-properties officeooo:rsid="0398c4e4"/>
    </style:style>
    <style:style style:name="T471" style:family="text">
      <style:text-properties officeooo:rsid="039ae1ee"/>
    </style:style>
    <style:style style:name="T472" style:family="text">
      <style:text-properties officeooo:rsid="039cd610"/>
    </style:style>
    <style:style style:name="T473" style:family="text">
      <style:text-properties officeooo:rsid="039ec81e"/>
    </style:style>
    <style:style style:name="T474" style:family="text">
      <style:text-properties officeooo:rsid="03a0c6f7"/>
    </style:style>
    <style:style style:name="T475" style:family="text">
      <style:text-properties officeooo:rsid="03a209e7"/>
    </style:style>
    <style:style style:name="T476" style:family="text">
      <style:text-properties officeooo:rsid="03a47204"/>
    </style:style>
    <style:style style:name="T477" style:family="text">
      <style:text-properties officeooo:rsid="03a61f78"/>
    </style:style>
    <style:style style:name="T478" style:family="text">
      <style:text-properties officeooo:rsid="03a6eb4e"/>
    </style:style>
    <style:style style:name="T479" style:family="text">
      <style:text-properties officeooo:rsid="03a75561"/>
    </style:style>
    <style:style style:name="T480" style:family="text">
      <style:text-properties officeooo:rsid="03a9179f"/>
    </style:style>
    <style:style style:name="T481" style:family="text">
      <style:text-properties officeooo:rsid="03ac8155"/>
    </style:style>
    <style:style style:name="T482" style:family="text">
      <style:text-properties officeooo:rsid="03ad907d"/>
    </style:style>
    <style:style style:name="T483" style:family="text">
      <style:text-properties officeooo:rsid="03af18db"/>
    </style:style>
    <style:style style:name="T484" style:family="text">
      <style:text-properties officeooo:rsid="03b07b13"/>
    </style:style>
    <style:style style:name="T485" style:family="text">
      <style:text-properties officeooo:rsid="03b141b3"/>
    </style:style>
    <style:style style:name="T486" style:family="text">
      <style:text-properties officeooo:rsid="03b27ebd"/>
    </style:style>
    <style:style style:name="T487" style:family="text">
      <style:text-properties officeooo:rsid="03b53e1b"/>
    </style:style>
    <style:style style:name="T488" style:family="text">
      <style:text-properties officeooo:rsid="03b62fe5"/>
    </style:style>
    <style:style style:name="T489" style:family="text">
      <style:text-properties officeooo:rsid="03b8b85d"/>
    </style:style>
    <style:style style:name="T490" style:family="text">
      <style:text-properties officeooo:rsid="03ba5a7a"/>
    </style:style>
    <style:style style:name="T491" style:family="text">
      <style:text-properties officeooo:rsid="03bef994"/>
    </style:style>
    <style:style style:name="T492" style:family="text">
      <style:text-properties officeooo:rsid="03c174f9"/>
    </style:style>
    <style:style style:name="T493" style:family="text">
      <style:text-properties officeooo:rsid="03c35fe9"/>
    </style:style>
    <style:style style:name="T494" style:family="text">
      <style:text-properties officeooo:rsid="03c4240a"/>
    </style:style>
    <style:style style:name="T495" style:family="text">
      <style:text-properties officeooo:rsid="03c66a47"/>
    </style:style>
    <style:style style:name="T496" style:family="text">
      <style:text-properties officeooo:rsid="03c6bb9f"/>
    </style:style>
    <style:style style:name="T497" style:family="text">
      <style:text-properties officeooo:rsid="03c9de10"/>
    </style:style>
    <style:style style:name="T498" style:family="text">
      <style:text-properties officeooo:rsid="03cc5694"/>
    </style:style>
    <style:style style:name="T499" style:family="text">
      <style:text-properties officeooo:rsid="03cd0e1d"/>
    </style:style>
    <style:style style:name="T500" style:family="text">
      <style:text-properties officeooo:rsid="03d1b293"/>
    </style:style>
    <style:style style:name="T501" style:family="text">
      <style:text-properties officeooo:rsid="03d2beb4"/>
    </style:style>
    <style:style style:name="T502" style:family="text">
      <style:text-properties officeooo:rsid="03d5f14d"/>
    </style:style>
    <style:style style:name="T503" style:family="text">
      <style:text-properties officeooo:rsid="03d681a4"/>
    </style:style>
    <style:style style:name="T504" style:family="text">
      <style:text-properties officeooo:rsid="03d855ca"/>
    </style:style>
    <style:style style:name="T505" style:family="text">
      <style:text-properties officeooo:rsid="03da518b"/>
    </style:style>
    <style:style style:name="T506" style:family="text">
      <style:text-properties officeooo:rsid="03dcb810"/>
    </style:style>
    <style:style style:name="T507" style:family="text">
      <style:text-properties officeooo:rsid="03dd237a"/>
    </style:style>
    <style:style style:name="T508" style:family="text">
      <style:text-properties officeooo:rsid="03e114a8"/>
    </style:style>
    <style:style style:name="T509" style:family="text">
      <style:text-properties officeooo:rsid="03e4edb2"/>
    </style:style>
    <style:style style:name="T510" style:family="text">
      <style:text-properties officeooo:rsid="03e6793d"/>
    </style:style>
    <style:style style:name="T511" style:family="text">
      <style:text-properties officeooo:rsid="03e9d83f"/>
    </style:style>
    <style:style style:name="T512" style:family="text">
      <style:text-properties officeooo:rsid="03ebc20d"/>
    </style:style>
    <style:style style:name="T513" style:family="text">
      <style:text-properties officeooo:rsid="03efc64a"/>
    </style:style>
    <style:style style:name="T514" style:family="text">
      <style:text-properties officeooo:rsid="03f1c65c"/>
    </style:style>
    <style:style style:name="T515" style:family="text">
      <style:text-properties officeooo:rsid="03f344e5"/>
    </style:style>
    <style:style style:name="T516" style:family="text">
      <style:text-properties officeooo:rsid="03f4ece1"/>
    </style:style>
    <style:style style:name="T517" style:family="text">
      <style:text-properties officeooo:rsid="03f500c6"/>
    </style:style>
    <style:style style:name="T518" style:family="text">
      <style:text-properties officeooo:rsid="03f684b5"/>
    </style:style>
    <style:style style:name="T519" style:family="text">
      <style:text-properties officeooo:rsid="03f75ea0"/>
    </style:style>
    <style:style style:name="T520" style:family="text">
      <style:text-properties officeooo:rsid="03f89a59"/>
    </style:style>
    <style:style style:name="T521" style:family="text">
      <style:text-properties officeooo:rsid="03f8dfe2"/>
    </style:style>
    <style:style style:name="T522" style:family="text">
      <style:text-properties officeooo:rsid="03fa1bc5"/>
    </style:style>
    <style:style style:name="T523" style:family="text">
      <style:text-properties officeooo:rsid="03fc2bb3"/>
    </style:style>
    <style:style style:name="T524" style:family="text">
      <style:text-properties officeooo:rsid="03fc2df9"/>
    </style:style>
    <style:style style:name="T525" style:family="text">
      <style:text-properties officeooo:rsid="03fda495"/>
    </style:style>
    <style:style style:name="T526" style:family="text">
      <style:text-properties officeooo:rsid="03fdfc7a"/>
    </style:style>
    <style:style style:name="T527" style:family="text">
      <style:text-properties officeooo:rsid="03fecc5d"/>
    </style:style>
    <style:style style:name="T528" style:family="text">
      <style:text-properties officeooo:rsid="03ff22f9"/>
    </style:style>
    <style:style style:name="T529" style:family="text">
      <style:text-properties officeooo:rsid="0401a194"/>
    </style:style>
    <style:style style:name="T530" style:family="text">
      <style:text-properties officeooo:rsid="0409c19d"/>
    </style:style>
    <style:style style:name="T531" style:family="text">
      <style:text-properties officeooo:rsid="040d7f7b"/>
    </style:style>
    <style:style style:name="T532" style:family="text">
      <style:text-properties officeooo:rsid="04107f2d"/>
    </style:style>
    <style:style style:name="T533" style:family="text">
      <style:text-properties officeooo:rsid="041142e9"/>
    </style:style>
    <style:style style:name="T534" style:family="text">
      <style:text-properties officeooo:rsid="04117bb0"/>
    </style:style>
    <style:style style:name="T535" style:family="text">
      <style:text-properties officeooo:rsid="0412b3d3"/>
    </style:style>
    <style:style style:name="T536" style:family="text">
      <style:text-properties officeooo:rsid="0413e2eb"/>
    </style:style>
    <style:style style:name="T537" style:family="text">
      <style:text-properties officeooo:rsid="0417f17d"/>
    </style:style>
    <style:style style:name="T538" style:family="text">
      <style:text-properties officeooo:rsid="041e0a8e"/>
    </style:style>
    <style:style style:name="T539" style:family="text">
      <style:text-properties officeooo:rsid="041fb3ef"/>
    </style:style>
    <style:style style:name="T540" style:family="text">
      <style:text-properties officeooo:rsid="041ff3b5"/>
    </style:style>
    <style:style style:name="T541" style:family="text">
      <style:text-properties officeooo:rsid="04265d75"/>
    </style:style>
    <style:style style:name="T542" style:family="text">
      <style:text-properties officeooo:rsid="0428919b"/>
    </style:style>
    <style:style style:name="T543" style:family="text">
      <style:text-properties officeooo:rsid="042d1fc7"/>
    </style:style>
    <style:style style:name="T544" style:family="text">
      <style:text-properties officeooo:rsid="04300556"/>
    </style:style>
    <style:style style:name="T545" style:family="text">
      <style:text-properties officeooo:rsid="0431fcec"/>
    </style:style>
    <style:style style:name="T546" style:family="text">
      <style:text-properties officeooo:rsid="0434685b"/>
    </style:style>
    <style:style style:name="T547" style:family="text">
      <style:text-properties officeooo:rsid="0435e055"/>
    </style:style>
    <style:style style:name="T548" style:family="text">
      <style:text-properties officeooo:rsid="04367e3b"/>
    </style:style>
    <style:style style:name="T549" style:family="text">
      <style:text-properties officeooo:rsid="04383ae8"/>
    </style:style>
    <style:style style:name="T550" style:family="text">
      <style:text-properties officeooo:rsid="043c17e2"/>
    </style:style>
    <style:style style:name="T551" style:family="text">
      <style:text-properties officeooo:rsid="043f8ff4"/>
    </style:style>
    <style:style style:name="T552" style:family="text">
      <style:text-properties officeooo:rsid="0440e533"/>
    </style:style>
    <style:style style:name="T553" style:family="text">
      <style:text-properties officeooo:rsid="04456e87"/>
    </style:style>
    <style:style style:name="T554" style:family="text">
      <style:text-properties officeooo:rsid="04469ddb"/>
    </style:style>
    <style:style style:name="T555" style:family="text">
      <style:text-properties officeooo:rsid="04479974"/>
    </style:style>
    <style:style style:name="T556" style:family="text">
      <style:text-properties officeooo:rsid="0449d55f"/>
    </style:style>
    <style:style style:name="T557" style:family="text">
      <style:text-properties officeooo:rsid="044b834f"/>
    </style:style>
    <style:style style:name="T558" style:family="text">
      <style:text-properties officeooo:rsid="044bff29"/>
    </style:style>
    <style:style style:name="T559" style:family="text">
      <style:text-properties officeooo:rsid="044d8d9c"/>
    </style:style>
    <style:style style:name="T560" style:family="text">
      <style:text-properties officeooo:rsid="044f3076"/>
    </style:style>
    <style:style style:name="T561" style:family="text">
      <style:text-properties officeooo:rsid="0451027a"/>
    </style:style>
    <style:style style:name="T562" style:family="text">
      <style:text-properties officeooo:rsid="04514560"/>
    </style:style>
    <style:style style:name="T563" style:family="text">
      <style:text-properties officeooo:rsid="04529b89"/>
    </style:style>
    <style:style style:name="T564" style:family="text">
      <style:text-properties officeooo:rsid="04545b9f"/>
    </style:style>
    <style:style style:name="T565" style:family="text">
      <style:text-properties officeooo:rsid="04556719"/>
    </style:style>
    <style:style style:name="T566" style:family="text">
      <style:text-properties officeooo:rsid="0455e7a6"/>
    </style:style>
    <style:style style:name="T567" style:family="text">
      <style:text-properties officeooo:rsid="0457db5c"/>
    </style:style>
    <style:style style:name="T568" style:family="text">
      <style:text-properties officeooo:rsid="0458584f"/>
    </style:style>
    <style:style style:name="T569" style:family="text">
      <style:text-properties officeooo:rsid="045909ac"/>
    </style:style>
    <style:style style:name="T570" style:family="text">
      <style:text-properties officeooo:rsid="0459e5b8"/>
    </style:style>
    <style:style style:name="T571" style:family="text">
      <style:text-properties officeooo:rsid="045bff18"/>
    </style:style>
    <style:style style:name="T572" style:family="text">
      <style:text-properties officeooo:rsid="045d62a6"/>
    </style:style>
    <style:style style:name="T573" style:family="text">
      <style:text-properties officeooo:rsid="045e005c"/>
    </style:style>
    <style:style style:name="T574" style:family="text">
      <style:text-properties officeooo:rsid="045f2e5d"/>
    </style:style>
    <style:style style:name="T575" style:family="text">
      <style:text-properties officeooo:rsid="04619d68"/>
    </style:style>
    <style:style style:name="T576" style:family="text">
      <style:text-properties officeooo:rsid="04627a0e"/>
    </style:style>
    <style:style style:name="T577" style:family="text">
      <style:text-properties officeooo:rsid="0466f79c"/>
    </style:style>
    <style:style style:name="T578" style:family="text">
      <style:text-properties officeooo:rsid="046a62ad"/>
    </style:style>
    <style:style style:name="T579" style:family="text">
      <style:text-properties officeooo:rsid="046cb429"/>
    </style:style>
    <style:style style:name="T580" style:family="text">
      <style:text-properties officeooo:rsid="04705b27"/>
    </style:style>
    <style:style style:name="T581" style:family="text">
      <style:text-properties officeooo:rsid="0471d698"/>
    </style:style>
    <style:style style:name="T582" style:family="text">
      <style:text-properties officeooo:rsid="04721a0f"/>
    </style:style>
    <style:style style:name="T583" style:family="text">
      <style:text-properties officeooo:rsid="047374f6"/>
    </style:style>
    <style:style style:name="T584" style:family="text">
      <style:text-properties officeooo:rsid="04750157"/>
    </style:style>
    <style:style style:name="T585" style:family="text">
      <style:text-properties officeooo:rsid="047599f9"/>
    </style:style>
    <style:style style:name="T586" style:family="text">
      <style:text-properties officeooo:rsid="0476a49c"/>
    </style:style>
    <style:style style:name="T587" style:family="text">
      <style:text-properties officeooo:rsid="0476ff64"/>
    </style:style>
    <style:style style:name="T588" style:family="text">
      <style:text-properties officeooo:rsid="0478b251"/>
    </style:style>
    <style:style style:name="T589" style:family="text">
      <style:text-properties officeooo:rsid="04794bce"/>
    </style:style>
    <style:style style:name="T590" style:family="text">
      <style:text-properties officeooo:rsid="047a58b2"/>
    </style:style>
    <style:style style:name="T591" style:family="text">
      <style:text-properties officeooo:rsid="047a5f12"/>
    </style:style>
    <style:style style:name="T592" style:family="text">
      <style:text-properties officeooo:rsid="047b40bc"/>
    </style:style>
    <style:style style:name="T593" style:family="text">
      <style:text-properties officeooo:rsid="047c20f6"/>
    </style:style>
    <style:style style:name="T594" style:family="text">
      <style:text-properties officeooo:rsid="04804e24"/>
    </style:style>
    <style:style style:name="T595" style:family="text">
      <style:text-properties officeooo:rsid="04824170"/>
    </style:style>
    <style:style style:name="T596" style:family="text">
      <style:text-properties officeooo:rsid="0484061e"/>
    </style:style>
    <style:style style:name="T597" style:family="text">
      <style:text-properties officeooo:rsid="04858078"/>
    </style:style>
    <style:style style:name="T598" style:family="text">
      <style:text-properties officeooo:rsid="048818ad"/>
    </style:style>
    <style:style style:name="T599" style:family="text">
      <style:text-properties officeooo:rsid="04882e4a"/>
    </style:style>
    <style:style style:name="T600" style:family="text">
      <style:text-properties officeooo:rsid="04899df0"/>
    </style:style>
    <style:style style:name="T601" style:family="text">
      <style:text-properties officeooo:rsid="048ae27d"/>
    </style:style>
    <style:style style:name="T602" style:family="text">
      <style:text-properties officeooo:rsid="048bb3d4"/>
    </style:style>
    <style:style style:name="T603" style:family="text">
      <style:text-properties officeooo:rsid="048cab8a"/>
    </style:style>
    <style:style style:name="T604" style:family="text">
      <style:text-properties officeooo:rsid="048e673b"/>
    </style:style>
    <style:style style:name="T605" style:family="text">
      <style:text-properties officeooo:rsid="04907104"/>
    </style:style>
    <style:style style:name="T606" style:family="text">
      <style:text-properties officeooo:rsid="0491b9e8"/>
    </style:style>
    <style:style style:name="T607" style:family="text">
      <style:text-properties officeooo:rsid="04952705"/>
    </style:style>
    <style:style style:name="T608" style:family="text">
      <style:text-properties officeooo:rsid="049a75cf"/>
    </style:style>
    <style:style style:name="T609" style:family="text">
      <style:text-properties officeooo:rsid="049ac191"/>
    </style:style>
    <style:style style:name="T610" style:family="text">
      <style:text-properties officeooo:rsid="049f35e1"/>
    </style:style>
    <style:style style:name="T611" style:family="text">
      <style:text-properties officeooo:rsid="049fac21"/>
    </style:style>
    <style:style style:name="T612" style:family="text">
      <style:text-properties officeooo:rsid="04a2c7ef"/>
    </style:style>
    <style:style style:name="T613" style:family="text">
      <style:text-properties officeooo:rsid="04aab552"/>
    </style:style>
    <style:style style:name="T614" style:family="text">
      <style:text-properties officeooo:rsid="04ac9140"/>
    </style:style>
    <style:style style:name="T615" style:family="text">
      <style:text-properties officeooo:rsid="04ae916c"/>
    </style:style>
    <style:style style:name="T616" style:family="text">
      <style:text-properties officeooo:rsid="04af9562"/>
    </style:style>
    <style:style style:name="T617" style:family="text">
      <style:text-properties officeooo:rsid="04b040e0"/>
    </style:style>
    <style:style style:name="T618" style:family="text">
      <style:text-properties officeooo:rsid="04b25924"/>
    </style:style>
    <style:style style:name="T619" style:family="text">
      <style:text-properties officeooo:rsid="04b41d0d"/>
    </style:style>
    <style:style style:name="T620" style:family="text">
      <style:text-properties officeooo:rsid="04b4a55d"/>
    </style:style>
    <style:style style:name="T621" style:family="text">
      <style:text-properties officeooo:rsid="04b4f530"/>
    </style:style>
    <style:style style:name="T622" style:family="text">
      <style:text-properties officeooo:rsid="04b5b022"/>
    </style:style>
    <style:style style:name="T623" style:family="text">
      <style:text-properties officeooo:rsid="04b61621"/>
    </style:style>
    <style:style style:name="T624" style:family="text">
      <style:text-properties officeooo:rsid="04b91779"/>
    </style:style>
    <style:style style:name="T625" style:family="text">
      <style:text-properties officeooo:rsid="04b9adf7"/>
    </style:style>
    <style:style style:name="T626" style:family="text">
      <style:text-properties officeooo:rsid="04bd5db3"/>
    </style:style>
    <style:style style:name="T627" style:family="text">
      <style:text-properties officeooo:rsid="04c1308d"/>
    </style:style>
    <style:style style:name="T628" style:family="text">
      <style:text-properties officeooo:rsid="04c70e29"/>
    </style:style>
    <style:style style:name="T629" style:family="text">
      <style:text-properties officeooo:rsid="04c9ee93"/>
    </style:style>
    <style:style style:name="T630" style:family="text">
      <style:text-properties officeooo:rsid="04cb061c"/>
    </style:style>
    <style:style style:name="T631" style:family="text">
      <style:text-properties officeooo:rsid="04cc49e3"/>
    </style:style>
    <style:style style:name="T632" style:family="text">
      <style:text-properties officeooo:rsid="04ccbc2d"/>
    </style:style>
    <style:style style:name="T633" style:family="text">
      <style:text-properties officeooo:rsid="04ce19f3"/>
    </style:style>
    <style:style style:name="T634" style:family="text">
      <style:text-properties officeooo:rsid="04d0f79c"/>
    </style:style>
    <style:style style:name="T635" style:family="text">
      <style:text-properties officeooo:rsid="04d2c408"/>
    </style:style>
    <style:style style:name="T636" style:family="text">
      <style:text-properties officeooo:rsid="04d35df0"/>
    </style:style>
    <style:style style:name="T637" style:family="text">
      <style:text-properties officeooo:rsid="04d49d83"/>
    </style:style>
    <style:style style:name="T638" style:family="text">
      <style:text-properties officeooo:rsid="04d6cff2"/>
    </style:style>
    <style:style style:name="T639" style:family="text">
      <style:text-properties officeooo:rsid="04d9cf04"/>
    </style:style>
    <style:style style:name="T640" style:family="text">
      <style:text-properties officeooo:rsid="04dc633e"/>
    </style:style>
    <style:style style:name="T641" style:family="text">
      <style:text-properties officeooo:rsid="04dd6eac"/>
    </style:style>
    <style:style style:name="T642" style:family="text">
      <style:text-properties officeooo:rsid="04ddb9b2"/>
    </style:style>
    <style:style style:name="T643" style:family="text">
      <style:text-properties officeooo:rsid="04dfb568"/>
    </style:style>
    <style:style style:name="T644" style:family="text">
      <style:text-properties officeooo:rsid="04e1f58c"/>
    </style:style>
    <style:style style:name="T645" style:family="text">
      <style:text-properties officeooo:rsid="04e39ceb"/>
    </style:style>
    <style:style style:name="T646" style:family="text">
      <style:text-properties officeooo:rsid="04e6acc2"/>
    </style:style>
    <style:style style:name="T647" style:family="text">
      <style:text-properties officeooo:rsid="04eb9c03"/>
    </style:style>
    <style:style style:name="T648" style:family="text">
      <style:text-properties officeooo:rsid="04ed3de9"/>
    </style:style>
    <style:style style:name="T649" style:family="text">
      <style:text-properties officeooo:rsid="04ee69de"/>
    </style:style>
    <style:style style:name="T650" style:family="text">
      <style:text-properties officeooo:rsid="04ef40fa"/>
    </style:style>
    <style:style style:name="T651" style:family="text">
      <style:text-properties officeooo:rsid="04f15de1"/>
    </style:style>
    <style:style style:name="T652" style:family="text">
      <style:text-properties officeooo:rsid="04f9253d"/>
    </style:style>
    <style:style style:name="T653" style:family="text">
      <style:text-properties officeooo:rsid="04fa3057"/>
    </style:style>
    <style:style style:name="T654" style:family="text">
      <style:text-properties officeooo:rsid="04fb050c"/>
    </style:style>
    <style:style style:name="T655" style:family="text">
      <style:text-properties officeooo:rsid="04fb9501"/>
    </style:style>
    <style:style style:name="T656" style:family="text">
      <style:text-properties officeooo:rsid="04fccb10"/>
    </style:style>
    <style:style style:name="T657" style:family="text">
      <style:text-properties officeooo:rsid="05005469"/>
    </style:style>
    <style:style style:name="T658" style:family="text">
      <style:text-properties officeooo:rsid="0503f8e1"/>
    </style:style>
    <style:style style:name="T659" style:family="text">
      <style:text-properties officeooo:rsid="050c3f29"/>
    </style:style>
    <style:style style:name="T660" style:family="text">
      <style:text-properties officeooo:rsid="050ce9da"/>
    </style:style>
    <style:style style:name="T661" style:family="text">
      <style:text-properties officeooo:rsid="050e9b0d"/>
    </style:style>
    <style:style style:name="T662" style:family="text">
      <style:text-properties officeooo:rsid="05149f5e"/>
    </style:style>
    <style:style style:name="T663" style:family="text">
      <style:text-properties officeooo:rsid="05160d5c"/>
    </style:style>
    <style:style style:name="T664" style:family="text">
      <style:text-properties officeooo:rsid="05168b7f"/>
    </style:style>
    <style:style style:name="T665" style:family="text">
      <style:text-properties officeooo:rsid="0517c869"/>
    </style:style>
    <style:style style:name="T666" style:family="text">
      <style:text-properties officeooo:rsid="051c3d11"/>
    </style:style>
    <style:style style:name="T667" style:family="text">
      <style:text-properties officeooo:rsid="051ff9b1"/>
    </style:style>
    <style:style style:name="T668" style:family="text">
      <style:text-properties officeooo:rsid="0520b0b2"/>
    </style:style>
    <style:style style:name="T669" style:family="text">
      <style:text-properties officeooo:rsid="05248d57"/>
    </style:style>
    <style:style style:name="T670" style:family="text">
      <style:text-properties officeooo:rsid="0525267b"/>
    </style:style>
    <style:style style:name="T671" style:family="text">
      <style:text-properties officeooo:rsid="0526f18c"/>
    </style:style>
    <style:style style:name="T672" style:family="text">
      <style:text-properties officeooo:rsid="052a4b1f"/>
    </style:style>
    <style:style style:name="T673" style:family="text">
      <style:text-properties officeooo:rsid="052ec3fe"/>
    </style:style>
    <style:style style:name="T674" style:family="text">
      <style:text-properties officeooo:rsid="05335fce"/>
    </style:style>
    <style:style style:name="T675" style:family="text">
      <style:text-properties officeooo:rsid="053d7821"/>
    </style:style>
    <style:style style:name="T676" style:family="text">
      <style:text-properties officeooo:rsid="053e114a"/>
    </style:style>
    <style:style style:name="T677" style:family="text">
      <style:text-properties officeooo:rsid="05417bf9"/>
    </style:style>
    <style:style style:name="T678" style:family="text">
      <style:text-properties officeooo:rsid="05429690"/>
    </style:style>
    <style:style style:name="T679" style:family="text">
      <style:text-properties officeooo:rsid="054489b4"/>
    </style:style>
    <style:style style:name="T680" style:family="text">
      <style:text-properties officeooo:rsid="0548f253"/>
    </style:style>
    <style:style style:name="T681" style:family="text">
      <style:text-properties officeooo:rsid="054b46ba"/>
    </style:style>
    <style:style style:name="T682" style:family="text">
      <style:text-properties officeooo:rsid="054dba6f"/>
    </style:style>
    <style:style style:name="T683" style:family="text">
      <style:text-properties officeooo:rsid="054f9264"/>
    </style:style>
    <style:style style:name="T684" style:family="text">
      <style:text-properties officeooo:rsid="05522b28"/>
    </style:style>
    <style:style style:name="T685" style:family="text">
      <style:text-properties officeooo:rsid="0553cb67"/>
    </style:style>
    <style:style style:name="T686" style:family="text">
      <style:text-properties officeooo:rsid="0555ccff"/>
    </style:style>
    <style:style style:name="T687" style:family="text">
      <style:text-properties officeooo:rsid="0556957a"/>
    </style:style>
    <style:style style:name="T688" style:family="text">
      <style:text-properties officeooo:rsid="0556cc60"/>
    </style:style>
    <style:style style:name="T689" style:family="text">
      <style:text-properties officeooo:rsid="055761a1"/>
    </style:style>
    <style:style style:name="T690" style:family="text">
      <style:text-properties officeooo:rsid="0558f0c0"/>
    </style:style>
    <style:style style:name="T691" style:family="text">
      <style:text-properties officeooo:rsid="055a733b"/>
    </style:style>
    <style:style style:name="T692" style:family="text">
      <style:text-properties officeooo:rsid="055dfab3"/>
    </style:style>
    <style:style style:name="T693" style:family="text">
      <style:text-properties officeooo:rsid="055eb36a"/>
    </style:style>
    <style:style style:name="T694" style:family="text">
      <style:text-properties officeooo:rsid="056105ce"/>
    </style:style>
    <style:style style:name="T695" style:family="text">
      <style:text-properties officeooo:rsid="0561e06b"/>
    </style:style>
    <style:style style:name="T696" style:family="text">
      <style:text-properties officeooo:rsid="05621edd"/>
    </style:style>
    <style:style style:name="T697" style:family="text">
      <style:text-properties officeooo:rsid="056330bf"/>
    </style:style>
    <style:style style:name="T698" style:family="text">
      <style:text-properties officeooo:rsid="05638e65"/>
    </style:style>
    <style:style style:name="T699" style:family="text">
      <style:text-properties officeooo:rsid="056489eb"/>
    </style:style>
    <style:style style:name="T700" style:family="text">
      <style:text-properties officeooo:rsid="056a3670"/>
    </style:style>
    <style:style style:name="T701" style:family="text">
      <style:text-properties officeooo:rsid="056a9108"/>
    </style:style>
    <style:style style:name="T702" style:family="text">
      <style:text-properties officeooo:rsid="056a9224"/>
    </style:style>
    <style:style style:name="T703" style:family="text">
      <style:text-properties officeooo:rsid="056af757"/>
    </style:style>
    <style:style style:name="T704" style:family="text">
      <style:text-properties officeooo:rsid="056b3f6a"/>
    </style:style>
    <style:style style:name="T705" style:family="text">
      <style:text-properties officeooo:rsid="056c1403"/>
    </style:style>
    <style:style style:name="T706" style:family="text">
      <style:text-properties officeooo:rsid="056cbad3"/>
    </style:style>
    <style:style style:name="T707" style:family="text">
      <style:text-properties officeooo:rsid="056d85e4"/>
    </style:style>
    <style:style style:name="T708" style:family="text">
      <style:text-properties officeooo:rsid="056fe911"/>
    </style:style>
    <style:style style:name="T709" style:family="text">
      <style:text-properties officeooo:rsid="057060df"/>
    </style:style>
    <style:style style:name="T710" style:family="text">
      <style:text-properties officeooo:rsid="0573b4b6"/>
    </style:style>
    <style:style style:name="T711" style:family="text">
      <style:text-properties officeooo:rsid="05750930"/>
    </style:style>
    <style:style style:name="T712" style:family="text">
      <style:text-properties officeooo:rsid="0575764f"/>
    </style:style>
    <style:style style:name="T713" style:family="text">
      <style:text-properties officeooo:rsid="057710a4"/>
    </style:style>
    <style:style style:name="T714" style:family="text">
      <style:text-properties officeooo:rsid="0577cfc2"/>
    </style:style>
    <style:style style:name="T715" style:family="text">
      <style:text-properties officeooo:rsid="0578c20c"/>
    </style:style>
    <style:style style:name="T716" style:family="text">
      <style:text-properties officeooo:rsid="057a9a62"/>
    </style:style>
    <style:style style:name="T717" style:family="text">
      <style:text-properties officeooo:rsid="057c44c4"/>
    </style:style>
    <style:style style:name="T718" style:family="text">
      <style:text-properties officeooo:rsid="057e5752"/>
    </style:style>
    <style:style style:name="T719" style:family="text">
      <style:text-properties officeooo:rsid="057f633e"/>
    </style:style>
    <style:style style:name="T720" style:family="text">
      <style:text-properties officeooo:rsid="05825c9a"/>
    </style:style>
    <style:style style:name="T721" style:family="text">
      <style:text-properties officeooo:rsid="0583984f"/>
    </style:style>
    <style:style style:name="T722" style:family="text">
      <style:text-properties officeooo:rsid="0584bbc0"/>
    </style:style>
    <style:style style:name="T723" style:family="text">
      <style:text-properties officeooo:rsid="0587f7f2"/>
    </style:style>
    <style:style style:name="T724" style:family="text">
      <style:text-properties officeooo:rsid="05887683"/>
    </style:style>
    <style:style style:name="T725" style:family="text">
      <style:text-properties officeooo:rsid="058b029b"/>
    </style:style>
    <style:style style:name="T726" style:family="text">
      <style:text-properties officeooo:rsid="058ce6f1"/>
    </style:style>
    <style:style style:name="T727" style:family="text">
      <style:text-properties officeooo:rsid="058d4800"/>
    </style:style>
    <style:style style:name="T728" style:family="text">
      <style:text-properties officeooo:rsid="058eac34"/>
    </style:style>
    <style:style style:name="T729" style:family="text">
      <style:text-properties officeooo:rsid="0591b6aa"/>
    </style:style>
    <style:style style:name="T730" style:family="text">
      <style:text-properties officeooo:rsid="0592dcff"/>
    </style:style>
    <style:style style:name="T731" style:family="text">
      <style:text-properties officeooo:rsid="05938635"/>
    </style:style>
    <style:style style:name="T732" style:family="text">
      <style:text-properties officeooo:rsid="05990d8e"/>
    </style:style>
    <style:style style:name="T733" style:family="text">
      <style:text-properties officeooo:rsid="059ac589"/>
    </style:style>
    <style:style style:name="T734" style:family="text">
      <style:text-properties officeooo:rsid="059b66f1"/>
    </style:style>
    <style:style style:name="T735" style:family="text">
      <style:text-properties officeooo:rsid="059d636a"/>
    </style:style>
    <style:style style:name="T736" style:family="text">
      <style:text-properties officeooo:rsid="059e55d7"/>
    </style:style>
    <style:style style:name="T737" style:family="text">
      <style:text-properties officeooo:rsid="059ffc5b"/>
    </style:style>
    <style:style style:name="T738" style:family="text">
      <style:text-properties officeooo:rsid="05a18bd1"/>
    </style:style>
    <style:style style:name="T739" style:family="text">
      <style:text-properties officeooo:rsid="05a2ff50"/>
    </style:style>
    <style:style style:name="T740" style:family="text">
      <style:text-properties officeooo:rsid="05a5c57b"/>
    </style:style>
    <style:style style:name="T741" style:family="text">
      <style:text-properties officeooo:rsid="05a72175"/>
    </style:style>
    <style:style style:name="T742" style:family="text">
      <style:text-properties officeooo:rsid="05a9144d"/>
    </style:style>
    <style:style style:name="T743" style:family="text">
      <style:text-properties officeooo:rsid="05aa6e55"/>
    </style:style>
    <style:style style:name="T744" style:family="text">
      <style:text-properties officeooo:rsid="05ac2c3f"/>
    </style:style>
    <style:style style:name="T745" style:family="text">
      <style:text-properties officeooo:rsid="05acbb44"/>
    </style:style>
    <style:style style:name="T746" style:family="text">
      <style:text-properties officeooo:rsid="05ad8a7b"/>
    </style:style>
    <style:style style:name="T747" style:family="text">
      <style:text-properties officeooo:rsid="05ae76a8"/>
    </style:style>
    <style:style style:name="T748" style:family="text">
      <style:text-properties officeooo:rsid="05b0ce34"/>
    </style:style>
    <style:style style:name="T749" style:family="text">
      <style:text-properties officeooo:rsid="05b1df7a"/>
    </style:style>
    <style:style style:name="T750" style:family="text">
      <style:text-properties officeooo:rsid="05b2ffc8"/>
    </style:style>
    <style:style style:name="T751" style:family="text">
      <style:text-properties officeooo:rsid="05b6a86f"/>
    </style:style>
    <style:style style:name="T752" style:family="text">
      <style:text-properties officeooo:rsid="05b837ef"/>
    </style:style>
    <style:style style:name="T753" style:family="text">
      <style:text-properties officeooo:rsid="05b9df66"/>
    </style:style>
    <style:style style:name="T754" style:family="text">
      <style:text-properties officeooo:rsid="05bf0657"/>
    </style:style>
    <style:style style:name="T755" style:family="text">
      <style:text-properties officeooo:rsid="05bf3614"/>
    </style:style>
    <style:style style:name="T756" style:family="text">
      <style:text-properties officeooo:rsid="05c12e61"/>
    </style:style>
    <style:style style:name="T757" style:family="text">
      <style:text-properties officeooo:rsid="05c18bc8"/>
    </style:style>
    <style:style style:name="T758" style:family="text">
      <style:text-properties officeooo:rsid="05c3346d"/>
    </style:style>
    <style:style style:name="T759" style:family="text">
      <style:text-properties officeooo:rsid="05c512c0"/>
    </style:style>
    <style:style style:name="T760" style:family="text">
      <style:text-properties officeooo:rsid="05c70b3f"/>
    </style:style>
    <style:style style:name="T761" style:family="text">
      <style:text-properties officeooo:rsid="05c8d1c0"/>
    </style:style>
    <style:style style:name="T762" style:family="text">
      <style:text-properties officeooo:rsid="05caffae"/>
    </style:style>
    <style:style style:name="T763" style:family="text">
      <style:text-properties officeooo:rsid="05ccd38e"/>
    </style:style>
    <style:style style:name="T764" style:family="text">
      <style:text-properties officeooo:rsid="05cd746b"/>
    </style:style>
    <style:style style:name="T765" style:family="text">
      <style:text-properties officeooo:rsid="05ce3e55"/>
    </style:style>
    <style:style style:name="T766" style:family="text">
      <style:text-properties officeooo:rsid="05ceb793"/>
    </style:style>
    <style:style style:name="T767" style:family="text">
      <style:text-properties officeooo:rsid="05d037b0"/>
    </style:style>
    <style:style style:name="T768" style:family="text">
      <style:text-properties officeooo:rsid="05d1dc11"/>
    </style:style>
    <style:style style:name="T769" style:family="text">
      <style:text-properties officeooo:rsid="05d2fc56"/>
    </style:style>
    <style:style style:name="T770" style:family="text">
      <style:text-properties officeooo:rsid="05d47c49"/>
    </style:style>
    <style:style style:name="T771" style:family="text">
      <style:text-properties officeooo:rsid="05d64b1b"/>
    </style:style>
    <style:style style:name="T772" style:family="text">
      <style:text-properties officeooo:rsid="05d74bc1"/>
    </style:style>
    <style:style style:name="T773" style:family="text">
      <style:text-properties officeooo:rsid="05da0e25"/>
    </style:style>
    <style:style style:name="T774" style:family="text">
      <style:text-properties officeooo:rsid="05da5b1e"/>
    </style:style>
    <style:style style:name="T775" style:family="text">
      <style:text-properties officeooo:rsid="05db5bb7"/>
    </style:style>
    <style:style style:name="T776" style:family="text">
      <style:text-properties officeooo:rsid="05dd4f1c"/>
    </style:style>
    <style:style style:name="T777" style:family="text">
      <style:text-properties officeooo:rsid="05ded165"/>
    </style:style>
    <style:style style:name="T778" style:family="text">
      <style:text-properties officeooo:rsid="05e2f86b"/>
    </style:style>
    <style:style style:name="T779" style:family="text">
      <style:text-properties officeooo:rsid="05e5cdd4"/>
    </style:style>
    <style:style style:name="T780" style:family="text">
      <style:text-properties officeooo:rsid="05e706c3"/>
    </style:style>
    <style:style style:name="T781" style:family="text">
      <style:text-properties officeooo:rsid="05e96ae6"/>
    </style:style>
    <style:style style:name="T782" style:family="text">
      <style:text-properties officeooo:rsid="05ea1286"/>
    </style:style>
    <style:style style:name="T783" style:family="text">
      <style:text-properties officeooo:rsid="05ebb930"/>
    </style:style>
    <style:style style:name="T784" style:family="text">
      <style:text-properties officeooo:rsid="05ecdf8d"/>
    </style:style>
    <style:style style:name="T785" style:family="text">
      <style:text-properties officeooo:rsid="05ee3553"/>
    </style:style>
    <style:style style:name="T786" style:family="text">
      <style:text-properties officeooo:rsid="05ee9ac6"/>
    </style:style>
    <style:style style:name="T787" style:family="text">
      <style:text-properties officeooo:rsid="05ef88c4"/>
    </style:style>
    <style:style style:name="T788" style:family="text">
      <style:text-properties officeooo:rsid="05efb5fd"/>
    </style:style>
    <style:style style:name="T789" style:family="text">
      <style:text-properties officeooo:rsid="05f18e39"/>
    </style:style>
    <style:style style:name="T790" style:family="text">
      <style:text-properties officeooo:rsid="05f7200d"/>
    </style:style>
    <style:style style:name="T791" style:family="text">
      <style:text-properties officeooo:rsid="05f7482e"/>
    </style:style>
    <style:style style:name="T792" style:family="text">
      <style:text-properties officeooo:rsid="05f92e91"/>
    </style:style>
    <style:style style:name="T793" style:family="text">
      <style:text-properties officeooo:rsid="05fa12d3"/>
    </style:style>
    <style:style style:name="T794" style:family="text">
      <style:text-properties officeooo:rsid="06083b42"/>
    </style:style>
    <style:style style:name="T795" style:family="text">
      <style:text-properties officeooo:rsid="0609d6b9"/>
    </style:style>
    <style:style style:name="T796" style:family="text">
      <style:text-properties officeooo:rsid="060a03bf"/>
    </style:style>
    <style:style style:name="T797" style:family="text">
      <style:text-properties officeooo:rsid="060bab95"/>
    </style:style>
    <style:style style:name="T798" style:family="text">
      <style:text-properties officeooo:rsid="061080af"/>
    </style:style>
    <style:style style:name="T799" style:family="text">
      <style:text-properties officeooo:rsid="06127bd7"/>
    </style:style>
    <style:style style:name="T800" style:family="text">
      <style:text-properties officeooo:rsid="0613bfeb"/>
    </style:style>
    <style:style style:name="T801" style:family="text">
      <style:text-properties officeooo:rsid="061733f4"/>
    </style:style>
    <style:style style:name="T802" style:family="text">
      <style:text-properties officeooo:rsid="0617e862"/>
    </style:style>
    <style:style style:name="T803" style:family="text">
      <style:text-properties officeooo:rsid="0619d398"/>
    </style:style>
    <style:style style:name="T804" style:family="text">
      <style:text-properties officeooo:rsid="062473b7"/>
    </style:style>
    <style:style style:name="T805" style:family="text">
      <style:text-properties officeooo:rsid="0624effa"/>
    </style:style>
    <style:style style:name="T806" style:family="text">
      <style:text-properties officeooo:rsid="0626cf80"/>
    </style:style>
    <style:style style:name="T807" style:family="text">
      <style:text-properties officeooo:rsid="0635fa9c"/>
    </style:style>
    <style:style style:name="T808" style:family="text">
      <style:text-properties officeooo:rsid="0637badf"/>
    </style:style>
    <style:style style:name="T809" style:family="text">
      <style:text-properties officeooo:rsid="0639b2f3"/>
    </style:style>
    <style:style style:name="T810" style:family="text">
      <style:text-properties officeooo:rsid="063adfb6"/>
    </style:style>
    <style:style style:name="T811" style:family="text">
      <style:text-properties officeooo:rsid="063cf6b5"/>
    </style:style>
    <style:style style:name="T812" style:family="text">
      <style:text-properties officeooo:rsid="0643dcae"/>
    </style:style>
    <style:style style:name="T813" style:family="text">
      <style:text-properties officeooo:rsid="06448c54"/>
    </style:style>
    <style:style style:name="T814" style:family="text">
      <style:text-properties officeooo:rsid="064d173d"/>
    </style:style>
    <style:style style:name="T815" style:family="text">
      <style:text-properties officeooo:rsid="064e993f"/>
    </style:style>
    <style:style style:name="T816" style:family="text">
      <style:text-properties officeooo:rsid="064ece55"/>
    </style:style>
    <style:style style:name="T817" style:family="text">
      <style:text-properties officeooo:rsid="065067be"/>
    </style:style>
    <style:style style:name="T818" style:family="text">
      <style:text-properties officeooo:rsid="06506a5f"/>
    </style:style>
    <style:style style:name="T819" style:family="text">
      <style:text-properties officeooo:rsid="0651f0e3"/>
    </style:style>
    <style:style style:name="T820" style:family="text">
      <style:text-properties officeooo:rsid="06543b72"/>
    </style:style>
    <style:style style:name="T821" style:family="text">
      <style:text-properties officeooo:rsid="0656367c"/>
    </style:style>
    <style:style style:name="T822" style:family="text">
      <style:text-properties officeooo:rsid="0656d8c3"/>
    </style:style>
    <style:style style:name="T823" style:family="text">
      <style:text-properties officeooo:rsid="0658e442"/>
    </style:style>
    <style:style style:name="T824" style:family="text">
      <style:text-properties officeooo:rsid="065ac12f"/>
    </style:style>
    <style:style style:name="T825" style:family="text">
      <style:text-properties officeooo:rsid="065adb77"/>
    </style:style>
    <style:style style:name="T826" style:family="text">
      <style:text-properties officeooo:rsid="065e25d9"/>
    </style:style>
    <style:style style:name="T827" style:family="text">
      <style:text-properties officeooo:rsid="065e894b"/>
    </style:style>
    <style:style style:name="T828" style:family="text">
      <style:text-properties officeooo:rsid="065faea4"/>
    </style:style>
    <style:style style:name="T829" style:family="text">
      <style:text-properties officeooo:rsid="0661abc6"/>
    </style:style>
    <style:style style:name="T830" style:family="text">
      <style:text-properties officeooo:rsid="0661d122"/>
    </style:style>
    <style:style style:name="T831" style:family="text">
      <style:text-properties officeooo:rsid="0662c38c"/>
    </style:style>
    <style:style style:name="T832" style:family="text">
      <style:text-properties officeooo:rsid="066518e1"/>
    </style:style>
    <style:style style:name="T833" style:family="text">
      <style:text-properties officeooo:rsid="0666c7b2"/>
    </style:style>
    <style:style style:name="T834" style:family="text">
      <style:text-properties officeooo:rsid="066d7c42"/>
    </style:style>
    <style:style style:name="T835" style:family="text">
      <style:text-properties officeooo:rsid="066f07c5"/>
    </style:style>
    <style:style style:name="T836" style:family="text">
      <style:text-properties officeooo:rsid="0670766a"/>
    </style:style>
    <style:style style:name="T837" style:family="text">
      <style:text-properties officeooo:rsid="0672a8da"/>
    </style:style>
    <style:style style:name="T838" style:family="text">
      <style:text-properties officeooo:rsid="06745fb0"/>
    </style:style>
    <style:style style:name="T839" style:family="text">
      <style:text-properties officeooo:rsid="06751832"/>
    </style:style>
    <style:style style:name="T840" style:family="text">
      <style:text-properties officeooo:rsid="0675af0a"/>
    </style:style>
    <style:style style:name="T841" style:family="text">
      <style:text-properties officeooo:rsid="067978f8"/>
    </style:style>
    <style:style style:name="T842" style:family="text">
      <style:text-properties officeooo:rsid="067ae93d"/>
    </style:style>
    <style:style style:name="T843" style:family="text">
      <style:text-properties officeooo:rsid="067be51f"/>
    </style:style>
    <style:style style:name="T844" style:family="text">
      <style:text-properties officeooo:rsid="067c33ee"/>
    </style:style>
    <style:style style:name="T845" style:family="text">
      <style:text-properties officeooo:rsid="0682cb64"/>
    </style:style>
    <style:style style:name="T846" style:family="text">
      <style:text-properties officeooo:rsid="0683d04a"/>
    </style:style>
    <style:style style:name="T847" style:family="text">
      <style:text-properties officeooo:rsid="0686a38d"/>
    </style:style>
    <style:style style:name="T848" style:family="text">
      <style:text-properties officeooo:rsid="0688e53d"/>
    </style:style>
    <style:style style:name="T849" style:family="text">
      <style:text-properties officeooo:rsid="068a0e5f"/>
    </style:style>
    <style:style style:name="T850" style:family="text">
      <style:text-properties officeooo:rsid="068ae406"/>
    </style:style>
    <style:style style:name="T851" style:family="text">
      <style:text-properties officeooo:rsid="068b5e1d"/>
    </style:style>
    <style:style style:name="T852" style:family="text">
      <style:text-properties officeooo:rsid="068cdc30"/>
    </style:style>
    <style:style style:name="T853" style:family="text">
      <style:text-properties officeooo:rsid="068ec9bf"/>
    </style:style>
    <style:style style:name="T854" style:family="text">
      <style:text-properties officeooo:rsid="06911f0e"/>
    </style:style>
    <style:style style:name="T855" style:family="text">
      <style:text-properties officeooo:rsid="0692bc31"/>
    </style:style>
    <style:style style:name="T856" style:family="text">
      <style:text-properties officeooo:rsid="0694fab9"/>
    </style:style>
    <style:style style:name="T857" style:family="text">
      <style:text-properties officeooo:rsid="069863e1"/>
    </style:style>
    <style:style style:name="T858" style:family="text">
      <style:text-properties officeooo:rsid="0698fb64"/>
    </style:style>
    <style:style style:name="T859" style:family="text">
      <style:text-properties officeooo:rsid="0699d025"/>
    </style:style>
    <style:style style:name="T860" style:family="text">
      <style:text-properties officeooo:rsid="069ada7c"/>
    </style:style>
    <style:style style:name="T861" style:family="text">
      <style:text-properties officeooo:rsid="069b9c66"/>
    </style:style>
    <style:style style:name="T862" style:family="text">
      <style:text-properties officeooo:rsid="069d74fd"/>
    </style:style>
    <style:style style:name="T863" style:family="text">
      <style:text-properties officeooo:rsid="069e5eb9"/>
    </style:style>
    <style:style style:name="T864" style:family="text">
      <style:text-properties officeooo:rsid="069eca53"/>
    </style:style>
    <style:style style:name="T865" style:family="text">
      <style:text-properties officeooo:rsid="06a01858"/>
    </style:style>
    <style:style style:name="T866" style:family="text">
      <style:text-properties officeooo:rsid="06a0fc20"/>
    </style:style>
    <style:style style:name="T867" style:family="text">
      <style:text-properties officeooo:rsid="06a198c9"/>
    </style:style>
    <style:style style:name="T868" style:family="text">
      <style:text-properties officeooo:rsid="06a367f3"/>
    </style:style>
    <style:style style:name="T869" style:family="text">
      <style:text-properties officeooo:rsid="06a87eba"/>
    </style:style>
    <style:style style:name="T870" style:family="text">
      <style:text-properties officeooo:rsid="06a90273"/>
    </style:style>
    <style:style style:name="T871" style:family="text">
      <style:text-properties officeooo:rsid="06a96e0d"/>
    </style:style>
    <style:style style:name="T872" style:family="text">
      <style:text-properties officeooo:rsid="06ab6151"/>
    </style:style>
    <style:style style:name="T873" style:family="text">
      <style:text-properties officeooo:rsid="06ad6009"/>
    </style:style>
    <style:style style:name="T874" style:family="text">
      <style:text-properties officeooo:rsid="06ae8b60"/>
    </style:style>
    <style:style style:name="T875" style:family="text">
      <style:text-properties officeooo:rsid="06afa387"/>
    </style:style>
    <style:style style:name="T876" style:family="text">
      <style:text-properties officeooo:rsid="06b185df"/>
    </style:style>
    <style:style style:name="T877" style:family="text">
      <style:text-properties officeooo:rsid="06b37b23"/>
    </style:style>
    <style:style style:name="T878" style:family="text">
      <style:text-properties officeooo:rsid="06b4a72e"/>
    </style:style>
    <style:style style:name="T879" style:family="text">
      <style:text-properties officeooo:rsid="06b80bf4"/>
    </style:style>
    <style:style style:name="T880" style:family="text">
      <style:text-properties officeooo:rsid="06b8d6df"/>
    </style:style>
    <style:style style:name="T881" style:family="text">
      <style:text-properties officeooo:rsid="06b8f820"/>
    </style:style>
    <style:style style:name="T882" style:family="text">
      <style:text-properties officeooo:rsid="06b9687d"/>
    </style:style>
    <style:style style:name="T883" style:family="text">
      <style:text-properties officeooo:rsid="06baabb6"/>
    </style:style>
    <style:style style:name="T884" style:family="text">
      <style:text-properties officeooo:rsid="06bba438"/>
    </style:style>
    <style:style style:name="T885" style:family="text">
      <style:text-properties officeooo:rsid="06bc2bb1"/>
    </style:style>
    <style:style style:name="T886" style:family="text">
      <style:text-properties officeooo:rsid="06bc8af9"/>
    </style:style>
    <style:style style:name="T887" style:family="text">
      <style:text-properties officeooo:rsid="06bfb3a0"/>
    </style:style>
    <style:style style:name="T888" style:family="text">
      <style:text-properties officeooo:rsid="06c18acd"/>
    </style:style>
    <style:style style:name="T889" style:family="text">
      <style:text-properties officeooo:rsid="06c3d082"/>
    </style:style>
    <style:style style:name="T890" style:family="text">
      <style:text-properties officeooo:rsid="06c3ea39"/>
    </style:style>
    <style:style style:name="T891" style:family="text">
      <style:text-properties officeooo:rsid="06c5a3b2"/>
    </style:style>
    <style:style style:name="T892" style:family="text">
      <style:text-properties officeooo:rsid="06c8621b"/>
    </style:style>
    <style:style style:name="T893" style:family="text">
      <style:text-properties officeooo:rsid="06ca3a3f"/>
    </style:style>
    <style:style style:name="T894" style:family="text">
      <style:text-properties officeooo:rsid="06cb8d87"/>
    </style:style>
    <style:style style:name="T895" style:family="text">
      <style:text-properties officeooo:rsid="06cda589"/>
    </style:style>
    <style:style style:name="T896" style:family="text">
      <style:text-properties officeooo:rsid="06cf526f"/>
    </style:style>
    <style:style style:name="T897" style:family="text">
      <style:text-properties officeooo:rsid="06d282e5"/>
    </style:style>
    <style:style style:name="T898" style:family="text">
      <style:text-properties officeooo:rsid="06d28509"/>
    </style:style>
    <style:style style:name="T899" style:family="text">
      <style:text-properties officeooo:rsid="06d3856a"/>
    </style:style>
    <style:style style:name="T900" style:family="text">
      <style:text-properties officeooo:rsid="06d4c1cf"/>
    </style:style>
    <style:style style:name="T901" style:family="text">
      <style:text-properties officeooo:rsid="06d60060"/>
    </style:style>
    <style:style style:name="T902" style:family="text">
      <style:text-properties officeooo:rsid="06d86bec"/>
    </style:style>
    <style:style style:name="T903" style:family="text">
      <style:text-properties officeooo:rsid="06dc5451"/>
    </style:style>
    <style:style style:name="T904" style:family="text">
      <style:text-properties officeooo:rsid="06ddc344"/>
    </style:style>
    <style:style style:name="T905" style:family="text">
      <style:text-properties officeooo:rsid="06dfee7e"/>
    </style:style>
    <style:style style:name="T906" style:family="text">
      <style:text-properties officeooo:rsid="06e1e10b"/>
    </style:style>
    <style:style style:name="T907" style:family="text">
      <style:text-properties officeooo:rsid="06e28037"/>
    </style:style>
    <style:style style:name="T908" style:family="text">
      <style:text-properties officeooo:rsid="06e3db5b"/>
    </style:style>
    <style:style style:name="T909" style:family="text">
      <style:text-properties officeooo:rsid="06e6f516"/>
    </style:style>
    <style:style style:name="T910" style:family="text">
      <style:text-properties officeooo:rsid="06e92bd7"/>
    </style:style>
    <style:style style:name="T911" style:family="text">
      <style:text-properties officeooo:rsid="06eab410"/>
    </style:style>
    <style:style style:name="T912" style:family="text">
      <style:text-properties officeooo:rsid="06eb88a9"/>
    </style:style>
    <style:style style:name="T913" style:family="text">
      <style:text-properties officeooo:rsid="06edbde2"/>
    </style:style>
    <style:style style:name="T914" style:family="text">
      <style:text-properties officeooo:rsid="06f06711"/>
    </style:style>
    <style:style style:name="T915" style:family="text">
      <style:text-properties officeooo:rsid="06f12248"/>
    </style:style>
    <style:style style:name="T916" style:family="text">
      <style:text-properties officeooo:rsid="06f2fa06"/>
    </style:style>
    <style:style style:name="T917" style:family="text">
      <style:text-properties officeooo:rsid="06f48a8b"/>
    </style:style>
    <style:style style:name="T918" style:family="text">
      <style:text-properties officeooo:rsid="06f58ba9"/>
    </style:style>
    <style:style style:name="T919" style:family="text">
      <style:text-properties officeooo:rsid="06f5fae9"/>
    </style:style>
    <style:style style:name="T920" style:family="text">
      <style:text-properties officeooo:rsid="06f72bb9"/>
    </style:style>
    <style:style style:name="T921" style:family="text">
      <style:text-properties officeooo:rsid="06f763f3"/>
    </style:style>
    <style:style style:name="T922" style:family="text">
      <style:text-properties officeooo:rsid="06f7798e"/>
    </style:style>
    <style:style style:name="T923" style:family="text">
      <style:text-properties officeooo:rsid="06f9e9fd"/>
    </style:style>
    <style:style style:name="T924" style:family="text">
      <style:text-properties officeooo:rsid="06faa6fa"/>
    </style:style>
    <style:style style:name="T925" style:family="text">
      <style:text-properties officeooo:rsid="06fc1bd2"/>
    </style:style>
    <style:style style:name="T926" style:family="text">
      <style:text-properties officeooo:rsid="06fc7c40"/>
    </style:style>
    <style:style style:name="T927" style:family="text">
      <style:text-properties officeooo:rsid="0701e01a"/>
    </style:style>
    <style:style style:name="T928" style:family="text">
      <style:text-properties officeooo:rsid="0701e421"/>
    </style:style>
    <style:style style:name="T929" style:family="text">
      <style:text-properties officeooo:rsid="0702a5ce"/>
    </style:style>
    <style:style style:name="T930" style:family="text">
      <style:text-properties officeooo:rsid="070539d2"/>
    </style:style>
    <style:style style:name="T931" style:family="text">
      <style:text-properties officeooo:rsid="0706f7a0"/>
    </style:style>
    <style:style style:name="T932" style:family="text">
      <style:text-properties officeooo:rsid="070957e7"/>
    </style:style>
    <style:style style:name="T933" style:family="text">
      <style:text-properties officeooo:rsid="070b370a"/>
    </style:style>
    <style:style style:name="T934" style:family="text">
      <style:text-properties officeooo:rsid="070d2a56"/>
    </style:style>
    <style:style style:name="T935" style:family="text">
      <style:text-properties officeooo:rsid="070f3a33"/>
    </style:style>
    <style:style style:name="T936" style:family="text">
      <style:text-properties officeooo:rsid="0710b522"/>
    </style:style>
    <style:style style:name="T937" style:family="text">
      <style:text-properties officeooo:rsid="07119828"/>
    </style:style>
    <style:style style:name="T938" style:family="text">
      <style:text-properties officeooo:rsid="0711e36f"/>
    </style:style>
    <style:style style:name="T939" style:family="text">
      <style:text-properties officeooo:rsid="07159a73"/>
    </style:style>
    <style:style style:name="T940" style:family="text">
      <style:text-properties officeooo:rsid="07182904"/>
    </style:style>
    <style:style style:name="T941" style:family="text">
      <style:text-properties officeooo:rsid="0719db14"/>
    </style:style>
    <style:style style:name="T942" style:family="text">
      <style:text-properties officeooo:rsid="071b2c14"/>
    </style:style>
    <style:style style:name="T943" style:family="text">
      <style:text-properties officeooo:rsid="071c142b"/>
    </style:style>
    <style:style style:name="T944" style:family="text">
      <style:text-properties officeooo:rsid="071e7551"/>
    </style:style>
    <style:style style:name="T945" style:family="text">
      <style:text-properties officeooo:rsid="072025e8"/>
    </style:style>
    <style:style style:name="T946" style:family="text">
      <style:text-properties officeooo:rsid="07258203"/>
    </style:style>
    <style:style style:name="T947" style:family="text">
      <style:text-properties officeooo:rsid="0726eb0b"/>
    </style:style>
    <style:style style:name="T948" style:family="text">
      <style:text-properties officeooo:rsid="07295d5e"/>
    </style:style>
    <style:style style:name="T949" style:family="text">
      <style:text-properties officeooo:rsid="072aab83"/>
    </style:style>
    <style:style style:name="T950" style:family="text">
      <style:text-properties officeooo:rsid="072b68fe"/>
    </style:style>
    <style:style style:name="T951" style:family="text">
      <style:text-properties officeooo:rsid="072cafa5"/>
    </style:style>
    <style:style style:name="T952" style:family="text">
      <style:text-properties officeooo:rsid="072d95c5"/>
    </style:style>
    <style:style style:name="T953" style:family="text">
      <style:text-properties officeooo:rsid="072dcefd"/>
    </style:style>
    <style:style style:name="T954" style:family="text">
      <style:text-properties officeooo:rsid="0733a5e0"/>
    </style:style>
    <style:style style:name="T955" style:family="text">
      <style:text-properties officeooo:rsid="07340ad9"/>
    </style:style>
    <style:style style:name="T956" style:family="text">
      <style:text-properties officeooo:rsid="0734aaad"/>
    </style:style>
    <style:style style:name="T957" style:family="text">
      <style:text-properties officeooo:rsid="073506dd"/>
    </style:style>
    <style:style style:name="T958" style:family="text">
      <style:text-properties officeooo:rsid="07355ed0"/>
    </style:style>
    <style:style style:name="T959" style:family="text">
      <style:text-properties officeooo:rsid="0735fdd0"/>
    </style:style>
    <style:style style:name="T960" style:family="text">
      <style:text-properties officeooo:rsid="0736c252"/>
    </style:style>
    <style:style style:name="T961" style:family="text">
      <style:text-properties officeooo:rsid="0736d1ae"/>
    </style:style>
    <style:style style:name="T962" style:family="text">
      <style:text-properties officeooo:rsid="0737e283"/>
    </style:style>
    <style:style style:name="T963" style:family="text">
      <style:text-properties officeooo:rsid="0737e4fd"/>
    </style:style>
    <style:style style:name="T964" style:family="text">
      <style:text-properties officeooo:rsid="073acbd4"/>
    </style:style>
    <style:style style:name="T965" style:family="text">
      <style:text-properties officeooo:rsid="073c533e"/>
    </style:style>
    <style:style style:name="T966" style:family="text">
      <style:text-properties officeooo:rsid="073d473a"/>
    </style:style>
    <style:style style:name="T967" style:family="text">
      <style:text-properties officeooo:rsid="073f2b30"/>
    </style:style>
    <style:style style:name="T968" style:family="text">
      <style:text-properties officeooo:rsid="07413f69"/>
    </style:style>
    <style:style style:name="T969" style:family="text">
      <style:text-properties officeooo:rsid="0742e610"/>
    </style:style>
    <style:style style:name="T970" style:family="text">
      <style:text-properties officeooo:rsid="0743faea"/>
    </style:style>
    <style:style style:name="T971" style:family="text">
      <style:text-properties officeooo:rsid="074e7ec8"/>
    </style:style>
    <style:style style:name="T972" style:family="text">
      <style:text-properties officeooo:rsid="07503bd9"/>
    </style:style>
    <style:style style:name="T973" style:family="text">
      <style:text-properties officeooo:rsid="0755a892"/>
    </style:style>
    <style:style style:name="T974" style:family="text">
      <style:text-properties officeooo:rsid="0755c921"/>
    </style:style>
    <style:style style:name="T975" style:family="text">
      <style:text-properties officeooo:rsid="075f0ac1"/>
    </style:style>
    <style:style style:name="T976" style:family="text">
      <style:text-properties officeooo:rsid="076415f1"/>
    </style:style>
    <style:style style:name="T977" style:family="text">
      <style:text-properties officeooo:rsid="0765ae82"/>
    </style:style>
    <style:style style:name="T978" style:family="text">
      <style:text-properties officeooo:rsid="07670773"/>
    </style:style>
    <style:style style:name="T979" style:family="text">
      <style:text-properties officeooo:rsid="07677af2"/>
    </style:style>
    <style:style style:name="T980" style:family="text">
      <style:text-properties officeooo:rsid="0768f803"/>
    </style:style>
    <style:style style:name="T981" style:family="text">
      <style:text-properties officeooo:rsid="0782740c"/>
    </style:style>
    <style:style style:name="T982" style:family="text">
      <style:text-properties officeooo:rsid="078bd536"/>
    </style:style>
    <style:style style:name="T983" style:family="text">
      <style:text-properties officeooo:rsid="078eec06"/>
    </style:style>
    <style:style style:name="T984" style:family="text">
      <style:text-properties officeooo:rsid="0792f145"/>
    </style:style>
    <style:style style:name="T985" style:family="text">
      <style:text-properties officeooo:rsid="0794cde9"/>
    </style:style>
    <style:style style:name="T986" style:family="text">
      <style:text-properties officeooo:rsid="07979d44"/>
    </style:style>
    <style:style style:name="T987" style:family="text">
      <style:text-properties officeooo:rsid="07990724"/>
    </style:style>
    <style:style style:name="T988" style:family="text">
      <style:text-properties officeooo:rsid="079a3d1b"/>
    </style:style>
    <style:style style:name="T989" style:family="text">
      <style:text-properties officeooo:rsid="079e8d33"/>
    </style:style>
    <style:style style:name="T990" style:family="text">
      <style:text-properties officeooo:rsid="07a0f589"/>
    </style:style>
    <style:style style:name="T991" style:family="text">
      <style:text-properties officeooo:rsid="07a251d4"/>
    </style:style>
    <style:style style:name="T992" style:family="text">
      <style:text-properties officeooo:rsid="07a2ea7b"/>
    </style:style>
    <style:style style:name="T993" style:family="text">
      <style:text-properties officeooo:rsid="07a852de"/>
    </style:style>
    <style:style style:name="T994" style:family="text">
      <style:text-properties officeooo:rsid="07a93866"/>
    </style:style>
    <style:style style:name="T995" style:family="text">
      <style:text-properties officeooo:rsid="07ad32d8"/>
    </style:style>
    <style:style style:name="T996" style:family="text">
      <style:text-properties officeooo:rsid="07b35c69"/>
    </style:style>
    <style:style style:name="T997" style:family="text">
      <style:text-properties officeooo:rsid="07c1e3c1"/>
    </style:style>
    <style:style style:name="T998" style:family="text">
      <style:text-properties officeooo:rsid="07c36259"/>
    </style:style>
    <style:style style:name="T999" style:family="text">
      <style:text-properties officeooo:rsid="07d7eabf"/>
    </style:style>
    <style:style style:name="T1000" style:family="text">
      <style:text-properties officeooo:rsid="07efaaf0"/>
    </style:style>
    <style:style style:name="T1001" style:family="text">
      <style:text-properties officeooo:rsid="07efcdf7"/>
    </style:style>
    <style:style style:name="T1002" style:family="text">
      <style:text-properties officeooo:rsid="07eff150"/>
    </style:style>
    <style:style style:name="T1003" style:family="text">
      <style:text-properties officeooo:rsid="07f525ea"/>
    </style:style>
    <style:style style:name="T1004" style:family="text">
      <style:text-properties officeooo:rsid="07fd5853"/>
    </style:style>
    <style:style style:name="T1005" style:family="text">
      <style:text-properties officeooo:rsid="07ff9c8d"/>
    </style:style>
    <style:style style:name="T1006" style:family="text">
      <style:text-properties officeooo:rsid="08201051"/>
    </style:style>
    <style:style style:name="T1007" style:family="text">
      <style:text-properties officeooo:rsid="0824311e"/>
    </style:style>
    <style:style style:name="T1008" style:family="text">
      <style:text-properties officeooo:rsid="0824b04e"/>
    </style:style>
    <style:style style:name="T1009" style:family="text">
      <style:text-properties officeooo:rsid="08261ebd"/>
    </style:style>
    <style:style style:name="T1010" style:family="text">
      <style:text-properties officeooo:rsid="082808e0"/>
    </style:style>
    <style:style style:name="T1011" style:family="text">
      <style:text-properties officeooo:rsid="0828ff15"/>
    </style:style>
    <style:style style:name="T1012" style:family="text">
      <style:text-properties officeooo:rsid="082a551c"/>
    </style:style>
    <style:style style:name="T1013" style:family="text">
      <style:text-properties officeooo:rsid="082a8aad"/>
    </style:style>
    <style:style style:name="T1014" style:family="text">
      <style:text-properties officeooo:rsid="082a9448"/>
    </style:style>
    <style:style style:name="T1015" style:family="text">
      <style:text-properties officeooo:rsid="082c170c"/>
    </style:style>
    <style:style style:name="T1016" style:family="text">
      <style:text-properties officeooo:rsid="082d21ac"/>
    </style:style>
    <style:style style:name="T1017" style:family="text">
      <style:text-properties officeooo:rsid="0830992a"/>
    </style:style>
    <style:style style:name="T1018" style:family="text">
      <style:text-properties officeooo:rsid="083193fd"/>
    </style:style>
    <style:style style:name="T1019" style:family="text">
      <style:text-properties officeooo:rsid="0832dc0c"/>
    </style:style>
    <style:style style:name="T1020" style:family="text">
      <style:text-properties officeooo:rsid="0833ec30"/>
    </style:style>
    <style:style style:name="T1021" style:family="text">
      <style:text-properties officeooo:rsid="08349935"/>
    </style:style>
    <style:style style:name="T1022" style:family="text">
      <style:text-properties officeooo:rsid="0837c95e"/>
    </style:style>
    <style:style style:name="T1023" style:family="text">
      <style:text-properties officeooo:rsid="0839a3f6"/>
    </style:style>
    <style:style style:name="T1024" style:family="text">
      <style:text-properties officeooo:rsid="083a862d"/>
    </style:style>
    <style:style style:name="T1025" style:family="text">
      <style:text-properties officeooo:rsid="083abfb2"/>
    </style:style>
    <style:style style:name="T1026" style:family="text">
      <style:text-properties officeooo:rsid="083c5ff7"/>
    </style:style>
    <style:style style:name="T1027" style:family="text">
      <style:text-properties officeooo:rsid="083d8a97"/>
    </style:style>
    <style:style style:name="T1028" style:family="text">
      <style:text-properties officeooo:rsid="083f1179"/>
    </style:style>
    <style:style style:name="T1029" style:family="text">
      <style:text-properties officeooo:rsid="083f3518"/>
    </style:style>
    <style:style style:name="T1030" style:family="text">
      <style:text-properties officeooo:rsid="083fc908"/>
    </style:style>
    <style:style style:name="T1031" style:family="text">
      <style:text-properties officeooo:rsid="08410343"/>
    </style:style>
    <style:style style:name="T1032" style:family="text">
      <style:text-properties officeooo:rsid="08425cac"/>
    </style:style>
    <style:style style:name="T1033" style:family="text">
      <style:text-properties officeooo:rsid="08428df3"/>
    </style:style>
    <style:style style:name="T1034" style:family="text">
      <style:text-properties officeooo:rsid="084453a2"/>
    </style:style>
    <style:style style:name="T1035" style:family="text">
      <style:text-properties officeooo:rsid="0845d77f"/>
    </style:style>
    <style:style style:name="T1036" style:family="text">
      <style:text-properties officeooo:rsid="0846fbed"/>
    </style:style>
    <style:style style:name="T1037" style:family="text">
      <style:text-properties officeooo:rsid="084c14ec"/>
    </style:style>
    <style:style style:name="T1038" style:family="text">
      <style:text-properties officeooo:rsid="085d10d0"/>
    </style:style>
    <style:style style:name="T1039" style:family="text">
      <style:text-properties officeooo:rsid="085e3733"/>
    </style:style>
    <style:style style:name="T1040" style:family="text">
      <style:text-properties officeooo:rsid="0861ae16"/>
    </style:style>
    <style:style style:name="T1041" style:family="text">
      <style:text-properties officeooo:rsid="08659ce8"/>
    </style:style>
    <style:style style:name="T1042" style:family="text">
      <style:text-properties officeooo:rsid="08664eda"/>
    </style:style>
    <style:style style:name="T1043" style:family="text">
      <style:text-properties officeooo:rsid="0866f9d2"/>
    </style:style>
    <style:style style:name="T1044" style:family="text">
      <style:text-properties officeooo:rsid="08689317"/>
    </style:style>
    <style:style style:name="T1045" style:family="text">
      <style:text-properties officeooo:rsid="086a8491"/>
    </style:style>
    <style:style style:name="T1046" style:family="text">
      <style:text-properties officeooo:rsid="086c1c65"/>
    </style:style>
    <style:style style:name="T1047" style:family="text">
      <style:text-properties officeooo:rsid="086d9beb"/>
    </style:style>
    <style:style style:name="T1048" style:family="text">
      <style:text-properties officeooo:rsid="086f246d"/>
    </style:style>
    <style:style style:name="T1049" style:family="text">
      <style:text-properties officeooo:rsid="0870c52d"/>
    </style:style>
    <style:style style:name="T1050" style:family="text">
      <style:text-properties officeooo:rsid="0871f4ea"/>
    </style:style>
    <style:style style:name="T1051" style:family="text">
      <style:text-properties officeooo:rsid="0872420f"/>
    </style:style>
    <style:style style:name="T1052" style:family="text">
      <style:text-properties officeooo:rsid="0873fcd4"/>
    </style:style>
    <style:style style:name="T1053" style:family="text">
      <style:text-properties officeooo:rsid="0874f627"/>
    </style:style>
    <style:style style:name="T1054" style:family="text">
      <style:text-properties officeooo:rsid="0876b282"/>
    </style:style>
    <style:style style:name="T1055" style:family="text">
      <style:text-properties officeooo:rsid="087ad351"/>
    </style:style>
    <style:style style:name="T1056" style:family="text">
      <style:text-properties officeooo:rsid="087c8022"/>
    </style:style>
    <style:style style:name="T1057" style:family="text">
      <style:text-properties officeooo:rsid="087d8546"/>
    </style:style>
    <style:style style:name="T1058" style:family="text">
      <style:text-properties officeooo:rsid="087e2dd2"/>
    </style:style>
    <style:style style:name="T1059" style:family="text">
      <style:text-properties officeooo:rsid="087e83b2"/>
    </style:style>
    <style:style style:name="T1060" style:family="text">
      <style:text-properties officeooo:rsid="087eb538"/>
    </style:style>
    <style:style style:name="T1061" style:family="text">
      <style:text-properties officeooo:rsid="087fcdc6"/>
    </style:style>
    <style:style style:name="T1062" style:family="text">
      <style:text-properties officeooo:rsid="0882fa4c"/>
    </style:style>
    <style:style style:name="T1063" style:family="text">
      <style:text-properties officeooo:rsid="0884d285"/>
    </style:style>
    <style:style style:name="T1064" style:family="text">
      <style:text-properties officeooo:rsid="08861067"/>
    </style:style>
    <style:style style:name="T1065" style:family="text">
      <style:text-properties officeooo:rsid="08871d3b"/>
    </style:style>
    <style:style style:name="T1066" style:family="text">
      <style:text-properties officeooo:rsid="08898703"/>
    </style:style>
    <style:style style:name="T1067" style:family="text">
      <style:text-properties officeooo:rsid="088bd1c1"/>
    </style:style>
    <style:style style:name="T1068" style:family="text">
      <style:text-properties officeooo:rsid="088e141d"/>
    </style:style>
    <style:style style:name="T1069" style:family="text">
      <style:text-properties officeooo:rsid="088f0f89"/>
    </style:style>
    <style:style style:name="T1070" style:family="text">
      <style:text-properties officeooo:rsid="088fed07"/>
    </style:style>
    <style:style style:name="T1071" style:family="text">
      <style:text-properties officeooo:rsid="0893c0f9"/>
    </style:style>
    <style:style style:name="T1072" style:family="text">
      <style:text-properties officeooo:rsid="089480f8"/>
    </style:style>
    <style:style style:name="T1073" style:family="text">
      <style:text-properties officeooo:rsid="089529f6"/>
    </style:style>
    <style:style style:name="T1074" style:family="text">
      <style:text-properties officeooo:rsid="0896eb0d"/>
    </style:style>
    <style:style style:name="T1075" style:family="text">
      <style:text-properties officeooo:rsid="08974373"/>
    </style:style>
    <style:style style:name="T1076" style:family="text">
      <style:text-properties officeooo:rsid="08990b4d"/>
    </style:style>
    <style:style style:name="T1077" style:family="text">
      <style:text-properties officeooo:rsid="089af3ca"/>
    </style:style>
    <style:style style:name="T1078" style:family="text">
      <style:text-properties officeooo:rsid="089bb130"/>
    </style:style>
    <style:style style:name="T1079" style:family="text">
      <style:text-properties officeooo:rsid="089d7c13"/>
    </style:style>
    <style:style style:name="T1080" style:family="text">
      <style:text-properties officeooo:rsid="08a090f1"/>
    </style:style>
    <style:style style:name="T1081" style:family="text">
      <style:text-properties officeooo:rsid="08a174c0"/>
    </style:style>
    <style:style style:name="T1082" style:family="text">
      <style:text-properties officeooo:rsid="08a3a1b7"/>
    </style:style>
    <style:style style:name="T1083" style:family="text">
      <style:text-properties officeooo:rsid="08a511e7"/>
    </style:style>
    <style:style style:name="T1084" style:family="text">
      <style:text-properties officeooo:rsid="08a64e2e"/>
    </style:style>
    <style:style style:name="T1085" style:family="text">
      <style:text-properties officeooo:rsid="08a71f96"/>
    </style:style>
    <style:style style:name="T1086" style:family="text">
      <style:text-properties officeooo:rsid="08a9f03b"/>
    </style:style>
    <style:style style:name="T1087" style:family="text">
      <style:text-properties officeooo:rsid="08ab8f1e"/>
    </style:style>
    <style:style style:name="T1088" style:family="text">
      <style:text-properties officeooo:rsid="08abeb9f"/>
    </style:style>
    <style:style style:name="T1089" style:family="text">
      <style:text-properties officeooo:rsid="08adb58e"/>
    </style:style>
    <style:style style:name="T1090" style:family="text">
      <style:text-properties officeooo:rsid="08adda61"/>
    </style:style>
    <style:style style:name="T1091" style:family="text">
      <style:text-properties officeooo:rsid="08afd24a"/>
    </style:style>
    <style:style style:name="T1092" style:family="text">
      <style:text-properties officeooo:rsid="08b0f380"/>
    </style:style>
    <style:style style:name="T1093" style:family="text">
      <style:text-properties officeooo:rsid="08b1853a"/>
    </style:style>
    <style:style style:name="T1094" style:family="text">
      <style:text-properties officeooo:rsid="08b19678"/>
    </style:style>
    <style:style style:name="T1095" style:family="text">
      <style:text-properties officeooo:rsid="08b33575"/>
    </style:style>
    <style:style style:name="T1096" style:family="text">
      <style:text-properties officeooo:rsid="08b40041"/>
    </style:style>
    <style:style style:name="T1097" style:family="text">
      <style:text-properties officeooo:rsid="08b51035"/>
    </style:style>
    <style:style style:name="T1098" style:family="text">
      <style:text-properties officeooo:rsid="08b7092a"/>
    </style:style>
    <style:style style:name="T1099" style:family="text">
      <style:text-properties officeooo:rsid="08b843fb"/>
    </style:style>
    <style:style style:name="T1100" style:family="text">
      <style:text-properties officeooo:rsid="08ba28a1"/>
    </style:style>
    <style:style style:name="T1101" style:family="text">
      <style:text-properties officeooo:rsid="08baa8a8"/>
    </style:style>
    <style:style style:name="T1102" style:family="text">
      <style:text-properties officeooo:rsid="08bc2ac0"/>
    </style:style>
    <style:style style:name="T1103" style:family="text">
      <style:text-properties officeooo:rsid="08bdd9e2"/>
    </style:style>
    <style:style style:name="T1104" style:family="text">
      <style:text-properties officeooo:rsid="08c42478"/>
    </style:style>
    <style:style style:name="T1105" style:family="text">
      <style:text-properties officeooo:rsid="08c6035e"/>
    </style:style>
    <style:style style:name="T1106" style:family="text">
      <style:text-properties officeooo:rsid="08c9c119"/>
    </style:style>
    <style:style style:name="T1107" style:family="text">
      <style:text-properties officeooo:rsid="08ccc966"/>
    </style:style>
    <style:style style:name="T1108" style:family="text">
      <style:text-properties officeooo:rsid="08ceb165"/>
    </style:style>
    <style:style style:name="T1109" style:family="text">
      <style:text-properties officeooo:rsid="08d4f003"/>
    </style:style>
    <style:style style:name="T1110" style:family="text">
      <style:text-properties officeooo:rsid="08d5cf5a"/>
    </style:style>
    <style:style style:name="T1111" style:family="text">
      <style:text-properties officeooo:rsid="08d691d6"/>
    </style:style>
    <style:style style:name="T1112" style:family="text">
      <style:text-properties officeooo:rsid="08d96ace"/>
    </style:style>
    <style:style style:name="T1113" style:family="text">
      <style:text-properties officeooo:rsid="08d9d9fb"/>
    </style:style>
    <style:style style:name="T1114" style:family="text">
      <style:text-properties officeooo:rsid="08dbccda"/>
    </style:style>
    <style:style style:name="T1115" style:family="text">
      <style:text-properties officeooo:rsid="08dc0f3b"/>
    </style:style>
    <style:style style:name="T1116" style:family="text">
      <style:text-properties officeooo:rsid="08dc8185"/>
    </style:style>
    <style:style style:name="T1117" style:family="text">
      <style:text-properties officeooo:rsid="08ddb7e0"/>
    </style:style>
    <style:style style:name="T1118" style:family="text">
      <style:text-properties officeooo:rsid="08df620a"/>
    </style:style>
    <style:style style:name="T1119" style:family="text">
      <style:text-properties officeooo:rsid="08dfd90b"/>
    </style:style>
    <style:style style:name="T1120" style:family="text">
      <style:text-properties officeooo:rsid="08e1d1a5"/>
    </style:style>
    <style:style style:name="T1121" style:family="text">
      <style:text-properties officeooo:rsid="08e30b5e"/>
    </style:style>
    <style:style style:name="T1122" style:family="text">
      <style:text-properties officeooo:rsid="08e6028c"/>
    </style:style>
    <style:style style:name="T1123" style:family="text">
      <style:text-properties officeooo:rsid="08e6397d"/>
    </style:style>
    <style:style style:name="T1124" style:family="text">
      <style:text-properties officeooo:rsid="08e7e562"/>
    </style:style>
    <style:style style:name="T1125" style:family="text">
      <style:text-properties officeooo:rsid="08e93a5d"/>
    </style:style>
    <style:style style:name="T1126" style:family="text">
      <style:text-properties officeooo:rsid="08ea2241"/>
    </style:style>
    <style:style style:name="T1127" style:family="text">
      <style:text-properties officeooo:rsid="08eabece"/>
    </style:style>
    <style:style style:name="T1128" style:family="text">
      <style:text-properties officeooo:rsid="08ececd3"/>
    </style:style>
    <style:style style:name="T1129" style:family="text">
      <style:text-properties officeooo:rsid="08ef7a67"/>
    </style:style>
    <style:style style:name="T1130" style:family="text">
      <style:text-properties officeooo:rsid="08f4697b"/>
    </style:style>
    <style:style style:name="T1131" style:family="text">
      <style:text-properties officeooo:rsid="08f6e4b9"/>
    </style:style>
    <style:style style:name="T1132" style:family="text">
      <style:text-properties officeooo:rsid="08f8d98f"/>
    </style:style>
    <style:style style:name="T1133" style:family="text">
      <style:text-properties officeooo:rsid="08fb4cd4"/>
    </style:style>
    <style:style style:name="T1134" style:family="text">
      <style:text-properties officeooo:rsid="08fc2f0d"/>
    </style:style>
    <style:style style:name="T1135" style:family="text">
      <style:text-properties officeooo:rsid="08fddf90"/>
    </style:style>
    <style:style style:name="T1136" style:family="text">
      <style:text-properties officeooo:rsid="0900ef19"/>
    </style:style>
    <style:style style:name="T1137" style:family="text">
      <style:text-properties officeooo:rsid="090121d7"/>
    </style:style>
    <style:style style:name="T1138" style:family="text">
      <style:text-properties officeooo:rsid="0902e906"/>
    </style:style>
    <style:style style:name="T1139" style:family="text">
      <style:text-properties officeooo:rsid="09047cd0"/>
    </style:style>
    <style:style style:name="T1140" style:family="text">
      <style:text-properties officeooo:rsid="0905f3ef"/>
    </style:style>
    <style:style style:name="T1141" style:family="text">
      <style:text-properties officeooo:rsid="0907c096"/>
    </style:style>
    <style:style style:name="T1142" style:family="text">
      <style:text-properties officeooo:rsid="09084e35"/>
    </style:style>
    <style:style style:name="T1143" style:family="text">
      <style:text-properties officeooo:rsid="0908cb5e"/>
    </style:style>
    <style:style style:name="T1144" style:family="text">
      <style:text-properties officeooo:rsid="0909a0c8"/>
    </style:style>
    <style:style style:name="T1145" style:family="text">
      <style:text-properties officeooo:rsid="090aff12"/>
    </style:style>
    <style:style style:name="T1146" style:family="text">
      <style:text-properties officeooo:rsid="090e4144"/>
    </style:style>
    <style:style style:name="T1147" style:family="text">
      <style:text-properties officeooo:rsid="090e48fe"/>
    </style:style>
    <style:style style:name="T1148" style:family="text">
      <style:text-properties officeooo:rsid="091013bd"/>
    </style:style>
    <style:style style:name="T1149" style:family="text">
      <style:text-properties officeooo:rsid="09111d50"/>
    </style:style>
    <style:style style:name="T1150" style:family="text">
      <style:text-properties officeooo:rsid="09126577"/>
    </style:style>
    <style:style style:name="T1151" style:family="text">
      <style:text-properties officeooo:rsid="091424a8"/>
    </style:style>
    <style:style style:name="T1152" style:family="text">
      <style:text-properties officeooo:rsid="0916ab22"/>
    </style:style>
    <style:style style:name="T1153" style:family="text">
      <style:text-properties officeooo:rsid="0917abf5"/>
    </style:style>
    <style:style style:name="T1154" style:family="text">
      <style:text-properties officeooo:rsid="091b06d2"/>
    </style:style>
    <style:style style:name="T1155" style:family="text">
      <style:text-properties officeooo:rsid="091f2bce"/>
    </style:style>
    <style:style style:name="T1156" style:family="text">
      <style:text-properties officeooo:rsid="09220856"/>
    </style:style>
    <style:style style:name="T1157" style:family="text">
      <style:text-properties officeooo:rsid="09234fe0"/>
    </style:style>
    <style:style style:name="T1158" style:family="text">
      <style:text-properties officeooo:rsid="092441c6"/>
    </style:style>
    <style:style style:name="T1159" style:family="text">
      <style:text-properties officeooo:rsid="09255b2f"/>
    </style:style>
    <style:style style:name="T1160" style:family="text">
      <style:text-properties officeooo:rsid="09286d1a"/>
    </style:style>
    <style:style style:name="T1161" style:family="text">
      <style:text-properties officeooo:rsid="0928b725"/>
    </style:style>
    <style:style style:name="T1162" style:family="text">
      <style:text-properties officeooo:rsid="0929e68c"/>
    </style:style>
    <style:style style:name="T1163" style:family="text">
      <style:text-properties officeooo:rsid="092aa719"/>
    </style:style>
    <style:style style:name="T1164" style:family="text">
      <style:text-properties officeooo:rsid="092b5fb0"/>
    </style:style>
    <style:style style:name="T1165" style:family="text">
      <style:text-properties officeooo:rsid="092d10fd"/>
    </style:style>
    <style:style style:name="T1166" style:family="text">
      <style:text-properties officeooo:rsid="092d8bae"/>
    </style:style>
    <style:style style:name="T1167" style:family="text">
      <style:text-properties officeooo:rsid="092fb1ff"/>
    </style:style>
    <style:style style:name="T1168" style:family="text">
      <style:text-properties officeooo:rsid="0931b5c8"/>
    </style:style>
    <style:style style:name="T1169" style:family="text">
      <style:text-properties officeooo:rsid="0932d086"/>
    </style:style>
    <style:style style:name="T1170" style:family="text">
      <style:text-properties officeooo:rsid="09355d46"/>
    </style:style>
    <style:style style:name="T1171" style:family="text">
      <style:text-properties officeooo:rsid="0935c3d1"/>
    </style:style>
    <style:style style:name="T1172" style:family="text">
      <style:text-properties officeooo:rsid="09364442"/>
    </style:style>
    <style:style style:name="T1173" style:family="text">
      <style:text-properties officeooo:rsid="0938be55"/>
    </style:style>
    <style:style style:name="T1174" style:family="text">
      <style:text-properties officeooo:rsid="09394185"/>
    </style:style>
    <style:style style:name="T1175" style:family="text">
      <style:text-properties officeooo:rsid="093ad462"/>
    </style:style>
    <style:style style:name="T1176" style:family="text">
      <style:text-properties officeooo:rsid="093b1a11"/>
    </style:style>
    <style:style style:name="T1177" style:family="text">
      <style:text-properties officeooo:rsid="093d2aee"/>
    </style:style>
    <style:style style:name="T1178" style:family="text">
      <style:text-properties officeooo:rsid="093e9045"/>
    </style:style>
    <style:style style:name="T1179" style:family="text">
      <style:text-properties officeooo:rsid="09400ab0"/>
    </style:style>
    <style:style style:name="T1180" style:family="text">
      <style:text-properties officeooo:rsid="09411724"/>
    </style:style>
    <style:style style:name="T1181" style:family="text">
      <style:text-properties officeooo:rsid="0941f984"/>
    </style:style>
    <style:style style:name="T1182" style:family="text">
      <style:text-properties officeooo:rsid="094240cc"/>
    </style:style>
    <style:style style:name="T1183" style:family="text">
      <style:text-properties officeooo:rsid="09442a63"/>
    </style:style>
    <style:style style:name="T1184" style:family="text">
      <style:text-properties officeooo:rsid="0945aa6a"/>
    </style:style>
    <style:style style:name="T1185" style:family="text">
      <style:text-properties officeooo:rsid="0949bfc9"/>
    </style:style>
    <style:style style:name="T1186" style:family="text">
      <style:text-properties officeooo:rsid="094a714e"/>
    </style:style>
    <style:style style:name="T1187" style:family="text">
      <style:text-properties officeooo:rsid="0951c809"/>
    </style:style>
    <style:style style:name="T1188" style:family="text">
      <style:text-properties officeooo:rsid="0952a954"/>
    </style:style>
    <style:style style:name="T1189" style:family="text">
      <style:text-properties officeooo:rsid="0954603b"/>
    </style:style>
    <style:style style:name="T1190" style:family="text">
      <style:text-properties officeooo:rsid="095591a7"/>
    </style:style>
    <style:style style:name="T1191" style:family="text">
      <style:text-properties officeooo:rsid="095612b8"/>
    </style:style>
    <style:style style:name="T1192" style:family="text">
      <style:text-properties officeooo:rsid="095781b0"/>
    </style:style>
    <style:style style:name="T1193" style:family="text">
      <style:text-properties officeooo:rsid="0959dd5e"/>
    </style:style>
    <style:style style:name="T1194" style:family="text">
      <style:text-properties officeooo:rsid="095ac5ce"/>
    </style:style>
    <style:style style:name="T1195" style:family="text">
      <style:text-properties officeooo:rsid="095eb730"/>
    </style:style>
    <style:style style:name="T1196" style:family="text">
      <style:text-properties officeooo:rsid="09605429"/>
    </style:style>
    <style:style style:name="T1197" style:family="text">
      <style:text-properties officeooo:rsid="0961486b"/>
    </style:style>
    <style:style style:name="T1198" style:family="text">
      <style:text-properties officeooo:rsid="09655864"/>
    </style:style>
    <style:style style:name="T1199" style:family="text">
      <style:text-properties officeooo:rsid="096705f2"/>
    </style:style>
    <style:style style:name="T1200" style:family="text">
      <style:text-properties officeooo:rsid="0969410c"/>
    </style:style>
    <style:style style:name="T1201" style:family="text">
      <style:text-properties officeooo:rsid="096b0ff5"/>
    </style:style>
    <style:style style:name="T1202" style:family="text">
      <style:text-properties officeooo:rsid="096c98b2"/>
    </style:style>
    <style:style style:name="T1203" style:family="text">
      <style:text-properties officeooo:rsid="0971944a"/>
    </style:style>
    <style:style style:name="T1204" style:family="text">
      <style:text-properties officeooo:rsid="097304ec"/>
    </style:style>
    <style:style style:name="T1205" style:family="text">
      <style:text-properties officeooo:rsid="0974f78f"/>
    </style:style>
    <style:style style:name="T1206" style:family="text">
      <style:text-properties officeooo:rsid="09758a97"/>
    </style:style>
    <style:style style:name="T1207" style:family="text">
      <style:text-properties officeooo:rsid="09776b43"/>
    </style:style>
    <style:style style:name="T1208" style:family="text">
      <style:text-properties officeooo:rsid="097908e2"/>
    </style:style>
    <style:style style:name="T1209" style:family="text">
      <style:text-properties officeooo:rsid="09799478"/>
    </style:style>
    <style:style style:name="T1210" style:family="text">
      <style:text-properties officeooo:rsid="097af9de"/>
    </style:style>
    <style:style style:name="T1211" style:family="text">
      <style:text-properties officeooo:rsid="097d735b"/>
    </style:style>
    <style:style style:name="T1212" style:family="text">
      <style:text-properties officeooo:rsid="097ed9d0"/>
    </style:style>
    <style:style style:name="T1213" style:family="text">
      <style:text-properties officeooo:rsid="097fb73f"/>
    </style:style>
    <style:style style:name="T1214" style:family="text">
      <style:text-properties officeooo:rsid="0980787c"/>
    </style:style>
    <style:style style:name="T1215" style:family="text">
      <style:text-properties officeooo:rsid="098085e5"/>
    </style:style>
    <style:style style:name="T1216" style:family="text">
      <style:text-properties officeooo:rsid="0981dbb7"/>
    </style:style>
    <style:style style:name="T1217" style:family="text">
      <style:text-properties officeooo:rsid="0982457b"/>
    </style:style>
    <style:style style:name="T1218" style:family="text">
      <style:text-properties officeooo:rsid="09852b76"/>
    </style:style>
    <style:style style:name="T1219" style:family="text">
      <style:text-properties officeooo:rsid="0988ac71"/>
    </style:style>
    <style:style style:name="T1220" style:family="text">
      <style:text-properties officeooo:rsid="098bd7f8"/>
    </style:style>
    <style:style style:name="T1221" style:family="text">
      <style:text-properties officeooo:rsid="098c533f"/>
    </style:style>
    <style:style style:name="T1222" style:family="text">
      <style:text-properties officeooo:rsid="098d9943"/>
    </style:style>
    <style:style style:name="T1223" style:family="text">
      <style:text-properties officeooo:rsid="09905cc2"/>
    </style:style>
    <style:style style:name="T1224" style:family="text">
      <style:text-properties officeooo:rsid="0991926e"/>
    </style:style>
    <style:style style:name="T1225" style:family="text">
      <style:text-properties officeooo:rsid="09936e29"/>
    </style:style>
    <style:style style:name="T1226" style:family="text">
      <style:text-properties officeooo:rsid="0993fa2b"/>
    </style:style>
    <style:style style:name="T1227" style:family="text">
      <style:text-properties officeooo:rsid="0997b43a"/>
    </style:style>
    <style:style style:name="T1228" style:family="text">
      <style:text-properties officeooo:rsid="0998048e"/>
    </style:style>
    <style:style style:name="T1229" style:family="text">
      <style:text-properties officeooo:rsid="099903c7"/>
    </style:style>
    <style:style style:name="T1230" style:family="text">
      <style:text-properties officeooo:rsid="099bff6a"/>
    </style:style>
    <style:style style:name="T1231" style:family="text">
      <style:text-properties officeooo:rsid="099fc35f"/>
    </style:style>
    <style:style style:name="T1232" style:family="text">
      <style:text-properties officeooo:rsid="09a1e817"/>
    </style:style>
    <style:style style:name="T1233" style:family="text">
      <style:text-properties officeooo:rsid="09a7200c"/>
    </style:style>
    <style:style style:name="T1234" style:family="text">
      <style:text-properties officeooo:rsid="09a7f1ca"/>
    </style:style>
    <style:style style:name="T1235" style:family="text">
      <style:text-properties officeooo:rsid="09a9ee0e"/>
    </style:style>
    <style:style style:name="T1236" style:family="text">
      <style:text-properties officeooo:rsid="09aabd15"/>
    </style:style>
    <style:style style:name="T1237" style:family="text">
      <style:text-properties officeooo:rsid="09ad35ca"/>
    </style:style>
    <style:style style:name="T1238" style:family="text">
      <style:text-properties officeooo:rsid="09ae34ce"/>
    </style:style>
    <style:style style:name="T1239" style:family="text">
      <style:text-properties officeooo:rsid="09aebf0a"/>
    </style:style>
    <style:style style:name="T1240" style:family="text">
      <style:text-properties officeooo:rsid="09b1d628"/>
    </style:style>
    <style:style style:name="T1241" style:family="text">
      <style:text-properties officeooo:rsid="09b25d8d"/>
    </style:style>
    <style:style style:name="T1242" style:family="text">
      <style:text-properties officeooo:rsid="09b2f3fe"/>
    </style:style>
    <style:style style:name="T1243" style:family="text">
      <style:text-properties officeooo:rsid="09b42272"/>
    </style:style>
    <style:style style:name="T1244" style:family="text">
      <style:text-properties officeooo:rsid="09b590f8"/>
    </style:style>
    <style:style style:name="T1245" style:family="text">
      <style:text-properties officeooo:rsid="09b6deeb"/>
    </style:style>
    <style:style style:name="T1246" style:family="text">
      <style:text-properties officeooo:rsid="09bb3b87"/>
    </style:style>
    <style:style style:name="T1247" style:family="text">
      <style:text-properties officeooo:rsid="09bb652b"/>
    </style:style>
    <style:style style:name="T1248" style:family="text">
      <style:text-properties officeooo:rsid="09bb7f9a"/>
    </style:style>
    <style:style style:name="T1249" style:family="text">
      <style:text-properties officeooo:rsid="09bdd3db"/>
    </style:style>
    <style:style style:name="T1250" style:family="text">
      <style:text-properties officeooo:rsid="09c09663"/>
    </style:style>
    <style:style style:name="T1251" style:family="text">
      <style:text-properties officeooo:rsid="09c36d79"/>
    </style:style>
    <style:style style:name="T1252" style:family="text">
      <style:text-properties officeooo:rsid="09c439c8"/>
    </style:style>
    <style:style style:name="T1253" style:family="text">
      <style:text-properties officeooo:rsid="09c55a91"/>
    </style:style>
    <style:style style:name="T1254" style:family="text">
      <style:text-properties officeooo:rsid="09c6678b"/>
    </style:style>
    <style:style style:name="T1255" style:family="text">
      <style:text-properties officeooo:rsid="09c679d8"/>
    </style:style>
    <style:style style:name="T1256" style:family="text">
      <style:text-properties officeooo:rsid="09c71de6"/>
    </style:style>
    <style:style style:name="T1257" style:family="text">
      <style:text-properties officeooo:rsid="09c87ba3"/>
    </style:style>
    <style:style style:name="T1258" style:family="text">
      <style:text-properties officeooo:rsid="09c9a5b7"/>
    </style:style>
    <style:style style:name="T1259" style:family="text">
      <style:text-properties officeooo:rsid="09cbea69"/>
    </style:style>
    <style:style style:name="T1260" style:family="text">
      <style:text-properties officeooo:rsid="09cd6ec2"/>
    </style:style>
    <style:style style:name="T1261" style:family="text">
      <style:text-properties officeooo:rsid="09cf3677"/>
    </style:style>
    <style:style style:name="T1262" style:family="text">
      <style:text-properties officeooo:rsid="09d159a5"/>
    </style:style>
    <style:style style:name="T1263" style:family="text">
      <style:text-properties officeooo:rsid="09d23af0"/>
    </style:style>
    <style:style style:name="T1264" style:family="text">
      <style:text-properties officeooo:rsid="09d2d1de"/>
    </style:style>
    <style:style style:name="T1265" style:family="text">
      <style:text-properties officeooo:rsid="09d68b50"/>
    </style:style>
    <style:style style:name="T1266" style:family="text">
      <style:text-properties officeooo:rsid="09d71508"/>
    </style:style>
    <style:style style:name="T1267" style:family="text">
      <style:text-properties officeooo:rsid="09d8736c"/>
    </style:style>
    <style:style style:name="T1268" style:family="text">
      <style:text-properties officeooo:rsid="09d99a9a"/>
    </style:style>
    <style:style style:name="T1269" style:family="text">
      <style:text-properties officeooo:rsid="09dc1981"/>
    </style:style>
    <style:style style:name="T1270" style:family="text">
      <style:text-properties officeooo:rsid="09dcbafa"/>
    </style:style>
    <style:style style:name="T1271" style:family="text">
      <style:text-properties officeooo:rsid="09de967f"/>
    </style:style>
    <style:style style:name="T1272" style:family="text">
      <style:text-properties officeooo:rsid="09e04a90"/>
    </style:style>
    <style:style style:name="T1273" style:family="text">
      <style:text-properties officeooo:rsid="09e20e28"/>
    </style:style>
    <style:style style:name="T1274" style:family="text">
      <style:text-properties officeooo:rsid="09e24794"/>
    </style:style>
    <style:style style:name="T1275" style:family="text">
      <style:text-properties officeooo:rsid="09e2eac1"/>
    </style:style>
    <style:style style:name="T1276" style:family="text">
      <style:text-properties officeooo:rsid="09e3e6cc"/>
    </style:style>
    <style:style style:name="T1277" style:family="text">
      <style:text-properties officeooo:rsid="09e5e641"/>
    </style:style>
    <style:style style:name="T1278" style:family="text">
      <style:text-properties officeooo:rsid="09e6b765"/>
    </style:style>
    <style:style style:name="T1279" style:family="text">
      <style:text-properties officeooo:rsid="09e86572"/>
    </style:style>
    <style:style style:name="T1280" style:family="text">
      <style:text-properties officeooo:rsid="09e9b779"/>
    </style:style>
    <style:style style:name="T1281" style:family="text">
      <style:text-properties officeooo:rsid="09eb9b09"/>
    </style:style>
    <style:style style:name="T1282" style:family="text">
      <style:text-properties officeooo:rsid="09ed2bfe"/>
    </style:style>
    <style:style style:name="T1283" style:family="text">
      <style:text-properties officeooo:rsid="09edcdd7"/>
    </style:style>
    <style:style style:name="T1284" style:family="text">
      <style:text-properties officeooo:rsid="09eed630"/>
    </style:style>
    <style:style style:name="T1285" style:family="text">
      <style:text-properties officeooo:rsid="09f19f39"/>
    </style:style>
    <style:style style:name="T1286" style:family="text">
      <style:text-properties officeooo:rsid="09f32569"/>
    </style:style>
    <style:style style:name="T1287" style:family="text">
      <style:text-properties officeooo:rsid="09f605a7"/>
    </style:style>
    <style:style style:name="T1288" style:family="text">
      <style:text-properties officeooo:rsid="09f6a66d"/>
    </style:style>
    <style:style style:name="T1289" style:family="text">
      <style:text-properties officeooo:rsid="09f813ef"/>
    </style:style>
    <style:style style:name="T1290" style:family="text">
      <style:text-properties officeooo:rsid="09f9f38e"/>
    </style:style>
    <style:style style:name="T1291" style:family="text">
      <style:text-properties officeooo:rsid="09fb3ab7"/>
    </style:style>
    <style:style style:name="T1292" style:family="text">
      <style:text-properties officeooo:rsid="09ff7041"/>
    </style:style>
    <style:style style:name="T1293" style:family="text">
      <style:text-properties officeooo:rsid="0a0046b7"/>
    </style:style>
    <style:style style:name="T1294" style:family="text">
      <style:text-properties officeooo:rsid="0a00f517"/>
    </style:style>
    <style:style style:name="T1295" style:family="text">
      <style:text-properties officeooo:rsid="0a0386ad"/>
    </style:style>
    <style:style style:name="T1296" style:family="text">
      <style:text-properties officeooo:rsid="0a0513d4"/>
    </style:style>
    <style:style style:name="T1297" style:family="text">
      <style:text-properties officeooo:rsid="0a0623d2"/>
    </style:style>
    <style:style style:name="T1298" style:family="text">
      <style:text-properties officeooo:rsid="0a0c2b95"/>
    </style:style>
    <style:style style:name="T1299" style:family="text">
      <style:text-properties officeooo:rsid="0a0d3e98"/>
    </style:style>
    <style:style style:name="T1300" style:family="text">
      <style:text-properties officeooo:rsid="0a0ea612"/>
    </style:style>
    <style:style style:name="T1301" style:family="text">
      <style:text-properties officeooo:rsid="0a1074ae"/>
    </style:style>
    <style:style style:name="T1302" style:family="text">
      <style:text-properties officeooo:rsid="0a1217d1"/>
    </style:style>
    <style:style style:name="T1303" style:family="text">
      <style:text-properties officeooo:rsid="0a122e43"/>
    </style:style>
    <style:style style:name="T1304" style:family="text">
      <style:text-properties officeooo:rsid="0a12a746"/>
    </style:style>
    <style:style style:name="T1305" style:family="text">
      <style:text-properties officeooo:rsid="0a141832"/>
    </style:style>
    <style:style style:name="T1306" style:family="text">
      <style:text-properties officeooo:rsid="0a161685"/>
    </style:style>
    <style:style style:name="T1307" style:family="text">
      <style:text-properties officeooo:rsid="0a16d314"/>
    </style:style>
    <style:style style:name="T1308" style:family="text">
      <style:text-properties officeooo:rsid="0a175711"/>
    </style:style>
    <style:style style:name="T1309" style:family="text">
      <style:text-properties officeooo:rsid="0a178f93"/>
    </style:style>
    <style:style style:name="T1310" style:family="text">
      <style:text-properties officeooo:rsid="0a188127"/>
    </style:style>
    <style:style style:name="T1311" style:family="text">
      <style:text-properties officeooo:rsid="0a19f9f8"/>
    </style:style>
    <style:style style:name="T1312" style:family="text">
      <style:text-properties officeooo:rsid="0a1b1e94"/>
    </style:style>
    <style:style style:name="T1313" style:family="text">
      <style:text-properties officeooo:rsid="0a1b88c0"/>
    </style:style>
    <style:style style:name="T1314" style:family="text">
      <style:text-properties officeooo:rsid="0a1c9dce"/>
    </style:style>
    <style:style style:name="T1315" style:family="text">
      <style:text-properties officeooo:rsid="0a1d257e"/>
    </style:style>
    <style:style style:name="T1316" style:family="text">
      <style:text-properties officeooo:rsid="0a1d8009"/>
    </style:style>
    <style:style style:name="T1317" style:family="text">
      <style:text-properties officeooo:rsid="0a213f43"/>
    </style:style>
    <style:style style:name="T1318" style:family="text">
      <style:text-properties officeooo:rsid="0a218242"/>
    </style:style>
    <style:style style:name="T1319" style:family="text">
      <style:text-properties officeooo:rsid="0a223638"/>
    </style:style>
    <style:style style:name="T1320" style:family="text">
      <style:text-properties officeooo:rsid="0a2254d1"/>
    </style:style>
    <style:style style:name="T1321" style:family="text">
      <style:text-properties officeooo:rsid="0a22c4d0"/>
    </style:style>
    <style:style style:name="T1322" style:family="text">
      <style:text-properties officeooo:rsid="0a23e15e"/>
    </style:style>
    <style:style style:name="T1323" style:family="text">
      <style:text-properties officeooo:rsid="0a254b3a"/>
    </style:style>
    <style:style style:name="T1324" style:family="text">
      <style:text-properties officeooo:rsid="0a2627cb"/>
    </style:style>
    <style:style style:name="T1325" style:family="text">
      <style:text-properties officeooo:rsid="0a27fba4"/>
    </style:style>
    <style:style style:name="T1326" style:family="text">
      <style:text-properties officeooo:rsid="0a28b10e"/>
    </style:style>
    <style:style style:name="T1327" style:family="text">
      <style:text-properties officeooo:rsid="0a29b763"/>
    </style:style>
    <style:style style:name="T1328" style:family="text">
      <style:text-properties officeooo:rsid="0a2b69ff"/>
    </style:style>
    <style:style style:name="T1329" style:family="text">
      <style:text-properties officeooo:rsid="0a2cca5f"/>
    </style:style>
    <style:style style:name="T1330" style:family="text">
      <style:text-properties officeooo:rsid="0a2eb963"/>
    </style:style>
    <style:style style:name="T1331" style:family="text">
      <style:text-properties officeooo:rsid="0a2fc877"/>
    </style:style>
    <style:style style:name="T1332" style:family="text">
      <style:text-properties officeooo:rsid="0a32db27"/>
    </style:style>
    <style:style style:name="T1333" style:family="text">
      <style:text-properties officeooo:rsid="0a36c81c"/>
    </style:style>
    <style:style style:name="T1334" style:family="text">
      <style:text-properties officeooo:rsid="0a390324"/>
    </style:style>
    <style:style style:name="T1335" style:family="text">
      <style:text-properties officeooo:rsid="0a3a8a72"/>
    </style:style>
    <style:style style:name="T1336" style:family="text">
      <style:text-properties officeooo:rsid="0a3b6b99"/>
    </style:style>
    <style:style style:name="T1337" style:family="text">
      <style:text-properties officeooo:rsid="0a3e67b4"/>
    </style:style>
    <style:style style:name="T1338" style:family="text">
      <style:text-properties officeooo:rsid="0a4030d5"/>
    </style:style>
    <style:style style:name="T1339" style:family="text">
      <style:text-properties officeooo:rsid="0a40da4a"/>
    </style:style>
    <style:style style:name="T1340" style:family="text">
      <style:text-properties officeooo:rsid="0a41839f"/>
    </style:style>
    <style:style style:name="T1341" style:family="text">
      <style:text-properties officeooo:rsid="0a42cd9a"/>
    </style:style>
    <style:style style:name="T1342" style:family="text">
      <style:text-properties officeooo:rsid="0a45d41a"/>
    </style:style>
    <style:style style:name="T1343" style:family="text">
      <style:text-properties officeooo:rsid="0a475575"/>
    </style:style>
    <style:style style:name="T1344" style:family="text">
      <style:text-properties officeooo:rsid="0a47850f"/>
    </style:style>
    <style:style style:name="T1345" style:family="text">
      <style:text-properties officeooo:rsid="0a491f9f"/>
    </style:style>
    <style:style style:name="T1346" style:family="text">
      <style:text-properties officeooo:rsid="0a4c070b"/>
    </style:style>
    <style:style style:name="T1347" style:family="text">
      <style:text-properties officeooo:rsid="0a4e4a20"/>
    </style:style>
    <style:style style:name="T1348" style:family="text">
      <style:text-properties officeooo:rsid="0a50445e"/>
    </style:style>
    <style:style style:name="T1349" style:family="text">
      <style:text-properties officeooo:rsid="0a5103da"/>
    </style:style>
    <style:style style:name="T1350" style:family="text">
      <style:text-properties officeooo:rsid="0a52f6eb"/>
    </style:style>
    <style:style style:name="T1351" style:family="text">
      <style:text-properties officeooo:rsid="0a54d2f8"/>
    </style:style>
    <style:style style:name="T1352" style:family="text">
      <style:text-properties officeooo:rsid="0a581437"/>
    </style:style>
    <style:style style:name="T1353" style:family="text">
      <style:text-properties officeooo:rsid="0a58f38e"/>
    </style:style>
    <style:style style:name="T1354" style:family="text">
      <style:text-properties officeooo:rsid="0a599ebf"/>
    </style:style>
    <style:style style:name="T1355" style:family="text">
      <style:text-properties officeooo:rsid="0a5b6455"/>
    </style:style>
    <style:style style:name="T1356" style:family="text">
      <style:text-properties officeooo:rsid="0a5bf465"/>
    </style:style>
    <style:style style:name="T1357" style:family="text">
      <style:text-properties officeooo:rsid="0a5daefa"/>
    </style:style>
    <style:style style:name="T1358" style:family="text">
      <style:text-properties officeooo:rsid="0a5e670e"/>
    </style:style>
    <style:style style:name="T1359" style:family="text">
      <style:text-properties officeooo:rsid="0a5f1e33"/>
    </style:style>
    <style:style style:name="T1360" style:family="text">
      <style:text-properties officeooo:rsid="0a61d0ac"/>
    </style:style>
    <style:style style:name="T1361" style:family="text">
      <style:text-properties officeooo:rsid="0a63850d"/>
    </style:style>
    <style:style style:name="T1362" style:family="text">
      <style:text-properties officeooo:rsid="0a6506a9"/>
    </style:style>
    <style:style style:name="T1363" style:family="text">
      <style:text-properties officeooo:rsid="0a66e93c"/>
    </style:style>
    <style:style style:name="T1364" style:family="text">
      <style:text-properties officeooo:rsid="0a671975"/>
    </style:style>
    <style:style style:name="T1365" style:family="text">
      <style:text-properties officeooo:rsid="0a69457b"/>
    </style:style>
    <style:style style:name="T1366" style:family="text">
      <style:text-properties officeooo:rsid="0a69f5bc"/>
    </style:style>
    <style:style style:name="T1367" style:family="text">
      <style:text-properties officeooo:rsid="0a6b999f"/>
    </style:style>
    <style:style style:name="T1368" style:family="text">
      <style:text-properties officeooo:rsid="0a6c6d7b"/>
    </style:style>
    <style:style style:name="T1369" style:family="text">
      <style:text-properties officeooo:rsid="0a6daed2"/>
    </style:style>
    <style:style style:name="T1370" style:family="text">
      <style:text-properties officeooo:rsid="0a6e31fa"/>
    </style:style>
    <style:style style:name="T1371" style:family="text">
      <style:text-properties officeooo:rsid="0a731efa"/>
    </style:style>
    <style:style style:name="T1372" style:family="text">
      <style:text-properties officeooo:rsid="0a73d412"/>
    </style:style>
    <style:style style:name="T1373" style:family="text">
      <style:text-properties officeooo:rsid="0a76820b"/>
    </style:style>
    <style:style style:name="T1374" style:family="text">
      <style:text-properties officeooo:rsid="0a783deb"/>
    </style:style>
    <style:style style:name="T1375" style:family="text">
      <style:text-properties officeooo:rsid="0a7b970d"/>
    </style:style>
    <style:style style:name="T1376" style:family="text">
      <style:text-properties officeooo:rsid="0a7da1a0"/>
    </style:style>
    <style:style style:name="T1377" style:family="text">
      <style:text-properties officeooo:rsid="0a7f3c0e"/>
    </style:style>
    <style:style style:name="T1378" style:family="text">
      <style:text-properties officeooo:rsid="0a80b7a3"/>
    </style:style>
    <style:style style:name="T1379" style:family="text">
      <style:text-properties officeooo:rsid="0a82afa5"/>
    </style:style>
    <style:style style:name="T1380" style:family="text">
      <style:text-properties officeooo:rsid="0a82b50f"/>
    </style:style>
    <style:style style:name="T1381" style:family="text">
      <style:text-properties officeooo:rsid="0a84c7ec"/>
    </style:style>
    <style:style style:name="T1382" style:family="text">
      <style:text-properties officeooo:rsid="0a86d739"/>
    </style:style>
    <style:style style:name="T1383" style:family="text">
      <style:text-properties officeooo:rsid="0a87919b"/>
    </style:style>
    <style:style style:name="T1384" style:family="text">
      <style:text-properties officeooo:rsid="0a8916a8"/>
    </style:style>
    <style:style style:name="T1385" style:family="text">
      <style:text-properties officeooo:rsid="0a8937ea"/>
    </style:style>
    <style:style style:name="T1386" style:family="text">
      <style:text-properties officeooo:rsid="0a8bdf39"/>
    </style:style>
    <style:style style:name="T1387" style:family="text">
      <style:text-properties officeooo:rsid="0a8d74c7"/>
    </style:style>
    <style:style style:name="T1388" style:family="text">
      <style:text-properties officeooo:rsid="0a8f1172"/>
    </style:style>
    <style:style style:name="T1389" style:family="text">
      <style:text-properties officeooo:rsid="0a8fb744"/>
    </style:style>
    <style:style style:name="T1390" style:family="text">
      <style:text-properties officeooo:rsid="0a8fe450"/>
    </style:style>
    <style:style style:name="T1391" style:family="text">
      <style:text-properties officeooo:rsid="0a90d49e"/>
    </style:style>
    <style:style style:name="T1392" style:family="text">
      <style:text-properties officeooo:rsid="0a93ab4e"/>
    </style:style>
    <style:style style:name="T1393" style:family="text">
      <style:text-properties officeooo:rsid="0a93d228"/>
    </style:style>
    <style:style style:name="T1394" style:family="text">
      <style:text-properties officeooo:rsid="0a95b70a"/>
    </style:style>
    <style:style style:name="T1395" style:family="text">
      <style:text-properties officeooo:rsid="0a9759b0"/>
    </style:style>
    <style:style style:name="T1396" style:family="text">
      <style:text-properties officeooo:rsid="0a9777c1"/>
    </style:style>
    <style:style style:name="T1397" style:family="text">
      <style:text-properties officeooo:rsid="0a9a5989"/>
    </style:style>
    <style:style style:name="T1398" style:family="text">
      <style:text-properties officeooo:rsid="0a9b6e65"/>
    </style:style>
    <style:style style:name="T1399" style:family="text">
      <style:text-properties officeooo:rsid="0a9d135f"/>
    </style:style>
    <style:style style:name="T1400" style:family="text">
      <style:text-properties officeooo:rsid="0a9f7c2e"/>
    </style:style>
    <style:style style:name="T1401" style:family="text">
      <style:text-properties officeooo:rsid="0aa11abf"/>
    </style:style>
    <style:style style:name="T1402" style:family="text">
      <style:text-properties officeooo:rsid="0aa271c9"/>
    </style:style>
    <style:style style:name="T1403" style:family="text">
      <style:text-properties officeooo:rsid="0aa5976e"/>
    </style:style>
    <style:style style:name="T1404" style:family="text">
      <style:text-properties officeooo:rsid="0aa5ff45"/>
    </style:style>
    <style:style style:name="T1405" style:family="text">
      <style:text-properties officeooo:rsid="0aa74d9f"/>
    </style:style>
    <style:style style:name="T1406" style:family="text">
      <style:text-properties officeooo:rsid="0aa8e6cf"/>
    </style:style>
    <style:style style:name="T1407" style:family="text">
      <style:text-properties officeooo:rsid="0aa9b9e0"/>
    </style:style>
    <style:style style:name="T1408" style:family="text">
      <style:text-properties officeooo:rsid="0aaa0acd"/>
    </style:style>
    <style:style style:name="T1409" style:family="text">
      <style:text-properties officeooo:rsid="0aacd0c2"/>
    </style:style>
    <style:style style:name="T1410" style:family="text">
      <style:text-properties officeooo:rsid="0aacdb1c"/>
    </style:style>
    <style:style style:name="T1411" style:family="text">
      <style:text-properties officeooo:rsid="0aae09c5"/>
    </style:style>
    <style:style style:name="T1412" style:family="text">
      <style:text-properties officeooo:rsid="0aaf9508"/>
    </style:style>
    <style:style style:name="T1413" style:family="text">
      <style:text-properties officeooo:rsid="0aafe770"/>
    </style:style>
    <style:style style:name="T1414" style:family="text">
      <style:text-properties officeooo:rsid="0ab1e5ac"/>
    </style:style>
    <style:style style:name="T1415" style:family="text">
      <style:text-properties officeooo:rsid="0ab211e0"/>
    </style:style>
    <style:style style:name="T1416" style:family="text">
      <style:text-properties officeooo:rsid="0ab2f330"/>
    </style:style>
    <style:style style:name="T1417" style:family="text">
      <style:text-properties officeooo:rsid="0ab4189a"/>
    </style:style>
    <style:style style:name="T1418" style:family="text">
      <style:text-properties officeooo:rsid="0ab7e86b"/>
    </style:style>
    <style:style style:name="T1419" style:family="text">
      <style:text-properties officeooo:rsid="0ab9ba44"/>
    </style:style>
    <style:style style:name="T1420" style:family="text">
      <style:text-properties officeooo:rsid="0abb4e22"/>
    </style:style>
    <style:style style:name="T1421" style:family="text">
      <style:text-properties officeooo:rsid="0abbddc7"/>
    </style:style>
    <style:style style:name="T1422" style:family="text">
      <style:text-properties officeooo:rsid="0abc5814"/>
    </style:style>
    <style:style style:name="T1423" style:family="text">
      <style:text-properties officeooo:rsid="0abe39ce"/>
    </style:style>
    <style:style style:name="T1424" style:family="text">
      <style:text-properties officeooo:rsid="0abe679b"/>
    </style:style>
    <style:style style:name="T1425" style:family="text">
      <style:text-properties officeooo:rsid="0ac028fb"/>
    </style:style>
    <style:style style:name="T1426" style:family="text">
      <style:text-properties officeooo:rsid="0ac1101f"/>
    </style:style>
    <style:style style:name="T1427" style:family="text">
      <style:text-properties officeooo:rsid="0ac2af8f"/>
    </style:style>
    <style:style style:name="T1428" style:family="text">
      <style:text-properties officeooo:rsid="0ac539c8"/>
    </style:style>
    <style:style style:name="T1429" style:family="text">
      <style:text-properties officeooo:rsid="0ac72c9d"/>
    </style:style>
    <style:style style:name="T1430" style:family="text">
      <style:text-properties officeooo:rsid="0ac7b2ae"/>
    </style:style>
    <style:style style:name="T1431" style:family="text">
      <style:text-properties officeooo:rsid="0ac84bfb"/>
    </style:style>
    <style:style style:name="T1432" style:family="text">
      <style:text-properties officeooo:rsid="0acafa94"/>
    </style:style>
    <style:style style:name="T1433" style:family="text">
      <style:text-properties officeooo:rsid="0acbcf3d"/>
    </style:style>
    <style:style style:name="T1434" style:family="text">
      <style:text-properties officeooo:rsid="0acdff5f"/>
    </style:style>
    <style:style style:name="T1435" style:family="text">
      <style:text-properties officeooo:rsid="0acef86c"/>
    </style:style>
    <style:style style:name="T1436" style:family="text">
      <style:text-properties officeooo:rsid="0ad50f74"/>
    </style:style>
    <style:style style:name="T1437" style:family="text">
      <style:text-properties officeooo:rsid="0ad6c31e"/>
    </style:style>
    <style:style style:name="T1438" style:family="text">
      <style:text-properties officeooo:rsid="0ad88e48"/>
    </style:style>
    <style:style style:name="T1439" style:family="text">
      <style:text-properties officeooo:rsid="0ad9bf37"/>
    </style:style>
    <style:style style:name="T1440" style:family="text">
      <style:text-properties officeooo:rsid="0ada36ef"/>
    </style:style>
    <style:style style:name="T1441" style:family="text">
      <style:text-properties officeooo:rsid="0adb07e5"/>
    </style:style>
    <style:style style:name="T1442" style:family="text">
      <style:text-properties officeooo:rsid="0adcd87a"/>
    </style:style>
    <style:style style:name="T1443" style:family="text">
      <style:text-properties officeooo:rsid="0adfa00e"/>
    </style:style>
    <style:style style:name="T1444" style:family="text">
      <style:text-properties officeooo:rsid="0ae2e8c8"/>
    </style:style>
    <style:style style:name="T1445" style:family="text">
      <style:text-properties officeooo:rsid="0ae4c9ef"/>
    </style:style>
    <style:style style:name="T1446" style:family="text">
      <style:text-properties officeooo:rsid="0ae5b360"/>
    </style:style>
    <style:style style:name="T1447" style:family="text">
      <style:text-properties officeooo:rsid="0ae71377"/>
    </style:style>
    <style:style style:name="T1448" style:family="text">
      <style:text-properties officeooo:rsid="0aeaf807"/>
    </style:style>
    <style:style style:name="T1449" style:family="text">
      <style:text-properties officeooo:rsid="0aed9673"/>
    </style:style>
    <style:style style:name="T1450" style:family="text">
      <style:text-properties officeooo:rsid="0aef2d04"/>
    </style:style>
    <style:style style:name="T1451" style:family="text">
      <style:text-properties officeooo:rsid="0af0a5eb"/>
    </style:style>
    <style:style style:name="T1452" style:family="text">
      <style:text-properties officeooo:rsid="0af25929"/>
    </style:style>
    <style:style style:name="T1453" style:family="text">
      <style:text-properties officeooo:rsid="0af3df5c"/>
    </style:style>
    <style:style style:name="T1454" style:family="text">
      <style:text-properties officeooo:rsid="0af40964"/>
    </style:style>
    <style:style style:name="T1455" style:family="text">
      <style:text-properties officeooo:rsid="0af4b818"/>
    </style:style>
    <style:style style:name="T1456" style:family="text">
      <style:text-properties officeooo:rsid="0af80e63"/>
    </style:style>
    <style:style style:name="T1457" style:family="text">
      <style:text-properties officeooo:rsid="0afb53cb"/>
    </style:style>
    <style:style style:name="T1458" style:family="text">
      <style:text-properties officeooo:rsid="0afb9615"/>
    </style:style>
    <style:style style:name="T1459" style:family="text">
      <style:text-properties officeooo:rsid="0afdde4e"/>
    </style:style>
    <style:style style:name="T1460" style:family="text">
      <style:text-properties officeooo:rsid="0affc640"/>
    </style:style>
    <style:style style:name="T1461" style:family="text">
      <style:text-properties officeooo:rsid="0b00a950"/>
    </style:style>
    <style:style style:name="T1462" style:family="text">
      <style:text-properties officeooo:rsid="0b042a3f"/>
    </style:style>
    <style:style style:name="T1463" style:family="text">
      <style:text-properties officeooo:rsid="0b065337"/>
    </style:style>
    <style:style style:name="T1464" style:family="text">
      <style:text-properties officeooo:rsid="0b081af1"/>
    </style:style>
    <style:style style:name="T1465" style:family="text">
      <style:text-properties officeooo:rsid="0b08ae42"/>
    </style:style>
    <style:style style:name="T1466" style:family="text">
      <style:text-properties officeooo:rsid="0b090aa0"/>
    </style:style>
    <style:style style:name="T1467" style:family="text">
      <style:text-properties officeooo:rsid="0b0986cb"/>
    </style:style>
    <style:style style:name="T1468" style:family="text">
      <style:text-properties officeooo:rsid="0b0d1440"/>
    </style:style>
    <style:style style:name="T1469" style:family="text">
      <style:text-properties officeooo:rsid="0b0ed9c0"/>
    </style:style>
    <style:style style:name="T1470" style:family="text">
      <style:text-properties officeooo:rsid="0b10f7b0"/>
    </style:style>
    <style:style style:name="T1471" style:family="text">
      <style:text-properties officeooo:rsid="0b11c4ec"/>
    </style:style>
    <style:style style:name="T1472" style:family="text">
      <style:text-properties officeooo:rsid="0b13e07d"/>
    </style:style>
    <style:style style:name="T1473" style:family="text">
      <style:text-properties officeooo:rsid="0b14ea64"/>
    </style:style>
    <style:style style:name="T1474" style:family="text">
      <style:text-properties officeooo:rsid="0b15031a"/>
    </style:style>
    <style:style style:name="T1475" style:family="text">
      <style:text-properties officeooo:rsid="0b158b79"/>
    </style:style>
    <style:style style:name="T1476" style:family="text">
      <style:text-properties officeooo:rsid="0b16040a"/>
    </style:style>
    <style:style style:name="T1477" style:family="text">
      <style:text-properties officeooo:rsid="0b1794b5"/>
    </style:style>
    <style:style style:name="T1478" style:family="text">
      <style:text-properties officeooo:rsid="0b19eb2a"/>
    </style:style>
    <style:style style:name="T1479" style:family="text">
      <style:text-properties officeooo:rsid="0b1b63e7"/>
    </style:style>
    <style:style style:name="T1480" style:family="text">
      <style:text-properties officeooo:rsid="0b1da36a"/>
    </style:style>
    <style:style style:name="T1481" style:family="text">
      <style:text-properties officeooo:rsid="0b1e1896"/>
    </style:style>
    <style:style style:name="T1482" style:family="text">
      <style:text-properties officeooo:rsid="0b1f29d2"/>
    </style:style>
    <style:style style:name="T1483" style:family="text">
      <style:text-properties officeooo:rsid="0b206818"/>
    </style:style>
    <style:style style:name="T1484" style:family="text">
      <style:text-properties officeooo:rsid="0b217410"/>
    </style:style>
    <style:style style:name="T1485" style:family="text">
      <style:text-properties officeooo:rsid="0b21efb9"/>
    </style:style>
    <style:style style:name="T1486" style:family="text">
      <style:text-properties officeooo:rsid="0b222c03"/>
    </style:style>
    <style:style style:name="T1487" style:family="text">
      <style:text-properties officeooo:rsid="0b258acb"/>
    </style:style>
    <style:style style:name="T1488" style:family="text">
      <style:text-properties officeooo:rsid="0b272a90"/>
    </style:style>
    <style:style style:name="T1489" style:family="text">
      <style:text-properties officeooo:rsid="0b28e703"/>
    </style:style>
    <style:style style:name="T1490" style:family="text">
      <style:text-properties officeooo:rsid="0b29ba1d"/>
    </style:style>
    <style:style style:name="T1491" style:family="text">
      <style:text-properties officeooo:rsid="0b2a3e7e"/>
    </style:style>
    <style:style style:name="T1492" style:family="text">
      <style:text-properties officeooo:rsid="0b2aa55f"/>
    </style:style>
    <style:style style:name="T1493" style:family="text">
      <style:text-properties officeooo:rsid="0b2ee502"/>
    </style:style>
    <style:style style:name="T1494" style:family="text">
      <style:text-properties officeooo:rsid="0b2f8677"/>
    </style:style>
    <style:style style:name="T1495" style:family="text">
      <style:text-properties officeooo:rsid="0b30cfe0"/>
    </style:style>
    <style:style style:name="T1496" style:family="text">
      <style:text-properties officeooo:rsid="0b315a2b"/>
    </style:style>
    <style:style style:name="T1497" style:family="text">
      <style:text-properties officeooo:rsid="0b3317ce"/>
    </style:style>
    <style:style style:name="T1498" style:family="text">
      <style:text-properties officeooo:rsid="0b346a9e"/>
    </style:style>
    <style:style style:name="T1499" style:family="text">
      <style:text-properties officeooo:rsid="0b35077d"/>
    </style:style>
    <style:style style:name="T1500" style:family="text">
      <style:text-properties officeooo:rsid="0b36cb69"/>
    </style:style>
    <style:style style:name="T1501" style:family="text">
      <style:text-properties officeooo:rsid="0b394f60"/>
    </style:style>
    <style:style style:name="T1502" style:family="text">
      <style:text-properties officeooo:rsid="0b3aad96"/>
    </style:style>
    <style:style style:name="T1503" style:family="text">
      <style:text-properties officeooo:rsid="0b3d0654"/>
    </style:style>
    <style:style style:name="T1504" style:family="text">
      <style:text-properties officeooo:rsid="0b3e3379"/>
    </style:style>
    <style:style style:name="T1505" style:family="text">
      <style:text-properties officeooo:rsid="0b437455"/>
    </style:style>
    <style:style style:name="T1506" style:family="text">
      <style:text-properties officeooo:rsid="0b476f19"/>
    </style:style>
    <style:style style:name="T1507" style:family="text">
      <style:text-properties officeooo:rsid="0b4867d1"/>
    </style:style>
    <style:style style:name="T1508" style:family="text">
      <style:text-properties officeooo:rsid="0b4b546b"/>
    </style:style>
    <style:style style:name="T1509" style:family="text">
      <style:text-properties officeooo:rsid="0b4bd6f5"/>
    </style:style>
    <style:style style:name="T1510" style:family="text">
      <style:text-properties officeooo:rsid="0b520e7b"/>
    </style:style>
    <style:style style:name="T1511" style:family="text">
      <style:text-properties officeooo:rsid="0b53f6ba"/>
    </style:style>
    <style:style style:name="T1512" style:family="text">
      <style:text-properties officeooo:rsid="0b55005f"/>
    </style:style>
    <style:style style:name="T1513" style:family="text">
      <style:text-properties officeooo:rsid="0b56a670"/>
    </style:style>
    <style:style style:name="T1514" style:family="text">
      <style:text-properties officeooo:rsid="0b5a392a"/>
    </style:style>
    <style:style style:name="T1515" style:family="text">
      <style:text-properties officeooo:rsid="0b5b771f"/>
    </style:style>
    <style:style style:name="T1516" style:family="text">
      <style:text-properties officeooo:rsid="0b5c5c23"/>
    </style:style>
    <style:style style:name="T1517" style:family="text">
      <style:text-properties officeooo:rsid="0b5daff4"/>
    </style:style>
    <style:style style:name="T1518" style:family="text">
      <style:text-properties officeooo:rsid="0b5f58e1"/>
    </style:style>
    <style:style style:name="T1519" style:family="text">
      <style:text-properties officeooo:rsid="0b5fbfcb"/>
    </style:style>
    <style:style style:name="T1520" style:family="text">
      <style:text-properties officeooo:rsid="0b66ced6"/>
    </style:style>
    <style:style style:name="T1521" style:family="text">
      <style:text-properties officeooo:rsid="0b6a4597"/>
    </style:style>
    <style:style style:name="T1522" style:family="text">
      <style:text-properties officeooo:rsid="0b6c1700"/>
    </style:style>
    <style:style style:name="T1523" style:family="text">
      <style:text-properties officeooo:rsid="0b6d1e3e"/>
    </style:style>
    <style:style style:name="T1524" style:family="text">
      <style:text-properties officeooo:rsid="0b6dd1fd"/>
    </style:style>
    <style:style style:name="T1525" style:family="text">
      <style:text-properties officeooo:rsid="0b6dde0c"/>
    </style:style>
    <style:style style:name="T1526" style:family="text">
      <style:text-properties officeooo:rsid="0b6f7593"/>
    </style:style>
    <style:style style:name="T1527" style:family="text">
      <style:text-properties officeooo:rsid="0b726072"/>
    </style:style>
    <style:style style:name="T1528" style:family="text">
      <style:text-properties officeooo:rsid="0b745749"/>
    </style:style>
    <style:style style:name="T1529" style:family="text">
      <style:text-properties officeooo:rsid="0b76100d"/>
    </style:style>
    <style:style style:name="T1530" style:family="text">
      <style:text-properties officeooo:rsid="0b784bdb"/>
    </style:style>
    <style:style style:name="T1531" style:family="text">
      <style:text-properties officeooo:rsid="0b7a77ea"/>
    </style:style>
    <style:style style:name="T1532" style:family="text">
      <style:text-properties officeooo:rsid="0b7b26ec"/>
    </style:style>
    <style:style style:name="T1533" style:family="text">
      <style:text-properties officeooo:rsid="0b7c7de3"/>
    </style:style>
    <style:style style:name="T1534" style:family="text">
      <style:text-properties officeooo:rsid="0b7f556c"/>
    </style:style>
    <style:style style:name="T1535" style:family="text">
      <style:text-properties officeooo:rsid="0b807fe8"/>
    </style:style>
    <style:style style:name="T1536" style:family="text">
      <style:text-properties officeooo:rsid="0b8107ef"/>
    </style:style>
    <style:style style:name="T1537" style:family="text">
      <style:text-properties officeooo:rsid="0b826d77"/>
    </style:style>
    <style:style style:name="T1538" style:family="text">
      <style:text-properties officeooo:rsid="0b83be64"/>
    </style:style>
    <style:style style:name="T1539" style:family="text">
      <style:text-properties officeooo:rsid="0b8512b9"/>
    </style:style>
    <style:style style:name="T1540" style:family="text">
      <style:text-properties officeooo:rsid="0b860873"/>
    </style:style>
    <style:style style:name="T1541" style:family="text">
      <style:text-properties officeooo:rsid="0b8624e0"/>
    </style:style>
    <style:style style:name="T1542" style:family="text">
      <style:text-properties officeooo:rsid="0b86a171"/>
    </style:style>
    <style:style style:name="T1543" style:family="text">
      <style:text-properties officeooo:rsid="0b88826b"/>
    </style:style>
    <style:style style:name="T1544" style:family="text">
      <style:text-properties officeooo:rsid="0b89eee6"/>
    </style:style>
    <style:style style:name="T1545" style:family="text">
      <style:text-properties officeooo:rsid="0b89ff93"/>
    </style:style>
    <style:style style:name="T1546" style:family="text">
      <style:text-properties officeooo:rsid="0b8aeb2a"/>
    </style:style>
    <style:style style:name="T1547" style:family="text">
      <style:text-properties officeooo:rsid="0b8bb990"/>
    </style:style>
    <style:style style:name="T1548" style:family="text">
      <style:text-properties officeooo:rsid="0b8c882f"/>
    </style:style>
    <style:style style:name="T1549" style:family="text">
      <style:text-properties officeooo:rsid="0b8fd978"/>
    </style:style>
    <style:style style:name="T1550" style:family="text">
      <style:text-properties officeooo:rsid="0b914cd3"/>
    </style:style>
    <style:style style:name="T1551" style:family="text">
      <style:text-properties officeooo:rsid="0b92aca8"/>
    </style:style>
    <style:style style:name="T1552" style:family="text">
      <style:text-properties officeooo:rsid="0b9430a1"/>
    </style:style>
    <style:style style:name="T1553" style:family="text">
      <style:text-properties officeooo:rsid="0b96300b"/>
    </style:style>
    <style:style style:name="T1554" style:family="text">
      <style:text-properties officeooo:rsid="0b9818eb"/>
    </style:style>
    <style:style style:name="T1555" style:family="text">
      <style:text-properties officeooo:rsid="0b98d25b"/>
    </style:style>
    <style:style style:name="T1556" style:family="text">
      <style:text-properties officeooo:rsid="0b995fb0"/>
    </style:style>
    <style:style style:name="T1557" style:family="text">
      <style:text-properties officeooo:rsid="0b99e690"/>
    </style:style>
    <style:style style:name="T1558" style:family="text">
      <style:text-properties officeooo:rsid="0ba05763"/>
    </style:style>
    <style:style style:name="T1559" style:family="text">
      <style:text-properties officeooo:rsid="0ba1b98f"/>
    </style:style>
    <style:style style:name="T1560" style:family="text">
      <style:text-properties officeooo:rsid="0ba58da8"/>
    </style:style>
    <style:style style:name="T1561" style:family="text">
      <style:text-properties officeooo:rsid="0ba89613"/>
    </style:style>
    <style:style style:name="T1562" style:family="text">
      <style:text-properties officeooo:rsid="0badb6ce"/>
    </style:style>
    <style:style style:name="T1563" style:family="text">
      <style:text-properties officeooo:rsid="0baea339"/>
    </style:style>
    <style:style style:name="T1564" style:family="text">
      <style:text-properties officeooo:rsid="0bb3b814"/>
    </style:style>
    <style:style style:name="T1565" style:family="text">
      <style:text-properties officeooo:rsid="0bb551de"/>
    </style:style>
    <style:style style:name="T1566" style:family="text">
      <style:text-properties officeooo:rsid="0bb90056"/>
    </style:style>
    <style:style style:name="T1567" style:family="text">
      <style:text-properties officeooo:rsid="0bba9d35"/>
    </style:style>
    <style:style style:name="T1568" style:family="text">
      <style:text-properties officeooo:rsid="0bbb4c07"/>
    </style:style>
    <style:style style:name="T1569" style:family="text">
      <style:text-properties officeooo:rsid="0bc026c6"/>
    </style:style>
    <style:style style:name="T1570" style:family="text">
      <style:text-properties officeooo:rsid="0bc1c5a3"/>
    </style:style>
    <style:style style:name="T1571" style:family="text">
      <style:text-properties officeooo:rsid="0bc378e2"/>
    </style:style>
    <style:style style:name="T1572" style:family="text">
      <style:text-properties officeooo:rsid="0bc5eeec"/>
    </style:style>
    <style:style style:name="T1573" style:family="text">
      <style:text-properties officeooo:rsid="0bc6186b"/>
    </style:style>
    <style:style style:name="T1574" style:family="text">
      <style:text-properties officeooo:rsid="0bc7a4a9"/>
    </style:style>
    <style:style style:name="T1575" style:family="text">
      <style:text-properties officeooo:rsid="0bc89bdc"/>
    </style:style>
    <style:style style:name="T1576" style:family="text">
      <style:text-properties officeooo:rsid="0bc962b1"/>
    </style:style>
    <style:style style:name="T1577" style:family="text">
      <style:text-properties officeooo:rsid="0bca8c78"/>
    </style:style>
    <style:style style:name="T1578" style:family="text">
      <style:text-properties officeooo:rsid="0bcb5e77"/>
    </style:style>
    <style:style style:name="T1579" style:family="text">
      <style:text-properties officeooo:rsid="0bcc871a"/>
    </style:style>
    <style:style style:name="T1580" style:family="text">
      <style:text-properties officeooo:rsid="0bccb995"/>
    </style:style>
    <style:style style:name="T1581" style:family="text">
      <style:text-properties officeooo:rsid="0bcde788"/>
    </style:style>
    <style:style style:name="T1582" style:family="text">
      <style:text-properties officeooo:rsid="0bcfd590"/>
    </style:style>
    <style:style style:name="T1583" style:family="text">
      <style:text-properties officeooo:rsid="0bd1aae6"/>
    </style:style>
    <style:style style:name="T1584" style:family="text">
      <style:text-properties officeooo:rsid="0bd21a52"/>
    </style:style>
    <style:style style:name="T1585" style:family="text">
      <style:text-properties officeooo:rsid="0bd251db"/>
    </style:style>
    <style:style style:name="T1586" style:family="text">
      <style:text-properties officeooo:rsid="0bd35100"/>
    </style:style>
    <style:style style:name="T1587" style:family="text">
      <style:text-properties officeooo:rsid="0bd511a5"/>
    </style:style>
    <style:style style:name="T1588" style:family="text">
      <style:text-properties officeooo:rsid="0bd67734"/>
    </style:style>
    <style:style style:name="T1589" style:family="text">
      <style:text-properties officeooo:rsid="0bd75294"/>
    </style:style>
    <style:style style:name="T1590" style:family="text">
      <style:text-properties officeooo:rsid="0bdb9a15"/>
    </style:style>
    <style:style style:name="T1591" style:family="text">
      <style:text-properties officeooo:rsid="0bdcfea9"/>
    </style:style>
    <style:style style:name="T1592" style:family="text">
      <style:text-properties officeooo:rsid="0bdd8ea7"/>
    </style:style>
    <style:style style:name="T1593" style:family="text">
      <style:text-properties officeooo:rsid="0bdecd4f"/>
    </style:style>
    <style:style style:name="T1594" style:family="text">
      <style:text-properties officeooo:rsid="0be067e2"/>
    </style:style>
    <style:style style:name="T1595" style:family="text">
      <style:text-properties officeooo:rsid="0be1a148"/>
    </style:style>
    <style:style style:name="T1596" style:family="text">
      <style:text-properties officeooo:rsid="0be3715d"/>
    </style:style>
    <style:style style:name="T1597" style:family="text">
      <style:text-properties officeooo:rsid="0be55c7d"/>
    </style:style>
    <style:style style:name="T1598" style:family="text">
      <style:text-properties officeooo:rsid="0be66ebb"/>
    </style:style>
    <style:style style:name="T1599" style:family="text">
      <style:text-properties officeooo:rsid="0be778a3"/>
    </style:style>
    <style:style style:name="T1600" style:family="text">
      <style:text-properties officeooo:rsid="0be8d60c"/>
    </style:style>
    <style:style style:name="T1601" style:family="text">
      <style:text-properties officeooo:rsid="0be8e57e"/>
    </style:style>
    <style:style style:name="T1602" style:family="text">
      <style:text-properties officeooo:rsid="0be9a42d"/>
    </style:style>
    <style:style style:name="T1603" style:family="text">
      <style:text-properties officeooo:rsid="0bec5931"/>
    </style:style>
    <style:style style:name="T1604" style:family="text">
      <style:text-properties officeooo:rsid="0bed6791"/>
    </style:style>
    <style:style style:name="T1605" style:family="text">
      <style:text-properties officeooo:rsid="0bf0883b"/>
    </style:style>
    <style:style style:name="T1606" style:family="text">
      <style:text-properties officeooo:rsid="0bf2603a"/>
    </style:style>
    <style:style style:name="T1607" style:family="text">
      <style:text-properties officeooo:rsid="0bf42d8c"/>
    </style:style>
    <style:style style:name="T1608" style:family="text">
      <style:text-properties officeooo:rsid="0bf4c930"/>
    </style:style>
    <style:style style:name="T1609" style:family="text">
      <style:text-properties officeooo:rsid="0bf65aa7"/>
    </style:style>
    <style:style style:name="T1610" style:family="text">
      <style:text-properties officeooo:rsid="0bf78dba"/>
    </style:style>
    <style:style style:name="T1611" style:family="text">
      <style:text-properties officeooo:rsid="0bf8aeab"/>
    </style:style>
    <style:style style:name="T1612" style:family="text">
      <style:text-properties officeooo:rsid="0bf92fcf"/>
    </style:style>
    <style:style style:name="T1613" style:family="text">
      <style:text-properties officeooo:rsid="0bfbce51"/>
    </style:style>
    <style:style style:name="T1614" style:family="text">
      <style:text-properties officeooo:rsid="0bfecf4a"/>
    </style:style>
    <style:style style:name="T1615" style:family="text">
      <style:text-properties officeooo:rsid="0c00da0a"/>
    </style:style>
    <style:style style:name="T1616" style:family="text">
      <style:text-properties officeooo:rsid="0c028be8"/>
    </style:style>
    <style:style style:name="T1617" style:family="text">
      <style:text-properties officeooo:rsid="0c053516"/>
    </style:style>
    <style:style style:name="T1618" style:family="text">
      <style:text-properties officeooo:rsid="0c06d708"/>
    </style:style>
    <style:style style:name="T1619" style:family="text">
      <style:text-properties officeooo:rsid="0c07153d"/>
    </style:style>
    <style:style style:name="T1620" style:family="text">
      <style:text-properties officeooo:rsid="0c090a3b"/>
    </style:style>
    <style:style style:name="T1621" style:family="text">
      <style:text-properties officeooo:rsid="0c0a2512"/>
    </style:style>
    <style:style style:name="T1622" style:family="text">
      <style:text-properties officeooo:rsid="0c0b4dd5"/>
    </style:style>
    <style:style style:name="T1623" style:family="text">
      <style:text-properties officeooo:rsid="0c0b5834"/>
    </style:style>
    <style:style style:name="T1624" style:family="text">
      <style:text-properties officeooo:rsid="0c0cbac7"/>
    </style:style>
    <style:style style:name="T1625" style:family="text">
      <style:text-properties officeooo:rsid="0c0dc21e"/>
    </style:style>
    <style:style style:name="T1626" style:family="text">
      <style:text-properties officeooo:rsid="0c11caca"/>
    </style:style>
    <style:style style:name="T1627" style:family="text">
      <style:text-properties officeooo:rsid="0c11d6ab"/>
    </style:style>
    <style:style style:name="T1628" style:family="text">
      <style:text-properties officeooo:rsid="0c1245f8"/>
    </style:style>
    <style:style style:name="T1629" style:family="text">
      <style:text-properties officeooo:rsid="0c160415"/>
    </style:style>
    <style:style style:name="T1630" style:family="text">
      <style:text-properties officeooo:rsid="0c173ec3"/>
    </style:style>
    <style:style style:name="T1631" style:family="text">
      <style:text-properties officeooo:rsid="0c17cf8c"/>
    </style:style>
    <style:style style:name="T1632" style:family="text">
      <style:text-properties officeooo:rsid="0c196e3f"/>
    </style:style>
    <style:style style:name="T1633" style:family="text">
      <style:text-properties officeooo:rsid="0c1a8565"/>
    </style:style>
    <style:style style:name="T1634" style:family="text">
      <style:text-properties officeooo:rsid="0c1ac10e"/>
    </style:style>
    <style:style style:name="T1635" style:family="text">
      <style:text-properties officeooo:rsid="0c1c92b2"/>
    </style:style>
    <style:style style:name="T1636" style:family="text">
      <style:text-properties officeooo:rsid="0c1e6597"/>
    </style:style>
    <style:style style:name="T1637" style:family="text">
      <style:text-properties officeooo:rsid="0c2039f8"/>
    </style:style>
    <style:style style:name="T1638" style:family="text">
      <style:text-properties officeooo:rsid="0c20c3dd"/>
    </style:style>
    <style:style style:name="T1639" style:family="text">
      <style:text-properties officeooo:rsid="0c237094"/>
    </style:style>
    <style:style style:name="T1640" style:family="text">
      <style:text-properties officeooo:rsid="0c23a6f7"/>
    </style:style>
    <style:style style:name="T1641" style:family="text">
      <style:text-properties officeooo:rsid="0c259f64"/>
    </style:style>
    <style:style style:name="T1642" style:family="text">
      <style:text-properties officeooo:rsid="0c25d0af"/>
    </style:style>
    <style:style style:name="T1643" style:family="text">
      <style:text-properties officeooo:rsid="0c28c1aa"/>
    </style:style>
    <style:style style:name="T1644" style:family="text">
      <style:text-properties officeooo:rsid="0c2a5b7a"/>
    </style:style>
    <style:style style:name="T1645" style:family="text">
      <style:text-properties officeooo:rsid="0c2b0ec0"/>
    </style:style>
    <style:style style:name="T1646" style:family="text">
      <style:text-properties officeooo:rsid="0c2bf422"/>
    </style:style>
    <style:style style:name="T1647" style:family="text">
      <style:text-properties officeooo:rsid="0c2c1563"/>
    </style:style>
    <style:style style:name="T1648" style:family="text">
      <style:text-properties officeooo:rsid="0c2d3c5b"/>
    </style:style>
    <style:style style:name="T1649" style:family="text">
      <style:text-properties officeooo:rsid="0c2e45b4"/>
    </style:style>
    <style:style style:name="T1650" style:family="text">
      <style:text-properties officeooo:rsid="0c30798e"/>
    </style:style>
    <style:style style:name="T1651" style:family="text">
      <style:text-properties officeooo:rsid="0c33e600"/>
    </style:style>
    <style:style style:name="T1652" style:family="text">
      <style:text-properties officeooo:rsid="0c341902"/>
    </style:style>
    <style:style style:name="T1653" style:family="text">
      <style:text-properties officeooo:rsid="0c35f12a"/>
    </style:style>
    <style:style style:name="T1654" style:family="text">
      <style:text-properties officeooo:rsid="0c37ff45"/>
    </style:style>
    <style:style style:name="T1655" style:family="text">
      <style:text-properties officeooo:rsid="0c39f288"/>
    </style:style>
    <style:style style:name="T1656" style:family="text">
      <style:text-properties officeooo:rsid="0c3bdcfd"/>
    </style:style>
    <style:style style:name="T1657" style:family="text">
      <style:text-properties officeooo:rsid="0c402080"/>
    </style:style>
    <style:style style:name="T1658" style:family="text">
      <style:text-properties officeooo:rsid="0c411391"/>
    </style:style>
    <style:style style:name="T1659" style:family="text">
      <style:text-properties officeooo:rsid="0c41f0e9"/>
    </style:style>
    <style:style style:name="T1660" style:family="text">
      <style:text-properties officeooo:rsid="0c48cd20"/>
    </style:style>
    <style:style style:name="T1661" style:family="text">
      <style:text-properties officeooo:rsid="0c48e1a4"/>
    </style:style>
    <style:style style:name="T1662" style:family="text">
      <style:text-properties officeooo:rsid="0c49590a"/>
    </style:style>
    <style:style style:name="T1663" style:family="text">
      <style:text-properties officeooo:rsid="0c4b0d55"/>
    </style:style>
    <style:style style:name="T1664" style:family="text">
      <style:text-properties officeooo:rsid="0c4b3a57"/>
    </style:style>
    <style:style style:name="T1665" style:family="text">
      <style:text-properties officeooo:rsid="0c4cec11"/>
    </style:style>
    <style:style style:name="T1666" style:family="text">
      <style:text-properties officeooo:rsid="0c4ee431"/>
    </style:style>
    <style:style style:name="T1667" style:family="text">
      <style:text-properties officeooo:rsid="0c517a80"/>
    </style:style>
    <style:style style:name="T1668" style:family="text">
      <style:text-properties officeooo:rsid="0c52a2e8"/>
    </style:style>
    <style:style style:name="T1669" style:family="text">
      <style:text-properties officeooo:rsid="0c53bf3d"/>
    </style:style>
    <style:style style:name="T1670" style:family="text">
      <style:text-properties officeooo:rsid="0c56ddf6"/>
    </style:style>
    <style:style style:name="T1671" style:family="text">
      <style:text-properties officeooo:rsid="0c582a1f"/>
    </style:style>
    <style:style style:name="T1672" style:family="text">
      <style:text-properties officeooo:rsid="0c5936b2"/>
    </style:style>
    <style:style style:name="T1673" style:family="text">
      <style:text-properties officeooo:rsid="0c59c9da"/>
    </style:style>
    <style:style style:name="T1674" style:family="text">
      <style:text-properties officeooo:rsid="0c5a9149"/>
    </style:style>
    <style:style style:name="T1675" style:family="text">
      <style:text-properties officeooo:rsid="0c5b2cfa"/>
    </style:style>
    <style:style style:name="T1676" style:family="text">
      <style:text-properties officeooo:rsid="0c5de741"/>
    </style:style>
    <style:style style:name="T1677" style:family="text">
      <style:text-properties officeooo:rsid="0c61d1f4"/>
    </style:style>
    <style:style style:name="T1678" style:family="text">
      <style:text-properties officeooo:rsid="0c6394ed"/>
    </style:style>
    <style:style style:name="T1679" style:family="text">
      <style:text-properties officeooo:rsid="0c641acc"/>
    </style:style>
    <style:style style:name="T1680" style:family="text">
      <style:text-properties officeooo:rsid="0c65c732"/>
    </style:style>
    <style:style style:name="T1681" style:family="text">
      <style:text-properties officeooo:rsid="0c67bb6b"/>
    </style:style>
    <style:style style:name="T1682" style:family="text">
      <style:text-properties officeooo:rsid="0c67ce8d"/>
    </style:style>
    <style:style style:name="T1683" style:family="text">
      <style:text-properties officeooo:rsid="0c683a29"/>
    </style:style>
    <style:style style:name="T1684" style:family="text">
      <style:text-properties officeooo:rsid="0c692c97"/>
    </style:style>
    <style:style style:name="T1685" style:family="text">
      <style:text-properties officeooo:rsid="0c6a3838"/>
    </style:style>
    <style:style style:name="T1686" style:family="text">
      <style:text-properties officeooo:rsid="0c6c1a79"/>
    </style:style>
    <style:style style:name="T1687" style:family="text">
      <style:text-properties officeooo:rsid="0c6e484d"/>
    </style:style>
    <style:style style:name="T1688" style:family="text">
      <style:text-properties officeooo:rsid="0c712059"/>
    </style:style>
    <style:style style:name="T1689" style:family="text">
      <style:text-properties officeooo:rsid="0c718b57"/>
    </style:style>
    <style:style style:name="T1690" style:family="text">
      <style:text-properties officeooo:rsid="0c72bec2"/>
    </style:style>
    <style:style style:name="T1691" style:family="text">
      <style:text-properties officeooo:rsid="0c735704"/>
    </style:style>
    <style:style style:name="T1692" style:family="text">
      <style:text-properties officeooo:rsid="0c75385c"/>
    </style:style>
    <style:style style:name="T1693" style:family="text">
      <style:text-properties officeooo:rsid="0c76dadb"/>
    </style:style>
    <style:style style:name="T1694" style:family="text">
      <style:text-properties officeooo:rsid="0c77006a"/>
    </style:style>
    <style:style style:name="T1695" style:family="text">
      <style:text-properties officeooo:rsid="0c7847cb"/>
    </style:style>
    <style:style style:name="T1696" style:family="text">
      <style:text-properties officeooo:rsid="0c7983f5"/>
    </style:style>
    <style:style style:name="T1697" style:family="text">
      <style:text-properties officeooo:rsid="0c7a2b5b"/>
    </style:style>
    <style:style style:name="T1698" style:family="text">
      <style:text-properties officeooo:rsid="0c7cf348"/>
    </style:style>
    <style:style style:name="T1699" style:family="text">
      <style:text-properties officeooo:rsid="0c7d0d53"/>
    </style:style>
    <style:style style:name="T1700" style:family="text">
      <style:text-properties officeooo:rsid="0c7de67f"/>
    </style:style>
    <style:style style:name="T1701" style:family="text">
      <style:text-properties officeooo:rsid="0c7e4823"/>
    </style:style>
    <style:style style:name="T1702" style:family="text">
      <style:text-properties officeooo:rsid="0c7ece47"/>
    </style:style>
    <style:style style:name="T1703" style:family="text">
      <style:text-properties officeooo:rsid="0c7f32c6"/>
    </style:style>
    <style:style style:name="T1704" style:family="text">
      <style:text-properties officeooo:rsid="0c8047ce"/>
    </style:style>
    <style:style style:name="T1705" style:family="text">
      <style:text-properties officeooo:rsid="0c856c58"/>
    </style:style>
    <style:style style:name="T1706" style:family="text">
      <style:text-properties officeooo:rsid="0c8742d1"/>
    </style:style>
    <style:style style:name="T1707" style:family="text">
      <style:text-properties officeooo:rsid="0c88e316"/>
    </style:style>
    <style:style style:name="T1708" style:family="text">
      <style:text-properties officeooo:rsid="0c8aa3ba"/>
    </style:style>
    <style:style style:name="T1709" style:family="text">
      <style:text-properties officeooo:rsid="0c8c13fa"/>
    </style:style>
    <style:style style:name="T1710" style:family="text">
      <style:text-properties officeooo:rsid="0c8e2e07"/>
    </style:style>
    <style:style style:name="T1711" style:family="text">
      <style:text-properties officeooo:rsid="0c8f0613"/>
    </style:style>
    <style:style style:name="T1712" style:family="text">
      <style:text-properties officeooo:rsid="0c8f4f6b"/>
    </style:style>
    <style:style style:name="T1713" style:family="text">
      <style:text-properties officeooo:rsid="0c912b88"/>
    </style:style>
    <style:style style:name="T1714" style:family="text">
      <style:text-properties officeooo:rsid="0c91c67c"/>
    </style:style>
    <style:style style:name="T1715" style:family="text">
      <style:text-properties officeooo:rsid="0c953a17"/>
    </style:style>
    <style:style style:name="T1716" style:family="text">
      <style:text-properties officeooo:rsid="0c966405"/>
    </style:style>
    <style:style style:name="T1717" style:family="text">
      <style:text-properties officeooo:rsid="0c985b6e"/>
    </style:style>
    <style:style style:name="T1718" style:family="text">
      <style:text-properties officeooo:rsid="0c99cfa9"/>
    </style:style>
    <style:style style:name="T1719" style:family="text">
      <style:text-properties officeooo:rsid="0c99fb33"/>
    </style:style>
    <style:style style:name="T1720" style:family="text">
      <style:text-properties officeooo:rsid="0c9add6b"/>
    </style:style>
    <style:style style:name="T1721" style:family="text">
      <style:text-properties officeooo:rsid="0c9c3d90"/>
    </style:style>
    <style:style style:name="T1722" style:family="text">
      <style:text-properties officeooo:rsid="0c9db75f"/>
    </style:style>
    <style:style style:name="T1723" style:family="text">
      <style:text-properties officeooo:rsid="0c9ef4b8"/>
    </style:style>
    <style:style style:name="T1724" style:family="text">
      <style:text-properties officeooo:rsid="0ca1ca36"/>
    </style:style>
    <style:style style:name="T1725" style:family="text">
      <style:text-properties officeooo:rsid="0ca3fbc6"/>
    </style:style>
    <style:style style:name="T1726" style:family="text">
      <style:text-properties officeooo:rsid="0ca64938"/>
    </style:style>
    <style:style style:name="T1727" style:family="text">
      <style:text-properties officeooo:rsid="0ca8703b"/>
    </style:style>
    <style:style style:name="T1728" style:family="text">
      <style:text-properties officeooo:rsid="0ca913a5"/>
    </style:style>
    <style:style style:name="T1729" style:family="text">
      <style:text-properties officeooo:rsid="0caaeeb9"/>
    </style:style>
    <style:style style:name="T1730" style:family="text">
      <style:text-properties officeooo:rsid="0caba0dd"/>
    </style:style>
    <style:style style:name="T1731" style:family="text">
      <style:text-properties officeooo:rsid="0cac1355"/>
    </style:style>
    <style:style style:name="T1732" style:family="text">
      <style:text-properties officeooo:rsid="0cad3393"/>
    </style:style>
    <style:style style:name="T1733" style:family="text">
      <style:text-properties officeooo:rsid="0cad923e"/>
    </style:style>
    <style:style style:name="T1734" style:family="text">
      <style:text-properties officeooo:rsid="0caf7800"/>
    </style:style>
    <style:style style:name="T1735" style:family="text">
      <style:text-properties officeooo:rsid="0cb06555"/>
    </style:style>
    <style:style style:name="T1736" style:family="text">
      <style:text-properties officeooo:rsid="0cb24aff"/>
    </style:style>
    <style:style style:name="T1737" style:family="text">
      <style:text-properties officeooo:rsid="0cb37a28"/>
    </style:style>
    <style:style style:name="T1738" style:family="text">
      <style:text-properties officeooo:rsid="0cb58051"/>
    </style:style>
    <style:style style:name="T1739" style:family="text">
      <style:text-properties officeooo:rsid="0cb704e4"/>
    </style:style>
    <style:style style:name="T1740" style:family="text">
      <style:text-properties officeooo:rsid="0cb75058"/>
    </style:style>
    <style:style style:name="T1741" style:family="text">
      <style:text-properties officeooo:rsid="0cb87af2"/>
    </style:style>
    <style:style style:name="T1742" style:family="text">
      <style:text-properties officeooo:rsid="0cb97785"/>
    </style:style>
    <style:style style:name="T1743" style:family="text">
      <style:text-properties officeooo:rsid="0cbe2793"/>
    </style:style>
    <style:style style:name="T1744" style:family="text">
      <style:text-properties officeooo:rsid="0cbf55dd"/>
    </style:style>
    <style:style style:name="T1745" style:family="text">
      <style:text-properties officeooo:rsid="0cc11408"/>
    </style:style>
    <style:style style:name="T1746" style:family="text">
      <style:text-properties officeooo:rsid="0cc134bf"/>
    </style:style>
    <style:style style:name="T1747" style:family="text">
      <style:text-properties officeooo:rsid="0cc2a9b0"/>
    </style:style>
    <style:style style:name="T1748" style:family="text">
      <style:text-properties officeooo:rsid="0cc4ccfa"/>
    </style:style>
    <style:style style:name="T1749" style:family="text">
      <style:text-properties officeooo:rsid="0cc596e6"/>
    </style:style>
    <style:style style:name="T1750" style:family="text">
      <style:text-properties officeooo:rsid="0cc636e5"/>
    </style:style>
    <style:style style:name="T1751" style:family="text">
      <style:text-properties officeooo:rsid="0cc8e8d7"/>
    </style:style>
    <style:style style:name="T1752" style:family="text">
      <style:text-properties officeooo:rsid="0cc95860"/>
    </style:style>
    <style:style style:name="T1753" style:family="text">
      <style:text-properties officeooo:rsid="0ccbe40f"/>
    </style:style>
    <style:style style:name="T1754" style:family="text">
      <style:text-properties officeooo:rsid="0ccfc901"/>
    </style:style>
    <style:style style:name="T1755" style:family="text">
      <style:text-properties officeooo:rsid="0cd0e00f"/>
    </style:style>
    <style:style style:name="T1756" style:family="text">
      <style:text-properties officeooo:rsid="0cd262c1"/>
    </style:style>
    <style:style style:name="T1757" style:family="text">
      <style:text-properties officeooo:rsid="0cd5199b"/>
    </style:style>
    <style:style style:name="T1758" style:family="text">
      <style:text-properties officeooo:rsid="0cd6e63b"/>
    </style:style>
    <style:style style:name="T1759" style:family="text">
      <style:text-properties officeooo:rsid="0cd86057"/>
    </style:style>
    <style:style style:name="T1760" style:family="text">
      <style:text-properties officeooo:rsid="0cda6dff"/>
    </style:style>
    <style:style style:name="T1761" style:family="text">
      <style:text-properties officeooo:rsid="0cdacf6e"/>
    </style:style>
    <style:style style:name="T1762" style:family="text">
      <style:text-properties officeooo:rsid="0cdadad0"/>
    </style:style>
    <style:style style:name="T1763" style:family="text">
      <style:text-properties officeooo:rsid="0cdbbf32"/>
    </style:style>
    <style:style style:name="T1764" style:family="text">
      <style:text-properties officeooo:rsid="0cdcdc94"/>
    </style:style>
    <style:style style:name="T1765" style:family="text">
      <style:text-properties officeooo:rsid="0cdea8f3"/>
    </style:style>
    <style:style style:name="T1766" style:family="text">
      <style:text-properties officeooo:rsid="0ce071aa"/>
    </style:style>
    <style:style style:name="T1767" style:family="text">
      <style:text-properties officeooo:rsid="0ce1f8ef"/>
    </style:style>
    <style:style style:name="T1768" style:family="text">
      <style:text-properties officeooo:rsid="0ce20ede"/>
    </style:style>
    <style:style style:name="T1769" style:family="text">
      <style:text-properties officeooo:rsid="0ce3d138"/>
    </style:style>
    <style:style style:name="T1770" style:family="text">
      <style:text-properties officeooo:rsid="0ce48ba9"/>
    </style:style>
    <style:style style:name="T1771" style:family="text">
      <style:text-properties officeooo:rsid="0ce61041"/>
    </style:style>
    <style:style style:name="T1772" style:family="text">
      <style:text-properties officeooo:rsid="0ce70a63"/>
    </style:style>
    <style:style style:name="T1773" style:family="text">
      <style:text-properties officeooo:rsid="0ce73aea"/>
    </style:style>
    <style:style style:name="T1774" style:family="text">
      <style:text-properties officeooo:rsid="0ce89a7c"/>
    </style:style>
    <style:style style:name="T1775" style:family="text">
      <style:text-properties officeooo:rsid="0cea04a1"/>
    </style:style>
    <style:style style:name="T1776" style:family="text">
      <style:text-properties officeooo:rsid="0cea3a3d"/>
    </style:style>
    <style:style style:name="T1777" style:family="text">
      <style:text-properties officeooo:rsid="0cead7a9"/>
    </style:style>
    <style:style style:name="T1778" style:family="text">
      <style:text-properties officeooo:rsid="0cebf51c"/>
    </style:style>
    <style:style style:name="T1779" style:family="text">
      <style:text-properties officeooo:rsid="0cf17178"/>
    </style:style>
    <style:style style:name="T1780" style:family="text">
      <style:text-properties officeooo:rsid="0cf2760d"/>
    </style:style>
    <style:style style:name="T1781" style:family="text">
      <style:text-properties officeooo:rsid="0cf34945"/>
    </style:style>
    <style:style style:name="T1782" style:family="text">
      <style:text-properties officeooo:rsid="0cf71b24"/>
    </style:style>
    <style:style style:name="T1783" style:family="text">
      <style:text-properties officeooo:rsid="0cf76011"/>
    </style:style>
    <style:style style:name="T1784" style:family="text">
      <style:text-properties officeooo:rsid="0cf8bb78"/>
    </style:style>
    <style:style style:name="T1785" style:family="text">
      <style:text-properties officeooo:rsid="0cfa5e14"/>
    </style:style>
    <style:style style:name="T1786" style:family="text">
      <style:text-properties officeooo:rsid="0cfa754e"/>
    </style:style>
    <style:style style:name="T1787" style:family="text">
      <style:text-properties officeooo:rsid="0cfb9537"/>
    </style:style>
    <style:style style:name="T1788" style:family="text">
      <style:text-properties officeooo:rsid="0cff1d6c"/>
    </style:style>
    <style:style style:name="T1789" style:family="text">
      <style:text-properties officeooo:rsid="0cff61d6"/>
    </style:style>
    <style:style style:name="T1790" style:family="text">
      <style:text-properties officeooo:rsid="0d00880c"/>
    </style:style>
    <style:style style:name="T1791" style:family="text">
      <style:text-properties officeooo:rsid="0d01a914"/>
    </style:style>
    <style:style style:name="T1792" style:family="text">
      <style:text-properties officeooo:rsid="0d01ff19"/>
    </style:style>
    <style:style style:name="T1793" style:family="text">
      <style:text-properties officeooo:rsid="0d02c634"/>
    </style:style>
    <style:style style:name="T1794" style:family="text">
      <style:text-properties officeooo:rsid="0d030a08"/>
    </style:style>
    <style:style style:name="T1795" style:family="text">
      <style:text-properties officeooo:rsid="0d04bda3"/>
    </style:style>
    <style:style style:name="T1796" style:family="text">
      <style:text-properties officeooo:rsid="0d056ab9"/>
    </style:style>
    <style:style style:name="T1797" style:family="text">
      <style:text-properties officeooo:rsid="0d074acb"/>
    </style:style>
    <style:style style:name="T1798" style:family="text">
      <style:text-properties officeooo:rsid="0d079352"/>
    </style:style>
    <style:style style:name="T1799" style:family="text">
      <style:text-properties officeooo:rsid="0d0b594d"/>
    </style:style>
    <style:style style:name="T1800" style:family="text">
      <style:text-properties officeooo:rsid="0d0e9c20"/>
    </style:style>
    <style:style style:name="T1801" style:family="text">
      <style:text-properties officeooo:rsid="0d1027e9"/>
    </style:style>
    <style:style style:name="T1802" style:family="text">
      <style:text-properties officeooo:rsid="0d115b0d"/>
    </style:style>
    <style:style style:name="T1803" style:family="text">
      <style:text-properties officeooo:rsid="0d13535a"/>
    </style:style>
    <style:style style:name="T1804" style:family="text">
      <style:text-properties officeooo:rsid="0d149dbe"/>
    </style:style>
    <style:style style:name="T1805" style:family="text">
      <style:text-properties officeooo:rsid="0d15b7c6"/>
    </style:style>
    <style:style style:name="T1806" style:family="text">
      <style:text-properties officeooo:rsid="0d1766f3"/>
    </style:style>
    <style:style style:name="T1807" style:family="text">
      <style:text-properties officeooo:rsid="0d18c95a"/>
    </style:style>
    <style:style style:name="T1808" style:family="text">
      <style:text-properties officeooo:rsid="0d1a2bb3"/>
    </style:style>
    <style:style style:name="T1809" style:family="text">
      <style:text-properties officeooo:rsid="0d1a52f0"/>
    </style:style>
    <style:style style:name="T1810" style:family="text">
      <style:text-properties officeooo:rsid="0d1c17c8"/>
    </style:style>
    <style:style style:name="T1811" style:family="text">
      <style:text-properties officeooo:rsid="0d1e50b3"/>
    </style:style>
    <style:style style:name="T1812" style:family="text">
      <style:text-properties officeooo:rsid="0d1f7d8d"/>
    </style:style>
    <style:style style:name="T1813" style:family="text">
      <style:text-properties officeooo:rsid="0d2044ce"/>
    </style:style>
    <style:style style:name="T1814" style:family="text">
      <style:text-properties officeooo:rsid="0d204a68"/>
    </style:style>
    <style:style style:name="T1815" style:family="text">
      <style:text-properties officeooo:rsid="0d206403"/>
    </style:style>
    <style:style style:name="T1816" style:family="text">
      <style:text-properties officeooo:rsid="0d20f6bf"/>
    </style:style>
    <style:style style:name="T1817" style:family="text">
      <style:text-properties officeooo:rsid="0d212c98"/>
    </style:style>
    <style:style style:name="T1818" style:family="text">
      <style:text-properties officeooo:rsid="0d224b61"/>
    </style:style>
    <style:style style:name="T1819" style:family="text">
      <style:text-properties officeooo:rsid="0d241450"/>
    </style:style>
    <style:style style:name="T1820" style:family="text">
      <style:text-properties officeooo:rsid="0d24ed81"/>
    </style:style>
    <style:style style:name="T1821" style:family="text">
      <style:text-properties officeooo:rsid="0d26ba6e"/>
    </style:style>
    <style:style style:name="T1822" style:family="text">
      <style:text-properties officeooo:rsid="0d27af78"/>
    </style:style>
    <style:style style:name="T1823" style:family="text">
      <style:text-properties officeooo:rsid="0d2922e3"/>
    </style:style>
    <style:style style:name="T1824" style:family="text">
      <style:text-properties officeooo:rsid="0d2b2134"/>
    </style:style>
    <style:style style:name="T1825" style:family="text">
      <style:text-properties officeooo:rsid="0d3c26ce"/>
    </style:style>
    <style:style style:name="T1826" style:family="text">
      <style:text-properties officeooo:rsid="0d3f54d4"/>
    </style:style>
    <style:style style:name="T1827" style:family="text">
      <style:text-properties officeooo:rsid="0d3fc833"/>
    </style:style>
    <style:style style:name="T1828" style:family="text">
      <style:text-properties officeooo:rsid="0d403b2b"/>
    </style:style>
    <style:style style:name="T1829" style:family="text">
      <style:text-properties officeooo:rsid="0d421838"/>
    </style:style>
    <style:style style:name="T1830" style:family="text">
      <style:text-properties officeooo:rsid="0d441399"/>
    </style:style>
    <style:style style:name="T1831" style:family="text">
      <style:text-properties officeooo:rsid="0d46609e"/>
    </style:style>
    <style:style style:name="T1832" style:family="text">
      <style:text-properties officeooo:rsid="0d47cc63"/>
    </style:style>
    <style:style style:name="T1833" style:family="text">
      <style:text-properties officeooo:rsid="0d49f01c"/>
    </style:style>
    <style:style style:name="T1834" style:family="text">
      <style:text-properties officeooo:rsid="0d4acf8a"/>
    </style:style>
    <style:style style:name="T1835" style:family="text">
      <style:text-properties officeooo:rsid="0d4cd987"/>
    </style:style>
    <style:style style:name="T1836" style:family="text">
      <style:text-properties officeooo:rsid="0d4df383"/>
    </style:style>
    <style:style style:name="T1837" style:family="text">
      <style:text-properties officeooo:rsid="0d4ee2f6"/>
    </style:style>
    <style:style style:name="T1838" style:family="text">
      <style:text-properties officeooo:rsid="0d4faae3"/>
    </style:style>
    <style:style style:name="T1839" style:family="text">
      <style:text-properties officeooo:rsid="0d50d104"/>
    </style:style>
    <style:style style:name="T1840" style:family="text">
      <style:text-properties officeooo:rsid="0d529151"/>
    </style:style>
    <style:style style:name="T1841" style:family="text">
      <style:text-properties officeooo:rsid="0d52fbd6"/>
    </style:style>
    <style:style style:name="T1842" style:family="text">
      <style:text-properties officeooo:rsid="0d5367af"/>
    </style:style>
    <style:style style:name="T1843" style:family="text">
      <style:text-properties officeooo:rsid="0d554526"/>
    </style:style>
    <style:style style:name="T1844" style:family="text">
      <style:text-properties officeooo:rsid="0d56cf87"/>
    </style:style>
    <style:style style:name="T1845" style:family="text">
      <style:text-properties officeooo:rsid="0d570e73"/>
    </style:style>
    <style:style style:name="T1846" style:family="text">
      <style:text-properties officeooo:rsid="0d58c25a"/>
    </style:style>
    <style:style style:name="T1847" style:family="text">
      <style:text-properties officeooo:rsid="0d5959b8"/>
    </style:style>
    <style:style style:name="T1848" style:family="text">
      <style:text-properties officeooo:rsid="0d59c19f"/>
    </style:style>
    <style:style style:name="T1849" style:family="text">
      <style:text-properties officeooo:rsid="0d5b428b"/>
    </style:style>
    <style:style style:name="T1850" style:family="text">
      <style:text-properties officeooo:rsid="0d5c1f39"/>
    </style:style>
    <style:style style:name="T1851" style:family="text">
      <style:text-properties officeooo:rsid="0d5e489c"/>
    </style:style>
    <style:style style:name="T1852" style:family="text">
      <style:text-properties officeooo:rsid="0d600d39"/>
    </style:style>
    <style:style style:name="T1853" style:family="text">
      <style:text-properties officeooo:rsid="0d61b804"/>
    </style:style>
    <style:style style:name="T1854" style:family="text">
      <style:text-properties officeooo:rsid="0d632c1f"/>
    </style:style>
    <style:style style:name="T1855" style:family="text">
      <style:text-properties officeooo:rsid="0d67fc5d"/>
    </style:style>
    <style:style style:name="T1856" style:family="text">
      <style:text-properties officeooo:rsid="0d68e321"/>
    </style:style>
    <style:style style:name="T1857" style:family="text">
      <style:text-properties officeooo:rsid="0d6919ca"/>
    </style:style>
    <style:style style:name="T1858" style:family="text">
      <style:text-properties officeooo:rsid="0d6a035d"/>
    </style:style>
    <style:style style:name="T1859" style:family="text">
      <style:text-properties officeooo:rsid="0d6c44a9"/>
    </style:style>
    <style:style style:name="T1860" style:family="text">
      <style:text-properties officeooo:rsid="0d6db92f"/>
    </style:style>
    <style:style style:name="T1861" style:family="text">
      <style:text-properties officeooo:rsid="0d70322e"/>
    </style:style>
    <style:style style:name="T1862" style:family="text">
      <style:text-properties officeooo:rsid="0d715789"/>
    </style:style>
    <style:style style:name="T1863" style:family="text">
      <style:text-properties officeooo:rsid="0d729933"/>
    </style:style>
    <style:style style:name="T1864" style:family="text">
      <style:text-properties officeooo:rsid="0d729eca"/>
    </style:style>
    <style:style style:name="T1865" style:family="text">
      <style:text-properties officeooo:rsid="0d770f77"/>
    </style:style>
    <style:style style:name="T1866" style:family="text">
      <style:text-properties officeooo:rsid="0d784d01"/>
    </style:style>
    <style:style style:name="T1867" style:family="text">
      <style:text-properties officeooo:rsid="0d797562"/>
    </style:style>
    <style:style style:name="T1868" style:family="text">
      <style:text-properties officeooo:rsid="0d7b8b68"/>
    </style:style>
    <style:style style:name="T1869" style:family="text">
      <style:text-properties officeooo:rsid="0d7c1736"/>
    </style:style>
    <style:style style:name="T1870" style:family="text">
      <style:text-properties officeooo:rsid="0d7c9f5a"/>
    </style:style>
    <style:style style:name="T1871" style:family="text">
      <style:text-properties officeooo:rsid="0d7e769c"/>
    </style:style>
    <style:style style:name="T1872" style:family="text">
      <style:text-properties officeooo:rsid="0d7ebb98"/>
    </style:style>
    <style:style style:name="T1873" style:family="text">
      <style:text-properties officeooo:rsid="0d805f33"/>
    </style:style>
    <style:style style:name="T1874" style:family="text">
      <style:text-properties officeooo:rsid="0d81eb18"/>
    </style:style>
    <style:style style:name="T1875" style:family="text">
      <style:text-properties officeooo:rsid="0d85db34"/>
    </style:style>
    <style:style style:name="T1876" style:family="text">
      <style:text-properties officeooo:rsid="0d86de29"/>
    </style:style>
    <style:style style:name="T1877" style:family="text">
      <style:text-properties officeooo:rsid="0d870677"/>
    </style:style>
    <style:style style:name="T1878" style:family="text">
      <style:text-properties officeooo:rsid="0d8a11d9"/>
    </style:style>
    <style:style style:name="T1879" style:family="text">
      <style:text-properties officeooo:rsid="0d8ca6b7"/>
    </style:style>
    <style:style style:name="T1880" style:family="text">
      <style:text-properties officeooo:rsid="0d8e4b89"/>
    </style:style>
    <style:style style:name="T1881" style:family="text">
      <style:text-properties officeooo:rsid="0d901a97"/>
    </style:style>
    <style:style style:name="T1882" style:family="text">
      <style:text-properties officeooo:rsid="0d90f89d"/>
    </style:style>
    <style:style style:name="T1883" style:family="text">
      <style:text-properties officeooo:rsid="0d92f5a4"/>
    </style:style>
    <style:style style:name="T1884" style:family="text">
      <style:text-properties officeooo:rsid="0d930962"/>
    </style:style>
    <style:style style:name="T1885" style:family="text">
      <style:text-properties officeooo:rsid="0d968608"/>
    </style:style>
    <style:style style:name="T1886" style:family="text">
      <style:text-properties officeooo:rsid="0d96c1ea"/>
    </style:style>
    <style:style style:name="T1887" style:family="text">
      <style:text-properties officeooo:rsid="0d988e67"/>
    </style:style>
    <style:style style:name="T1888" style:family="text">
      <style:text-properties officeooo:rsid="0d9932d6"/>
    </style:style>
    <style:style style:name="T1889" style:family="text">
      <style:text-properties officeooo:rsid="0d99ea54"/>
    </style:style>
    <style:style style:name="T1890" style:family="text">
      <style:text-properties officeooo:rsid="0d9af3cb"/>
    </style:style>
    <style:style style:name="T1891" style:family="text">
      <style:text-properties officeooo:rsid="0d9c260b"/>
    </style:style>
    <style:style style:name="T1892" style:family="text">
      <style:text-properties officeooo:rsid="0d9d9532"/>
    </style:style>
    <style:style style:name="T1893" style:family="text">
      <style:text-properties officeooo:rsid="0d9f448c"/>
    </style:style>
    <style:style style:name="T1894" style:family="text">
      <style:text-properties officeooo:rsid="0da04222"/>
    </style:style>
    <style:style style:name="T1895" style:family="text">
      <style:text-properties officeooo:rsid="0da18a56"/>
    </style:style>
    <style:style style:name="T1896" style:family="text">
      <style:text-properties officeooo:rsid="0da20b75"/>
    </style:style>
    <style:style style:name="T1897" style:family="text">
      <style:text-properties officeooo:rsid="0da35cde"/>
    </style:style>
    <style:style style:name="T1898" style:family="text">
      <style:text-properties officeooo:rsid="0da50257"/>
    </style:style>
    <style:style style:name="T1899" style:family="text">
      <style:text-properties officeooo:rsid="0da60b1e"/>
    </style:style>
    <style:style style:name="T1900" style:family="text">
      <style:text-properties officeooo:rsid="0da6f8aa"/>
    </style:style>
    <style:style style:name="T1901" style:family="text">
      <style:text-properties officeooo:rsid="0da826cd"/>
    </style:style>
    <style:style style:name="T1902" style:family="text">
      <style:text-properties officeooo:rsid="0da83eb6"/>
    </style:style>
    <style:style style:name="T1903" style:family="text">
      <style:text-properties officeooo:rsid="0da865e0"/>
    </style:style>
    <style:style style:name="T1904" style:family="text">
      <style:text-properties officeooo:rsid="0daa18d3"/>
    </style:style>
    <style:style style:name="T1905" style:family="text">
      <style:text-properties officeooo:rsid="0daa88fc"/>
    </style:style>
    <style:style style:name="T1906" style:family="text">
      <style:text-properties officeooo:rsid="0dac0db3"/>
    </style:style>
    <style:style style:name="T1907" style:family="text">
      <style:text-properties officeooo:rsid="0dacc927"/>
    </style:style>
    <style:style style:name="T1908" style:family="text">
      <style:text-properties officeooo:rsid="0daff3e3"/>
    </style:style>
    <style:style style:name="T1909" style:family="text">
      <style:text-properties officeooo:rsid="0db1cde4"/>
    </style:style>
    <style:style style:name="T1910" style:family="text">
      <style:text-properties officeooo:rsid="0db370ec"/>
    </style:style>
    <style:style style:name="T1911" style:family="text">
      <style:text-properties officeooo:rsid="0db44079"/>
    </style:style>
    <style:style style:name="T1912" style:family="text">
      <style:text-properties officeooo:rsid="0db61bf3"/>
    </style:style>
    <style:style style:name="T1913" style:family="text">
      <style:text-properties officeooo:rsid="0db7c81b"/>
    </style:style>
    <style:style style:name="T1914" style:family="text">
      <style:text-properties officeooo:rsid="0db97649"/>
    </style:style>
    <style:style style:name="T1915" style:family="text">
      <style:text-properties officeooo:rsid="0dba0161"/>
    </style:style>
    <style:style style:name="T1916" style:family="text">
      <style:text-properties officeooo:rsid="0dba5ecb"/>
    </style:style>
    <style:style style:name="T1917" style:family="text">
      <style:text-properties officeooo:rsid="0dbab662"/>
    </style:style>
    <style:style style:name="T1918" style:family="text">
      <style:text-properties officeooo:rsid="0dbbc46d"/>
    </style:style>
    <style:style style:name="T1919" style:family="text">
      <style:text-properties officeooo:rsid="0dbc6d36"/>
    </style:style>
    <style:style style:name="T1920" style:family="text">
      <style:text-properties officeooo:rsid="0dbd681b"/>
    </style:style>
    <style:style style:name="T1921" style:family="text">
      <style:text-properties officeooo:rsid="0dbf27cb"/>
    </style:style>
    <style:style style:name="T1922" style:family="text">
      <style:text-properties officeooo:rsid="0dc0eff1"/>
    </style:style>
    <style:style style:name="T1923" style:family="text">
      <style:text-properties officeooo:rsid="0dc2d520"/>
    </style:style>
    <style:style style:name="T1924" style:family="text">
      <style:text-properties officeooo:rsid="0dc6c3bc"/>
    </style:style>
    <style:style style:name="T1925" style:family="text">
      <style:text-properties officeooo:rsid="0dc8be92"/>
    </style:style>
    <style:style style:name="T1926" style:family="text">
      <style:text-properties officeooo:rsid="0dca6f54"/>
    </style:style>
    <style:style style:name="T1927" style:family="text">
      <style:text-properties officeooo:rsid="0dcce78f"/>
    </style:style>
    <style:style style:name="T1928" style:family="text">
      <style:text-properties officeooo:rsid="0dccfa51"/>
    </style:style>
    <style:style style:name="T1929" style:family="text">
      <style:text-properties officeooo:rsid="0dce003e"/>
    </style:style>
    <style:style style:name="T1930" style:family="text">
      <style:text-properties officeooo:rsid="0dcfe216"/>
    </style:style>
    <style:style style:name="T1931" style:family="text">
      <style:text-properties officeooo:rsid="0dcff6a7"/>
    </style:style>
    <style:style style:name="T1932" style:family="text">
      <style:text-properties officeooo:rsid="0dd3d8aa"/>
    </style:style>
    <style:style style:name="T1933" style:family="text">
      <style:text-properties officeooo:rsid="0dd597a0"/>
    </style:style>
    <style:style style:name="T1934" style:family="text">
      <style:text-properties officeooo:rsid="0dd66a2d"/>
    </style:style>
    <style:style style:name="T1935" style:family="text">
      <style:text-properties officeooo:rsid="0dd8fe1b"/>
    </style:style>
    <style:style style:name="T1936" style:family="text">
      <style:text-properties officeooo:rsid="0ddb2045"/>
    </style:style>
    <style:style style:name="T1937" style:family="text">
      <style:text-properties officeooo:rsid="0ddbba03"/>
    </style:style>
    <style:style style:name="T1938" style:family="text">
      <style:text-properties officeooo:rsid="0ddeba75"/>
    </style:style>
    <style:style style:name="T1939" style:family="text">
      <style:text-properties officeooo:rsid="0de05915"/>
    </style:style>
    <style:style style:name="T1940" style:family="text">
      <style:text-properties officeooo:rsid="0de20747"/>
    </style:style>
    <style:style style:name="T1941" style:family="text">
      <style:text-properties officeooo:rsid="0de37f1a"/>
    </style:style>
    <style:style style:name="T1942" style:family="text">
      <style:text-properties officeooo:rsid="0de533a2"/>
    </style:style>
    <style:style style:name="T1943" style:family="text">
      <style:text-properties officeooo:rsid="0de69a97"/>
    </style:style>
    <style:style style:name="T1944" style:family="text">
      <style:text-properties officeooo:rsid="0dea8b8e"/>
    </style:style>
    <style:style style:name="T1945" style:family="text">
      <style:text-properties officeooo:rsid="0dec23aa"/>
    </style:style>
    <style:style style:name="T1946" style:family="text">
      <style:text-properties officeooo:rsid="0dee7dd7"/>
    </style:style>
    <style:style style:name="T1947" style:family="text">
      <style:text-properties officeooo:rsid="0df0163c"/>
    </style:style>
    <style:style style:name="T1948" style:family="text">
      <style:text-properties officeooo:rsid="0df02644"/>
    </style:style>
    <style:style style:name="T1949" style:family="text">
      <style:text-properties officeooo:rsid="0df21087"/>
    </style:style>
    <style:style style:name="T1950" style:family="text">
      <style:text-properties officeooo:rsid="0df49e6b"/>
    </style:style>
    <style:style style:name="T1951" style:family="text">
      <style:text-properties officeooo:rsid="0df525fe"/>
    </style:style>
    <style:style style:name="T1952" style:family="text">
      <style:text-properties officeooo:rsid="0df6fce1"/>
    </style:style>
    <style:style style:name="T1953" style:family="text">
      <style:text-properties officeooo:rsid="0dfa41e6"/>
    </style:style>
    <style:style style:name="T1954" style:family="text">
      <style:text-properties officeooo:rsid="0dfbbe95"/>
    </style:style>
    <style:style style:name="T1955" style:family="text">
      <style:text-properties officeooo:rsid="0dfc75f9"/>
    </style:style>
    <style:style style:name="T1956" style:family="text">
      <style:text-properties officeooo:rsid="0dfc97b3"/>
    </style:style>
    <style:style style:name="T1957" style:family="text">
      <style:text-properties officeooo:rsid="0dfe14e1"/>
    </style:style>
    <style:style style:name="T1958" style:family="text">
      <style:text-properties officeooo:rsid="0dfedc34"/>
    </style:style>
    <style:style style:name="T1959" style:family="text">
      <style:text-properties officeooo:rsid="0e007a5d"/>
    </style:style>
    <style:style style:name="T1960" style:family="text">
      <style:text-properties officeooo:rsid="0e017f1c"/>
    </style:style>
    <style:style style:name="T1961" style:family="text">
      <style:text-properties officeooo:rsid="0e03ca29"/>
    </style:style>
    <style:style style:name="T1962" style:family="text">
      <style:text-properties officeooo:rsid="0e04082d"/>
    </style:style>
    <style:style style:name="T1963" style:family="text">
      <style:text-properties officeooo:rsid="0e04a68d"/>
    </style:style>
    <style:style style:name="T1964" style:family="text">
      <style:text-properties officeooo:rsid="0e0629f1"/>
    </style:style>
    <style:style style:name="T1965" style:family="text">
      <style:text-properties officeooo:rsid="0e06a0a9"/>
    </style:style>
    <style:style style:name="T1966" style:family="text">
      <style:text-properties officeooo:rsid="0e088ef9"/>
    </style:style>
    <style:style style:name="T1967" style:family="text">
      <style:text-properties officeooo:rsid="0e0cb140"/>
    </style:style>
    <style:style style:name="T1968" style:family="text">
      <style:text-properties officeooo:rsid="0e0e07e6"/>
    </style:style>
    <style:style style:name="T1969" style:family="text">
      <style:text-properties officeooo:rsid="0e0eb64c"/>
    </style:style>
    <style:style style:name="T1970" style:family="text">
      <style:text-properties officeooo:rsid="0e0fb97f"/>
    </style:style>
    <style:style style:name="T1971" style:family="text">
      <style:text-properties officeooo:rsid="0e10c035"/>
    </style:style>
    <style:style style:name="T1972" style:family="text">
      <style:text-properties officeooo:rsid="0e14d68f"/>
    </style:style>
    <style:style style:name="T1973" style:family="text">
      <style:text-properties officeooo:rsid="0e158740"/>
    </style:style>
    <style:style style:name="T1974" style:family="text">
      <style:text-properties officeooo:rsid="0e17bca5"/>
    </style:style>
    <style:style style:name="T1975" style:family="text">
      <style:text-properties officeooo:rsid="0e1942fe"/>
    </style:style>
    <style:style style:name="T1976" style:family="text">
      <style:text-properties officeooo:rsid="0e1bb834"/>
    </style:style>
    <style:style style:name="T1977" style:family="text">
      <style:text-properties officeooo:rsid="0e1e30b8"/>
    </style:style>
    <style:style style:name="T1978" style:family="text">
      <style:text-properties officeooo:rsid="0e2000c7"/>
    </style:style>
    <style:style style:name="T1979" style:family="text">
      <style:text-properties officeooo:rsid="0e21a55b"/>
    </style:style>
    <style:style style:name="T1980" style:family="text">
      <style:text-properties officeooo:rsid="0e21ec5c"/>
    </style:style>
    <style:style style:name="T1981" style:family="text">
      <style:text-properties officeooo:rsid="0e2259dc"/>
    </style:style>
    <style:style style:name="T1982" style:family="text">
      <style:text-properties officeooo:rsid="0e243c15"/>
    </style:style>
    <style:style style:name="T1983" style:family="text">
      <style:text-properties officeooo:rsid="0e25b79c"/>
    </style:style>
    <style:style style:name="T1984" style:family="text">
      <style:text-properties officeooo:rsid="0e266a42"/>
    </style:style>
    <style:style style:name="T1985" style:family="text">
      <style:text-properties officeooo:rsid="0e26e935"/>
    </style:style>
    <style:style style:name="T1986" style:family="text">
      <style:text-properties officeooo:rsid="0e2755b6"/>
    </style:style>
    <style:style style:name="T1987" style:family="text">
      <style:text-properties officeooo:rsid="0e28d8ca"/>
    </style:style>
    <style:style style:name="T1988" style:family="text">
      <style:text-properties officeooo:rsid="0e296486"/>
    </style:style>
    <style:style style:name="T1989" style:family="text">
      <style:text-properties officeooo:rsid="0e2c8593"/>
    </style:style>
    <style:style style:name="T1990" style:family="text">
      <style:text-properties officeooo:rsid="0e2c8e9f"/>
    </style:style>
    <style:style style:name="T1991" style:family="text">
      <style:text-properties officeooo:rsid="0e2db948"/>
    </style:style>
    <style:style style:name="T1992" style:family="text">
      <style:text-properties officeooo:rsid="0e2f9d65"/>
    </style:style>
    <style:style style:name="T1993" style:family="text">
      <style:text-properties officeooo:rsid="0e3146c9"/>
    </style:style>
    <style:style style:name="T1994" style:family="text">
      <style:text-properties officeooo:rsid="0e3480be"/>
    </style:style>
    <style:style style:name="T1995" style:family="text">
      <style:text-properties officeooo:rsid="0e36622f"/>
    </style:style>
    <style:style style:name="T1996" style:family="text">
      <style:text-properties officeooo:rsid="0e36d50f"/>
    </style:style>
    <style:style style:name="T1997" style:family="text">
      <style:text-properties officeooo:rsid="0e3aa42a"/>
    </style:style>
    <style:style style:name="T1998" style:family="text">
      <style:text-properties officeooo:rsid="0e3af3dc"/>
    </style:style>
    <style:style style:name="T1999" style:family="text">
      <style:text-properties officeooo:rsid="0e3d4ed6"/>
    </style:style>
    <style:style style:name="T2000" style:family="text">
      <style:text-properties officeooo:rsid="0e3f4559"/>
    </style:style>
    <style:style style:name="T2001" style:family="text">
      <style:text-properties officeooo:rsid="0e4130f5"/>
    </style:style>
    <style:style style:name="T2002" style:family="text">
      <style:text-properties officeooo:rsid="0e448f11"/>
    </style:style>
    <style:style style:name="T2003" style:family="text">
      <style:text-properties officeooo:rsid="0e470530"/>
    </style:style>
    <style:style style:name="T2004" style:family="text">
      <style:text-properties officeooo:rsid="0e48de61"/>
    </style:style>
    <style:style style:name="T2005" style:family="text">
      <style:text-properties officeooo:rsid="0e4a5c02"/>
    </style:style>
    <style:style style:name="T2006" style:family="text">
      <style:text-properties officeooo:rsid="0e4abf13"/>
    </style:style>
    <style:style style:name="T2007" style:family="text">
      <style:text-properties officeooo:rsid="0e4c8a6d"/>
    </style:style>
    <style:style style:name="T2008" style:family="text">
      <style:text-properties officeooo:rsid="0e4e325a"/>
    </style:style>
    <style:style style:name="T2009" style:family="text">
      <style:text-properties officeooo:rsid="0e501004"/>
    </style:style>
    <style:style style:name="T2010" style:family="text">
      <style:text-properties officeooo:rsid="0e51baf9"/>
    </style:style>
    <style:style style:name="T2011" style:family="text">
      <style:text-properties officeooo:rsid="0e520e3e"/>
    </style:style>
    <style:style style:name="T2012" style:family="text">
      <style:text-properties officeooo:rsid="0e52a273"/>
    </style:style>
    <style:style style:name="T2013" style:family="text">
      <style:text-properties officeooo:rsid="0e55863a"/>
    </style:style>
    <style:style style:name="T2014" style:family="text">
      <style:text-properties officeooo:rsid="0e55e057"/>
    </style:style>
    <style:style style:name="T2015" style:family="text">
      <style:text-properties officeooo:rsid="0e5a11df"/>
    </style:style>
    <style:style style:name="T2016" style:family="text">
      <style:text-properties officeooo:rsid="0e5c96b2"/>
    </style:style>
    <style:style style:name="T2017" style:family="text">
      <style:text-properties officeooo:rsid="0e5ce119"/>
    </style:style>
    <style:style style:name="T2018" style:family="text">
      <style:text-properties officeooo:rsid="0e5d5773"/>
    </style:style>
    <style:style style:name="T2019" style:family="text">
      <style:text-properties officeooo:rsid="0e5f08a2"/>
    </style:style>
    <style:style style:name="T2020" style:family="text">
      <style:text-properties officeooo:rsid="0e5ffc6b"/>
    </style:style>
    <style:style style:name="T2021" style:family="text">
      <style:text-properties officeooo:rsid="0e624be4"/>
    </style:style>
    <style:style style:name="T2022" style:family="text">
      <style:text-properties officeooo:rsid="0e64840c"/>
    </style:style>
    <style:style style:name="T2023" style:family="text">
      <style:text-properties officeooo:rsid="0e668f20"/>
    </style:style>
    <style:style style:name="T2024" style:family="text">
      <style:text-properties officeooo:rsid="0e685d60"/>
    </style:style>
    <style:style style:name="T2025" style:family="text">
      <style:text-properties officeooo:rsid="0e68c0c0"/>
    </style:style>
    <style:style style:name="T2026" style:family="text">
      <style:text-properties officeooo:rsid="0e6a50d8"/>
    </style:style>
    <style:style style:name="T2027" style:family="text">
      <style:text-properties officeooo:rsid="0e6aa266"/>
    </style:style>
    <style:style style:name="T2028" style:family="text">
      <style:text-properties officeooo:rsid="0e6bf904"/>
    </style:style>
    <style:style style:name="T2029" style:family="text">
      <style:text-properties officeooo:rsid="0e6ebc81"/>
    </style:style>
    <style:style style:name="T2030" style:family="text">
      <style:text-properties officeooo:rsid="0e71a9ff"/>
    </style:style>
    <style:style style:name="T2031" style:family="text">
      <style:text-properties officeooo:rsid="0e740c4b"/>
    </style:style>
    <style:style style:name="T2032" style:family="text">
      <style:text-properties officeooo:rsid="0e74cb3c"/>
    </style:style>
    <style:style style:name="T2033" style:family="text">
      <style:text-properties officeooo:rsid="0e771fbf"/>
    </style:style>
    <style:style style:name="T2034" style:family="text">
      <style:text-properties officeooo:rsid="0e77ef2d"/>
    </style:style>
    <style:style style:name="T2035" style:family="text">
      <style:text-properties officeooo:rsid="0e79476f"/>
    </style:style>
    <style:style style:name="T2036" style:family="text">
      <style:text-properties officeooo:rsid="0e7947f7"/>
    </style:style>
    <style:style style:name="T2037" style:family="text">
      <style:text-properties officeooo:rsid="0e7ae936"/>
    </style:style>
    <style:style style:name="T2038" style:family="text">
      <style:text-properties officeooo:rsid="0e7b8e95"/>
    </style:style>
    <style:style style:name="T2039" style:family="text">
      <style:text-properties officeooo:rsid="0e7c3368"/>
    </style:style>
    <style:style style:name="T2040" style:family="text">
      <style:text-properties officeooo:rsid="0e7db78d"/>
    </style:style>
    <style:style style:name="T2041" style:family="text">
      <style:text-properties officeooo:rsid="0e7f72e4"/>
    </style:style>
    <style:style style:name="T2042" style:family="text">
      <style:text-properties officeooo:rsid="0e826a2d"/>
    </style:style>
    <style:style style:name="T2043" style:family="text">
      <style:text-properties officeooo:rsid="0e84b77b"/>
    </style:style>
    <style:style style:name="T2044" style:family="text">
      <style:text-properties officeooo:rsid="0e850f08"/>
    </style:style>
    <style:style style:name="T2045" style:family="text">
      <style:text-properties officeooo:rsid="0e86fdf8"/>
    </style:style>
    <style:style style:name="T2046" style:family="text">
      <style:text-properties officeooo:rsid="0e8a5187"/>
    </style:style>
    <style:style style:name="T2047" style:family="text">
      <style:text-properties officeooo:rsid="0e8e4a09"/>
    </style:style>
    <style:style style:name="T2048" style:family="text">
      <style:text-properties officeooo:rsid="0e8eece3"/>
    </style:style>
    <style:style style:name="T2049" style:family="text">
      <style:text-properties officeooo:rsid="0e90c60c"/>
    </style:style>
    <style:style style:name="T2050" style:family="text">
      <style:text-properties officeooo:rsid="0e93684f"/>
    </style:style>
    <style:style style:name="T2051" style:family="text">
      <style:text-properties officeooo:rsid="0e94ffe0"/>
    </style:style>
    <style:style style:name="T2052" style:family="text">
      <style:text-properties officeooo:rsid="0e961992"/>
    </style:style>
    <style:style style:name="T2053" style:family="text">
      <style:text-properties officeooo:rsid="0e9bbcd7"/>
    </style:style>
    <style:style style:name="T2054" style:family="text">
      <style:text-properties officeooo:rsid="0e9cfce7"/>
    </style:style>
    <style:style style:name="T2055" style:family="text">
      <style:text-properties officeooo:rsid="0e9fd518"/>
    </style:style>
    <style:style style:name="T2056" style:family="text">
      <style:text-properties officeooo:rsid="0ea118cf"/>
    </style:style>
    <style:style style:name="T2057" style:family="text">
      <style:text-properties officeooo:rsid="0ea41cc4"/>
    </style:style>
    <style:style style:name="T2058" style:family="text">
      <style:text-properties officeooo:rsid="0ea4cb98"/>
    </style:style>
    <style:style style:name="T2059" style:family="text">
      <style:text-properties officeooo:rsid="0ea64216"/>
    </style:style>
    <style:style style:name="T2060" style:family="text">
      <style:text-properties officeooo:rsid="0eadece6"/>
    </style:style>
    <style:style style:name="T2061" style:family="text">
      <style:text-properties officeooo:rsid="0eaef76d"/>
    </style:style>
    <style:style style:name="T2062" style:family="text">
      <style:text-properties officeooo:rsid="0eb0ccd1"/>
    </style:style>
    <style:style style:name="T2063" style:family="text">
      <style:text-properties officeooo:rsid="0eb20bb2"/>
    </style:style>
    <style:style style:name="T2064" style:family="text">
      <style:text-properties officeooo:rsid="0eb667ba"/>
    </style:style>
    <style:style style:name="T2065" style:family="text">
      <style:text-properties officeooo:rsid="0eb68110"/>
    </style:style>
    <style:style style:name="T2066" style:family="text">
      <style:text-properties officeooo:rsid="0eb6c238"/>
    </style:style>
    <style:style style:name="T2067" style:family="text">
      <style:text-properties officeooo:rsid="0eb8472e"/>
    </style:style>
    <style:style style:name="T2068" style:family="text">
      <style:text-properties officeooo:rsid="0eb9a0d2"/>
    </style:style>
    <style:style style:name="T2069" style:family="text">
      <style:text-properties officeooo:rsid="0ebcd41d"/>
    </style:style>
    <style:style style:name="T2070" style:family="text">
      <style:text-properties officeooo:rsid="0ebeb4e4"/>
    </style:style>
    <style:style style:name="T2071" style:family="text">
      <style:text-properties officeooo:rsid="0ec0108d"/>
    </style:style>
    <style:style style:name="T2072" style:family="text">
      <style:text-properties officeooo:rsid="0ec23d23"/>
    </style:style>
    <style:style style:name="T2073" style:family="text">
      <style:text-properties officeooo:rsid="0ec44a39"/>
    </style:style>
    <style:style style:name="T2074" style:family="text">
      <style:text-properties officeooo:rsid="0ec8cbdb"/>
    </style:style>
    <style:style style:name="T2075" style:family="text">
      <style:text-properties officeooo:rsid="0ec8f8cc"/>
    </style:style>
    <style:style style:name="T2076" style:family="text">
      <style:text-properties officeooo:rsid="0eca23fd"/>
    </style:style>
    <style:style style:name="T2077" style:family="text">
      <style:text-properties officeooo:rsid="0ecd3a65"/>
    </style:style>
    <style:style style:name="T2078" style:family="text">
      <style:text-properties officeooo:rsid="0ed0ab8f"/>
    </style:style>
    <style:style style:name="T2079" style:family="text">
      <style:text-properties officeooo:rsid="0ed33dd0"/>
    </style:style>
    <style:style style:name="T2080" style:family="text">
      <style:text-properties officeooo:rsid="0ed513cd"/>
    </style:style>
    <style:style style:name="T2081" style:family="text">
      <style:text-properties officeooo:rsid="0ed90cbf"/>
    </style:style>
    <style:style style:name="T2082" style:family="text">
      <style:text-properties officeooo:rsid="0ed941f2"/>
    </style:style>
    <style:style style:name="T2083" style:family="text">
      <style:text-properties officeooo:rsid="0edabadb"/>
    </style:style>
    <style:style style:name="T2084" style:family="text">
      <style:text-properties officeooo:rsid="0edaf5d5"/>
    </style:style>
    <style:style style:name="T2085" style:family="text">
      <style:text-properties officeooo:rsid="0edcfbe3"/>
    </style:style>
    <style:style style:name="T2086" style:family="text">
      <style:text-properties officeooo:rsid="0ede755f"/>
    </style:style>
    <style:style style:name="T2087" style:family="text">
      <style:text-properties officeooo:rsid="0edfa7a0"/>
    </style:style>
    <style:style style:name="T2088" style:family="text">
      <style:text-properties officeooo:rsid="0edfab72"/>
    </style:style>
    <style:style style:name="T2089" style:family="text">
      <style:text-properties officeooo:rsid="0ee147a6"/>
    </style:style>
    <style:style style:name="T2090" style:family="text">
      <style:text-properties officeooo:rsid="0ee31369"/>
    </style:style>
    <style:style style:name="T2091" style:family="text">
      <style:text-properties officeooo:rsid="0ee70ff1"/>
    </style:style>
    <style:style style:name="T2092" style:family="text">
      <style:text-properties officeooo:rsid="0ef0b640"/>
    </style:style>
    <style:style style:name="T2093" style:family="text">
      <style:text-properties officeooo:rsid="0ef2276e"/>
    </style:style>
    <style:style style:name="T2094" style:family="text">
      <style:text-properties officeooo:rsid="0ef2d8e4"/>
    </style:style>
    <style:style style:name="T2095" style:family="text">
      <style:text-properties officeooo:rsid="0ef4c24e"/>
    </style:style>
    <style:style style:name="T2096" style:family="text">
      <style:text-properties officeooo:rsid="0ef70b0c"/>
    </style:style>
    <style:style style:name="T2097" style:family="text">
      <style:text-properties officeooo:rsid="0efb19be"/>
    </style:style>
    <style:style style:name="T2098" style:family="text">
      <style:text-properties officeooo:rsid="0efb8be3"/>
    </style:style>
    <style:style style:name="T2099" style:family="text">
      <style:text-properties officeooo:rsid="0efc08dc"/>
    </style:style>
    <style:style style:name="T2100" style:family="text">
      <style:text-properties officeooo:rsid="0efcabf1"/>
    </style:style>
    <style:style style:name="T2101" style:family="text">
      <style:text-properties officeooo:rsid="0f0985e8"/>
    </style:style>
    <style:style style:name="T2102" style:family="text">
      <style:text-properties officeooo:rsid="0f09b75f"/>
    </style:style>
    <style:style style:name="T2103" style:family="text">
      <style:text-properties officeooo:rsid="0f0aa3c1"/>
    </style:style>
    <style:style style:name="T2104" style:family="text">
      <style:text-properties officeooo:rsid="0f0ad57c"/>
    </style:style>
    <style:style style:name="T2105" style:family="text">
      <style:text-properties officeooo:rsid="0f0b0fd1"/>
    </style:style>
    <style:style style:name="T2106" style:family="text">
      <style:text-properties officeooo:rsid="0f0babe8"/>
    </style:style>
    <style:style style:name="T2107" style:family="text">
      <style:text-properties officeooo:rsid="0f0e60af"/>
    </style:style>
    <style:style style:name="T2108" style:family="text">
      <style:text-properties officeooo:rsid="0f1510d7"/>
    </style:style>
    <style:style style:name="T2109" style:family="text">
      <style:text-properties officeooo:rsid="0f195d5b"/>
    </style:style>
    <style:style style:name="T2110" style:family="text">
      <style:text-properties officeooo:rsid="0f1afe3e"/>
    </style:style>
    <style:style style:name="T2111" style:family="text">
      <style:text-properties officeooo:rsid="0f1b2576"/>
    </style:style>
    <style:style style:name="T2112" style:family="text">
      <style:text-properties officeooo:rsid="0f1cd219"/>
    </style:style>
    <style:style style:name="T2113" style:family="text">
      <style:text-properties officeooo:rsid="0f1daf40"/>
    </style:style>
    <style:style style:name="T2114" style:family="text">
      <style:text-properties officeooo:rsid="0f1eede3"/>
    </style:style>
    <style:style style:name="T2115" style:family="text">
      <style:text-properties officeooo:rsid="0f200bba"/>
    </style:style>
    <style:style style:name="T2116" style:family="text">
      <style:text-properties officeooo:rsid="0f207e08"/>
    </style:style>
    <style:style style:name="T2117" style:family="text">
      <style:text-properties officeooo:rsid="0f218a2c"/>
    </style:style>
    <style:style style:name="T2118" style:family="text">
      <style:text-properties officeooo:rsid="0f230c49"/>
    </style:style>
    <style:style style:name="T2119" style:family="text">
      <style:text-properties officeooo:rsid="0f275f94"/>
    </style:style>
    <style:style style:name="T2120" style:family="text">
      <style:text-properties officeooo:rsid="0f2b1332"/>
    </style:style>
    <style:style style:name="T2121" style:family="text">
      <style:text-properties officeooo:rsid="0f311d73"/>
    </style:style>
    <style:style style:name="T2122" style:family="text">
      <style:text-properties officeooo:rsid="0f31603b"/>
    </style:style>
    <style:style style:name="T2123" style:family="text">
      <style:text-properties officeooo:rsid="0f3303c2"/>
    </style:style>
    <style:style style:name="T2124" style:family="text">
      <style:text-properties officeooo:rsid="0f38df3a"/>
    </style:style>
    <style:style style:name="T2125" style:family="text">
      <style:text-properties officeooo:rsid="0f3a5583"/>
    </style:style>
    <style:style style:name="T2126" style:family="text">
      <style:text-properties officeooo:rsid="0f3b2fba"/>
    </style:style>
    <style:style style:name="T2127" style:family="text">
      <style:text-properties officeooo:rsid="0f3c721a"/>
    </style:style>
    <style:style style:name="T2128" style:family="text">
      <style:text-properties officeooo:rsid="0f3f9544"/>
    </style:style>
    <style:style style:name="T2129" style:family="text">
      <style:text-properties officeooo:rsid="0f409332"/>
    </style:style>
    <style:style style:name="T2130" style:family="text">
      <style:text-properties officeooo:rsid="0f42891d"/>
    </style:style>
    <style:style style:name="T2131" style:family="text">
      <style:text-properties officeooo:rsid="0f43aa8d"/>
    </style:style>
    <style:style style:name="T2132" style:family="text">
      <style:text-properties officeooo:rsid="0f490ef7"/>
    </style:style>
    <style:style style:name="T2133" style:family="text">
      <style:text-properties officeooo:rsid="0f49c5f5"/>
    </style:style>
    <style:style style:name="T2134" style:family="text">
      <style:text-properties officeooo:rsid="0f4ac296"/>
    </style:style>
    <style:style style:name="T2135" style:family="text">
      <style:text-properties officeooo:rsid="0f4c0c6a"/>
    </style:style>
    <style:style style:name="T2136" style:family="text">
      <style:text-properties officeooo:rsid="0f4d3148"/>
    </style:style>
    <style:style style:name="T2137" style:family="text">
      <style:text-properties officeooo:rsid="0f4ee2aa"/>
    </style:style>
    <style:style style:name="T2138" style:family="text">
      <style:text-properties officeooo:rsid="0f4f7df6"/>
    </style:style>
    <style:style style:name="T2139" style:family="text">
      <style:text-properties officeooo:rsid="0f4fbb23"/>
    </style:style>
    <style:style style:name="T2140" style:family="text">
      <style:text-properties officeooo:rsid="0f50878c"/>
    </style:style>
    <style:style style:name="T2141" style:family="text">
      <style:text-properties officeooo:rsid="0f50982d"/>
    </style:style>
    <style:style style:name="T2142" style:family="text">
      <style:text-properties officeooo:rsid="0f51fb19"/>
    </style:style>
    <style:style style:name="T2143" style:family="text">
      <style:text-properties officeooo:rsid="0f5287d8"/>
    </style:style>
    <style:style style:name="T2144" style:family="text">
      <style:text-properties officeooo:rsid="0f542799"/>
    </style:style>
    <style:style style:name="T2145" style:family="text">
      <style:text-properties officeooo:rsid="0f558c00"/>
    </style:style>
    <style:style style:name="T2146" style:family="text">
      <style:text-properties officeooo:rsid="0f56aee3"/>
    </style:style>
    <style:style style:name="T2147" style:family="text">
      <style:text-properties officeooo:rsid="0f595bb5"/>
    </style:style>
    <style:style style:name="T2148" style:family="text">
      <style:text-properties officeooo:rsid="0f59cd04"/>
    </style:style>
    <style:style style:name="T2149" style:family="text">
      <style:text-properties officeooo:rsid="0f5a3280"/>
    </style:style>
    <style:style style:name="T2150" style:family="text">
      <style:text-properties officeooo:rsid="0f5a5e57"/>
    </style:style>
    <style:style style:name="T2151" style:family="text">
      <style:text-properties officeooo:rsid="0f5b9aad"/>
    </style:style>
    <style:style style:name="T2152" style:family="text">
      <style:text-properties officeooo:rsid="0f5bcfa1"/>
    </style:style>
    <style:style style:name="T2153" style:family="text">
      <style:text-properties officeooo:rsid="0f5cd447"/>
    </style:style>
    <style:style style:name="T2154" style:family="text">
      <style:text-properties officeooo:rsid="0f5d685f"/>
    </style:style>
    <style:style style:name="T2155" style:family="text">
      <style:text-properties officeooo:rsid="0f5f2101"/>
    </style:style>
    <style:style style:name="T2156" style:family="text">
      <style:text-properties officeooo:rsid="0f60d82e"/>
    </style:style>
    <style:style style:name="T2157" style:family="text">
      <style:text-properties officeooo:rsid="0f618867"/>
    </style:style>
    <style:style style:name="T2158" style:family="text">
      <style:text-properties officeooo:rsid="0f623629"/>
    </style:style>
    <style:style style:name="T2159" style:family="text">
      <style:text-properties officeooo:rsid="0f634cb7"/>
    </style:style>
    <style:style style:name="T2160" style:family="text">
      <style:text-properties officeooo:rsid="0f6559fd"/>
    </style:style>
    <style:style style:name="T2161" style:family="text">
      <style:text-properties officeooo:rsid="0f65c7dd"/>
    </style:style>
    <style:style style:name="T2162" style:family="text">
      <style:text-properties officeooo:rsid="0f677090"/>
    </style:style>
    <style:style style:name="T2163" style:family="text">
      <style:text-properties officeooo:rsid="0f6975ce"/>
    </style:style>
    <style:style style:name="T2164" style:family="text">
      <style:text-properties officeooo:rsid="0f69a70f"/>
    </style:style>
    <style:style style:name="T2165" style:family="text">
      <style:text-properties officeooo:rsid="0f6a6a06"/>
    </style:style>
    <style:style style:name="T2166" style:family="text">
      <style:text-properties officeooo:rsid="0f6c471d"/>
    </style:style>
    <style:style style:name="T2167" style:family="text">
      <style:text-properties officeooo:rsid="0f6dd8aa"/>
    </style:style>
    <style:style style:name="T2168" style:family="text">
      <style:text-properties officeooo:rsid="0f6f83f3"/>
    </style:style>
    <style:style style:name="T2169" style:family="text">
      <style:text-properties officeooo:rsid="0f70c5c5"/>
    </style:style>
    <style:style style:name="T2170" style:family="text">
      <style:text-properties officeooo:rsid="0f743da9"/>
    </style:style>
    <style:style style:name="T2171" style:family="text">
      <style:text-properties officeooo:rsid="0f79c00b"/>
    </style:style>
    <style:style style:name="T2172" style:family="text">
      <style:text-properties officeooo:rsid="0f7ed141"/>
    </style:style>
    <style:style style:name="T2173" style:family="text">
      <style:text-properties officeooo:rsid="0f804f46"/>
    </style:style>
    <style:style style:name="T2174" style:family="text">
      <style:text-properties officeooo:rsid="0f81d004"/>
    </style:style>
    <style:style style:name="T2175" style:family="text">
      <style:text-properties officeooo:rsid="0f8253e3"/>
    </style:style>
    <style:style style:name="T2176" style:family="text">
      <style:text-properties officeooo:rsid="0f8304b3"/>
    </style:style>
    <style:style style:name="T2177" style:family="text">
      <style:text-properties officeooo:rsid="0f845837"/>
    </style:style>
    <style:style style:name="T2178" style:family="text">
      <style:text-properties officeooo:rsid="0f8468aa"/>
    </style:style>
    <style:style style:name="T2179" style:family="text">
      <style:text-properties officeooo:rsid="0f85b21e"/>
    </style:style>
    <style:style style:name="T2180" style:family="text">
      <style:text-properties officeooo:rsid="0f85e282"/>
    </style:style>
    <style:style style:name="T2181" style:family="text">
      <style:text-properties officeooo:rsid="0f8cc6f2"/>
    </style:style>
    <style:style style:name="T2182" style:family="text">
      <style:text-properties officeooo:rsid="0f8cf070"/>
    </style:style>
    <style:style style:name="T2183" style:family="text">
      <style:text-properties officeooo:rsid="0f8e5312"/>
    </style:style>
    <style:style style:name="T2184" style:family="text">
      <style:text-properties officeooo:rsid="0f91e83c"/>
    </style:style>
    <style:style style:name="T2185" style:family="text">
      <style:text-properties officeooo:rsid="0f942ffd"/>
    </style:style>
    <style:style style:name="T2186" style:family="text">
      <style:text-properties officeooo:rsid="0f972a1e"/>
    </style:style>
    <style:style style:name="T2187" style:family="text">
      <style:text-properties officeooo:rsid="0f97cbc8"/>
    </style:style>
    <style:style style:name="T2188" style:family="text">
      <style:text-properties officeooo:rsid="0f992610"/>
    </style:style>
    <style:style style:name="T2189" style:family="text">
      <style:text-properties officeooo:rsid="0f999f63"/>
    </style:style>
    <style:style style:name="T2190" style:family="text">
      <style:text-properties officeooo:rsid="0f9b79c8"/>
    </style:style>
    <style:style style:name="T2191" style:family="text">
      <style:text-properties officeooo:rsid="0f9babca"/>
    </style:style>
    <style:style style:name="T2192" style:family="text">
      <style:text-properties officeooo:rsid="0f9d8c6a"/>
    </style:style>
    <style:style style:name="T2193" style:family="text">
      <style:text-properties officeooo:rsid="0f9dc253"/>
    </style:style>
    <style:style style:name="T2194" style:family="text">
      <style:text-properties officeooo:rsid="0f9e6d2d"/>
    </style:style>
    <style:style style:name="T2195" style:family="text">
      <style:text-properties officeooo:rsid="0f9febb8"/>
    </style:style>
    <style:style style:name="T2196" style:family="text">
      <style:text-properties officeooo:rsid="0fa03ba0"/>
    </style:style>
    <style:style style:name="T2197" style:family="text">
      <style:text-properties officeooo:rsid="0fa2ca5b"/>
    </style:style>
    <style:style style:name="T2198" style:family="text">
      <style:text-properties officeooo:rsid="0fa3b704"/>
    </style:style>
    <style:style style:name="T2199" style:family="text">
      <style:text-properties officeooo:rsid="0fa58e7e"/>
    </style:style>
    <style:style style:name="T2200" style:family="text">
      <style:text-properties officeooo:rsid="0fa64d31"/>
    </style:style>
    <style:style style:name="T2201" style:family="text">
      <style:text-properties officeooo:rsid="0fa683a9"/>
    </style:style>
    <style:style style:name="T2202" style:family="text">
      <style:text-properties officeooo:rsid="0fa6e171"/>
    </style:style>
    <style:style style:name="T2203" style:family="text">
      <style:text-properties officeooo:rsid="0fa7bf30"/>
    </style:style>
    <style:style style:name="T2204" style:family="text">
      <style:text-properties officeooo:rsid="0fa7c4d2"/>
    </style:style>
    <style:style style:name="T2205" style:family="text">
      <style:text-properties officeooo:rsid="0fa91e86"/>
    </style:style>
    <style:style style:name="T2206" style:family="text">
      <style:text-properties officeooo:rsid="0faa1a7f"/>
    </style:style>
    <style:style style:name="T2207" style:family="text">
      <style:text-properties officeooo:rsid="0fab0bfc"/>
    </style:style>
    <style:style style:name="T2208" style:family="text">
      <style:text-properties officeooo:rsid="0fac3edd"/>
    </style:style>
    <style:style style:name="T2209" style:family="text">
      <style:text-properties officeooo:rsid="0fae782f"/>
    </style:style>
    <style:style style:name="T2210" style:family="text">
      <style:text-properties officeooo:rsid="0faf7d2f"/>
    </style:style>
    <style:style style:name="T2211" style:family="text">
      <style:text-properties officeooo:rsid="0fb17298"/>
    </style:style>
    <style:style style:name="T2212" style:family="text">
      <style:text-properties officeooo:rsid="0fb29298"/>
    </style:style>
    <style:style style:name="T2213" style:family="text">
      <style:text-properties officeooo:rsid="0fb46c41"/>
    </style:style>
    <style:style style:name="T2214" style:family="text">
      <style:text-properties officeooo:rsid="0fb5a60f"/>
    </style:style>
    <style:style style:name="T2215" style:family="text">
      <style:text-properties officeooo:rsid="0fb669db"/>
    </style:style>
    <style:style style:name="T2216" style:family="text">
      <style:text-properties officeooo:rsid="0fb76059"/>
    </style:style>
    <style:style style:name="T2217" style:family="text">
      <style:text-properties officeooo:rsid="0fb94bc5"/>
    </style:style>
    <style:style style:name="T2218" style:family="text">
      <style:text-properties officeooo:rsid="0fbd38c2"/>
    </style:style>
    <style:style style:name="T2219" style:family="text">
      <style:text-properties officeooo:rsid="0fbea50d"/>
    </style:style>
    <style:style style:name="T2220" style:family="text">
      <style:text-properties officeooo:rsid="0fc2c496"/>
    </style:style>
    <style:style style:name="T2221" style:family="text">
      <style:text-properties officeooo:rsid="0fc4673d"/>
    </style:style>
    <style:style style:name="T2222" style:family="text">
      <style:text-properties officeooo:rsid="0fc64812"/>
    </style:style>
    <style:style style:name="T2223" style:family="text">
      <style:text-properties officeooo:rsid="0fc73dca"/>
    </style:style>
    <style:style style:name="T2224" style:family="text">
      <style:text-properties officeooo:rsid="0fc80418"/>
    </style:style>
    <style:style style:name="T2225" style:family="text">
      <style:text-properties officeooo:rsid="0fc84749"/>
    </style:style>
    <style:style style:name="T2226" style:family="text">
      <style:text-properties officeooo:rsid="0fc9b448"/>
    </style:style>
    <style:style style:name="T2227" style:family="text">
      <style:text-properties officeooo:rsid="0fc9f962"/>
    </style:style>
    <style:style style:name="T2228" style:family="text">
      <style:text-properties officeooo:rsid="0fcc0f34"/>
    </style:style>
    <style:style style:name="T2229" style:family="text">
      <style:text-properties officeooo:rsid="0fcdc698"/>
    </style:style>
    <style:style style:name="T2230" style:family="text">
      <style:text-properties officeooo:rsid="0fcefe36"/>
    </style:style>
    <style:style style:name="T2231" style:family="text">
      <style:text-properties officeooo:rsid="0fcfcc87"/>
    </style:style>
    <style:style style:name="T2232" style:family="text">
      <style:text-properties officeooo:rsid="0fd12e06"/>
    </style:style>
    <style:style style:name="T2233" style:family="text">
      <style:text-properties officeooo:rsid="0fd1e30a"/>
    </style:style>
    <style:style style:name="T2234" style:family="text">
      <style:text-properties officeooo:rsid="0fd34498"/>
    </style:style>
    <style:style style:name="T2235" style:family="text">
      <style:text-properties officeooo:rsid="0fd52cb0"/>
    </style:style>
    <style:style style:name="T2236" style:family="text">
      <style:text-properties officeooo:rsid="0fd60eb4"/>
    </style:style>
    <style:style style:name="T2237" style:family="text">
      <style:text-properties officeooo:rsid="0fd8df21"/>
    </style:style>
    <style:style style:name="T2238" style:family="text">
      <style:text-properties officeooo:rsid="0fd93c57"/>
    </style:style>
    <style:style style:name="T2239" style:family="text">
      <style:text-properties officeooo:rsid="0fda246f"/>
    </style:style>
    <style:style style:name="T2240" style:family="text">
      <style:text-properties officeooo:rsid="0fdb0de1"/>
    </style:style>
    <style:style style:name="T2241" style:family="text">
      <style:text-properties officeooo:rsid="0fdc6ee6"/>
    </style:style>
    <style:style style:name="T2242" style:family="text">
      <style:text-properties officeooo:rsid="0fdff5be"/>
    </style:style>
    <style:style style:name="T2243" style:family="text">
      <style:text-properties officeooo:rsid="0fe24203"/>
    </style:style>
    <style:style style:name="T2244" style:family="text">
      <style:text-properties officeooo:rsid="0fe2a977"/>
    </style:style>
    <style:style style:name="T2245" style:family="text">
      <style:text-properties officeooo:rsid="0fe6fcf2"/>
    </style:style>
    <style:style style:name="T2246" style:family="text">
      <style:text-properties officeooo:rsid="0fe7cecf"/>
    </style:style>
    <style:style style:name="T2247" style:family="text">
      <style:text-properties officeooo:rsid="0fe8f36a"/>
    </style:style>
    <style:style style:name="T2248" style:family="text">
      <style:text-properties officeooo:rsid="0fea938e"/>
    </style:style>
    <style:style style:name="T2249" style:family="text">
      <style:text-properties officeooo:rsid="0feb2069"/>
    </style:style>
    <style:style style:name="T2250" style:family="text">
      <style:text-properties officeooo:rsid="0fec5601"/>
    </style:style>
    <style:style style:name="T2251" style:family="text">
      <style:text-properties officeooo:rsid="0feda593"/>
    </style:style>
    <style:style style:name="T2252" style:family="text">
      <style:text-properties officeooo:rsid="0fedae9d"/>
    </style:style>
    <style:style style:name="T2253" style:family="text">
      <style:text-properties officeooo:rsid="0fee445a"/>
    </style:style>
    <style:style style:name="T2254" style:family="text">
      <style:text-properties officeooo:rsid="0ff16596"/>
    </style:style>
    <style:style style:name="T2255" style:family="text">
      <style:text-properties officeooo:rsid="0ff2d289"/>
    </style:style>
    <style:style style:name="T2256" style:family="text">
      <style:text-properties officeooo:rsid="0ff47723"/>
    </style:style>
    <style:style style:name="T2257" style:family="text">
      <style:text-properties officeooo:rsid="0ff4cdca"/>
    </style:style>
    <style:style style:name="T2258" style:family="text">
      <style:text-properties officeooo:rsid="0ff5c87c"/>
    </style:style>
    <style:style style:name="T2259" style:family="text">
      <style:text-properties officeooo:rsid="0ff75582"/>
    </style:style>
    <style:style style:name="T2260" style:family="text">
      <style:text-properties officeooo:rsid="0ff816e2"/>
    </style:style>
    <style:style style:name="T2261" style:family="text">
      <style:text-properties officeooo:rsid="0ff9865f"/>
    </style:style>
    <style:style style:name="T2262" style:family="text">
      <style:text-properties officeooo:rsid="0ffb8037"/>
    </style:style>
    <style:style style:name="T2263" style:family="text">
      <style:text-properties officeooo:rsid="0ffd6f84"/>
    </style:style>
    <style:style style:name="T2264" style:family="text">
      <style:text-properties officeooo:rsid="0fff1133"/>
    </style:style>
    <style:style style:name="T2265" style:family="text">
      <style:text-properties officeooo:rsid="100044f1"/>
    </style:style>
    <style:style style:name="T2266" style:family="text">
      <style:text-properties officeooo:rsid="10027836"/>
    </style:style>
    <style:style style:name="T2267" style:family="text">
      <style:text-properties officeooo:rsid="1003aa30"/>
    </style:style>
    <style:style style:name="T2268" style:family="text">
      <style:text-properties officeooo:rsid="10049145"/>
    </style:style>
    <style:style style:name="T2269" style:family="text">
      <style:text-properties officeooo:rsid="100587a3"/>
    </style:style>
    <style:style style:name="T2270" style:family="text">
      <style:text-properties officeooo:rsid="10087d80"/>
    </style:style>
    <style:style style:name="T2271" style:family="text">
      <style:text-properties officeooo:rsid="100bff04"/>
    </style:style>
    <style:style style:name="T2272" style:family="text">
      <style:text-properties officeooo:rsid="100dab77"/>
    </style:style>
    <style:style style:name="T2273" style:family="text">
      <style:text-properties officeooo:rsid="100f02a2"/>
    </style:style>
    <style:style style:name="T2274" style:family="text">
      <style:text-properties officeooo:rsid="100f5d57"/>
    </style:style>
    <style:style style:name="T2275" style:family="text">
      <style:text-properties officeooo:rsid="10113631"/>
    </style:style>
    <style:style style:name="T2276" style:family="text">
      <style:text-properties officeooo:rsid="1012cf02"/>
    </style:style>
    <style:style style:name="T2277" style:family="text">
      <style:text-properties officeooo:rsid="1018e4a4"/>
    </style:style>
    <style:style style:name="T2278" style:family="text">
      <style:text-properties officeooo:rsid="1018e949"/>
    </style:style>
    <style:style style:name="T2279" style:family="text">
      <style:text-properties officeooo:rsid="101ad802"/>
    </style:style>
    <style:style style:name="T2280" style:family="text">
      <style:text-properties officeooo:rsid="101c0ff5"/>
    </style:style>
    <style:style style:name="T2281" style:family="text">
      <style:text-properties officeooo:rsid="101cb330"/>
    </style:style>
    <style:style style:name="T2282" style:family="text">
      <style:text-properties officeooo:rsid="101ed43c"/>
    </style:style>
    <style:style style:name="T2283" style:family="text">
      <style:text-properties officeooo:rsid="101f101a"/>
    </style:style>
    <style:style style:name="T2284" style:family="text">
      <style:text-properties officeooo:rsid="101f8875"/>
    </style:style>
    <style:style style:name="T2285" style:family="text">
      <style:text-properties officeooo:rsid="101fe875"/>
    </style:style>
    <style:style style:name="T2286" style:family="text">
      <style:text-properties officeooo:rsid="10223b41"/>
    </style:style>
    <style:style style:name="T2287" style:family="text">
      <style:text-properties officeooo:rsid="10226083"/>
    </style:style>
    <style:style style:name="T2288" style:family="text">
      <style:text-properties officeooo:rsid="1022d25b"/>
    </style:style>
    <style:style style:name="T2289" style:family="text">
      <style:text-properties officeooo:rsid="102656b3"/>
    </style:style>
    <style:style style:name="T2290" style:family="text">
      <style:text-properties officeooo:rsid="10267fe6"/>
    </style:style>
    <style:style style:name="T2291" style:family="text">
      <style:text-properties officeooo:rsid="10283855"/>
    </style:style>
    <style:style style:name="T2292" style:family="text">
      <style:text-properties officeooo:rsid="102a2bca"/>
    </style:style>
    <style:style style:name="T2293" style:family="text">
      <style:text-properties officeooo:rsid="102d404b"/>
    </style:style>
    <style:style style:name="T2294" style:family="text">
      <style:text-properties officeooo:rsid="102f2ad7"/>
    </style:style>
    <style:style style:name="T2295" style:family="text">
      <style:text-properties officeooo:rsid="1034536b"/>
    </style:style>
    <style:style style:name="T2296" style:family="text">
      <style:text-properties officeooo:rsid="1035ffd1"/>
    </style:style>
    <style:style style:name="T2297" style:family="text">
      <style:text-properties officeooo:rsid="1036e73f"/>
    </style:style>
    <style:style style:name="T2298" style:family="text">
      <style:text-properties officeooo:rsid="103a2f30"/>
    </style:style>
    <style:style style:name="T2299" style:family="text">
      <style:text-properties officeooo:rsid="103bd11c"/>
    </style:style>
    <style:style style:name="T2300" style:family="text">
      <style:text-properties officeooo:rsid="103d8b69"/>
    </style:style>
    <style:style style:name="T2301" style:family="text">
      <style:text-properties officeooo:rsid="103f8990"/>
    </style:style>
    <style:style style:name="T2302" style:family="text">
      <style:text-properties officeooo:rsid="10417151"/>
    </style:style>
    <style:style style:name="T2303" style:family="text">
      <style:text-properties officeooo:rsid="104178ef"/>
    </style:style>
    <style:style style:name="T2304" style:family="text">
      <style:text-properties officeooo:rsid="1042e51f"/>
    </style:style>
    <style:style style:name="T2305" style:family="text">
      <style:text-properties officeooo:rsid="1044a699"/>
    </style:style>
    <style:style style:name="T2306" style:family="text">
      <style:text-properties officeooo:rsid="1045f924"/>
    </style:style>
    <style:style style:name="T2307" style:family="text">
      <style:text-properties officeooo:rsid="1047bad1"/>
    </style:style>
    <style:style style:name="T2308" style:family="text">
      <style:text-properties officeooo:rsid="104a986b"/>
    </style:style>
    <style:style style:name="T2309" style:family="text">
      <style:text-properties officeooo:rsid="104b8571"/>
    </style:style>
    <style:style style:name="T2310" style:family="text">
      <style:text-properties officeooo:rsid="104d3461"/>
    </style:style>
    <style:style style:name="T2311" style:family="text">
      <style:text-properties officeooo:rsid="10516494"/>
    </style:style>
    <style:style style:name="T2312" style:family="text">
      <style:text-properties officeooo:rsid="10542643"/>
    </style:style>
    <style:style style:name="T2313" style:family="text">
      <style:text-properties officeooo:rsid="1055a932"/>
    </style:style>
    <style:style style:name="T2314" style:family="text">
      <style:text-properties officeooo:rsid="1055b0fc"/>
    </style:style>
    <style:style style:name="T2315" style:family="text">
      <style:text-properties officeooo:rsid="1055da2a"/>
    </style:style>
    <style:style style:name="T2316" style:family="text">
      <style:text-properties officeooo:rsid="10565cc0"/>
    </style:style>
    <style:style style:name="T2317" style:family="text">
      <style:text-properties officeooo:rsid="10571fb4"/>
    </style:style>
    <style:style style:name="T2318" style:family="text">
      <style:text-properties officeooo:rsid="1057b0ed"/>
    </style:style>
    <style:style style:name="T2319" style:family="text">
      <style:text-properties officeooo:rsid="1057c6b5"/>
    </style:style>
    <style:style style:name="T2320" style:family="text">
      <style:text-properties officeooo:rsid="10582fc4"/>
    </style:style>
    <style:style style:name="T2321" style:family="text">
      <style:text-properties officeooo:rsid="105b23e5"/>
    </style:style>
    <style:style style:name="T2322" style:family="text">
      <style:text-properties officeooo:rsid="105d1ff4"/>
    </style:style>
    <style:style style:name="T2323" style:family="text">
      <style:text-properties officeooo:rsid="105e8a8d"/>
    </style:style>
    <style:style style:name="T2324" style:family="text">
      <style:text-properties officeooo:rsid="105fc6e1"/>
    </style:style>
    <style:style style:name="T2325" style:family="text">
      <style:text-properties officeooo:rsid="105ffc6c"/>
    </style:style>
    <style:style style:name="T2326" style:family="text">
      <style:text-properties officeooo:rsid="106340d8"/>
    </style:style>
    <style:style style:name="T2327" style:family="text">
      <style:text-properties officeooo:rsid="10671661"/>
    </style:style>
    <style:style style:name="T2328" style:family="text">
      <style:text-properties officeooo:rsid="1067a189"/>
    </style:style>
    <style:style style:name="T2329" style:family="text">
      <style:text-properties officeooo:rsid="106a1c8a"/>
    </style:style>
    <style:style style:name="T2330" style:family="text">
      <style:text-properties officeooo:rsid="106aed96"/>
    </style:style>
    <style:style style:name="T2331" style:family="text">
      <style:text-properties officeooo:rsid="106dce17"/>
    </style:style>
    <style:style style:name="T2332" style:family="text">
      <style:text-properties officeooo:rsid="1070252f"/>
    </style:style>
    <style:style style:name="T2333" style:family="text">
      <style:text-properties officeooo:rsid="10712edb"/>
    </style:style>
    <style:style style:name="T2334" style:family="text">
      <style:text-properties officeooo:rsid="1071e7f1"/>
    </style:style>
    <style:style style:name="T2335" style:family="text">
      <style:text-properties officeooo:rsid="107408ba"/>
    </style:style>
    <style:style style:name="T2336" style:family="text">
      <style:text-properties officeooo:rsid="1074f234"/>
    </style:style>
    <style:style style:name="T2337" style:family="text">
      <style:text-properties officeooo:rsid="1076ca3b"/>
    </style:style>
    <style:style style:name="T2338" style:family="text">
      <style:text-properties officeooo:rsid="107807e6"/>
    </style:style>
    <style:style style:name="T2339" style:family="text">
      <style:text-properties officeooo:rsid="10796561"/>
    </style:style>
    <style:style style:name="T2340" style:family="text">
      <style:text-properties officeooo:rsid="107ae7c7"/>
    </style:style>
    <style:style style:name="T2341" style:family="text">
      <style:text-properties officeooo:rsid="107c1683"/>
    </style:style>
    <style:style style:name="T2342" style:family="text">
      <style:text-properties officeooo:rsid="107dda0e"/>
    </style:style>
    <style:style style:name="T2343" style:family="text">
      <style:text-properties officeooo:rsid="107eb39b"/>
    </style:style>
    <style:style style:name="T2344" style:family="text">
      <style:text-properties officeooo:rsid="1081f88e"/>
    </style:style>
    <style:style style:name="T2345" style:family="text">
      <style:text-properties officeooo:rsid="1083572f"/>
    </style:style>
    <style:style style:name="T2346" style:family="text">
      <style:text-properties officeooo:rsid="10847eac"/>
    </style:style>
    <style:style style:name="T2347" style:family="text">
      <style:text-properties officeooo:rsid="10861605"/>
    </style:style>
    <style:style style:name="T2348" style:family="text">
      <style:text-properties officeooo:rsid="1086436d"/>
    </style:style>
    <style:style style:name="T2349" style:family="text">
      <style:text-properties officeooo:rsid="10873a9f"/>
    </style:style>
    <style:style style:name="T2350" style:family="text">
      <style:text-properties officeooo:rsid="1087acb7"/>
    </style:style>
    <style:style style:name="T2351" style:family="text">
      <style:text-properties officeooo:rsid="108809c9"/>
    </style:style>
    <style:style style:name="T2352" style:family="text">
      <style:text-properties officeooo:rsid="108c1e70"/>
    </style:style>
    <style:style style:name="T2353" style:family="text">
      <style:text-properties officeooo:rsid="108e1595"/>
    </style:style>
    <style:style style:name="T2354" style:family="text">
      <style:text-properties officeooo:rsid="10909172"/>
    </style:style>
    <style:style style:name="T2355" style:family="text">
      <style:text-properties officeooo:rsid="1090b038"/>
    </style:style>
    <style:style style:name="T2356" style:family="text">
      <style:text-properties officeooo:rsid="1093dd4f"/>
    </style:style>
    <style:style style:name="T2357" style:family="text">
      <style:text-properties officeooo:rsid="10989eb7"/>
    </style:style>
    <style:style style:name="T2358" style:family="text">
      <style:text-properties officeooo:rsid="1099339c"/>
    </style:style>
    <style:style style:name="T2359" style:family="text">
      <style:text-properties officeooo:rsid="109a5ff6"/>
    </style:style>
    <style:style style:name="T2360" style:family="text">
      <style:text-properties officeooo:rsid="109c54ce"/>
    </style:style>
    <style:style style:name="T2361" style:family="text">
      <style:text-properties officeooo:rsid="109dfbf8"/>
    </style:style>
    <style:style style:name="T2362" style:family="text">
      <style:text-properties officeooo:rsid="10a1b6ce"/>
    </style:style>
    <style:style style:name="T2363" style:family="text">
      <style:text-properties officeooo:rsid="10a378f7"/>
    </style:style>
    <style:style style:name="T2364" style:family="text">
      <style:text-properties officeooo:rsid="10a4797a"/>
    </style:style>
    <style:style style:name="T2365" style:family="text">
      <style:text-properties officeooo:rsid="10a640b9"/>
    </style:style>
    <style:style style:name="T2366" style:family="text">
      <style:text-properties officeooo:rsid="10a75e49"/>
    </style:style>
    <style:style style:name="T2367" style:family="text">
      <style:text-properties officeooo:rsid="10a85ade"/>
    </style:style>
    <style:style style:name="T2368" style:family="text">
      <style:text-properties officeooo:rsid="10a8f466"/>
    </style:style>
    <style:style style:name="T2369" style:family="text">
      <style:text-properties officeooo:rsid="10adefa0"/>
    </style:style>
    <style:style style:name="T2370" style:family="text">
      <style:text-properties officeooo:rsid="10b1333c"/>
    </style:style>
    <style:style style:name="T2371" style:family="text">
      <style:text-properties officeooo:rsid="10b1a1b9"/>
    </style:style>
    <style:style style:name="T2372" style:family="text">
      <style:text-properties officeooo:rsid="10b399b7"/>
    </style:style>
    <style:style style:name="T2373" style:family="text">
      <style:text-properties officeooo:rsid="10b4c127"/>
    </style:style>
    <style:style style:name="T2374" style:family="text">
      <style:text-properties officeooo:rsid="10b52e41"/>
    </style:style>
    <style:style style:name="T2375" style:family="text">
      <style:text-properties officeooo:rsid="10b5c89a"/>
    </style:style>
    <style:style style:name="T2376" style:family="text">
      <style:text-properties officeooo:rsid="10b60ed7"/>
    </style:style>
    <style:style style:name="T2377" style:family="text">
      <style:text-properties officeooo:rsid="10b657bd"/>
    </style:style>
    <style:style style:name="T2378" style:family="text">
      <style:text-properties officeooo:rsid="10b67087"/>
    </style:style>
    <style:style style:name="T2379" style:family="text">
      <style:text-properties officeooo:rsid="10b69a21"/>
    </style:style>
    <style:style style:name="T2380" style:family="text">
      <style:text-properties officeooo:rsid="10b83930"/>
    </style:style>
    <style:style style:name="T2381" style:family="text">
      <style:text-properties officeooo:rsid="10b84644"/>
    </style:style>
    <style:style style:name="T2382" style:family="text">
      <style:text-properties officeooo:rsid="10b91a74"/>
    </style:style>
    <style:style style:name="T2383" style:family="text">
      <style:text-properties officeooo:rsid="10b971d6"/>
    </style:style>
    <style:style style:name="T2384" style:family="text">
      <style:text-properties officeooo:rsid="10b98275"/>
    </style:style>
    <style:style style:name="T2385" style:family="text">
      <style:text-properties officeooo:rsid="10baba18"/>
    </style:style>
    <style:style style:name="T2386" style:family="text">
      <style:text-properties officeooo:rsid="10bb5fa1"/>
    </style:style>
    <style:style style:name="T2387" style:family="text">
      <style:text-properties officeooo:rsid="10bbaef6"/>
    </style:style>
    <style:style style:name="T2388" style:family="text">
      <style:text-properties officeooo:rsid="10bcb32a"/>
    </style:style>
    <style:style style:name="T2389" style:family="text">
      <style:text-properties officeooo:rsid="10bcd2bb"/>
    </style:style>
    <style:style style:name="T2390" style:family="text">
      <style:text-properties officeooo:rsid="10be661b"/>
    </style:style>
    <style:style style:name="T2391" style:family="text">
      <style:text-properties officeooo:rsid="10bf74e8"/>
    </style:style>
    <style:style style:name="T2392" style:family="text">
      <style:text-properties officeooo:rsid="10bfbec3"/>
    </style:style>
    <style:style style:name="T2393" style:family="text">
      <style:text-properties officeooo:rsid="10c28550"/>
    </style:style>
    <style:style style:name="T2394" style:family="text">
      <style:text-properties officeooo:rsid="10c36400"/>
    </style:style>
    <style:style style:name="T2395" style:family="text">
      <style:text-properties officeooo:rsid="10c5d819"/>
    </style:style>
    <style:style style:name="T2396" style:family="text">
      <style:text-properties officeooo:rsid="10c6fc4a"/>
    </style:style>
    <style:style style:name="T2397" style:family="text">
      <style:text-properties officeooo:rsid="10c7e621"/>
    </style:style>
    <style:style style:name="T2398" style:family="text">
      <style:text-properties officeooo:rsid="10c80e4a"/>
    </style:style>
    <style:style style:name="T2399" style:family="text">
      <style:text-properties officeooo:rsid="10c983dc"/>
    </style:style>
    <style:style style:name="T2400" style:family="text">
      <style:text-properties officeooo:rsid="10c9f0e1"/>
    </style:style>
    <style:style style:name="T2401" style:family="text">
      <style:text-properties officeooo:rsid="10cc20a6"/>
    </style:style>
    <style:style style:name="T2402" style:family="text">
      <style:text-properties officeooo:rsid="10cd92dc"/>
    </style:style>
    <style:style style:name="T2403" style:family="text">
      <style:text-properties officeooo:rsid="10d1a036"/>
    </style:style>
    <style:style style:name="T2404" style:family="text">
      <style:text-properties officeooo:rsid="10d28b28"/>
    </style:style>
    <style:style style:name="T2405" style:family="text">
      <style:text-properties officeooo:rsid="10d2c53f"/>
    </style:style>
    <style:style style:name="T2406" style:family="text">
      <style:text-properties officeooo:rsid="10d2fea1"/>
    </style:style>
    <style:style style:name="T2407" style:family="text">
      <style:text-properties officeooo:rsid="10d32e27"/>
    </style:style>
    <style:style style:name="T2408" style:family="text">
      <style:text-properties officeooo:rsid="10d461a1"/>
    </style:style>
    <style:style style:name="T2409" style:family="text">
      <style:text-properties officeooo:rsid="10d502f2"/>
    </style:style>
    <style:style style:name="T2410" style:family="text">
      <style:text-properties officeooo:rsid="10d6d400"/>
    </style:style>
    <style:style style:name="T2411" style:family="text">
      <style:text-properties officeooo:rsid="10d8b111"/>
    </style:style>
    <style:style style:name="T2412" style:family="text">
      <style:text-properties officeooo:rsid="10da5ebb"/>
    </style:style>
    <style:style style:name="T2413" style:family="text">
      <style:text-properties officeooo:rsid="10dc28f3"/>
    </style:style>
    <style:style style:name="T2414" style:family="text">
      <style:text-properties officeooo:rsid="10df50bb"/>
    </style:style>
    <style:style style:name="T2415" style:family="text">
      <style:text-properties officeooo:rsid="10e148e6"/>
    </style:style>
    <style:style style:name="T2416" style:family="text">
      <style:text-properties officeooo:rsid="10e1f8f3"/>
    </style:style>
    <style:style style:name="T2417" style:family="text">
      <style:text-properties officeooo:rsid="10e38fdf"/>
    </style:style>
    <style:style style:name="T2418" style:family="text">
      <style:text-properties officeooo:rsid="10e3c204"/>
    </style:style>
    <style:style style:name="T2419" style:family="text">
      <style:text-properties officeooo:rsid="10e5bdc0"/>
    </style:style>
    <style:style style:name="T2420" style:family="text">
      <style:text-properties officeooo:rsid="10e63d25"/>
    </style:style>
    <style:style style:name="T2421" style:family="text">
      <style:text-properties officeooo:rsid="10e7418d"/>
    </style:style>
    <style:style style:name="T2422" style:family="text">
      <style:text-properties officeooo:rsid="10e812f8"/>
    </style:style>
    <style:style style:name="T2423" style:family="text">
      <style:text-properties officeooo:rsid="10e9c182"/>
    </style:style>
    <style:style style:name="T2424" style:family="text">
      <style:text-properties officeooo:rsid="10eb6089"/>
    </style:style>
    <style:style style:name="T2425" style:family="text">
      <style:text-properties officeooo:rsid="10ec2f82"/>
    </style:style>
    <style:style style:name="T2426" style:family="text">
      <style:text-properties officeooo:rsid="10ed538b"/>
    </style:style>
    <style:style style:name="T2427" style:family="text">
      <style:text-properties officeooo:rsid="10f39b8d"/>
    </style:style>
    <style:style style:name="T2428" style:family="text">
      <style:text-properties officeooo:rsid="10f5144c"/>
    </style:style>
    <style:style style:name="T2429" style:family="text">
      <style:text-properties officeooo:rsid="10fa875d"/>
    </style:style>
    <style:style style:name="T2430" style:family="text">
      <style:text-properties officeooo:rsid="10fb4c09"/>
    </style:style>
    <style:style style:name="T2431" style:family="text">
      <style:text-properties officeooo:rsid="10fcc97a"/>
    </style:style>
    <style:style style:name="T2432" style:family="text">
      <style:text-properties officeooo:rsid="10fe367c"/>
    </style:style>
    <style:style style:name="T2433" style:family="text">
      <style:text-properties officeooo:rsid="10fe8b69"/>
    </style:style>
    <style:style style:name="T2434" style:family="text">
      <style:text-properties officeooo:rsid="11007a02"/>
    </style:style>
    <style:style style:name="T2435" style:family="text">
      <style:text-properties officeooo:rsid="1102452e"/>
    </style:style>
    <style:style style:name="T2436" style:family="text">
      <style:text-properties officeooo:rsid="11029488"/>
    </style:style>
    <style:style style:name="T2437" style:family="text">
      <style:text-properties officeooo:rsid="1103475d"/>
    </style:style>
    <style:style style:name="T2438" style:family="text">
      <style:text-properties officeooo:rsid="1104f0a0"/>
    </style:style>
    <style:style style:name="T2439" style:family="text">
      <style:text-properties officeooo:rsid="11054b55"/>
    </style:style>
    <style:style style:name="T2440" style:family="text">
      <style:text-properties officeooo:rsid="11058fb8"/>
    </style:style>
    <style:style style:name="T2441" style:family="text">
      <style:text-properties officeooo:rsid="11072c51"/>
    </style:style>
    <style:style style:name="T2442" style:family="text">
      <style:text-properties officeooo:rsid="11075b07"/>
    </style:style>
    <style:style style:name="T2443" style:family="text">
      <style:text-properties officeooo:rsid="110cb764"/>
    </style:style>
    <style:style style:name="T2444" style:family="text">
      <style:text-properties officeooo:rsid="110e470b"/>
    </style:style>
    <style:style style:name="T2445" style:family="text">
      <style:text-properties officeooo:rsid="110f9f25"/>
    </style:style>
    <style:style style:name="T2446" style:family="text">
      <style:text-properties officeooo:rsid="111184a8"/>
    </style:style>
    <style:style style:name="T2447" style:family="text">
      <style:text-properties officeooo:rsid="11126fb7"/>
    </style:style>
    <style:style style:name="T2448" style:family="text">
      <style:text-properties officeooo:rsid="11138afd"/>
    </style:style>
    <style:style style:name="T2449" style:family="text">
      <style:text-properties officeooo:rsid="111590ce"/>
    </style:style>
    <style:style style:name="T2450" style:family="text">
      <style:text-properties officeooo:rsid="11170e73"/>
    </style:style>
    <style:style style:name="T2451" style:family="text">
      <style:text-properties officeooo:rsid="1118417e"/>
    </style:style>
    <style:style style:name="T2452" style:family="text">
      <style:text-properties officeooo:rsid="1118b0b7"/>
    </style:style>
    <style:style style:name="T2453" style:family="text">
      <style:text-properties officeooo:rsid="111b40ae"/>
    </style:style>
    <style:style style:name="T2454" style:family="text">
      <style:text-properties officeooo:rsid="111c91a6"/>
    </style:style>
    <style:style style:name="T2455" style:family="text">
      <style:text-properties officeooo:rsid="111df513"/>
    </style:style>
    <style:style style:name="T2456" style:family="text">
      <style:text-properties officeooo:rsid="111fee36"/>
    </style:style>
    <style:style style:name="T2457" style:family="text">
      <style:text-properties officeooo:rsid="1120c4d2"/>
    </style:style>
    <style:style style:name="T2458" style:family="text">
      <style:text-properties officeooo:rsid="11222754"/>
    </style:style>
    <style:style style:name="T2459" style:family="text">
      <style:text-properties officeooo:rsid="1122ac6c"/>
    </style:style>
    <style:style style:name="T2460" style:family="text">
      <style:text-properties officeooo:rsid="1125bcae"/>
    </style:style>
    <style:style style:name="T2461" style:family="text">
      <style:text-properties officeooo:rsid="1129a270"/>
    </style:style>
    <style:style style:name="T2462" style:family="text">
      <style:text-properties officeooo:rsid="112ab591"/>
    </style:style>
    <style:style style:name="T2463" style:family="text">
      <style:text-properties officeooo:rsid="112c7e38"/>
    </style:style>
    <style:style style:name="T2464" style:family="text">
      <style:text-properties officeooo:rsid="112c8c25"/>
    </style:style>
    <style:style style:name="T2465" style:family="text">
      <style:text-properties officeooo:rsid="112ee389"/>
    </style:style>
    <style:style style:name="T2466" style:family="text">
      <style:text-properties officeooo:rsid="1130db40"/>
    </style:style>
    <style:style style:name="T2467" style:family="text">
      <style:text-properties officeooo:rsid="11316a50"/>
    </style:style>
    <style:style style:name="T2468" style:family="text">
      <style:text-properties officeooo:rsid="113377a3"/>
    </style:style>
    <style:style style:name="T2469" style:family="text">
      <style:text-properties officeooo:rsid="1135f5f1"/>
    </style:style>
    <style:style style:name="T2470" style:family="text">
      <style:text-properties officeooo:rsid="11372329"/>
    </style:style>
    <style:style style:name="T2471" style:family="text">
      <style:text-properties officeooo:rsid="1138f94b"/>
    </style:style>
    <style:style style:name="T2472" style:family="text">
      <style:text-properties officeooo:rsid="113a663b"/>
    </style:style>
    <style:style style:name="T2473" style:family="text">
      <style:text-properties officeooo:rsid="113cb394"/>
    </style:style>
    <style:style style:name="T2474" style:family="text">
      <style:text-properties officeooo:rsid="113d0632"/>
    </style:style>
    <style:style style:name="T2475" style:family="text">
      <style:text-properties officeooo:rsid="113d5421"/>
    </style:style>
    <style:style style:name="T2476" style:family="text">
      <style:text-properties officeooo:rsid="113ee7c3"/>
    </style:style>
    <style:style style:name="T2477" style:family="text">
      <style:text-properties officeooo:rsid="113f77db"/>
    </style:style>
    <style:style style:name="T2478" style:family="text">
      <style:text-properties officeooo:rsid="114679aa"/>
    </style:style>
    <style:style style:name="T2479" style:family="text">
      <style:text-properties officeooo:rsid="1147772c"/>
    </style:style>
    <style:style style:name="T2480" style:family="text">
      <style:text-properties officeooo:rsid="1148077f"/>
    </style:style>
    <style:style style:name="T2481" style:family="text">
      <style:text-properties officeooo:rsid="1148ebd6"/>
    </style:style>
    <style:style style:name="T2482" style:family="text">
      <style:text-properties officeooo:rsid="114adc01"/>
    </style:style>
    <style:style style:name="T2483" style:family="text">
      <style:text-properties officeooo:rsid="114d4dcd"/>
    </style:style>
    <style:style style:name="T2484" style:family="text">
      <style:text-properties officeooo:rsid="114f972c"/>
    </style:style>
    <style:style style:name="T2485" style:family="text">
      <style:text-properties officeooo:rsid="1150a79a"/>
    </style:style>
    <style:style style:name="T2486" style:family="text">
      <style:text-properties officeooo:rsid="1151e145"/>
    </style:style>
    <style:style style:name="T2487" style:family="text">
      <style:text-properties officeooo:rsid="11520a44"/>
    </style:style>
    <style:style style:name="T2488" style:family="text">
      <style:text-properties officeooo:rsid="11539957"/>
    </style:style>
    <style:style style:name="T2489" style:family="text">
      <style:text-properties officeooo:rsid="11558ad5"/>
    </style:style>
    <style:style style:name="T2490" style:family="text">
      <style:text-properties officeooo:rsid="11580fe1"/>
    </style:style>
    <style:style style:name="T2491" style:family="text">
      <style:text-properties officeooo:rsid="11599a32"/>
    </style:style>
    <style:style style:name="T2492" style:family="text">
      <style:text-properties officeooo:rsid="1159e22b"/>
    </style:style>
    <style:style style:name="T2493" style:family="text">
      <style:text-properties officeooo:rsid="115a6d66"/>
    </style:style>
    <style:style style:name="T2494" style:family="text">
      <style:text-properties officeooo:rsid="115be661"/>
    </style:style>
    <style:style style:name="T2495" style:family="text">
      <style:text-properties officeooo:rsid="115c1fe3"/>
    </style:style>
    <style:style style:name="T2496" style:family="text">
      <style:text-properties officeooo:rsid="115d6273"/>
    </style:style>
    <style:style style:name="T2497" style:family="text">
      <style:text-properties officeooo:rsid="115ef9da"/>
    </style:style>
    <style:style style:name="T2498" style:family="text">
      <style:text-properties officeooo:rsid="116045ca"/>
    </style:style>
    <style:style style:name="T2499" style:family="text">
      <style:text-properties officeooo:rsid="1160befa"/>
    </style:style>
    <style:style style:name="T2500" style:family="text">
      <style:text-properties officeooo:rsid="11613bce"/>
    </style:style>
    <style:style style:name="T2501" style:family="text">
      <style:text-properties officeooo:rsid="1163d34a"/>
    </style:style>
    <style:style style:name="T2502" style:family="text">
      <style:text-properties officeooo:rsid="11648f6f"/>
    </style:style>
    <style:style style:name="T2503" style:family="text">
      <style:text-properties officeooo:rsid="11671a92"/>
    </style:style>
    <style:style style:name="T2504" style:family="text">
      <style:text-properties officeooo:rsid="11671c3e"/>
    </style:style>
    <style:style style:name="T2505" style:family="text">
      <style:text-properties officeooo:rsid="11689ef0"/>
    </style:style>
    <style:style style:name="T2506" style:family="text">
      <style:text-properties officeooo:rsid="1169a908"/>
    </style:style>
    <style:style style:name="T2507" style:family="text">
      <style:text-properties officeooo:rsid="116afaf0"/>
    </style:style>
    <style:style style:name="T2508" style:family="text">
      <style:text-properties officeooo:rsid="116be2e1"/>
    </style:style>
    <style:style style:name="T2509" style:family="text">
      <style:text-properties officeooo:rsid="116daacb"/>
    </style:style>
    <style:style style:name="T2510" style:family="text">
      <style:text-properties officeooo:rsid="116f4d3d"/>
    </style:style>
    <style:style style:name="T2511" style:family="text">
      <style:text-properties officeooo:rsid="11704870"/>
    </style:style>
    <style:style style:name="T2512" style:family="text">
      <style:text-properties officeooo:rsid="1170dfbe"/>
    </style:style>
    <style:style style:name="T2513" style:family="text">
      <style:text-properties officeooo:rsid="1171e4d9"/>
    </style:style>
    <style:style style:name="T2514" style:family="text">
      <style:text-properties officeooo:rsid="117381d2"/>
    </style:style>
    <style:style style:name="T2515" style:family="text">
      <style:text-properties officeooo:rsid="1173b815"/>
    </style:style>
    <style:style style:name="T2516" style:family="text">
      <style:text-properties officeooo:rsid="1175ac36"/>
    </style:style>
    <style:style style:name="T2517" style:family="text">
      <style:text-properties officeooo:rsid="11772e13"/>
    </style:style>
    <style:style style:name="T2518" style:family="text">
      <style:text-properties officeooo:rsid="11783391"/>
    </style:style>
    <style:style style:name="T2519" style:family="text">
      <style:text-properties officeooo:rsid="1179a275"/>
    </style:style>
    <style:style style:name="T2520" style:family="text">
      <style:text-properties officeooo:rsid="117abe8e"/>
    </style:style>
    <style:style style:name="T2521" style:family="text">
      <style:text-properties officeooo:rsid="117b886a"/>
    </style:style>
    <style:style style:name="T2522" style:family="text">
      <style:text-properties officeooo:rsid="117bdc34"/>
    </style:style>
    <style:style style:name="T2523" style:family="text">
      <style:text-properties officeooo:rsid="117d62ac"/>
    </style:style>
    <style:style style:name="T2524" style:family="text">
      <style:text-properties officeooo:rsid="117df651"/>
    </style:style>
    <style:style style:name="T2525" style:family="text">
      <style:text-properties officeooo:rsid="117fa2cc"/>
    </style:style>
    <style:style style:name="T2526" style:family="text">
      <style:text-properties officeooo:rsid="11816e4f"/>
    </style:style>
    <style:style style:name="T2527" style:family="text">
      <style:text-properties officeooo:rsid="11827360"/>
    </style:style>
    <style:style style:name="T2528" style:family="text">
      <style:text-properties officeooo:rsid="11845e3b"/>
    </style:style>
    <style:style style:name="T2529" style:family="text">
      <style:text-properties officeooo:rsid="118461db"/>
    </style:style>
    <style:style style:name="T2530" style:family="text">
      <style:text-properties officeooo:rsid="11855f0a"/>
    </style:style>
    <style:style style:name="T2531" style:family="text">
      <style:text-properties officeooo:rsid="1186585e"/>
    </style:style>
    <style:style style:name="T2532" style:family="text">
      <style:text-properties officeooo:rsid="118687cf"/>
    </style:style>
    <style:style style:name="T2533" style:family="text">
      <style:text-properties officeooo:rsid="11883468"/>
    </style:style>
    <style:style style:name="T2534" style:family="text">
      <style:text-properties officeooo:rsid="11898d7d"/>
    </style:style>
    <style:style style:name="T2535" style:family="text">
      <style:text-properties officeooo:rsid="118a5453"/>
    </style:style>
    <style:style style:name="T2536" style:family="text">
      <style:text-properties fo:language="ru" fo:country="RU"/>
    </style:style>
    <style:style style:name="T2537" style:family="text">
      <style:text-properties fo:language="ru" fo:country="RU" officeooo:rsid="118b33a0"/>
    </style:style>
    <style:style style:name="T2538" style:family="text">
      <style:text-properties fo:language="ru" fo:country="RU" officeooo:rsid="118b533c"/>
    </style:style>
    <style:style style:name="T2539" style:family="text">
      <style:text-properties fo:language="ru" fo:country="RU" officeooo:rsid="118bb06b"/>
    </style:style>
    <style:style style:name="T2540" style:family="text">
      <style:text-properties fo:language="ru" fo:country="RU" officeooo:rsid="118ce011"/>
    </style:style>
    <style:style style:name="T2541" style:family="text">
      <style:text-properties fo:language="ru" fo:country="RU" officeooo:rsid="118edcfb"/>
    </style:style>
    <style:style style:name="T2542" style:family="text">
      <style:text-properties fo:language="ru" fo:country="RU" officeooo:rsid="11906b56"/>
    </style:style>
    <style:style style:name="T2543" style:family="text">
      <style:text-properties fo:language="ru" fo:country="RU" officeooo:rsid="11914104"/>
    </style:style>
    <style:style style:name="T2544" style:family="text">
      <style:text-properties fo:language="ru" fo:country="RU" officeooo:rsid="119227a7"/>
    </style:style>
    <style:style style:name="T2545" style:family="text">
      <style:text-properties fo:language="ru" fo:country="RU" officeooo:rsid="11923144"/>
    </style:style>
    <style:style style:name="T2546" style:family="text">
      <style:text-properties fo:language="ru" fo:country="RU" officeooo:rsid="11935218"/>
    </style:style>
    <style:style style:name="T2547" style:family="text">
      <style:text-properties fo:language="ru" fo:country="RU" officeooo:rsid="11936f3c"/>
    </style:style>
    <style:style style:name="T2548" style:family="text">
      <style:text-properties fo:language="ru" fo:country="RU" officeooo:rsid="119525dc"/>
    </style:style>
    <style:style style:name="T2549" style:family="text">
      <style:text-properties fo:language="ru" fo:country="RU" officeooo:rsid="11989089"/>
    </style:style>
    <style:style style:name="T2550" style:family="text">
      <style:text-properties fo:language="ru" fo:country="RU" officeooo:rsid="1198f998"/>
    </style:style>
    <style:style style:name="T2551" style:family="text">
      <style:text-properties fo:language="ru" fo:country="RU" officeooo:rsid="1199cfc4"/>
    </style:style>
    <style:style style:name="T2552" style:family="text">
      <style:text-properties fo:language="ru" fo:country="RU" officeooo:rsid="119a11c2"/>
    </style:style>
    <style:style style:name="T2553" style:family="text">
      <style:text-properties fo:language="ru" fo:country="RU" officeooo:rsid="119c8e02"/>
    </style:style>
    <style:style style:name="T2554" style:family="text">
      <style:text-properties fo:language="ru" fo:country="RU" officeooo:rsid="119cd665"/>
    </style:style>
    <style:style style:name="T2555" style:family="text">
      <style:text-properties fo:language="ru" fo:country="RU" officeooo:rsid="119eb177"/>
    </style:style>
    <style:style style:name="T2556" style:family="text">
      <style:text-properties fo:language="ru" fo:country="RU" officeooo:rsid="119ee730"/>
    </style:style>
    <style:style style:name="T2557" style:family="text">
      <style:text-properties fo:language="ru" fo:country="RU" officeooo:rsid="119f13e4"/>
    </style:style>
    <style:style style:name="T2558" style:family="text">
      <style:text-properties fo:language="ru" fo:country="RU" officeooo:rsid="11a01ddd"/>
    </style:style>
    <style:style style:name="T2559" style:family="text">
      <style:text-properties fo:language="ru" fo:country="RU" officeooo:rsid="11a11191"/>
    </style:style>
    <style:style style:name="T2560" style:family="text">
      <style:text-properties fo:language="ru" fo:country="RU" officeooo:rsid="11a40849"/>
    </style:style>
    <style:style style:name="T2561" style:family="text">
      <style:text-properties fo:language="ru" fo:country="RU" officeooo:rsid="11a48ec4"/>
    </style:style>
    <style:style style:name="T2562" style:family="text">
      <style:text-properties fo:language="ru" fo:country="RU" officeooo:rsid="11a64ccd"/>
    </style:style>
    <style:style style:name="T2563" style:family="text">
      <style:text-properties fo:language="ru" fo:country="RU" officeooo:rsid="11a79ab6"/>
    </style:style>
    <style:style style:name="T2564" style:family="text">
      <style:text-properties fo:language="ru" fo:country="RU" officeooo:rsid="11a7bd28"/>
    </style:style>
    <style:style style:name="T2565" style:family="text">
      <style:text-properties fo:language="ru" fo:country="RU" officeooo:rsid="11aabeef"/>
    </style:style>
    <style:style style:name="T2566" style:family="text">
      <style:text-properties fo:language="ru" fo:country="RU" officeooo:rsid="11abcfc9"/>
    </style:style>
    <style:style style:name="T2567" style:family="text">
      <style:text-properties fo:language="ru" fo:country="RU" officeooo:rsid="11af2abc"/>
    </style:style>
    <style:style style:name="T2568" style:family="text">
      <style:text-properties fo:language="ru" fo:country="RU" officeooo:rsid="11aff85d"/>
    </style:style>
    <style:style style:name="T2569" style:family="text">
      <style:text-properties fo:language="ru" fo:country="RU" officeooo:rsid="11b18718"/>
    </style:style>
    <style:style style:name="T2570" style:family="text">
      <style:text-properties fo:language="ru" fo:country="RU" officeooo:rsid="11b4d7af"/>
    </style:style>
    <style:style style:name="T2571" style:family="text">
      <style:text-properties fo:language="ru" fo:country="RU" officeooo:rsid="11b6a4cd"/>
    </style:style>
    <style:style style:name="T2572" style:family="text">
      <style:text-properties fo:language="ru" fo:country="RU" officeooo:rsid="11b72905"/>
    </style:style>
    <style:style style:name="T2573" style:family="text">
      <style:text-properties fo:language="ru" fo:country="RU" officeooo:rsid="11b863ac"/>
    </style:style>
    <style:style style:name="T2574" style:family="text">
      <style:text-properties fo:language="ru" fo:country="RU" officeooo:rsid="11b8ae44"/>
    </style:style>
    <style:style style:name="T2575" style:family="text">
      <style:text-properties fo:language="ru" fo:country="RU" officeooo:rsid="11ba7acf"/>
    </style:style>
    <style:style style:name="T2576" style:family="text">
      <style:text-properties fo:language="ru" fo:country="RU" officeooo:rsid="11bd7b0c"/>
    </style:style>
    <style:style style:name="T2577" style:family="text">
      <style:text-properties fo:language="ru" fo:country="RU" officeooo:rsid="11bf6499"/>
    </style:style>
    <style:style style:name="T2578" style:family="text">
      <style:text-properties fo:language="ru" fo:country="RU" officeooo:rsid="11c0c7ba"/>
    </style:style>
    <style:style style:name="T2579" style:family="text">
      <style:text-properties fo:language="ru" fo:country="RU" officeooo:rsid="11c1b12d"/>
    </style:style>
    <style:style style:name="T2580" style:family="text">
      <style:text-properties fo:language="ru" fo:country="RU" officeooo:rsid="11c2fdeb"/>
    </style:style>
    <style:style style:name="T2581" style:family="text">
      <style:text-properties fo:language="ru" fo:country="RU" officeooo:rsid="11c6fb49"/>
    </style:style>
    <style:style style:name="T2582" style:family="text">
      <style:text-properties fo:language="ru" fo:country="RU" officeooo:rsid="11c94a14"/>
    </style:style>
    <style:style style:name="T2583" style:family="text">
      <style:text-properties fo:language="ru" fo:country="RU" officeooo:rsid="11ca4d0f"/>
    </style:style>
    <style:style style:name="T2584" style:family="text">
      <style:text-properties fo:language="ru" fo:country="RU" officeooo:rsid="11cad88c"/>
    </style:style>
    <style:style style:name="T2585" style:family="text">
      <style:text-properties fo:language="ru" fo:country="RU" officeooo:rsid="11cba5a8"/>
    </style:style>
    <style:style style:name="T2586" style:family="text">
      <style:text-properties fo:language="ru" fo:country="RU" officeooo:rsid="11cd5ae6"/>
    </style:style>
    <style:style style:name="T2587" style:family="text">
      <style:text-properties fo:language="ru" fo:country="RU" officeooo:rsid="11ce2f4b"/>
    </style:style>
    <style:style style:name="T2588" style:family="text">
      <style:text-properties fo:language="ru" fo:country="RU" officeooo:rsid="11ce966e"/>
    </style:style>
    <style:style style:name="T2589" style:family="text">
      <style:text-properties fo:language="ru" fo:country="RU" officeooo:rsid="11d029af"/>
    </style:style>
    <style:style style:name="T2590" style:family="text">
      <style:text-properties fo:language="ru" fo:country="RU" officeooo:rsid="11d0338a"/>
    </style:style>
    <style:style style:name="T2591" style:family="text">
      <style:text-properties fo:language="ru" fo:country="RU" officeooo:rsid="11d27bba"/>
    </style:style>
    <style:style style:name="T2592" style:family="text">
      <style:text-properties fo:language="ru" fo:country="RU" officeooo:rsid="11d6064f"/>
    </style:style>
    <style:style style:name="T2593" style:family="text">
      <style:text-properties fo:language="ru" fo:country="RU" officeooo:rsid="11d671b5"/>
    </style:style>
    <style:style style:name="T2594" style:family="text">
      <style:text-properties fo:language="ru" fo:country="RU" officeooo:rsid="11d8629c"/>
    </style:style>
    <style:style style:name="T2595" style:family="text">
      <style:text-properties fo:language="ru" fo:country="RU" officeooo:rsid="11d9f2c2"/>
    </style:style>
    <style:style style:name="T2596" style:family="text">
      <style:text-properties fo:language="ru" fo:country="RU" officeooo:rsid="11db7b27"/>
    </style:style>
    <style:style style:name="T2597" style:family="text">
      <style:text-properties fo:language="ru" fo:country="RU" officeooo:rsid="11dfc3c0"/>
    </style:style>
    <style:style style:name="T2598" style:family="text">
      <style:text-properties fo:language="ru" fo:country="RU" officeooo:rsid="11e12d7f"/>
    </style:style>
    <style:style style:name="T2599" style:family="text">
      <style:text-properties fo:language="ru" fo:country="RU" officeooo:rsid="11e22d9f"/>
    </style:style>
    <style:style style:name="T2600" style:family="text">
      <style:text-properties fo:language="ru" fo:country="RU" officeooo:rsid="11e301af"/>
    </style:style>
    <style:style style:name="T2601" style:family="text">
      <style:text-properties fo:language="ru" fo:country="RU" officeooo:rsid="11e67666"/>
    </style:style>
    <style:style style:name="T2602" style:family="text">
      <style:text-properties fo:language="ru" fo:country="RU" officeooo:rsid="11e86257"/>
    </style:style>
    <style:style style:name="T2603" style:family="text">
      <style:text-properties fo:language="ru" fo:country="RU" officeooo:rsid="11e9c6bb"/>
    </style:style>
    <style:style style:name="T2604" style:family="text">
      <style:text-properties fo:language="ru" fo:country="RU" officeooo:rsid="11ea2bc8"/>
    </style:style>
    <style:style style:name="T2605" style:family="text">
      <style:text-properties fo:language="ru" fo:country="RU" officeooo:rsid="11ec8853"/>
    </style:style>
    <style:style style:name="T2606" style:family="text">
      <style:text-properties fo:language="ru" fo:country="RU" officeooo:rsid="11edc4dd"/>
    </style:style>
    <style:style style:name="T2607" style:family="text">
      <style:text-properties fo:language="ru" fo:country="RU" officeooo:rsid="11ef3815"/>
    </style:style>
    <style:style style:name="T2608" style:family="text">
      <style:text-properties fo:language="ru" fo:country="RU" officeooo:rsid="11f03ed5"/>
    </style:style>
    <style:style style:name="T2609" style:family="text">
      <style:text-properties fo:language="ru" fo:country="RU" officeooo:rsid="11f2cd8a"/>
    </style:style>
    <style:style style:name="T2610" style:family="text">
      <style:text-properties fo:language="ru" fo:country="RU" officeooo:rsid="11f2fe30"/>
    </style:style>
    <style:style style:name="T2611" style:family="text">
      <style:text-properties fo:language="ru" fo:country="RU" officeooo:rsid="11f4278a"/>
    </style:style>
    <style:style style:name="T2612" style:family="text">
      <style:text-properties fo:language="ru" fo:country="RU" officeooo:rsid="11f4aeec"/>
    </style:style>
    <style:style style:name="T2613" style:family="text">
      <style:text-properties fo:language="ru" fo:country="RU" officeooo:rsid="11f6de7f"/>
    </style:style>
    <style:style style:name="T2614" style:family="text">
      <style:text-properties fo:language="ru" fo:country="RU" officeooo:rsid="11f903f3"/>
    </style:style>
    <style:style style:name="T2615" style:family="text">
      <style:text-properties fo:language="ru" fo:country="RU" officeooo:rsid="11fc727f"/>
    </style:style>
    <style:style style:name="T2616" style:family="text">
      <style:text-properties fo:language="ru" fo:country="RU" officeooo:rsid="11fd5441"/>
    </style:style>
    <style:style style:name="T2617" style:family="text">
      <style:text-properties fo:language="ru" fo:country="RU" officeooo:rsid="11fe7862"/>
    </style:style>
    <style:style style:name="T2618" style:family="text">
      <style:text-properties fo:language="ru" fo:country="RU" officeooo:rsid="12002d5f"/>
    </style:style>
    <style:style style:name="T2619" style:family="text">
      <style:text-properties fo:language="ru" fo:country="RU" officeooo:rsid="12060b12"/>
    </style:style>
    <style:style style:name="T2620" style:family="text">
      <style:text-properties fo:language="ru" fo:country="RU" officeooo:rsid="1208ddef"/>
    </style:style>
    <style:style style:name="T2621" style:family="text">
      <style:text-properties fo:language="ru" fo:country="RU" officeooo:rsid="120a870e"/>
    </style:style>
    <style:style style:name="T2622" style:family="text">
      <style:text-properties fo:language="ru" fo:country="RU" officeooo:rsid="120bee7a"/>
    </style:style>
    <style:style style:name="T2623" style:family="text">
      <style:text-properties fo:language="ru" fo:country="RU" officeooo:rsid="120d3aa7"/>
    </style:style>
    <style:style style:name="T2624" style:family="text">
      <style:text-properties fo:language="ru" fo:country="RU" officeooo:rsid="120dbc6a"/>
    </style:style>
    <style:style style:name="T2625" style:family="text">
      <style:text-properties fo:language="ru" fo:country="RU" officeooo:rsid="120fb430"/>
    </style:style>
    <style:style style:name="T2626" style:family="text">
      <style:text-properties fo:language="ru" fo:country="RU" officeooo:rsid="1210e971"/>
    </style:style>
    <style:style style:name="T2627" style:family="text">
      <style:text-properties fo:language="ru" fo:country="RU" officeooo:rsid="12129af3"/>
    </style:style>
    <style:style style:name="T2628" style:family="text">
      <style:text-properties fo:language="ru" fo:country="RU" officeooo:rsid="1217cc5d"/>
    </style:style>
    <style:style style:name="T2629" style:family="text">
      <style:text-properties fo:language="ru" fo:country="RU" officeooo:rsid="121928c7"/>
    </style:style>
    <style:style style:name="T2630" style:family="text">
      <style:text-properties fo:language="ru" fo:country="RU" officeooo:rsid="121ad3a1"/>
    </style:style>
    <style:style style:name="T2631" style:family="text">
      <style:text-properties fo:language="ru" fo:country="RU" officeooo:rsid="121ca28c"/>
    </style:style>
    <style:style style:name="T2632" style:family="text">
      <style:text-properties fo:language="ru" fo:country="RU" officeooo:rsid="121e0d70"/>
    </style:style>
    <style:style style:name="T2633" style:family="text">
      <style:text-properties fo:language="ru" fo:country="RU" officeooo:rsid="121fa926"/>
    </style:style>
    <style:style style:name="T2634" style:family="text">
      <style:text-properties fo:language="ru" fo:country="RU" officeooo:rsid="1371297c"/>
    </style:style>
    <style:style style:name="T2635" style:family="text">
      <style:text-properties fo:language="ru" fo:country="RU" officeooo:rsid="1371ae4f"/>
    </style:style>
    <style:style style:name="T2636" style:family="text">
      <style:text-properties fo:language="ru" fo:country="RU" officeooo:rsid="13e7e460"/>
    </style:style>
    <style:style style:name="T2637" style:family="text">
      <style:text-properties fo:language="ru" fo:country="RU" officeooo:rsid="13e8b1cc"/>
    </style:style>
    <style:style style:name="T2638" style:family="text">
      <style:text-properties fo:language="ru" fo:country="RU" officeooo:rsid="13e96d86"/>
    </style:style>
    <style:style style:name="T2639" style:family="text">
      <style:text-properties fo:language="ru" fo:country="RU" officeooo:rsid="13ea2ab0"/>
    </style:style>
    <style:style style:name="T2640" style:family="text">
      <style:text-properties fo:language="ru" fo:country="RU" officeooo:rsid="13ea6811"/>
    </style:style>
    <style:style style:name="T2641" style:family="text">
      <style:text-properties fo:language="ru" fo:country="RU" officeooo:rsid="13eb6e6b"/>
    </style:style>
    <style:style style:name="T2642" style:family="text">
      <style:text-properties fo:language="ru" fo:country="RU" officeooo:rsid="18120248"/>
    </style:style>
    <style:style style:name="T2643" style:family="text">
      <style:text-properties fo:language="ru" fo:country="RU" officeooo:rsid="1813c651"/>
    </style:style>
    <style:style style:name="T2644" style:family="text">
      <style:text-properties fo:language="ru" fo:country="RU" officeooo:rsid="1818810f"/>
    </style:style>
    <style:style style:name="T2645" style:family="text">
      <style:text-properties fo:language="ru" fo:country="RU" officeooo:rsid="181a2335"/>
    </style:style>
    <style:style style:name="T2646" style:family="text">
      <style:text-properties style:text-underline-style="none"/>
    </style:style>
    <style:style style:name="T2647" style:family="text">
      <style:text-properties style:text-underline-style="none" officeooo:rsid="1171e4d9"/>
    </style:style>
    <style:style style:name="T2648" style:family="text">
      <style:text-properties officeooo:rsid="11906b56"/>
    </style:style>
    <style:style style:name="T2649" style:family="text">
      <style:text-properties officeooo:rsid="119668ac"/>
    </style:style>
    <style:style style:name="T2650" style:family="text">
      <style:text-properties officeooo:rsid="1197faaf"/>
    </style:style>
    <style:style style:name="T2651" style:family="text">
      <style:text-properties officeooo:rsid="11987e97"/>
    </style:style>
    <style:style style:name="T2652" style:family="text">
      <style:text-properties officeooo:rsid="11989089"/>
    </style:style>
    <style:style style:name="T2653" style:family="text">
      <style:text-properties officeooo:rsid="119bfd10"/>
    </style:style>
    <style:style style:name="T2654" style:family="text">
      <style:text-properties officeooo:rsid="11c3ef68"/>
    </style:style>
    <style:style style:name="T2655" style:family="text">
      <style:text-properties officeooo:rsid="11c4a0e5"/>
    </style:style>
    <style:style style:name="T2656" style:family="text">
      <style:text-properties officeooo:rsid="1220a866"/>
    </style:style>
    <style:style style:name="T2657" style:family="text">
      <style:text-properties officeooo:rsid="12129af3"/>
    </style:style>
    <style:style style:name="T2658" style:family="text">
      <style:text-properties officeooo:rsid="12210542"/>
    </style:style>
    <style:style style:name="T2659" style:family="text">
      <style:text-properties officeooo:rsid="12228bde"/>
    </style:style>
    <style:style style:name="T2660" style:family="text">
      <style:text-properties officeooo:rsid="12236054"/>
    </style:style>
    <style:style style:name="T2661" style:family="text">
      <style:text-properties officeooo:rsid="122520ad"/>
    </style:style>
    <style:style style:name="T2662" style:family="text">
      <style:text-properties officeooo:rsid="1225a826"/>
    </style:style>
    <style:style style:name="T2663" style:family="text">
      <style:text-properties officeooo:rsid="12270d9d"/>
    </style:style>
    <style:style style:name="T2664" style:family="text">
      <style:text-properties officeooo:rsid="1228b9d0"/>
    </style:style>
    <style:style style:name="T2665" style:family="text">
      <style:text-properties officeooo:rsid="1228bf64"/>
    </style:style>
    <style:style style:name="T2666" style:family="text">
      <style:text-properties officeooo:rsid="122a94b9"/>
    </style:style>
    <style:style style:name="T2667" style:family="text">
      <style:text-properties officeooo:rsid="122afb58"/>
    </style:style>
    <style:style style:name="T2668" style:family="text">
      <style:text-properties officeooo:rsid="122c63b6"/>
    </style:style>
    <style:style style:name="T2669" style:family="text">
      <style:text-properties officeooo:rsid="122f47cc"/>
    </style:style>
    <style:style style:name="T2670" style:family="text">
      <style:text-properties officeooo:rsid="1230033a"/>
    </style:style>
    <style:style style:name="T2671" style:family="text">
      <style:text-properties officeooo:rsid="1230fea2"/>
    </style:style>
    <style:style style:name="T2672" style:family="text">
      <style:text-properties officeooo:rsid="12313fe9"/>
    </style:style>
    <style:style style:name="T2673" style:family="text">
      <style:text-properties officeooo:rsid="1232d874"/>
    </style:style>
    <style:style style:name="T2674" style:family="text">
      <style:text-properties officeooo:rsid="12341068"/>
    </style:style>
    <style:style style:name="T2675" style:family="text">
      <style:text-properties officeooo:rsid="12368b43"/>
    </style:style>
    <style:style style:name="T2676" style:family="text">
      <style:text-properties officeooo:rsid="12381600"/>
    </style:style>
    <style:style style:name="T2677" style:family="text">
      <style:text-properties officeooo:rsid="12393212"/>
    </style:style>
    <style:style style:name="T2678" style:family="text">
      <style:text-properties officeooo:rsid="123a3af9"/>
    </style:style>
    <style:style style:name="T2679" style:family="text">
      <style:text-properties officeooo:rsid="123b6b42"/>
    </style:style>
    <style:style style:name="T2680" style:family="text">
      <style:text-properties officeooo:rsid="123bcc6b"/>
    </style:style>
    <style:style style:name="T2681" style:family="text">
      <style:text-properties officeooo:rsid="123c8d09"/>
    </style:style>
    <style:style style:name="T2682" style:family="text">
      <style:text-properties officeooo:rsid="123df596"/>
    </style:style>
    <style:style style:name="T2683" style:family="text">
      <style:text-properties officeooo:rsid="123eeaaf"/>
    </style:style>
    <style:style style:name="T2684" style:family="text">
      <style:text-properties officeooo:rsid="12428de5"/>
    </style:style>
    <style:style style:name="T2685" style:family="text">
      <style:text-properties officeooo:rsid="12450b2d"/>
    </style:style>
    <style:style style:name="T2686" style:family="text">
      <style:text-properties officeooo:rsid="1245ade2"/>
    </style:style>
    <style:style style:name="T2687" style:family="text">
      <style:text-properties officeooo:rsid="12477502"/>
    </style:style>
    <style:style style:name="T2688" style:family="text">
      <style:text-properties officeooo:rsid="124bca8f"/>
    </style:style>
    <style:style style:name="T2689" style:family="text">
      <style:text-properties officeooo:rsid="124c56e2"/>
    </style:style>
    <style:style style:name="T2690" style:family="text">
      <style:text-properties officeooo:rsid="124dd7b2"/>
    </style:style>
    <style:style style:name="T2691" style:family="text">
      <style:text-properties officeooo:rsid="124e9a26"/>
    </style:style>
    <style:style style:name="T2692" style:family="text">
      <style:text-properties officeooo:rsid="12505681"/>
    </style:style>
    <style:style style:name="T2693" style:family="text">
      <style:text-properties officeooo:rsid="12508360"/>
    </style:style>
    <style:style style:name="T2694" style:family="text">
      <style:text-properties officeooo:rsid="12513309"/>
    </style:style>
    <style:style style:name="T2695" style:family="text">
      <style:text-properties officeooo:rsid="125226a9"/>
    </style:style>
    <style:style style:name="T2696" style:family="text">
      <style:text-properties officeooo:rsid="12534fbd"/>
    </style:style>
    <style:style style:name="T2697" style:family="text">
      <style:text-properties officeooo:rsid="1253af94"/>
    </style:style>
    <style:style style:name="T2698" style:family="text">
      <style:text-properties officeooo:rsid="1255d218"/>
    </style:style>
    <style:style style:name="T2699" style:family="text">
      <style:text-properties officeooo:rsid="125780ff"/>
    </style:style>
    <style:style style:name="T2700" style:family="text">
      <style:text-properties officeooo:rsid="1258178c"/>
    </style:style>
    <style:style style:name="T2701" style:family="text">
      <style:text-properties officeooo:rsid="125aa737"/>
    </style:style>
    <style:style style:name="T2702" style:family="text">
      <style:text-properties officeooo:rsid="125b7842"/>
    </style:style>
    <style:style style:name="T2703" style:family="text">
      <style:text-properties officeooo:rsid="125d1c16"/>
    </style:style>
    <style:style style:name="T2704" style:family="text">
      <style:text-properties officeooo:rsid="125dae90"/>
    </style:style>
    <style:style style:name="T2705" style:family="text">
      <style:text-properties officeooo:rsid="125f8b86"/>
    </style:style>
    <style:style style:name="T2706" style:family="text">
      <style:text-properties officeooo:rsid="12615911"/>
    </style:style>
    <style:style style:name="T2707" style:family="text">
      <style:text-properties officeooo:rsid="12627700"/>
    </style:style>
    <style:style style:name="T2708" style:family="text">
      <style:text-properties officeooo:rsid="126354ed"/>
    </style:style>
    <style:style style:name="T2709" style:family="text">
      <style:text-properties officeooo:rsid="1264d6ad"/>
    </style:style>
    <style:style style:name="T2710" style:family="text">
      <style:text-properties officeooo:rsid="1265b51d"/>
    </style:style>
    <style:style style:name="T2711" style:family="text">
      <style:text-properties officeooo:rsid="1266fe2e"/>
    </style:style>
    <style:style style:name="T2712" style:family="text">
      <style:text-properties officeooo:rsid="1268e239"/>
    </style:style>
    <style:style style:name="T2713" style:family="text">
      <style:text-properties officeooo:rsid="126d993d"/>
    </style:style>
    <style:style style:name="T2714" style:family="text">
      <style:text-properties officeooo:rsid="126dcce3"/>
    </style:style>
    <style:style style:name="T2715" style:family="text">
      <style:text-properties officeooo:rsid="126f8993"/>
    </style:style>
    <style:style style:name="T2716" style:family="text">
      <style:text-properties officeooo:rsid="1270c1ee"/>
    </style:style>
    <style:style style:name="T2717" style:family="text">
      <style:text-properties officeooo:rsid="1270fb38"/>
    </style:style>
    <style:style style:name="T2718" style:family="text">
      <style:text-properties officeooo:rsid="12739dce"/>
    </style:style>
    <style:style style:name="T2719" style:family="text">
      <style:text-properties officeooo:rsid="1273f568"/>
    </style:style>
    <style:style style:name="T2720" style:family="text">
      <style:text-properties officeooo:rsid="1275f618"/>
    </style:style>
    <style:style style:name="T2721" style:family="text">
      <style:text-properties officeooo:rsid="12762adc"/>
    </style:style>
    <style:style style:name="T2722" style:family="text">
      <style:text-properties officeooo:rsid="1278edd6"/>
    </style:style>
    <style:style style:name="T2723" style:family="text">
      <style:text-properties officeooo:rsid="12791c02"/>
    </style:style>
    <style:style style:name="T2724" style:family="text">
      <style:text-properties officeooo:rsid="127b0e93"/>
    </style:style>
    <style:style style:name="T2725" style:family="text">
      <style:text-properties officeooo:rsid="127b9b51"/>
    </style:style>
    <style:style style:name="T2726" style:family="text">
      <style:text-properties officeooo:rsid="127f4373"/>
    </style:style>
    <style:style style:name="T2727" style:family="text">
      <style:text-properties officeooo:rsid="12810b3e"/>
    </style:style>
    <style:style style:name="T2728" style:family="text">
      <style:text-properties officeooo:rsid="128309ad"/>
    </style:style>
    <style:style style:name="T2729" style:family="text">
      <style:text-properties officeooo:rsid="1283b45b"/>
    </style:style>
    <style:style style:name="T2730" style:family="text">
      <style:text-properties officeooo:rsid="128408d2"/>
    </style:style>
    <style:style style:name="T2731" style:family="text">
      <style:text-properties officeooo:rsid="1285b473"/>
    </style:style>
    <style:style style:name="T2732" style:family="text">
      <style:text-properties officeooo:rsid="128639ce"/>
    </style:style>
    <style:style style:name="T2733" style:family="text">
      <style:text-properties officeooo:rsid="12875ff4"/>
    </style:style>
    <style:style style:name="T2734" style:family="text">
      <style:text-properties officeooo:rsid="128961b4"/>
    </style:style>
    <style:style style:name="T2735" style:family="text">
      <style:text-properties officeooo:rsid="1289637c"/>
    </style:style>
    <style:style style:name="T2736" style:family="text">
      <style:text-properties officeooo:rsid="128ad344"/>
    </style:style>
    <style:style style:name="T2737" style:family="text">
      <style:text-properties officeooo:rsid="128c522b"/>
    </style:style>
    <style:style style:name="T2738" style:family="text">
      <style:text-properties officeooo:rsid="128dbe9e"/>
    </style:style>
    <style:style style:name="T2739" style:family="text">
      <style:text-properties officeooo:rsid="128ed23f"/>
    </style:style>
    <style:style style:name="T2740" style:family="text">
      <style:text-properties officeooo:rsid="128ef578"/>
    </style:style>
    <style:style style:name="T2741" style:family="text">
      <style:text-properties officeooo:rsid="128f4d2c"/>
    </style:style>
    <style:style style:name="T2742" style:family="text">
      <style:text-properties officeooo:rsid="128feaec"/>
    </style:style>
    <style:style style:name="T2743" style:family="text">
      <style:text-properties officeooo:rsid="12915e15"/>
    </style:style>
    <style:style style:name="T2744" style:family="text">
      <style:text-properties officeooo:rsid="1292bbc1"/>
    </style:style>
    <style:style style:name="T2745" style:family="text">
      <style:text-properties officeooo:rsid="12935445"/>
    </style:style>
    <style:style style:name="T2746" style:family="text">
      <style:text-properties officeooo:rsid="1297c31d"/>
    </style:style>
    <style:style style:name="T2747" style:family="text">
      <style:text-properties officeooo:rsid="1297d319"/>
    </style:style>
    <style:style style:name="T2748" style:family="text">
      <style:text-properties officeooo:rsid="129908e1"/>
    </style:style>
    <style:style style:name="T2749" style:family="text">
      <style:text-properties officeooo:rsid="129c2ee1"/>
    </style:style>
    <style:style style:name="T2750" style:family="text">
      <style:text-properties officeooo:rsid="129cc89b"/>
    </style:style>
    <style:style style:name="T2751" style:family="text">
      <style:text-properties officeooo:rsid="129ee4e9"/>
    </style:style>
    <style:style style:name="T2752" style:family="text">
      <style:text-properties officeooo:rsid="12a09211"/>
    </style:style>
    <style:style style:name="T2753" style:family="text">
      <style:text-properties officeooo:rsid="12a1cc02"/>
    </style:style>
    <style:style style:name="T2754" style:family="text">
      <style:text-properties officeooo:rsid="12a1fee7"/>
    </style:style>
    <style:style style:name="T2755" style:family="text">
      <style:text-properties officeooo:rsid="12a349fe"/>
    </style:style>
    <style:style style:name="T2756" style:family="text">
      <style:text-properties officeooo:rsid="12a469ff"/>
    </style:style>
    <style:style style:name="T2757" style:family="text">
      <style:text-properties officeooo:rsid="12a5405c"/>
    </style:style>
    <style:style style:name="T2758" style:family="text">
      <style:text-properties officeooo:rsid="12a57ee0"/>
    </style:style>
    <style:style style:name="T2759" style:family="text">
      <style:text-properties officeooo:rsid="12a7068e"/>
    </style:style>
    <style:style style:name="T2760" style:family="text">
      <style:text-properties officeooo:rsid="12a882df"/>
    </style:style>
    <style:style style:name="T2761" style:family="text">
      <style:text-properties officeooo:rsid="12a96fd0"/>
    </style:style>
    <style:style style:name="T2762" style:family="text">
      <style:text-properties officeooo:rsid="12aa992d"/>
    </style:style>
    <style:style style:name="T2763" style:family="text">
      <style:text-properties officeooo:rsid="12ab0317"/>
    </style:style>
    <style:style style:name="T2764" style:family="text">
      <style:text-properties officeooo:rsid="12abce81"/>
    </style:style>
    <style:style style:name="T2765" style:family="text">
      <style:text-properties officeooo:rsid="12ac5a0e"/>
    </style:style>
    <style:style style:name="T2766" style:family="text">
      <style:text-properties officeooo:rsid="12ae8a78"/>
    </style:style>
    <style:style style:name="T2767" style:family="text">
      <style:text-properties officeooo:rsid="12af9faa"/>
    </style:style>
    <style:style style:name="T2768" style:family="text">
      <style:text-properties officeooo:rsid="12b0abca"/>
    </style:style>
    <style:style style:name="T2769" style:family="text">
      <style:text-properties officeooo:rsid="12b1ada0"/>
    </style:style>
    <style:style style:name="T2770" style:family="text">
      <style:text-properties officeooo:rsid="12b31df8"/>
    </style:style>
    <style:style style:name="T2771" style:family="text">
      <style:text-properties officeooo:rsid="12b364c6"/>
    </style:style>
    <style:style style:name="T2772" style:family="text">
      <style:text-properties officeooo:rsid="12b55b82"/>
    </style:style>
    <style:style style:name="T2773" style:family="text">
      <style:text-properties officeooo:rsid="12b6af8b"/>
    </style:style>
    <style:style style:name="T2774" style:family="text">
      <style:text-properties officeooo:rsid="12b8a218"/>
    </style:style>
    <style:style style:name="T2775" style:family="text">
      <style:text-properties officeooo:rsid="12b97b5e"/>
    </style:style>
    <style:style style:name="T2776" style:family="text">
      <style:text-properties officeooo:rsid="12ba203f"/>
    </style:style>
    <style:style style:name="T2777" style:family="text">
      <style:text-properties officeooo:rsid="12bdaaa4"/>
    </style:style>
    <style:style style:name="T2778" style:family="text">
      <style:text-properties officeooo:rsid="12be6f95"/>
    </style:style>
    <style:style style:name="T2779" style:family="text">
      <style:text-properties officeooo:rsid="12c030a5"/>
    </style:style>
    <style:style style:name="T2780" style:family="text">
      <style:text-properties officeooo:rsid="12c04db9"/>
    </style:style>
    <style:style style:name="T2781" style:family="text">
      <style:text-properties officeooo:rsid="12c0ff76"/>
    </style:style>
    <style:style style:name="T2782" style:family="text">
      <style:text-properties officeooo:rsid="12c2c41b"/>
    </style:style>
    <style:style style:name="T2783" style:family="text">
      <style:text-properties officeooo:rsid="12c2c4db"/>
    </style:style>
    <style:style style:name="T2784" style:family="text">
      <style:text-properties officeooo:rsid="12c3ed09"/>
    </style:style>
    <style:style style:name="T2785" style:family="text">
      <style:text-properties officeooo:rsid="12c58ca6"/>
    </style:style>
    <style:style style:name="T2786" style:family="text">
      <style:text-properties officeooo:rsid="12c6ea8a"/>
    </style:style>
    <style:style style:name="T2787" style:family="text">
      <style:text-properties officeooo:rsid="12c7d261"/>
    </style:style>
    <style:style style:name="T2788" style:family="text">
      <style:text-properties officeooo:rsid="12c97c39"/>
    </style:style>
    <style:style style:name="T2789" style:family="text">
      <style:text-properties officeooo:rsid="12c9e531"/>
    </style:style>
    <style:style style:name="T2790" style:family="text">
      <style:text-properties officeooo:rsid="12ca6f4b"/>
    </style:style>
    <style:style style:name="T2791" style:family="text">
      <style:text-properties officeooo:rsid="12cc16ba"/>
    </style:style>
    <style:style style:name="T2792" style:family="text">
      <style:text-properties officeooo:rsid="12cd7552"/>
    </style:style>
    <style:style style:name="T2793" style:family="text">
      <style:text-properties officeooo:rsid="12ced184"/>
    </style:style>
    <style:style style:name="T2794" style:family="text">
      <style:text-properties officeooo:rsid="12d01065"/>
    </style:style>
    <style:style style:name="T2795" style:family="text">
      <style:text-properties officeooo:rsid="12d097a7"/>
    </style:style>
    <style:style style:name="T2796" style:family="text">
      <style:text-properties officeooo:rsid="12d28648"/>
    </style:style>
    <style:style style:name="T2797" style:family="text">
      <style:text-properties officeooo:rsid="12d2db41"/>
    </style:style>
    <style:style style:name="T2798" style:family="text">
      <style:text-properties officeooo:rsid="12d7e558"/>
    </style:style>
    <style:style style:name="T2799" style:family="text">
      <style:text-properties officeooo:rsid="12d7ef87"/>
    </style:style>
    <style:style style:name="T2800" style:family="text">
      <style:text-properties officeooo:rsid="12d80d72"/>
    </style:style>
    <style:style style:name="T2801" style:family="text">
      <style:text-properties officeooo:rsid="12d84ef9"/>
    </style:style>
    <style:style style:name="T2802" style:family="text">
      <style:text-properties officeooo:rsid="12d943f4"/>
    </style:style>
    <style:style style:name="T2803" style:family="text">
      <style:text-properties officeooo:rsid="12d94c05"/>
    </style:style>
    <style:style style:name="T2804" style:family="text">
      <style:text-properties officeooo:rsid="12d991d0"/>
    </style:style>
    <style:style style:name="T2805" style:family="text">
      <style:text-properties officeooo:rsid="12daf5a1"/>
    </style:style>
    <style:style style:name="T2806" style:family="text">
      <style:text-properties officeooo:rsid="12db7c6a"/>
    </style:style>
    <style:style style:name="T2807" style:family="text">
      <style:text-properties officeooo:rsid="12dbcb29"/>
    </style:style>
    <style:style style:name="T2808" style:family="text">
      <style:text-properties officeooo:rsid="12dd3de7"/>
    </style:style>
    <style:style style:name="T2809" style:family="text">
      <style:text-properties officeooo:rsid="12dec0e3"/>
    </style:style>
    <style:style style:name="T2810" style:family="text">
      <style:text-properties officeooo:rsid="12e123b0"/>
    </style:style>
    <style:style style:name="T2811" style:family="text">
      <style:text-properties officeooo:rsid="12e24d41"/>
    </style:style>
    <style:style style:name="T2812" style:family="text">
      <style:text-properties officeooo:rsid="12e39727"/>
    </style:style>
    <style:style style:name="T2813" style:family="text">
      <style:text-properties officeooo:rsid="12e52203"/>
    </style:style>
    <style:style style:name="T2814" style:family="text">
      <style:text-properties officeooo:rsid="12e61bc9"/>
    </style:style>
    <style:style style:name="T2815" style:family="text">
      <style:text-properties officeooo:rsid="12e6c1a9"/>
    </style:style>
    <style:style style:name="T2816" style:family="text">
      <style:text-properties officeooo:rsid="12e7db4c"/>
    </style:style>
    <style:style style:name="T2817" style:family="text">
      <style:text-properties officeooo:rsid="12e8c6dd"/>
    </style:style>
    <style:style style:name="T2818" style:family="text">
      <style:text-properties officeooo:rsid="12ea267d"/>
    </style:style>
    <style:style style:name="T2819" style:family="text">
      <style:text-properties officeooo:rsid="12ec24be"/>
    </style:style>
    <style:style style:name="T2820" style:family="text">
      <style:text-properties officeooo:rsid="12eca8a7"/>
    </style:style>
    <style:style style:name="T2821" style:family="text">
      <style:text-properties officeooo:rsid="12ed6d4c"/>
    </style:style>
    <style:style style:name="T2822" style:family="text">
      <style:text-properties officeooo:rsid="12eed043"/>
    </style:style>
    <style:style style:name="T2823" style:family="text">
      <style:text-properties officeooo:rsid="12efec33"/>
    </style:style>
    <style:style style:name="T2824" style:family="text">
      <style:text-properties officeooo:rsid="12f10a10"/>
    </style:style>
    <style:style style:name="T2825" style:family="text">
      <style:text-properties officeooo:rsid="12f3ac10"/>
    </style:style>
    <style:style style:name="T2826" style:family="text">
      <style:text-properties officeooo:rsid="12f59572"/>
    </style:style>
    <style:style style:name="T2827" style:family="text">
      <style:text-properties officeooo:rsid="12f5a223"/>
    </style:style>
    <style:style style:name="T2828" style:family="text">
      <style:text-properties officeooo:rsid="12f8cac6"/>
    </style:style>
    <style:style style:name="T2829" style:family="text">
      <style:text-properties officeooo:rsid="12fa5d95"/>
    </style:style>
    <style:style style:name="T2830" style:family="text">
      <style:text-properties officeooo:rsid="12fa6cfa"/>
    </style:style>
    <style:style style:name="T2831" style:family="text">
      <style:text-properties officeooo:rsid="12fb74a4"/>
    </style:style>
    <style:style style:name="T2832" style:family="text">
      <style:text-properties officeooo:rsid="12fd09a0"/>
    </style:style>
    <style:style style:name="T2833" style:family="text">
      <style:text-properties officeooo:rsid="12ff4f13"/>
    </style:style>
    <style:style style:name="T2834" style:family="text">
      <style:text-properties officeooo:rsid="1301056d"/>
    </style:style>
    <style:style style:name="T2835" style:family="text">
      <style:text-properties officeooo:rsid="1302040e"/>
    </style:style>
    <style:style style:name="T2836" style:family="text">
      <style:text-properties officeooo:rsid="1303c193"/>
    </style:style>
    <style:style style:name="T2837" style:family="text">
      <style:text-properties officeooo:rsid="1304403f"/>
    </style:style>
    <style:style style:name="T2838" style:family="text">
      <style:text-properties officeooo:rsid="13056c2a"/>
    </style:style>
    <style:style style:name="T2839" style:family="text">
      <style:text-properties officeooo:rsid="1305b04e"/>
    </style:style>
    <style:style style:name="T2840" style:family="text">
      <style:text-properties officeooo:rsid="1305d782"/>
    </style:style>
    <style:style style:name="T2841" style:family="text">
      <style:text-properties officeooo:rsid="1307b207"/>
    </style:style>
    <style:style style:name="T2842" style:family="text">
      <style:text-properties officeooo:rsid="1308489c"/>
    </style:style>
    <style:style style:name="T2843" style:family="text">
      <style:text-properties officeooo:rsid="1308b414"/>
    </style:style>
    <style:style style:name="T2844" style:family="text">
      <style:text-properties officeooo:rsid="13098d2b"/>
    </style:style>
    <style:style style:name="T2845" style:family="text">
      <style:text-properties officeooo:rsid="130a599d"/>
    </style:style>
    <style:style style:name="T2846" style:family="text">
      <style:text-properties officeooo:rsid="130b8de9"/>
    </style:style>
    <style:style style:name="T2847" style:family="text">
      <style:text-properties officeooo:rsid="130c97cc"/>
    </style:style>
    <style:style style:name="T2848" style:family="text">
      <style:text-properties officeooo:rsid="130e3aba"/>
    </style:style>
    <style:style style:name="T2849" style:family="text">
      <style:text-properties officeooo:rsid="130e7d15"/>
    </style:style>
    <style:style style:name="T2850" style:family="text">
      <style:text-properties officeooo:rsid="130fb3e8"/>
    </style:style>
    <style:style style:name="T2851" style:family="text">
      <style:text-properties officeooo:rsid="130fcb07"/>
    </style:style>
    <style:style style:name="T2852" style:family="text">
      <style:text-properties officeooo:rsid="131147e3"/>
    </style:style>
    <style:style style:name="T2853" style:family="text">
      <style:text-properties officeooo:rsid="131330ea"/>
    </style:style>
    <style:style style:name="T2854" style:family="text">
      <style:text-properties officeooo:rsid="1313c201"/>
    </style:style>
    <style:style style:name="T2855" style:family="text">
      <style:text-properties officeooo:rsid="1313f869"/>
    </style:style>
    <style:style style:name="T2856" style:family="text">
      <style:text-properties officeooo:rsid="1314c90d"/>
    </style:style>
    <style:style style:name="T2857" style:family="text">
      <style:text-properties officeooo:rsid="1314cdb7"/>
    </style:style>
    <style:style style:name="T2858" style:family="text">
      <style:text-properties officeooo:rsid="13156d61"/>
    </style:style>
    <style:style style:name="T2859" style:family="text">
      <style:text-properties officeooo:rsid="1315806c"/>
    </style:style>
    <style:style style:name="T2860" style:family="text">
      <style:text-properties officeooo:rsid="131674cb"/>
    </style:style>
    <style:style style:name="T2861" style:family="text">
      <style:text-properties officeooo:rsid="13180b9a"/>
    </style:style>
    <style:style style:name="T2862" style:family="text">
      <style:text-properties officeooo:rsid="13197f86"/>
    </style:style>
    <style:style style:name="T2863" style:family="text">
      <style:text-properties officeooo:rsid="131b6df1"/>
    </style:style>
    <style:style style:name="T2864" style:family="text">
      <style:text-properties officeooo:rsid="131bfd02"/>
    </style:style>
    <style:style style:name="T2865" style:family="text">
      <style:text-properties officeooo:rsid="131c21ee"/>
    </style:style>
    <style:style style:name="T2866" style:family="text">
      <style:text-properties officeooo:rsid="131c3237"/>
    </style:style>
    <style:style style:name="T2867" style:family="text">
      <style:text-properties officeooo:rsid="131dcad1"/>
    </style:style>
    <style:style style:name="T2868" style:family="text">
      <style:text-properties officeooo:rsid="131fa546"/>
    </style:style>
    <style:style style:name="T2869" style:family="text">
      <style:text-properties officeooo:rsid="13204e6f"/>
    </style:style>
    <style:style style:name="T2870" style:family="text">
      <style:text-properties officeooo:rsid="13207931"/>
    </style:style>
    <style:style style:name="T2871" style:family="text">
      <style:text-properties officeooo:rsid="132099d8"/>
    </style:style>
    <style:style style:name="T2872" style:family="text">
      <style:text-properties officeooo:rsid="13213b61"/>
    </style:style>
    <style:style style:name="T2873" style:family="text">
      <style:text-properties officeooo:rsid="13228126"/>
    </style:style>
    <style:style style:name="T2874" style:family="text">
      <style:text-properties officeooo:rsid="13233ab6"/>
    </style:style>
    <style:style style:name="T2875" style:family="text">
      <style:text-properties officeooo:rsid="13241ede"/>
    </style:style>
    <style:style style:name="T2876" style:family="text">
      <style:text-properties officeooo:rsid="1325704f"/>
    </style:style>
    <style:style style:name="T2877" style:family="text">
      <style:text-properties officeooo:rsid="13266204"/>
    </style:style>
    <style:style style:name="T2878" style:family="text">
      <style:text-properties officeooo:rsid="1326ed68"/>
    </style:style>
    <style:style style:name="T2879" style:family="text">
      <style:text-properties officeooo:rsid="13285473"/>
    </style:style>
    <style:style style:name="T2880" style:family="text">
      <style:text-properties officeooo:rsid="13297448"/>
    </style:style>
    <style:style style:name="T2881" style:family="text">
      <style:text-properties officeooo:rsid="132bf34a"/>
    </style:style>
    <style:style style:name="T2882" style:family="text">
      <style:text-properties officeooo:rsid="132c8082"/>
    </style:style>
    <style:style style:name="T2883" style:family="text">
      <style:text-properties officeooo:rsid="132d81a0"/>
    </style:style>
    <style:style style:name="T2884" style:family="text">
      <style:text-properties officeooo:rsid="132f7167"/>
    </style:style>
    <style:style style:name="T2885" style:family="text">
      <style:text-properties officeooo:rsid="1330cea9"/>
    </style:style>
    <style:style style:name="T2886" style:family="text">
      <style:text-properties officeooo:rsid="13315cde"/>
    </style:style>
    <style:style style:name="T2887" style:family="text">
      <style:text-properties officeooo:rsid="13324da0"/>
    </style:style>
    <style:style style:name="T2888" style:family="text">
      <style:text-properties officeooo:rsid="1333db4c"/>
    </style:style>
    <style:style style:name="T2889" style:family="text">
      <style:text-properties officeooo:rsid="13348069"/>
    </style:style>
    <style:style style:name="T2890" style:family="text">
      <style:text-properties officeooo:rsid="1334f9b3"/>
    </style:style>
    <style:style style:name="T2891" style:family="text">
      <style:text-properties officeooo:rsid="13358a1a"/>
    </style:style>
    <style:style style:name="T2892" style:family="text">
      <style:text-properties officeooo:rsid="133703ac"/>
    </style:style>
    <style:style style:name="T2893" style:family="text">
      <style:text-properties officeooo:rsid="1338bb66"/>
    </style:style>
    <style:style style:name="T2894" style:family="text">
      <style:text-properties officeooo:rsid="133a5f9c"/>
    </style:style>
    <style:style style:name="T2895" style:family="text">
      <style:text-properties officeooo:rsid="133b96fb"/>
    </style:style>
    <style:style style:name="T2896" style:family="text">
      <style:text-properties officeooo:rsid="133ce696"/>
    </style:style>
    <style:style style:name="T2897" style:family="text">
      <style:text-properties officeooo:rsid="133d001c"/>
    </style:style>
    <style:style style:name="T2898" style:family="text">
      <style:text-properties officeooo:rsid="133ea076"/>
    </style:style>
    <style:style style:name="T2899" style:family="text">
      <style:text-properties officeooo:rsid="133ff10e"/>
    </style:style>
    <style:style style:name="T2900" style:family="text">
      <style:text-properties officeooo:rsid="1341c8a1"/>
    </style:style>
    <style:style style:name="T2901" style:family="text">
      <style:text-properties officeooo:rsid="134277b3"/>
    </style:style>
    <style:style style:name="T2902" style:family="text">
      <style:text-properties officeooo:rsid="1342a849"/>
    </style:style>
    <style:style style:name="T2903" style:family="text">
      <style:text-properties officeooo:rsid="13437eb4"/>
    </style:style>
    <style:style style:name="T2904" style:family="text">
      <style:text-properties officeooo:rsid="1345474e"/>
    </style:style>
    <style:style style:name="T2905" style:family="text">
      <style:text-properties officeooo:rsid="134691dc"/>
    </style:style>
    <style:style style:name="T2906" style:family="text">
      <style:text-properties officeooo:rsid="1346a814"/>
    </style:style>
    <style:style style:name="T2907" style:family="text">
      <style:text-properties officeooo:rsid="1346aaa4"/>
    </style:style>
    <style:style style:name="T2908" style:family="text">
      <style:text-properties officeooo:rsid="134835ca"/>
    </style:style>
    <style:style style:name="T2909" style:family="text">
      <style:text-properties officeooo:rsid="134a080f"/>
    </style:style>
    <style:style style:name="T2910" style:family="text">
      <style:text-properties officeooo:rsid="134af7e9"/>
    </style:style>
    <style:style style:name="T2911" style:family="text">
      <style:text-properties officeooo:rsid="134ccf60"/>
    </style:style>
    <style:style style:name="T2912" style:family="text">
      <style:text-properties officeooo:rsid="134e87f4"/>
    </style:style>
    <style:style style:name="T2913" style:family="text">
      <style:text-properties officeooo:rsid="1351c2dd"/>
    </style:style>
    <style:style style:name="T2914" style:family="text">
      <style:text-properties officeooo:rsid="13521876"/>
    </style:style>
    <style:style style:name="T2915" style:family="text">
      <style:text-properties officeooo:rsid="135270b2"/>
    </style:style>
    <style:style style:name="T2916" style:family="text">
      <style:text-properties officeooo:rsid="13539569"/>
    </style:style>
    <style:style style:name="T2917" style:family="text">
      <style:text-properties officeooo:rsid="1354543f"/>
    </style:style>
    <style:style style:name="T2918" style:family="text">
      <style:text-properties officeooo:rsid="135587db"/>
    </style:style>
    <style:style style:name="T2919" style:family="text">
      <style:text-properties officeooo:rsid="13564ca0"/>
    </style:style>
    <style:style style:name="T2920" style:family="text">
      <style:text-properties officeooo:rsid="13570e50"/>
    </style:style>
    <style:style style:name="T2921" style:family="text">
      <style:text-properties officeooo:rsid="135851b5"/>
    </style:style>
    <style:style style:name="T2922" style:family="text">
      <style:text-properties officeooo:rsid="13586d85"/>
    </style:style>
    <style:style style:name="T2923" style:family="text">
      <style:text-properties officeooo:rsid="1358e8e9"/>
    </style:style>
    <style:style style:name="T2924" style:family="text">
      <style:text-properties officeooo:rsid="1359d683"/>
    </style:style>
    <style:style style:name="T2925" style:family="text">
      <style:text-properties officeooo:rsid="135abf08"/>
    </style:style>
    <style:style style:name="T2926" style:family="text">
      <style:text-properties officeooo:rsid="135acd29"/>
    </style:style>
    <style:style style:name="T2927" style:family="text">
      <style:text-properties officeooo:rsid="135b8cda"/>
    </style:style>
    <style:style style:name="T2928" style:family="text">
      <style:text-properties officeooo:rsid="135ea893"/>
    </style:style>
    <style:style style:name="T2929" style:family="text">
      <style:text-properties officeooo:rsid="13618c49"/>
    </style:style>
    <style:style style:name="T2930" style:family="text">
      <style:text-properties officeooo:rsid="1361d05d"/>
    </style:style>
    <style:style style:name="T2931" style:family="text">
      <style:text-properties officeooo:rsid="1362648f"/>
    </style:style>
    <style:style style:name="T2932" style:family="text">
      <style:text-properties officeooo:rsid="13641abc"/>
    </style:style>
    <style:style style:name="T2933" style:family="text">
      <style:text-properties officeooo:rsid="1365a09e"/>
    </style:style>
    <style:style style:name="T2934" style:family="text">
      <style:text-properties officeooo:rsid="136760e9"/>
    </style:style>
    <style:style style:name="T2935" style:family="text">
      <style:text-properties officeooo:rsid="1368f396"/>
    </style:style>
    <style:style style:name="T2936" style:family="text">
      <style:text-properties officeooo:rsid="1369dd9b"/>
    </style:style>
    <style:style style:name="T2937" style:family="text">
      <style:text-properties officeooo:rsid="136b2f81"/>
    </style:style>
    <style:style style:name="T2938" style:family="text">
      <style:text-properties officeooo:rsid="136d224c"/>
    </style:style>
    <style:style style:name="T2939" style:family="text">
      <style:text-properties officeooo:rsid="136d8762"/>
    </style:style>
    <style:style style:name="T2940" style:family="text">
      <style:text-properties officeooo:rsid="136ec9e1"/>
    </style:style>
    <style:style style:name="T2941" style:family="text">
      <style:text-properties officeooo:rsid="136f5858"/>
    </style:style>
    <style:style style:name="T2942" style:family="text">
      <style:text-properties officeooo:rsid="136fce4d"/>
    </style:style>
    <style:style style:name="T2943" style:family="text">
      <style:text-properties officeooo:rsid="1371ae4f"/>
    </style:style>
    <style:style style:name="T2944" style:family="text">
      <style:text-properties officeooo:rsid="137268d9"/>
    </style:style>
    <style:style style:name="T2945" style:family="text">
      <style:text-properties officeooo:rsid="1372f57b"/>
    </style:style>
    <style:style style:name="T2946" style:family="text">
      <style:text-properties officeooo:rsid="1374cc92"/>
    </style:style>
    <style:style style:name="T2947" style:family="text">
      <style:text-properties officeooo:rsid="13751bf9"/>
    </style:style>
    <style:style style:name="T2948" style:family="text">
      <style:text-properties officeooo:rsid="137538c1"/>
    </style:style>
    <style:style style:name="T2949" style:family="text">
      <style:text-properties officeooo:rsid="137554dd"/>
    </style:style>
    <style:style style:name="T2950" style:family="text">
      <style:text-properties officeooo:rsid="1375b9ac"/>
    </style:style>
    <style:style style:name="T2951" style:family="text">
      <style:text-properties officeooo:rsid="13772d50"/>
    </style:style>
    <style:style style:name="T2952" style:family="text">
      <style:text-properties officeooo:rsid="13781d37"/>
    </style:style>
    <style:style style:name="T2953" style:family="text">
      <style:text-properties officeooo:rsid="1379c5d0"/>
    </style:style>
    <style:style style:name="T2954" style:family="text">
      <style:text-properties officeooo:rsid="1379f29c"/>
    </style:style>
    <style:style style:name="T2955" style:family="text">
      <style:text-properties officeooo:rsid="137a90ef"/>
    </style:style>
    <style:style style:name="T2956" style:family="text">
      <style:text-properties officeooo:rsid="137ad2ec"/>
    </style:style>
    <style:style style:name="T2957" style:family="text">
      <style:text-properties officeooo:rsid="137b539a"/>
    </style:style>
    <style:style style:name="T2958" style:family="text">
      <style:text-properties officeooo:rsid="137c2897"/>
    </style:style>
    <style:style style:name="T2959" style:family="text">
      <style:text-properties officeooo:rsid="137e0011"/>
    </style:style>
    <style:style style:name="T2960" style:family="text">
      <style:text-properties officeooo:rsid="137efc0d"/>
    </style:style>
    <style:style style:name="T2961" style:family="text">
      <style:text-properties officeooo:rsid="137fd9f7"/>
    </style:style>
    <style:style style:name="T2962" style:family="text">
      <style:text-properties officeooo:rsid="13814cee"/>
    </style:style>
    <style:style style:name="T2963" style:family="text">
      <style:text-properties officeooo:rsid="13833e08"/>
    </style:style>
    <style:style style:name="T2964" style:family="text">
      <style:text-properties officeooo:rsid="13851945"/>
    </style:style>
    <style:style style:name="T2965" style:family="text">
      <style:text-properties officeooo:rsid="1385e2bc"/>
    </style:style>
    <style:style style:name="T2966" style:family="text">
      <style:text-properties officeooo:rsid="13862d16"/>
    </style:style>
    <style:style style:name="T2967" style:family="text">
      <style:text-properties officeooo:rsid="13864a4e"/>
    </style:style>
    <style:style style:name="T2968" style:family="text">
      <style:text-properties officeooo:rsid="1388479e"/>
    </style:style>
    <style:style style:name="T2969" style:family="text">
      <style:text-properties officeooo:rsid="138a3df3"/>
    </style:style>
    <style:style style:name="T2970" style:family="text">
      <style:text-properties officeooo:rsid="138c140a"/>
    </style:style>
    <style:style style:name="T2971" style:family="text">
      <style:text-properties officeooo:rsid="138df7df"/>
    </style:style>
    <style:style style:name="T2972" style:family="text">
      <style:text-properties officeooo:rsid="138f4f46"/>
    </style:style>
    <style:style style:name="T2973" style:family="text">
      <style:text-properties officeooo:rsid="138fd7ca"/>
    </style:style>
    <style:style style:name="T2974" style:family="text">
      <style:text-properties officeooo:rsid="139301b0"/>
    </style:style>
    <style:style style:name="T2975" style:family="text">
      <style:text-properties officeooo:rsid="13933a04"/>
    </style:style>
    <style:style style:name="T2976" style:family="text">
      <style:text-properties officeooo:rsid="13939ce0"/>
    </style:style>
    <style:style style:name="T2977" style:family="text">
      <style:text-properties officeooo:rsid="139496ac"/>
    </style:style>
    <style:style style:name="T2978" style:family="text">
      <style:text-properties officeooo:rsid="1395f4ae"/>
    </style:style>
    <style:style style:name="T2979" style:family="text">
      <style:text-properties officeooo:rsid="13988f17"/>
    </style:style>
    <style:style style:name="T2980" style:family="text">
      <style:text-properties officeooo:rsid="139a8b3c"/>
    </style:style>
    <style:style style:name="T2981" style:family="text">
      <style:text-properties officeooo:rsid="139bc742"/>
    </style:style>
    <style:style style:name="T2982" style:family="text">
      <style:text-properties officeooo:rsid="139d080f"/>
    </style:style>
    <style:style style:name="T2983" style:family="text">
      <style:text-properties officeooo:rsid="139eb86d"/>
    </style:style>
    <style:style style:name="T2984" style:family="text">
      <style:text-properties officeooo:rsid="139f56da"/>
    </style:style>
    <style:style style:name="T2985" style:family="text">
      <style:text-properties officeooo:rsid="13a17525"/>
    </style:style>
    <style:style style:name="T2986" style:family="text">
      <style:text-properties officeooo:rsid="13a1efe5"/>
    </style:style>
    <style:style style:name="T2987" style:family="text">
      <style:text-properties officeooo:rsid="13a2e18a"/>
    </style:style>
    <style:style style:name="T2988" style:family="text">
      <style:text-properties officeooo:rsid="13a54352"/>
    </style:style>
    <style:style style:name="T2989" style:family="text">
      <style:text-properties officeooo:rsid="13a6f10f"/>
    </style:style>
    <style:style style:name="T2990" style:family="text">
      <style:text-properties officeooo:rsid="13aad470"/>
    </style:style>
    <style:style style:name="T2991" style:family="text">
      <style:text-properties officeooo:rsid="13ac3dc4"/>
    </style:style>
    <style:style style:name="T2992" style:family="text">
      <style:text-properties officeooo:rsid="13acc3d7"/>
    </style:style>
    <style:style style:name="T2993" style:family="text">
      <style:text-properties officeooo:rsid="13ad46f6"/>
    </style:style>
    <style:style style:name="T2994" style:family="text">
      <style:text-properties officeooo:rsid="13ae8118"/>
    </style:style>
    <style:style style:name="T2995" style:family="text">
      <style:text-properties officeooo:rsid="13b07111"/>
    </style:style>
    <style:style style:name="T2996" style:family="text">
      <style:text-properties officeooo:rsid="13b1f398"/>
    </style:style>
    <style:style style:name="T2997" style:family="text">
      <style:text-properties officeooo:rsid="13b22127"/>
    </style:style>
    <style:style style:name="T2998" style:family="text">
      <style:text-properties officeooo:rsid="13b53896"/>
    </style:style>
    <style:style style:name="T2999" style:family="text">
      <style:text-properties officeooo:rsid="13b5d5c8"/>
    </style:style>
    <style:style style:name="T3000" style:family="text">
      <style:text-properties officeooo:rsid="13b6d660"/>
    </style:style>
    <style:style style:name="T3001" style:family="text">
      <style:text-properties officeooo:rsid="13b7de58"/>
    </style:style>
    <style:style style:name="T3002" style:family="text">
      <style:text-properties officeooo:rsid="13b9c050"/>
    </style:style>
    <style:style style:name="T3003" style:family="text">
      <style:text-properties officeooo:rsid="13bbb8b5"/>
    </style:style>
    <style:style style:name="T3004" style:family="text">
      <style:text-properties officeooo:rsid="13be46b7"/>
    </style:style>
    <style:style style:name="T3005" style:family="text">
      <style:text-properties officeooo:rsid="13c120c6"/>
    </style:style>
    <style:style style:name="T3006" style:family="text">
      <style:text-properties officeooo:rsid="13c43181"/>
    </style:style>
    <style:style style:name="T3007" style:family="text">
      <style:text-properties officeooo:rsid="13c5d466"/>
    </style:style>
    <style:style style:name="T3008" style:family="text">
      <style:text-properties officeooo:rsid="13c7790d"/>
    </style:style>
    <style:style style:name="T3009" style:family="text">
      <style:text-properties officeooo:rsid="13c8db11"/>
    </style:style>
    <style:style style:name="T3010" style:family="text">
      <style:text-properties officeooo:rsid="13ca0bed"/>
    </style:style>
    <style:style style:name="T3011" style:family="text">
      <style:text-properties officeooo:rsid="13cc1b0b"/>
    </style:style>
    <style:style style:name="T3012" style:family="text">
      <style:text-properties officeooo:rsid="13cd369a"/>
    </style:style>
    <style:style style:name="T3013" style:family="text">
      <style:text-properties officeooo:rsid="13ce3e1d"/>
    </style:style>
    <style:style style:name="T3014" style:family="text">
      <style:text-properties officeooo:rsid="13cece31"/>
    </style:style>
    <style:style style:name="T3015" style:family="text">
      <style:text-properties officeooo:rsid="13d06bcb"/>
    </style:style>
    <style:style style:name="T3016" style:family="text">
      <style:text-properties officeooo:rsid="13d20e7f"/>
    </style:style>
    <style:style style:name="T3017" style:family="text">
      <style:text-properties officeooo:rsid="13d2141b"/>
    </style:style>
    <style:style style:name="T3018" style:family="text">
      <style:text-properties officeooo:rsid="13d35ea8"/>
    </style:style>
    <style:style style:name="T3019" style:family="text">
      <style:text-properties officeooo:rsid="13d40e15"/>
    </style:style>
    <style:style style:name="T3020" style:family="text">
      <style:text-properties officeooo:rsid="13d5906d"/>
    </style:style>
    <style:style style:name="T3021" style:family="text">
      <style:text-properties officeooo:rsid="13d648da"/>
    </style:style>
    <style:style style:name="T3022" style:family="text">
      <style:text-properties officeooo:rsid="13d7a3d0"/>
    </style:style>
    <style:style style:name="T3023" style:family="text">
      <style:text-properties officeooo:rsid="13d863ed"/>
    </style:style>
    <style:style style:name="T3024" style:family="text">
      <style:text-properties officeooo:rsid="13d8d67d"/>
    </style:style>
    <style:style style:name="T3025" style:family="text">
      <style:text-properties officeooo:rsid="13d8e53c"/>
    </style:style>
    <style:style style:name="T3026" style:family="text">
      <style:text-properties officeooo:rsid="13da52c7"/>
    </style:style>
    <style:style style:name="T3027" style:family="text">
      <style:text-properties officeooo:rsid="13dbd9f2"/>
    </style:style>
    <style:style style:name="T3028" style:family="text">
      <style:text-properties officeooo:rsid="13deca80"/>
    </style:style>
    <style:style style:name="T3029" style:family="text">
      <style:text-properties officeooo:rsid="13decbd9"/>
    </style:style>
    <style:style style:name="T3030" style:family="text">
      <style:text-properties officeooo:rsid="13e02f64"/>
    </style:style>
    <style:style style:name="T3031" style:family="text">
      <style:text-properties officeooo:rsid="13e09827"/>
    </style:style>
    <style:style style:name="T3032" style:family="text">
      <style:text-properties officeooo:rsid="13e176ba"/>
    </style:style>
    <style:style style:name="T3033" style:family="text">
      <style:text-properties officeooo:rsid="13e2b0c5"/>
    </style:style>
    <style:style style:name="T3034" style:family="text">
      <style:text-properties officeooo:rsid="13e44187"/>
    </style:style>
    <style:style style:name="T3035" style:family="text">
      <style:text-properties officeooo:rsid="13e47913"/>
    </style:style>
    <style:style style:name="T3036" style:family="text">
      <style:text-properties officeooo:rsid="13e69d59"/>
    </style:style>
    <style:style style:name="T3037" style:family="text">
      <style:text-properties officeooo:rsid="13e877f9"/>
    </style:style>
    <style:style style:name="T3038" style:family="text">
      <style:text-properties officeooo:rsid="13eb9269"/>
    </style:style>
    <style:style style:name="T3039" style:family="text">
      <style:text-properties officeooo:rsid="13ed836c"/>
    </style:style>
    <style:style style:name="T3040" style:family="text">
      <style:text-properties officeooo:rsid="13ee6d37"/>
    </style:style>
    <style:style style:name="T3041" style:family="text">
      <style:text-properties officeooo:rsid="13efe487"/>
    </style:style>
    <style:style style:name="T3042" style:family="text">
      <style:text-properties officeooo:rsid="13f02c60"/>
    </style:style>
    <style:style style:name="T3043" style:family="text">
      <style:text-properties officeooo:rsid="13f103e3"/>
    </style:style>
    <style:style style:name="T3044" style:family="text">
      <style:text-properties officeooo:rsid="13f2bcb7"/>
    </style:style>
    <style:style style:name="T3045" style:family="text">
      <style:text-properties officeooo:rsid="13f6504e"/>
    </style:style>
    <style:style style:name="T3046" style:family="text">
      <style:text-properties officeooo:rsid="13f78f90"/>
    </style:style>
    <style:style style:name="T3047" style:family="text">
      <style:text-properties officeooo:rsid="13f7f198"/>
    </style:style>
    <style:style style:name="T3048" style:family="text">
      <style:text-properties officeooo:rsid="13f980d9"/>
    </style:style>
    <style:style style:name="T3049" style:family="text">
      <style:text-properties officeooo:rsid="13fb136a"/>
    </style:style>
    <style:style style:name="T3050" style:family="text">
      <style:text-properties officeooo:rsid="13fb6c9f"/>
    </style:style>
    <style:style style:name="T3051" style:family="text">
      <style:text-properties officeooo:rsid="13fccd5f"/>
    </style:style>
    <style:style style:name="T3052" style:family="text">
      <style:text-properties officeooo:rsid="13fd8ca3"/>
    </style:style>
    <style:style style:name="T3053" style:family="text">
      <style:text-properties officeooo:rsid="13fe7e34"/>
    </style:style>
    <style:style style:name="T3054" style:family="text">
      <style:text-properties officeooo:rsid="140035a6"/>
    </style:style>
    <style:style style:name="T3055" style:family="text">
      <style:text-properties officeooo:rsid="14015bae"/>
    </style:style>
    <style:style style:name="T3056" style:family="text">
      <style:text-properties officeooo:rsid="140199b6"/>
    </style:style>
    <style:style style:name="T3057" style:family="text">
      <style:text-properties officeooo:rsid="1401dcf1"/>
    </style:style>
    <style:style style:name="T3058" style:family="text">
      <style:text-properties officeooo:rsid="1403d043"/>
    </style:style>
    <style:style style:name="T3059" style:family="text">
      <style:text-properties officeooo:rsid="1406258b"/>
    </style:style>
    <style:style style:name="T3060" style:family="text">
      <style:text-properties officeooo:rsid="14067f67"/>
    </style:style>
    <style:style style:name="T3061" style:family="text">
      <style:text-properties officeooo:rsid="1407de11"/>
    </style:style>
    <style:style style:name="T3062" style:family="text">
      <style:text-properties officeooo:rsid="14091408"/>
    </style:style>
    <style:style style:name="T3063" style:family="text">
      <style:text-properties officeooo:rsid="1409a397"/>
    </style:style>
    <style:style style:name="T3064" style:family="text">
      <style:text-properties officeooo:rsid="140a59ea"/>
    </style:style>
    <style:style style:name="T3065" style:family="text">
      <style:text-properties officeooo:rsid="140bc4af"/>
    </style:style>
    <style:style style:name="T3066" style:family="text">
      <style:text-properties officeooo:rsid="140d71cf"/>
    </style:style>
    <style:style style:name="T3067" style:family="text">
      <style:text-properties officeooo:rsid="140e0148"/>
    </style:style>
    <style:style style:name="T3068" style:family="text">
      <style:text-properties officeooo:rsid="140fe4c1"/>
    </style:style>
    <style:style style:name="T3069" style:family="text">
      <style:text-properties officeooo:rsid="14114c62"/>
    </style:style>
    <style:style style:name="T3070" style:family="text">
      <style:text-properties officeooo:rsid="141265d7"/>
    </style:style>
    <style:style style:name="T3071" style:family="text">
      <style:text-properties officeooo:rsid="1412d28f"/>
    </style:style>
    <style:style style:name="T3072" style:family="text">
      <style:text-properties officeooo:rsid="14146e28"/>
    </style:style>
    <style:style style:name="T3073" style:family="text">
      <style:text-properties officeooo:rsid="1416b275"/>
    </style:style>
    <style:style style:name="T3074" style:family="text">
      <style:text-properties officeooo:rsid="1416fc23"/>
    </style:style>
    <style:style style:name="T3075" style:family="text">
      <style:text-properties officeooo:rsid="1417df07"/>
    </style:style>
    <style:style style:name="T3076" style:family="text">
      <style:text-properties officeooo:rsid="141889f5"/>
    </style:style>
    <style:style style:name="T3077" style:family="text">
      <style:text-properties officeooo:rsid="141a6c3c"/>
    </style:style>
    <style:style style:name="T3078" style:family="text">
      <style:text-properties officeooo:rsid="141b1678"/>
    </style:style>
    <style:style style:name="T3079" style:family="text">
      <style:text-properties officeooo:rsid="141b2ce6"/>
    </style:style>
    <style:style style:name="T3080" style:family="text">
      <style:text-properties officeooo:rsid="141c0ddd"/>
    </style:style>
    <style:style style:name="T3081" style:family="text">
      <style:text-properties officeooo:rsid="141c1b19"/>
    </style:style>
    <style:style style:name="T3082" style:family="text">
      <style:text-properties officeooo:rsid="141d2e90"/>
    </style:style>
    <style:style style:name="T3083" style:family="text">
      <style:text-properties officeooo:rsid="141ecdc1"/>
    </style:style>
    <style:style style:name="T3084" style:family="text">
      <style:text-properties officeooo:rsid="141f648e"/>
    </style:style>
    <style:style style:name="T3085" style:family="text">
      <style:text-properties officeooo:rsid="14200517"/>
    </style:style>
    <style:style style:name="T3086" style:family="text">
      <style:text-properties officeooo:rsid="14203c28"/>
    </style:style>
    <style:style style:name="T3087" style:family="text">
      <style:text-properties officeooo:rsid="142040ae"/>
    </style:style>
    <style:style style:name="T3088" style:family="text">
      <style:text-properties officeooo:rsid="142647b2"/>
    </style:style>
    <style:style style:name="T3089" style:family="text">
      <style:text-properties officeooo:rsid="1427be04"/>
    </style:style>
    <style:style style:name="T3090" style:family="text">
      <style:text-properties officeooo:rsid="1428337c"/>
    </style:style>
    <style:style style:name="T3091" style:family="text">
      <style:text-properties officeooo:rsid="1428b921"/>
    </style:style>
    <style:style style:name="T3092" style:family="text">
      <style:text-properties officeooo:rsid="142a621f"/>
    </style:style>
    <style:style style:name="T3093" style:family="text">
      <style:text-properties officeooo:rsid="142c28b9"/>
    </style:style>
    <style:style style:name="T3094" style:family="text">
      <style:text-properties officeooo:rsid="142e12a3"/>
    </style:style>
    <style:style style:name="T3095" style:family="text">
      <style:text-properties officeooo:rsid="143170e1"/>
    </style:style>
    <style:style style:name="T3096" style:family="text">
      <style:text-properties officeooo:rsid="14340db8"/>
    </style:style>
    <style:style style:name="T3097" style:family="text">
      <style:text-properties officeooo:rsid="1434612f"/>
    </style:style>
    <style:style style:name="T3098" style:family="text">
      <style:text-properties officeooo:rsid="1435e38b"/>
    </style:style>
    <style:style style:name="T3099" style:family="text">
      <style:text-properties officeooo:rsid="143731cb"/>
    </style:style>
    <style:style style:name="T3100" style:family="text">
      <style:text-properties officeooo:rsid="14374a0c"/>
    </style:style>
    <style:style style:name="T3101" style:family="text">
      <style:text-properties officeooo:rsid="14392004"/>
    </style:style>
    <style:style style:name="T3102" style:family="text">
      <style:text-properties officeooo:rsid="143a215c"/>
    </style:style>
    <style:style style:name="T3103" style:family="text">
      <style:text-properties officeooo:rsid="143a3702"/>
    </style:style>
    <style:style style:name="T3104" style:family="text">
      <style:text-properties officeooo:rsid="143ad75d"/>
    </style:style>
    <style:style style:name="T3105" style:family="text">
      <style:text-properties officeooo:rsid="143adbea"/>
    </style:style>
    <style:style style:name="T3106" style:family="text">
      <style:text-properties officeooo:rsid="143cbf89"/>
    </style:style>
    <style:style style:name="T3107" style:family="text">
      <style:text-properties officeooo:rsid="143e9aac"/>
    </style:style>
    <style:style style:name="T3108" style:family="text">
      <style:text-properties officeooo:rsid="143f5dde"/>
    </style:style>
    <style:style style:name="T3109" style:family="text">
      <style:text-properties officeooo:rsid="14407ef8"/>
    </style:style>
    <style:style style:name="T3110" style:family="text">
      <style:text-properties officeooo:rsid="1440aa88"/>
    </style:style>
    <style:style style:name="T3111" style:family="text">
      <style:text-properties officeooo:rsid="14422f5f"/>
    </style:style>
    <style:style style:name="T3112" style:family="text">
      <style:text-properties officeooo:rsid="1443739e"/>
    </style:style>
    <style:style style:name="T3113" style:family="text">
      <style:text-properties officeooo:rsid="1444548d"/>
    </style:style>
    <style:style style:name="T3114" style:family="text">
      <style:text-properties officeooo:rsid="1445b227"/>
    </style:style>
    <style:style style:name="T3115" style:family="text">
      <style:text-properties officeooo:rsid="14467609"/>
    </style:style>
    <style:style style:name="T3116" style:family="text">
      <style:text-properties officeooo:rsid="14468b4c"/>
    </style:style>
    <style:style style:name="T3117" style:family="text">
      <style:text-properties officeooo:rsid="14470d11"/>
    </style:style>
    <style:style style:name="T3118" style:family="text">
      <style:text-properties officeooo:rsid="14479f6a"/>
    </style:style>
    <style:style style:name="T3119" style:family="text">
      <style:text-properties officeooo:rsid="14495765"/>
    </style:style>
    <style:style style:name="T3120" style:family="text">
      <style:text-properties officeooo:rsid="144abf17"/>
    </style:style>
    <style:style style:name="T3121" style:family="text">
      <style:text-properties officeooo:rsid="144c6f10"/>
    </style:style>
    <style:style style:name="T3122" style:family="text">
      <style:text-properties officeooo:rsid="144cfb1a"/>
    </style:style>
    <style:style style:name="T3123" style:family="text">
      <style:text-properties officeooo:rsid="144e973c"/>
    </style:style>
    <style:style style:name="T3124" style:family="text">
      <style:text-properties officeooo:rsid="144fb30a"/>
    </style:style>
    <style:style style:name="T3125" style:family="text">
      <style:text-properties officeooo:rsid="14510007"/>
    </style:style>
    <style:style style:name="T3126" style:family="text">
      <style:text-properties officeooo:rsid="145115fa"/>
    </style:style>
    <style:style style:name="T3127" style:family="text">
      <style:text-properties officeooo:rsid="00ab986d"/>
    </style:style>
    <style:style style:name="T3128" style:family="text">
      <style:text-properties officeooo:rsid="14539c31"/>
    </style:style>
    <style:style style:name="T3129" style:family="text">
      <style:text-properties officeooo:rsid="1453cd00"/>
    </style:style>
    <style:style style:name="T3130" style:family="text">
      <style:text-properties officeooo:rsid="1454b330"/>
    </style:style>
    <style:style style:name="T3131" style:family="text">
      <style:text-properties officeooo:rsid="009989c0"/>
    </style:style>
    <style:style style:name="T3132" style:family="text">
      <style:text-properties officeooo:rsid="1457ef9d"/>
    </style:style>
    <style:style style:name="T3133" style:family="text">
      <style:text-properties officeooo:rsid="1459e20f"/>
    </style:style>
    <style:style style:name="T3134" style:family="text">
      <style:text-properties officeooo:rsid="145afb22"/>
    </style:style>
    <style:style style:name="T3135" style:family="text">
      <style:text-properties officeooo:rsid="145d0440"/>
    </style:style>
    <style:style style:name="T3136" style:family="text">
      <style:text-properties officeooo:rsid="14606628"/>
    </style:style>
    <style:style style:name="T3137" style:family="text">
      <style:text-properties officeooo:rsid="1461de10"/>
    </style:style>
    <style:style style:name="T3138" style:family="text">
      <style:text-properties officeooo:rsid="146354db"/>
    </style:style>
    <style:style style:name="T3139" style:family="text">
      <style:text-properties officeooo:rsid="1463ace3"/>
    </style:style>
    <style:style style:name="T3140" style:family="text">
      <style:text-properties officeooo:rsid="146481ac"/>
    </style:style>
    <style:style style:name="T3141" style:family="text">
      <style:text-properties officeooo:rsid="1464d020"/>
    </style:style>
    <style:style style:name="T3142" style:family="text">
      <style:text-properties officeooo:rsid="1465045c"/>
    </style:style>
    <style:style style:name="T3143" style:family="text">
      <style:text-properties officeooo:rsid="1465c238"/>
    </style:style>
    <style:style style:name="T3144" style:family="text">
      <style:text-properties officeooo:rsid="146992a6"/>
    </style:style>
    <style:style style:name="T3145" style:family="text">
      <style:text-properties officeooo:rsid="146b17d2"/>
    </style:style>
    <style:style style:name="T3146" style:family="text">
      <style:text-properties officeooo:rsid="146fa2f7"/>
    </style:style>
    <style:style style:name="T3147" style:family="text">
      <style:text-properties officeooo:rsid="14712d55"/>
    </style:style>
    <style:style style:name="T3148" style:family="text">
      <style:text-properties officeooo:rsid="14726329"/>
    </style:style>
    <style:style style:name="T3149" style:family="text">
      <style:text-properties officeooo:rsid="1475dfb0"/>
    </style:style>
    <style:style style:name="T3150" style:family="text">
      <style:text-properties officeooo:rsid="14771b3e"/>
    </style:style>
    <style:style style:name="T3151" style:family="text">
      <style:text-properties officeooo:rsid="14774a07"/>
    </style:style>
    <style:style style:name="T3152" style:family="text">
      <style:text-properties officeooo:rsid="14779cdb"/>
    </style:style>
    <style:style style:name="T3153" style:family="text">
      <style:text-properties officeooo:rsid="1478df7e"/>
    </style:style>
    <style:style style:name="T3154" style:family="text">
      <style:text-properties officeooo:rsid="147a3880"/>
    </style:style>
    <style:style style:name="T3155" style:family="text">
      <style:text-properties officeooo:rsid="147a4883"/>
    </style:style>
    <style:style style:name="T3156" style:family="text">
      <style:text-properties officeooo:rsid="147a5c80"/>
    </style:style>
    <style:style style:name="T3157" style:family="text">
      <style:text-properties officeooo:rsid="147ad6f2"/>
    </style:style>
    <style:style style:name="T3158" style:family="text">
      <style:text-properties officeooo:rsid="147cafee"/>
    </style:style>
    <style:style style:name="T3159" style:family="text">
      <style:text-properties officeooo:rsid="147d58ea"/>
    </style:style>
    <style:style style:name="T3160" style:family="text">
      <style:text-properties officeooo:rsid="147d831f"/>
    </style:style>
    <style:style style:name="T3161" style:family="text">
      <style:text-properties officeooo:rsid="147ff88e"/>
    </style:style>
    <style:style style:name="T3162" style:family="text">
      <style:text-properties officeooo:rsid="14803526"/>
    </style:style>
    <style:style style:name="T3163" style:family="text">
      <style:text-properties officeooo:rsid="14816f50"/>
    </style:style>
    <style:style style:name="T3164" style:family="text">
      <style:text-properties officeooo:rsid="14835b1e"/>
    </style:style>
    <style:style style:name="T3165" style:family="text">
      <style:text-properties officeooo:rsid="14845ef2"/>
    </style:style>
    <style:style style:name="T3166" style:family="text">
      <style:text-properties officeooo:rsid="148579c6"/>
    </style:style>
    <style:style style:name="T3167" style:family="text">
      <style:text-properties officeooo:rsid="148a6198"/>
    </style:style>
    <style:style style:name="T3168" style:family="text">
      <style:text-properties officeooo:rsid="148bbab7"/>
    </style:style>
    <style:style style:name="T3169" style:family="text">
      <style:text-properties officeooo:rsid="148c3ede"/>
    </style:style>
    <style:style style:name="T3170" style:family="text">
      <style:text-properties officeooo:rsid="148e17ed"/>
    </style:style>
    <style:style style:name="T3171" style:family="text">
      <style:text-properties officeooo:rsid="148fff4f"/>
    </style:style>
    <style:style style:name="T3172" style:family="text">
      <style:text-properties officeooo:rsid="14913d1d"/>
    </style:style>
    <style:style style:name="T3173" style:family="text">
      <style:text-properties officeooo:rsid="1492f72b"/>
    </style:style>
    <style:style style:name="T3174" style:family="text">
      <style:text-properties officeooo:rsid="14964af1"/>
    </style:style>
    <style:style style:name="T3175" style:family="text">
      <style:text-properties officeooo:rsid="14978703"/>
    </style:style>
    <style:style style:name="T3176" style:family="text">
      <style:text-properties officeooo:rsid="1498731b"/>
    </style:style>
    <style:style style:name="T3177" style:family="text">
      <style:text-properties officeooo:rsid="149adf66"/>
    </style:style>
    <style:style style:name="T3178" style:family="text">
      <style:text-properties officeooo:rsid="149bd3f0"/>
    </style:style>
    <style:style style:name="T3179" style:family="text">
      <style:text-properties officeooo:rsid="149d54f9"/>
    </style:style>
    <style:style style:name="T3180" style:family="text">
      <style:text-properties officeooo:rsid="149da4a2"/>
    </style:style>
    <style:style style:name="T3181" style:family="text">
      <style:text-properties officeooo:rsid="14a02dff"/>
    </style:style>
    <style:style style:name="T3182" style:family="text">
      <style:text-properties officeooo:rsid="14a2030e"/>
    </style:style>
    <style:style style:name="T3183" style:family="text">
      <style:text-properties officeooo:rsid="14a47e06"/>
    </style:style>
    <style:style style:name="T3184" style:family="text">
      <style:text-properties officeooo:rsid="14a7dffa"/>
    </style:style>
    <style:style style:name="T3185" style:family="text">
      <style:text-properties officeooo:rsid="14a8d9bd"/>
    </style:style>
    <style:style style:name="T3186" style:family="text">
      <style:text-properties officeooo:rsid="14aad0ed"/>
    </style:style>
    <style:style style:name="T3187" style:family="text">
      <style:text-properties officeooo:rsid="14ac9ebc"/>
    </style:style>
    <style:style style:name="T3188" style:family="text">
      <style:text-properties officeooo:rsid="14adc01f"/>
    </style:style>
    <style:style style:name="T3189" style:family="text">
      <style:text-properties officeooo:rsid="14af9e0c"/>
    </style:style>
    <style:style style:name="T3190" style:family="text">
      <style:text-properties officeooo:rsid="14afc28e"/>
    </style:style>
    <style:style style:name="T3191" style:family="text">
      <style:text-properties officeooo:rsid="14afe174"/>
    </style:style>
    <style:style style:name="T3192" style:family="text">
      <style:text-properties officeooo:rsid="14affbcb"/>
    </style:style>
    <style:style style:name="T3193" style:family="text">
      <style:text-properties officeooo:rsid="14b15cdf"/>
    </style:style>
    <style:style style:name="T3194" style:family="text">
      <style:text-properties officeooo:rsid="14b1e6c6"/>
    </style:style>
    <style:style style:name="T3195" style:family="text">
      <style:text-properties officeooo:rsid="14b1ff23"/>
    </style:style>
    <style:style style:name="T3196" style:family="text">
      <style:text-properties officeooo:rsid="14b62fd0"/>
    </style:style>
    <style:style style:name="T3197" style:family="text">
      <style:text-properties officeooo:rsid="14b7e7f2"/>
    </style:style>
    <style:style style:name="T3198" style:family="text">
      <style:text-properties officeooo:rsid="14b8f1b3"/>
    </style:style>
    <style:style style:name="T3199" style:family="text">
      <style:text-properties officeooo:rsid="14ba0c9d"/>
    </style:style>
    <style:style style:name="T3200" style:family="text">
      <style:text-properties officeooo:rsid="14bb09d7"/>
    </style:style>
    <style:style style:name="T3201" style:family="text">
      <style:text-properties officeooo:rsid="14be92fb"/>
    </style:style>
    <style:style style:name="T3202" style:family="text">
      <style:text-properties officeooo:rsid="14bf6a9b"/>
    </style:style>
    <style:style style:name="T3203" style:family="text">
      <style:text-properties officeooo:rsid="14c0544c"/>
    </style:style>
    <style:style style:name="T3204" style:family="text">
      <style:text-properties officeooo:rsid="14c2351b"/>
    </style:style>
    <style:style style:name="T3205" style:family="text">
      <style:text-properties officeooo:rsid="14c49a23"/>
    </style:style>
    <style:style style:name="T3206" style:family="text">
      <style:text-properties officeooo:rsid="14c5d319"/>
    </style:style>
    <style:style style:name="T3207" style:family="text">
      <style:text-properties officeooo:rsid="14c5d7dd"/>
    </style:style>
    <style:style style:name="T3208" style:family="text">
      <style:text-properties officeooo:rsid="14c77919"/>
    </style:style>
    <style:style style:name="T3209" style:family="text">
      <style:text-properties officeooo:rsid="14c8258a"/>
    </style:style>
    <style:style style:name="T3210" style:family="text">
      <style:text-properties officeooo:rsid="14c94564"/>
    </style:style>
    <style:style style:name="T3211" style:family="text">
      <style:text-properties officeooo:rsid="14ca724d"/>
    </style:style>
    <style:style style:name="T3212" style:family="text">
      <style:text-properties officeooo:rsid="14cb0a33"/>
    </style:style>
    <style:style style:name="T3213" style:family="text">
      <style:text-properties officeooo:rsid="14cb14f1"/>
    </style:style>
    <style:style style:name="T3214" style:family="text">
      <style:text-properties officeooo:rsid="14cc0726"/>
    </style:style>
    <style:style style:name="T3215" style:family="text">
      <style:text-properties officeooo:rsid="14cc14ea"/>
    </style:style>
    <style:style style:name="T3216" style:family="text">
      <style:text-properties officeooo:rsid="14cd9731"/>
    </style:style>
    <style:style style:name="T3217" style:family="text">
      <style:text-properties officeooo:rsid="14cef7ca"/>
    </style:style>
    <style:style style:name="T3218" style:family="text">
      <style:text-properties officeooo:rsid="14cf1101"/>
    </style:style>
    <style:style style:name="T3219" style:family="text">
      <style:text-properties officeooo:rsid="14d07e66"/>
    </style:style>
    <style:style style:name="T3220" style:family="text">
      <style:text-properties officeooo:rsid="14d0e347"/>
    </style:style>
    <style:style style:name="T3221" style:family="text">
      <style:text-properties officeooo:rsid="14d1c750"/>
    </style:style>
    <style:style style:name="T3222" style:family="text">
      <style:text-properties officeooo:rsid="14d2464d"/>
    </style:style>
    <style:style style:name="T3223" style:family="text">
      <style:text-properties officeooo:rsid="14d53b6c"/>
    </style:style>
    <style:style style:name="T3224" style:family="text">
      <style:text-properties officeooo:rsid="14d729af"/>
    </style:style>
    <style:style style:name="T3225" style:family="text">
      <style:text-properties officeooo:rsid="14d91376"/>
    </style:style>
    <style:style style:name="T3226" style:family="text">
      <style:text-properties officeooo:rsid="14db5180"/>
    </style:style>
    <style:style style:name="T3227" style:family="text">
      <style:text-properties officeooo:rsid="14dc0379"/>
    </style:style>
    <style:style style:name="T3228" style:family="text">
      <style:text-properties officeooo:rsid="14ddbc2b"/>
    </style:style>
    <style:style style:name="T3229" style:family="text">
      <style:text-properties officeooo:rsid="14df8474"/>
    </style:style>
    <style:style style:name="T3230" style:family="text">
      <style:text-properties officeooo:rsid="14e1f362"/>
    </style:style>
    <style:style style:name="T3231" style:family="text">
      <style:text-properties officeooo:rsid="14e2f1f7"/>
    </style:style>
    <style:style style:name="T3232" style:family="text">
      <style:text-properties officeooo:rsid="14e34aeb"/>
    </style:style>
    <style:style style:name="T3233" style:family="text">
      <style:text-properties officeooo:rsid="14e52401"/>
    </style:style>
    <style:style style:name="T3234" style:family="text">
      <style:text-properties officeooo:rsid="14e5810b"/>
    </style:style>
    <style:style style:name="T3235" style:family="text">
      <style:text-properties officeooo:rsid="14e6c168"/>
    </style:style>
    <style:style style:name="T3236" style:family="text">
      <style:text-properties officeooo:rsid="14e86178"/>
    </style:style>
    <style:style style:name="T3237" style:family="text">
      <style:text-properties officeooo:rsid="14e9a11e"/>
    </style:style>
    <style:style style:name="T3238" style:family="text">
      <style:text-properties officeooo:rsid="14eacc55"/>
    </style:style>
    <style:style style:name="T3239" style:family="text">
      <style:text-properties officeooo:rsid="14ebbbba"/>
    </style:style>
    <style:style style:name="T3240" style:family="text">
      <style:text-properties officeooo:rsid="14ec33a5"/>
    </style:style>
    <style:style style:name="T3241" style:family="text">
      <style:text-properties officeooo:rsid="14ed172c"/>
    </style:style>
    <style:style style:name="T3242" style:family="text">
      <style:text-properties officeooo:rsid="14ed396e"/>
    </style:style>
    <style:style style:name="T3243" style:family="text">
      <style:text-properties officeooo:rsid="14ee1a2b"/>
    </style:style>
    <style:style style:name="T3244" style:family="text">
      <style:text-properties officeooo:rsid="14efbb2d"/>
    </style:style>
    <style:style style:name="T3245" style:family="text">
      <style:text-properties officeooo:rsid="14f16d57"/>
    </style:style>
    <style:style style:name="T3246" style:family="text">
      <style:text-properties officeooo:rsid="14f2d0c2"/>
    </style:style>
    <style:style style:name="T3247" style:family="text">
      <style:text-properties officeooo:rsid="14f45e63"/>
    </style:style>
    <style:style style:name="T3248" style:family="text">
      <style:text-properties officeooo:rsid="14f48ff7"/>
    </style:style>
    <style:style style:name="T3249" style:family="text">
      <style:text-properties officeooo:rsid="14f581eb"/>
    </style:style>
    <style:style style:name="T3250" style:family="text">
      <style:text-properties officeooo:rsid="14f700bf"/>
    </style:style>
    <style:style style:name="T3251" style:family="text">
      <style:text-properties officeooo:rsid="14f83e79"/>
    </style:style>
    <style:style style:name="T3252" style:family="text">
      <style:text-properties officeooo:rsid="14f9c38e"/>
    </style:style>
    <style:style style:name="T3253" style:family="text">
      <style:text-properties officeooo:rsid="14fa355d"/>
    </style:style>
    <style:style style:name="T3254" style:family="text">
      <style:text-properties officeooo:rsid="14fa4173"/>
    </style:style>
    <style:style style:name="T3255" style:family="text">
      <style:text-properties officeooo:rsid="14fbab1f"/>
    </style:style>
    <style:style style:name="T3256" style:family="text">
      <style:text-properties officeooo:rsid="14fca8f0"/>
    </style:style>
    <style:style style:name="T3257" style:family="text">
      <style:text-properties officeooo:rsid="14fd30a3"/>
    </style:style>
    <style:style style:name="T3258" style:family="text">
      <style:text-properties officeooo:rsid="14fe5e3a"/>
    </style:style>
    <style:style style:name="T3259" style:family="text">
      <style:text-properties officeooo:rsid="150009f7"/>
    </style:style>
    <style:style style:name="T3260" style:family="text">
      <style:text-properties officeooo:rsid="1501a213"/>
    </style:style>
    <style:style style:name="T3261" style:family="text">
      <style:text-properties officeooo:rsid="1501d9b8"/>
    </style:style>
    <style:style style:name="T3262" style:family="text">
      <style:text-properties officeooo:rsid="1503327c"/>
    </style:style>
    <style:style style:name="T3263" style:family="text">
      <style:text-properties officeooo:rsid="150461cd"/>
    </style:style>
    <style:style style:name="T3264" style:family="text">
      <style:text-properties officeooo:rsid="1504a113"/>
    </style:style>
    <style:style style:name="T3265" style:family="text">
      <style:text-properties officeooo:rsid="1505a189"/>
    </style:style>
    <style:style style:name="T3266" style:family="text">
      <style:text-properties officeooo:rsid="1507238b"/>
    </style:style>
    <style:style style:name="T3267" style:family="text">
      <style:text-properties officeooo:rsid="15080124"/>
    </style:style>
    <style:style style:name="T3268" style:family="text">
      <style:text-properties officeooo:rsid="1508dbc0"/>
    </style:style>
    <style:style style:name="T3269" style:family="text">
      <style:text-properties officeooo:rsid="1508f364"/>
    </style:style>
    <style:style style:name="T3270" style:family="text">
      <style:text-properties officeooo:rsid="15091c05"/>
    </style:style>
    <style:style style:name="T3271" style:family="text">
      <style:text-properties officeooo:rsid="1509316b"/>
    </style:style>
    <style:style style:name="T3272" style:family="text">
      <style:text-properties officeooo:rsid="150b0397"/>
    </style:style>
    <style:style style:name="T3273" style:family="text">
      <style:text-properties officeooo:rsid="150db38a"/>
    </style:style>
    <style:style style:name="T3274" style:family="text">
      <style:text-properties officeooo:rsid="150de719"/>
    </style:style>
    <style:style style:name="T3275" style:family="text">
      <style:text-properties officeooo:rsid="150f0949"/>
    </style:style>
    <style:style style:name="T3276" style:family="text">
      <style:text-properties officeooo:rsid="15103a65"/>
    </style:style>
    <style:style style:name="T3277" style:family="text">
      <style:text-properties officeooo:rsid="1510dd7e"/>
    </style:style>
    <style:style style:name="T3278" style:family="text">
      <style:text-properties officeooo:rsid="1511ce20"/>
    </style:style>
    <style:style style:name="T3279" style:family="text">
      <style:text-properties officeooo:rsid="1513a339"/>
    </style:style>
    <style:style style:name="T3280" style:family="text">
      <style:text-properties officeooo:rsid="15140bee"/>
    </style:style>
    <style:style style:name="T3281" style:family="text">
      <style:text-properties officeooo:rsid="151436be"/>
    </style:style>
    <style:style style:name="T3282" style:family="text">
      <style:text-properties officeooo:rsid="1514f6c8"/>
    </style:style>
    <style:style style:name="T3283" style:family="text">
      <style:text-properties officeooo:rsid="151620b0"/>
    </style:style>
    <style:style style:name="T3284" style:family="text">
      <style:text-properties officeooo:rsid="1517d2b5"/>
    </style:style>
    <style:style style:name="T3285" style:family="text">
      <style:text-properties officeooo:rsid="151a055b"/>
    </style:style>
    <style:style style:name="T3286" style:family="text">
      <style:text-properties officeooo:rsid="151dbace"/>
    </style:style>
    <style:style style:name="T3287" style:family="text">
      <style:text-properties officeooo:rsid="151f9e27"/>
    </style:style>
    <style:style style:name="T3288" style:family="text">
      <style:text-properties officeooo:rsid="1520db81"/>
    </style:style>
    <style:style style:name="T3289" style:family="text">
      <style:text-properties officeooo:rsid="1521b0ab"/>
    </style:style>
    <style:style style:name="T3290" style:family="text">
      <style:text-properties officeooo:rsid="15221c13"/>
    </style:style>
    <style:style style:name="T3291" style:family="text">
      <style:text-properties officeooo:rsid="1522ebe1"/>
    </style:style>
    <style:style style:name="T3292" style:family="text">
      <style:text-properties officeooo:rsid="1524404d"/>
    </style:style>
    <style:style style:name="T3293" style:family="text">
      <style:text-properties officeooo:rsid="1525e0cf"/>
    </style:style>
    <style:style style:name="T3294" style:family="text">
      <style:text-properties officeooo:rsid="152663d2"/>
    </style:style>
    <style:style style:name="T3295" style:family="text">
      <style:text-properties officeooo:rsid="1527ca6d"/>
    </style:style>
    <style:style style:name="T3296" style:family="text">
      <style:text-properties officeooo:rsid="1529aefb"/>
    </style:style>
    <style:style style:name="T3297" style:family="text">
      <style:text-properties officeooo:rsid="1529d586"/>
    </style:style>
    <style:style style:name="T3298" style:family="text">
      <style:text-properties officeooo:rsid="152b0e8c"/>
    </style:style>
    <style:style style:name="T3299" style:family="text">
      <style:text-properties officeooo:rsid="152dafd2"/>
    </style:style>
    <style:style style:name="T3300" style:family="text">
      <style:text-properties officeooo:rsid="152f576d"/>
    </style:style>
    <style:style style:name="T3301" style:family="text">
      <style:text-properties officeooo:rsid="1530d60e"/>
    </style:style>
    <style:style style:name="T3302" style:family="text">
      <style:text-properties officeooo:rsid="15315b6f"/>
    </style:style>
    <style:style style:name="T3303" style:family="text">
      <style:text-properties officeooo:rsid="1532bed3"/>
    </style:style>
    <style:style style:name="T3304" style:family="text">
      <style:text-properties officeooo:rsid="1534bb7b"/>
    </style:style>
    <style:style style:name="T3305" style:family="text">
      <style:text-properties officeooo:rsid="15358be9"/>
    </style:style>
    <style:style style:name="T3306" style:family="text">
      <style:text-properties officeooo:rsid="15370a20"/>
    </style:style>
    <style:style style:name="T3307" style:family="text">
      <style:text-properties officeooo:rsid="1538ca56"/>
    </style:style>
    <style:style style:name="T3308" style:family="text">
      <style:text-properties officeooo:rsid="153b1cd8"/>
    </style:style>
    <style:style style:name="T3309" style:family="text">
      <style:text-properties officeooo:rsid="153b235b"/>
    </style:style>
    <style:style style:name="T3310" style:family="text">
      <style:text-properties officeooo:rsid="153cc138"/>
    </style:style>
    <style:style style:name="T3311" style:family="text">
      <style:text-properties officeooo:rsid="153d18ed"/>
    </style:style>
    <style:style style:name="T3312" style:family="text">
      <style:text-properties officeooo:rsid="153df71b"/>
    </style:style>
    <style:style style:name="T3313" style:family="text">
      <style:text-properties officeooo:rsid="153fa625"/>
    </style:style>
    <style:style style:name="T3314" style:family="text">
      <style:text-properties officeooo:rsid="154055de"/>
    </style:style>
    <style:style style:name="T3315" style:family="text">
      <style:text-properties officeooo:rsid="1542e526"/>
    </style:style>
    <style:style style:name="T3316" style:family="text">
      <style:text-properties officeooo:rsid="15451ca5"/>
    </style:style>
    <style:style style:name="T3317" style:family="text">
      <style:text-properties officeooo:rsid="154530df"/>
    </style:style>
    <style:style style:name="T3318" style:family="text">
      <style:text-properties officeooo:rsid="1545472a"/>
    </style:style>
    <style:style style:name="T3319" style:family="text">
      <style:text-properties officeooo:rsid="15468c3f"/>
    </style:style>
    <style:style style:name="T3320" style:family="text">
      <style:text-properties officeooo:rsid="1547dffa"/>
    </style:style>
    <style:style style:name="T3321" style:family="text">
      <style:text-properties officeooo:rsid="1549da65"/>
    </style:style>
    <style:style style:name="T3322" style:family="text">
      <style:text-properties officeooo:rsid="154b7891"/>
    </style:style>
    <style:style style:name="T3323" style:family="text">
      <style:text-properties officeooo:rsid="154f0cc0"/>
    </style:style>
    <style:style style:name="T3324" style:family="text">
      <style:text-properties officeooo:rsid="1550f868"/>
    </style:style>
    <style:style style:name="T3325" style:family="text">
      <style:text-properties officeooo:rsid="1552f37b"/>
    </style:style>
    <style:style style:name="T3326" style:family="text">
      <style:text-properties officeooo:rsid="15533209"/>
    </style:style>
    <style:style style:name="T3327" style:family="text">
      <style:text-properties officeooo:rsid="1554ab1a"/>
    </style:style>
    <style:style style:name="T3328" style:family="text">
      <style:text-properties officeooo:rsid="15561bef"/>
    </style:style>
    <style:style style:name="T3329" style:family="text">
      <style:text-properties officeooo:rsid="15572bdf"/>
    </style:style>
    <style:style style:name="T3330" style:family="text">
      <style:text-properties officeooo:rsid="155b75f5"/>
    </style:style>
    <style:style style:name="T3331" style:family="text">
      <style:text-properties officeooo:rsid="155c4425"/>
    </style:style>
    <style:style style:name="T3332" style:family="text">
      <style:text-properties officeooo:rsid="155cc3c5"/>
    </style:style>
    <style:style style:name="T3333" style:family="text">
      <style:text-properties officeooo:rsid="155eb892"/>
    </style:style>
    <style:style style:name="T3334" style:family="text">
      <style:text-properties officeooo:rsid="155f2a15"/>
    </style:style>
    <style:style style:name="T3335" style:family="text">
      <style:text-properties officeooo:rsid="155f4f8d"/>
    </style:style>
    <style:style style:name="T3336" style:family="text">
      <style:text-properties officeooo:rsid="15608bab"/>
    </style:style>
    <style:style style:name="T3337" style:family="text">
      <style:text-properties officeooo:rsid="15616f39"/>
    </style:style>
    <style:style style:name="T3338" style:family="text">
      <style:text-properties officeooo:rsid="1561f9ff"/>
    </style:style>
    <style:style style:name="T3339" style:family="text">
      <style:text-properties officeooo:rsid="15621ab5"/>
    </style:style>
    <style:style style:name="T3340" style:family="text">
      <style:text-properties officeooo:rsid="15629c83"/>
    </style:style>
    <style:style style:name="T3341" style:family="text">
      <style:text-properties officeooo:rsid="1565d2d3"/>
    </style:style>
    <style:style style:name="T3342" style:family="text">
      <style:text-properties officeooo:rsid="1566a99f"/>
    </style:style>
    <style:style style:name="T3343" style:family="text">
      <style:text-properties officeooo:rsid="1566acf9"/>
    </style:style>
    <style:style style:name="T3344" style:family="text">
      <style:text-properties officeooo:rsid="1568b5a9"/>
    </style:style>
    <style:style style:name="T3345" style:family="text">
      <style:text-properties officeooo:rsid="156a4d96"/>
    </style:style>
    <style:style style:name="T3346" style:family="text">
      <style:text-properties officeooo:rsid="156b3388"/>
    </style:style>
    <style:style style:name="T3347" style:family="text">
      <style:text-properties officeooo:rsid="156b9f7c"/>
    </style:style>
    <style:style style:name="T3348" style:family="text">
      <style:text-properties officeooo:rsid="156c96e3"/>
    </style:style>
    <style:style style:name="T3349" style:family="text">
      <style:text-properties officeooo:rsid="1571c11f"/>
    </style:style>
    <style:style style:name="T3350" style:family="text">
      <style:text-properties officeooo:rsid="1572a0ab"/>
    </style:style>
    <style:style style:name="T3351" style:family="text">
      <style:text-properties officeooo:rsid="1573dc67"/>
    </style:style>
    <style:style style:name="T3352" style:family="text">
      <style:text-properties officeooo:rsid="15751890"/>
    </style:style>
    <style:style style:name="T3353" style:family="text">
      <style:text-properties officeooo:rsid="15775fce"/>
    </style:style>
    <style:style style:name="T3354" style:family="text">
      <style:text-properties officeooo:rsid="15778e58"/>
    </style:style>
    <style:style style:name="T3355" style:family="text">
      <style:text-properties officeooo:rsid="1578c6c4"/>
    </style:style>
    <style:style style:name="T3356" style:family="text">
      <style:text-properties officeooo:rsid="1579f738"/>
    </style:style>
    <style:style style:name="T3357" style:family="text">
      <style:text-properties officeooo:rsid="1579f762"/>
    </style:style>
    <style:style style:name="T3358" style:family="text">
      <style:text-properties officeooo:rsid="157ac144"/>
    </style:style>
    <style:style style:name="T3359" style:family="text">
      <style:text-properties officeooo:rsid="157b4303"/>
    </style:style>
    <style:style style:name="T3360" style:family="text">
      <style:text-properties officeooo:rsid="157edf5e"/>
    </style:style>
    <style:style style:name="T3361" style:family="text">
      <style:text-properties officeooo:rsid="157f3902"/>
    </style:style>
    <style:style style:name="T3362" style:family="text">
      <style:text-properties officeooo:rsid="1581bfd1"/>
    </style:style>
    <style:style style:name="T3363" style:family="text">
      <style:text-properties officeooo:rsid="15856c67"/>
    </style:style>
    <style:style style:name="T3364" style:family="text">
      <style:text-properties officeooo:rsid="15860ced"/>
    </style:style>
    <style:style style:name="T3365" style:family="text">
      <style:text-properties officeooo:rsid="1586619c"/>
    </style:style>
    <style:style style:name="T3366" style:family="text">
      <style:text-properties officeooo:rsid="1589d209"/>
    </style:style>
    <style:style style:name="T3367" style:family="text">
      <style:text-properties officeooo:rsid="158ccbea"/>
    </style:style>
    <style:style style:name="T3368" style:family="text">
      <style:text-properties officeooo:rsid="158d5d65"/>
    </style:style>
    <style:style style:name="T3369" style:family="text">
      <style:text-properties officeooo:rsid="158d852f"/>
    </style:style>
    <style:style style:name="T3370" style:family="text">
      <style:text-properties officeooo:rsid="158e5867"/>
    </style:style>
    <style:style style:name="T3371" style:family="text">
      <style:text-properties officeooo:rsid="159164f1"/>
    </style:style>
    <style:style style:name="T3372" style:family="text">
      <style:text-properties officeooo:rsid="159247f3"/>
    </style:style>
    <style:style style:name="T3373" style:family="text">
      <style:text-properties officeooo:rsid="1595820c"/>
    </style:style>
    <style:style style:name="T3374" style:family="text">
      <style:text-properties officeooo:rsid="15969f70"/>
    </style:style>
    <style:style style:name="T3375" style:family="text">
      <style:text-properties officeooo:rsid="15975617"/>
    </style:style>
    <style:style style:name="T3376" style:family="text">
      <style:text-properties officeooo:rsid="1598370e"/>
    </style:style>
    <style:style style:name="T3377" style:family="text">
      <style:text-properties officeooo:rsid="15998f4a"/>
    </style:style>
    <style:style style:name="T3378" style:family="text">
      <style:text-properties officeooo:rsid="1599b7b9"/>
    </style:style>
    <style:style style:name="T3379" style:family="text">
      <style:text-properties officeooo:rsid="159a7093"/>
    </style:style>
    <style:style style:name="T3380" style:family="text">
      <style:text-properties officeooo:rsid="159c6e8b"/>
    </style:style>
    <style:style style:name="T3381" style:family="text">
      <style:text-properties officeooo:rsid="159d8a7a"/>
    </style:style>
    <style:style style:name="T3382" style:family="text">
      <style:text-properties officeooo:rsid="159f8898"/>
    </style:style>
    <style:style style:name="T3383" style:family="text">
      <style:text-properties officeooo:rsid="15a1181e"/>
    </style:style>
    <style:style style:name="T3384" style:family="text">
      <style:text-properties officeooo:rsid="15a16b6d"/>
    </style:style>
    <style:style style:name="T3385" style:family="text">
      <style:text-properties officeooo:rsid="15a3b57a"/>
    </style:style>
    <style:style style:name="T3386" style:family="text">
      <style:text-properties officeooo:rsid="15a41a2a"/>
    </style:style>
    <style:style style:name="T3387" style:family="text">
      <style:text-properties officeooo:rsid="15a48344"/>
    </style:style>
    <style:style style:name="T3388" style:family="text">
      <style:text-properties officeooo:rsid="15a62b2d"/>
    </style:style>
    <style:style style:name="T3389" style:family="text">
      <style:text-properties officeooo:rsid="15a6af1a"/>
    </style:style>
    <style:style style:name="T3390" style:family="text">
      <style:text-properties officeooo:rsid="15a6c73e"/>
    </style:style>
    <style:style style:name="T3391" style:family="text">
      <style:text-properties officeooo:rsid="15a7b130"/>
    </style:style>
    <style:style style:name="T3392" style:family="text">
      <style:text-properties officeooo:rsid="15a91f74"/>
    </style:style>
    <style:style style:name="T3393" style:family="text">
      <style:text-properties officeooo:rsid="15a9d8d0"/>
    </style:style>
    <style:style style:name="T3394" style:family="text">
      <style:text-properties officeooo:rsid="15aa9f36"/>
    </style:style>
    <style:style style:name="T3395" style:family="text">
      <style:text-properties officeooo:rsid="15abf535"/>
    </style:style>
    <style:style style:name="T3396" style:family="text">
      <style:text-properties officeooo:rsid="15acfc1b"/>
    </style:style>
    <style:style style:name="T3397" style:family="text">
      <style:text-properties officeooo:rsid="15ad0965"/>
    </style:style>
    <style:style style:name="T3398" style:family="text">
      <style:text-properties officeooo:rsid="15b03cfd"/>
    </style:style>
    <style:style style:name="T3399" style:family="text">
      <style:text-properties officeooo:rsid="15b13d84"/>
    </style:style>
    <style:style style:name="T3400" style:family="text">
      <style:text-properties officeooo:rsid="15b46f0a"/>
    </style:style>
    <style:style style:name="T3401" style:family="text">
      <style:text-properties officeooo:rsid="15b7d655"/>
    </style:style>
    <style:style style:name="T3402" style:family="text">
      <style:text-properties officeooo:rsid="15b86b7b"/>
    </style:style>
    <style:style style:name="T3403" style:family="text">
      <style:text-properties officeooo:rsid="15bbb6b0"/>
    </style:style>
    <style:style style:name="T3404" style:family="text">
      <style:text-properties officeooo:rsid="15bd3519"/>
    </style:style>
    <style:style style:name="T3405" style:family="text">
      <style:text-properties officeooo:rsid="15bd9216"/>
    </style:style>
    <style:style style:name="T3406" style:family="text">
      <style:text-properties officeooo:rsid="15be6648"/>
    </style:style>
    <style:style style:name="T3407" style:family="text">
      <style:text-properties officeooo:rsid="15bf3458"/>
    </style:style>
    <style:style style:name="T3408" style:family="text">
      <style:text-properties officeooo:rsid="15c08a99"/>
    </style:style>
    <style:style style:name="T3409" style:family="text">
      <style:text-properties officeooo:rsid="15c1464a"/>
    </style:style>
    <style:style style:name="T3410" style:family="text">
      <style:text-properties officeooo:rsid="15c32823"/>
    </style:style>
    <style:style style:name="T3411" style:family="text">
      <style:text-properties officeooo:rsid="15c4730e"/>
    </style:style>
    <style:style style:name="T3412" style:family="text">
      <style:text-properties officeooo:rsid="15c58454"/>
    </style:style>
    <style:style style:name="T3413" style:family="text">
      <style:text-properties officeooo:rsid="15c76de7"/>
    </style:style>
    <style:style style:name="T3414" style:family="text">
      <style:text-properties officeooo:rsid="15c83123"/>
    </style:style>
    <style:style style:name="T3415" style:family="text">
      <style:text-properties officeooo:rsid="15c9f26e"/>
    </style:style>
    <style:style style:name="T3416" style:family="text">
      <style:text-properties officeooo:rsid="15ca20d5"/>
    </style:style>
    <style:style style:name="T3417" style:family="text">
      <style:text-properties officeooo:rsid="15cc8408"/>
    </style:style>
    <style:style style:name="T3418" style:family="text">
      <style:text-properties officeooo:rsid="15cceb0e"/>
    </style:style>
    <style:style style:name="T3419" style:family="text">
      <style:text-properties officeooo:rsid="15cd54ee"/>
    </style:style>
    <style:style style:name="T3420" style:family="text">
      <style:text-properties officeooo:rsid="15cdba73"/>
    </style:style>
    <style:style style:name="T3421" style:family="text">
      <style:text-properties officeooo:rsid="15cf85bb"/>
    </style:style>
    <style:style style:name="T3422" style:family="text">
      <style:text-properties officeooo:rsid="15cf8ac6"/>
    </style:style>
    <style:style style:name="T3423" style:family="text">
      <style:text-properties officeooo:rsid="15d013d8"/>
    </style:style>
    <style:style style:name="T3424" style:family="text">
      <style:text-properties officeooo:rsid="15d17371"/>
    </style:style>
    <style:style style:name="T3425" style:family="text">
      <style:text-properties officeooo:rsid="15d1ca89"/>
    </style:style>
    <style:style style:name="T3426" style:family="text">
      <style:text-properties officeooo:rsid="15d39a3a"/>
    </style:style>
    <style:style style:name="T3427" style:family="text">
      <style:text-properties officeooo:rsid="15d468da"/>
    </style:style>
    <style:style style:name="T3428" style:family="text">
      <style:text-properties officeooo:rsid="15d4d203"/>
    </style:style>
    <style:style style:name="T3429" style:family="text">
      <style:text-properties officeooo:rsid="15d509d8"/>
    </style:style>
    <style:style style:name="T3430" style:family="text">
      <style:text-properties officeooo:rsid="15d612f8"/>
    </style:style>
    <style:style style:name="T3431" style:family="text">
      <style:text-properties officeooo:rsid="15d82f51"/>
    </style:style>
    <style:style style:name="T3432" style:family="text">
      <style:text-properties officeooo:rsid="15d90717"/>
    </style:style>
    <style:style style:name="T3433" style:family="text">
      <style:text-properties officeooo:rsid="15dac076"/>
    </style:style>
    <style:style style:name="T3434" style:family="text">
      <style:text-properties officeooo:rsid="15db6780"/>
    </style:style>
    <style:style style:name="T3435" style:family="text">
      <style:text-properties officeooo:rsid="15db7b73"/>
    </style:style>
    <style:style style:name="T3436" style:family="text">
      <style:text-properties officeooo:rsid="15dd4b7e"/>
    </style:style>
    <style:style style:name="T3437" style:family="text">
      <style:text-properties officeooo:rsid="15de55c6"/>
    </style:style>
    <style:style style:name="T3438" style:family="text">
      <style:text-properties officeooo:rsid="15e03b1b"/>
    </style:style>
    <style:style style:name="T3439" style:family="text">
      <style:text-properties officeooo:rsid="15e100c7"/>
    </style:style>
    <style:style style:name="T3440" style:family="text">
      <style:text-properties officeooo:rsid="15e113f8"/>
    </style:style>
    <style:style style:name="T3441" style:family="text">
      <style:text-properties officeooo:rsid="15e28a58"/>
    </style:style>
    <style:style style:name="T3442" style:family="text">
      <style:text-properties officeooo:rsid="15e45f30"/>
    </style:style>
    <style:style style:name="T3443" style:family="text">
      <style:text-properties officeooo:rsid="15e6b43c"/>
    </style:style>
    <style:style style:name="T3444" style:family="text">
      <style:text-properties officeooo:rsid="15e8781a"/>
    </style:style>
    <style:style style:name="T3445" style:family="text">
      <style:text-properties officeooo:rsid="15e931f8"/>
    </style:style>
    <style:style style:name="T3446" style:family="text">
      <style:text-properties officeooo:rsid="15e969be"/>
    </style:style>
    <style:style style:name="T3447" style:family="text">
      <style:text-properties officeooo:rsid="15eb1828"/>
    </style:style>
    <style:style style:name="T3448" style:family="text">
      <style:text-properties officeooo:rsid="15ecfb04"/>
    </style:style>
    <style:style style:name="T3449" style:family="text">
      <style:text-properties officeooo:rsid="15ed09e6"/>
    </style:style>
    <style:style style:name="T3450" style:family="text">
      <style:text-properties officeooo:rsid="15ed965f"/>
    </style:style>
    <style:style style:name="T3451" style:family="text">
      <style:text-properties officeooo:rsid="15ef081f"/>
    </style:style>
    <style:style style:name="T3452" style:family="text">
      <style:text-properties officeooo:rsid="15f0ec90"/>
    </style:style>
    <style:style style:name="T3453" style:family="text">
      <style:text-properties officeooo:rsid="15f1bd28"/>
    </style:style>
    <style:style style:name="T3454" style:family="text">
      <style:text-properties officeooo:rsid="15f23075"/>
    </style:style>
    <style:style style:name="T3455" style:family="text">
      <style:text-properties officeooo:rsid="15f23d2f"/>
    </style:style>
    <style:style style:name="T3456" style:family="text">
      <style:text-properties officeooo:rsid="15f4aee9"/>
    </style:style>
    <style:style style:name="T3457" style:family="text">
      <style:text-properties officeooo:rsid="15f4d184"/>
    </style:style>
    <style:style style:name="T3458" style:family="text">
      <style:text-properties officeooo:rsid="15f564ca"/>
    </style:style>
    <style:style style:name="T3459" style:family="text">
      <style:text-properties officeooo:rsid="15f6c972"/>
    </style:style>
    <style:style style:name="T3460" style:family="text">
      <style:text-properties officeooo:rsid="15f7ed0c"/>
    </style:style>
    <style:style style:name="T3461" style:family="text">
      <style:text-properties officeooo:rsid="15f832dd"/>
    </style:style>
    <style:style style:name="T3462" style:family="text">
      <style:text-properties officeooo:rsid="15fe27f3"/>
    </style:style>
    <style:style style:name="T3463" style:family="text">
      <style:text-properties officeooo:rsid="15ffa3b0"/>
    </style:style>
    <style:style style:name="T3464" style:family="text">
      <style:text-properties officeooo:rsid="1601fca6"/>
    </style:style>
    <style:style style:name="T3465" style:family="text">
      <style:text-properties officeooo:rsid="160201e2"/>
    </style:style>
    <style:style style:name="T3466" style:family="text">
      <style:text-properties officeooo:rsid="160304d1"/>
    </style:style>
    <style:style style:name="T3467" style:family="text">
      <style:text-properties officeooo:rsid="16047fc8"/>
    </style:style>
    <style:style style:name="T3468" style:family="text">
      <style:text-properties officeooo:rsid="160567c4"/>
    </style:style>
    <style:style style:name="T3469" style:family="text">
      <style:text-properties officeooo:rsid="160663f5"/>
    </style:style>
    <style:style style:name="T3470" style:family="text">
      <style:text-properties officeooo:rsid="16075f6e"/>
    </style:style>
    <style:style style:name="T3471" style:family="text">
      <style:text-properties officeooo:rsid="16087fd8"/>
    </style:style>
    <style:style style:name="T3472" style:family="text">
      <style:text-properties officeooo:rsid="16099f1d"/>
    </style:style>
    <style:style style:name="T3473" style:family="text">
      <style:text-properties officeooo:rsid="1609df84"/>
    </style:style>
    <style:style style:name="T3474" style:family="text">
      <style:text-properties officeooo:rsid="160aff55"/>
    </style:style>
    <style:style style:name="T3475" style:family="text">
      <style:text-properties officeooo:rsid="160e14c2"/>
    </style:style>
    <style:style style:name="T3476" style:family="text">
      <style:text-properties officeooo:rsid="160f070b"/>
    </style:style>
    <style:style style:name="T3477" style:family="text">
      <style:text-properties officeooo:rsid="16108ae8"/>
    </style:style>
    <style:style style:name="T3478" style:family="text">
      <style:text-properties officeooo:rsid="1612083b"/>
    </style:style>
    <style:style style:name="T3479" style:family="text">
      <style:text-properties officeooo:rsid="161349e3"/>
    </style:style>
    <style:style style:name="T3480" style:family="text">
      <style:text-properties officeooo:rsid="1613f8af"/>
    </style:style>
    <style:style style:name="T3481" style:family="text">
      <style:text-properties officeooo:rsid="16143119"/>
    </style:style>
    <style:style style:name="T3482" style:family="text">
      <style:text-properties officeooo:rsid="161479e1"/>
    </style:style>
    <style:style style:name="T3483" style:family="text">
      <style:text-properties officeooo:rsid="1616776a"/>
    </style:style>
    <style:style style:name="T3484" style:family="text">
      <style:text-properties officeooo:rsid="161a33c6"/>
    </style:style>
    <style:style style:name="T3485" style:family="text">
      <style:text-properties officeooo:rsid="161ab4ec"/>
    </style:style>
    <style:style style:name="T3486" style:family="text">
      <style:text-properties officeooo:rsid="161ae497"/>
    </style:style>
    <style:style style:name="T3487" style:family="text">
      <style:text-properties officeooo:rsid="161b5521"/>
    </style:style>
    <style:style style:name="T3488" style:family="text">
      <style:text-properties officeooo:rsid="161d2cd8"/>
    </style:style>
    <style:style style:name="T3489" style:family="text">
      <style:text-properties officeooo:rsid="161ea697"/>
    </style:style>
    <style:style style:name="T3490" style:family="text">
      <style:text-properties officeooo:rsid="161ec115"/>
    </style:style>
    <style:style style:name="T3491" style:family="text">
      <style:text-properties officeooo:rsid="161febdd"/>
    </style:style>
    <style:style style:name="T3492" style:family="text">
      <style:text-properties officeooo:rsid="16209377"/>
    </style:style>
    <style:style style:name="T3493" style:family="text">
      <style:text-properties officeooo:rsid="16212d62"/>
    </style:style>
    <style:style style:name="T3494" style:family="text">
      <style:text-properties officeooo:rsid="1621ac6e"/>
    </style:style>
    <style:style style:name="T3495" style:family="text">
      <style:text-properties officeooo:rsid="1623949d"/>
    </style:style>
    <style:style style:name="T3496" style:family="text">
      <style:text-properties officeooo:rsid="1625408a"/>
    </style:style>
    <style:style style:name="T3497" style:family="text">
      <style:text-properties officeooo:rsid="16286171"/>
    </style:style>
    <style:style style:name="T3498" style:family="text">
      <style:text-properties officeooo:rsid="162b2f13"/>
    </style:style>
    <style:style style:name="T3499" style:family="text">
      <style:text-properties officeooo:rsid="162bd18f"/>
    </style:style>
    <style:style style:name="T3500" style:family="text">
      <style:text-properties officeooo:rsid="162d7de3"/>
    </style:style>
    <style:style style:name="T3501" style:family="text">
      <style:text-properties officeooo:rsid="162dcf0a"/>
    </style:style>
    <style:style style:name="T3502" style:family="text">
      <style:text-properties officeooo:rsid="162e29aa"/>
    </style:style>
    <style:style style:name="T3503" style:family="text">
      <style:text-properties officeooo:rsid="162f7e83"/>
    </style:style>
    <style:style style:name="T3504" style:family="text">
      <style:text-properties officeooo:rsid="16312573"/>
    </style:style>
    <style:style style:name="T3505" style:family="text">
      <style:text-properties officeooo:rsid="1635d8de"/>
    </style:style>
    <style:style style:name="T3506" style:family="text">
      <style:text-properties officeooo:rsid="16378e8d"/>
    </style:style>
    <style:style style:name="T3507" style:family="text">
      <style:text-properties officeooo:rsid="16382f2a"/>
    </style:style>
    <style:style style:name="T3508" style:family="text">
      <style:text-properties officeooo:rsid="1639c1d0"/>
    </style:style>
    <style:style style:name="T3509" style:family="text">
      <style:text-properties officeooo:rsid="163bab4b"/>
    </style:style>
    <style:style style:name="T3510" style:family="text">
      <style:text-properties officeooo:rsid="163c3909"/>
    </style:style>
    <style:style style:name="T3511" style:family="text">
      <style:text-properties officeooo:rsid="163dd69c"/>
    </style:style>
    <style:style style:name="T3512" style:family="text">
      <style:text-properties officeooo:rsid="163ef52d"/>
    </style:style>
    <style:style style:name="T3513" style:family="text">
      <style:text-properties officeooo:rsid="1640815d"/>
    </style:style>
    <style:style style:name="T3514" style:family="text">
      <style:text-properties officeooo:rsid="16421bf4"/>
    </style:style>
    <style:style style:name="T3515" style:family="text">
      <style:text-properties officeooo:rsid="164318ba"/>
    </style:style>
    <style:style style:name="T3516" style:family="text">
      <style:text-properties officeooo:rsid="16446674"/>
    </style:style>
    <style:style style:name="T3517" style:family="text">
      <style:text-properties officeooo:rsid="164561db"/>
    </style:style>
    <style:style style:name="T3518" style:family="text">
      <style:text-properties officeooo:rsid="1645e992"/>
    </style:style>
    <style:style style:name="T3519" style:family="text">
      <style:text-properties officeooo:rsid="16476ea7"/>
    </style:style>
    <style:style style:name="T3520" style:family="text">
      <style:text-properties officeooo:rsid="1648edcb"/>
    </style:style>
    <style:style style:name="T3521" style:family="text">
      <style:text-properties officeooo:rsid="164ab7e6"/>
    </style:style>
    <style:style style:name="T3522" style:family="text">
      <style:text-properties officeooo:rsid="164c0fa0"/>
    </style:style>
    <style:style style:name="T3523" style:family="text">
      <style:text-properties officeooo:rsid="164cb2fa"/>
    </style:style>
    <style:style style:name="T3524" style:family="text">
      <style:text-properties officeooo:rsid="164e34b3"/>
    </style:style>
    <style:style style:name="T3525" style:family="text">
      <style:text-properties officeooo:rsid="165178cf"/>
    </style:style>
    <style:style style:name="T3526" style:family="text">
      <style:text-properties officeooo:rsid="1651a2ad"/>
    </style:style>
    <style:style style:name="T3527" style:family="text">
      <style:text-properties officeooo:rsid="16537218"/>
    </style:style>
    <style:style style:name="T3528" style:family="text">
      <style:text-properties officeooo:rsid="1654c3c6"/>
    </style:style>
    <style:style style:name="T3529" style:family="text">
      <style:text-properties officeooo:rsid="165513bd"/>
    </style:style>
    <style:style style:name="T3530" style:family="text">
      <style:text-properties officeooo:rsid="1655e5a2"/>
    </style:style>
    <style:style style:name="T3531" style:family="text">
      <style:text-properties officeooo:rsid="16567dd0"/>
    </style:style>
    <style:style style:name="T3532" style:family="text">
      <style:text-properties officeooo:rsid="165c9ec2"/>
    </style:style>
    <style:style style:name="T3533" style:family="text">
      <style:text-properties officeooo:rsid="16602f1d"/>
    </style:style>
    <style:style style:name="T3534" style:family="text">
      <style:text-properties officeooo:rsid="1660aa74"/>
    </style:style>
    <style:style style:name="T3535" style:family="text">
      <style:text-properties officeooo:rsid="1663836b"/>
    </style:style>
    <style:style style:name="T3536" style:family="text">
      <style:text-properties officeooo:rsid="16644bdd"/>
    </style:style>
    <style:style style:name="T3537" style:family="text">
      <style:text-properties officeooo:rsid="16669782"/>
    </style:style>
    <style:style style:name="T3538" style:family="text">
      <style:text-properties officeooo:rsid="16672cf1"/>
    </style:style>
    <style:style style:name="T3539" style:family="text">
      <style:text-properties officeooo:rsid="1668c253"/>
    </style:style>
    <style:style style:name="T3540" style:family="text">
      <style:text-properties officeooo:rsid="166a7ef8"/>
    </style:style>
    <style:style style:name="T3541" style:family="text">
      <style:text-properties officeooo:rsid="166c7d18"/>
    </style:style>
    <style:style style:name="T3542" style:family="text">
      <style:text-properties officeooo:rsid="166f96b8"/>
    </style:style>
    <style:style style:name="T3543" style:family="text">
      <style:text-properties officeooo:rsid="16714562"/>
    </style:style>
    <style:style style:name="T3544" style:family="text">
      <style:text-properties officeooo:rsid="1673677d"/>
    </style:style>
    <style:style style:name="T3545" style:family="text">
      <style:text-properties officeooo:rsid="1673b5d2"/>
    </style:style>
    <style:style style:name="T3546" style:family="text">
      <style:text-properties officeooo:rsid="1673bb7a"/>
    </style:style>
    <style:style style:name="T3547" style:family="text">
      <style:text-properties officeooo:rsid="16751468"/>
    </style:style>
    <style:style style:name="T3548" style:family="text">
      <style:text-properties officeooo:rsid="16758e0f"/>
    </style:style>
    <style:style style:name="T3549" style:family="text">
      <style:text-properties officeooo:rsid="167743c6"/>
    </style:style>
    <style:style style:name="T3550" style:family="text">
      <style:text-properties officeooo:rsid="167820a9"/>
    </style:style>
    <style:style style:name="T3551" style:family="text">
      <style:text-properties officeooo:rsid="1679f0ff"/>
    </style:style>
    <style:style style:name="T3552" style:family="text">
      <style:text-properties officeooo:rsid="167ba8f7"/>
    </style:style>
    <style:style style:name="T3553" style:family="text">
      <style:text-properties officeooo:rsid="167c56f6"/>
    </style:style>
    <style:style style:name="T3554" style:family="text">
      <style:text-properties officeooo:rsid="167dc20d"/>
    </style:style>
    <style:style style:name="T3555" style:family="text">
      <style:text-properties officeooo:rsid="167e1e36"/>
    </style:style>
    <style:style style:name="T3556" style:family="text">
      <style:text-properties officeooo:rsid="1680ccbf"/>
    </style:style>
    <style:style style:name="T3557" style:family="text">
      <style:text-properties officeooo:rsid="1681e91b"/>
    </style:style>
    <style:style style:name="T3558" style:family="text">
      <style:text-properties officeooo:rsid="1682429e"/>
    </style:style>
    <style:style style:name="T3559" style:family="text">
      <style:text-properties officeooo:rsid="1683b3e6"/>
    </style:style>
    <style:style style:name="T3560" style:family="text">
      <style:text-properties officeooo:rsid="1683e074"/>
    </style:style>
    <style:style style:name="T3561" style:family="text">
      <style:text-properties officeooo:rsid="168440d1"/>
    </style:style>
    <style:style style:name="T3562" style:family="text">
      <style:text-properties officeooo:rsid="16875466"/>
    </style:style>
    <style:style style:name="T3563" style:family="text">
      <style:text-properties officeooo:rsid="16875cbb"/>
    </style:style>
    <style:style style:name="T3564" style:family="text">
      <style:text-properties officeooo:rsid="16886582"/>
    </style:style>
    <style:style style:name="T3565" style:family="text">
      <style:text-properties officeooo:rsid="1689e708"/>
    </style:style>
    <style:style style:name="T3566" style:family="text">
      <style:text-properties officeooo:rsid="168b31f8"/>
    </style:style>
    <style:style style:name="T3567" style:family="text">
      <style:text-properties officeooo:rsid="168f247e"/>
    </style:style>
    <style:style style:name="T3568" style:family="text">
      <style:text-properties officeooo:rsid="16927cf0"/>
    </style:style>
    <style:style style:name="T3569" style:family="text">
      <style:text-properties officeooo:rsid="1693f229"/>
    </style:style>
    <style:style style:name="T3570" style:family="text">
      <style:text-properties officeooo:rsid="1694b1fb"/>
    </style:style>
    <style:style style:name="T3571" style:family="text">
      <style:text-properties officeooo:rsid="1695abea"/>
    </style:style>
    <style:style style:name="T3572" style:family="text">
      <style:text-properties officeooo:rsid="1698bae3"/>
    </style:style>
    <style:style style:name="T3573" style:family="text">
      <style:text-properties officeooo:rsid="16998cf7"/>
    </style:style>
    <style:style style:name="T3574" style:family="text">
      <style:text-properties officeooo:rsid="169c3086"/>
    </style:style>
    <style:style style:name="T3575" style:family="text">
      <style:text-properties officeooo:rsid="169cfad6"/>
    </style:style>
    <style:style style:name="T3576" style:family="text">
      <style:text-properties officeooo:rsid="169d5737"/>
    </style:style>
    <style:style style:name="T3577" style:family="text">
      <style:text-properties officeooo:rsid="169e5f7a"/>
    </style:style>
    <style:style style:name="T3578" style:family="text">
      <style:text-properties officeooo:rsid="16a005d9"/>
    </style:style>
    <style:style style:name="T3579" style:family="text">
      <style:text-properties officeooo:rsid="16a18cdd"/>
    </style:style>
    <style:style style:name="T3580" style:family="text">
      <style:text-properties officeooo:rsid="16a195d6"/>
    </style:style>
    <style:style style:name="T3581" style:family="text">
      <style:text-properties officeooo:rsid="16a33936"/>
    </style:style>
    <style:style style:name="T3582" style:family="text">
      <style:text-properties officeooo:rsid="16a50fba"/>
    </style:style>
    <style:style style:name="T3583" style:family="text">
      <style:text-properties officeooo:rsid="16a58ac4"/>
    </style:style>
    <style:style style:name="T3584" style:family="text">
      <style:text-properties officeooo:rsid="16a6669a"/>
    </style:style>
    <style:style style:name="T3585" style:family="text">
      <style:text-properties officeooo:rsid="16a7cb9c"/>
    </style:style>
    <style:style style:name="T3586" style:family="text">
      <style:text-properties officeooo:rsid="16a88af3"/>
    </style:style>
    <style:style style:name="T3587" style:family="text">
      <style:text-properties officeooo:rsid="16a98536"/>
    </style:style>
    <style:style style:name="T3588" style:family="text">
      <style:text-properties officeooo:rsid="16ab3359"/>
    </style:style>
    <style:style style:name="T3589" style:family="text">
      <style:text-properties officeooo:rsid="16ad311c"/>
    </style:style>
    <style:style style:name="T3590" style:family="text">
      <style:text-properties officeooo:rsid="16ae41cf"/>
    </style:style>
    <style:style style:name="T3591" style:family="text">
      <style:text-properties officeooo:rsid="16aed81e"/>
    </style:style>
    <style:style style:name="T3592" style:family="text">
      <style:text-properties officeooo:rsid="16afdc49"/>
    </style:style>
    <style:style style:name="T3593" style:family="text">
      <style:text-properties officeooo:rsid="16b07b94"/>
    </style:style>
    <style:style style:name="T3594" style:family="text">
      <style:text-properties officeooo:rsid="16b0c52f"/>
    </style:style>
    <style:style style:name="T3595" style:family="text">
      <style:text-properties officeooo:rsid="16b254b9"/>
    </style:style>
    <style:style style:name="T3596" style:family="text">
      <style:text-properties officeooo:rsid="16b51687"/>
    </style:style>
    <style:style style:name="T3597" style:family="text">
      <style:text-properties officeooo:rsid="16b5d1e9"/>
    </style:style>
    <style:style style:name="T3598" style:family="text">
      <style:text-properties officeooo:rsid="16b786f3"/>
    </style:style>
    <style:style style:name="T3599" style:family="text">
      <style:text-properties officeooo:rsid="16b9f105"/>
    </style:style>
    <style:style style:name="T3600" style:family="text">
      <style:text-properties officeooo:rsid="16bc11ea"/>
    </style:style>
    <style:style style:name="T3601" style:family="text">
      <style:text-properties officeooo:rsid="16bccaa4"/>
    </style:style>
    <style:style style:name="T3602" style:family="text">
      <style:text-properties officeooo:rsid="16c0b54f"/>
    </style:style>
    <style:style style:name="T3603" style:family="text">
      <style:text-properties officeooo:rsid="16c1f182"/>
    </style:style>
    <style:style style:name="T3604" style:family="text">
      <style:text-properties officeooo:rsid="16c51f69"/>
    </style:style>
    <style:style style:name="T3605" style:family="text">
      <style:text-properties officeooo:rsid="16c54eca"/>
    </style:style>
    <style:style style:name="T3606" style:family="text">
      <style:text-properties officeooo:rsid="16c5e6d6"/>
    </style:style>
    <style:style style:name="T3607" style:family="text">
      <style:text-properties officeooo:rsid="16c695b9"/>
    </style:style>
    <style:style style:name="T3608" style:family="text">
      <style:text-properties officeooo:rsid="16c6e3c6"/>
    </style:style>
    <style:style style:name="T3609" style:family="text">
      <style:text-properties officeooo:rsid="16c88b6b"/>
    </style:style>
    <style:style style:name="T3610" style:family="text">
      <style:text-properties officeooo:rsid="16c90cec"/>
    </style:style>
    <style:style style:name="T3611" style:family="text">
      <style:text-properties officeooo:rsid="16ca093d"/>
    </style:style>
    <style:style style:name="T3612" style:family="text">
      <style:text-properties officeooo:rsid="16cbc33a"/>
    </style:style>
    <style:style style:name="T3613" style:family="text">
      <style:text-properties officeooo:rsid="16cce677"/>
    </style:style>
    <style:style style:name="T3614" style:family="text">
      <style:text-properties officeooo:rsid="16cdb444"/>
    </style:style>
    <style:style style:name="T3615" style:family="text">
      <style:text-properties officeooo:rsid="16ce4f9a"/>
    </style:style>
    <style:style style:name="T3616" style:family="text">
      <style:text-properties officeooo:rsid="16cf0487"/>
    </style:style>
    <style:style style:name="T3617" style:family="text">
      <style:text-properties officeooo:rsid="16d01fe6"/>
    </style:style>
    <style:style style:name="T3618" style:family="text">
      <style:text-properties officeooo:rsid="16d035c5"/>
    </style:style>
    <style:style style:name="T3619" style:family="text">
      <style:text-properties officeooo:rsid="16d21ba6"/>
    </style:style>
    <style:style style:name="T3620" style:family="text">
      <style:text-properties officeooo:rsid="16d59729"/>
    </style:style>
    <style:style style:name="T3621" style:family="text">
      <style:text-properties officeooo:rsid="16d72c15"/>
    </style:style>
    <style:style style:name="T3622" style:family="text">
      <style:text-properties officeooo:rsid="16d75abe"/>
    </style:style>
    <style:style style:name="T3623" style:family="text">
      <style:text-properties officeooo:rsid="16d98937"/>
    </style:style>
    <style:style style:name="T3624" style:family="text">
      <style:text-properties officeooo:rsid="16dace9b"/>
    </style:style>
    <style:style style:name="T3625" style:family="text">
      <style:text-properties officeooo:rsid="16db2a4d"/>
    </style:style>
    <style:style style:name="T3626" style:family="text">
      <style:text-properties officeooo:rsid="16dbe19c"/>
    </style:style>
    <style:style style:name="T3627" style:family="text">
      <style:text-properties officeooo:rsid="16dc969f"/>
    </style:style>
    <style:style style:name="T3628" style:family="text">
      <style:text-properties officeooo:rsid="16dd4004"/>
    </style:style>
    <style:style style:name="T3629" style:family="text">
      <style:text-properties officeooo:rsid="16de4b81"/>
    </style:style>
    <style:style style:name="T3630" style:family="text">
      <style:text-properties officeooo:rsid="16df36e0"/>
    </style:style>
    <style:style style:name="T3631" style:family="text">
      <style:text-properties officeooo:rsid="16e07d65"/>
    </style:style>
    <style:style style:name="T3632" style:family="text">
      <style:text-properties officeooo:rsid="16e24014"/>
    </style:style>
    <style:style style:name="T3633" style:family="text">
      <style:text-properties officeooo:rsid="16e4b604"/>
    </style:style>
    <style:style style:name="T3634" style:family="text">
      <style:text-properties officeooo:rsid="16e5368d"/>
    </style:style>
    <style:style style:name="T3635" style:family="text">
      <style:text-properties officeooo:rsid="16e88a12"/>
    </style:style>
    <style:style style:name="T3636" style:family="text">
      <style:text-properties officeooo:rsid="16ea3564"/>
    </style:style>
    <style:style style:name="T3637" style:family="text">
      <style:text-properties officeooo:rsid="16eb4103"/>
    </style:style>
    <style:style style:name="T3638" style:family="text">
      <style:text-properties officeooo:rsid="16ec6e1e"/>
    </style:style>
    <style:style style:name="T3639" style:family="text">
      <style:text-properties officeooo:rsid="16ed0d1d"/>
    </style:style>
    <style:style style:name="T3640" style:family="text">
      <style:text-properties officeooo:rsid="16edb4a8"/>
    </style:style>
    <style:style style:name="T3641" style:family="text">
      <style:text-properties officeooo:rsid="16ee8af8"/>
    </style:style>
    <style:style style:name="T3642" style:family="text">
      <style:text-properties officeooo:rsid="16eeade6"/>
    </style:style>
    <style:style style:name="T3643" style:family="text">
      <style:text-properties officeooo:rsid="16f02e45"/>
    </style:style>
    <style:style style:name="T3644" style:family="text">
      <style:text-properties officeooo:rsid="16f21243"/>
    </style:style>
    <style:style style:name="T3645" style:family="text">
      <style:text-properties officeooo:rsid="16f37afd"/>
    </style:style>
    <style:style style:name="T3646" style:family="text">
      <style:text-properties officeooo:rsid="16f43bc7"/>
    </style:style>
    <style:style style:name="T3647" style:family="text">
      <style:text-properties officeooo:rsid="16f482af"/>
    </style:style>
    <style:style style:name="T3648" style:family="text">
      <style:text-properties officeooo:rsid="16f57d84"/>
    </style:style>
    <style:style style:name="T3649" style:family="text">
      <style:text-properties officeooo:rsid="16f5c01d"/>
    </style:style>
    <style:style style:name="T3650" style:family="text">
      <style:text-properties officeooo:rsid="16f7684c"/>
    </style:style>
    <style:style style:name="T3651" style:family="text">
      <style:text-properties officeooo:rsid="16f9075f"/>
    </style:style>
    <style:style style:name="T3652" style:family="text">
      <style:text-properties officeooo:rsid="16faefb5"/>
    </style:style>
    <style:style style:name="T3653" style:family="text">
      <style:text-properties officeooo:rsid="16fc2ae9"/>
    </style:style>
    <style:style style:name="T3654" style:family="text">
      <style:text-properties officeooo:rsid="16fdccff"/>
    </style:style>
    <style:style style:name="T3655" style:family="text">
      <style:text-properties officeooo:rsid="16ffc389"/>
    </style:style>
    <style:style style:name="T3656" style:family="text">
      <style:text-properties officeooo:rsid="1702685a"/>
    </style:style>
    <style:style style:name="T3657" style:family="text">
      <style:text-properties officeooo:rsid="1702b883"/>
    </style:style>
    <style:style style:name="T3658" style:family="text">
      <style:text-properties officeooo:rsid="1702e4a9"/>
    </style:style>
    <style:style style:name="T3659" style:family="text">
      <style:text-properties officeooo:rsid="17043408"/>
    </style:style>
    <style:style style:name="T3660" style:family="text">
      <style:text-properties officeooo:rsid="1706a547"/>
    </style:style>
    <style:style style:name="T3661" style:family="text">
      <style:text-properties officeooo:rsid="17098ca0"/>
    </style:style>
    <style:style style:name="T3662" style:family="text">
      <style:text-properties officeooo:rsid="170be955"/>
    </style:style>
    <style:style style:name="T3663" style:family="text">
      <style:text-properties officeooo:rsid="170ddebd"/>
    </style:style>
    <style:style style:name="T3664" style:family="text">
      <style:text-properties officeooo:rsid="170f9b30"/>
    </style:style>
    <style:style style:name="T3665" style:family="text">
      <style:text-properties officeooo:rsid="17106101"/>
    </style:style>
    <style:style style:name="T3666" style:family="text">
      <style:text-properties officeooo:rsid="1711b866"/>
    </style:style>
    <style:style style:name="T3667" style:family="text">
      <style:text-properties officeooo:rsid="1712067f"/>
    </style:style>
    <style:style style:name="T3668" style:family="text">
      <style:text-properties officeooo:rsid="1713604b"/>
    </style:style>
    <style:style style:name="T3669" style:family="text">
      <style:text-properties officeooo:rsid="1714b1f2"/>
    </style:style>
    <style:style style:name="T3670" style:family="text">
      <style:text-properties officeooo:rsid="17169f53"/>
    </style:style>
    <style:style style:name="T3671" style:family="text">
      <style:text-properties officeooo:rsid="1716f473"/>
    </style:style>
    <style:style style:name="T3672" style:family="text">
      <style:text-properties officeooo:rsid="171a44a3"/>
    </style:style>
    <style:style style:name="T3673" style:family="text">
      <style:text-properties officeooo:rsid="171a5d48"/>
    </style:style>
    <style:style style:name="T3674" style:family="text">
      <style:text-properties officeooo:rsid="171a7f27"/>
    </style:style>
    <style:style style:name="T3675" style:family="text">
      <style:text-properties officeooo:rsid="171b00bd"/>
    </style:style>
    <style:style style:name="T3676" style:family="text">
      <style:text-properties officeooo:rsid="171b3589"/>
    </style:style>
    <style:style style:name="T3677" style:family="text">
      <style:text-properties officeooo:rsid="171c750e"/>
    </style:style>
    <style:style style:name="T3678" style:family="text">
      <style:text-properties officeooo:rsid="171d2b0e"/>
    </style:style>
    <style:style style:name="T3679" style:family="text">
      <style:text-properties officeooo:rsid="172174e3"/>
    </style:style>
    <style:style style:name="T3680" style:family="text">
      <style:text-properties officeooo:rsid="17222e3b"/>
    </style:style>
    <style:style style:name="T3681" style:family="text">
      <style:text-properties officeooo:rsid="172594f4"/>
    </style:style>
    <style:style style:name="T3682" style:family="text">
      <style:text-properties officeooo:rsid="1726f4bb"/>
    </style:style>
    <style:style style:name="T3683" style:family="text">
      <style:text-properties officeooo:rsid="17281233"/>
    </style:style>
    <style:style style:name="T3684" style:family="text">
      <style:text-properties officeooo:rsid="17299ff5"/>
    </style:style>
    <style:style style:name="T3685" style:family="text">
      <style:text-properties officeooo:rsid="172ad5c9"/>
    </style:style>
    <style:style style:name="T3686" style:family="text">
      <style:text-properties officeooo:rsid="172ad981"/>
    </style:style>
    <style:style style:name="T3687" style:family="text">
      <style:text-properties officeooo:rsid="172b1a14"/>
    </style:style>
    <style:style style:name="T3688" style:family="text">
      <style:text-properties officeooo:rsid="172db225"/>
    </style:style>
    <style:style style:name="T3689" style:family="text">
      <style:text-properties officeooo:rsid="17305c92"/>
    </style:style>
    <style:style style:name="T3690" style:family="text">
      <style:text-properties officeooo:rsid="1730f219"/>
    </style:style>
    <style:style style:name="T3691" style:family="text">
      <style:text-properties officeooo:rsid="17314594"/>
    </style:style>
    <style:style style:name="T3692" style:family="text">
      <style:text-properties officeooo:rsid="17333b6b"/>
    </style:style>
    <style:style style:name="T3693" style:family="text">
      <style:text-properties officeooo:rsid="173487e5"/>
    </style:style>
    <style:style style:name="T3694" style:family="text">
      <style:text-properties officeooo:rsid="17361617"/>
    </style:style>
    <style:style style:name="T3695" style:family="text">
      <style:text-properties officeooo:rsid="173769f2"/>
    </style:style>
    <style:style style:name="T3696" style:family="text">
      <style:text-properties officeooo:rsid="1737a47b"/>
    </style:style>
    <style:style style:name="T3697" style:family="text">
      <style:text-properties officeooo:rsid="17384a30"/>
    </style:style>
    <style:style style:name="T3698" style:family="text">
      <style:text-properties officeooo:rsid="173a22e9"/>
    </style:style>
    <style:style style:name="T3699" style:family="text">
      <style:text-properties officeooo:rsid="173b24e6"/>
    </style:style>
    <style:style style:name="T3700" style:family="text">
      <style:text-properties officeooo:rsid="173d0c72"/>
    </style:style>
    <style:style style:name="T3701" style:family="text">
      <style:text-properties officeooo:rsid="173dba9c"/>
    </style:style>
    <style:style style:name="T3702" style:family="text">
      <style:text-properties officeooo:rsid="173e8837"/>
    </style:style>
    <style:style style:name="T3703" style:family="text">
      <style:text-properties officeooo:rsid="17431888"/>
    </style:style>
    <style:style style:name="T3704" style:family="text">
      <style:text-properties officeooo:rsid="1743b595"/>
    </style:style>
    <style:style style:name="T3705" style:family="text">
      <style:text-properties officeooo:rsid="17468626"/>
    </style:style>
    <style:style style:name="T3706" style:family="text">
      <style:text-properties officeooo:rsid="17471d30"/>
    </style:style>
    <style:style style:name="T3707" style:family="text">
      <style:text-properties officeooo:rsid="17483b30"/>
    </style:style>
    <style:style style:name="T3708" style:family="text">
      <style:text-properties officeooo:rsid="1748dad3"/>
    </style:style>
    <style:style style:name="T3709" style:family="text">
      <style:text-properties officeooo:rsid="1749d46e"/>
    </style:style>
    <style:style style:name="T3710" style:family="text">
      <style:text-properties officeooo:rsid="174a76a1"/>
    </style:style>
    <style:style style:name="T3711" style:family="text">
      <style:text-properties officeooo:rsid="174b1d21"/>
    </style:style>
    <style:style style:name="T3712" style:family="text">
      <style:text-properties officeooo:rsid="174cb290"/>
    </style:style>
    <style:style style:name="T3713" style:family="text">
      <style:text-properties officeooo:rsid="174f55ac"/>
    </style:style>
    <style:style style:name="T3714" style:family="text">
      <style:text-properties officeooo:rsid="174f8972"/>
    </style:style>
    <style:style style:name="T3715" style:family="text">
      <style:text-properties officeooo:rsid="17515df8"/>
    </style:style>
    <style:style style:name="T3716" style:family="text">
      <style:text-properties officeooo:rsid="1753367d"/>
    </style:style>
    <style:style style:name="T3717" style:family="text">
      <style:text-properties officeooo:rsid="1753c498"/>
    </style:style>
    <style:style style:name="T3718" style:family="text">
      <style:text-properties officeooo:rsid="1758846c"/>
    </style:style>
    <style:style style:name="T3719" style:family="text">
      <style:text-properties officeooo:rsid="175ae833"/>
    </style:style>
    <style:style style:name="T3720" style:family="text">
      <style:text-properties officeooo:rsid="175c480d"/>
    </style:style>
    <style:style style:name="T3721" style:family="text">
      <style:text-properties officeooo:rsid="175dd5f3"/>
    </style:style>
    <style:style style:name="T3722" style:family="text">
      <style:text-properties officeooo:rsid="175ede26"/>
    </style:style>
    <style:style style:name="T3723" style:family="text">
      <style:text-properties officeooo:rsid="175fd65f"/>
    </style:style>
    <style:style style:name="T3724" style:family="text">
      <style:text-properties officeooo:rsid="1761f47c"/>
    </style:style>
    <style:style style:name="T3725" style:family="text">
      <style:text-properties officeooo:rsid="1763bbeb"/>
    </style:style>
    <style:style style:name="T3726" style:family="text">
      <style:text-properties officeooo:rsid="1763e792"/>
    </style:style>
    <style:style style:name="T3727" style:family="text">
      <style:text-properties officeooo:rsid="17640386"/>
    </style:style>
    <style:style style:name="T3728" style:family="text">
      <style:text-properties officeooo:rsid="176471da"/>
    </style:style>
    <style:style style:name="T3729" style:family="text">
      <style:text-properties officeooo:rsid="17648629"/>
    </style:style>
    <style:style style:name="T3730" style:family="text">
      <style:text-properties officeooo:rsid="1765916d"/>
    </style:style>
    <style:style style:name="T3731" style:family="text">
      <style:text-properties officeooo:rsid="17660916"/>
    </style:style>
    <style:style style:name="T3732" style:family="text">
      <style:text-properties officeooo:rsid="176878fd"/>
    </style:style>
    <style:style style:name="T3733" style:family="text">
      <style:text-properties officeooo:rsid="17688778"/>
    </style:style>
    <style:style style:name="T3734" style:family="text">
      <style:text-properties officeooo:rsid="1769474c"/>
    </style:style>
    <style:style style:name="T3735" style:family="text">
      <style:text-properties officeooo:rsid="176ae36e"/>
    </style:style>
    <style:style style:name="T3736" style:family="text">
      <style:text-properties officeooo:rsid="176c7955"/>
    </style:style>
    <style:style style:name="T3737" style:family="text">
      <style:text-properties officeooo:rsid="176cf352"/>
    </style:style>
    <style:style style:name="T3738" style:family="text">
      <style:text-properties officeooo:rsid="176d25d1"/>
    </style:style>
    <style:style style:name="T3739" style:family="text">
      <style:text-properties officeooo:rsid="176f1d1d"/>
    </style:style>
    <style:style style:name="T3740" style:family="text">
      <style:text-properties officeooo:rsid="17707798"/>
    </style:style>
    <style:style style:name="T3741" style:family="text">
      <style:text-properties officeooo:rsid="17723ff2"/>
    </style:style>
    <style:style style:name="T3742" style:family="text">
      <style:text-properties officeooo:rsid="1773ef82"/>
    </style:style>
    <style:style style:name="T3743" style:family="text">
      <style:text-properties officeooo:rsid="177501d4"/>
    </style:style>
    <style:style style:name="T3744" style:family="text">
      <style:text-properties officeooo:rsid="1776ff3e"/>
    </style:style>
    <style:style style:name="T3745" style:family="text">
      <style:text-properties officeooo:rsid="17782312"/>
    </style:style>
    <style:style style:name="T3746" style:family="text">
      <style:text-properties officeooo:rsid="177a3397"/>
    </style:style>
    <style:style style:name="T3747" style:family="text">
      <style:text-properties officeooo:rsid="177bc033"/>
    </style:style>
    <style:style style:name="T3748" style:family="text">
      <style:text-properties officeooo:rsid="177cfde7"/>
    </style:style>
    <style:style style:name="T3749" style:family="text">
      <style:text-properties officeooo:rsid="177d4286"/>
    </style:style>
    <style:style style:name="T3750" style:family="text">
      <style:text-properties officeooo:rsid="177e5dfb"/>
    </style:style>
    <style:style style:name="T3751" style:family="text">
      <style:text-properties officeooo:rsid="17821be4"/>
    </style:style>
    <style:style style:name="T3752" style:family="text">
      <style:text-properties officeooo:rsid="1782d48f"/>
    </style:style>
    <style:style style:name="T3753" style:family="text">
      <style:text-properties officeooo:rsid="17857b22"/>
    </style:style>
    <style:style style:name="T3754" style:family="text">
      <style:text-properties officeooo:rsid="17860609"/>
    </style:style>
    <style:style style:name="T3755" style:family="text">
      <style:text-properties officeooo:rsid="17866d9c"/>
    </style:style>
    <style:style style:name="T3756" style:family="text">
      <style:text-properties officeooo:rsid="17896413"/>
    </style:style>
    <style:style style:name="T3757" style:family="text">
      <style:text-properties officeooo:rsid="178a4f96"/>
    </style:style>
    <style:style style:name="T3758" style:family="text">
      <style:text-properties officeooo:rsid="178cbba4"/>
    </style:style>
    <style:style style:name="T3759" style:family="text">
      <style:text-properties officeooo:rsid="1790b035"/>
    </style:style>
    <style:style style:name="T3760" style:family="text">
      <style:text-properties officeooo:rsid="17918d28"/>
    </style:style>
    <style:style style:name="T3761" style:family="text">
      <style:text-properties officeooo:rsid="1792f714"/>
    </style:style>
    <style:style style:name="T3762" style:family="text">
      <style:text-properties officeooo:rsid="1794a068"/>
    </style:style>
    <style:style style:name="T3763" style:family="text">
      <style:text-properties officeooo:rsid="1795fdae"/>
    </style:style>
    <style:style style:name="T3764" style:family="text">
      <style:text-properties officeooo:rsid="1796977b"/>
    </style:style>
    <style:style style:name="T3765" style:family="text">
      <style:text-properties officeooo:rsid="17983442"/>
    </style:style>
    <style:style style:name="T3766" style:family="text">
      <style:text-properties officeooo:rsid="179a2b94"/>
    </style:style>
    <style:style style:name="T3767" style:family="text">
      <style:text-properties officeooo:rsid="179b71a6"/>
    </style:style>
    <style:style style:name="T3768" style:family="text">
      <style:text-properties officeooo:rsid="179c3a3b"/>
    </style:style>
    <style:style style:name="T3769" style:family="text">
      <style:text-properties officeooo:rsid="179db645"/>
    </style:style>
    <style:style style:name="T3770" style:family="text">
      <style:text-properties officeooo:rsid="179f98fa"/>
    </style:style>
    <style:style style:name="T3771" style:family="text">
      <style:text-properties officeooo:rsid="17a02a60"/>
    </style:style>
    <style:style style:name="T3772" style:family="text">
      <style:text-properties officeooo:rsid="17a16fd9"/>
    </style:style>
    <style:style style:name="T3773" style:family="text">
      <style:text-properties officeooo:rsid="17a22e4e"/>
    </style:style>
    <style:style style:name="T3774" style:family="text">
      <style:text-properties officeooo:rsid="17a397e8"/>
    </style:style>
    <style:style style:name="T3775" style:family="text">
      <style:text-properties officeooo:rsid="17a4f6f5"/>
    </style:style>
    <style:style style:name="T3776" style:family="text">
      <style:text-properties officeooo:rsid="17a517a2"/>
    </style:style>
    <style:style style:name="T3777" style:family="text">
      <style:text-properties officeooo:rsid="17a61d35"/>
    </style:style>
    <style:style style:name="T3778" style:family="text">
      <style:text-properties officeooo:rsid="17a73499"/>
    </style:style>
    <style:style style:name="T3779" style:family="text">
      <style:text-properties officeooo:rsid="17a794ab"/>
    </style:style>
    <style:style style:name="T3780" style:family="text">
      <style:text-properties officeooo:rsid="17a7d576"/>
    </style:style>
    <style:style style:name="T3781" style:family="text">
      <style:text-properties officeooo:rsid="17a8f02f"/>
    </style:style>
    <style:style style:name="T3782" style:family="text">
      <style:text-properties officeooo:rsid="17a90653"/>
    </style:style>
    <style:style style:name="T3783" style:family="text">
      <style:text-properties officeooo:rsid="17aafeee"/>
    </style:style>
    <style:style style:name="T3784" style:family="text">
      <style:text-properties officeooo:rsid="17aba662"/>
    </style:style>
    <style:style style:name="T3785" style:family="text">
      <style:text-properties officeooo:rsid="17ad5bce"/>
    </style:style>
    <style:style style:name="T3786" style:family="text">
      <style:text-properties officeooo:rsid="17ae09b2"/>
    </style:style>
    <style:style style:name="T3787" style:family="text">
      <style:text-properties officeooo:rsid="17aed4a0"/>
    </style:style>
    <style:style style:name="T3788" style:family="text">
      <style:text-properties officeooo:rsid="17af2678"/>
    </style:style>
    <style:style style:name="T3789" style:family="text">
      <style:text-properties officeooo:rsid="17b10185"/>
    </style:style>
    <style:style style:name="T3790" style:family="text">
      <style:text-properties officeooo:rsid="17b2943d"/>
    </style:style>
    <style:style style:name="T3791" style:family="text">
      <style:text-properties officeooo:rsid="17b68c43"/>
    </style:style>
    <style:style style:name="T3792" style:family="text">
      <style:text-properties officeooo:rsid="17b80b33"/>
    </style:style>
    <style:style style:name="T3793" style:family="text">
      <style:text-properties officeooo:rsid="17ba4107"/>
    </style:style>
    <style:style style:name="T3794" style:family="text">
      <style:text-properties officeooo:rsid="17ba4cec"/>
    </style:style>
    <style:style style:name="T3795" style:family="text">
      <style:text-properties officeooo:rsid="17bb4ee7"/>
    </style:style>
    <style:style style:name="T3796" style:family="text">
      <style:text-properties officeooo:rsid="17bbb058"/>
    </style:style>
    <style:style style:name="T3797" style:family="text">
      <style:text-properties officeooo:rsid="17bbee12"/>
    </style:style>
    <style:style style:name="T3798" style:family="text">
      <style:text-properties officeooo:rsid="17bf9b36"/>
    </style:style>
    <style:style style:name="T3799" style:family="text">
      <style:text-properties officeooo:rsid="17c0a4d8"/>
    </style:style>
    <style:style style:name="T3800" style:family="text">
      <style:text-properties officeooo:rsid="17c1f501"/>
    </style:style>
    <style:style style:name="T3801" style:family="text">
      <style:text-properties officeooo:rsid="17c49b45"/>
    </style:style>
    <style:style style:name="T3802" style:family="text">
      <style:text-properties officeooo:rsid="17c6536b"/>
    </style:style>
    <style:style style:name="T3803" style:family="text">
      <style:text-properties officeooo:rsid="17c743bc"/>
    </style:style>
    <style:style style:name="T3804" style:family="text">
      <style:text-properties officeooo:rsid="17c84937"/>
    </style:style>
    <style:style style:name="T3805" style:family="text">
      <style:text-properties officeooo:rsid="17c90236"/>
    </style:style>
    <style:style style:name="T3806" style:family="text">
      <style:text-properties officeooo:rsid="17ca1994"/>
    </style:style>
    <style:style style:name="T3807" style:family="text">
      <style:text-properties officeooo:rsid="17ca2a74"/>
    </style:style>
    <style:style style:name="T3808" style:family="text">
      <style:text-properties officeooo:rsid="17ca3fe9"/>
    </style:style>
    <style:style style:name="T3809" style:family="text">
      <style:text-properties officeooo:rsid="17cd7ba3"/>
    </style:style>
    <style:style style:name="T3810" style:family="text">
      <style:text-properties officeooo:rsid="17cdd283"/>
    </style:style>
    <style:style style:name="T3811" style:family="text">
      <style:text-properties officeooo:rsid="17ceea12"/>
    </style:style>
    <style:style style:name="T3812" style:family="text">
      <style:text-properties officeooo:rsid="17cf592b"/>
    </style:style>
    <style:style style:name="T3813" style:family="text">
      <style:text-properties officeooo:rsid="17d0ecba"/>
    </style:style>
    <style:style style:name="T3814" style:family="text">
      <style:text-properties officeooo:rsid="17d2b791"/>
    </style:style>
    <style:style style:name="T3815" style:family="text">
      <style:text-properties officeooo:rsid="17d82277"/>
    </style:style>
    <style:style style:name="T3816" style:family="text">
      <style:text-properties officeooo:rsid="17d97f1e"/>
    </style:style>
    <style:style style:name="T3817" style:family="text">
      <style:text-properties officeooo:rsid="17d9e12f"/>
    </style:style>
    <style:style style:name="T3818" style:family="text">
      <style:text-properties officeooo:rsid="17db92f1"/>
    </style:style>
    <style:style style:name="T3819" style:family="text">
      <style:text-properties officeooo:rsid="17dcce0a"/>
    </style:style>
    <style:style style:name="T3820" style:family="text">
      <style:text-properties officeooo:rsid="17deb633"/>
    </style:style>
    <style:style style:name="T3821" style:family="text">
      <style:text-properties officeooo:rsid="17df0a49"/>
    </style:style>
    <style:style style:name="T3822" style:family="text">
      <style:text-properties officeooo:rsid="17dfb5f6"/>
    </style:style>
    <style:style style:name="T3823" style:family="text">
      <style:text-properties officeooo:rsid="17e17346"/>
    </style:style>
    <style:style style:name="T3824" style:family="text">
      <style:text-properties officeooo:rsid="17e3ac79"/>
    </style:style>
    <style:style style:name="T3825" style:family="text">
      <style:text-properties officeooo:rsid="17e5381c"/>
    </style:style>
    <style:style style:name="T3826" style:family="text">
      <style:text-properties officeooo:rsid="17e5d121"/>
    </style:style>
    <style:style style:name="T3827" style:family="text">
      <style:text-properties officeooo:rsid="17e6f751"/>
    </style:style>
    <style:style style:name="T3828" style:family="text">
      <style:text-properties officeooo:rsid="17e7df39"/>
    </style:style>
    <style:style style:name="T3829" style:family="text">
      <style:text-properties officeooo:rsid="17e7ee09"/>
    </style:style>
    <style:style style:name="T3830" style:family="text">
      <style:text-properties officeooo:rsid="17e9e17c"/>
    </style:style>
    <style:style style:name="T3831" style:family="text">
      <style:text-properties officeooo:rsid="17ea8c73"/>
    </style:style>
    <style:style style:name="T3832" style:family="text">
      <style:text-properties officeooo:rsid="17ec7f75"/>
    </style:style>
    <style:style style:name="T3833" style:family="text">
      <style:text-properties officeooo:rsid="17ecadea"/>
    </style:style>
    <style:style style:name="T3834" style:family="text">
      <style:text-properties officeooo:rsid="17ece261"/>
    </style:style>
    <style:style style:name="T3835" style:family="text">
      <style:text-properties officeooo:rsid="17ede0c3"/>
    </style:style>
    <style:style style:name="T3836" style:family="text">
      <style:text-properties officeooo:rsid="17efc9be"/>
    </style:style>
    <style:style style:name="T3837" style:family="text">
      <style:text-properties officeooo:rsid="17f0f37e"/>
    </style:style>
    <style:style style:name="T3838" style:family="text">
      <style:text-properties officeooo:rsid="17f256c8"/>
    </style:style>
    <style:style style:name="T3839" style:family="text">
      <style:text-properties officeooo:rsid="17f2dbc0"/>
    </style:style>
    <style:style style:name="T3840" style:family="text">
      <style:text-properties officeooo:rsid="17f42c40"/>
    </style:style>
    <style:style style:name="T3841" style:family="text">
      <style:text-properties officeooo:rsid="17f596f6"/>
    </style:style>
    <style:style style:name="T3842" style:family="text">
      <style:text-properties officeooo:rsid="17f73c7e"/>
    </style:style>
    <style:style style:name="T3843" style:family="text">
      <style:text-properties officeooo:rsid="17f7e1b4"/>
    </style:style>
    <style:style style:name="T3844" style:family="text">
      <style:text-properties officeooo:rsid="17f9d191"/>
    </style:style>
    <style:style style:name="T3845" style:family="text">
      <style:text-properties officeooo:rsid="17fbab8e"/>
    </style:style>
    <style:style style:name="T3846" style:family="text">
      <style:text-properties officeooo:rsid="17fd13ff"/>
    </style:style>
    <style:style style:name="T3847" style:family="text">
      <style:text-properties officeooo:rsid="17fdcda8"/>
    </style:style>
    <style:style style:name="T3848" style:family="text">
      <style:text-properties officeooo:rsid="17fe302f"/>
    </style:style>
    <style:style style:name="T3849" style:family="text">
      <style:text-properties officeooo:rsid="17fe4623"/>
    </style:style>
    <style:style style:name="T3850" style:family="text">
      <style:text-properties officeooo:rsid="17ff6d7e"/>
    </style:style>
    <style:style style:name="T3851" style:family="text">
      <style:text-properties officeooo:rsid="1800b451"/>
    </style:style>
    <style:style style:name="T3852" style:family="text">
      <style:text-properties officeooo:rsid="1803e0e6"/>
    </style:style>
    <style:style style:name="T3853" style:family="text">
      <style:text-properties officeooo:rsid="18054022"/>
    </style:style>
    <style:style style:name="T3854" style:family="text">
      <style:text-properties officeooo:rsid="180702ac"/>
    </style:style>
    <style:style style:name="T3855" style:family="text">
      <style:text-properties officeooo:rsid="180797e2"/>
    </style:style>
    <style:style style:name="T3856" style:family="text">
      <style:text-properties officeooo:rsid="1807ee68"/>
    </style:style>
    <style:style style:name="T3857" style:family="text">
      <style:text-properties officeooo:rsid="18095a98"/>
    </style:style>
    <style:style style:name="T3858" style:family="text">
      <style:text-properties officeooo:rsid="180b01fe"/>
    </style:style>
    <style:style style:name="T3859" style:family="text">
      <style:text-properties officeooo:rsid="180d8e7f"/>
    </style:style>
    <style:style style:name="T3860" style:family="text">
      <style:text-properties officeooo:rsid="180f53ec"/>
    </style:style>
    <style:style style:name="T3861" style:family="text">
      <style:text-properties officeooo:rsid="1813c651"/>
    </style:style>
    <style:style style:name="T3862" style:family="text">
      <style:text-properties officeooo:rsid="1813e13b"/>
    </style:style>
    <style:style style:name="T3863" style:family="text">
      <style:text-properties officeooo:rsid="1815dfd3"/>
    </style:style>
    <style:style style:name="T3864" style:family="text">
      <style:text-properties officeooo:rsid="181a4962"/>
    </style:style>
    <style:style style:name="T3865" style:family="text">
      <style:text-properties officeooo:rsid="181b7130"/>
    </style:style>
    <style:style style:name="T3866" style:family="text">
      <style:text-properties officeooo:rsid="181c8d70"/>
    </style:style>
    <style:style style:name="T3867" style:family="text">
      <style:text-properties officeooo:rsid="181e1c2b"/>
    </style:style>
    <style:style style:name="T3868" style:family="text">
      <style:text-properties officeooo:rsid="18200d4e"/>
    </style:style>
    <style:style style:name="T3869" style:family="text">
      <style:text-properties officeooo:rsid="1821d8e1"/>
    </style:style>
    <style:style style:name="T3870" style:family="text">
      <style:text-properties officeooo:rsid="18231438"/>
    </style:style>
    <style:style style:name="T3871" style:family="text">
      <style:text-properties officeooo:rsid="18243781"/>
    </style:style>
    <style:style style:name="T3872" style:family="text">
      <style:text-properties officeooo:rsid="18262162"/>
    </style:style>
    <style:style style:name="T3873" style:family="text">
      <style:text-properties officeooo:rsid="18263c90"/>
    </style:style>
    <style:style style:name="T3874" style:family="text">
      <style:text-properties officeooo:rsid="182793e4"/>
    </style:style>
    <style:style style:name="T3875" style:family="text">
      <style:text-properties officeooo:rsid="18283939"/>
    </style:style>
    <style:style style:name="T3876" style:family="text">
      <style:text-properties officeooo:rsid="182baba8"/>
    </style:style>
    <style:style style:name="T3877" style:family="text">
      <style:text-properties officeooo:rsid="182c53dc"/>
    </style:style>
    <style:style style:name="T3878" style:family="text">
      <style:text-properties officeooo:rsid="182e1379"/>
    </style:style>
    <style:style style:name="T3879" style:family="text">
      <style:text-properties officeooo:rsid="182f4b30"/>
    </style:style>
    <style:style style:name="T3880" style:family="text">
      <style:text-properties officeooo:rsid="1830332e"/>
    </style:style>
    <style:style style:name="T3881" style:family="text">
      <style:text-properties officeooo:rsid="1831e6d0"/>
    </style:style>
    <style:style style:name="T3882" style:family="text">
      <style:text-properties officeooo:rsid="1833680d"/>
    </style:style>
    <style:style style:name="T3883" style:family="text">
      <style:text-properties officeooo:rsid="1834d837"/>
    </style:style>
    <style:style style:name="T3884" style:family="text">
      <style:text-properties officeooo:rsid="183573ed"/>
    </style:style>
    <style:style style:name="T3885" style:family="text">
      <style:text-properties officeooo:rsid="18373ac0"/>
    </style:style>
    <style:style style:name="T3886" style:family="text">
      <style:text-properties officeooo:rsid="1838b335"/>
    </style:style>
    <style:style style:name="T3887" style:family="text">
      <style:text-properties officeooo:rsid="183a9da8"/>
    </style:style>
    <style:style style:name="T3888" style:family="text">
      <style:text-properties officeooo:rsid="183b6dd5"/>
    </style:style>
    <style:style style:name="T3889" style:family="text">
      <style:text-properties officeooo:rsid="183bddc7"/>
    </style:style>
    <style:style style:name="T3890" style:family="text">
      <style:text-properties officeooo:rsid="183be8a3"/>
    </style:style>
    <style:style style:name="T3891" style:family="text">
      <style:text-properties officeooo:rsid="183c8957"/>
    </style:style>
    <style:style style:name="T3892" style:family="text">
      <style:text-properties officeooo:rsid="183d2879"/>
    </style:style>
    <style:style style:name="T3893" style:family="text">
      <style:text-properties officeooo:rsid="183eb995"/>
    </style:style>
    <style:style style:name="T3894" style:family="text">
      <style:text-properties officeooo:rsid="183f2662"/>
    </style:style>
    <style:style style:name="T3895" style:family="text">
      <style:text-properties officeooo:rsid="184113f0"/>
    </style:style>
    <style:style style:name="T3896" style:family="text">
      <style:text-properties officeooo:rsid="18423554"/>
    </style:style>
    <style:style style:name="T3897" style:family="text">
      <style:text-properties officeooo:rsid="184508ba"/>
    </style:style>
    <style:style style:name="T3898" style:family="text">
      <style:text-properties officeooo:rsid="18463bf8"/>
    </style:style>
    <style:style style:name="T3899" style:family="text">
      <style:text-properties officeooo:rsid="184770eb"/>
    </style:style>
    <style:style style:name="T3900" style:family="text">
      <style:text-properties officeooo:rsid="184955aa"/>
    </style:style>
    <style:style style:name="T3901" style:family="text">
      <style:text-properties officeooo:rsid="1849698f"/>
    </style:style>
    <style:style style:name="T3902" style:family="text">
      <style:text-properties officeooo:rsid="184a06d3"/>
    </style:style>
    <style:style style:name="T3903" style:family="text">
      <style:text-properties officeooo:rsid="184bf497"/>
    </style:style>
    <style:style style:name="T3904" style:family="text">
      <style:text-properties officeooo:rsid="184cf20f"/>
    </style:style>
    <style:style style:name="T3905" style:family="text">
      <style:text-properties officeooo:rsid="18507dd1"/>
    </style:style>
    <style:style style:name="T3906" style:family="text">
      <style:text-properties officeooo:rsid="18516609"/>
    </style:style>
    <style:style style:name="T3907" style:family="text">
      <style:text-properties officeooo:rsid="1851de8e"/>
    </style:style>
    <style:style style:name="T3908" style:family="text">
      <style:text-properties officeooo:rsid="18521f03"/>
    </style:style>
    <style:style style:name="T3909" style:family="text">
      <style:text-properties officeooo:rsid="18549163"/>
    </style:style>
    <style:style style:name="T3910" style:family="text">
      <style:text-properties officeooo:rsid="1855509b"/>
    </style:style>
    <style:style style:name="T3911" style:family="text">
      <style:text-properties officeooo:rsid="185646fb"/>
    </style:style>
    <style:style style:name="T3912" style:family="text">
      <style:text-properties officeooo:rsid="18568e07"/>
    </style:style>
    <style:style style:name="T3913" style:family="text">
      <style:text-properties officeooo:rsid="1858847a"/>
    </style:style>
    <style:style style:name="T3914" style:family="text">
      <style:text-properties officeooo:rsid="1859ab63"/>
    </style:style>
    <style:style style:name="T3915" style:family="text">
      <style:text-properties officeooo:rsid="1859ee03"/>
    </style:style>
    <style:style style:name="T3916" style:family="text">
      <style:text-properties officeooo:rsid="185b7ab1"/>
    </style:style>
    <style:style style:name="T3917" style:family="text">
      <style:text-properties officeooo:rsid="185c2490"/>
    </style:style>
    <style:style style:name="T3918" style:family="text">
      <style:text-properties officeooo:rsid="185cd78e"/>
    </style:style>
    <style:style style:name="T3919" style:family="text">
      <style:text-properties officeooo:rsid="185e5213"/>
    </style:style>
    <style:style style:name="T3920" style:family="text">
      <style:text-properties officeooo:rsid="185fc081"/>
    </style:style>
    <style:style style:name="T3921" style:family="text">
      <style:text-properties officeooo:rsid="1860a265"/>
    </style:style>
    <style:style style:name="T3922" style:family="text">
      <style:text-properties officeooo:rsid="1861c0c4"/>
    </style:style>
    <style:style style:name="T3923" style:family="text">
      <style:text-properties officeooo:rsid="1862d50f"/>
    </style:style>
    <style:style style:name="T3924" style:family="text">
      <style:text-properties officeooo:rsid="18638ea1"/>
    </style:style>
    <style:style style:name="T3925" style:family="text">
      <style:text-properties officeooo:rsid="18662872"/>
    </style:style>
    <style:style style:name="T3926" style:family="text">
      <style:text-properties officeooo:rsid="1867e1ba"/>
    </style:style>
    <style:style style:name="T3927" style:family="text">
      <style:text-properties officeooo:rsid="186f47cb"/>
    </style:style>
    <style:style style:name="T3928" style:family="text">
      <style:text-properties officeooo:rsid="1876720b"/>
    </style:style>
    <style:style style:name="T3929" style:family="text">
      <style:text-properties officeooo:rsid="1877acfb"/>
    </style:style>
    <style:style style:name="T3930" style:family="text">
      <style:text-properties officeooo:rsid="18790506"/>
    </style:style>
    <style:style style:name="T3931" style:family="text">
      <style:text-properties officeooo:rsid="187a2a96"/>
    </style:style>
    <style:style style:name="T3932" style:family="text">
      <style:text-properties officeooo:rsid="187c138f"/>
    </style:style>
    <style:style style:name="T3933" style:family="text">
      <style:text-properties officeooo:rsid="187c7b00"/>
    </style:style>
    <style:style style:name="T3934" style:family="text">
      <style:text-properties officeooo:rsid="187d5404"/>
    </style:style>
    <style:style style:name="T3935" style:family="text">
      <style:text-properties officeooo:rsid="187dfd11"/>
    </style:style>
    <style:style style:name="T3936" style:family="text">
      <style:text-properties officeooo:rsid="187fa45c"/>
    </style:style>
    <style:style style:name="T3937" style:family="text">
      <style:text-properties officeooo:rsid="187fdcb9"/>
    </style:style>
    <style:style style:name="T3938" style:family="text">
      <style:text-properties officeooo:rsid="18812fb7"/>
    </style:style>
    <style:style style:name="T3939" style:family="text">
      <style:text-properties officeooo:rsid="1882a1c7"/>
    </style:style>
    <style:style style:name="T3940" style:family="text">
      <style:text-properties officeooo:rsid="1883f426"/>
    </style:style>
    <style:style style:name="T3941" style:family="text">
      <style:text-properties officeooo:rsid="18845a3a"/>
    </style:style>
    <style:style style:name="T3942" style:family="text">
      <style:text-properties officeooo:rsid="188529a8"/>
    </style:style>
    <style:style style:name="T3943" style:family="text">
      <style:text-properties officeooo:rsid="18867147"/>
    </style:style>
    <style:style style:name="T3944" style:family="text">
      <style:text-properties officeooo:rsid="18874166"/>
    </style:style>
    <style:style style:name="T3945" style:family="text">
      <style:text-properties officeooo:rsid="1888cd1d"/>
    </style:style>
    <style:style style:name="T3946" style:family="text">
      <style:text-properties officeooo:rsid="18899455"/>
    </style:style>
    <style:style style:name="T3947" style:family="text">
      <style:text-properties officeooo:rsid="188e9db2"/>
    </style:style>
    <style:style style:name="T3948" style:family="text">
      <style:text-properties officeooo:rsid="188f0fc8"/>
    </style:style>
    <style:style style:name="T3949" style:family="text">
      <style:text-properties officeooo:rsid="188f1f39"/>
    </style:style>
    <style:style style:name="T3950" style:family="text">
      <style:text-properties officeooo:rsid="188fa487"/>
    </style:style>
    <style:style style:name="T3951" style:family="text">
      <style:text-properties officeooo:rsid="188ff17f"/>
    </style:style>
    <style:style style:name="T3952" style:family="text">
      <style:text-properties officeooo:rsid="1891a84a"/>
    </style:style>
    <style:style style:name="T3953" style:family="text">
      <style:text-properties officeooo:rsid="18958469"/>
    </style:style>
    <style:style style:name="T3954" style:family="text">
      <style:text-properties officeooo:rsid="189631af"/>
    </style:style>
    <style:style style:name="T3955" style:family="text">
      <style:text-properties officeooo:rsid="189639ad"/>
    </style:style>
    <style:style style:name="T3956" style:family="text">
      <style:text-properties officeooo:rsid="18994908"/>
    </style:style>
    <style:style style:name="T3957" style:family="text">
      <style:text-properties officeooo:rsid="189987f7"/>
    </style:style>
    <style:style style:name="T3958" style:family="text">
      <style:text-properties officeooo:rsid="189b4342"/>
    </style:style>
    <style:style style:name="T3959" style:family="text">
      <style:text-properties officeooo:rsid="189b8fdc"/>
    </style:style>
    <style:style style:name="T3960" style:family="text">
      <style:text-properties officeooo:rsid="189b9417"/>
    </style:style>
    <style:style style:name="T3961" style:family="text">
      <style:text-properties officeooo:rsid="189c7559"/>
    </style:style>
    <style:style style:name="T3962" style:family="text">
      <style:text-properties officeooo:rsid="189e445a"/>
    </style:style>
    <style:style style:name="T3963" style:family="text">
      <style:text-properties officeooo:rsid="189f1472"/>
    </style:style>
    <style:style style:name="T3964" style:family="text">
      <style:text-properties officeooo:rsid="18a0a448"/>
    </style:style>
    <style:style style:name="T3965" style:family="text">
      <style:text-properties officeooo:rsid="18a2c34c"/>
    </style:style>
    <style:style style:name="T3966" style:family="text">
      <style:text-properties officeooo:rsid="18a726b4"/>
    </style:style>
    <style:style style:name="T3967" style:family="text">
      <style:text-properties officeooo:rsid="18a7509f"/>
    </style:style>
    <style:style style:name="T3968" style:family="text">
      <style:text-properties officeooo:rsid="18a8fc17"/>
    </style:style>
    <style:style style:name="T3969" style:family="text">
      <style:text-properties officeooo:rsid="18aa78f4"/>
    </style:style>
    <style:style style:name="T3970" style:family="text">
      <style:text-properties officeooo:rsid="18ab2fa3"/>
    </style:style>
    <style:style style:name="T3971" style:family="text">
      <style:text-properties officeooo:rsid="18abdbe2"/>
    </style:style>
    <style:style style:name="T3972" style:family="text">
      <style:text-properties officeooo:rsid="18b06e8e"/>
    </style:style>
    <style:style style:name="T3973" style:family="text">
      <style:text-properties officeooo:rsid="18b268ea"/>
    </style:style>
    <style:style style:name="T3974" style:family="text">
      <style:text-properties officeooo:rsid="18b3c307"/>
    </style:style>
    <style:style style:name="T3975" style:family="text">
      <style:text-properties officeooo:rsid="18b5a2ed"/>
    </style:style>
    <style:style style:name="T3976" style:family="text">
      <style:text-properties officeooo:rsid="18b70f4b"/>
    </style:style>
    <style:style style:name="T3977" style:family="text">
      <style:text-properties officeooo:rsid="18b767b0"/>
    </style:style>
    <style:style style:name="T3978" style:family="text">
      <style:text-properties officeooo:rsid="18bb5f1b"/>
    </style:style>
    <style:style style:name="T3979" style:family="text">
      <style:text-properties officeooo:rsid="18bc252b"/>
    </style:style>
    <style:style style:name="T3980" style:family="text">
      <style:text-properties officeooo:rsid="18bcbcd7"/>
    </style:style>
    <style:style style:name="T3981" style:family="text">
      <style:text-properties officeooo:rsid="18bd7828"/>
    </style:style>
    <style:style style:name="T3982" style:family="text">
      <style:text-properties officeooo:rsid="18bf6ae1"/>
    </style:style>
    <style:style style:name="T3983" style:family="text">
      <style:text-properties officeooo:rsid="18c10201"/>
    </style:style>
    <style:style style:name="T3984" style:family="text">
      <style:text-properties officeooo:rsid="18c2a3b0"/>
    </style:style>
    <style:style style:name="T3985" style:family="text">
      <style:text-properties officeooo:rsid="18c52d85"/>
    </style:style>
    <style:style style:name="T3986" style:family="text">
      <style:text-properties officeooo:rsid="18c63145"/>
    </style:style>
    <style:style style:name="T3987" style:family="text">
      <style:text-properties officeooo:rsid="18c82f0c"/>
    </style:style>
    <style:style style:name="T3988" style:family="text">
      <style:text-properties officeooo:rsid="18c9a0ec"/>
    </style:style>
    <style:style style:name="T3989" style:family="text">
      <style:text-properties officeooo:rsid="18c9e33d"/>
    </style:style>
    <style:style style:name="T3990" style:family="text">
      <style:text-properties officeooo:rsid="18caaa56"/>
    </style:style>
    <style:style style:name="T3991" style:family="text">
      <style:text-properties officeooo:rsid="18cabe27"/>
    </style:style>
    <style:style style:name="T3992" style:family="text">
      <style:text-properties officeooo:rsid="18cb9673"/>
    </style:style>
    <style:style style:name="T3993" style:family="text">
      <style:text-properties officeooo:rsid="18cbaa2c"/>
    </style:style>
    <style:style style:name="T3994" style:family="text">
      <style:text-properties officeooo:rsid="18cbe2e1"/>
    </style:style>
    <style:style style:name="T3995" style:family="text">
      <style:text-properties officeooo:rsid="18ccb0c9"/>
    </style:style>
    <style:style style:name="T3996" style:family="text">
      <style:text-properties officeooo:rsid="18cd3f61"/>
    </style:style>
    <style:style style:name="T3997" style:family="text">
      <style:text-properties officeooo:rsid="18cedd01"/>
    </style:style>
    <style:style style:name="T3998" style:family="text">
      <style:text-properties officeooo:rsid="18d05514"/>
    </style:style>
    <style:style style:name="T3999" style:family="text">
      <style:text-properties officeooo:rsid="18d08882"/>
    </style:style>
    <style:style style:name="T4000" style:family="text">
      <style:text-properties officeooo:rsid="18d13907"/>
    </style:style>
    <style:style style:name="T4001" style:family="text">
      <style:text-properties officeooo:rsid="18d1c565"/>
    </style:style>
    <style:style style:name="T4002" style:family="text">
      <style:text-properties officeooo:rsid="18d35aae"/>
    </style:style>
    <style:style style:name="T4003" style:family="text">
      <style:text-properties officeooo:rsid="18d3a1bf"/>
    </style:style>
    <style:style style:name="T4004" style:family="text">
      <style:text-properties officeooo:rsid="18d43337"/>
    </style:style>
    <style:style style:name="T4005" style:family="text">
      <style:text-properties officeooo:rsid="18d53310"/>
    </style:style>
    <style:style style:name="T4006" style:family="text">
      <style:text-properties officeooo:rsid="18d53ee4"/>
    </style:style>
    <style:style style:name="T4007" style:family="text">
      <style:text-properties officeooo:rsid="18d7614c"/>
    </style:style>
    <style:style style:name="T4008" style:family="text">
      <style:text-properties officeooo:rsid="18d7cdf0"/>
    </style:style>
    <style:style style:name="T4009" style:family="text">
      <style:text-properties officeooo:rsid="18da74f5"/>
    </style:style>
    <style:style style:name="T4010" style:family="text">
      <style:text-properties officeooo:rsid="18dc3065"/>
    </style:style>
    <style:style style:name="T4011" style:family="text">
      <style:text-properties officeooo:rsid="18de4a4c"/>
    </style:style>
    <style:style style:name="T4012" style:family="text">
      <style:text-properties officeooo:rsid="18e06a45"/>
    </style:style>
    <style:style style:name="T4013" style:family="text">
      <style:text-properties officeooo:rsid="18e1fda5"/>
    </style:style>
    <style:style style:name="T4014" style:family="text">
      <style:text-properties officeooo:rsid="18e236c0"/>
    </style:style>
    <style:style style:name="T4015" style:family="text">
      <style:text-properties officeooo:rsid="18e3985e"/>
    </style:style>
    <style:style style:name="T4016" style:family="text">
      <style:text-properties officeooo:rsid="18e57d72"/>
    </style:style>
    <style:style style:name="T4017" style:family="text">
      <style:text-properties officeooo:rsid="18e76dfe"/>
    </style:style>
    <style:style style:name="T4018" style:family="text">
      <style:text-properties officeooo:rsid="18e8db3a"/>
    </style:style>
    <style:style style:name="T4019" style:family="text">
      <style:text-properties officeooo:rsid="18e96eac"/>
    </style:style>
    <style:style style:name="T4020" style:family="text">
      <style:text-properties officeooo:rsid="18eaafe5"/>
    </style:style>
    <style:style style:name="T4021" style:family="text">
      <style:text-properties officeooo:rsid="18ec02f1"/>
    </style:style>
    <style:style style:name="T4022" style:family="text">
      <style:text-properties officeooo:rsid="18edcc30"/>
    </style:style>
    <style:style style:name="T4023" style:family="text">
      <style:text-properties officeooo:rsid="18f07c43"/>
    </style:style>
    <style:style style:name="T4024" style:family="text">
      <style:text-properties officeooo:rsid="18f23bf0"/>
    </style:style>
    <style:style style:name="T4025" style:family="text">
      <style:text-properties officeooo:rsid="18f2ee1b"/>
    </style:style>
    <style:style style:name="T4026" style:family="text">
      <style:text-properties officeooo:rsid="18f3669a"/>
    </style:style>
    <style:style style:name="T4027" style:family="text">
      <style:text-properties officeooo:rsid="18f4b032"/>
    </style:style>
    <style:style style:name="T4028" style:family="text">
      <style:text-properties officeooo:rsid="18f55e8b"/>
    </style:style>
    <style:style style:name="T4029" style:family="text">
      <style:text-properties officeooo:rsid="18f70dde"/>
    </style:style>
    <style:style style:name="T4030" style:family="text">
      <style:text-properties officeooo:rsid="18f90a91"/>
    </style:style>
    <style:style style:name="T4031" style:family="text">
      <style:text-properties officeooo:rsid="18faddc5"/>
    </style:style>
    <style:style style:name="T4032" style:family="text">
      <style:text-properties officeooo:rsid="18fb19e2"/>
    </style:style>
    <style:style style:name="T4033" style:family="text">
      <style:text-properties officeooo:rsid="18fb7e54"/>
    </style:style>
    <style:style style:name="T4034" style:family="text">
      <style:text-properties officeooo:rsid="18fd0652"/>
    </style:style>
    <style:style style:name="T4035" style:family="text">
      <style:text-properties officeooo:rsid="18fdbea5"/>
    </style:style>
    <style:style style:name="T4036" style:family="text">
      <style:text-properties officeooo:rsid="18feafbc"/>
    </style:style>
    <style:style style:name="T4037" style:family="text">
      <style:text-properties officeooo:rsid="18ff2f99"/>
    </style:style>
    <style:style style:name="T4038" style:family="text">
      <style:text-properties officeooo:rsid="1900fb89"/>
    </style:style>
    <style:style style:name="T4039" style:family="text">
      <style:text-properties officeooo:rsid="19024be7"/>
    </style:style>
    <style:style style:name="T4040" style:family="text">
      <style:text-properties officeooo:rsid="19037609"/>
    </style:style>
    <style:style style:name="T4041" style:family="text">
      <style:text-properties officeooo:rsid="1903a3b6"/>
    </style:style>
    <style:style style:name="T4042" style:family="text">
      <style:text-properties officeooo:rsid="19061763"/>
    </style:style>
    <style:style style:name="T4043" style:family="text">
      <style:text-properties officeooo:rsid="1908e4fb"/>
    </style:style>
    <style:style style:name="T4044" style:family="text">
      <style:text-properties officeooo:rsid="1909cd88"/>
    </style:style>
    <style:style style:name="T4045" style:family="text">
      <style:text-properties officeooo:rsid="190acace"/>
    </style:style>
    <style:style style:name="T4046" style:family="text">
      <style:text-properties officeooo:rsid="190d7cd0"/>
    </style:style>
    <style:style style:name="T4047" style:family="text">
      <style:text-properties officeooo:rsid="190e761a"/>
    </style:style>
    <style:style style:name="T4048" style:family="text">
      <style:text-properties officeooo:rsid="190ec262"/>
    </style:style>
    <style:style style:name="T4049" style:family="text">
      <style:text-properties officeooo:rsid="190f38b0"/>
    </style:style>
    <style:style style:name="T4050" style:family="text">
      <style:text-properties officeooo:rsid="191005e8"/>
    </style:style>
    <style:style style:name="T4051" style:family="text">
      <style:text-properties officeooo:rsid="19111690"/>
    </style:style>
    <style:style style:name="T4052" style:family="text">
      <style:text-properties officeooo:rsid="1911a452"/>
    </style:style>
    <style:style style:name="T4053" style:family="text">
      <style:text-properties officeooo:rsid="19125589"/>
    </style:style>
    <style:style style:name="T4054" style:family="text">
      <style:text-properties officeooo:rsid="191359e1"/>
    </style:style>
    <style:style style:name="T4055" style:family="text">
      <style:text-properties officeooo:rsid="1914b4fa"/>
    </style:style>
    <style:style style:name="T4056" style:family="text">
      <style:text-properties officeooo:rsid="1915b257"/>
    </style:style>
    <style:style style:name="T4057" style:family="text">
      <style:text-properties officeooo:rsid="1915e25c"/>
    </style:style>
    <style:style style:name="T4058" style:family="text">
      <style:text-properties officeooo:rsid="1916e3e4"/>
    </style:style>
    <style:style style:name="T4059" style:family="text">
      <style:text-properties officeooo:rsid="191932a4"/>
    </style:style>
    <style:style style:name="T4060" style:family="text">
      <style:text-properties officeooo:rsid="191bf9a7"/>
    </style:style>
    <style:style style:name="T4061" style:family="text">
      <style:text-properties officeooo:rsid="191d531f"/>
    </style:style>
    <style:style style:name="T4062" style:family="text">
      <style:text-properties officeooo:rsid="191ef07f"/>
    </style:style>
    <style:style style:name="T4063" style:family="text">
      <style:text-properties officeooo:rsid="19208995"/>
    </style:style>
    <style:style style:name="T4064" style:family="text">
      <style:text-properties officeooo:rsid="19209756"/>
    </style:style>
    <style:style style:name="T4065" style:family="text">
      <style:text-properties officeooo:rsid="19232f29"/>
    </style:style>
    <style:style style:name="T4066" style:family="text">
      <style:text-properties officeooo:rsid="1923b7cb"/>
    </style:style>
    <style:style style:name="T4067" style:family="text">
      <style:text-properties officeooo:rsid="19252ce8"/>
    </style:style>
    <style:style style:name="T4068" style:family="text">
      <style:text-properties officeooo:rsid="19261cad"/>
    </style:style>
    <style:style style:name="T4069" style:family="text">
      <style:text-properties officeooo:rsid="1928b28c"/>
    </style:style>
    <style:style style:name="T4070" style:family="text">
      <style:text-properties officeooo:rsid="192a29fb"/>
    </style:style>
    <style:style style:name="T4071" style:family="text">
      <style:text-properties officeooo:rsid="192b42e1"/>
    </style:style>
    <style:style style:name="T4072" style:family="text">
      <style:text-properties officeooo:rsid="192cab15"/>
    </style:style>
    <style:style style:name="T4073" style:family="text">
      <style:text-properties officeooo:rsid="192ea7fd"/>
    </style:style>
    <style:style style:name="T4074" style:family="text">
      <style:text-properties officeooo:rsid="192ec225"/>
    </style:style>
    <style:style style:name="T4075" style:family="text">
      <style:text-properties officeooo:rsid="192f038b"/>
    </style:style>
    <style:style style:name="T4076" style:family="text">
      <style:text-properties officeooo:rsid="1930be8b"/>
    </style:style>
    <style:style style:name="T4077" style:family="text">
      <style:text-properties officeooo:rsid="1931eb37"/>
    </style:style>
    <style:style style:name="T4078" style:family="text">
      <style:text-properties officeooo:rsid="1933c957"/>
    </style:style>
    <style:style style:name="T4079" style:family="text">
      <style:text-properties officeooo:rsid="19348dfd"/>
    </style:style>
    <style:style style:name="T4080" style:family="text">
      <style:text-properties officeooo:rsid="1935643d"/>
    </style:style>
    <style:style style:name="T4081" style:family="text">
      <style:text-properties officeooo:rsid="19367cc4"/>
    </style:style>
    <style:style style:name="T4082" style:family="text">
      <style:text-properties officeooo:rsid="193768fc"/>
    </style:style>
    <style:style style:name="T4083" style:family="text">
      <style:text-properties officeooo:rsid="19383349"/>
    </style:style>
    <style:style style:name="T4084" style:family="text">
      <style:text-properties officeooo:rsid="19396530"/>
    </style:style>
    <style:style style:name="T4085" style:family="text">
      <style:text-properties officeooo:rsid="193afaf2"/>
    </style:style>
    <style:style style:name="T4086" style:family="text">
      <style:text-properties officeooo:rsid="193b5279"/>
    </style:style>
    <style:style style:name="T4087" style:family="text">
      <style:text-properties officeooo:rsid="193c9e43"/>
    </style:style>
    <style:style style:name="T4088" style:family="text">
      <style:text-properties officeooo:rsid="19404cb7"/>
    </style:style>
    <style:style style:name="T4089" style:family="text">
      <style:text-properties officeooo:rsid="19423119"/>
    </style:style>
    <style:style style:name="T4090" style:family="text">
      <style:text-properties officeooo:rsid="19442003"/>
    </style:style>
    <style:style style:name="T4091" style:family="text">
      <style:text-properties officeooo:rsid="19451f6c"/>
    </style:style>
    <style:style style:name="T4092" style:family="text">
      <style:text-properties officeooo:rsid="19465bdb"/>
    </style:style>
    <style:style style:name="T4093" style:family="text">
      <style:text-properties officeooo:rsid="19471b37"/>
    </style:style>
    <style:style style:name="T4094" style:family="text">
      <style:text-properties officeooo:rsid="194c1413"/>
    </style:style>
    <style:style style:name="T4095" style:family="text">
      <style:text-properties officeooo:rsid="194d8fe4"/>
    </style:style>
    <style:style style:name="T4096" style:family="text">
      <style:text-properties officeooo:rsid="19502d81"/>
    </style:style>
    <style:style style:name="T4097" style:family="text">
      <style:text-properties officeooo:rsid="1950c444"/>
    </style:style>
    <style:style style:name="T4098" style:family="text">
      <style:text-properties officeooo:rsid="1952aa67"/>
    </style:style>
    <style:style style:name="T4099" style:family="text">
      <style:text-properties officeooo:rsid="195399c2"/>
    </style:style>
    <style:style style:name="T4100" style:family="text">
      <style:text-properties officeooo:rsid="19544ac0"/>
    </style:style>
    <style:style style:name="T4101" style:family="text">
      <style:text-properties officeooo:rsid="19555567"/>
    </style:style>
    <style:style style:name="T4102" style:family="text">
      <style:text-properties officeooo:rsid="19556fc6"/>
    </style:style>
    <style:style style:name="T4103" style:family="text">
      <style:text-properties officeooo:rsid="19557f65"/>
    </style:style>
    <style:style style:name="T4104" style:family="text">
      <style:text-properties officeooo:rsid="19583418"/>
    </style:style>
    <style:style style:name="T4105" style:family="text">
      <style:text-properties officeooo:rsid="1958a175"/>
    </style:style>
    <style:style style:name="T4106" style:family="text">
      <style:text-properties officeooo:rsid="19597ae3"/>
    </style:style>
    <style:style style:name="T4107" style:family="text">
      <style:text-properties officeooo:rsid="195c199a"/>
    </style:style>
    <style:style style:name="T4108" style:family="text">
      <style:text-properties officeooo:rsid="195d40ac"/>
    </style:style>
    <style:style style:name="T4109" style:family="text">
      <style:text-properties officeooo:rsid="195e38d0"/>
    </style:style>
    <style:style style:name="T4110" style:family="text">
      <style:text-properties officeooo:rsid="19607d08"/>
    </style:style>
    <style:style style:name="T4111" style:family="text">
      <style:text-properties officeooo:rsid="1961a4bd"/>
    </style:style>
    <style:style style:name="T4112" style:family="text">
      <style:text-properties officeooo:rsid="19636cfe"/>
    </style:style>
    <style:style style:name="T4113" style:family="text">
      <style:text-properties officeooo:rsid="19644acd"/>
    </style:style>
    <style:style style:name="T4114" style:family="text">
      <style:text-properties officeooo:rsid="196485a8"/>
    </style:style>
    <style:style style:name="T4115" style:family="text">
      <style:text-properties officeooo:rsid="1964e8d4"/>
    </style:style>
    <style:style style:name="T4116" style:family="text">
      <style:text-properties officeooo:rsid="196810da"/>
    </style:style>
    <style:style style:name="T4117" style:family="text">
      <style:text-properties officeooo:rsid="196a05c9"/>
    </style:style>
    <style:style style:name="T4118" style:family="text">
      <style:text-properties officeooo:rsid="196b2368"/>
    </style:style>
    <style:style style:name="T4119" style:family="text">
      <style:text-properties officeooo:rsid="196c16fc"/>
    </style:style>
    <style:style style:name="T4120" style:family="text">
      <style:text-properties officeooo:rsid="196d58ee"/>
    </style:style>
    <style:style style:name="T4121" style:family="text">
      <style:text-properties officeooo:rsid="196d5ac4"/>
    </style:style>
    <style:style style:name="T4122" style:family="text">
      <style:text-properties officeooo:rsid="196e27f0"/>
    </style:style>
    <style:style style:name="T4123" style:family="text">
      <style:text-properties officeooo:rsid="196fdec4"/>
    </style:style>
    <style:style style:name="T4124" style:family="text">
      <style:text-properties officeooo:rsid="19708295"/>
    </style:style>
    <style:style style:name="T4125" style:family="text">
      <style:text-properties officeooo:rsid="19719b5b"/>
    </style:style>
    <style:style style:name="T4126" style:family="text">
      <style:text-properties officeooo:rsid="1972ec15"/>
    </style:style>
    <style:style style:name="T4127" style:family="text">
      <style:text-properties officeooo:rsid="1974a024"/>
    </style:style>
    <style:style style:name="T4128" style:family="text">
      <style:text-properties officeooo:rsid="19767761"/>
    </style:style>
    <style:style style:name="T4129" style:family="text">
      <style:text-properties officeooo:rsid="1976bb6a"/>
    </style:style>
    <style:style style:name="T4130" style:family="text">
      <style:text-properties officeooo:rsid="1979b581"/>
    </style:style>
    <style:style style:name="T4131" style:family="text">
      <style:text-properties officeooo:rsid="197af85f"/>
    </style:style>
    <style:style style:name="T4132" style:family="text">
      <style:text-properties officeooo:rsid="197bc833"/>
    </style:style>
    <style:style style:name="T4133" style:family="text">
      <style:text-properties officeooo:rsid="197c240f"/>
    </style:style>
    <style:style style:name="T4134" style:family="text">
      <style:text-properties officeooo:rsid="197cc1d6"/>
    </style:style>
    <style:style style:name="T4135" style:family="text">
      <style:text-properties officeooo:rsid="197d2f0b"/>
    </style:style>
    <style:style style:name="T4136" style:family="text">
      <style:text-properties officeooo:rsid="197e5725"/>
    </style:style>
    <style:style style:name="T4137" style:family="text">
      <style:text-properties officeooo:rsid="197f3f8e"/>
    </style:style>
    <style:style style:name="T4138" style:family="text">
      <style:text-properties officeooo:rsid="19829ffc"/>
    </style:style>
    <style:style style:name="T4139" style:family="text">
      <style:text-properties officeooo:rsid="1983a6cc"/>
    </style:style>
    <style:style style:name="T4140" style:family="text">
      <style:text-properties officeooo:rsid="1984ae6c"/>
    </style:style>
    <style:style style:name="T4141" style:family="text">
      <style:text-properties officeooo:rsid="1985761d"/>
    </style:style>
    <style:style style:name="T4142" style:family="text">
      <style:text-properties officeooo:rsid="19878379"/>
    </style:style>
    <style:style style:name="T4143" style:family="text">
      <style:text-properties officeooo:rsid="1988f068"/>
    </style:style>
    <style:style style:name="T4144" style:family="text">
      <style:text-properties officeooo:rsid="198a695c"/>
    </style:style>
    <style:style style:name="T4145" style:family="text">
      <style:text-properties officeooo:rsid="198d1a06"/>
    </style:style>
    <style:style style:name="T4146" style:family="text">
      <style:text-properties officeooo:rsid="198d7c91"/>
    </style:style>
    <style:style style:name="T4147" style:family="text">
      <style:text-properties officeooo:rsid="198f0e20"/>
    </style:style>
    <style:style style:name="T4148" style:family="text">
      <style:text-properties officeooo:rsid="1990fe82"/>
    </style:style>
    <style:style style:name="T4149" style:family="text">
      <style:text-properties officeooo:rsid="1992343c"/>
    </style:style>
    <style:style style:name="T4150" style:family="text">
      <style:text-properties officeooo:rsid="19943034"/>
    </style:style>
    <style:style style:name="T4151" style:family="text">
      <style:text-properties officeooo:rsid="1995548f"/>
    </style:style>
    <style:style style:name="T4152" style:family="text">
      <style:text-properties officeooo:rsid="199993f8"/>
    </style:style>
    <style:style style:name="T4153" style:family="text">
      <style:text-properties officeooo:rsid="199c2c07"/>
    </style:style>
    <style:style style:name="T4154" style:family="text">
      <style:text-properties officeooo:rsid="199d150c"/>
    </style:style>
    <style:style style:name="T4155" style:family="text">
      <style:text-properties officeooo:rsid="199f8bc1"/>
    </style:style>
    <style:style style:name="T4156" style:family="text">
      <style:text-properties officeooo:rsid="19a15a06"/>
    </style:style>
    <style:style style:name="T4157" style:family="text">
      <style:text-properties officeooo:rsid="19a217c7"/>
    </style:style>
    <style:style style:name="T4158" style:family="text">
      <style:text-properties officeooo:rsid="19a3af09"/>
    </style:style>
    <style:style style:name="T4159" style:family="text">
      <style:text-properties officeooo:rsid="19a4ed51"/>
    </style:style>
    <style:style style:name="T4160" style:family="text">
      <style:text-properties officeooo:rsid="19a54178"/>
    </style:style>
    <style:style style:name="T4161" style:family="text">
      <style:text-properties officeooo:rsid="19a72923"/>
    </style:style>
    <style:style style:name="T4162" style:family="text">
      <style:text-properties officeooo:rsid="19a9954e"/>
    </style:style>
    <style:style style:name="T4163" style:family="text">
      <style:text-properties officeooo:rsid="19ac8054"/>
    </style:style>
    <style:style style:name="T4164" style:family="text">
      <style:text-properties officeooo:rsid="19aec7e2"/>
    </style:style>
    <style:style style:name="T4165" style:family="text">
      <style:text-properties officeooo:rsid="19b0b465"/>
    </style:style>
    <style:style style:name="T4166" style:family="text">
      <style:text-properties officeooo:rsid="19b1701d"/>
    </style:style>
    <style:style style:name="T4167" style:family="text">
      <style:text-properties officeooo:rsid="19b31e30"/>
    </style:style>
    <style:style style:name="T4168" style:family="text">
      <style:text-properties officeooo:rsid="19b34699"/>
    </style:style>
    <style:style style:name="T4169" style:family="text">
      <style:text-properties officeooo:rsid="19b526d7"/>
    </style:style>
    <style:style style:name="T4170" style:family="text">
      <style:text-properties officeooo:rsid="19b6d8dc"/>
    </style:style>
    <style:style style:name="T4171" style:family="text">
      <style:text-properties officeooo:rsid="19b70ce6"/>
    </style:style>
    <style:style style:name="T4172" style:family="text">
      <style:text-properties officeooo:rsid="19b77523"/>
    </style:style>
    <style:style style:name="T4173" style:family="text">
      <style:text-properties officeooo:rsid="19b7ed23"/>
    </style:style>
    <style:style style:name="T4174" style:family="text">
      <style:text-properties officeooo:rsid="19b98580"/>
    </style:style>
    <style:style style:name="T4175" style:family="text">
      <style:text-properties officeooo:rsid="19b9f8c2"/>
    </style:style>
    <style:style style:name="T4176" style:family="text">
      <style:text-properties officeooo:rsid="19ba085e"/>
    </style:style>
    <style:style style:name="T4177" style:family="text">
      <style:text-properties officeooo:rsid="19ba9592"/>
    </style:style>
    <style:style style:name="T4178" style:family="text">
      <style:text-properties officeooo:rsid="19bc1077"/>
    </style:style>
    <style:style style:name="T4179" style:family="text">
      <style:text-properties officeooo:rsid="19be5297"/>
    </style:style>
    <style:style style:name="T4180" style:family="text">
      <style:text-properties officeooo:rsid="19be7a31"/>
    </style:style>
    <style:style style:name="T4181" style:family="text">
      <style:text-properties officeooo:rsid="19bedc6d"/>
    </style:style>
    <style:style style:name="T4182" style:family="text">
      <style:text-properties officeooo:rsid="19bef6eb"/>
    </style:style>
    <style:style style:name="T4183" style:family="text">
      <style:text-properties officeooo:rsid="19c209d4"/>
    </style:style>
    <style:style style:name="T4184" style:family="text">
      <style:text-properties officeooo:rsid="19c255fa"/>
    </style:style>
    <style:style style:name="T4185" style:family="text">
      <style:text-properties officeooo:rsid="19c2f173"/>
    </style:style>
    <style:style style:name="T4186" style:family="text">
      <style:text-properties officeooo:rsid="19c4b7a5"/>
    </style:style>
    <style:style style:name="T4187" style:family="text">
      <style:text-properties officeooo:rsid="19c62466"/>
    </style:style>
    <style:style style:name="T4188" style:family="text">
      <style:text-properties officeooo:rsid="19c7fa18"/>
    </style:style>
    <style:style style:name="T4189" style:family="text">
      <style:text-properties officeooo:rsid="19c988ad"/>
    </style:style>
    <style:style style:name="T4190" style:family="text">
      <style:text-properties officeooo:rsid="19c9b836"/>
    </style:style>
    <style:style style:name="T4191" style:family="text">
      <style:text-properties officeooo:rsid="19cb9ebd"/>
    </style:style>
    <style:style style:name="T4192" style:family="text">
      <style:text-properties officeooo:rsid="19cd8026"/>
    </style:style>
    <style:style style:name="T4193" style:family="text">
      <style:text-properties officeooo:rsid="19ce6e28"/>
    </style:style>
    <style:style style:name="T4194" style:family="text">
      <style:text-properties officeooo:rsid="19d061a4"/>
    </style:style>
    <style:style style:name="T4195" style:family="text">
      <style:text-properties officeooo:rsid="19d15693"/>
    </style:style>
    <style:style style:name="T4196" style:family="text">
      <style:text-properties officeooo:rsid="19d332c2"/>
    </style:style>
    <style:style style:name="T4197" style:family="text">
      <style:text-properties officeooo:rsid="19d38f49"/>
    </style:style>
    <style:style style:name="T4198" style:family="text">
      <style:text-properties officeooo:rsid="19d40f61"/>
    </style:style>
    <style:style style:name="T4199" style:family="text">
      <style:text-properties officeooo:rsid="19d4e4cb"/>
    </style:style>
    <style:style style:name="T4200" style:family="text">
      <style:text-properties officeooo:rsid="19d5ecec"/>
    </style:style>
    <style:style style:name="T4201" style:family="text">
      <style:text-properties officeooo:rsid="19d7b0a7"/>
    </style:style>
    <style:style style:name="T4202" style:family="text">
      <style:text-properties officeooo:rsid="19d9d0dc"/>
    </style:style>
    <style:style style:name="T4203" style:family="text">
      <style:text-properties officeooo:rsid="19da18cc"/>
    </style:style>
    <style:style style:name="T4204" style:family="text">
      <style:text-properties officeooo:rsid="19dbfabb"/>
    </style:style>
    <style:style style:name="T4205" style:family="text">
      <style:text-properties officeooo:rsid="19dca7fc"/>
    </style:style>
    <style:style style:name="T4206" style:family="text">
      <style:text-properties officeooo:rsid="19dd7349"/>
    </style:style>
    <style:style style:name="T4207" style:family="text">
      <style:text-properties officeooo:rsid="19dde1da"/>
    </style:style>
    <style:style style:name="T4208" style:family="text">
      <style:text-properties officeooo:rsid="19df40b8"/>
    </style:style>
    <style:style style:name="T4209" style:family="text">
      <style:text-properties officeooo:rsid="19e09757"/>
    </style:style>
    <style:style style:name="T4210" style:family="text">
      <style:text-properties officeooo:rsid="19e1fc49"/>
    </style:style>
    <style:style style:name="T4211" style:family="text">
      <style:text-properties officeooo:rsid="19e2a891"/>
    </style:style>
    <style:style style:name="T4212" style:family="text">
      <style:text-properties officeooo:rsid="19e31c0b"/>
    </style:style>
    <style:style style:name="T4213" style:family="text">
      <style:text-properties officeooo:rsid="19e3c630"/>
    </style:style>
    <style:style style:name="T4214" style:family="text">
      <style:text-properties officeooo:rsid="19e4647e"/>
    </style:style>
    <style:style style:name="T4215" style:family="text">
      <style:text-properties officeooo:rsid="19e596d4"/>
    </style:style>
    <style:style style:name="T4216" style:family="text">
      <style:text-properties officeooo:rsid="19e5c441"/>
    </style:style>
    <style:style style:name="T4217" style:family="text">
      <style:text-properties officeooo:rsid="19e896b7"/>
    </style:style>
    <style:style style:name="T4218" style:family="text">
      <style:text-properties officeooo:rsid="19f7eac8"/>
    </style:style>
    <style:style style:name="T4219" style:family="text">
      <style:text-properties officeooo:rsid="19fd7f26"/>
    </style:style>
    <style:style style:name="T4220" style:family="text">
      <style:text-properties officeooo:rsid="19fdd2c8"/>
    </style:style>
    <style:style style:name="T4221" style:family="text">
      <style:text-properties officeooo:rsid="19ffc0b9"/>
    </style:style>
    <style:style style:name="T4222" style:family="text">
      <style:text-properties officeooo:rsid="1a00f56f"/>
    </style:style>
    <style:style style:name="T4223" style:family="text">
      <style:text-properties officeooo:rsid="1a01e451"/>
    </style:style>
    <style:style style:name="T4224" style:family="text">
      <style:text-properties officeooo:rsid="1a02dc20"/>
    </style:style>
    <style:style style:name="T4225" style:family="text">
      <style:text-properties officeooo:rsid="1a042af2"/>
    </style:style>
    <style:style style:name="T4226" style:family="text">
      <style:text-properties officeooo:rsid="1a05bf6a"/>
    </style:style>
    <style:style style:name="T4227" style:family="text">
      <style:text-properties officeooo:rsid="1a077879"/>
    </style:style>
    <style:style style:name="T4228" style:family="text">
      <style:text-properties officeooo:rsid="1a08961f"/>
    </style:style>
    <style:style style:name="T4229" style:family="text">
      <style:text-properties officeooo:rsid="1a0a8e76"/>
    </style:style>
    <style:style style:name="T4230" style:family="text">
      <style:text-properties officeooo:rsid="1a0a9cd8"/>
    </style:style>
    <style:style style:name="T4231" style:family="text">
      <style:text-properties officeooo:rsid="1a0dc914"/>
    </style:style>
    <style:style style:name="T4232" style:family="text">
      <style:text-properties officeooo:rsid="1a0f5ee2"/>
    </style:style>
    <style:style style:name="T4233" style:family="text">
      <style:text-properties officeooo:rsid="1a111c52"/>
    </style:style>
    <style:style style:name="T4234" style:family="text">
      <style:text-properties officeooo:rsid="1a12dd1e"/>
    </style:style>
    <style:style style:name="T4235" style:family="text">
      <style:text-properties officeooo:rsid="1a132cc1"/>
    </style:style>
    <style:style style:name="T4236" style:family="text">
      <style:text-properties officeooo:rsid="1a13e904"/>
    </style:style>
    <style:style style:name="T4237" style:family="text">
      <style:text-properties officeooo:rsid="1a13ef2a"/>
    </style:style>
    <style:style style:name="T4238" style:family="text">
      <style:text-properties officeooo:rsid="1a15bf38"/>
    </style:style>
    <style:style style:name="T4239" style:family="text">
      <style:text-properties officeooo:rsid="1a15cf96"/>
    </style:style>
    <style:style style:name="T4240" style:family="text">
      <style:text-properties officeooo:rsid="1a16946a"/>
    </style:style>
    <style:style style:name="T4241" style:family="text">
      <style:text-properties officeooo:rsid="1a1872ac"/>
    </style:style>
    <style:style style:name="T4242" style:family="text">
      <style:text-properties officeooo:rsid="1a1a0214"/>
    </style:style>
    <style:style style:name="T4243" style:family="text">
      <style:text-properties officeooo:rsid="1a1a49a5"/>
    </style:style>
    <style:style style:name="T4244" style:family="text">
      <style:text-properties officeooo:rsid="1a1ba4f3"/>
    </style:style>
    <style:style style:name="T4245" style:family="text">
      <style:text-properties officeooo:rsid="1a1cc583"/>
    </style:style>
    <style:style style:name="T4246" style:family="text">
      <style:text-properties officeooo:rsid="1a1fe431"/>
    </style:style>
    <style:style style:name="T4247" style:family="text">
      <style:text-properties officeooo:rsid="1a20fa7c"/>
    </style:style>
    <style:style style:name="T4248" style:family="text">
      <style:text-properties officeooo:rsid="1a21b64e"/>
    </style:style>
    <style:style style:name="T4249" style:family="text">
      <style:text-properties officeooo:rsid="1a229670"/>
    </style:style>
    <style:style style:name="T4250" style:family="text">
      <style:text-properties officeooo:rsid="1a2429c4"/>
    </style:style>
    <style:style style:name="T4251" style:family="text">
      <style:text-properties officeooo:rsid="1a25c0cb"/>
    </style:style>
    <style:style style:name="T4252" style:family="text">
      <style:text-properties officeooo:rsid="1a270371"/>
    </style:style>
    <style:style style:name="T4253" style:family="text">
      <style:text-properties officeooo:rsid="1a285391"/>
    </style:style>
    <style:style style:name="T4254" style:family="text">
      <style:text-properties officeooo:rsid="1a294082"/>
    </style:style>
    <style:style style:name="T4255" style:family="text">
      <style:text-properties officeooo:rsid="1a29ea82"/>
    </style:style>
    <style:style style:name="T4256" style:family="text">
      <style:text-properties officeooo:rsid="1a2ba2b2"/>
    </style:style>
    <style:style style:name="T4257" style:family="text">
      <style:text-properties officeooo:rsid="1a2ca5a6"/>
    </style:style>
    <style:style style:name="T4258" style:family="text">
      <style:text-properties officeooo:rsid="1a2d1b00"/>
    </style:style>
    <style:style style:name="T4259" style:family="text">
      <style:text-properties officeooo:rsid="1a2ed471"/>
    </style:style>
    <style:style style:name="T4260" style:family="text">
      <style:text-properties officeooo:rsid="1a303ae6"/>
    </style:style>
    <style:style style:name="T4261" style:family="text">
      <style:text-properties officeooo:rsid="1a3135f0"/>
    </style:style>
    <style:style style:name="T4262" style:family="text">
      <style:text-properties officeooo:rsid="1a3252e3"/>
    </style:style>
    <style:style style:name="T4263" style:family="text">
      <style:text-properties officeooo:rsid="1a332723"/>
    </style:style>
    <style:style style:name="T4264" style:family="text">
      <style:text-properties officeooo:rsid="1a340308"/>
    </style:style>
    <style:style style:name="T4265" style:family="text">
      <style:text-properties officeooo:rsid="1a3474aa"/>
    </style:style>
    <style:style style:name="T4266" style:family="text">
      <style:text-properties officeooo:rsid="1a34842d"/>
    </style:style>
    <style:style style:name="T4267" style:family="text">
      <style:text-properties officeooo:rsid="1a351a9c"/>
    </style:style>
    <style:style style:name="T4268" style:family="text">
      <style:text-properties officeooo:rsid="1a36b0b3"/>
    </style:style>
    <style:style style:name="T4269" style:family="text">
      <style:text-properties officeooo:rsid="1a36f36e"/>
    </style:style>
    <style:style style:name="T4270" style:family="text">
      <style:text-properties officeooo:rsid="1a3a24c5"/>
    </style:style>
    <style:style style:name="T4271" style:family="text">
      <style:text-properties officeooo:rsid="1a3adc22"/>
    </style:style>
    <style:style style:name="T4272" style:family="text">
      <style:text-properties officeooo:rsid="1a3c1257"/>
    </style:style>
    <style:style style:name="T4273" style:family="text">
      <style:text-properties officeooo:rsid="1a3d9f04"/>
    </style:style>
    <style:style style:name="T4274" style:family="text">
      <style:text-properties officeooo:rsid="1a3f6a14"/>
    </style:style>
    <style:style style:name="T4275" style:family="text">
      <style:text-properties officeooo:rsid="1a404e3a"/>
    </style:style>
    <style:style style:name="T4276" style:family="text">
      <style:text-properties officeooo:rsid="1a411e8e"/>
    </style:style>
    <style:style style:name="T4277" style:family="text">
      <style:text-properties officeooo:rsid="1a423a17"/>
    </style:style>
    <style:style style:name="T4278" style:family="text">
      <style:text-properties officeooo:rsid="1a45b5b1"/>
    </style:style>
    <style:style style:name="T4279" style:family="text">
      <style:text-properties officeooo:rsid="1a4777a6"/>
    </style:style>
    <style:style style:name="T4280" style:family="text">
      <style:text-properties officeooo:rsid="1a49ded8"/>
    </style:style>
    <style:style style:name="T4281" style:family="text">
      <style:text-properties officeooo:rsid="1a4a78f8"/>
    </style:style>
    <style:style style:name="T4282" style:family="text">
      <style:text-properties officeooo:rsid="1a4c2e23"/>
    </style:style>
    <style:style style:name="T4283" style:family="text">
      <style:text-properties officeooo:rsid="1a4c7f9d"/>
    </style:style>
    <style:style style:name="T4284" style:family="text">
      <style:text-properties officeooo:rsid="1a4e3dc1"/>
    </style:style>
    <style:style style:name="T4285" style:family="text">
      <style:text-properties officeooo:rsid="1a4ed876"/>
    </style:style>
    <style:style style:name="T4286" style:family="text">
      <style:text-properties officeooo:rsid="1a4f9354"/>
    </style:style>
    <style:style style:name="T4287" style:family="text">
      <style:text-properties officeooo:rsid="1a503dcc"/>
    </style:style>
    <style:style style:name="T4288" style:family="text">
      <style:text-properties officeooo:rsid="1a51019d"/>
    </style:style>
    <style:style style:name="T4289" style:family="text">
      <style:text-properties officeooo:rsid="1a528edc"/>
    </style:style>
    <style:style style:name="T4290" style:family="text">
      <style:text-properties officeooo:rsid="1a52950a"/>
    </style:style>
    <style:style style:name="T4291" style:family="text">
      <style:text-properties officeooo:rsid="1a52da8a"/>
    </style:style>
    <style:style style:name="T4292" style:family="text">
      <style:text-properties officeooo:rsid="1a543054"/>
    </style:style>
    <style:style style:name="T4293" style:family="text">
      <style:text-properties officeooo:rsid="1a543871"/>
    </style:style>
    <style:style style:name="T4294" style:family="text">
      <style:text-properties officeooo:rsid="1a558fde"/>
    </style:style>
    <style:style style:name="T4295" style:family="text">
      <style:text-properties officeooo:rsid="1a56f222"/>
    </style:style>
    <style:style style:name="T4296" style:family="text">
      <style:text-properties officeooo:rsid="1a581499"/>
    </style:style>
    <style:style style:name="T4297" style:family="text">
      <style:text-properties officeooo:rsid="1a590fc0"/>
    </style:style>
    <style:style style:name="T4298" style:family="text">
      <style:text-properties officeooo:rsid="1a591e27"/>
    </style:style>
    <style:style style:name="T4299" style:family="text">
      <style:text-properties officeooo:rsid="1a5abaab"/>
    </style:style>
    <style:style style:name="T4300" style:family="text">
      <style:text-properties officeooo:rsid="1a5b719a"/>
    </style:style>
    <style:style style:name="T4301" style:family="text">
      <style:text-properties officeooo:rsid="1a5cc7eb"/>
    </style:style>
    <style:style style:name="T4302" style:family="text">
      <style:text-properties officeooo:rsid="1a5e811d"/>
    </style:style>
    <style:style style:name="T4303" style:family="text">
      <style:text-properties officeooo:rsid="1a5fcbf3"/>
    </style:style>
    <style:style style:name="T4304" style:family="text">
      <style:text-properties officeooo:rsid="1a5fe36d"/>
    </style:style>
    <style:style style:name="T4305" style:family="text">
      <style:text-properties officeooo:rsid="1a61d3f4"/>
    </style:style>
    <style:style style:name="T4306" style:family="text">
      <style:text-properties officeooo:rsid="1a62eb27"/>
    </style:style>
    <style:style style:name="T4307" style:family="text">
      <style:text-properties officeooo:rsid="1a66caf9"/>
    </style:style>
    <style:style style:name="T4308" style:family="text">
      <style:text-properties officeooo:rsid="1a6709cf"/>
    </style:style>
    <style:style style:name="T4309" style:family="text">
      <style:text-properties officeooo:rsid="1a67aad2"/>
    </style:style>
    <style:style style:name="T4310" style:family="text">
      <style:text-properties officeooo:rsid="1a691bd6"/>
    </style:style>
    <style:style style:name="T4311" style:family="text">
      <style:text-properties officeooo:rsid="1a6aab86"/>
    </style:style>
    <style:style style:name="T4312" style:family="text">
      <style:text-properties officeooo:rsid="1a6e9d86"/>
    </style:style>
    <style:style style:name="T4313" style:family="text">
      <style:text-properties officeooo:rsid="1a6eee29"/>
    </style:style>
    <style:style style:name="T4314" style:family="text">
      <style:text-properties officeooo:rsid="1a70ab1c"/>
    </style:style>
    <style:style style:name="T4315" style:family="text">
      <style:text-properties officeooo:rsid="1a722e1c"/>
    </style:style>
    <style:style style:name="T4316" style:family="text">
      <style:text-properties officeooo:rsid="1a72c34a"/>
    </style:style>
    <style:style style:name="T4317" style:family="text">
      <style:text-properties officeooo:rsid="1a7417bb"/>
    </style:style>
    <style:style style:name="T4318" style:family="text">
      <style:text-properties officeooo:rsid="1a75623b"/>
    </style:style>
    <style:style style:name="T4319" style:family="text">
      <style:text-properties officeooo:rsid="1a777459"/>
    </style:style>
    <style:style style:name="T4320" style:family="text">
      <style:text-properties officeooo:rsid="1a789aaf"/>
    </style:style>
    <style:style style:name="T4321" style:family="text">
      <style:text-properties officeooo:rsid="1a7a5951"/>
    </style:style>
    <style:style style:name="T4322" style:family="text">
      <style:text-properties officeooo:rsid="1a7b9543"/>
    </style:style>
    <style:style style:name="T4323" style:family="text">
      <style:text-properties officeooo:rsid="1a7c7240"/>
    </style:style>
    <style:style style:name="T4324" style:family="text">
      <style:text-properties officeooo:rsid="1a7d43e6"/>
    </style:style>
    <style:style style:name="T4325" style:family="text">
      <style:text-properties officeooo:rsid="1a7e5303"/>
    </style:style>
    <style:style style:name="T4326" style:family="text">
      <style:text-properties officeooo:rsid="1a7eb5fa"/>
    </style:style>
    <style:style style:name="T4327" style:family="text">
      <style:text-properties officeooo:rsid="1a806a10"/>
    </style:style>
    <style:style style:name="T4328" style:family="text">
      <style:text-properties officeooo:rsid="1a810e93"/>
    </style:style>
    <style:style style:name="T4329" style:family="text">
      <style:text-properties officeooo:rsid="1a825452"/>
    </style:style>
    <style:style style:name="T4330" style:family="text">
      <style:text-properties officeooo:rsid="1a84f438"/>
    </style:style>
    <style:style style:name="T4331" style:family="text">
      <style:text-properties officeooo:rsid="1a858f7b"/>
    </style:style>
    <style:style style:name="T4332" style:family="text">
      <style:text-properties officeooo:rsid="1a869a67"/>
    </style:style>
    <style:style style:name="T4333" style:family="text">
      <style:text-properties officeooo:rsid="1a874374"/>
    </style:style>
    <style:style style:name="T4334" style:family="text">
      <style:text-properties officeooo:rsid="1a8a0c61"/>
    </style:style>
    <style:style style:name="T4335" style:family="text">
      <style:text-properties officeooo:rsid="1a8b06f5"/>
    </style:style>
    <style:style style:name="T4336" style:family="text">
      <style:text-properties officeooo:rsid="1a8e6ef7"/>
    </style:style>
    <style:style style:name="T4337" style:family="text">
      <style:text-properties officeooo:rsid="1a8ee4e5"/>
    </style:style>
    <style:style style:name="T4338" style:family="text">
      <style:text-properties officeooo:rsid="1a8f0c02"/>
    </style:style>
    <style:style style:name="T4339" style:family="text">
      <style:text-properties officeooo:rsid="1a90eb27"/>
    </style:style>
    <style:style style:name="T4340" style:family="text">
      <style:text-properties officeooo:rsid="1a922f02"/>
    </style:style>
    <style:style style:name="T4341" style:family="text">
      <style:text-properties officeooo:rsid="1a9245f2"/>
    </style:style>
    <style:style style:name="T4342" style:family="text">
      <style:text-properties officeooo:rsid="1a933e24"/>
    </style:style>
    <style:style style:name="T4343" style:family="text">
      <style:text-properties officeooo:rsid="1a9574c9"/>
    </style:style>
    <style:style style:name="T4344" style:family="text">
      <style:text-properties officeooo:rsid="1a95c459"/>
    </style:style>
    <style:style style:name="T4345" style:family="text">
      <style:text-properties officeooo:rsid="1a97b446"/>
    </style:style>
    <style:style style:name="T4346" style:family="text">
      <style:text-properties officeooo:rsid="1a97cead"/>
    </style:style>
    <style:style style:name="T4347" style:family="text">
      <style:text-properties officeooo:rsid="1a99b821"/>
    </style:style>
    <style:style style:name="T4348" style:family="text">
      <style:text-properties officeooo:rsid="1aa06dfa"/>
    </style:style>
    <style:style style:name="T4349" style:family="text">
      <style:text-properties officeooo:rsid="1aa13c44"/>
    </style:style>
    <style:style style:name="T4350" style:family="text">
      <style:text-properties officeooo:rsid="1aa1b8ae"/>
    </style:style>
    <style:style style:name="T4351" style:family="text">
      <style:text-properties officeooo:rsid="1aa21ece"/>
    </style:style>
    <style:style style:name="T4352" style:family="text">
      <style:text-properties officeooo:rsid="1aa4088c"/>
    </style:style>
    <style:style style:name="T4353" style:family="text">
      <style:text-properties officeooo:rsid="1aa411b2"/>
    </style:style>
    <style:style style:name="T4354" style:family="text">
      <style:text-properties officeooo:rsid="1aa465a6"/>
    </style:style>
    <style:style style:name="T4355" style:family="text">
      <style:text-properties officeooo:rsid="1aa61495"/>
    </style:style>
    <style:style style:name="T4356" style:family="text">
      <style:text-properties officeooo:rsid="1aa94060"/>
    </style:style>
    <style:style style:name="T4357" style:family="text">
      <style:text-properties officeooo:rsid="1aa979a7"/>
    </style:style>
    <style:style style:name="T4358" style:family="text">
      <style:text-properties officeooo:rsid="1aaa4f94"/>
    </style:style>
    <style:style style:name="T4359" style:family="text">
      <style:text-properties officeooo:rsid="1aaceea5"/>
    </style:style>
    <style:style style:name="T4360" style:family="text">
      <style:text-properties officeooo:rsid="1aae71da"/>
    </style:style>
    <style:style style:name="T4361" style:family="text">
      <style:text-properties officeooo:rsid="1aaffd90"/>
    </style:style>
    <style:style style:name="T4362" style:family="text">
      <style:text-properties officeooo:rsid="1ab03f70"/>
    </style:style>
    <style:style style:name="T4363" style:family="text">
      <style:text-properties officeooo:rsid="1ab1102b"/>
    </style:style>
    <style:style style:name="T4364" style:family="text">
      <style:text-properties officeooo:rsid="1ab364dd"/>
    </style:style>
    <style:style style:name="T4365" style:family="text">
      <style:text-properties officeooo:rsid="1ab488c9"/>
    </style:style>
    <style:style style:name="T4366" style:family="text">
      <style:text-properties officeooo:rsid="1ab5e363"/>
    </style:style>
    <style:style style:name="T4367" style:family="text">
      <style:text-properties officeooo:rsid="1ab6a5c7"/>
    </style:style>
    <style:style style:name="T4368" style:family="text">
      <style:text-properties officeooo:rsid="1ab71234"/>
    </style:style>
    <style:style style:name="T4369" style:family="text">
      <style:text-properties officeooo:rsid="1ab85ed5"/>
    </style:style>
    <style:style style:name="T4370" style:family="text">
      <style:text-properties officeooo:rsid="1ab88e16"/>
    </style:style>
    <style:style style:name="T4371" style:family="text">
      <style:text-properties officeooo:rsid="1ab932d3"/>
    </style:style>
    <style:style style:name="T4372" style:family="text">
      <style:text-properties officeooo:rsid="1aba6a1d"/>
    </style:style>
    <style:style style:name="T4373" style:family="text">
      <style:text-properties officeooo:rsid="1abbfd66"/>
    </style:style>
    <style:style style:name="T4374" style:family="text">
      <style:text-properties officeooo:rsid="1abd6534"/>
    </style:style>
    <style:style style:name="T4375" style:family="text">
      <style:text-properties officeooo:rsid="1abf4378"/>
    </style:style>
    <style:style style:name="T4376" style:family="text">
      <style:text-properties officeooo:rsid="1abf7c39"/>
    </style:style>
    <style:style style:name="T4377" style:family="text">
      <style:text-properties officeooo:rsid="1abfee6c"/>
    </style:style>
    <style:style style:name="T4378" style:family="text">
      <style:text-properties officeooo:rsid="1ac00ac0"/>
    </style:style>
    <style:style style:name="T4379" style:family="text">
      <style:text-properties officeooo:rsid="1ac0ae4c"/>
    </style:style>
    <style:style style:name="T4380" style:family="text">
      <style:text-properties officeooo:rsid="1ac1a9e6"/>
    </style:style>
    <style:style style:name="T4381" style:family="text">
      <style:text-properties officeooo:rsid="1ac2c1d0"/>
    </style:style>
    <style:style style:name="T4382" style:family="text">
      <style:text-properties officeooo:rsid="1ac2cb4d"/>
    </style:style>
    <style:style style:name="T4383" style:family="text">
      <style:text-properties officeooo:rsid="1ac38729"/>
    </style:style>
    <style:style style:name="T4384" style:family="text">
      <style:text-properties officeooo:rsid="1ac47a62"/>
    </style:style>
    <style:style style:name="T4385" style:family="text">
      <style:text-properties officeooo:rsid="1ac67973"/>
    </style:style>
    <style:style style:name="T4386" style:family="text">
      <style:text-properties officeooo:rsid="1ac85a16"/>
    </style:style>
    <style:style style:name="T4387" style:family="text">
      <style:text-properties officeooo:rsid="1ac9880a"/>
    </style:style>
    <style:style style:name="T4388" style:family="text">
      <style:text-properties officeooo:rsid="1acb85a5"/>
    </style:style>
    <style:style style:name="T4389" style:family="text">
      <style:text-properties officeooo:rsid="1acc598b"/>
    </style:style>
    <style:style style:name="T4390" style:family="text">
      <style:text-properties officeooo:rsid="1ace00c7"/>
    </style:style>
    <style:style style:name="T4391" style:family="text">
      <style:text-properties officeooo:rsid="1acfd94c"/>
    </style:style>
    <style:style style:name="T4392" style:family="text">
      <style:text-properties officeooo:rsid="1ad010be"/>
    </style:style>
    <style:style style:name="T4393" style:family="text">
      <style:text-properties officeooo:rsid="1ad194cf"/>
    </style:style>
    <style:style style:name="T4394" style:family="text">
      <style:text-properties officeooo:rsid="1ad34151"/>
    </style:style>
    <style:style style:name="T4395" style:family="text">
      <style:text-properties officeooo:rsid="1ad4b0ae"/>
    </style:style>
    <style:style style:name="T4396" style:family="text">
      <style:text-properties officeooo:rsid="1ad6642f"/>
    </style:style>
    <style:style style:name="T4397" style:family="text">
      <style:text-properties officeooo:rsid="1ad892a1"/>
    </style:style>
    <style:style style:name="T4398" style:family="text">
      <style:text-properties officeooo:rsid="1ada3200"/>
    </style:style>
    <style:style style:name="T4399" style:family="text">
      <style:text-properties officeooo:rsid="1adbee2e"/>
    </style:style>
    <style:style style:name="T4400" style:family="text">
      <style:text-properties officeooo:rsid="1add72ab"/>
    </style:style>
    <style:style style:name="T4401" style:family="text">
      <style:text-properties officeooo:rsid="1addfbbc"/>
    </style:style>
    <style:style style:name="T4402" style:family="text">
      <style:text-properties officeooo:rsid="1ade44bb"/>
    </style:style>
    <style:style style:name="T4403" style:family="text">
      <style:text-properties officeooo:rsid="1ade5527"/>
    </style:style>
    <style:style style:name="T4404" style:family="text">
      <style:text-properties officeooo:rsid="1adefd1d"/>
    </style:style>
    <style:style style:name="T4405" style:family="text">
      <style:text-properties officeooo:rsid="1adf352a"/>
    </style:style>
    <style:style style:name="T4406" style:family="text">
      <style:text-properties officeooo:rsid="1ae07f82"/>
    </style:style>
    <style:style style:name="T4407" style:family="text">
      <style:text-properties officeooo:rsid="1ae16155"/>
    </style:style>
    <style:style style:name="T4408" style:family="text">
      <style:text-properties officeooo:rsid="1ae9a0b2"/>
    </style:style>
    <style:style style:name="T4409" style:family="text">
      <style:text-properties officeooo:rsid="1aeb244f"/>
    </style:style>
    <style:style style:name="T4410" style:family="text">
      <style:text-properties officeooo:rsid="1aebdc68"/>
    </style:style>
    <style:style style:name="T4411" style:family="text">
      <style:text-properties officeooo:rsid="1aedc54d"/>
    </style:style>
    <style:style style:name="T4412" style:family="text">
      <style:text-properties officeooo:rsid="1aee7d23"/>
    </style:style>
    <style:style style:name="T4413" style:family="text">
      <style:text-properties officeooo:rsid="1aefe0df"/>
    </style:style>
    <style:style style:name="T4414" style:family="text">
      <style:text-properties officeooo:rsid="1af0681e"/>
    </style:style>
    <style:style style:name="T4415" style:family="text">
      <style:text-properties officeooo:rsid="1af352ca"/>
    </style:style>
    <style:style style:name="T4416" style:family="text">
      <style:text-properties officeooo:rsid="1af36230"/>
    </style:style>
    <style:style style:name="T4417" style:family="text">
      <style:text-properties officeooo:rsid="1af42ad6"/>
    </style:style>
    <style:style style:name="T4418" style:family="text">
      <style:text-properties officeooo:rsid="1af5c20c"/>
    </style:style>
    <style:style style:name="T4419" style:family="text">
      <style:text-properties officeooo:rsid="1af5de15"/>
    </style:style>
    <style:style style:name="T4420" style:family="text">
      <style:text-properties officeooo:rsid="1af84ffb"/>
    </style:style>
    <style:style style:name="T4421" style:family="text">
      <style:text-properties officeooo:rsid="1af9b08f"/>
    </style:style>
    <style:style style:name="T4422" style:family="text">
      <style:text-properties officeooo:rsid="1af9f12b"/>
    </style:style>
    <style:style style:name="T4423" style:family="text">
      <style:text-properties officeooo:rsid="1afa9fe1"/>
    </style:style>
    <style:style style:name="T4424" style:family="text">
      <style:text-properties officeooo:rsid="1afcd77c"/>
    </style:style>
    <style:style style:name="T4425" style:family="text">
      <style:text-properties officeooo:rsid="1afd25f9"/>
    </style:style>
    <style:style style:name="T4426" style:family="text">
      <style:text-properties officeooo:rsid="1afe7a2f"/>
    </style:style>
    <style:style style:name="T4427" style:family="text">
      <style:text-properties officeooo:rsid="1b010282"/>
    </style:style>
    <style:style style:name="T4428" style:family="text">
      <style:text-properties officeooo:rsid="1b02e9f8"/>
    </style:style>
    <style:style style:name="T4429" style:family="text">
      <style:text-properties officeooo:rsid="1b038057"/>
    </style:style>
    <style:style style:name="T4430" style:family="text">
      <style:text-properties officeooo:rsid="1b04e8da"/>
    </style:style>
    <style:style style:name="T4431" style:family="text">
      <style:text-properties officeooo:rsid="1b0535df"/>
    </style:style>
    <style:style style:name="T4432" style:family="text">
      <style:text-properties officeooo:rsid="1b05592d"/>
    </style:style>
    <style:style style:name="T4433" style:family="text">
      <style:text-properties officeooo:rsid="1b0645cc"/>
    </style:style>
    <style:style style:name="T4434" style:family="text">
      <style:text-properties officeooo:rsid="1b078e6d"/>
    </style:style>
    <style:style style:name="T4435" style:family="text">
      <style:text-properties officeooo:rsid="1b08c775"/>
    </style:style>
    <style:style style:name="T4436" style:family="text">
      <style:text-properties officeooo:rsid="1b08d29c"/>
    </style:style>
    <style:style style:name="T4437" style:family="text">
      <style:text-properties officeooo:rsid="1b08d9d0"/>
    </style:style>
    <style:style style:name="T4438" style:family="text">
      <style:text-properties officeooo:rsid="1b0969bf"/>
    </style:style>
    <style:style style:name="T4439" style:family="text">
      <style:text-properties officeooo:rsid="1b0b0603"/>
    </style:style>
    <style:style style:name="T4440" style:family="text">
      <style:text-properties officeooo:rsid="1b0b35bc"/>
    </style:style>
    <style:style style:name="T4441" style:family="text">
      <style:text-properties officeooo:rsid="1b0cddec"/>
    </style:style>
    <style:style style:name="T4442" style:family="text">
      <style:text-properties officeooo:rsid="1b0e3081"/>
    </style:style>
    <style:style style:name="T4443" style:family="text">
      <style:text-properties officeooo:rsid="1b0eea1c"/>
    </style:style>
    <style:style style:name="T4444" style:family="text">
      <style:text-properties officeooo:rsid="1b102d1b"/>
    </style:style>
    <style:style style:name="T4445" style:family="text">
      <style:text-properties officeooo:rsid="1b110968"/>
    </style:style>
    <style:style style:name="T4446" style:family="text">
      <style:text-properties officeooo:rsid="1b11b629"/>
    </style:style>
    <style:style style:name="T4447" style:family="text">
      <style:text-properties officeooo:rsid="1b12dcf4"/>
    </style:style>
    <style:style style:name="T4448" style:family="text">
      <style:text-properties officeooo:rsid="1b146b66"/>
    </style:style>
    <style:style style:name="T4449" style:family="text">
      <style:text-properties officeooo:rsid="1b166340"/>
    </style:style>
    <style:style style:name="T4450" style:family="text">
      <style:text-properties officeooo:rsid="1b1985ad"/>
    </style:style>
    <style:style style:name="T4451" style:family="text">
      <style:text-properties officeooo:rsid="1b1b34ff"/>
    </style:style>
    <style:style style:name="T4452" style:family="text">
      <style:text-properties officeooo:rsid="1b1be366"/>
    </style:style>
    <style:style style:name="T4453" style:family="text">
      <style:text-properties officeooo:rsid="1b1db9e6"/>
    </style:style>
    <style:style style:name="T4454" style:family="text">
      <style:text-properties officeooo:rsid="1b1efaf1"/>
    </style:style>
    <style:style style:name="T4455" style:family="text">
      <style:text-properties officeooo:rsid="1b20895e"/>
    </style:style>
    <style:style style:name="T4456" style:family="text">
      <style:text-properties officeooo:rsid="1b222407"/>
    </style:style>
    <style:style style:name="T4457" style:family="text">
      <style:text-properties officeooo:rsid="1b233bfb"/>
    </style:style>
    <style:style style:name="T4458" style:family="text">
      <style:text-properties officeooo:rsid="1b24cc9d"/>
    </style:style>
    <style:style style:name="T4459" style:family="text">
      <style:text-properties officeooo:rsid="1b25e1e1"/>
    </style:style>
    <style:style style:name="T4460" style:family="text">
      <style:text-properties officeooo:rsid="1b26da8f"/>
    </style:style>
    <style:style style:name="T4461" style:family="text">
      <style:text-properties officeooo:rsid="1b28138a"/>
    </style:style>
    <style:style style:name="T4462" style:family="text">
      <style:text-properties officeooo:rsid="1b294af0"/>
    </style:style>
    <style:style style:name="T4463" style:family="text">
      <style:text-properties officeooo:rsid="1b2affad"/>
    </style:style>
    <style:style style:name="T4464" style:family="text">
      <style:text-properties officeooo:rsid="1b2d533b"/>
    </style:style>
    <style:style style:name="T4465" style:family="text">
      <style:text-properties officeooo:rsid="1b2d9575"/>
    </style:style>
    <style:style style:name="T4466" style:family="text">
      <style:text-properties officeooo:rsid="1b2f84b5"/>
    </style:style>
    <style:style style:name="T4467" style:family="text">
      <style:text-properties officeooo:rsid="1b30148b"/>
    </style:style>
    <style:style style:name="T4468" style:family="text">
      <style:text-properties officeooo:rsid="1b321832"/>
    </style:style>
    <style:style style:name="T4469" style:family="text">
      <style:text-properties officeooo:rsid="1b33f4c9"/>
    </style:style>
    <style:style style:name="T4470" style:family="text">
      <style:text-properties officeooo:rsid="1b343f3e"/>
    </style:style>
    <style:style style:name="T4471" style:family="text">
      <style:text-properties officeooo:rsid="1b3579fd"/>
    </style:style>
    <style:style style:name="T4472" style:family="text">
      <style:text-properties officeooo:rsid="1b36cc55"/>
    </style:style>
    <style:style style:name="T4473" style:family="text">
      <style:text-properties officeooo:rsid="1b380d9d"/>
    </style:style>
    <style:style style:name="T4474" style:family="text">
      <style:text-properties officeooo:rsid="1b38dab8"/>
    </style:style>
    <style:style style:name="T4475" style:family="text">
      <style:text-properties officeooo:rsid="1b39f368"/>
    </style:style>
    <style:style style:name="T4476" style:family="text">
      <style:text-properties officeooo:rsid="1b3aba90"/>
    </style:style>
    <style:style style:name="T4477" style:family="text">
      <style:text-properties officeooo:rsid="1b3c242e"/>
    </style:style>
    <style:style style:name="T4478" style:family="text">
      <style:text-properties officeooo:rsid="1b3debfd"/>
    </style:style>
    <style:style style:name="T4479" style:family="text">
      <style:text-properties officeooo:rsid="1b3f6fcb"/>
    </style:style>
    <style:style style:name="T4480" style:family="text">
      <style:text-properties officeooo:rsid="1b40a5fa"/>
    </style:style>
    <style:style style:name="T4481" style:family="text">
      <style:text-properties officeooo:rsid="1b417b62"/>
    </style:style>
    <style:style style:name="T4482" style:family="text">
      <style:text-properties officeooo:rsid="1b41f6fd"/>
    </style:style>
    <style:style style:name="T4483" style:family="text">
      <style:text-properties officeooo:rsid="1b42dc07"/>
    </style:style>
    <style:style style:name="T4484" style:family="text">
      <style:text-properties officeooo:rsid="1b44a885"/>
    </style:style>
    <style:style style:name="T4485" style:family="text">
      <style:text-properties officeooo:rsid="1b460a8f"/>
    </style:style>
    <style:style style:name="T4486" style:family="text">
      <style:text-properties officeooo:rsid="1b47358f"/>
    </style:style>
    <style:style style:name="T4487" style:family="text">
      <style:text-properties officeooo:rsid="1b47cc03"/>
    </style:style>
    <style:style style:name="T4488" style:family="text">
      <style:text-properties officeooo:rsid="1b480a1b"/>
    </style:style>
    <style:style style:name="T4489" style:family="text">
      <style:text-properties officeooo:rsid="1b4b1f4b"/>
    </style:style>
    <style:style style:name="T4490" style:family="text">
      <style:text-properties officeooo:rsid="1b4b61e0"/>
    </style:style>
    <style:style style:name="T4491" style:family="text">
      <style:text-properties officeooo:rsid="1b4cb41a"/>
    </style:style>
    <style:style style:name="T4492" style:family="text">
      <style:text-properties officeooo:rsid="1b4e0f1a"/>
    </style:style>
    <style:style style:name="T4493" style:family="text">
      <style:text-properties officeooo:rsid="1b4e8fa6"/>
    </style:style>
    <style:style style:name="T4494" style:family="text">
      <style:text-properties officeooo:rsid="1b4f87be"/>
    </style:style>
    <style:style style:name="T4495" style:family="text">
      <style:text-properties officeooo:rsid="1b51eb55"/>
    </style:style>
    <style:style style:name="T4496" style:family="text">
      <style:text-properties officeooo:rsid="1b5222fe"/>
    </style:style>
    <style:style style:name="T4497" style:family="text">
      <style:text-properties officeooo:rsid="1b532d8a"/>
    </style:style>
    <style:style style:name="T4498" style:family="text">
      <style:text-properties officeooo:rsid="1b541b9f"/>
    </style:style>
    <style:style style:name="T4499" style:family="text">
      <style:text-properties officeooo:rsid="1b578da6"/>
    </style:style>
    <style:style style:name="T4500" style:family="text">
      <style:text-properties officeooo:rsid="1b57b11b"/>
    </style:style>
    <style:style style:name="T4501" style:family="text">
      <style:text-properties officeooo:rsid="1b58b14c"/>
    </style:style>
    <style:style style:name="T4502" style:family="text">
      <style:text-properties officeooo:rsid="1b59c6da"/>
    </style:style>
    <style:style style:name="T4503" style:family="text">
      <style:text-properties officeooo:rsid="1b5a8443"/>
    </style:style>
    <style:style style:name="T4504" style:family="text">
      <style:text-properties officeooo:rsid="1b5c3130"/>
    </style:style>
    <style:style style:name="T4505" style:family="text">
      <style:text-properties officeooo:rsid="1b5d3043"/>
    </style:style>
    <style:style style:name="T4506" style:family="text">
      <style:text-properties officeooo:rsid="1b5d3b87"/>
    </style:style>
    <style:style style:name="T4507" style:family="text">
      <style:text-properties officeooo:rsid="1b5f381a"/>
    </style:style>
    <style:style style:name="T4508" style:family="text">
      <style:text-properties officeooo:rsid="1b600af1"/>
    </style:style>
    <style:style style:name="T4509" style:family="text">
      <style:text-properties officeooo:rsid="1b6114b2"/>
    </style:style>
    <style:style style:name="T4510" style:family="text">
      <style:text-properties officeooo:rsid="1b62c745"/>
    </style:style>
    <style:style style:name="T4511" style:family="text">
      <style:text-properties officeooo:rsid="1b6404e0"/>
    </style:style>
    <style:style style:name="T4512" style:family="text">
      <style:text-properties officeooo:rsid="1b664640"/>
    </style:style>
    <style:style style:name="T4513" style:family="text">
      <style:text-properties officeooo:rsid="1b678daa"/>
    </style:style>
    <style:style style:name="T4514" style:family="text">
      <style:text-properties officeooo:rsid="1b683841"/>
    </style:style>
    <style:style style:name="T4515" style:family="text">
      <style:text-properties officeooo:rsid="1b69b936"/>
    </style:style>
    <style:style style:name="T4516" style:family="text">
      <style:text-properties officeooo:rsid="1b6c3905"/>
    </style:style>
    <style:style style:name="T4517" style:family="text">
      <style:text-properties officeooo:rsid="1b6d94d7"/>
    </style:style>
    <style:style style:name="T4518" style:family="text">
      <style:text-properties officeooo:rsid="1b6e1aaf"/>
    </style:style>
    <style:style style:name="T4519" style:family="text">
      <style:text-properties officeooo:rsid="1b6f930f"/>
    </style:style>
    <style:style style:name="T4520" style:family="text">
      <style:text-properties officeooo:rsid="1b6fa1cb"/>
    </style:style>
    <style:style style:name="T4521" style:family="text">
      <style:text-properties officeooo:rsid="1b70fcc1"/>
    </style:style>
    <style:style style:name="T4522" style:family="text">
      <style:text-properties officeooo:rsid="1b725509"/>
    </style:style>
    <style:style style:name="T4523" style:family="text">
      <style:text-properties officeooo:rsid="1b73d3a5"/>
    </style:style>
    <style:style style:name="T4524" style:family="text">
      <style:text-properties officeooo:rsid="1b73ed70"/>
    </style:style>
    <style:style style:name="T4525" style:family="text">
      <style:text-properties officeooo:rsid="1b756c7b"/>
    </style:style>
    <style:style style:name="T4526" style:family="text">
      <style:text-properties officeooo:rsid="1b7718ff"/>
    </style:style>
    <style:style style:name="T4527" style:family="text">
      <style:text-properties officeooo:rsid="1b79fdb3"/>
    </style:style>
    <style:style style:name="T4528" style:family="text">
      <style:text-properties officeooo:rsid="1b7bf2a8"/>
    </style:style>
    <style:style style:name="T4529" style:family="text">
      <style:text-properties officeooo:rsid="1b7cfec3"/>
    </style:style>
    <style:style style:name="T4530" style:family="text">
      <style:text-properties officeooo:rsid="1b7e0f44"/>
    </style:style>
    <style:style style:name="T4531" style:family="text">
      <style:text-properties officeooo:rsid="1b7e79b3"/>
    </style:style>
    <style:style style:name="T4532" style:family="text">
      <style:text-properties officeooo:rsid="1b7f1e7c"/>
    </style:style>
    <style:style style:name="T4533" style:family="text">
      <style:text-properties officeooo:rsid="1b802b01"/>
    </style:style>
    <style:style style:name="T4534" style:family="text">
      <style:text-properties officeooo:rsid="1b8219b7"/>
    </style:style>
    <style:style style:name="T4535" style:family="text">
      <style:text-properties officeooo:rsid="1b83a62f"/>
    </style:style>
    <style:style style:name="T4536" style:family="text">
      <style:text-properties officeooo:rsid="1b83ffb1"/>
    </style:style>
    <style:style style:name="T4537" style:family="text">
      <style:text-properties officeooo:rsid="1b850eae"/>
    </style:style>
    <style:style style:name="T4538" style:family="text">
      <style:text-properties officeooo:rsid="1b86d167"/>
    </style:style>
    <style:style style:name="T4539" style:family="text">
      <style:text-properties officeooo:rsid="1b871e74"/>
    </style:style>
    <style:style style:name="T4540" style:family="text">
      <style:text-properties officeooo:rsid="1b87c20d"/>
    </style:style>
    <style:style style:name="T4541" style:family="text">
      <style:text-properties officeooo:rsid="1b89042d"/>
    </style:style>
    <style:style style:name="T4542" style:family="text">
      <style:text-properties officeooo:rsid="1b8add31"/>
    </style:style>
    <style:style style:name="T4543" style:family="text">
      <style:text-properties officeooo:rsid="1b8b1bf0"/>
    </style:style>
    <style:style style:name="T4544" style:family="text">
      <style:text-properties officeooo:rsid="1b8beff4"/>
    </style:style>
    <style:style style:name="T4545" style:family="text">
      <style:text-properties officeooo:rsid="1b8d400f"/>
    </style:style>
    <style:style style:name="T4546" style:family="text">
      <style:text-properties officeooo:rsid="1b8f322f"/>
    </style:style>
    <style:style style:name="T4547" style:family="text">
      <style:text-properties officeooo:rsid="1b91af54"/>
    </style:style>
    <style:style style:name="T4548" style:family="text">
      <style:text-properties officeooo:rsid="1b94838e"/>
    </style:style>
    <style:style style:name="T4549" style:family="text">
      <style:text-properties officeooo:rsid="1b973494"/>
    </style:style>
    <style:style style:name="T4550" style:family="text">
      <style:text-properties officeooo:rsid="1b9826ff"/>
    </style:style>
    <style:style style:name="T4551" style:family="text">
      <style:text-properties officeooo:rsid="1b998549"/>
    </style:style>
    <style:style style:name="T4552" style:family="text">
      <style:text-properties officeooo:rsid="1b9b3978"/>
    </style:style>
    <style:style style:name="T4553" style:family="text">
      <style:text-properties officeooo:rsid="1b9b55ff"/>
    </style:style>
    <style:style style:name="T4554" style:family="text">
      <style:text-properties officeooo:rsid="1b9c9964"/>
    </style:style>
    <style:style style:name="T4555" style:family="text">
      <style:text-properties officeooo:rsid="1b9e5ea0"/>
    </style:style>
    <style:style style:name="T4556" style:family="text">
      <style:text-properties officeooo:rsid="1b9f99a5"/>
    </style:style>
    <style:style style:name="T4557" style:family="text">
      <style:text-properties officeooo:rsid="1ba137d5"/>
    </style:style>
    <style:style style:name="T4558" style:family="text">
      <style:text-properties officeooo:rsid="1ba1e288"/>
    </style:style>
    <style:style style:name="T4559" style:family="text">
      <style:text-properties officeooo:rsid="1ba5e061"/>
    </style:style>
    <style:style style:name="T4560" style:family="text">
      <style:text-properties officeooo:rsid="1ba8baf0"/>
    </style:style>
    <style:style style:name="T4561" style:family="text">
      <style:text-properties officeooo:rsid="1ba9e5f6"/>
    </style:style>
    <style:style style:name="T4562" style:family="text">
      <style:text-properties officeooo:rsid="1bad8110"/>
    </style:style>
    <style:style style:name="T4563" style:family="text">
      <style:text-properties officeooo:rsid="1baee47a"/>
    </style:style>
    <style:style style:name="T4564" style:family="text">
      <style:text-properties officeooo:rsid="1bb08296"/>
    </style:style>
    <style:style style:name="T4565" style:family="text">
      <style:text-properties officeooo:rsid="1bb41936"/>
    </style:style>
    <style:style style:name="T4566" style:family="text">
      <style:text-properties officeooo:rsid="1bb530fc"/>
    </style:style>
    <style:style style:name="T4567" style:family="text">
      <style:text-properties officeooo:rsid="1bb7b46f"/>
    </style:style>
    <style:style style:name="T4568" style:family="text">
      <style:text-properties officeooo:rsid="1bbad4dd"/>
    </style:style>
    <style:style style:name="T4569" style:family="text">
      <style:text-properties officeooo:rsid="1bbe7ee1"/>
    </style:style>
    <style:style style:name="T4570" style:family="text">
      <style:text-properties officeooo:rsid="1bbefc06"/>
    </style:style>
    <style:style style:name="T4571" style:family="text">
      <style:text-properties officeooo:rsid="1bc1d793"/>
    </style:style>
    <style:style style:name="T4572" style:family="text">
      <style:text-properties officeooo:rsid="1bc2ac78"/>
    </style:style>
    <style:style style:name="T4573" style:family="text">
      <style:text-properties officeooo:rsid="1bd15cff"/>
    </style:style>
    <style:style style:name="T4574" style:family="text">
      <style:text-properties officeooo:rsid="1bd35c82"/>
    </style:style>
    <style:style style:name="T4575" style:family="text">
      <style:text-properties officeooo:rsid="1bd877b6"/>
    </style:style>
    <style:style style:name="T4576" style:family="text">
      <style:text-properties officeooo:rsid="1bdca224"/>
    </style:style>
    <style:style style:name="T4577" style:family="text">
      <style:text-properties officeooo:rsid="1bdf42fd"/>
    </style:style>
    <style:style style:name="T4578" style:family="text">
      <style:text-properties officeooo:rsid="1be1102e"/>
    </style:style>
    <style:style style:name="T4579" style:family="text">
      <style:text-properties officeooo:rsid="1be5d3d6"/>
    </style:style>
    <style:style style:name="T4580" style:family="text">
      <style:text-properties officeooo:rsid="1be64950"/>
    </style:style>
    <style:style style:name="T4581" style:family="text">
      <style:text-properties officeooo:rsid="1be9e399"/>
    </style:style>
    <style:style style:name="T4582" style:family="text">
      <style:text-properties officeooo:rsid="1beb1d06"/>
    </style:style>
    <style:style style:name="T4583" style:family="text">
      <style:text-properties officeooo:rsid="1beb485b"/>
    </style:style>
    <style:style style:name="T4584" style:family="text">
      <style:text-properties officeooo:rsid="1bebdb28"/>
    </style:style>
    <style:style style:name="T4585" style:family="text">
      <style:text-properties officeooo:rsid="1bed1b6c"/>
    </style:style>
    <style:style style:name="T4586" style:family="text">
      <style:text-properties officeooo:rsid="1bedb204"/>
    </style:style>
    <style:style style:name="T4587" style:family="text">
      <style:text-properties officeooo:rsid="1bedf3b9"/>
    </style:style>
    <style:style style:name="T4588" style:family="text">
      <style:text-properties officeooo:rsid="1bf117c6"/>
    </style:style>
    <style:style style:name="T4589" style:family="text">
      <style:text-properties officeooo:rsid="1bf2704e"/>
    </style:style>
    <style:style style:name="T4590" style:family="text">
      <style:text-properties officeooo:rsid="1bf2d41c"/>
    </style:style>
    <style:style style:name="T4591" style:family="text">
      <style:text-properties officeooo:rsid="1bf4a21f"/>
    </style:style>
    <style:style style:name="T4592" style:family="text">
      <style:text-properties officeooo:rsid="1bf5a116"/>
    </style:style>
    <style:style style:name="T4593" style:family="text">
      <style:text-properties officeooo:rsid="1bf66fe3"/>
    </style:style>
    <style:style style:name="T4594" style:family="text">
      <style:text-properties officeooo:rsid="1bf69fb4"/>
    </style:style>
    <style:style style:name="T4595" style:family="text">
      <style:text-properties officeooo:rsid="1bf89a8c"/>
    </style:style>
    <style:style style:name="T4596" style:family="text">
      <style:text-properties officeooo:rsid="1bf957b3"/>
    </style:style>
    <style:style style:name="T4597" style:family="text">
      <style:text-properties officeooo:rsid="1bf995dc"/>
    </style:style>
    <style:style style:name="T4598" style:family="text">
      <style:text-properties officeooo:rsid="1bfa1ce0"/>
    </style:style>
    <style:style style:name="T4599" style:family="text">
      <style:text-properties officeooo:rsid="1bfbe85a"/>
    </style:style>
    <style:style style:name="T4600" style:family="text">
      <style:text-properties officeooo:rsid="1bfc637f"/>
    </style:style>
    <style:style style:name="T4601" style:family="text">
      <style:text-properties officeooo:rsid="1bfe3d01"/>
    </style:style>
    <style:style style:name="T4602" style:family="text">
      <style:text-properties officeooo:rsid="1bfed4d5"/>
    </style:style>
    <style:style style:name="T4603" style:family="text">
      <style:text-properties officeooo:rsid="1c03545c"/>
    </style:style>
    <style:style style:name="T4604" style:family="text">
      <style:text-properties officeooo:rsid="1c048ee2"/>
    </style:style>
    <style:style style:name="T4605" style:family="text">
      <style:text-properties officeooo:rsid="1c0673e3"/>
    </style:style>
    <style:style style:name="T4606" style:family="text">
      <style:text-properties officeooo:rsid="1c072b96"/>
    </style:style>
    <style:style style:name="T4607" style:family="text">
      <style:text-properties officeooo:rsid="1c08c453"/>
    </style:style>
    <style:style style:name="T4608" style:family="text">
      <style:text-properties officeooo:rsid="1c0a81bc"/>
    </style:style>
    <style:style style:name="T4609" style:family="text">
      <style:text-properties officeooo:rsid="1c0b2c3c"/>
    </style:style>
    <style:style style:name="T4610" style:family="text">
      <style:text-properties officeooo:rsid="1c0cfdde"/>
    </style:style>
    <style:style style:name="T4611" style:family="text">
      <style:text-properties officeooo:rsid="1c0e5bd8"/>
    </style:style>
    <style:style style:name="T4612" style:family="text">
      <style:text-properties officeooo:rsid="1c0f5513"/>
    </style:style>
    <style:style style:name="T4613" style:family="text">
      <style:text-properties officeooo:rsid="1c111110"/>
    </style:style>
    <style:style style:name="T4614" style:family="text">
      <style:text-properties officeooo:rsid="1c11c05a"/>
    </style:style>
    <style:style style:name="T4615" style:family="text">
      <style:text-properties officeooo:rsid="1c1233b4"/>
    </style:style>
    <style:style style:name="T4616" style:family="text">
      <style:text-properties officeooo:rsid="1c137c5c"/>
    </style:style>
    <style:style style:name="T4617" style:family="text">
      <style:text-properties officeooo:rsid="1c143c09"/>
    </style:style>
    <style:style style:name="T4618" style:family="text">
      <style:text-properties officeooo:rsid="1c147e76"/>
    </style:style>
    <style:style style:name="T4619" style:family="text">
      <style:text-properties officeooo:rsid="1c1623a9"/>
    </style:style>
    <style:style style:name="T4620" style:family="text">
      <style:text-properties officeooo:rsid="1c17eae7"/>
    </style:style>
    <style:style style:name="T4621" style:family="text">
      <style:text-properties officeooo:rsid="1c183dee"/>
    </style:style>
    <style:style style:name="T4622" style:family="text">
      <style:text-properties officeooo:rsid="1c187deb"/>
    </style:style>
    <style:style style:name="T4623" style:family="text">
      <style:text-properties officeooo:rsid="1c1984ed"/>
    </style:style>
    <style:style style:name="T4624" style:family="text">
      <style:text-properties officeooo:rsid="1c19b94d"/>
    </style:style>
    <style:style style:name="T4625" style:family="text">
      <style:text-properties officeooo:rsid="1c1abe3b"/>
    </style:style>
    <style:style style:name="T4626" style:family="text">
      <style:text-properties officeooo:rsid="1c1c0547"/>
    </style:style>
    <style:style style:name="T4627" style:family="text">
      <style:text-properties officeooo:rsid="1c1e0541"/>
    </style:style>
    <style:style style:name="T4628" style:family="text">
      <style:text-properties officeooo:rsid="1c1fbce7"/>
    </style:style>
    <style:style style:name="T4629" style:family="text">
      <style:text-properties officeooo:rsid="1c213671"/>
    </style:style>
    <style:style style:name="T4630" style:family="text">
      <style:text-properties officeooo:rsid="1c2309ea"/>
    </style:style>
    <style:style style:name="T4631" style:family="text">
      <style:text-properties officeooo:rsid="1c249a14"/>
    </style:style>
    <style:style style:name="T4632" style:family="text">
      <style:text-properties officeooo:rsid="1c252401"/>
    </style:style>
    <style:style style:name="T4633" style:family="text">
      <style:text-properties officeooo:rsid="1c26090c"/>
    </style:style>
    <style:style style:name="T4634" style:family="text">
      <style:text-properties officeooo:rsid="1c27ffc5"/>
    </style:style>
    <style:style style:name="T4635" style:family="text">
      <style:text-properties officeooo:rsid="1c28a5c5"/>
    </style:style>
    <style:style style:name="T4636" style:family="text">
      <style:text-properties officeooo:rsid="1c2a7797"/>
    </style:style>
    <style:style style:name="T4637" style:family="text">
      <style:text-properties officeooo:rsid="1c2b466c"/>
    </style:style>
    <style:style style:name="T4638" style:family="text">
      <style:text-properties officeooo:rsid="1c2bb740"/>
    </style:style>
    <style:style style:name="T4639" style:family="text">
      <style:text-properties officeooo:rsid="1c2c7980"/>
    </style:style>
    <style:style style:name="T4640" style:family="text">
      <style:text-properties officeooo:rsid="1c2ca2c6"/>
    </style:style>
    <style:style style:name="T4641" style:family="text">
      <style:text-properties officeooo:rsid="1c2d2a5f"/>
    </style:style>
    <style:style style:name="T4642" style:family="text">
      <style:text-properties officeooo:rsid="1c31c842"/>
    </style:style>
    <style:style style:name="T4643" style:family="text">
      <style:text-properties officeooo:rsid="1c32e7b0"/>
    </style:style>
    <style:style style:name="T4644" style:family="text">
      <style:text-properties officeooo:rsid="1c34b5f3"/>
    </style:style>
    <style:style style:name="T4645" style:family="text">
      <style:text-properties officeooo:rsid="1c34bbeb"/>
    </style:style>
    <style:style style:name="T4646" style:family="text">
      <style:text-properties officeooo:rsid="1c36abf8"/>
    </style:style>
    <style:style style:name="T4647" style:family="text">
      <style:text-properties officeooo:rsid="1c37c04b"/>
    </style:style>
    <style:style style:name="T4648" style:family="text">
      <style:text-properties officeooo:rsid="1c391cb9"/>
    </style:style>
    <style:style style:name="T4649" style:family="text">
      <style:text-properties officeooo:rsid="1c39eaae"/>
    </style:style>
    <style:style style:name="T4650" style:family="text">
      <style:text-properties officeooo:rsid="1c3db6f4"/>
    </style:style>
    <style:style style:name="T4651" style:family="text">
      <style:text-properties officeooo:rsid="1c3f22eb"/>
    </style:style>
    <style:style style:name="T4652" style:family="text">
      <style:text-properties officeooo:rsid="1c402d4a"/>
    </style:style>
    <style:style style:name="T4653" style:family="text">
      <style:text-properties officeooo:rsid="1c423329"/>
    </style:style>
    <style:style style:name="T4654" style:family="text">
      <style:text-properties officeooo:rsid="1c42e539"/>
    </style:style>
    <style:style style:name="T4655" style:family="text">
      <style:text-properties officeooo:rsid="1c430e11"/>
    </style:style>
    <style:style style:name="T4656" style:family="text">
      <style:text-properties officeooo:rsid="1c440655"/>
    </style:style>
    <style:style style:name="T4657" style:family="text">
      <style:text-properties officeooo:rsid="1c4441a7"/>
    </style:style>
    <style:style style:name="T4658" style:family="text">
      <style:text-properties officeooo:rsid="1c45e744"/>
    </style:style>
    <style:style style:name="T4659" style:family="text">
      <style:text-properties officeooo:rsid="1c4793b3"/>
    </style:style>
    <style:style style:name="T4660" style:family="text">
      <style:text-properties officeooo:rsid="1c47ecca"/>
    </style:style>
    <style:style style:name="T4661" style:family="text">
      <style:text-properties officeooo:rsid="1c47efaf"/>
    </style:style>
    <style:style style:name="T4662" style:family="text">
      <style:text-properties officeooo:rsid="1c495ef8"/>
    </style:style>
    <style:style style:name="T4663" style:family="text">
      <style:text-properties officeooo:rsid="1c4b3eed"/>
    </style:style>
    <style:style style:name="T4664" style:family="text">
      <style:text-properties officeooo:rsid="1c4caa06"/>
    </style:style>
    <style:style style:name="T4665" style:family="text">
      <style:text-properties officeooo:rsid="1c4d475b"/>
    </style:style>
    <style:style style:name="T4666" style:family="text">
      <style:text-properties officeooo:rsid="1c4e997c"/>
    </style:style>
    <style:style style:name="T4667" style:family="text">
      <style:text-properties officeooo:rsid="1c4eca6a"/>
    </style:style>
    <style:style style:name="T4668" style:family="text">
      <style:text-properties officeooo:rsid="1c4fae57"/>
    </style:style>
    <style:style style:name="T4669" style:family="text">
      <style:text-properties officeooo:rsid="1c513113"/>
    </style:style>
    <style:style style:name="T4670" style:family="text">
      <style:text-properties officeooo:rsid="1c52c9c9"/>
    </style:style>
    <style:style style:name="T4671" style:family="text">
      <style:text-properties officeooo:rsid="1c55504c"/>
    </style:style>
    <style:style style:name="T4672" style:family="text">
      <style:text-properties officeooo:rsid="1c556c8a"/>
    </style:style>
    <style:style style:name="T4673" style:family="text">
      <style:text-properties officeooo:rsid="1c560ac5"/>
    </style:style>
    <style:style style:name="T4674" style:family="text">
      <style:text-properties officeooo:rsid="1c578c1b"/>
    </style:style>
    <style:style style:name="T4675" style:family="text">
      <style:text-properties officeooo:rsid="1c5960ef"/>
    </style:style>
    <style:style style:name="T4676" style:family="text">
      <style:text-properties officeooo:rsid="1c5aa8b0"/>
    </style:style>
    <style:style style:name="T4677" style:family="text">
      <style:text-properties officeooo:rsid="1c5b0e6d"/>
    </style:style>
    <style:style style:name="T4678" style:family="text">
      <style:text-properties officeooo:rsid="1c5c5764"/>
    </style:style>
    <style:style style:name="T4679" style:family="text">
      <style:text-properties officeooo:rsid="1c5c8339"/>
    </style:style>
    <style:style style:name="T4680" style:family="text">
      <style:text-properties officeooo:rsid="1c5ce37e"/>
    </style:style>
    <style:style style:name="T4681" style:family="text">
      <style:text-properties officeooo:rsid="1c5d1ffb"/>
    </style:style>
    <style:style style:name="T4682" style:family="text">
      <style:text-properties officeooo:rsid="1c5dd648"/>
    </style:style>
    <style:style style:name="T4683" style:family="text">
      <style:text-properties officeooo:rsid="1c5f88a6"/>
    </style:style>
    <style:style style:name="T4684" style:family="text">
      <style:text-properties officeooo:rsid="1c5fc0ca"/>
    </style:style>
    <style:style style:name="T4685" style:family="text">
      <style:text-properties officeooo:rsid="1c614f27"/>
    </style:style>
    <style:style style:name="T4686" style:family="text">
      <style:text-properties officeooo:rsid="1c62ee88"/>
    </style:style>
    <style:style style:name="T4687" style:family="text">
      <style:text-properties officeooo:rsid="1c65086a"/>
    </style:style>
    <style:style style:name="T4688" style:family="text">
      <style:text-properties officeooo:rsid="1c659b00"/>
    </style:style>
    <style:style style:name="T4689" style:family="text">
      <style:text-properties officeooo:rsid="1c667686"/>
    </style:style>
    <style:style style:name="T4690" style:family="text">
      <style:text-properties officeooo:rsid="1c66f9d3"/>
    </style:style>
    <style:style style:name="T4691" style:family="text">
      <style:text-properties officeooo:rsid="1c678be4"/>
    </style:style>
    <style:style style:name="T4692" style:family="text">
      <style:text-properties officeooo:rsid="1c690d84"/>
    </style:style>
    <style:style style:name="T4693" style:family="text">
      <style:text-properties officeooo:rsid="1c6977f4"/>
    </style:style>
    <style:style style:name="T4694" style:family="text">
      <style:text-properties officeooo:rsid="1c6aedf5"/>
    </style:style>
    <style:style style:name="T4695" style:family="text">
      <style:text-properties officeooo:rsid="1c6c4127"/>
    </style:style>
    <style:style style:name="T4696" style:family="text">
      <style:text-properties officeooo:rsid="1c6ccec5"/>
    </style:style>
    <style:style style:name="T4697" style:family="text">
      <style:text-properties officeooo:rsid="1c6d2a23"/>
    </style:style>
    <style:style style:name="T4698" style:family="text">
      <style:text-properties officeooo:rsid="1c6ee4b1"/>
    </style:style>
    <style:style style:name="T4699" style:family="text">
      <style:text-properties officeooo:rsid="1c70de1c"/>
    </style:style>
    <style:style style:name="T4700" style:family="text">
      <style:text-properties officeooo:rsid="1c7210ef"/>
    </style:style>
    <style:style style:name="T4701" style:family="text">
      <style:text-properties officeooo:rsid="1c7347a2"/>
    </style:style>
    <style:style style:name="T4702" style:family="text">
      <style:text-properties officeooo:rsid="1c73e9d6"/>
    </style:style>
    <style:style style:name="T4703" style:family="text">
      <style:text-properties officeooo:rsid="1c757c5f"/>
    </style:style>
    <style:style style:name="T4704" style:family="text">
      <style:text-properties officeooo:rsid="1c758115"/>
    </style:style>
    <style:style style:name="T4705" style:family="text">
      <style:text-properties officeooo:rsid="1c76b62b"/>
    </style:style>
    <style:style style:name="T4706" style:family="text">
      <style:text-properties officeooo:rsid="1c7727fb"/>
    </style:style>
    <style:style style:name="T4707" style:family="text">
      <style:text-properties officeooo:rsid="1c7906aa"/>
    </style:style>
    <style:style style:name="T4708" style:family="text">
      <style:text-properties officeooo:rsid="1c7b5da2"/>
    </style:style>
    <style:style style:name="T4709" style:family="text">
      <style:text-properties officeooo:rsid="1c7c2a90"/>
    </style:style>
    <style:style style:name="T4710" style:family="text">
      <style:text-properties officeooo:rsid="1c7db46b"/>
    </style:style>
    <style:style style:name="T4711" style:family="text">
      <style:text-properties officeooo:rsid="1c7f2ecc"/>
    </style:style>
    <style:style style:name="T4712" style:family="text">
      <style:text-properties officeooo:rsid="1c808dce"/>
    </style:style>
    <style:style style:name="T4713" style:family="text">
      <style:text-properties officeooo:rsid="1c819599"/>
    </style:style>
    <style:style style:name="T4714" style:family="text">
      <style:text-properties officeooo:rsid="1c82c98f"/>
    </style:style>
    <style:style style:name="T4715" style:family="text">
      <style:text-properties officeooo:rsid="1c8346cc"/>
    </style:style>
    <style:style style:name="T4716" style:family="text">
      <style:text-properties officeooo:rsid="1c842be6"/>
    </style:style>
    <style:style style:name="T4717" style:family="text">
      <style:text-properties officeooo:rsid="1c8477c1"/>
    </style:style>
    <style:style style:name="T4718" style:family="text">
      <style:text-properties officeooo:rsid="1c85cd96"/>
    </style:style>
    <style:style style:name="T4719" style:family="text">
      <style:text-properties officeooo:rsid="1c85fd11"/>
    </style:style>
    <style:style style:name="T4720" style:family="text">
      <style:text-properties officeooo:rsid="1c873a21"/>
    </style:style>
    <style:style style:name="T4721" style:family="text">
      <style:text-properties officeooo:rsid="1c87b707"/>
    </style:style>
    <style:style style:name="T4722" style:family="text">
      <style:text-properties officeooo:rsid="1c8a4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608">Посвящается <text:span text:style-name="T4603">Э</text:span>тельстану.</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text:soft-page-break/></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РАЗУМ — БОРЕЦ</text:p>
      <text:p text:style-name="P595"/>
      <text:p text:style-name="P2">(<text:span text:style-name="T505">Э</text:span><text:span text:style-name="T426">ТО</text:span><text:span text:style-name="T504">Т</text:span><text:span text:style-name="T424"> ГОД </text:span><text:span text:style-name="T426">МОГ БЫ </text:span><text:span text:style-name="T503">СТАТЬ ГОДОМ</text:span><text:span text:style-name="T424"> </text:span><text:span text:style-name="T427">НОВ</text:span><text:span text:style-name="T503">ОГО</text:span><text:span text:style-name="T427"> </text:span><text:span text:style-name="T424">БОЛЬШО</text:span><text:span text:style-name="T503">ГО</text:span><text:span text:style-name="T424"> ВЗРЫВ</text:span><text:span text:style-name="T503">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5">его </text:span><text:span text:style-name="T406">использования в противоположном смысле, говоря о </text:span><text:span text:style-name="T1926">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96"><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96"/>
      <text:p text:style-name="P597"><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97"><text:tab/>1) Дверь ко <text:span text:style-name="T3120">з</text:span>лу, то есть полное разрушение Мира и неизбежная смерть <text:span text:style-name="T65">всего живого</text:span>.</text:p>
      <text:p text:style-name="P597"><text:tab/>2) Дверь к добру, то есть всеобщее процветание и жизнь.</text:p>
      <text:p text:style-name="P59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97"/>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4"><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3"/>
      <text:p text:style-name="P11">ПЕРВАЯ ГЛАВА</text:p>
      <text:p text:style-name="P11"/>
      <text:p text:style-name="P11">СТРАННЫЕ ИДЕИ</text:p>
      <text:p text:style-name="P10"/>
      <text:p text:style-name="P10"><text:tab/>«<text:span text:style-name="T17">РОБИН, ТЫ </text:span><text:span text:style-name="T3178">CЛИШКОМ СКОВАН И ТЕБЕ НУЖНО РАССЛАБИТЬСЯ.</text:span><text:span text:style-name="T17"> НЕ ТОРОПИСЬ. ТЫ ТОЧНО ЗНАЕШЬ, ЧТО </text:span><text:span text:style-name="T3179">нужно</text:span><text:span text:style-name="T17"> делать? <text:s/></text:span><text:span text:style-name="T1931">П</text:span><text:span text:style-name="T18">омни — если </text:span><text:span text:style-name="T4409">на</text:span><text:span text:style-name="T18"> этот раз у тебя ничего не получится, то в конечном </text:span><text:span text:style-name="T3165">счёте</text:span><text:span text:style-name="T18"> это не имеет </text:span><text:span text:style-name="T3166">большого </text:span><text:span text:style-name="T18">значения. Профессор Ш</text:span><text:span text:style-name="T4408">ове</text:span><text:span text:style-name="T18">н из Страсбургского университета </text:span><text:span text:style-name="T3166">уже пред</text:span><text:span text:style-name="T3178">о</text:span><text:span text:style-name="T3166">ставил</text:span><text:span text:style-name="T18"> </text:span><text:span text:style-name="T3707">теоретическ</text:span><text:span text:style-name="T4692">ие</text:span><text:span text:style-name="T3707"> обосновани</text:span><text:span text:style-name="T4692">я</text:span><text:span text:style-name="T3707"> достижимости результатов</text:span>».</text:p>
      <text:p text:style-name="P12"><text:span text:style-name="T4410"><text:tab/>Как обычно, п</text:span>рофессор Фергер <text:span text:style-name="T20">поддерживал </text:span><text:span text:style-name="T4410">таким образом своих </text:span>студентов <text:span text:style-name="T19">перед началом эксперимент</text:span><text:span text:style-name="T3965">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6">сконцентрировав</text:span> <text:span text:style-name="T3687">всё </text:span>внимание на пламени свечи, он начал <text:span text:style-name="T1104">рас</text:span>слаблять своё, <text:span text:style-name="T3685">ставшее</text:span> <text:span text:style-name="T3685">невероятно </text:span>чувствительн<text:span text:style-name="T3685">ым,</text:span> тело. <text:span text:style-name="T21">Вскоре оно отяжелело, будто бы налившись свинцом, и Робин стал очень медленно закрывать глаза.</text:span></text:p>
      <text:p text:style-name="P14"><text:span text:style-name="T3005">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49">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3">подавил</text:span> все свои мысли.</text:p>
      <text:p text:style-name="P20">Один раз в минуту автоматически <text:span text:style-name="T3123">вык</text:span>лючался счётчик Гейгера, с помощью <text:span text:style-name="T3123">которого </text:span>измерялась и регистрировалась скорость распада <text:span text:style-name="T3122">химического</text:span><text:span text:style-name="T3121"> элемента</text:span>.</text:p>
      <text:p text:style-name="P20"/>
      <text:p text:style-name="P21"><text:soft-page-break/>Робин вышел из транса <text:span text:style-name="T2997">и приступил</text:span> <text:span text:style-name="T2997">к снятию навалившейся на него </text:span><text:span text:style-name="T4557">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6">и</text:span><text:span text:style-name="T26">, наконец, повторил дыхательную процедуру.</text:span></text:p>
      <text:p text:style-name="P22"><text:span text:style-name="T28">Он</text:span> сидел молча, его лицо было бледным <text:span text:style-name="T3006">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5">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6">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4">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8">поистине </text:span><text:span text:style-name="T3007">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5">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9">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8">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1">и</text:span><text:span text:style-name="T46"> </text:span><text:span text:style-name="T3181">с</text:span><text:span text:style-name="T47">ейчас он </text:span><text:span text:style-name="T2031">частенько</text:span><text:span text:style-name="T47"> скуча</text:span><text:span text:style-name="T2031">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80">когда-нибудь </text:span>видели <text:span text:style-name="T3180">нечто</text:span> подобное?»</text:p>
      <text:p text:style-name="P37">Но это было правдой — ни один человек, живший в этом столетии, не обладал таким<text:span text:style-name="T117">и</text:span> <text:span text:style-name="T4557">способностями</text:span>, как <text:span text:style-name="T4557">у </text:span>Робин<text:span text:style-name="T4557">а</text:span>.</text:p>
      <text:p text:style-name="P37"/>
      <text:p text:style-name="P38"><text:soft-page-break/>Мэтью был <text:span text:style-name="T3130">длинным</text:span> и худощавым. <text:span text:style-name="T49">На его лице резко выделялись скулы, а холодные голубые глаза были глубоко посажены в глазницах. </text:span><text:span text:style-name="T3129">К</text:span><text:span text:style-name="T50">ороткие прямые волосы каштанового цвета, небрежно откинутые назад, о</text:span><text:span text:style-name="T51">бнаж</text:span><text:span text:style-name="T3129">али</text:span><text:span text:style-name="T50"> </text:span><text:span text:style-name="T3129">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80">Профессор Фергер был пожилым мужчиной при<text:span text:style-name="T4703">мер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3">заметно</text:span><text:span text:style-name="T54"> поредела, но большая часть побелевшей копны волос всё ещё </text:span><text:span text:style-name="T4558">оставалась</text:span><text:span text:style-name="T54"> на своём месте, </text:span><text:span text:style-name="T3132">а из-под металлической оправы круглых очков торчали</text:span><text:span text:style-name="T54"> </text:span><text:span text:style-name="T3132">г</text:span><text:span text:style-name="T55">устые, </text:span><text:span text:style-name="T3132">кустистые</text:span><text:span text:style-name="T55"> брови. </text:span><text:span text:style-name="T3131">Своей внешностью он напоминал типичного «Безумного профессора» из </text:span><text:span text:style-name="T3124">чёрно-белых</text:span><text:span text:style-name="T3131"> </text:span><text:span text:style-name="T3125">ужастиков</text:span><text:span text:style-name="T3131"> тридцатых годов.</text:span></text:p>
      <text:p text:style-name="P41">Он <text:span text:style-name="T3887">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8">Но что дальше? <text:span text:style-name="T59">Как </text:span><text:span text:style-name="T3126">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9">уникальным</text:span><text:span text:style-name="T59"> способностям Робина?</text:span></text:p>
      <text:p text:style-name="P579">Пытаясь контролировать распад, профессор проводил физические и химические опыты. <text:span text:style-name="T3127">Его главная цель состояла в том, чтобы в конечном </text:span><text:span text:style-name="T3134">счёте</text:span><text:span text:style-name="T3127"> спасти Человечество от ядерного самоуничтожения, поскольку Третья мировая война </text:span><text:span text:style-name="T3182">многим </text:span><text:span text:style-name="T3127">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8">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6">поперёк небосвода</text:span><text:span text:style-name="T72"> </text:span><text:span text:style-name="T3001">словно</text:span><text:span text:style-name="T72"> золотые ленты, </text:span><text:span text:style-name="T3135">тянущие</text:span><text:span text:style-name="T72"> </text:span><text:span text:style-name="T3002">за собой </text:span><text:span text:style-name="T72">колесницу, на которой </text:span><text:span text:style-name="T3000">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7">словно</text:span> была одним <text:span text:style-name="T3003">из тех </text:span>ангел<text:span text:style-name="T3003">ьских созданий</text:span>, что <text:span text:style-name="T76">вечно </text:span>тянут <text:span text:style-name="T81">за собой </text:span>колесницу-<text:span text:style-name="T3001">с</text:span>олнце.</text:p>
      <text:p text:style-name="P600">С <text:span text:style-name="T4495">того</text:span> самого дня она ему <text:span text:style-name="T4495">нравилась</text:span>. <text:span text:style-name="T4375">Гарри</text:span> <text:span text:style-name="T75">старался </text:span>дела<text:span text:style-name="T75">ть</text:span> вид, что <text:span text:style-name="T4495">относится к ней, как к сестре, однако глубоко внутри себя он чувствовал, что влюблён. </text:span></text:p>
      <text:p text:style-name="P600"/>
      <text:p text:style-name="P50"><text:soft-page-break/>Хотя Элисон <text:span text:style-name="T4496">уже </text:span><text:span text:style-name="T3136">исполнился</text:span> двадцать один год, <text:span text:style-name="T77">но фактически она </text:span><text:span text:style-name="T4498">оставалась </text:span><text:span text:style-name="T77">ребён</text:span><text:span text:style-name="T4498">ком</text:span><text:span text:style-name="T77"> — </text:span><text:span text:style-name="T78">слишком ранимой и уязвимой для окружавшего её </text:span><text:span text:style-name="T1162">б</text:span><text:span text:style-name="T78">ольшого </text:span><text:span text:style-name="T1162">м</text:span><text:span text:style-name="T78">ира. </text:span><text:span text:style-name="T79">Она слишком легко доверяла людям </text:span><text:span text:style-name="T3004">и</text:span><text:span text:style-name="T79"> нуждалась в их заботе </text:span><text:span text:style-name="T80">и ласке</text:span><text:span text:style-name="T79">.</text:span></text:p>
      <text:p text:style-name="P51"><text:span text:style-name="T4499">У</text:span> <text:span text:style-name="T4499">неё</text:span> <text:span text:style-name="T4499">никогда </text:span>не было отношений с противоположным полом, и <text:span text:style-name="T4500">это</text:span><text:span text:style-name="T3137"> </text:span><text:span text:style-name="T3004">немного </text:span><text:s/>беспокоило <text:span text:style-name="T4500">её</text:span>. <text:span text:style-name="T82">Детские психиатры уверили монахинь </text:span><text:span text:style-name="T4500">в </text:span><text:span text:style-name="T82">монастыр</text:span><text:span text:style-name="T4500">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10">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601"/>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9">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8">Элисон </text:span><text:span text:style-name="T88">своего отца после </text:span><text:span text:style-name="T3139">той </text:span><text:span text:style-name="T3138">прокля</text:span><text:span text:style-name="T88">той ночи. </text:span><text:span text:style-name="T89">У него был дурной характер, а под </text:span><text:span text:style-name="T3139">воз</text:span><text:span text:style-name="T89">действием </text:span><text:span text:style-name="T93">алкоголя</text:span><text:span text:style-name="T89"> отец и вовсе становился жестоким. </text:span><text:span text:style-name="T3139">В</text:span><text:span text:style-name="T3011">ечер</text:span><text:span text:style-name="T3139">ом</text:span><text:span text:style-name="T90"> он выпил гораздо больше обычного, проиграв </text:span><text:span text:style-name="T890">все наличные</text:span><text:span text:style-name="T90"> деньги в казино «Силуэт». </text:span><text:span text:style-name="T91">И во всём он обвинил </text:span><text:span text:style-name="T891">свою </text:span><text:span text:style-name="T91">жену.</text:span></text:p>
      <text:p text:style-name="P56">Она была необычайно красивой и хрупкой женщиной.</text:p>
      <text:p text:style-name="P57"><text:span text:style-name="T3012">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4">её безжизненным, </text:span><text:span text:style-name="T3140">покрытым синяками и ссадинами</text:span> телом, и как <text:span text:style-name="T3015">затем</text:span> побежала к дому сосед<text:span text:style-name="T3013">ки</text:span>. <text:span text:style-name="T92">Слёзы текли по её щекам, когда она дёргала </text:span><text:span text:style-name="T4559">за платье </text:span><text:span text:style-name="T3060">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3">устроили</text:span> в <text:span text:style-name="T3061">женский </text:span>монастырь, в котором она <text:span text:style-name="T3142">жила и </text:span><text:span text:style-name="T3141">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3">экстрасенсорными и </text:span><text:span text:style-name="T3143">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3">уселась</text:span> <text:span text:style-name="T4502">напротив</text:span> Гарри, а Мэтью остался стоять, опершись одной ногой на скамью. <text:span text:style-name="T94">Он выбил пригоревший табак из кал</text:span><text:span text:style-name="T3144">е</text:span><text:span text:style-name="T94">баса, </text:span><text:span text:style-name="T3144">сво</text:span><text:span text:style-name="T3016">его </text:span><text:span text:style-name="T94">главного сокровища, — </text:span><text:span text:style-name="T4492">типичной </text:span><text:span text:style-name="T3144">курительной</text:span><text:span text:style-name="T94"> трубки </text:span><text:span text:style-name="T4492">Шерлока </text:span><text:span text:style-name="T94">Холмса,</text:span><text:span text:style-name="T4502"> — </text:span><text:span text:style-name="T4492">затем </text:span><text:span text:style-name="T95">снова наполнил его и </text:span><text:span text:style-name="T4492">стал</text:span><text:span text:style-name="T95"> </text:span><text:span text:style-name="T3017">раскуривать</text:span><text:span text:style-name="T95">.</text:span></text:p>
      <text:p text:style-name="P63"/>
      <text:p text:style-name="P63">«<text:span text:style-name="T97">Вчера я</text:span><text:span text:style-name="T96"> на</text:span><text:span text:style-name="T3145">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7">времён Средневековья</text:span><text:span text:style-name="T99">, передаваемым из поколения в поколение как </text:span><text:span text:style-name="T3146">один из </text:span><text:span text:style-name="T100">элемент</text:span><text:span text:style-name="T3146">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8">расстройства</text:span><text:span text:style-name="T105">, </text:span><text:span text:style-name="T3018">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00">У</text:span><text:span text:style-name="T109">-</text:span><text:span text:style-name="T1000">у</text:span><text:span text:style-name="T109">-</text:span><text:span text:style-name="T1000">у</text:span><text:span text:style-name="T109">-у! И что с того? Мы и раньше знали </text:span><text:span text:style-name="T3019">об этом</text:span>» - <text:span text:style-name="T4501">с </text:span><text:span text:style-name="T3183">подвы</text:span><text:span text:style-name="T4501">ванием</text:span><text:span text:style-name="T3183"> </text:span><text:span text:style-name="T109">ответил </text:span><text:span text:style-name="T2430">ей </text:span><text:span text:style-name="T109">Гарри, </text:span><text:span text:style-name="T3183">стараясь </text:span><text:span text:style-name="T1001">подраж</text:span><text:span text:style-name="T3183">ать</text:span><text:span text:style-name="T1001"> во</text:span><text:span text:style-name="T3196">лку</text:span><text:span text:style-name="T1001"> и </text:span><text:span text:style-name="T1002">широко улыбаясь</text:span><text:span text:style-name="T109">.</text:span></text:p>
      <text:p text:style-name="P63">«<text:span text:style-name="T110">Не смей</text:span><text:span text:style-name="T1036">ся</text:span><text:span text:style-name="T110">, я ещё не закончила. То, что </text:span><text:span text:style-name="T2431">сделал </text:span><text:span text:style-name="T3147">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2">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1">именно </text:span><text:span text:style-name="T113">то, </text:span><text:span text:style-name="T3022">что</text:span><text:span text:style-name="T113"> мы </text:span><text:span text:style-name="T3020">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60">ща</text:span>ться в любое живо<text:span text:style-name="T613">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1">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4">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8">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1">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49">легковой </text:span>автомобиль был припаркован приблизительно в десяти минутах ходьбы от <text:span text:style-name="T3149">главного </text:span>входа в университет.</text:p>
      <text:p text:style-name="P76">Мэтью и Элисон побежали вслед за Гарри. <text:span text:style-name="T147">Элисон была </text:span><text:span text:style-name="T3150">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1">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2">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4">абсолютно </text:span><text:span text:style-name="T3152">ничего </text:span><text:span text:style-name="T3153">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4">ё</text:span><text:span text:style-name="T3156">тся</text:span><text:span text:style-name="T156"> добыть хот</text:span><text:span text:style-name="T3184">я бы</text:span><text:span text:style-name="T3155"> </text:span><text:span text:style-name="T156">каплю крови, то она </text:span><text:span text:style-name="T3155">мгновенно</text:span><text:span text:style-name="T157"> </text:span><text:span text:style-name="T544">лиш</text:span><text:span text:style-name="T3184">ае</text:span><text:span text:style-name="T3156">тся</text:span><text:span text:style-name="T544"> </text:span><text:span text:style-name="T545">всех </text:span><text:span text:style-name="T544">своих </text:span><text:span text:style-name="T3156">колдовских </text:span><text:span text:style-name="T544">сил</text:span><text:span text:style-name="T156">.</text:span></text:p>
      <text:p text:style-name="P84">Превращённому человеку, или <text:span text:style-name="T3157">же </text:span>оборотню, <text:span text:style-name="T3157">воз</text:span>можно вернуть его прежний <text:span text:style-name="T159">облик </text:span><text:span text:style-name="T3185">точно </text:span>таким <text:span text:style-name="T615">же </text:span>радикальным <text:span text:style-name="T3157">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8">начал </text:span>раскури<text:span text:style-name="T3158">вать </text:span>трубку. Он откинул волосы назад и <text:span text:style-name="T3159">сдвинул брови</text:span>, обдумывая представленные им <text:span text:style-name="T172">сведения</text:span>.</text:p>
      <text:p text:style-name="P86"/>
      <text:p text:style-name="P87">Гарри <text:span text:style-name="T3160">внезапно поднялся со своего места</text:span> и воскликнул:</text:p>
      <text:p text:style-name="P87">«<text:span text:style-name="T482">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6">сможет </text:span><text:span text:style-name="T161">остановит</text:span><text:span text:style-name="T3186">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1">мы </text:span><text:span text:style-name="T1268">сдержим обещание!</text:span>» - <text:span text:style-name="T171">ответила </text:span><text:span text:style-name="T3162">ему </text:span><text:span text:style-name="T170">Элисон.</text:span></text:p>
      <text:p text:style-name="P91">Прежде чем они собрались уходить, она убрала все свои записки, а Гарри отнёс <text:span text:style-name="T3164">на кухню </text:span><text:span text:style-name="T3163">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7">ч</text:span>ка. Нарциссы в парке слегка покачивались на ветру, напоминая <text:span text:style-name="T3708">равномерно</text:span><text:span text:style-name="T4563">е</text:span> <text:span text:style-name="T3710">движени</text:span><text:span text:style-name="T4563">е</text:span><text:span text:style-name="T3708"> </text:span>волн в океане жёлтого цвета. <text:span text:style-name="T174">Их яркие, жёлто-охристые цветки склон</text:span><text:span text:style-name="T4562">я</text:span><text:span text:style-name="T174">л</text:span><text:span text:style-name="T4562">и</text:span><text:span text:style-name="T174">сь перед </text:span><text:span text:style-name="T3708">с</text:span><text:span text:style-name="T174">олнцем, </text:span><text:span text:style-name="T546">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09">ной боли</text:span>. Накануне, покинув остальных, он случайно встретил в кино своего старого <text:span text:style-name="T3188">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4">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7">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8">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7">приятеля</text:span><text:span text:style-name="T191">, мы вместе учились в колледже. </text:span><text:span text:style-name="T194">Ну, т</text:span><text:span text:style-name="T193">ы </text:span><text:span text:style-name="T194">должна </text:span><text:span text:style-name="T3169">понимать</text:span><text:span text:style-name="T193">, как </text:span><text:span text:style-name="T194">обычно </text:span><text:span text:style-name="T193">проходят такие встречи. </text:span><text:span text:style-name="T3170">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2">как</text:span><text:span text:style-name="T195"> </text:span><text:span text:style-name="T3171">буду встречаться с профессором этим утром</text:span><text:span text:style-name="T195">.</text:span>»</text:p>
      <text:p text:style-name="P101">Он смотрел на неё глазами <text:span text:style-name="T3172">совершившего проступок </text:span>ребёнка, <text:span text:style-name="T3172">в страхе </text:span>ожидающего н<text:span text:style-name="T3172">еотвратимо</text:span><text:span text:style-name="T3173">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3">на неё из</text:span> <text:span text:style-name="T2434">открытого </text:span>окн<text:span text:style-name="T2433">а</text:span> на верх<text:span text:style-name="T2433">нем этаже</text:span>.</text:p>
      <text:p text:style-name="P104">«Доброе утро, Робин. Ты уже готов? Надеюсь, ты позавтракал?»</text:p>
      <text:p text:style-name="P105">Робин направился <text:span text:style-name="T547">вглубь</text:span> <text:span text:style-name="T548">своей </text:span>спальн<text:span text:style-name="T547">и</text:span>, отвечая <text:span text:style-name="T4565">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4">На горизонте маячили экзамены, к которым было </text:span><text:span text:style-name="T3175">необходимо </text:span><text:span text:style-name="T3174">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6">нормально</text:span><text:span text:style-name="T199">. </text:span><text:span text:style-name="T3176">Сейчас я</text:span><text:span text:style-name="T199"> положу эти книги в сумку и мы сразу </text:span><text:span text:style-name="T3190">же</text:span><text:span text:style-name="T199"> </text:span><text:span text:style-name="T3189">отправимся </text:span><text:span text:style-name="T3190">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6">лым</text:span><text:span text:style-name="T202"> </text:span><text:span text:style-name="T3176">вечером</text:span><text:span text:style-name="T202"> ты не произнёс ни </text:span><text:span text:style-name="T3176">единого </text:span><text:span text:style-name="T202">слова. Ну же, Робин, ты ведь знаешь, что </text:span><text:span text:style-name="T4566">со мной</text:span><text:span text:style-name="T202"> можно </text:span><text:span text:style-name="T4566">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90">поблескивал</text:span> <text:span text:style-name="T3190">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2">Без вашей слежки я</text:span><text:span text:style-name="T205"> </text:span><text:span text:style-name="T2435">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3">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7">ледяное</text:span><text:span text:style-name="T218"> </text:span><text:span text:style-name="T3177">молчание</text:span><text:span text:style-name="T217">:</text:span></text:p>
      <text:p text:style-name="P112">«Пообедаешь с нами? Если не против, <text:span text:style-name="T3191">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4">даже </text:span>подвигать плечами. <text:span text:style-name="T223">Какое</text:span><text:span text:style-name="T222"> с</text:span>транное ощущение - до сих пор она <text:span text:style-name="T3191">никогда </text:span>не испытывала ничего подобного. Её начал обволакивать страх, как будто <text:span text:style-name="T4567">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68">ное</text:span>, <text:span text:style-name="T4568">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1">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5">глубоко</text:span><text:span text:style-name="T230">.</text:span>»</text:p>
      <text:p text:style-name="P119">Гарри разволновался, не зная что <text:span text:style-name="T549">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70">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6">Т</text:span><text:span text:style-name="T235">еперь </text:span><text:span text:style-name="T3026">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7">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69">сильно </text:span><text:span text:style-name="T241">расстроил </text:span><text:span text:style-name="T4569">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1">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2">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2">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4">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8">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9">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30">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2">а </text:span>слова лились <text:span text:style-name="T3031">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3">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4">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4">Он уже ушёл</text:span><text:span text:style-name="T305">. Не волнуйся, я не позволю ему вернуться.</text:span>»</text:p>
      <text:p text:style-name="P141"><text:tab/>Гарри <text:span text:style-name="T4644">выдержал</text:span> паузу, <text:span text:style-name="T4644">однако</text:span> ответа не последовало. Стояла невыносимая тишина. <text:span text:style-name="T4645">Он больше не мог выносить этого и</text:span> снова попытался открыть дверь, но <text:span text:style-name="T4574">она</text:span> была заперта.</text:p>
      <text:p text:style-name="P142"><text:tab/>«<text:span text:style-name="T4645">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6">было</text:span> <text:span text:style-name="T4646">другого</text:span> выбора. <text:span text:style-name="T306">Перестав говорить, он стоял и прислушивался, ожидая </text:span><text:span text:style-name="T4646">ответной реакции</text:span><text:span text:style-name="T306">.</text:span></text:p>
      <text:p text:style-name="P145"><text:tab/>Наконец, дверь медленно отворилась и из-за неё <text:span text:style-name="T4646">с опаской</text:span> выглянуло робкое лицо, проверяя, сказал ли <text:span text:style-name="T4646">Гарри </text:span>правду. Да, «зверь» действительно ушёл.</text:p>
      <text:p text:style-name="P146"><text:tab/>Элисон <text:span text:style-name="T4646">бросилась</text:span> в объятия Гарри и ра<text:span text:style-name="T4646">зрыдалась</text:span>, но скорее от радости и облегчения, чем от страха. Гарри <text:span text:style-name="T314">нежно гладил рукой её шею </text:span><text:span text:style-name="T4575">и </text:span>пыта<text:span text:style-name="T4575">лся</text:span> успокоить.</text:p>
      <text:p text:style-name="P146"><text:tab/>«<text:span text:style-name="T315">Эли, милая, он не сможет </text:span><text:span text:style-name="T4646">причинить тебе никакого вреда!</text:span>»</text:p>
      <text:p text:style-name="P146"><text:tab/><text:span text:style-name="T4646">Оттолкнув его от себя и держа на расстоянии вытянутой руки, она ответила:</text:span></text:p>
      <text:p text:style-name="P146"><text:tab/>«<text:span text:style-name="T4646">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7">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7">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2"><text:tab/>«<text:span text:style-name="T4639">Наверное, ты прав. Возможно, мне стоило сказать тебе правду о моих родителях, когда я только приехала сюда. Думаю, я </text:span><text:span text:style-name="T4641">наговорила</text:span><text:span text:style-name="T4639">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40">многим</text:span><text:span text:style-name="T4639"> людям, </text:span><text:span text:style-name="T4640">и</text:span><text:span text:style-name="T4639">, наверное, начала верить в неё сама. Принимая желаемое за действительное, я старалась забыть как можно больше о своём прошлом — </text:span><text:soft-page-break/><text:span text:style-name="T4639">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39">а затем</text:span> продолжила:</text:p>
      <text:p text:style-name="P148"><text:tab/>«<text:span text:style-name="T4640">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2">й</text:span><text:span text:style-name="T4640"> пощёчины и бил. Повалив </text:span><text:span text:style-name="T4693">её </text:span><text:span text:style-name="T4640">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3">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6">для них о</text:span>бои<text:span text:style-name="T4576">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7">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78">считаешь</text:span><text:span text:style-name="T325">, что </text:span><text:span text:style-name="T4578">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79">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22">вык</text:span>ручивая 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5">заинтересуешься</text:span><text:span text:style-name="T344"> </text:span><text:span text:style-name="T1005">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80">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4">обедать</text:span> и нетерпеливо смотрели на <text:span text:style-name="T3555">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5">молча</text:span><text:span text:style-name="T356">, </text:span><text:span text:style-name="T3545">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7">которая </text:span>произош<text:span text:style-name="T3547">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8">еребивать</text:span>. <text:span text:style-name="T361">Время от времени Элисон вытирала слёзы, </text:span><text:span text:style-name="T3546">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49">слишком</text:span> <text:span text:style-name="T3549">грубо</text:span> говорил с ней <text:span text:style-name="T373">сегодня</text:span><text:span text:style-name="T3549">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50">так как</text:span><text:span text:style-name="T366"> он</text:span><text:span text:style-name="T3550">а заставила его</text:span><text:span text:style-name="T366"> </text:span><text:span text:style-name="T3551">по</text:span><text:span text:style-name="T366">чувствова</text:span><text:span text:style-name="T3550">ть</text:span><text:span text:style-name="T366"> себя ужасно неловко. Он хотел посочувствовать Элисон </text:span><text:span text:style-name="T368">и пожалеть её</text:span><text:span text:style-name="T366">, но </text:span><text:span text:style-name="T3553">хорошо </text:span><text:span text:style-name="T366">знал, что </text:span><text:span text:style-name="T3552">ей не нрави</text:span><text:span text:style-name="T3553">лось</text:span><text:span text:style-name="T366">, когда </text:span><text:span text:style-name="T368">это </text:span><text:span text:style-name="T366">дела</text:span><text:span text:style-name="T3553">ли</text:span><text:span text:style-name="T366"> </text:span><text:span text:style-name="T2717">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6">совместно </text:span>обсуждать <text:span text:style-name="T3589">свой</text:span> нов<text:span text:style-name="T370">ый</text:span> п<text:span text:style-name="T369">роект</text:span>.</text:p>
      <text:p text:style-name="P163">Работа <text:span text:style-name="T3589">не клеилась — </text:span><text:span text:style-name="T374">Гарри и Мэтью не </text:span><text:span text:style-name="T3590">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89">каждому составить список</text:span><text:span text:style-name="T375">, в котором были бы </text:span><text:span text:style-name="T3590">кратко </text:span><text:span text:style-name="T375">изложены </text:span><text:span text:style-name="T3592">их </text:span><text:span text:style-name="T375">идеи о том, что следует </text:span><text:span text:style-name="T378">предпринять</text:span><text:span text:style-name="T375">.</text:span></text:p>
      <text:p text:style-name="P164">Забежав <text:span text:style-name="T423">по пути </text:span>в магазин, Элисон и Гарри вернулись к себе домой, <text:span text:style-name="T377">а Мэтью, как и обещал, </text:span><text:span text:style-name="T3591">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1">уже испытанные</text:span><text:span text:style-name="T379"> </text:span><text:span text:style-name="T3557">этим </text:span><text:span text:style-name="T379">утром.</text:span></text:p>
      <text:p text:style-name="P166"><text:span text:style-name="T3712">В</text:span><text:span text:style-name="T3558"> доме </text:span><text:span text:style-name="T3712">вдруг </text:span><text:span text:style-name="T3559">резко </text:span><text:span text:style-name="T3558">похолодало </text:span><text:span text:style-name="T3559">и в какой-то момент он </text:span><text:span text:style-name="T3712">словно</text:span><text:span text:style-name="T3559"> превратился в морозильную камеру</text:span>, но <text:span text:style-name="T3560">точно </text:span><text:span text:style-name="T3558">так же </text:span><text:span text:style-name="T3560">быстро </text:span><text:span text:style-name="T3558">оттаял</text:span>. <text:span text:style-name="T380">Ужасн</text:span><text:span text:style-name="T3955">ый</text:span><text:span text:style-name="T380"> </text:span><text:span text:style-name="T3955">смрад</text:span><text:span text:style-name="T380"> распространил</text:span><text:span text:style-name="T3955">ся</text:span><text:span text:style-name="T380"> по всей комнате, </text:span><text:span text:style-name="T381">как будто</text:span><text:span text:style-name="T380"> </text:span><text:span text:style-name="T3588">в ней </text:span><text:span text:style-name="T380">не</text:span><text:span text:style-name="T3561">делями</text:span><text:span text:style-name="T380"> лежали полусгнившие трупы.</text:span></text:p>
      <text:p text:style-name="P167"><text:span text:style-name="T3564">Схватившись</text:span> за голову и дрожа всем телом, Элисон <text:span text:style-name="T3563">пронзительно </text:span>закричала. <text:span text:style-name="T382">Она наблюдала, как </text:span><text:span text:style-name="T3562">бешено </text:span><text:span text:style-name="T382">пляшут </text:span><text:span text:style-name="T3562">по комнате неясные </text:span><text:span text:style-name="T3565">чёрные </text:span><text:span text:style-name="T382">тени — </text:span><text:span text:style-name="T383">они издевались </text:span><text:span text:style-name="T402">и, </text:span><text:span text:style-name="T3566">глумясь, </text:span><text:span text:style-name="T402">дразнили её</text:span><text:span text:style-name="T383">. </text:span><text:span text:style-name="T3588">Раздался</text:span><text:span text:style-name="T383"> детский смех, эхом </text:span><text:span text:style-name="T403">про</text:span><text:span text:style-name="T383">нёсшийся по углам комнаты. Элисон </text:span><text:span text:style-name="T3567">пыталась </text:span><text:span text:style-name="T383">всм</text:span><text:span text:style-name="T3593">отреться</text:span><text:span text:style-name="T383"> в эти т</text:span><text:span text:style-name="T3562">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8">о</text:span>ни не манили — <text:span text:style-name="T384">они </text:span>приказывали <text:span text:style-name="T3568">ей</text:span>, не оставляя для не<text:span text:style-name="T384">ё </text:span>никакого выбора! <text:span text:style-name="T385">Они угрожали ей! Они </text:span><text:span text:style-name="T3594">как </text:span><text:span text:style-name="T385">будт</text:span><text:span text:style-name="T3594">о</text:span><text:span text:style-name="T385"> </text:span><text:span text:style-name="T3569">хотели сказать</text:span><text:span text:style-name="T385">, что если она не подчинится, то станет ещё </text:span><text:span text:style-name="T3595">несчастнее</text:span><text:span text:style-name="T385">, </text:span><text:span text:style-name="T3569">чем сейчас,</text:span><text:span text:style-name="T385"> и будет горько жалеть о </text:span><text:span text:style-name="T3569">своём отказе</text:span><text:span text:style-name="T385"> всю оставшуюся </text:span><text:span text:style-name="T3569">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30">её</text:span> <text:span text:style-name="T3596">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6">него</text:span> мертвящая тишина. <text:span text:style-name="T390">Это было </text:span><text:span text:style-name="T3570">Зло</text:span><text:span text:style-name="T390"> — </text:span><text:span text:style-name="T3571">на другом конце линии явственно ощущалось его присутствие</text:span><text:span text:style-name="T390">. </text:span><text:span text:style-name="T3573">Через уш</text:span><text:span text:style-name="T3597">ные раковины</text:span><text:span text:style-name="T3573"> в её </text:span><text:span text:style-name="T3597">разум</text:span><text:span text:style-name="T3573"> про</text:span><text:span text:style-name="T3597">рвался</text:span><text:span text:style-name="T3573"> отвратительный звук</text:span><text:span text:style-name="T390"> — </text:span><text:span text:style-name="T3573">жужжание — </text:span><text:span text:style-name="T390">зовущее </text:span><text:span text:style-name="T3573">её</text:span><text:span text:style-name="T390">, умоляющее выйти навстречу </text:span><text:span text:style-name="T3571">З</text:span><text:span text:style-name="T390">лу.</text:span></text:p>
      <text:p text:style-name="P172">Она отбросила телефон <text:span text:style-name="T3572">от себя</text:span>, <text:span text:style-name="T3572">указывая </text:span><text:span text:style-name="T3574">трясущимся</text:span><text:span text:style-name="T3572"> пальцем на трубку</text:span>. Вот <text:span text:style-name="T3577">где </text:span>оно — монотонное, сбивчивое жужжание — всё ещё там, внутри.</text:p>
      <text:p text:style-name="P172">«<text:span text:style-name="T392">Это он! Это может быть только он! Гарри, это </text:span><text:span text:style-name="T3575">З</text:span><text:span text:style-name="T392">ло — </text:span><text:span text:style-name="T3575">Зло в </text:span><text:span text:style-name="T3576">своём натуральном облике</text:span><text:span text:style-name="T392">, </text:span><text:span text:style-name="T3576">как </text:span><text:span text:style-name="T392">будто сам Дьявол добрался до телефонной сети и звонит сюда, </text:span><text:span text:style-name="T3576">мне</text:span><text:span text:style-name="T392">. </text:span><text:span text:style-name="T393">Этот звук пугает меня! </text:span><text:span text:style-name="T3578">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8">а...</text:span>» - <text:span text:style-name="T395">проговорила Элисон. Голос её стал хриплым, а лицо — белее мела. </text:span><text:span text:style-name="T428">Она стала походить на статую, </text:span><text:span text:style-name="T3579">высеченную из куска льда, </text:span><text:span text:style-name="T429">холодную</text:span><text:span text:style-name="T428"> и безжизненн</text:span><text:span text:style-name="T429">ую</text:span><text:span text:style-name="T428">. </text:span><text:span text:style-name="T429">Силы покидали её, их вытягивало </text:span><text:span text:style-name="T3580">З</text:span><text:span text:style-name="T429">ло, словно вампир, </text:span><text:span text:style-name="T3580">испивающий </text:span><text:span text:style-name="T3581">до последней капли </text:span><text:span text:style-name="T429">кровь своей жертвы.</text:span></text:p>
      <text:p text:style-name="P173">Не задавая лишних вопросов, Гарри сделал то, <text:span text:style-name="T3582">о чём</text:span> она просила. Затем, взяв её руки в свои, крепко сжал их, пристально глядя в её глаза. <text:span text:style-name="T430">Они просидели так целую минуту, </text:span><text:span text:style-name="T431">в своём </text:span><text:span text:style-name="T4709">тесном </text:span><text:span text:style-name="T3956">пространстве</text:span><text:span text:style-name="T431">, не обращая внимания </text:span><text:span text:style-name="T453">ни на что,</text:span><text:span text:style-name="T431"> и осознавая только силу, связывавшую их воеди</text:span><text:span text:style-name="T432">н</text:span><text:span text:style-name="T431">о. </text:span><text:span text:style-name="T433">Затем безумие начало медленно отступать и, глядя в глаза </text:span><text:span text:style-name="T3598">молодого человека</text:span><text:span text:style-name="T433">, Элисон почувствовала, как её затягивает внутрь их — в то </text:span><text:span text:style-name="T3598">самое </text:span><text:span text:style-name="T433">место, где </text:span><text:span text:style-name="T434">больше </text:span><text:span text:style-name="T433">ничто не </text:span><text:span text:style-name="T455">заставит </text:span><text:span text:style-name="T454">е</text:span><text:span text:style-name="T455">ё</text:span><text:span text:style-name="T454"> </text:span><text:span text:style-name="T433">страд</text:span><text:span text:style-name="T455">ать.</text:span><text:span text:style-name="T433">.</text:span></text:p>
      <text:p text:style-name="P174">Медленно шло время. Наконец, Гарри отвёл глаза и спросил:</text:p>
      <text:p text:style-name="P174">«<text:span text:style-name="T435">Думаешь, </text:span><text:span text:style-name="T3583">на другом конце провода </text:span><text:span text:style-name="T435">был твой отец? Он что-</text:span><text:span text:style-name="T3584">то</text:span><text:span text:style-name="T435"> сказал? </text:span><text:span text:style-name="T436">П</text:span><text:span text:style-name="T437">рисядь</text:span><text:span text:style-name="T436">, я принесу тебе бренди — оно согреет.</text:span>»</text:p>
      <text:p text:style-name="P175">Она <text:span text:style-name="T3585">подчинилась</text:span>.</text:p>
      <text:p text:style-name="P175">Гарри <text:span text:style-name="T3586">плеснул в её стакан капельку горячительного напитка</text:span>. Она сидела молча, раскачиваясь взад и вперёд, <text:span text:style-name="T3599">и </text:span>бессмысленно <text:span text:style-name="T3586">глядела </text:span><text:span text:style-name="T2646">на телефон.</text:span></text:p>
      <text:p text:style-name="P176">Внезапно он зазвонил <text:span text:style-name="T3088">снова</text:span>. От неожиданности Элисон вздрогнула и, <text:span text:style-name="T358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8">Кто бы это мог быть? Они никого не ждали.</text:span></text:p>
      <text:p text:style-name="P177">Гарри поднял телефонную трубку.</text:p>
      <text:p text:style-name="P177">«<text:span text:style-name="T439">Это я, Мэтт. Вы не против, если мы зайдём к вам? Или, если хотите, можете сами прийти ко мне.</text:span>»</text:p>
      <text:p text:style-name="P178">Мэтью чуточку подождал, <text:span text:style-name="T3866">а </text:span>затем спросил:</text:p>
      <text:p text:style-name="P178">«<text:span text:style-name="T440">Гарри, ты слушаешь? Ты какой-то подозрительно </text:span><text:span text:style-name="T441">молчаливый</text:span><text:span text:style-name="T440">, это совсем не похоже </text:span><text:span text:style-name="T3867">на тебя</text:span><text:span text:style-name="T440">… Ребята, что у вас случилось? С вами всё в порядке?</text:span>»</text:p>
      <text:p text:style-name="P178">«<text:span text:style-name="T442">Всё нормально. Извини, мы не сможем увидеться </text:span><text:span text:style-name="T3601">сегодня</text:span><text:span text:style-name="T442">. </text:span><text:span text:style-name="T443">Элисон сильно устала и ей нужно лечь спать пораньше. </text:span><text:span text:style-name="T446">Что касается нашего эксперимента… Вы были правы — для начала мы испробуем метод самовнушения. </text:span><text:span text:style-name="T3602">Когда </text:span><text:span text:style-name="T447">отвезёшь Робина в университет — </text:span><text:span text:style-name="T3602">приходи,</text:span><text:span text:style-name="T447"> и мы </text:span><text:span text:style-name="T3600">сразу начнём</text:span><text:span text:style-name="T447">. Хорошо? Ну, тогда до завтра!</text:span>»</text:p>
      <text:p text:style-name="P179">И прежде, чем Мэтью успел <text:span text:style-name="T3603">что-то </text:span>ответить, Гарри положил трубку.</text:p>
      <text:p text:style-name="P180">В дверь продолжали настойчиво звонить. <text:span text:style-name="T448">Элисон осторожно пересела на краешек дивана и прошептала, указав на дверь:</text:span></text:p>
      <text:p text:style-name="P180">«<text:span text:style-name="T448">Это он, я уверена. Силы зла навсегда вошли в его чёрную душу, тесно объединившись с самим Дьяволом!</text:span>»</text:p>
      <text:p text:style-name="P180">«<text:span text:style-name="T449">Элисон, ты не можешь прятаться от него вечно. Он знает, что ты </text:span><text:span text:style-name="T450">здесь. </text:span><text:span text:style-name="T451">Если он поймёт, что ты боишься его, то уже никогда не отвяжется. </text:span><text:span text:style-name="T452">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9">наружу</text:span>, увидев перед входом неподвижно стоящего мистера Уитли, спокойного и хладнокровного.</text:p>
      <text:p text:style-name="P182">«<text:span text:style-name="T456">Проходите.</text:span>»</text:p>
      <text:p text:style-name="P183"><text:span text:style-name="T457">Он</text:span> широко открыл дверь, и указал не<text:span text:style-name="T461">званому</text:span> гостю путь в гостиную. <text:span text:style-name="T459">Последовав за ним, Гарри б</text:span><text:span text:style-name="T458">ыстро очути</text:span><text:span text:style-name="T459">лся</text:span><text:span text:style-name="T458"> возле Элисон </text:span><text:span text:style-name="T459">и, приобняв, </text:span><text:span text:style-name="T458">сел рядом с ней на подлокотник </text:span><text:span text:style-name="T460">дивана</text:span><text:span text:style-name="T458">.</text:span></text:p>
      <text:p text:style-name="P184"><text:span text:style-name="T463">Её отец, Ник, </text:span>так и остался стоять в своей властной позе, <text:span text:style-name="T464">его</text:span> лицо как и прежде не выражало никаких эмоций. <text:span text:style-name="T462">Казалось, что он смотрит внутрь каждого, вскрывая их </text:span><text:span text:style-name="T465">оболочки </text:span><text:span text:style-name="T462">своим пронзающим взглядом. </text:span><text:span text:style-name="T466">По спине Элисон забегали мурашки и </text:span><text:span text:style-name="T469">она </text:span><text:span text:style-name="T466">мысленно вознесла молитву к Богу с просьбой дать ей силы, </text:span><text:span text:style-name="T468">чтобы </text:span><text:span text:style-name="T466">достойно выдержать </text:span><text:span text:style-name="T467">выпавшее ей</text:span><text:span text:style-name="T466"> испытание. </text:span><text:span text:style-name="T470">К ней снова начало возвращаться ужасное ощущение, будто её разум истощается. Жужжание возобновилось.</text:span></text:p>
      <text:p text:style-name="P184">«<text:span text:style-name="T471">Прекрати это! Хватит! Что тебе нужно от меня после стольких лет? </text:span><text:span text:style-name="T472">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3">Нет, ты вовсе не пугаешь меня. Ты меня раздражаешь! И мне надоели твои появления!</text:span>»</text:p>
      <text:p text:style-name="P186">Он собрался подойти к ней, но Элисон <text:span text:style-name="T474">мгновенно </text:span>его остановила:</text:p>
      <text:p text:style-name="P186">«<text:span text:style-name="T475">Не подходи! Сядь во</text:span><text:span text:style-name="T3040">т</text:span><text:span text:style-name="T475"> на тот стул и держи руки на виду. Я тебе не доверяю!</text:span>»</text:p>
      <text:p text:style-name="P187">Элисон начала злиться.</text:p>
      <text:p text:style-name="P187">«<text:span text:style-name="T476">Как ты можешь разговаривать так</text:span><text:span text:style-name="T477">им тоном</text:span><text:span text:style-name="T476"> с</text:span><text:span text:style-name="T477">о своим</text:span><text:span text:style-name="T476"> отцом? Ты обращаешься со мной </text:span><text:span text:style-name="T478">так</text:span><text:span text:style-name="T476">, </text:span><text:span text:style-name="T478">как </text:span><text:span text:style-name="T476">будто </text:span><text:span text:style-name="T479">перед тобой</text:span><text:span text:style-name="T476"> какой-то грязный бродяга. Я пришёл сюда, чтобы помириться с тобой. Сейчас я заканчиваю оформление покупки дома на Милтон-роуд, </text:span><text:span text:style-name="T480">и</text:span><text:span text:style-name="T476"> </text:span><text:span text:style-name="T480">я</text:span><text:span text:style-name="T476"> надеялся, что ты будешь жить вместе со мной. </text:span><text:span text:style-name="T480">Я хотел бы</text:span><text:span text:style-name="T476">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1">м</text:span>ой?»</text:p>
      <text:p text:style-name="P189">На мгновение она прервалась и затем продолжила, но уже более спокойно:</text:p>
      <text:p text:style-name="P189">«<text:span text:style-name="T483">Прежде, чем ты уйдёшь, я хотела бы </text:span><text:span text:style-name="T484">выяснить</text:span><text:span text:style-name="T483">, </text:span><text:span text:style-name="T486">что за</text:span><text:span text:style-name="T484"> </text:span><text:span text:style-name="T483">причина кроется за этим внезапным проявлением родительской заботы? </text:span><text:span text:style-name="T485">Почему ты не появлялся раньше? С тех </text:span><text:span text:style-name="T3041">пор </text:span><text:span text:style-name="T485">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7">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8">таким </text:span><text:span text:style-name="T487">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9">Предположим, </text:span><text:span text:style-name="T502">что </text:span><text:span text:style-name="T489">Гарри мог бы побыть в соседней комнате, но только полчаса и не больше.</text:span>»</text:p>
      <text:p text:style-name="P191">«<text:span text:style-name="T490">Элисон, Ты уверена?</text:span>» - <text:span text:style-name="T490">спросил Гарри, </text:span><text:span text:style-name="T3403">тревожно </text:span><text:span text:style-name="T490">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3">направился</text:span> <text:span text:style-name="T3403">в её сторону.</text:span></text:p>
      <text:p text:style-name="P194">«<text:span text:style-name="T491">Не подходи ко мне! Сядь вон там!</text:span>» - <text:span text:style-name="T491">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2">Глупая сучка! Ты такая же доверчивая, как твоя мать. Она решила, что сможет убежать от меня, покончив с собой, </text:span><text:span text:style-name="T3089">но</text:span><text:span text:style-name="T492"> теперь тебе придётся занять её место.</text:span>»</text:p>
      <text:p text:style-name="P196"><text:soft-page-break/>Он <text:span text:style-name="T617">у</text:span><text:span text:style-name="T512">сел</text:span><text:span text:style-name="T617">ся</text:span> рядом с ней, <text:span text:style-name="T493">крепко сжимая её запястья и выкручивая руки за её спиной</text:span>.</text:p>
      <text:p text:style-name="P196">«<text:span text:style-name="T494">Убирайся вон, ты… Больной… Сумасшедший… Отойди от меня...</text:span>» - <text:span text:style-name="T494">шипела Элисон.</text:span></text:p>
      <text:p text:style-name="P197">Выражение его лица было <text:span text:style-name="T496">очень </text:span>странным. Он не слышал её жалоб, будто бы находясь в другом, собственном мире. <text:span text:style-name="T495">Словно какая-то потусторонняя сущность владела </text:span><text:span text:style-name="T1105">им </text:span><text:span text:style-name="T495">сейчас.</text:span></text:p>
      <text:p text:style-name="P198">Она откинула голову назад и завизжала.</text:p>
      <text:p text:style-name="P198">«<text:span text:style-name="T497">Я буду кричать! Пошёл вон, мразь!</text:span>»</text:p>
      <text:p text:style-name="P199">Не обращая внимания на её <text:span text:style-name="T499">вопли</text:span>, он толкнул её и она упала на пол.</text:p>
      <text:p text:style-name="P198">«<text:span text:style-name="T498">Слезь с меня! Ты - мерзкий! Меня тошнит от тебя!</text:span>»</text:p>
      <text:p text:style-name="P200">Слёзы <text:span text:style-name="T500">потекли по её щекам.</text:span></text:p>
      <text:p text:style-name="P201">Он <text:span text:style-name="T3405">ударил её наотмашь</text:span> и затем закрыл <text:span text:style-name="T501">рот </text:span>своим <text:span text:style-name="T501">предплечьем</text:span>, чтобы она не <text:span text:style-name="T3405">с</text:span>могла <text:span text:style-name="T340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6">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6">мгновенно</text:span> бро<text:span text:style-name="T506">сившись</text:span> к ней <text:span text:style-name="T506">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7">Я услышал, как что-то разбилось и сразу </text:span><text:span text:style-name="T3090">же </text:span><text:span text:style-name="T507">побежал к тебе. Он не… Ну, ты понимаешь?</text:span>»</text:p>
      <text:p text:style-name="P205">«Слава Богу, нет. Хорошо, что ты появился вовремя, ему не хватило времени. <text:span text:style-name="T508">Как только ты вышел из комнаты, он сразу изменился. Как будто кто-то чужой завладел его телом. Его глаза… </text:span><text:span text:style-name="T509">Они стали совсем другими, то есть не его глазами</text:span><text:span text:style-name="T508">! Он постоянно ухмылялся - это было так ужасно!</text:span>»</text:p>
      <text:p text:style-name="P205">«<text:span text:style-name="T510">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1">поблизости</text:span><text:span text:style-name="T510">,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1">Да, конечно!</text:span>» - <text:span text:style-name="T511">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3">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4">утра </text:span>сон, наконец-то, взял над ней верх.</text:p>
      <text:p text:style-name="P208"/>
      <text:p text:style-name="P209">Она проснулась от собственного крика, вся в холодном поту, <text:span text:style-name="T515">и Гарри успокоил её, </text:span><text:span text:style-name="T3640">объяснив</text:span><text:span text:style-name="T515">, что это б</text:span><text:span text:style-name="T4181">ыл </text:span><text:span text:style-name="T3641">всего лишь </text:span><text:span text:style-name="T3607">дурной</text:span><text:span text:style-name="T515"> </text:span><text:span text:style-name="T3607">сон</text:span><text:span text:style-name="T515">:</text:span></text:p>
      <text:p text:style-name="P209">«<text:span text:style-name="T4179">В</text:span><text:span text:style-name="T515">сё в порядке, </text:span><text:span text:style-name="T4179">малыш</text:span><text:span text:style-name="T515">. </text:span><text:span text:style-name="T3606">Кроме нас з</text:span><text:span text:style-name="T515">десь </text:span><text:span text:style-name="T3606">больше никого нет</text:span><text:span text:style-name="T515">. </text:span><text:span text:style-name="T3606">Ему не известно</text:span><text:span text:style-name="T515">, </text:span><text:span text:style-name="T4180">где мы находимся</text:span><text:span text:style-name="T515">. </text:span><text:span text:style-name="T3608">Не волнуйся. Спи.</text:span>» - <text:span text:style-name="T515">прошептал он, </text:span><text:span text:style-name="T3640">нежно </text:span><text:span text:style-name="T3680">поглаживая</text:span><text:span text:style-name="T515"> её </text:span><text:span text:style-name="T3642">мягкие</text:span><text:span text:style-name="T515"> волосы. </text:span><text:span text:style-name="T516">Она была словно младенец, которому внезапно приснился кошмар и </text:span><text:span text:style-name="T517">в этот момент </text:span><text:span text:style-name="T516">остро нуждалась в </text:span><text:span text:style-name="T576">родительской</text:span><text:span text:style-name="T516"> любви и заботе. </text:span><text:span text:style-name="T518">Гарри считал себя винов</text:span><text:span text:style-name="T3608">атым</text:span><text:span text:style-name="T518"> в том, что произошло предыдущим вечером — если бы он не стал слушать Элисон, уверовавшую в раскаяние своего отца, </text:span><text:span text:style-name="T3643">то </text:span><text:span text:style-name="T518">всё могло бы сложиться по-</text:span><text:span text:style-name="T3608">иному</text:span><text:span text:style-name="T518">. </text:span><text:span text:style-name="T519">Нет, он был </text:span><text:span text:style-name="T3609">обязан </text:span><text:soft-page-break/><text:span text:style-name="T519">прислушаться к </text:span><text:span text:style-name="T520">своему внутреннему голосу, твердившему об обратном, </text:span><text:span text:style-name="T521">и теперь всё выглядело так, </text:span><text:span text:style-name="T3609">словно</text:span><text:span text:style-name="T521"> он предал её веру в него.</text:span></text:p>
      <text:p text:style-name="P209">«<text:span text:style-name="T522">Не волнуйся, Эли. Он заплатит за всё. Бог мне свидетель, он дорого заплатит</text:span>» - <text:span text:style-name="T522">поклялся Гарри прежде, чем задремать. Время приближалось к четырём часам утра.</text:span></text:p>
      <text:p text:style-name="P209"/>
      <text:p text:style-name="P581">Мистер<text:span text:style-name="T3791">у</text:span> Уитли было около сорока лет, в<text:span text:style-name="T523">о</text:span>зможно <text:span text:style-name="T612">немного </text:span><text:span text:style-name="T523">меньше или больше. </text:span><text:span text:style-name="T524">Ростом он был примерно шести футов </text:span><text:span text:style-name="T3617">и</text:span><text:span text:style-name="T524"> </text:span><text:span text:style-name="T3610">физически </text:span><text:span text:style-name="T3616">крепко </text:span><text:span text:style-name="T3615">сложен</text:span><text:span text:style-name="T524">. </text:span><text:span text:style-name="T525">Ег</text:span><text:span text:style-name="T3611">о настоящим именем было</text:span><text:span text:style-name="T525"> </text:span><text:span text:style-name="T3611">имя </text:span><text:span text:style-name="T525">Теренс, но он предпочитал </text:span><text:span text:style-name="T3612">называться</text:span><text:span text:style-name="T525"> Ником — таково было его второе имя. </text:span><text:span text:style-name="T526">Он был хорош собой — смуглая кожа, светлые волосы и голубые глаза-жемчужины, глубокие, словно </text:span><text:span text:style-name="T3677">океанские</text:span><text:span text:style-name="T3613"> </text:span><text:span text:style-name="T3677">впадины</text:span><text:span text:style-name="T526">. </text:span><text:span text:style-name="T3618">Он имел</text:span><text:span text:style-name="T3614"> ярк</text:span><text:span text:style-name="T3618">ую</text:span><text:span text:style-name="T3614"> и запоминающ</text:span><text:span text:style-name="T3618">уюся</text:span><text:span text:style-name="T3614"> внешность</text:span><text:span text:style-name="T526"> и, когда был моложе, за ним бегало много </text:span><text:span text:style-name="T528">девиц</text:span><text:span text:style-name="T526">. </text:span><text:span text:style-name="T3619">П</text:span><text:span text:style-name="T529">ри этом</text:span><text:span text:style-name="T527"> он никогда не довольствовался тем, что имел — ему всегда </text:span><text:span text:style-name="T3619">хотелось заполуч</text:span><text:span text:style-name="T3620">а</text:span><text:span text:style-name="T3619">ть больше — заполуч</text:span><text:span text:style-name="T3620">а</text:span><text:span text:style-name="T3619">ть </text:span><text:span text:style-name="T527"><text:s/></text:span><text:span text:style-name="T3619">то, что многим, на первый взгляд, казалось не</text:span><text:span text:style-name="T3620">достижимым</text:span><text:span text:style-name="T3619"> — замужних женщин. Его второй страстью было запугивание людей — загоняя их в предварительно расставленные </text:span><text:span text:style-name="T3792">капканы</text:span><text:span text:style-name="T3619"> и доводя </text:span><text:span text:style-name="T3678">всевозможными</text:span><text:span text:style-name="T3619"> способами до </text:span><text:span text:style-name="T3621">нервного истощения</text:span><text:span text:style-name="T3619">, он испытывал особенное </text:span><text:span text:style-name="T3622">наслаждение</text:span><text:span text:style-name="T3619">.</text:span></text:p>
      <text:p text:style-name="P582"><text:span text:style-name="T3628">Ему</text:span><text:span text:style-name="T3621"> действительно</text:span> удавал<text:span text:style-name="T3621">о</text:span>сь очаровывать женщин, независимо от <text:span text:style-name="T3621">их семейного положения</text:span>. <text:span text:style-name="T3621">Наличие мужей </text:span>вовсе не являлось пр<text:span text:style-name="T577">епятствием </text:span><text:span text:style-name="T3623">— </text:span>скорее наоборот, ведь лёгкая добыча <text:span text:style-name="T3629">никогда </text:span>не приносила радости. <text:span text:style-name="T3624">Е</text:span><text:span text:style-name="T3623">му доставляло </text:span><text:span text:style-name="T3624">огромное удовольствие </text:span><text:span text:style-name="T3623">выслеживание </text:span><text:span text:style-name="T3624">своих будущих </text:span><text:span text:style-name="T3623">жертв и выход </text:span><text:span text:style-name="T3713">на контакт </text:span><text:span text:style-name="T3624">с ними</text:span><text:span text:style-name="T3623"> — </text:span><text:span text:style-name="T3714">именно тогда</text:span><text:span text:style-name="T3623"> к нему приходило приятное чувство взволнованности и возбуждения. </text:span><text:span text:style-name="T530">Но </text:span><text:span text:style-name="T3636">истинное</text:span><text:span text:style-name="T530"> удовлетворение </text:span><text:span text:style-name="T3714">случалось</text:span><text:span text:style-name="T3623"> </text:span><text:span text:style-name="T3624">только </text:span><text:span text:style-name="T3714">в те мгновения</text:span><text:span text:style-name="T3623">, когда </text:span><text:span text:style-name="T3714">он наблюдал в глазах преследуемых </text:span><text:span text:style-name="T3625">страх</text:span><text:span text:style-name="T531"> и </text:span><text:span text:style-name="T532">отвращение</text:span><text:span text:style-name="T531"> </text:span><text:span text:style-name="T3625">к </text:span><text:span text:style-name="T3714">своей</text:span><text:span text:style-name="T3625"> персоне</text:span><text:span text:style-name="T530">. </text:span><text:span text:style-name="T3626">Иногда приходилось сталкиваться</text:span><text:span text:style-name="T533"> </text:span><text:span text:style-name="T3626">с </text:span><text:span text:style-name="T533">разгневанны</text:span><text:span text:style-name="T3626">ми</text:span><text:span text:style-name="T533"> муж</text:span><text:span text:style-name="T3626">ьями</text:span><text:span text:style-name="T533">, но </text:span><text:span text:style-name="T3626">обычно </text:span><text:span text:style-name="T533">ему чертовски везло </text:span><text:span text:style-name="T3634">и</text:span><text:span text:style-name="T533"> всегда находился повод своевременно скрыться, оставив </text:span><text:span text:style-name="T534">далеко </text:span><text:span text:style-name="T533">позади </text:span><text:span text:style-name="T3635">себя все </text:span><text:span text:style-name="T533">надвиг</text:span><text:span text:style-name="T3627">а</text:span><text:span text:style-name="T3679">вшиеся</text:span><text:span text:style-name="T3627"> неприятности.</text:span><text:span text:style-name="T533">.</text:span></text:p>
      <text:p text:style-name="P210">У <text:span text:style-name="T3627">Ника</text:span> не было постоянной работы — вся его жизнь проходила в разъездах. <text:span text:style-name="T535">Он путешествовал по стране, устраиваясь на временную работу то здесь, то там — </text:span><text:span text:style-name="T536">начиная от бармена в придорожной закусочной и заканчивая водителем большегрузн</text:span><text:span text:style-name="T3631">ых</text:span><text:span text:style-name="T536"> авто. </text:span><text:span text:style-name="T537">В тех случаях, когда события принимали дурной оборот и на горизонте маячил</text:span><text:span text:style-name="T3632">и</text:span><text:span text:style-name="T537"> выяснени</text:span><text:span text:style-name="T3632">я</text:span><text:span text:style-name="T537"> отношений с мужем </text:span><text:span text:style-name="T3630">очередной обманутой</text:span><text:span text:style-name="T537"> женщины, он просто </text:span><text:span text:style-name="T575">исчезал</text:span><text:span text:style-name="T537"> и больше </text:span><text:span text:style-name="T3632">никогда</text:span><text:span text:style-name="T578"> </text:span><text:span text:style-name="T537">не появлялся </text:span><text:span text:style-name="T3637">вновь</text:span><text:span text:style-name="T537">.</text:span></text:p>
      <text:p text:style-name="P211">До этого <text:span text:style-name="T3632">дня </text:span>Ник никогда не бывал в Саутгемптоне, <text:span text:style-name="T3632">и</text:span> ему потребовалась всего неделя, чтобы <text:span text:style-name="T3633">выяснить</text:span>, где живёт дочь.</text:p>
      <text:p text:style-name="P211"/>
      <text:p text:style-name="P212"><text:span text:style-name="T3793">Она прошла</text:span>, и за это время Элисон ничего не слышала о своём отце. <text:span text:style-name="T538">Вместе с Гарри они </text:span><text:span text:style-name="T3638">до сих пор </text:span><text:span text:style-name="T538">оставались в доме Мэтью. </text:span><text:span text:style-name="T539">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3">ж</text:span><text:span text:style-name="T550">н</text:span><text:span text:style-name="T543">ие</text:span><text:span text:style-name="T539">, Мэтью, недолго думая, ответил:</text:span></text:p>
      <text:p text:style-name="P212">«<text:span text:style-name="T540">О! Та парочка, что жила здесь </text:span><text:span text:style-name="T543">до нас, </text:span><text:span text:style-name="T540">переехала куда-то в Лондон. Извините, но они не оставили своего адреса.</text:span>»</text:p>
      <text:p text:style-name="P213">После этого <text:span text:style-name="T3639">случая </text:span>мистер Уитли больше не беспокоил ни Мэтью, ни Робина. <text:span text:style-name="T541">Но </text:span><text:span text:style-name="T3639">и</text:span><text:span text:style-name="T541"> </text:span><text:span text:style-name="T542">не стал съезжать</text:span><text:span text:style-name="T541"> </text:span><text:span text:style-name="T542">из дома на</text:span><text:span text:style-name="T541"> Милтон-роуд.</text:span></text:p>
      <text:p text:style-name="P213"/>
      <text:p text:style-name="P214">Робин усердно готовился к <text:span text:style-name="T3877">предстоящим</text:span> экзаменам. <text:span text:style-name="T3877">Все о</text:span>стальные продолжали заниматься новым проектом и смогли добиться <text:span text:style-name="T3878">в нём </text:span>некоторых <text:span text:style-name="T3879">результатов</text:span>.</text:p>
      <text:p text:style-name="P215">Профессор <text:span text:style-name="T552">Фергер </text:span>предоставил каждому по месяцу отпуска. Разработанный <text:span text:style-name="T3878">студентами</text:span> метод самовнушения оказался <text:span text:style-name="T3882">д</text:span><text:span text:style-name="T3880">остаточно</text:span> эффективным — все трое успели побывать в шкур<text:span text:style-name="T3881">ах</text:span> различных <text:span text:style-name="T556">существ</text:span> и даже вполне у<text:span text:style-name="T3884">дачно</text:span> <text:span text:style-name="T3883">пр</text:span><text:span text:style-name="T3884">инимать облик</text:span><text:span text:style-name="T3883"> </text:span>других людей. В их тесном кру<text:span text:style-name="T3885">жке</text:span> <text:span text:style-name="T3885">считалось </text:span>особенно забавным превращение в профессора, а также имитация его странных привычек и манеры произношения слов. <text:span text:style-name="T3885">Н</text:span><text:span text:style-name="T551">овый навык </text:span><text:span text:style-name="T3885">оказался для Элисон весьма кстати</text:span><text:span text:style-name="T551"> — обладая им, она могла больше не чувствовать угрозы, исходящей со стороны её отца.</text:span></text:p>
      <text:p text:style-name="P585"><text:soft-page-break/>Единственной проблемой, с которой при<text:span text:style-name="T3875">ходилось</text:span> ст<text:span text:style-name="T3875">алкиваться</text:span> в ходе проведения эксперимента, было время, в течении которого <text:span text:style-name="T3885">студенты</text:span> претерпевали метаморфозы. Их превращения в других существ длились не дольше четверти часа, <text:span text:style-name="T579">и </text:span>поэтому, <text:span text:style-name="T3868">находясь в телах различных птиц, они даже не пытались подняться в воздух.</text:span> <text:span text:style-name="T3644">Необычн</text:span><text:span text:style-name="T3874">ые</text:span><text:span text:style-name="T553"> ощущени</text:span><text:span text:style-name="T3874">я от </text:span><text:span text:style-name="T553">превращени</text:span><text:span text:style-name="T3874">й</text:span><text:span text:style-name="T553"> был</text:span><text:span text:style-name="T3874">и</text:span><text:span text:style-name="T553"> </text:span><text:span text:style-name="T3874">похожи</text:span><text:span text:style-name="T553"> </text:span><text:span text:style-name="T3874">на</text:span><text:span text:style-name="T553"> помешательство, но без </text:span><text:span text:style-name="T3885">различных</text:span><text:span text:style-name="T3645"> </text:span><text:span text:style-name="T553">негативных последствий.</text:span></text:p>
      <text:p text:style-name="P216">Находясь в состоянии эйфории от <text:span text:style-name="T3875">своих </text:span>первых <text:span text:style-name="T3875">успехов</text:span>, никто не <text:span text:style-name="T3869">задумывался</text:span> о том, насколько опасным может <text:span text:style-name="T3875">стать</text:span> <text:span text:style-name="T3875">это </text:span>новое открытие, попади оно в <text:span text:style-name="T3869">дурные</text:span> руки <text:span text:style-name="T554">и</text:span><text:span text:style-name="T555">ли </text:span><text:span text:style-name="T554">в </text:span><text:span text:style-name="T555">не</text:span><text:span text:style-name="T3646">удачно сложившиеся </text:span><text:span text:style-name="T554">обстоятельства</text:span>.</text:p>
      <text:p text:style-name="P217"><text:span text:style-name="T3873">В</text:span><text:span text:style-name="T3870">озможност</text:span><text:span text:style-name="T3873">ь</text:span><text:span text:style-name="T3870"> </text:span><text:span text:style-name="T3873">свободно, </text:span><text:span text:style-name="T3876">до неузнаваемости</text:span><text:span text:style-name="T3873"> </text:span><text:span text:style-name="T3870">менять с</text:span><text:span text:style-name="T3873">обственную</text:span><text:span text:style-name="T3870"> </text:span><text:span text:style-name="T557">вне</text:span><text:span text:style-name="T3870">шность </text:span><text:span text:style-name="T3871">даровал</text:span><text:span text:style-name="T3873">а</text:span><text:span text:style-name="T557"> </text:span><text:span text:style-name="T3871">им</text:span><text:span text:style-name="T557"> </text:span><text:span text:style-name="T3871">необычай</text:span><text:span text:style-name="T3872">но</text:span><text:span text:style-name="T557"> захватывающие ощущения, и они тратили </text:span><text:span text:style-name="T3871">на </text:span><text:span text:style-name="T3873">своё </text:span><text:span text:style-name="T3871">новое увлечение </text:span><text:span text:style-name="T557">почти всё свободное время. </text:span><text:span text:style-name="T558">Однако ни</text:span><text:span text:style-name="T3873">кто из них </text:span><text:span text:style-name="T558">не </text:span><text:span text:style-name="T3873">сказал о нём </text:span><text:span text:style-name="T3647">Робину </text:span><text:span text:style-name="T3873">ни единого слова</text:span><text:span text:style-name="T3647">.</text:span></text:p>
      <text:p text:style-name="P217"/>
      <text:p text:style-name="P218"><text:span text:style-name="T3649">В эту ночь</text:span><text:span text:style-name="T564">, </text:span><text:span text:style-name="T3648">но</text:span> много лет назад, Ник совершил насилие над матерью Элисон. <text:span text:style-name="T3649">Тьма</text:span><text:span text:style-name="T564"> была такой же </text:span><text:span text:style-name="T3648">непроглядной,</text:span> и на улице <text:span text:style-name="T571">точно </text:span><text:span text:style-name="T565">так же </text:span>бушевала буря. Над крышами домов разносились раскаты грома, как будто где-то там, наверху, <text:span text:style-name="T1330">б</text:span>оги разгневались на простых смертных и осыпа<text:span text:style-name="T559">ют</text:span> их своими <text:span text:style-name="T559">страшными </text:span>проклятиями. <text:span text:style-name="T560">Вскоре за </text:span><text:span text:style-name="T566">раскатами</text:span><text:span text:style-name="T560"> последовали смертоносные молни</text:span><text:span text:style-name="T582">и</text:span><text:span text:style-name="T560">, безжалостно разбрасываемые небес</text:span><text:span text:style-name="T3650">ными властелинами</text:span><text:span text:style-name="T560">. </text:span><text:span text:style-name="T561">Дождь </text:span><text:span text:style-name="T3651">заливал</text:span><text:span text:style-name="T561"> </text:span><text:span text:style-name="T3651">оконные стёкла</text:span><text:span text:style-name="T561">. </text:span><text:span text:style-name="T562">В тот вечер было слишком сыро, чтобы выходить из дом</text:span><text:span text:style-name="T563">ов</text:span><text:span text:style-name="T562">, и улицы </text:span><text:span text:style-name="T563">были </text:span><text:span text:style-name="T567">пусты и </text:span><text:span text:style-name="T563">безлюдны, </text:span><text:span text:style-name="T569">словно </text:span><text:span text:style-name="T570">кадры</text:span><text:span text:style-name="T568"> </text:span><text:span text:style-name="T570">из </text:span><text:span text:style-name="T1331">старых </text:span><text:span text:style-name="T572">фильмов</text:span><text:span text:style-name="T568"> о городах-призраках</text:span><text:span text:style-name="T563">.</text:span></text:p>
      <text:p text:style-name="P219">Ник ехал домой из Линдхерста в Саутгемптон. <text:span text:style-name="T573">Шум дождя, </text:span><text:span text:style-name="T2428">хлеставший</text:span><text:span text:style-name="T573"> по лобовому стеклу, </text:span><text:span text:style-name="T574">периодически </text:span><text:span text:style-name="T573">заглушал льющуюся из автомагнитолы музыку. «Дворники» его авто</text:span><text:span text:style-name="T3652">машины</text:span><text:span text:style-name="T573">, казалось, двига</text:span><text:span text:style-name="T3653">лись</text:span><text:span text:style-name="T573"> в такт со вспышками молний, освещающи</text:span><text:span text:style-name="T3653">ми</text:span><text:span text:style-name="T573"> пасмурное небо.</text:span></text:p>
      <text:p text:style-name="P220">Смотреть вдаль было невозможно — огни встречных автомобилей не были видны до тех пор, пока <text:span text:style-name="T3655">те</text:span> не подъезжали вплотную, после чего слепили <text:span text:style-name="T3654">глаза </text:span>своим ярким светом. Из-за плохой погоды Нику пришлось вернуться домой, в своё логово, около полуночи. <text:span text:style-name="T580">Ему </text:span><text:span text:style-name="T3656">досаждало</text:span><text:span text:style-name="T580">, что в </text:span><text:span text:style-name="T3656">э</text:span><text:span text:style-name="T580">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1">на тысячу мельчайших осколков.</text:span></text:p>
      <text:p text:style-name="P221"/>
      <text:p text:style-name="P222">Мистер Уитли был не единственным человеком, на которого подействовал шторм. <text:span text:style-name="T583">Это было пугающим зрелищем — </text:span><text:span text:style-name="T584">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7">проклятиями</text:span><text:span text:style-name="T584">, о том, что «Он» умрёт и что «Он» </text:span><text:span text:style-name="T585">пожил достаточно долго</text:span><text:span text:style-name="T584">.</text:span><text:span text:style-name="T586"> </text:span><text:span text:style-name="T587">Н</text:span><text:span text:style-name="T586">а несколько секунд наступила тишина. То, что произошло дальше, трудно описать словами. </text:span><text:span text:style-name="T587">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90">пугающая</text:span><text:span text:style-name="T589"> фигура</text:span><text:span text:style-name="T587"> вознесл</text:span><text:span text:style-name="T589">ась</text:span><text:span text:style-name="T587"> над постелью, за</text:span><text:span text:style-name="T588">мерев</text:span><text:span text:style-name="T587"> в воздухе. </text:span><text:span text:style-name="T591">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3">в ту ночь </text:span><text:span text:style-name="T592">б</text:span><text:span text:style-name="T591">еспощадный бой с</text:span><text:span text:style-name="T593">о всем</text:span><text:span text:style-name="T591"> </text:span><text:span text:style-name="T3886">м</text:span><text:span text:style-name="T593">иром…</text:span></text:p>
      <text:p text:style-name="P222"/>
      <text:p text:style-name="P223">К <text:span text:style-name="T594">следующему </text:span>утр<text:span text:style-name="T594">у</text:span> <text:span text:style-name="T596">шторм</text:span> утих <text:span text:style-name="T594">и повсюду в воздухе витала свежесть, будто бы свидетельствуя о том, что всё напряжение и тревоги ночи канули в Лету. </text:span><text:span text:style-name="T595">Гарри поднялся рано и приготовил завтрак для Элисон.</text:span></text:p>
      <text:p text:style-name="P223"/>
      <text:p text:style-name="P223">«<text:span text:style-name="T597">Эли? Эли! Просыпайся, уже десять утра.</text:span>»</text:p>
      <text:p text:style-name="P224">Она не просыпалась и ему пришлось несколько <text:span text:style-name="T602">раз </text:span>осторожно встряхнуть её. <text:span text:style-name="T598">Элисон медленно пошевелилась, протирая </text:span><text:span text:style-name="T604">ладонями </text:span><text:span text:style-name="T598">глаз</text:span><text:span text:style-name="T603">а</text:span><text:span text:style-name="T598">.</text:span></text:p>
      <text:p text:style-name="P223"><text:soft-page-break/>«<text:span text:style-name="T599">Господи, какая усталость! </text:span><text:span text:style-name="T600">Я ужасно спала этой ночью и мои руки… Они словно одеревенели</text:span>» - <text:span text:style-name="T601">вяло ответила она.</text:span></text:p>
      <text:p text:style-name="P225">Поев и одевшись, Элисон стала читать местную <text:span text:style-name="T605">утреннюю </text:span>газету.</text:p>
      <text:p text:style-name="P226">Внезапно она уронила её и, побледнев, закричала:</text:p>
      <text:p text:style-name="P226">«<text:span text:style-name="T606">Гарри! Гарри! Ты читал это? Ты что-нибудь знаешь об этом?</text:span>»</text:p>
      <text:p text:style-name="P227">Гарри в<text:span text:style-name="T607">бежал в гостиную</text:span>.</text:p>
      <text:p text:style-name="P227">«<text:span text:style-name="T607">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3">произнесла</text:span> она, дрожа.</text:p>
      <text:p text:style-name="P229">Он пр<text:span text:style-name="T2429">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8">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9">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10">за подробностями </text:span><text:span text:style-name="T611">или </text:span><text:span text:style-name="T2274">нет</text:span>?»</text:p>
      <text:p text:style-name="P231">Такие вопросы были типичными для него. Гарри всегда рассуждал здраво и логично.</text:p>
      <text:p text:style-name="P231">«<text:span text:style-name="T619">Полагаю</text:span><text:span text:style-name="T618">, мне придётся объяснить им, что он был моим отцом. Да, я его ненавидела, но не желала е</text:span><text:span text:style-name="T620">му</text:span><text:span text:style-name="T618"> смерти. Подумать только, он умер в ту же ночь, что и мама. Неужели его заела совесть и он покончил жизнь самоубийством, в точности как она? -</text:span><text:span text:style-name="T621">Вряд ли</text:span><text:span text:style-name="T619">, </text:span><text:span text:style-name="T622">на него </text:span><text:span text:style-name="T619">это не похоже. </text:span><text:span text:style-name="T621">Судя по описанию </text:span><text:span text:style-name="T623">в газете, он умер </text:span><text:span text:style-name="T3110">мучительной</text:span><text:span text:style-name="T623"> смертью. Интересно, кто это сделал?</text:span>»</text:p>
      <text:p text:style-name="P232">Гарри подошел к Элисон и обнял её.</text:p>
      <text:p text:style-name="P232">«<text:span text:style-name="T624">Эли, я знаю, что это прозвучит ужасно, но… Это к лучшему, </text:span><text:span text:style-name="T3113">поскольку</text:span><text:span text:style-name="T624"> он не </text:span><text:span text:style-name="T3111">побеспокоит нас </text:span><text:span text:style-name="T3112">больше</text:span><text:span text:style-name="T624">. Наконец-то он </text:span><text:span text:style-name="T625">сполна </text:span><text:span text:style-name="T624">получил то, что заслуживал. Вероятно, его убил кто-то из </text:span><text:span text:style-name="T3113">тех отбросов </text:span><text:span text:style-name="T3114">общества</text:span><text:span text:style-name="T3113">, среди которых он </text:span><text:span text:style-name="T3115">постоянно вращался</text:span><text:span text:style-name="T624">, не получив вовремя свой должок. Нужно признать, что твой отец не был святым.</text:span>»</text:p>
      <text:p text:style-name="P232">«<text:span text:style-name="T626">Да, ты прав. Я не понимаю, что со мной, и почему я </text:span><text:span text:style-name="T627">испытываю чувство печали</text:span><text:span text:style-name="T626">,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9">все эти годы</text:span>. В какой-то момент <text:span text:style-name="T721">она</text:span> даже почувствовала, что находится на скамье подсудимых, <text:span text:style-name="T720">будучи</text:span><text:span text:style-name="T628"> </text:span>идеальн<text:span text:style-name="T722">о</text:span>й <text:span text:style-name="T633">подозреваем</text:span><text:span text:style-name="T722">о</text:span><text:span text:style-name="T633">й</text:span> с идеальным мотивом для убийства.</text:p>
      <text:p text:style-name="P235">Из участка она <text:span text:style-name="T634">вышла</text:span> взволнованной <text:span text:style-name="T3116">и сильно побледневшей</text:span>, <text:span text:style-name="T628">и большую часть обратного пути домой хранила молчание. Гарри </text:span><text:span text:style-name="T630">тихонько </text:span><text:span text:style-name="T3117">мурлыкал себе под нос, </text:span><text:span text:style-name="T630">подпева</text:span><text:span text:style-name="T3117">я</text:span><text:span text:style-name="T630"> </text:span><text:span text:style-name="T3118">играющим по радио </text:span><text:span text:style-name="T630">песням. </text:span><text:span text:style-name="T631">Элисон нарушила тишину первой:</text:span></text:p>
      <text:p text:style-name="P235">«<text:span text:style-name="T632">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5">больше </text:span>не повторится? Вдруг я снова убью, даже не подозревая об этом? <text:span text:style-name="T636">Господи, как бы я хотела не знать </text:span><text:soft-page-break/><text:span text:style-name="T3119">абсолютно ничего </text:span><text:span text:style-name="T636">ни о метаморфозах, ни об оборотнях. </text:span><text:span text:style-name="T637">Как же хорошо, что мы не посвятили Робина в </text:span><text:span text:style-name="T717">наш</text:span><text:span text:style-name="T637"> чёртов </text:span><text:span text:style-name="T717">план</text:span><text:span text:style-name="T637">!</text:span>»</text:p>
      <text:p text:style-name="P236">«<text:span text:style-name="T638">Не вини себя, Эли! Ты ни за что бы не сделала </text:span><text:span text:style-name="T3401">этого</text:span><text:span text:style-name="T638">. Уж я то знаю - </text:span><text:span text:style-name="T644">для </text:span><text:span text:style-name="T645">такого</text:span><text:span text:style-name="T644"> </text:span><text:span text:style-name="T638">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9">РОБИН! РОБИН!</text:span>» - <text:span text:style-name="T640">ЗВАЛ</text:span><text:span text:style-name="T639"> МЭТЬЮ ИЗ-ЗА ДВЕРИ СПАЛЬНИ, НО ОТВЕТА не </text:span><text:span text:style-name="T657">последовало</text:span><text:span text:style-name="T639">. </text:span><text:span text:style-name="T641">Он снова постучал, после чего попытался открыть дверь самостоятельно, но, к его удивлению, она была заперта.</text:span></text:p>
      <text:p text:style-name="P238">«<text:span text:style-name="T642">Робин, п</text:span><text:span text:style-name="T1033">росыпайся</text:span><text:span text:style-name="T642">! </text:span><text:span text:style-name="T3370">Мы</text:span><text:span text:style-name="T642"> опаздывае</text:span><text:span text:style-name="T3370">м</text:span><text:span text:style-name="T642">! </text:span><text:span text:style-name="T643">Я жду тебя целую вечность!</text:span>»</text:p>
      <text:p text:style-name="P239">Мэтью приложил ухо к двери и <text:span text:style-name="T3371">стал вслушиваться </text:span><text:span text:style-name="T3372">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6">Что это значит - слишком рано? К твоему сведению, сейчас одиннадцать-тридцать. Я принёс тебе кофе! Пожалуйста, открой дверь!</text:span>»</text:p>
      <text:p text:style-name="P241"><text:span text:style-name="T665">Он</text:span> прождал несколько минут, прежде чем безжизненн<text:span text:style-name="T649">ая</text:span> сущ<text:span text:style-name="T649">ность</text:span> <text:span text:style-name="T648">Робина </text:span>медленно выползл<text:span text:style-name="T649">а</text:span> из свое<text:span text:style-name="T653">го</text:span><text:span text:style-name="T652"> </text:span><text:span text:style-name="T653">логова</text:span> <text:span text:style-name="T647">и</text:span>, протирая заспанные глаза, <text:span text:style-name="T650">наконец-то </text:span><text:span text:style-name="T662">появилась в дверном проёме</text:span>. <text:span text:style-name="T651">Робин</text:span> взял чашку и тут же <text:span text:style-name="T647">снова закрыл </text:span><text:span text:style-name="T663">дверь </text:span><text:span text:style-name="T664">перед самым носом Мэтью</text:span><text:span text:style-name="T647">.</text:span></text:p>
      <text:p text:style-name="P241"/>
      <text:p text:style-name="P242">Необычная вялость Робина продолжалась несколько недель, <text:span text:style-name="T654">и с каждой неделей она </text:span><text:span text:style-name="T655">становилась всё более заметной. </text:span><text:span text:style-name="T656">В его работе отчётливо наблюдался заметный </text:span><text:span text:style-name="T1034">спад — </text:span><text:span text:style-name="T3400">профессор Фергер не отмечал для себя никаких, хотя бы в малейшей</text:span><text:span text:style-name="T656"> </text:span><text:span text:style-name="T3400">степени интересных результатов, и</text:span><text:span text:style-name="T656"> </text:span><text:span text:style-name="T3400">п</text:span><text:span text:style-name="T658">о </text:span><text:span text:style-name="T3375">этой причине он</text:span><text:span text:style-name="T658"> предоставил Робину и его коллегам недельный отпуск. Усталость Робина </text:span><text:span text:style-name="T3373">списывалась на</text:span><text:span text:style-name="T658"> </text:span><text:span text:style-name="T3373">постоянно возрастающее напряжение от</text:span><text:span text:style-name="T658"> </text:span><text:span text:style-name="T3373">подготовки к </text:span><text:span text:style-name="T658">предстоящи</text:span><text:span text:style-name="T3373">м</text:span><text:span text:style-name="T658"> экзамен</text:span><text:span text:style-name="T3373">ам</text:span><text:span text:style-name="T658">.</text:span></text:p>
      <text:p text:style-name="P243">В<text:span text:style-name="T3376">сю</text:span> недел<text:span text:style-name="T3376">ю</text:span> никто из них не беспокоил <text:span text:style-name="T3376">мальчика</text:span>, давая <text:span text:style-name="T3376">ему</text:span> возможность <text:span text:style-name="T337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7">затянуто и </text:span>необычно. Поэтому все трое <text:span text:style-name="T3379">без промедления</text:span> отправились <text:span text:style-name="T3378">в дом к Мэтью, чтобы </text:span><text:span text:style-name="T674">проведать </text:span><text:span text:style-name="T3374">и </text:span><text:span text:style-name="T3378">заодно </text:span><text:span text:style-name="T3374">поинтересоваться </text:span><text:span text:style-name="T3378">здоровьем </text:span><text:span text:style-name="T3379">своего подопечного</text:span>.</text:p>
      <text:p text:style-name="P245"><text:span text:style-name="T3380">Не менее</text:span><text:span text:style-name="T659"> получаса </text:span><text:span text:style-name="T3384">молодые люди</text:span><text:span text:style-name="T660"> стояли возле </text:span><text:span text:style-name="T3374">з</text:span><text:span text:style-name="T3380">акрытой комнаты</text:span><text:span text:style-name="T660"> и звали его</text:span>, <text:span text:style-name="T3382">однако</text:span> <text:span text:style-name="T3382">отклика не последовало</text:span>, <text:span text:style-name="T338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4">Сознание не покинуло его</text:span>, <text:span text:style-name="T661">но </text:span>было похоже, что <text:span text:style-name="T338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3">подгнившие</text:span> и заплесневелые остатки пищи, а по комнате <text:span text:style-name="T666">расползлась</text:span> <text:span text:style-name="T3386">едкая и </text:span>отвратительная, <text:span text:style-name="T3386">вызывающая тошноту, </text:span>вонь. <text:span text:style-name="T3385">В ту же</text:span> <text:span text:style-name="T3385">минуту до всех присутствующих дошло</text:span>, что <text:span text:style-name="T3385">по какой-то причине </text:span>Робин не выходил из <text:span text:style-name="T3385">своей </text:span>комнаты как минимум несколько <text:span text:style-name="T3385">последних дней</text:span>.</text:p>
      <text:p text:style-name="P248">Гарри <text:span text:style-name="T3385">срочно </text:span>вызвал врача.</text:p>
      <text:p text:style-name="P248"/>
      <text:p text:style-name="P249"><text:soft-page-break/>После тщательного осмотра выяснилось, что Робину требу<text:span text:style-name="T3387">е</text:span>тся всего лишь хороший отдых и тщательный уход. <text:span text:style-name="T3387">Было о</text:span>чевидно что, <text:span text:style-name="T668">готовясь к своим экзаменам,</text:span> он слишком <text:span text:style-name="T668">сильно </text:span>переутомился, и не уделял должного внимания <text:span text:style-name="T667">своевременному</text:span> <text:span text:style-name="T3387">и правильному </text:span>питанию.</text:p>
      <text:p text:style-name="P249"/>
      <text:p text:style-name="P249">«<text:span text:style-name="T669">Я был слишком глуп, полагая что Робин в состоянии сам позаботиться о себе, и что с ним всё будет в порядке.</text:span>» - <text:span text:style-name="T670">сокрушался Мэтью. Он чувствовал себя виноватым </text:span><text:span text:style-name="T671">и не находил себе места.</text:span></text:p>
      <text:p text:style-name="P249"/>
      <text:p text:style-name="P250">Прошло несколько дней, но, несмотря на <text:span text:style-name="T3388">всеобщее </text:span>внимание и заботу, <text:span text:style-name="T3388">самочу</text:span><text:span text:style-name="T3391">в</text:span><text:span text:style-name="T3388">ствие</text:span> Робина <text:span text:style-name="T3388">становилось всё хуже</text:span>. <text:span text:style-name="T672">С каждым днём </text:span><text:span text:style-name="T3389">его </text:span><text:span text:style-name="T692">слабость всё больше брала </text:span><text:span text:style-name="T3399">верх </text:span><text:span text:style-name="T692">над ним, </text:span><text:span text:style-name="T672">и теперь </text:span><text:span text:style-name="T693">он </text:span><text:span text:style-name="T672">не мог осмысленно </text:span><text:span text:style-name="T3388">выговорить </text:span><text:span text:style-name="T3390">даже </text:span><text:span text:style-name="T3388">пар</text:span><text:span text:style-name="T3392">ы</text:span><text:span text:style-name="T3388"> слов</text:span><text:span text:style-name="T672">. Он словно окаменел, и никто </text:span><text:span text:style-name="T3389">из докторов не </text:span><text:span text:style-name="T672">мог понять причин </text:span><text:span text:style-name="T3394">этого недуга</text:span><text:span text:style-name="T672">.</text:span></text:p>
      <text:p text:style-name="P251"><text:span text:style-name="T694">По ночам </text:span><text:span text:style-name="T3393">его мучила бессонница</text:span>. В <text:span text:style-name="T3395">те счастливые минуты</text:span>, <text:span text:style-name="T3395">когда сон принимал </text:span><text:span text:style-name="T3396">Робина</text:span><text:span text:style-name="T3395"> в свои объят</text:span><text:span text:style-name="T3888">и</text:span><text:span text:style-name="T3395">я</text:span>, <text:span text:style-name="T3395">его сотрясала дрожь, он пронзительно вскрикивал</text:span> и <text:span text:style-name="T3395">сразу же </text:span>просыпался.</text:p>
      <text:p text:style-name="P253"><text:span text:style-name="T3397">К</text:span><text:span text:style-name="T3395">аждую ночь </text:span><text:span text:style-name="T3398">Мэтью</text:span><text:span text:style-name="T3397"> будили</text:span><text:span text:style-name="T3395"> душераздирающи</text:span><text:span text:style-name="T3397">е</text:span><text:span text:style-name="T3395"> вопл</text:span><text:span text:style-name="T3397">и</text:span>, раздававши<text:span text:style-name="T3397">еся</text:span> из комнаты <text:span text:style-name="T3396">мальчика,</text:span> и каждый раз <text:span text:style-name="T3398">он</text:span><text:span text:style-name="T673"> </text:span>мчался к нему на помощь, <text:span text:style-name="T3397">не жалея ног</text:span>. И каждый раз ему от<text:span text:style-name="T718">к</text:span>рывалась одна и та же картина — безучастный взгляд в пустоту, дрожь и капли холодного пота, стекающие по лицу Робина. <text:span text:style-name="T339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7">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5">И </text:span><text:span text:style-name="T678">вот </text:span><text:span text:style-name="T675">тогда </text:span><text:span text:style-name="T676">им открылась </text:span><text:span text:style-name="T678">истина</text:span><text:span text:style-name="T676">.</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1">лишь </text:span>Робине. Никому из них не приходило в голову расспрашивать <text:span text:style-name="T679">его </text:span>об этом.</text:p>
      <text:p text:style-name="P256">Профессору удалось ввести Робина в транс не сосредотачивая его внимания на чём-то конкретном. <text:span text:style-name="T3889">В</text:span>место этого он заманил <text:span text:style-name="T1853">мощный</text:span> разум <text:span text:style-name="T3889">подростка </text:span>в ловушку, исполь<text:span text:style-name="T3889">зовав</text:span> <text:span text:style-name="T680">силу </text:span>сво<text:span text:style-name="T680">его</text:span> <text:span text:style-name="T3889">спокойного </text:span>монотонн<text:span text:style-name="T680">ого</text:span> голос<text:span text:style-name="T680">а</text:span>.</text:p>
      <text:p text:style-name="P257">Однако это было задачей не из лёгких — на протяжении <text:span text:style-name="T682">длительного</text:span> времени Робину удавалось воздвигать вокруг себя мысленный барьер, <text:span text:style-name="T3889">сопротивля</text:span><text:span text:style-name="T3890">ясь</text:span> убедительн<text:span text:style-name="T3889">ому</text:span> голос<text:span text:style-name="T3889">у</text:span>, призывавш<text:span text:style-name="T3889">ему</text:span> его подсознание <text:span text:style-name="T3889">освободиться от </text:span>мучивше<text:span text:style-name="T3889">го</text:span> его тяжк<text:span text:style-name="T3889">ого</text:span> брем<text:span text:style-name="T3889">ени</text:span>.</text:p>
      <text:p text:style-name="P257">«<text:span text:style-name="T683">Это был я! Это я убил их! Не знаю, зачем, но </text:span><text:span text:style-name="T3891">я </text:span><text:span text:style-name="T683">это сделал!</text:span>» - <text:span text:style-name="T683">внезапно воскликнул </text:span><text:span text:style-name="T684">он</text:span><text:span text:style-name="T683">.</text:span></text:p>
      <text:p text:style-name="P257">«<text:span text:style-name="T685">Робин, кого ты убил?</text:span>» - <text:span text:style-name="T685">спросил профессор, зап</text:span><text:span text:style-name="T925">исывая</text:span><text:span text:style-name="T685"> каждое слово.</text:span></text:p>
      <text:p text:style-name="P258">Пожилого профессора совсем не <text:span text:style-name="T686">беспокоило,</text:span> что один из его студентов, <text:span text:style-name="T687">в особенности Робин,</text:span> <text:span text:style-name="T686">мо</text:span><text:span text:style-name="T687">г оказаться</text:span><text:span text:style-name="T686"> убийцей. </text:span><text:span text:style-name="T688">Нет, о</text:span><text:span text:style-name="T687">н рассматривал всё сказанное как </text:span><text:span text:style-name="T695">новый этап</text:span><text:span text:style-name="T687"> </text:span><text:span text:style-name="T3892">своего исследования</text:span><text:span text:style-name="T687">. Робин рассказ</text:span><text:span text:style-name="T689">ал</text:span><text:span text:style-name="T687"> ему </text:span><text:span text:style-name="T696">о </text:span><text:span text:style-name="T687">своей жизни </text:span><text:span text:style-name="T689">и, что гораздо важнее, о своих странных видениях, которые </text:span><text:span text:style-name="T3894">являлись</text:span><text:span text:style-name="T689"> причиной его </text:span><text:span text:style-name="T3893">психического </text:span><text:span text:style-name="T689">расстройства. </text:span><text:span text:style-name="T690">При этом о</text:span><text:span text:style-name="T689">н </text:span><text:span text:style-name="T691">нервно </text:span><text:span text:style-name="T689">вздрагивал от каждого внезапного движения и от посторонних звуков.</text:span></text:p>
      <text:p text:style-name="P258">«<text:span text:style-name="T697">Они! Они называли меня своими родителями... Они не любили меня… Не могли любить… Так не любят! Она мучила меня, прижиг</text:span><text:span text:style-name="T698">а</text:span><text:span text:style-name="T3895">ла</text:span><text:span text:style-name="T697"> дымящимися сигаретами… </text:span><text:span text:style-name="T699">Они должны </text:span><text:span text:style-name="T1854">были </text:span><text:span text:style-name="T699">испытать ту же боль, что и я... Это я устроил пожар и </text:span><text:span text:style-name="T701">с</text:span><text:span text:style-name="T699">жёг их... Они познали все мои страхи... Они заслужили это!</text:span>»</text:p>
      <text:p text:style-name="P259">Затем что-то отвлекло Робина и он <text:span text:style-name="T3896">начал</text:span> невнятно <text:span text:style-name="T3092">бубнить</text:span> себе под нос.</text:p>
      <text:p text:style-name="P260">И снова профессору пришлось проявить настойчивость. <text:span text:style-name="T700">Это было похоже на общение с затравленным ребёнком, который слишком напуган, чтобы сообщить кому-либо о своих обидчиках. </text:span><text:span text:style-name="T702">Словно на суде, профессор загонял его </text:span><text:span text:style-name="T703">разум </text:span><text:span text:style-name="T702">в угол, вынуждая к чистосердечному признанию. </text:span><text:span text:style-name="T704">Он доверительно сообщил, что глядя на проблему со стороны ему, как другу, будет проще отыскать </text:span><text:span text:style-name="T3093">её </text:span><text:span text:style-name="T704">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5">с тобой </text:span>случилось? Почему ты не можешь спать?» - <text:span text:style-name="T706">повторял </text:span><text:span text:style-name="T3904">измученный</text:span><text:span text:style-name="T706"> профессор. </text:span></text:p>
      <text:p text:style-name="P262">Робин улыбнулся и, затем, <text:span text:style-name="T3897">за</text:span>шептал:</text:p>
      <text:p text:style-name="P262">«Это мой секрет. Бедняжка Элисон не <text:span text:style-name="T709">понимает — </text:span><text:span text:style-name="T3898">когда она спала,</text:span> я проник в её разум и узнал о <text:span text:style-name="T3905">превращениях</text:span>. <text:span text:style-name="T708">Мне известно</text:span>, <text:span text:style-name="T707">что после смерти отца </text:span>она испытывает чувство вин<text:span text:style-name="T707">ы</text:span>, но <text:span text:style-name="T3896">совершенно напрасно, </text:span><text:span text:style-name="T707">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899">решил</text:span>, что так будет лучше. Мне казалось, ты сама хотела <text:span text:style-name="T710">избавиться от него</text:span>… Разве нет?»</text:p>
      <text:p text:style-name="P264">Его настроение <text:span text:style-name="T3900">внезапно поменялось</text:span>, и от смеха он перешёл к рыданиям.</text:p>
      <text:p text:style-name="P264">Он <text:span text:style-name="T3901">проглотил слюну</text:span>, затем попытался откашляться и его голос <text:span text:style-name="T3906">за</text:span>дрожал.</text:p>
      <text:p text:style-name="P264">«<text:span text:style-name="T711">Робин, все убийства в прошлом </text:span><text:span text:style-name="T3903">и д</text:span><text:span text:style-name="T3902">о этого дня они </text:span><text:span text:style-name="T3903">тебя </text:span><text:span text:style-name="T3902">не </text:span><text:span text:style-name="T3903">беспокоили</text:span><text:span text:style-name="T711">... Но ты отчаянно </text:span><text:span text:style-name="T3903">чего-то </text:span><text:span text:style-name="T711">боишься. </text:span><text:span text:style-name="T3903">Это означает</text:span><text:span text:style-name="T711">, </text:span><text:span text:style-name="T3903">что</text:span><text:span text:style-name="T711"> есть что-то </text:span><text:span text:style-name="T3903">другое</text:span><text:span text:style-name="T711">, </text:span><text:span text:style-name="T3903">произошедшее поз</text:span><text:span text:style-name="T3907">же</text:span><text:span text:style-name="T711">. Расскажи нам </text:span><text:span text:style-name="T712">об этом</text:span><text:span text:style-name="T711">, Робин</text:span>».</text:p>
      <text:p text:style-name="P265">Профессор говори<text:span text:style-name="T713">л</text:span> с нажимом, для него было <text:span text:style-name="T714">крайне </text:span>важн<text:span text:style-name="T3908">о</text:span> добиться от Робина <text:span text:style-name="T715">каких-либо </text:span><text:span text:style-name="T3909">внятных</text:span> <text:span text:style-name="T3909">ответов</text:span>.</text:p>
      <text:p text:style-name="P265">«<text:span text:style-name="T716">Рассказать? Но я не могу. Это </text:span><text:span text:style-name="T3910">значит</text:span><text:span text:style-name="T716">, что мне придётся заново вспом</text:span><text:span text:style-name="T719">нить </text:span><text:span text:style-name="T3910">всё</text:span><text:span text:style-name="T716">, а я не хочу… Это гораздо страшнее, чем вы можете представить!</text:span>»</text:p>
      <text:p text:style-name="P265">«<text:span text:style-name="T723">Нет, Робин. Ты ошибаешься. Я не смогу помочь тебе бороться с</text:span><text:span text:style-name="T724">о</text:span><text:span text:style-name="T723"> страхом, пока ты не расскажешь </text:span><text:span text:style-name="T724">мне </text:span><text:span text:style-name="T723">о нём.</text:span>»</text:p>
      <text:p text:style-name="P266">Робин отчаянно заломил руки, набираясь смелости для того, чтобы вспомнить сво<text:span text:style-name="T3911">и</text:span> <text:span text:style-name="T3911">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2">Д</text:span><text:span text:style-name="T725">ля беспокойства </text:span><text:span text:style-name="T3912">нет причи</text:span><text:span text:style-name="T3913">н</text:span><text:span text:style-name="T725">. Перестань трястись.</text:span>» - <text:span text:style-name="T725">увещевал его профессор.</text:span></text:p>
      <text:p text:style-name="P266">«<text:span text:style-name="T726">Меня знобит от того, что здесь очень холодно</text:span>» - <text:span text:style-name="T726">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4">уникальным</text:span><text:span text:style-name="T726"> </text:span><text:span text:style-name="T3914">ребёнком</text:span><text:span text:style-name="T726">, очевидно не следили за перепадами его температуры. </text:span><text:span text:style-name="T727">Профессор снял с себя твидовый пиджак и накинул на плечи Робина.</text:span></text:p>
      <text:p text:style-name="P266">«<text:span text:style-name="T728">Где ты сейчас? В каком месте мы </text:span><text:span text:style-name="T3915">с</text:span><text:span text:style-name="T728">можем </text:span><text:span text:style-name="T926">отыскать </text:span><text:span text:style-name="T3915">тебя</text:span><text:span text:style-name="T728">?</text:span>»</text:p>
      <text:p text:style-name="P266">«<text:span text:style-name="T729">Я не знаю, где. Я заблудился. Это место кажется мне знакомым, но </text:span><text:span text:style-name="T3916">такого</text:span><text:span text:style-name="T827"> просто не может быть</text:span><text:span text:style-name="T729">. Оно выглядит как Саутгемптон, </text:span><text:span text:style-name="T3916">но</text:span><text:span text:style-name="T729"> </text:span><text:span text:style-name="T764">через </text:span><text:span text:style-name="T828">много лет</text:span><text:span text:style-name="T752"> по</text:span><text:span text:style-name="T764">сле</text:span><text:span text:style-name="T731"> окончания своего существования.</text:span>»</text:p>
      <text:p text:style-name="P266">«<text:span text:style-name="T829">Робин, н</text:span><text:span text:style-name="T730">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5">Да. </text:span><text:span text:style-name="T732">Здесь повсюду мор, болезни. </text:span><text:span text:style-name="T766">До меня доносятся</text:span><text:span text:style-name="T733"> </text:span><text:span text:style-name="T734">жалобные </text:span><text:span text:style-name="T733">стоны, они исходят от странных существ — </text:span><text:span text:style-name="T767">они </text:span><text:span text:style-name="T734">выглядят как люд</text:span><text:span text:style-name="T740">и, или</text:span><text:span text:style-name="T734"> </text:span><text:span text:style-name="T740">п</text:span><text:span text:style-name="T734">очти как люди. Большинство </text:span><text:span text:style-name="T735">их</text:span><text:span text:style-name="T734"> голодает. </text:span><text:span text:style-name="T736">Позади меня между собой </text:span><text:span text:style-name="T763">дерутся</text:span><text:span text:style-name="T736"> две группы </text:span><text:span text:style-name="T3917">каких-то людей</text:span><text:span text:style-name="T736">… Из-за трупа собаки. </text:span><text:span text:style-name="T737">Я </text:span><text:span text:style-name="T3918">уже </text:span><text:span text:style-name="T737">видел, как они </text:span><text:span text:style-name="T3918">расправлялись с животными и ели их… </text:span><text:span text:style-name="T737">Их забивали до смерти </text:span><text:span text:style-name="T830">палками и обломками досок</text:span><text:span text:style-name="T737">! </text:span><text:span text:style-name="T768">Э</text:span><text:span text:style-name="T737">то </text:span><text:span text:style-name="T768">же </text:span><text:span text:style-name="T737">дико</text:span><text:span text:style-name="T768">сть</text:span><text:span text:style-name="T737">! </text:span><text:span text:style-name="T738">Они не держат </text:span><text:span text:style-name="T769">здесь </text:span><text:span text:style-name="T738">никаких запасов пищи, у них нет никаких складов. </text:span><text:span text:style-name="T739">Всё, что уда</text:span><text:span text:style-name="T741">ётся</text:span><text:span text:style-name="T739"> найти, съедается тут-же, на месте, чтобы не украли </text:span><text:span text:style-name="T770">остальные</text:span><text:span text:style-name="T739">… Опять лютый ветер… </text:span><text:span text:style-name="T742">Он завывает, </text:span><text:span text:style-name="T3919">будто бы</text:span><text:span text:style-name="T742"> подражая </text:span><text:span text:style-name="T3923">всем </text:span><text:span text:style-name="T3924">этим</text:span><text:span text:style-name="T742"> </text:span><text:span text:style-name="T3920">несчастным</text:span><text:span text:style-name="T742">. Я не знаю, что делать </text:span><text:span text:style-name="T3922">дальше</text:span><text:span text:style-name="T742">. </text:span><text:span text:style-name="T743">Н</text:span><text:span text:style-name="T742">ужно где-то спрятаться.</text:span>»</text:p>
      <text:p text:style-name="P267">Последовало долгое молчание, <text:span text:style-name="T744">в течении которого профессор несколько раз пытался привлечь внимание Робина, но безуспешно. </text:span><text:span text:style-name="T745">Он забеспокоился. Возможно, </text:span><text:span text:style-name="T750">во всём </text:span><text:span text:style-name="T3921">происходящем</text:span><text:span text:style-name="T750"> </text:span><text:span text:style-name="T745">была его вина. Убийство отца Элисон, уход Робина из реального мира — всего этого могло бы не </text:span><text:span text:style-name="T746">произойти</text:span><text:span text:style-name="T745">, если бы он, ведущий в своей области специалист, не оказывал такого давления на мальчика. </text:span><text:span text:style-name="T747">Он воспитывал Робина с самого первого дня, когда тот попал под его опеку, и учил его использовать весь потенциал своего подсознания, </text:span><text:span text:style-name="T751">в полную силу</text:span><text:span text:style-name="T747">. </text:span><text:span text:style-name="T748">Кроме того, он очень гордился тем, </text:span><text:span text:style-name="T753">ч</text:span><text:span text:style-name="T748">то обучил его широкому кругу научных дисциплин </text:span><text:span text:style-name="T831">а также</text:span><text:span text:style-name="T748"> нескольким языкам. </text:span><text:span text:style-name="T749">Робин был </text:span><text:span text:style-name="T754">уникальным</text:span><text:span text:style-name="T749"> — </text:span><text:span text:style-name="T755">от природы </text:span><text:span text:style-name="T754">он владел мощными экстрасенсорными способностями, раскрывшимися благодаря стараниям профессора, и было </text:span><text:soft-page-break/><text:span text:style-name="T754">в</text:span><text:span text:style-name="T755">е</text:span><text:span text:style-name="T754">сьма сомнительно, что среди </text:span><text:span text:style-name="T755">всех людей, когда-либо живших на планете, мог бы найтись </text:span><text:span text:style-name="T756">ещё один такой </text:span><text:span text:style-name="T757">же </text:span><text:span text:style-name="T756">талант.</text:span></text:p>
      <text:p text:style-name="P267"/>
      <text:p text:style-name="P268">Робин закричал — ужас вырвался из <text:span text:style-name="T794">недр</text:span> его разума, пронзительный визг отвращения и страха эхом отозвался в глубоком извилистом пути его внутреннего уха и <text:span text:style-name="T832">по</text:span>рвал повисшую в воздухе тишину. <text:span text:style-name="T758">Несколько раз подряд </text:span><text:span text:style-name="T795">его</text:span><text:span text:style-name="T758"> сотрясли рвотные позывы </text:span><text:span text:style-name="T759">и </text:span><text:span text:style-name="T758">из</text:span><text:span text:style-name="T761">о </text:span><text:span text:style-name="T758">рта </text:span><text:span text:style-name="T760">на </text:span><text:span text:style-name="T761">его </text:span><text:span text:style-name="T760">одежду </text:span><text:span text:style-name="T771">закапала слюна</text:span><text:span text:style-name="T758">.</text:span></text:p>
      <text:p text:style-name="P268">«<text:span text:style-name="T762">Что </text:span><text:span text:style-name="T4320">произошло</text:span><text:span text:style-name="T762">, Робин?</text:span>» - <text:span text:style-name="T762">спросил профессор с ноткой настойчивости в голосе. На его взволнованном и </text:span><text:span text:style-name="T772">внезапно</text:span><text:span text:style-name="T762"> постаревшем лице отразилось явное облегчение, когда юноша снова </text:span><text:span text:style-name="T4377">заговорил</text:span><text:span text:style-name="T762">.</text:span></text:p>
      <text:p text:style-name="P269">«Я <text:span text:style-name="T4321">не могу объяснить, почему закричал</text:span>. <text:span text:style-name="T4321">Здесь довольно часто устраивают расправы над людьми</text:span>. <text:span text:style-name="T4322">Я только что</text:span><text:span text:style-name="T775"> </text:span><text:span text:style-name="T4322">видел</text:span>, как <text:span text:style-name="T797">от</text:span><text:span text:style-name="T778">пили</text:span><text:span text:style-name="T4322">ли</text:span><text:span text:style-name="T778"> </text:span><text:span text:style-name="T4318">тупым ножом </text:span>руку <text:span text:style-name="T773">какого-то</text:span> немощного <text:span text:style-name="T790">старика, </text:span><text:span text:style-name="T792">и</text:span> <text:span text:style-name="T792">как е</text:span><text:span text:style-name="T776">го оде</text:span><text:span text:style-name="T791">жду</text:span><text:span text:style-name="T776"> </text:span><text:span text:style-name="T791">зали</text:span><text:span text:style-name="T792">вала</text:span><text:span text:style-name="T791"> кровь</text:span><text:span text:style-name="T773">. </text:span><text:span text:style-name="T777">Такова </text:span><text:span text:style-name="T4316">здешняя </text:span><text:span text:style-name="T4317">власть — </text:span><text:span text:style-name="T774">Система. </text:span><text:span text:style-name="T4378">П</text:span><text:span text:style-name="T780">ериодически </text:span><text:span text:style-name="T777">д</text:span><text:span text:style-name="T774">емонстрируя </text:span><text:span text:style-name="T777">неслыханную </text:span><text:span text:style-name="T774">жестокость, он</text:span><text:span text:style-name="T793">а</text:span><text:span text:style-name="T774"> </text:span><text:span text:style-name="T793">даёт понять </text:span><text:span text:style-name="T4318">людям</text:span><text:span text:style-name="T779">,</text:span><text:span text:style-name="T774"> на что способн</text:span><text:span text:style-name="T793">а</text:span><text:span text:style-name="T774">.</text:span>»</text:p>
      <text:p text:style-name="P270">Робин умолк.</text:p>
      <text:p text:style-name="P270">«<text:span text:style-name="T781">Хорошо, Робин. </text:span><text:span text:style-name="T784">К</text:span><text:span text:style-name="T3925">огда</text:span><text:span text:style-name="T781"> проснёшься, </text:span><text:span text:style-name="T3925">т</text:span><text:span text:style-name="T4379">ы</text:span><text:span text:style-name="T3925"> </text:span><text:span text:style-name="T781">перестанешь </text:span><text:span text:style-name="T3925">бояться</text:span><text:span text:style-name="T781"> </text:span><text:span text:style-name="T784">сво</text:span><text:span text:style-name="T3925">его</text:span><text:span text:style-name="T781"> в</text:span><text:span text:style-name="T783">идени</text:span><text:span text:style-name="T3925">я</text:span><text:span text:style-name="T781">. </text:span><text:span text:style-name="T784">Сейчас т</text:span><text:span text:style-name="T782">еб</text:span><text:span text:style-name="T784">е</text:span><text:span text:style-name="T782"> </text:span><text:span text:style-name="T784">предстоит</text:span><text:span text:style-name="T782"> </text:span><text:span text:style-name="T784">отдых — </text:span><text:span text:style-name="T782">крепкий, глубокий сон, независимо от того, гд</text:span><text:span text:style-name="T3925">е находится твоё сознание</text:span><text:span text:style-name="T782">. </text:span><text:span text:style-name="T784">На этом всё. </text:span><text:span text:style-name="T3926">П</text:span><text:span text:style-name="T786">озови меня</text:span><text:span text:style-name="T784">, </text:span><text:span text:style-name="T3926">когда проснёшься, </text:span><text:span text:style-name="T784">и </text:span><text:span text:style-name="T833">хорошенько </text:span><text:span text:style-name="T788">за</text:span><text:span text:style-name="T784">помни, что </text:span><text:span text:style-name="T785">кроме нас, твоих друзей, </text:span><text:span text:style-name="T784">никто не сможет помочь </text:span><text:span text:style-name="T833">тебе в </text:span><text:span text:style-name="T3926">твоём</text:span><text:span text:style-name="T833"> мире</text:span><text:span text:style-name="T785">. </text:span><text:span text:style-name="T787">Ты </text:span><text:span text:style-name="T796">должен</text:span><text:span text:style-name="T787"> доверять только нам!</text:span>»</text:p>
      <text:p text:style-name="P589">После того, как замолчал профессор, Робин моментально погрузился в глубокий сон. <text:span text:style-name="T789">Впервые за несколько прошедших недель он закрыл глаза и не закричал. </text:span><text:span text:style-name="T4323">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9"><text:tab/><text:span text:style-name="T4323">Он проспал восемнадцать часов подряд, не проронив за это время ни одного звука, будучи очевидцем ужасных событий, </text:span><text:span text:style-name="T4324">происходивших</text:span><text:span text:style-name="T4323"> в другой, кошмарной реальности.</text:span></text:p>
      <text:p text:style-name="P587"/>
      <text:p text:style-name="P588">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19">В</text:span>ысказанные выводы оказались весьма разнообразны. <text:span text:style-name="T4319">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6"/>
      <text:p text:style-name="P590">Перед тем, как Робин вышел из состояния сна, профессор Фергер повторно подверг его гипнозу. На этот раз это удалось ему значительно <text:span text:style-name="T4325">легче</text:span>, чем прежде — возможно, оттого, <text:span text:style-name="T4326">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90"><text:tab/>«<text:span text:style-name="T4326">Робин, ты всё ещё там? В каком месте находится твоё сознание? Мы сдела</text:span><text:span text:style-name="T4327">е</text:span><text:span text:style-name="T4326">м всё возможное, чтобы помочь тебе. Не </text:span><text:span text:style-name="T4327">беспокойся, Система не сможет узнать о нашем общении.</text:span>»</text:p>
      <text:p text:style-name="P591">«<text:span text:style-name="T798">Я </text:span><text:span text:style-name="T4327">понимаю</text:span><text:span text:style-name="T798">, что нахожусь в другом мире, но </text:span><text:span text:style-name="T4327">не знаю</text:span><text:span text:style-name="T798">, как вернуться обратно. </text:span><text:span text:style-name="T4328">Я расскажу вам, что вижу поблизости, </text:span><text:span text:style-name="T4329">и,</text:span><text:span text:style-name="T4328">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2">т</text:span>ся, и намерен сделать всё возможное, чтобы вернуться <text:span text:style-name="T4331">назад,</text:span> в обычную жизнь.</text:p>
      <text:p text:style-name="P272"><text:soft-page-break/>«<text:span text:style-name="T799">Я уверен — это Саутгемптон. Но если бы сейчас </text:span><text:span text:style-name="T834">вы </text:span><text:span text:style-name="T807">были </text:span><text:span text:style-name="T4330">рядом </text:span><text:span text:style-name="T799">со мной, никто из вас не поверил бы собственным глазам. Здесь не осталось многоэтажных строений — </text:span><text:span text:style-name="T4333">этих ужасных, стремящихся в небо,</text:span><text:span text:style-name="T799"> </text:span><text:span text:style-name="T4333">коробов из стекла и бетона — </text:span><text:span text:style-name="T808">все </text:span><text:span text:style-name="T799">они превратились в развалины, </text:span><text:span text:style-name="T800">и </text:span><text:span text:style-name="T1558">у меня нет ни малейшего желания</text:span><text:span text:style-name="T800"> приближаться к ним, особенно по ночам. </text:span><text:span text:style-name="T801">Периодически в разных местах </text:span><text:span text:style-name="T1559">я слышу</text:span><text:span text:style-name="T800"> стоны и крики людей, зовущих на помощь. Должно быть, это </text:span><text:span text:style-name="T801">скитаются </text:span><text:span text:style-name="T800">заблудшие душ</text:span><text:span text:style-name="T801">и в поисках </text:span><text:span text:style-name="T812">уголка</text:span><text:span text:style-name="T801"> для покоя. </text:span><text:span text:style-name="T802">Растительность здесь очень скудная, </text:span><text:span text:style-name="T813">н</text:span><text:span text:style-name="T802">а этой проклятой земле ничто не хочет расти. </text:span><text:span text:style-name="T803">Высокие деревья в парках — сожжены </text:span><text:span text:style-name="T1035">и обуглены</text:span><text:span text:style-name="T803">.</text:span>»</text:p>
      <text:p text:style-name="P273">Робин прервался, задумавшись.</text:p>
      <text:p text:style-name="P273">«<text:span text:style-name="T804">Я не </text:span><text:span text:style-name="T1560">с</text:span><text:span text:style-name="T804">могу достоверно и понятно описать всё, что вижу. Нужно поискать другой способ, как </text:span><text:span text:style-name="T809">это </text:span><text:span text:style-name="T804">сделать.</text:span>»</text:p>
      <text:p text:style-name="P273">«<text:span text:style-name="T805">Робин, о чём ты </text:span><text:span text:style-name="T4333">думаешь</text:span><text:span text:style-name="T805">?</text:span>»</text:p>
      <text:p text:style-name="P274">Ответа не последовало. Вместо <text:span text:style-name="T3927">него — полная</text:span><text:span text:style-name="T810"> </text:span>тишина.</text:p>
      <text:p text:style-name="P275">«Т-с-с…<text:span text:style-name="T806"> Я пытаюсь со</text:span><text:span text:style-name="T4334">средоточиться</text:span><text:span text:style-name="T806">. </text:span><text:span text:style-name="T4334">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2"><text:tab/>Профессор был в <text:span text:style-name="T4335">недоумении</text:span>. <text:span text:style-name="T4335">Мальчик говорил что-то насчёт развалин? Ч</text:span><text:span text:style-name="T811">то он пыт</text:span><text:span text:style-name="T4335">ается</text:span><text:span text:style-name="T811"> сделать сейчас, требуя полной тишины? </text:span><text:span text:style-name="T4335">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2"/>
      <text:p text:style-name="P276"><text:tab/>Продолжительное молчание заставляло их нервничать. <text:span text:style-name="T814">Прошёл целый час, но они по-прежнему не </text:span><text:span text:style-name="T1565">у</text:span><text:span text:style-name="T814">слышали от </text:span><text:span text:style-name="T815">Робина</text:span><text:span text:style-name="T814"> ни </text:span><text:span text:style-name="T4336">одного </text:span><text:span text:style-name="T814">слова, </text:span><text:span text:style-name="T815">и не осмеливались заго</text:span><text:span text:style-name="T835">ворить</text:span><text:span text:style-name="T815"> </text:span><text:span text:style-name="T823">сами</text:span><text:span text:style-name="T815">, чтобы не беспокоить его. </text:span><text:span text:style-name="T816">Но, с другой стороны, вдруг он попал в крупную неприятность и сейчас </text:span><text:span text:style-name="T1561">н</text:span><text:span text:style-name="T1564">е</text:span><text:span text:style-name="T1561"> </text:span><text:span text:style-name="T1564">имеет возможности </text:span><text:span text:style-name="T816">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8">каждого</text:span> по чашке горячего чая, <text:span text:style-name="T817">которы</text:span><text:span text:style-name="T819">й</text:span><text:span text:style-name="T817"> был </text:span>принят с благодарностью. <text:span text:style-name="T821">В ожидании </text:span><text:span text:style-name="T4337">новостей </text:span><text:span text:style-name="T821">о</text:span><text:span text:style-name="T820">ни </text:span><text:span text:style-name="T4338">у</text:span><text:span text:style-name="T820">селись на стулья, </text:span><text:span text:style-name="T4338">расставленные</text:span><text:span text:style-name="T820"> вокруг кровати Робина. </text:span><text:span text:style-name="T4338">Бесконечно медленно тянулось время</text:span><text:span text:style-name="T820">.</text:span></text:p>
      <text:p text:style-name="P278"><text:tab/>«<text:span text:style-name="T822">Это бесполезно — </text:span><text:span text:style-name="T4338">наверное, он уснул</text:span>» - <text:span text:style-name="T822">шепнул Гарри профессору.</text:span></text:p>
      <text:p text:style-name="P279"><text:span text:style-name="T4339">Изредка</text:span><text:span text:style-name="T824"> он</text:span><text:span text:style-name="T825">и</text:span><text:span text:style-name="T824"> тихонько вставали, чтобы размять затёкшие руки и ноги. </text:span><text:span text:style-name="T4339">Выждав ещё какое-то время, они бесшумно направились к выходу, но тут, внезапно, их остановил шёпот Мэтью:</text:span></text:p>
      <text:p text:style-name="P277">«<text:span text:style-name="T826">Смотрите! Что это? С Робином происходит что-то странное.</text:span>»</text:p>
      <text:p text:style-name="P280">Остальные быстро обернулись и уставились на <text:span text:style-name="T4340">мальчика</text:span>. Ещё никогда никто из них не видел ничего столь же впечатляющего. То, что он <text:span text:style-name="T3094">проделывал</text:span> сейчас <text:span text:style-name="T3094">над</text:span> собой, бросало вызов всем устоявшимся научным теориям о том, как функционирует человеческое тело. <text:span text:style-name="T836">Должно быть, это галлюцинаци</text:span><text:span text:style-name="T838">я</text:span><text:span text:style-name="T836">, ведь такого не </text:span><text:span text:style-name="T839">бывает</text:span><text:span text:style-name="T836">! </text:span><text:span text:style-name="T879">Просто н</text:span><text:span text:style-name="T839">е может быть!</text:span><text:span text:style-name="T836"> </text:span><text:span text:style-name="T837">Как только </text:span><text:span text:style-name="T840">студенты и профессор</text:span><text:span text:style-name="T837"> решили, что </text:span><text:span text:style-name="T1221">Робин</text:span><text:span text:style-name="T837"> достиг предела в использовании своих </text:span><text:span text:style-name="T4341">паранормальных</text:span><text:span text:style-name="T837"> способностей, он </text:span><text:span text:style-name="T880">моментально</text:span><text:span text:style-name="T837"> </text:span><text:span text:style-name="T1220">опроверг их </text:span><text:span text:style-name="T1222">мнения</text:span><text:span text:style-name="T1220">, доказав</text:span><text:span text:style-name="T837">, что они </text:span><text:span text:style-name="T881">серьёзно </text:span><text:span text:style-name="T837">ошиб</text:span><text:span text:style-name="T4342">лись</text:span><text:span text:style-name="T837"> </text:span><text:span text:style-name="T881">в нём</text:span><text:span text:style-name="T837">.</text:span></text:p>
      <text:p text:style-name="P280"/>
      <text:p text:style-name="P282"><text:tab/>Все присутствующие были восхищены <text:span text:style-name="T841">увиденным и</text:span> пристально <text:span text:style-name="T883">разглядывали </text:span>глаза Робина. <text:span text:style-name="T841">То, что им открылось, было</text:span> похоже на фильм, спроецированн<text:span text:style-name="T843">ый</text:span> <text:span text:style-name="T843">на экран </text:span><text:span text:style-name="T868">зелёного цвета —</text:span><text:span text:style-name="T843"> </text:span><text:span text:style-name="T3095">на </text:span><text:span text:style-name="T882">его глаза</text:span>. <text:s/><text:span text:style-name="T4343">В них</text:span><text:span text:style-name="T842"> они увидели </text:span><text:span text:style-name="T884">самого </text:span><text:span text:style-name="T842">Робина и тот странный мир, </text:span><text:span text:style-name="T885">в</text:span><text:span text:style-name="T842"> котором он </text:span><text:span text:style-name="T885">очутился</text:span><text:span text:style-name="T842">. </text:span><text:span text:style-name="T844">Каким-то образом ему удалось наложить картинку на зрачки своих глаз. </text:span><text:span text:style-name="T4344">О</text:span><text:span text:style-name="T844">ни испыт</text:span><text:span text:style-name="T4344">ывали </text:span><text:span text:style-name="T844">чувство </text:span><text:span text:style-name="T1566">тревоги</text:span><text:span text:style-name="T844">, </text:span><text:span text:style-name="T886">осматривая окрестности</text:span><text:span text:style-name="T844"> глазами Робина. Профессор вёл подробные записи о том, куда направлялся Робин, и что при этом делал. </text:span><text:span text:style-name="T4345">Он задавался вопросом, на какое время хватит сил мальчика, чтобы поддерживать себя в таком состоянии </text:span><text:soft-page-break/><text:span text:style-name="T4345">— воспроизводя в уме </text:span><text:span text:style-name="T4346">свой </text:span><text:span text:style-name="T4345">каждый очередной шаг. </text:span><text:span text:style-name="T4347">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5">Робин, подойди к обуглившемуся старому пню. Что </text:span><text:span text:style-name="T1223">это </text:span><text:span text:style-name="T845">лежит </text:span><text:span text:style-name="T4484">там,</text:span><text:span text:style-name="T845"> неподалёку — </text:span><text:span text:style-name="T846">неужели </text:span><text:span text:style-name="T845">газета?</text:span>»</text:p>
      <text:p text:style-name="P283"><text:tab/>Робин выполнил просьбу профессора — там действительно валялась старая, вся измятая, газета. <text:span text:style-name="T847">Он взял её в руки и начал читать особ</text:span><text:span text:style-name="T852">ым</text:span><text:span text:style-name="T847"> образом — так, чтобы профессор своими глазами </text:span><text:span text:style-name="T4348">мог </text:span><text:span text:style-name="T847">видеть каждое напечатанное в ней слово. </text:span><text:span text:style-name="T849">Н</text:span><text:span text:style-name="T848">аконец-то </text:span><text:span text:style-name="T849">они </text:span><text:span text:style-name="T848">выяснил</text:span><text:span text:style-name="T849">и</text:span><text:span text:style-name="T848">, где именно он о</text:span><text:span text:style-name="T3096">чутился</text:span><text:span text:style-name="T887"> —</text:span><text:span text:style-name="T848"> </text:span><text:span text:style-name="T851">газета являлась печатным изданием местного значения</text:span><text:span text:style-name="T850"> </text:span><text:span text:style-name="T851">и </text:span><text:span text:style-name="T850">был</text:span><text:span text:style-name="T851">а</text:span><text:span text:style-name="T850"> датирован</text:span><text:span text:style-name="T851">а</text:span><text:span text:style-name="T850"> 5 апреля 1988 года. </text:span><text:span text:style-name="T1037">Э</text:span><text:span text:style-name="T853">то было будущее. </text:span><text:span text:style-name="T854">Выдержка из передовицы гласила, что…</text:span></text:p>
      <text:p text:style-name="P283"><text:tab/>«<text:span text:style-name="T854">Прошлой ночью до крайнего предела </text:span><text:span text:style-name="T856">накалил</text:span><text:span text:style-name="T871">и</text:span><text:span text:style-name="T856">сь </text:span><text:span text:style-name="T871">отношения</text:span><text:span text:style-name="T854"> между странами Западного и Восточного блоков, </text:span><text:span text:style-name="T3097">после того как</text:span><text:span text:style-name="T854"> постоянный представитель России при О</text:span><text:span text:style-name="T855">рганизации </text:span><text:span text:style-name="T854">О</text:span><text:span text:style-name="T855">бъединённых </text:span><text:span text:style-name="T854">Н</text:span><text:span text:style-name="T855">аций</text:span><text:span text:style-name="T854"> внезапно покинул экстренное </text:span><text:span text:style-name="T857">совещание</text:span><text:span text:style-name="T854">. </text:span><text:span text:style-name="T858">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9">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60">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1">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3">штат </text:span><text:span text:style-name="T861">Аляск</text:span><text:span text:style-name="T863">а</text:span><text:span text:style-name="T862">,</text:span><text:span text:style-name="T861"> и Анадырь — </text:span><text:span text:style-name="T863">Чукотский национальный округ, расположенных на </text:span><text:span text:style-name="T864">противоположных </text:span><text:span text:style-name="T863">побережьях Берингова моря. </text:span><text:span text:style-name="T865">США имеют в своём распоряжении </text:span><text:span text:style-name="T866">соединения </text:span><text:span text:style-name="T865">крупны</text:span><text:span text:style-name="T866">х</text:span><text:span text:style-name="T865"> боевы</text:span><text:span text:style-name="T866">х</text:span><text:span text:style-name="T865"> корабл</text:span><text:span text:style-name="T866">ей</text:span><text:span text:style-name="T865"> и авианосц</text:span><text:span text:style-name="T866">ев</text:span><text:span text:style-name="T865">, базирующиеся на Острове Святого Лаврентия в Беринговом проливе.</text:span>»</text:p>
      <text:p text:style-name="P283"/>
      <text:p text:style-name="P283">«…<text:span text:style-name="T867">Прошлой ночью, премьер-министр Великобритании выступил по радио с экстренным обращением к гражданам...</text:span>»</text:p>
      <text:p text:style-name="P283"/>
      <text:p text:style-name="P283">«<text:span text:style-name="T867">Похоже, что война неизбежна и мы должны готовиться к худшему, поскольку переговоры между сверхдержавами </text:span><text:span text:style-name="T982">зашли в тупик</text:span><text:span text:style-name="T867">...</text:span>»</text:p>
      <text:p text:style-name="P283"/>
      <text:p text:style-name="P284">Как только профессор закончил чтение, Робин отбросил газету подальше и вытер руки о своё грязное пальто. <text:span text:style-name="T869">То, что он произнёс </text:span><text:span text:style-name="T888">затем</text:span><text:span text:style-name="T869">, </text:span><text:span text:style-name="T877">про</text:span><text:span text:style-name="T869">демонстрировало его полное понимание </text:span><text:span text:style-name="T870">ситуации </text:span><text:span text:style-name="T869">и готовность действовать в условиях сложившихся обстоятельств:</text:span></text:p>
      <text:p text:style-name="P284">«<text:span text:style-name="T872">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3">Этой ночью мне придётся здесь спать, </text:span><text:span text:style-name="T4349">и</text:span><text:span text:style-name="T874"> я должен вас предупредить — </text:span><text:span text:style-name="T4350">иногда </text:span><text:span text:style-name="T874">я всё ещё чувствую в своём сердце </text:span><text:span text:style-name="T875">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1">ч</text:span><text:span text:style-name="T875">еловечества </text:span><text:span text:style-name="T1571">а также</text:span><text:span text:style-name="T875"> даровать миру свободу, </text:span><text:span text:style-name="T1562">и что</text:span><text:span text:style-name="T875"> я </text:span><text:span text:style-name="T1562">должен </text:span><text:span text:style-name="T875">б</text:span><text:span text:style-name="T1562">ыть</text:span><text:span text:style-name="T875"> </text:span><text:span text:style-name="T1562">предельно </text:span><text:span text:style-name="T875">осторожным. </text:span><text:span text:style-name="T876">Спокойной ночи! Не волнуйтесь! </text:span><text:span text:style-name="T878">Б</text:span><text:span text:style-name="T876">уду оставаться на связи.</text:span>»</text:p>
      <text:p text:style-name="P284"/>
      <text:p text:style-name="P285">Робин свернулся калачиком и заснул. На протяжении ночи его <text:span text:style-name="T914">измученное </text:span>маленьк<text:span text:style-name="T893">ое</text:span><text:span text:style-name="T892"> тельце</text:span> <text:span text:style-name="T892">пробирала дрожь</text:span>, когда холодный воздух, словно острые кинжалы, прон<text:span text:style-name="T915">икал сквозь</text:span> его изношенное пальто. Он проснулся на следующее утро и осторожно выглянул из своего убежища, чтобы увидеть, как <text:span text:style-name="T917">первые лучи солнца </text:span>про<text:span text:style-name="T916">биваются</text:span> сквозь пасмурное небо <text:span text:style-name="T892">во время восхода</text:span>.</text:p>
      <text:p text:style-name="P286">Прошедшая ночь была морозной и к утру его конечности изрядно <text:span text:style-name="T4351">окоченели</text:span>. <text:span text:style-name="T894">Помимо этого, желудок </text:span><text:span text:style-name="T1568">Робина </text:span><text:span text:style-name="T894">отчаянным урчанием и болью напоминал </text:span><text:span text:style-name="T1569">ему</text:span><text:span text:style-name="T894">, что </text:span><text:span text:style-name="T1567">он</text:span><text:span text:style-name="T894"> не ел по меньшей мере три </text:span><text:span text:style-name="T1570">последних </text:span><text:span text:style-name="T894">дня.</text:span></text:p>
      <text:p text:style-name="P286"/>
      <text:p text:style-name="P286"><text:soft-page-break/>«<text:span text:style-name="T895">Профессор Фергер, вы меня слышите?</text:span>» - <text:span text:style-name="T895">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6">по</text:span><text:span text:style-name="T895">катилась по его щеке, когда он вспомнил о своей прошлой жизни в реальном мире и, что ещё важнее, о любви и </text:span><text:span text:style-name="T896">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7">её</text:span><text:span text:style-name="T896">. </text:span><text:span text:style-name="T897">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8">Робин, мы готовы. Пожалуйста, открой свои глаза снова. Мы, к сожалению, пропустили </text:span><text:span text:style-name="T899">предыдущий визуальный контакт.</text:span>»</text:p>
      <text:p text:style-name="P287">Робин выполнил то, о чём попросил профессор. <text:span text:style-name="T900">Тем утром, в поисках еды, он про</text:span><text:span text:style-name="T904">шёл </text:span><text:span text:style-name="T900">больш</text:span><text:span text:style-name="T904">ое</text:span><text:span text:style-name="T900"> </text:span><text:span text:style-name="T904">расстояние</text:span><text:span text:style-name="T900"> от </text:span><text:span text:style-name="T3098">того </text:span><text:span text:style-name="T900">места, где ему пришлось </text:span><text:span text:style-name="T903">за</text:span><text:span text:style-name="T900">ночевать.</text:span></text:p>
      <text:p text:style-name="P287">«<text:span text:style-name="T901">Профессор, </text:span><text:span text:style-name="T919">существует </text:span><text:span text:style-name="T4411">ли</text:span><text:span text:style-name="T901"> какой-нибудь способ </text:span><text:span text:style-name="T918">накормить меня</text:span><text:span text:style-name="T901">? Я сильно ослаб, </text:span><text:span text:style-name="T902">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1">на пищу.</text:span>»</text:p>
      <text:p text:style-name="P288">«Не беспокойся, Робин. Мы обязательно что-нибудь придумаем. Где ты сейчас находишься?»</text:p>
      <text:p text:style-name="P288">«<text:span text:style-name="T905">Я по</text:span><text:span text:style-name="T906">д</text:span><text:span text:style-name="T905">хожу к как</text:span><text:span text:style-name="T906">ой</text:span><text:span text:style-name="T905">-то </text:span><text:span text:style-name="T906">группе </text:span><text:span text:style-name="T905">строени</text:span><text:span text:style-name="T906">й</text:span><text:span text:style-name="T905">, </text:span><text:span text:style-name="T906">с</text:span><text:span text:style-name="T905"> виду напоминаю</text:span><text:span text:style-name="T906">щей</text:span><text:span text:style-name="T905"> </text:span><text:span text:style-name="T910">полуразвалившийся порт</text:span><text:span text:style-name="T905">. До меня долетели обрывочные сведения, что </text:span><text:span text:style-name="T907">здесь </text:span><text:span text:style-name="T905">Система </text:span><text:span text:style-name="T907">получает для себя припасы</text:span><text:span text:style-name="T905">. </text:span><text:span text:style-name="T907">Но </text:span><text:span text:style-name="T909">я ничего не знаю о том</text:span><text:span text:style-name="T907">, </text:span><text:span text:style-name="T908">когда именно </text:span><text:span text:style-name="T909">это </text:span><text:span text:style-name="T908">происходит</text:span><text:span text:style-name="T907">.</text:span>»</text:p>
      <text:p text:style-name="P289">Наступила тишина. <text:span text:style-name="T911">На её протяжении профессор вместе со студентами наблюдали чужой мир глазами Робина - </text:span><text:span text:style-name="T922">через </text:span><text:span text:style-name="T911">дв</text:span><text:span text:style-name="T922">а</text:span><text:span text:style-name="T911"> сияющи</text:span><text:span text:style-name="T922">х</text:span><text:span text:style-name="T911"> изумруда, </text:span><text:span text:style-name="T912">которые</text:span><text:span text:style-name="T911"> хранили секретов больше, чем история всех когда-либо существовавших на планете драгоцен</text:span><text:span text:style-name="T913">ностей</text:span><text:span text:style-name="T911">.</text:span></text:p>
      <text:p text:style-name="P290">Первым затянувшуюся тишину прервал Мэтью:</text:p>
      <text:p text:style-name="P290">«<text:span text:style-name="T920">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1">и</text:span><text:span text:style-name="T920">т витамины и прочие вещества. Мне также не нравится, что Робин </text:span><text:span text:style-name="T921">собирается</text:span><text:span text:style-name="T920"> питаться найденными продуктами. </text:span><text:span text:style-name="T921">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3">Молодец, Мэтью! </text:span><text:span text:style-name="T928">О</text:span><text:span text:style-name="T923">тличная идея! Элисон, будь добра, подготовь всё, </text:span><text:span text:style-name="T929">что требуется</text:span><text:span text:style-name="T923">. Н</text:span><text:span text:style-name="T927">еобходимо</text:span><text:span text:style-name="T923">, чтобы капельница была поставлена </text:span><text:span text:style-name="T924">Робину </text:span><text:span text:style-name="T923">как можно раньше.</text:span>»</text:p>
      <text:p text:style-name="P291"/>
      <text:p text:style-name="P292"><text:span text:style-name="T940"><text:tab/>Следуя указаниям профессора, Элисон</text:span> <text:span text:style-name="T940">быстро </text:span><text:span text:style-name="T942">вышла из</text:span> комнат<text:span text:style-name="T942">ы</text:span>, прихватив <text:span text:style-name="T941">по дороге </text:span>своё пальто. <text:span text:style-name="T930">Она несколько дней не покидала дома Мэтью и сейчас её глаза болели, пытаясь при</text:span><text:span text:style-name="T4427">выкнуть</text:span><text:span text:style-name="T930"> к </text:span><text:span text:style-name="T4427">дневному</text:span><text:span text:style-name="T930"> свету. Только когда она </text:span><text:span text:style-name="T943">снова </text:span><text:span text:style-name="T930">очутилась на улице и почувствовала себя частью реального мира, до неё дошел весь смысл проис</text:span><text:span text:style-name="T931">х</text:span><text:span text:style-name="T930">одящего в, казалось бы, ничем не примечательном доме Мэтью. </text:span><text:span text:style-name="T932">Её раздирали сомнения… Было ли правильным их вмешательство в события будущего, пусть даже и с целью недопущения ядерной войны? </text:span><text:span text:style-name="T933">Или им следует сосредоточить усилия на возвращении Робина в его родной дом, где она снова могла бы </text:span><text:span text:style-name="T4412">заменять ему мать,</text:span><text:span text:style-name="T933"> </text:span><text:span text:style-name="T934">и</text:span><text:span text:style-name="T933"> </text:span><text:span text:style-name="T934">быть уверенной </text:span><text:span text:style-name="T944">в том</text:span><text:span text:style-name="T933">, что он не ранен и </text:span><text:span text:style-name="T4412">не убит</text:span><text:span text:style-name="T933">?</text:span></text:p>
      <text:p text:style-name="P293"><text:tab/>Глядя на встречных людей, она размышляла об их дальнейшей участи. Находясь в не<text:span text:style-name="T4413">ведении</text:span>, они <text:span text:style-name="T935">проживают </text:span>день за днём, усердно работают, чтобы обеспечить себе безбедную старость, и стараются <text:span text:style-name="T4415">выглядеть</text:span> <text:span text:style-name="T935">культурными и </text:span><text:span text:style-name="T4414">обеспеченными </text:span><text:span text:style-name="T4415">среди</text:span><text:span text:style-name="T4414"> таких же </text:span><text:span text:style-name="T4415">посредственностей</text:span><text:span text:style-name="T935">, как они сами. </text:span><text:span text:style-name="T936">Если бы они зна</text:span><text:span text:style-name="T4419">ли</text:span><text:span text:style-name="T936">, что </text:span><text:span text:style-name="T4415">ждёт</text:span><text:span text:style-name="T936"> их в ближайшем будущем — всего через год! </text:span><text:span text:style-name="T937">В </text:span><text:span text:style-name="T4415">таком</text:span><text:span text:style-name="T937"> случае каждый из них </text:span><text:span text:style-name="T4418">н</text:span><text:span text:style-name="T4419">есомненно</text:span><text:span text:style-name="T937"> распрощался </text:span><text:span text:style-name="T4415">бы </text:span><text:span text:style-name="T937">с образом </text:span><text:soft-page-break/><text:span text:style-name="T4417">приятного и </text:span><text:span text:style-name="T4415">обходительного</text:span><text:span text:style-name="T937"> </text:span><text:span text:style-name="T4416">человека</text:span><text:span text:style-name="T937">. </text:span><text:span text:style-name="T4425">Т</text:span><text:span text:style-name="T4417">ам </text:span><text:span text:style-name="T937">ждёт совершенно иная жизнь — </text:span><text:span text:style-name="T938">выживание и </text:span><text:span text:style-name="T937">беспрестанная борьба за существование. С другой стороны, </text:span><text:span text:style-name="T4418">они, </text:span><text:span text:style-name="T937">возможно, п</text:span><text:span text:style-name="T4418">редпочтут </text:span><text:span text:style-name="T937">более лёгк</text:span><text:span text:style-name="T4418">ий</text:span><text:span text:style-name="T937"> пут</text:span><text:span text:style-name="T4418">ь</text:span><text:span text:style-name="T937">, </text:span><text:span text:style-name="T4418">зарыв в песок </text:span><text:span text:style-name="T4422">свои </text:span><text:span text:style-name="T4418">бестолковые головы </text:span><text:span text:style-name="T4424">в надежде</text:span><text:span text:style-name="T4420"> </text:span><text:span text:style-name="T4423">спрятаться</text:span><text:span text:style-name="T937"> от надвигающейся </text:span><text:span text:style-name="T4423">беды</text:span><text:span text:style-name="T937">. </text:span><text:span text:style-name="T968">Но р</text:span><text:span text:style-name="T937">азве заслуживают спасения </text:span><text:span text:style-name="T4421">такие люди</text:span><text:span text:style-name="T937">? </text:span><text:span text:style-name="T939">Это </text:span><text:span text:style-name="T4422">больное</text:span><text:span text:style-name="T939"> общество </text:span><text:span text:style-name="T4424">попытается договориться с Системой любой ценой, включая полный отказ от личной свободы</text:span><text:span text:style-name="T945">.</text:span></text:p>
      <text:p text:style-name="P598"/>
      <text:p text:style-name="P599"><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6">о</text:span> взглянуть на удивлённые лица медсестёр и врачей, рассматривающих необыкновенные глаза мальчика.</text:p>
      <text:p text:style-name="P599"><text:span text:style-name="T946"><text:tab/>Перед тем, как вернуться обратно, Элисон зашла в магазин за покупками. <text:s/></text:span><text:span text:style-name="T947">Как и у Робина этим утром, её ж</text:span>ивот<text:span text:style-name="T947"> </text:span><text:span text:style-name="T950">возмущённо</text:span><text:span text:style-name="T947"> </text:span><text:span text:style-name="T948">протестовал против голода</text:span><text:span text:style-name="T947">. </text:span><text:span text:style-name="T4426">Снова</text:span><text:span text:style-name="T949"> начался дождь. Когда она ехала по Хай-стрит, возвращаясь </text:span><text:span text:style-name="T951">в</text:span><text:span text:style-name="T949"> дом Мэтью, </text:span><text:span text:style-name="T4428">то</text:span><text:span text:style-name="T949"> видела, как </text:span><text:span text:style-name="T4428">прятались</text:span><text:span text:style-name="T952"> от него</text:span><text:span text:style-name="T949"> случайные прохожие, забегая под навесы и в </text:span><text:span text:style-name="T4428">помещения </text:span><text:span text:style-name="T949">ближайши</text:span><text:span text:style-name="T4428">х</text:span><text:span text:style-name="T949"> </text:span><text:span text:style-name="T953">магазин</text:span><text:span text:style-name="T4428">ов</text:span><text:span text:style-name="T949">.</text:span></text:p>
      <text:p text:style-name="P294"><text:tab/>После <text:span text:style-name="T954">совместного завтрака они продолжили путешествие </text:span><text:span text:style-name="T4429">с Робином </text:span><text:span text:style-name="T954">в </text:span><text:span text:style-name="T4429">мире </text:span><text:span text:style-name="T954">будущего.</text:span></text:p>
      <text:p text:style-name="P294"><text:tab/>«<text:span text:style-name="T955">Сегодня в порту происходит что-то очень важное, я наблюдаю </text:span><text:span text:style-name="T4429">тут </text:span><text:span text:style-name="T955">значительную активность — </text:span><text:span text:style-name="T958">н</text:span><text:span text:style-name="T955">е думаю, что </text:span><text:span text:style-name="T4430">она</text:span><text:span text:style-name="T955"> как-то связан</text:span><text:span text:style-name="T4430">а</text:span><text:span text:style-name="T955"> с теми поставками, которы</text:span><text:span text:style-name="T959">х</text:span><text:span text:style-name="T955"> </text:span><text:span text:style-name="T4430">ожидает</text:span><text:span text:style-name="T955"> Система. </text:span><text:span text:style-name="T956">Как видите, здесь много вооружённых </text:span><text:span text:style-name="T4431">патрульных</text:span><text:span text:style-name="T957">. Интересно, к чему они готовятся? </text:span><text:span text:style-name="T960">Последние несколько дней они </text:span><text:span text:style-name="T4432">изо всех сил </text:span><text:span text:style-name="T960">пытаются навести </text:span><text:span text:style-name="T4432">порядок </text:span><text:span text:style-name="T4433">в городе</text:span><text:span text:style-name="T960">, </text:span><text:span text:style-name="T969">а </text:span><text:span text:style-name="T961">самы</text:span><text:span text:style-name="T964">м</text:span><text:span text:style-name="T961"> беспомощны</text:span><text:span text:style-name="T964">м</text:span><text:span text:style-name="T961"> жител</text:span><text:span text:style-name="T964">ям</text:span><text:span text:style-name="T961"> даже выделили </text:span><text:span text:style-name="T962">кое-какую </text:span><text:span text:style-name="T961">одежду — </text:span><text:span text:style-name="T962">в основном, </text:span><text:span text:style-name="T961">лохмотья, но о</text:span><text:span text:style-name="T966">на </text:span><text:span text:style-name="T961">всё же лучше, чем </text:span><text:span text:style-name="T965">полн</text:span><text:span text:style-name="T967">ая</text:span><text:span text:style-name="T965"> </text:span><text:span text:style-name="T967">нагота</text:span><text:span text:style-name="T963">. </text:span><text:span text:style-name="T4433">Вы, наверное, помните, что в</text:span><text:span text:style-name="T970">се эти люди распрощались с одеждой в тот же день, когда разруш</text:span><text:span text:style-name="T4433">или</text:span><text:span text:style-name="T970"> их дома. Как вы </text:span><text:span text:style-name="T4434">считаете</text:span><text:span text:style-name="T970">, что может </text:span><text:span text:style-name="T4433">служить</text:span><text:span text:style-name="T970"> причиной </text:span><text:span text:style-name="T4433">всему происходящему</text:span><text:span text:style-name="T970">? Вы видели то же, что и я.</text:span>»</text:p>
      <text:p text:style-name="P294"/>
      <text:p text:style-name="P294"><text:tab/>«<text:span text:style-name="T4435">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7">теперь </text:span>будущее представлялось ему в серьёзной опасности, и он со всей ответственностью подходил к своей работе. <text:span text:style-name="T4438">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39"><text:tab/>Вдалеке о</text:span>ни увидели приближающ<text:span text:style-name="T4439">ий</text:span><text:span text:style-name="T4442">ся</text:span><text:span text:style-name="T4439"> </text:span>большо<text:span text:style-name="T4439">й</text:span> <text:span text:style-name="T4439">корабль — его </text:span><text:span text:style-name="T4443">чёрный</text:span> силуэт <text:span text:style-name="T4439">отчётливо выделялся на</text:span> фоне горизонта. <text:span text:style-name="T971">Жёлто-серый туман, словно тонкий слой краски на картине художника, покрывал всё пространство над морем, слегка затуманивая </text:span><text:span text:style-name="T4440">вид для всех</text:span><text:span text:style-name="T971">, кто находился на суше. </text:span><text:span text:style-name="T972">До прибытия корабля </text:span><text:span text:style-name="T4441">в порт </text:span><text:span text:style-name="T972">оставалось несколько часов.</text:span></text:p>
      <text:p text:style-name="P298"><text:tab/>Внезапно на территории порта <text:span text:style-name="T4444">послышались</text:span> <text:span text:style-name="T4444">чьи-то возмущённые </text:span><text:span text:style-name="T4518">в</text:span><text:span text:style-name="T4519">ыкрики</text:span>, и внимание Робина сместилось от корабля в сторону группы людей, закованных в цепи и находящихся под конвоем — <text:span text:style-name="T4444">их заставляли идти к причалу.</text:span> <text:span text:style-name="T4444">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5">существования</text:span><text:span text:style-name="T4444">, применив силу и способность к организации, а также промышляя воровством еды, </text:span><text:span text:style-name="T4445">и </text:span><text:span text:style-name="T4444">не прилагая </text:span><text:span text:style-name="T4445">для э</text:span><text:span text:style-name="T4449">того</text:span><text:span text:style-name="T4445"> </text:span><text:span text:style-name="T4444">больших усил</text:span><text:span text:style-name="T4445">ий</text:span><text:span text:style-name="T4444">. </text:span><text:span text:style-name="T4445">Вызывало недоумение</text:span><text:span text:style-name="T974">, к</text:span><text:span text:style-name="T973">аким образом Система смогла </text:span><text:span text:style-name="T974">отыскать</text:span><text:span text:style-name="T973"> их убежищ</text:span><text:span text:style-name="T4444">е, и ч</text:span><text:span text:style-name="T4445">его</text:span><text:span text:style-name="T4444"> она хотела хотела от этого сброда. </text:span><text:span text:style-name="T4445">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6">Возможно</text:span><text:span text:style-name="T975">, Система </text:span><text:span text:style-name="T4446">сочла</text:span><text:span text:style-name="T975"> их опасными и решила избавиться от них, отправив на казнь. Могло случиться так, что </text:span><text:soft-page-break/><text:span text:style-name="T4447">пленники</text:span><text:span text:style-name="T975">, становившиеся </text:span><text:span text:style-name="T4447">с каждым днём всё сильнее — по мере присоединения других людей — </text:span><text:span text:style-name="T975">каким-то образом </text:span><text:span text:style-name="T4447">прознали </text:span><text:span text:style-name="T975">о том, что </text:span><text:span text:style-name="T1743">должно </text:span><text:span text:style-name="T4447">было произойти</text:span><text:span text:style-name="T975"> </text:span><text:span text:style-name="T1743">сегодня </text:span><text:span text:style-name="T975">в порту, </text:span><text:span text:style-name="T4447">и </text:span><text:span text:style-name="T975">за</text:span><text:span text:style-name="T4447">планировали чьё-то убийство</text:span><text:span text:style-name="T975">. </text:span><text:span text:style-name="T4448">Понимая</text:span><text:span text:style-name="T976">, как </text:span><text:span text:style-name="T4448">устроена Система</text:span><text:span text:style-name="T976">, Робин предположил, что вскоре </text:span><text:span text:style-name="T4448">она</text:span><text:span text:style-name="T976"> обязательно известит всех о том, </text:span><text:span text:style-name="T4449">как</text:span><text:span text:style-name="T976"> собирается </text:span><text:span text:style-name="T4449">поступить</text:span><text:span text:style-name="T976">. </text:span><text:span text:style-name="T977">Здесь было принято демонстрировать и всячески освещать любые телесные наказания </text:span><text:span text:style-name="T4524">и</text:span><text:span text:style-name="T977"> казни, </text:span><text:span text:style-name="T978">вызывая страх </text:span><text:span text:style-name="T979">у оставшейся </text:span><text:span text:style-name="T980">части </text:span><text:span text:style-name="T979">публики, и поддерживать </text:span><text:span text:style-name="T4525">таким образом </text:span><text:span text:style-name="T979">сложившийся порядок вещей.</text:span></text:p>
      <text:p text:style-name="P299"/>
      <text:p text:style-name="P299"><text:tab/>«<text:span text:style-name="T4503">Робин, эти мероприятия… Они происходят часто?</text:span>»</text:p>
      <text:p text:style-name="P300"><text:tab/>«<text:span text:style-name="T4504">Нет, раньше я никогда не видел такого. Могу попытаться выяснить это, но придётся рисковать — никогда нельзя быть уверенным в том, что </text:span><text:span text:style-name="T4507">твой </text:span><text:span text:style-name="T4504">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5">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5">Ты уверен, что это будет не слишком опасно? Как ты планируешь пр</text:span><text:span text:style-name="T4508">обраться</text:span><text:span text:style-name="T4505">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6">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2"/>
      <text:p text:style-name="P602"><text:tab/>Робин осторожно выбрался из своего укрытия и <text:span text:style-name="T983">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3"><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4">служащих</text:span> Систем<text:span text:style-name="T984">е</text:span> людей сейчас направлялась по остаткам дорог в направлении доков, и для Робина не было ничего хуже, чем испыт<text:span text:style-name="T985">ать </text:span>судьбу, оказавшись на их пути.</text:p>
      <text:p text:style-name="P604"><text:tab/><text:span text:style-name="T4509">Профессор и его студенты чувствовали себя беспомощными — они слишком мало знали об этом месте и не понимали, как устроена Система. </text:span><text:span text:style-name="T986">Но каждый из них надеялся, что в будущем </text:span><text:span text:style-name="T4511">станет</text:span><text:span text:style-name="T986"> хоть ч</text:span><text:span text:style-name="T4510">ем</text:span><text:span text:style-name="T986">-то полез</text:span><text:span text:style-name="T4510">ен</text:span><text:span text:style-name="T986"> для мальчика. </text:span><text:span text:style-name="T4510">То, что делал Робин, вызывало в них смешанные эмоции. </text:span><text:span text:style-name="T987">С одной стороны, они гордились тем, как </text:span><text:span text:style-name="T4517">он </text:span><text:span text:style-name="T987">справился со сложившейся ситуацией и как мужественно ведёт себя в дикой местности, </text:span><text:span text:style-name="T988">где </text:span><text:span text:style-name="T4511">правят насилие и жестокость</text:span><text:span text:style-name="T988">. </text:span><text:span text:style-name="T4511">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9">Никто из родителей, переживающих за судьб</text:span><text:span text:style-name="T4513">ы</text:span><text:span text:style-name="T989"> с</text:span><text:span text:style-name="T990">воих</text:span><text:span text:style-name="T989"> детей, не пожелал бы им стать свидетелями или частью </text:span><text:span text:style-name="T991">такого</text:span><text:span text:style-name="T989"> </text:span><text:span text:style-name="T4512">безжалостного</text:span><text:span text:style-name="T989"> мира. </text:span><text:span text:style-name="T992">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3">употребляющие</text:span><text:span text:style-name="T992"> загрязнённ</text:span><text:span text:style-name="T1003">ую</text:span><text:span text:style-name="T992"> </text:span><text:span text:style-name="T999">пищ</text:span><text:span text:style-name="T1003">у</text:span><text:span text:style-name="T992"> и вод</text:span><text:span text:style-name="T1003">у</text:span><text:span text:style-name="T992">.</text:span></text:p>
      <text:p text:style-name="P301"/>
      <text:p text:style-name="P302"><text:tab/>Когда Робин добрался до регионального штаба Системы, его сердце забилось <text:span text:style-name="T993">чаще. </text:span><text:span text:style-name="T995">М</text:span><text:span text:style-name="T994">ысль о том, что он задумал, </text:span><text:span text:style-name="T995">приводила его в ужас</text:span><text:span text:style-name="T994"> </text:span><text:span text:style-name="T4514">и заставляла волноваться</text:span><text:span text:style-name="T994">. </text:span><text:span text:style-name="T4514">Здесь н</text:span><text:span text:style-name="T996">икто </text:span><text:span text:style-name="T4514">и никогда </text:span><text:span text:style-name="T996">даже не помышлял о проникн</text:span><text:span text:style-name="T4514">овении</text:span><text:span text:style-name="T996"> в этот огромный, тщательно охраняемый комплекс. </text:span><text:span text:style-name="T4515">Конечно, не могло быть и речи о том, чтобы воплотить </text:span><text:span text:style-name="T4516">такую</text:span><text:span text:style-name="T4515"> идею в жизнь.</text:span></text:p>
      <text:p text:style-name="P606"><text:tab/>Здание штаба <text:span text:style-name="T4517">не изменилось с тех пор, как он видел его в последний раз. Сейчас оно располагалось прямо перед ним, поражая своим уродством. </text:span><text:span text:style-name="T4518">В отличие от других </text:span><text:span text:style-name="T4519">строений</text:span><text:span text:style-name="T4518">, </text:span><text:soft-page-break/><text:span text:style-name="T4521">оно</text:span><text:span text:style-name="T4518"> не являл</text:span><text:span text:style-name="T4519">о</text:span><text:span text:style-name="T4518">сь </text:span><text:span text:style-name="T4519">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05"><text:tab/><text:span text:style-name="T4519">Когда Система впервые обосновалась в этом районе, она использовала местное население, чтобы создать эту громадину. </text:span><text:span text:style-name="T997">Для перевозки из порта тяжелых грузов с материалами для постройки были задействованы женщины и дети, работавшие ежедневно </text:span><text:span text:style-name="T4526">не менее</text:span><text:span text:style-name="T997"> восемнадцат</text:span><text:span text:style-name="T4526">и часов</text:span><text:span text:style-name="T997"> </text:span><text:span text:style-name="T4519">до тех пор</text:span><text:span text:style-name="T997">, пока работа не была за</text:span><text:span text:style-name="T4526">вершена</text:span><text:span text:style-name="T997">. </text:span><text:span text:style-name="T998">Окон здесь не было — вместо них лишь ряды узких прорезей, закрыты</text:span><text:span text:style-name="T4519">х</text:span><text:span text:style-name="T998"> изнутри толстыми стёклами.</text:span></text:p>
      <text:p text:style-name="P605"><text:tab/>«<text:span text:style-name="T4519">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20">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05"><text:tab/>«<text:span text:style-name="T4522">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07"/>
      <text:p text:style-name="P303"><text:tab/>Прошло <text:span text:style-name="T4523">около</text:span> пяти минут, прежде чем кто-<text:span text:style-name="T4523">либо</text:span> смог произнести <text:span text:style-name="T4523">хоть </text:span>слово.</text:p>
      <text:p text:style-name="P303"/>
      <text:p text:style-name="P304"><text:tab/>«<text:span text:style-name="T4630">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30">Мэтью снова озвучил идею, родившуюся в его голове, но хватит ли у Робина сил, чтобы осуществить её? На этот вопрос </text:span><text:span text:style-name="T4635">мог дать ответ только Робин</text:span><text:span text:style-name="T4630">.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1">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09"/>
      <text:p text:style-name="P609"><text:tab/><text:span text:style-name="T4632">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3">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4">Путешествие по вентиляционной шахте показало, что все внутренние </text:span><text:span text:style-name="T4636">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09"><text:tab/><text:span text:style-name="T4636">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7">соответствующие </text:span><text:soft-page-break/><text:span text:style-name="T4636">выводы. Он был уверен, что они обязательно подскажут ему, </text:span><text:span text:style-name="T4638">как только</text:span><text:span text:style-name="T4636"> заметят что-то важное. </text:span><text:span text:style-name="T4638">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10"/>
      <text:p text:style-name="P611"><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38">Робин, быстрее, кто-то идёт. Я не знаю, что ты задумал сделать, но, как бы то ни было, сделай это позже.</text:span>»</text:p>
      <text:p text:style-name="P305">«<text:span text:style-name="T1006">Эли, на это уйдёт меньше одной минуты</text:span>» - <text:span text:style-name="T1006">прошептал Робин ей в ответ.</text:span></text:p>
      <text:p text:style-name="P307">И тут случилось именно то, чего он опасался — один из охранников услышал <text:span text:style-name="T1009">чужую </text:span>неразборчивую речь и тут же <text:span text:style-name="T1007">окрикнул</text:span>:</text:p>
      <text:p text:style-name="P308">«<text:span text:style-name="T1008">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10">Он </text:span><text:span text:style-name="T1012">в очередной раз</text:span><text:span text:style-name="T1010"> продемонстрировал всем </text:span><text:span text:style-name="T1011">зрителям свои неординарные экстрасенсорные способности, позволявшие ему </text:span><text:span text:style-name="T1013">управлять своим телом именно так, как </text:span><text:span text:style-name="T1014">требовалось</text:span><text:span text:style-name="T1013">. </text:span><text:span text:style-name="T1015">Ему удалось видоизменить себя </text:span><text:span text:style-name="T1019">как раз </text:span><text:span text:style-name="T1015">вовремя, ещё то того, как охранники ворвались внутрь. </text:span><text:span text:style-name="T1016">Он заполз в тёмный угол, прижал хвост к своему белому пушистому тельцу </text:span><text:span text:style-name="T1017">и дождался, когда охранники, наконец-то, разошлись по своим участкам, ругая друг друга на чём свет стоит. </text:span><text:span text:style-name="T1018">Всё это время мышь держала глаза закрытыми, опасаясь что </text:span><text:span text:style-name="T1038">их</text:span><text:span text:style-name="T1018"> </text:span><text:span text:style-name="T1038">мерцание</text:span><text:span text:style-name="T1018"> мо</text:span><text:span text:style-name="T1038">жет</text:span><text:span text:style-name="T1018"> привлечь внимание стражей. </text:span><text:span text:style-name="T1020">Не каждый день можно увидеть бел</text:span><text:span text:style-name="T1021">ого</text:span><text:span text:style-name="T1020"> </text:span><text:span text:style-name="T1021">грызуна</text:span><text:span text:style-name="T1020"> с пылающим </text:span><text:span text:style-name="T1039">зеленью </text:span><text:span text:style-name="T1020">взглядом!</text:span></text:p>
      <text:p text:style-name="P310">Робин был прав — он нашёл несколько осветительных приборов, работающих от электричества <text:span text:style-name="T1022">и, следовательно, теперь можно </text:span><text:span text:style-name="T1023">было </text:span><text:span text:style-name="T1022">не сомневаться в том, что где-то поблизости находится и генератор.</text:span></text:p>
      <text:p text:style-name="P310"/>
      <text:p text:style-name="P311">Тем временем профессор <text:span text:style-name="T1024">рас</text:span>сматривал свои беглые наброс<text:span text:style-name="T1025">ки с</text:span> расположение<text:span text:style-name="T1025">м </text:span>вентиляционных шахт, составленные им во время полёта совы. <text:span text:style-name="T1027">На них</text:span><text:span text:style-name="T1026"> он </text:span><text:span text:style-name="T1027">также </text:span><text:span text:style-name="T1026">расставил отметки, описывающие предназначение каждой из комнат. </text:span><text:span text:style-name="T1028">В глаза ему сразу же бросилась некоторая область карты — пространство, к которому не был подведён ни один вентиляционный рукав. </text:span><text:span text:style-name="T1029">Профессор несколько раз п</text:span><text:span text:style-name="T1030">ереп</text:span><text:span text:style-name="T1029">роверил свои расчёты и, убедившись в своей правоте, сообщил Робину </text:span><text:span text:style-name="T1040">координаты</text:span><text:span text:style-name="T1029"> этого места.</text:span></text:p>
      <text:p text:style-name="P311"/>
      <text:p text:style-name="P313">Неопознанное пространство оказалось именно тем помещением, которое они искали. <text:span text:style-name="T1031">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2">в этой комнате </text:span><text:span text:style-name="T1031">шкафом, Гарри заметил несколько вертикально расположенных </text:span><text:span text:style-name="T1043">пеналов цилиндрической формы</text:span><text:span text:style-name="T1031">.</text:span></text:p>
      <text:p text:style-name="P314">«Робин, <text:span text:style-name="T1042">возможно</text:span>, тебе <text:span text:style-name="T1041">было бы </text:span>лучше снова стать самим собой? <text:span text:style-name="T1044">Пока ты находишься в теле мыши, т</text:span><text:span text:style-name="T1043">ы не сможешь проч</text:span><text:span text:style-name="T1045">итать</text:span><text:span text:style-name="T1043"> ни од</text:span><text:span text:style-name="T1055">ного</text:span><text:span text:style-name="T1043"> документ</text:span><text:span text:style-name="T1055">а</text:span><text:span text:style-name="T1043">, ведь ты </text:span><text:span text:style-name="T1048">для этого </text:span><text:span text:style-name="T1043">слишком мал. Справа от тебя, в углу, находятся тубусы, </text:span><text:span text:style-name="T1047">и </text:span><text:span text:style-name="T1046">я полагаю, что в них хранятся какие-то чертежи. </text:span><text:span text:style-name="T1049">Между прочим, </text:span><text:span text:style-name="T1050">тебе скоро придётся покинуть это здание</text:span><text:span text:style-name="T1049">, если ты планируешь вернуться в порт.</text:span>»</text:p>
      <text:p text:style-name="P315">Гарри говорил спокойно, но в его голосе <text:span text:style-name="T1077">слышались</text:span> <text:span text:style-name="T1077">металлические нотки</text:span>. <text:span text:style-name="T1051">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2">Это было </text:span><text:span text:style-name="T1060">гораздо </text:span><text:span text:style-name="T1052">интереснее, чем просмотр кинофильмов и однозначно лучше </text:span><text:span text:style-name="T1053">его </text:span><text:span text:style-name="T1052">скучн</text:span><text:span text:style-name="T1053">ой</text:span><text:span text:style-name="T1052"> </text:span><text:span text:style-name="T1054">и </text:span><text:span text:style-name="T1061">однообразной</text:span><text:span text:style-name="T1052"> жизн</text:span><text:span text:style-name="T1053">и</text:span><text:span text:style-name="T1052">.</text:span></text:p>
      <text:p text:style-name="P316">С другой стороны <text:span text:style-name="T1057">Гарри</text:span><text:span text:style-name="T1056"> понимал, что никто из них не обладал способностями Робина </text:span><text:span text:style-name="T1057">и,</text:span><text:span text:style-name="T1056"> </text:span><text:span text:style-name="T1057">если они пытаются спасти мир от </text:span><text:span text:style-name="T1058">фашисткой системы правления, то только Робин имеет все шансы оставаться в безопасности, не угодив при этом в лапы Системы. </text:span><text:span text:style-name="T1059">После </text:span><text:span text:style-name="T1062">этих</text:span><text:span text:style-name="T1059"> рассуждений к Гарри пришло чувство раскаяния. </text:span><text:span text:style-name="T1063">Он не имел права на зависть — </text:span><text:span text:style-name="T1064">она была </text:span><text:soft-page-break/><text:span text:style-name="T1064">одной из самых </text:span><text:span text:style-name="T1066">скверных</text:span><text:span text:style-name="T1064"> черт его характера. </text:span><text:span text:style-name="T1079">Гарри</text:span><text:span text:style-name="T1064"> неоднократно пытался бороться с ней, но безуспешно, </text:span><text:span text:style-name="T1065">поскольку</text:span><text:span text:style-name="T1064"> </text:span><text:span text:style-name="T1079">зависть</text:span><text:span text:style-name="T1064"> был</text:span><text:span text:style-name="T1078">а</text:span><text:span text:style-name="T1064"> заложен</text:span><text:span text:style-name="T1078">а</text:span><text:span text:style-name="T1064"> в его характере. </text:span><text:span text:style-name="T1067">Его притягивали риск и опасность. </text:span><text:span text:style-name="T1069">Гарри</text:span><text:span text:style-name="T1067"> был из тех людей, которые привыкли делать всё с первого раза, а если нет — то все последующие попытки </text:span><text:span text:style-name="T1068">рассматривать как </text:span><text:span text:style-name="T1067">наказани</text:span><text:span text:style-name="T1068">е за совершённую ранее ошибку</text:span><text:span text:style-name="T1067">.</text:span></text:p>
      <text:p text:style-name="P317">Элисон и Мэтью являлись его полной противоположностью — <text:span text:style-name="T1070">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1">Пока что он не нашёл ничего, что могло бы им пригодиться. </text:span><text:span text:style-name="T1072">Наиболее значимые сведения профессор занёс в свой блокнот на случай, если они понадобятся позже. </text:span><text:span text:style-name="T1073">Внезапно из рулона с бумагой вывалился один лист и спланировал на пол. </text:span><text:span text:style-name="T1074">Робин подобрал его и начал читать, с каждой минутой бледнея всё </text:span><text:span text:style-name="T1075">сильнее</text:span><text:span text:style-name="T1074">. </text:span><text:span text:style-name="T1076">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80">Всё это время они были уверены в том, что </text:span><text:span text:style-name="T1082">столкновение</text:span><text:span text:style-name="T1080"> завершил</text:span><text:span text:style-name="T1082">о</text:span><text:span text:style-name="T1080">сь победой одной из противоборствующих сторон. </text:span><text:span text:style-name="T1081">Во время ядерной войны информация о том, кто вы</text:span><text:span text:style-name="T1083">йдет</text:span><text:span text:style-name="T1081">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4">и Робин, не теряя времени, начал подготовку к своей трансформации. </text:span><text:span text:style-name="T1085">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90">скорбные</text:span> пейзажи, Робин загрустил, и <text:span text:style-name="T1086">гла</text:span><text:span text:style-name="T1088">з</text:span><text:span text:style-name="T1089">а</text:span><text:span text:style-name="T1086"> птицы </text:span><text:span text:style-name="T1089">ненадолго </text:span><text:span text:style-name="T1087">заполнили</text:span><text:span text:style-name="T1089">сь</text:span><text:span text:style-name="T1087"> с</text:span><text:span text:style-name="T1091">лезами</text:span><text:span text:style-name="T1086">.</text:span></text:p>
      <text:p text:style-name="P321"/>
      <text:p text:style-name="P322">Вскоре он добрался до <text:span text:style-name="T1092">территории </text:span>порта, <text:span text:style-name="T1093">подоспев в нужное время</text:span>. <text:span text:style-name="T1094">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5">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6">Опустившись на одну из балок он убедился, что никто его не видит, и смотрел, как бичевали рабов, </text:span><text:span text:style-name="T1128">отдавая им приказания</text:span><text:span text:style-name="T1096"> грести быстрее. </text:span><text:span text:style-name="T1099">Зрелище </text:span><text:span text:style-name="T1097">был</text:span><text:span text:style-name="T1098">о</text:span><text:span text:style-name="T1097"> чудовищн</text:span><text:span text:style-name="T1099">ым</text:span><text:span text:style-name="T1097"> — множество скованных цепями людей, </text:span><text:span text:style-name="T1099">с которыми обращались хуже, чем с </text:span><text:span text:style-name="T1100">дикими </text:span><text:span text:style-name="T1099">животными…</text:span></text:p>
      <text:p text:style-name="P323"/>
      <text:p text:style-name="P324"><text:span text:style-name="T1129">Он </text:span>покинул корабль за минуту до того, как <text:span text:style-name="T1103">тот</text:span> достиг причала, <text:span text:style-name="T1101">и выбрал для себя укромное местечко </text:span><text:span text:style-name="T1130">неподалёку</text:span><text:span text:style-name="T1101">, из которого мог наблюдать за всем проис</text:span><text:span text:style-name="T1102">х</text:span><text:span text:style-name="T1101">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8">прикрыто</text:span> необычной шляпой, <text:span text:style-name="T1107">которую он носил. </text:span><text:span text:style-name="T1108">Робин бегло оглядел его, чуточку задержавшись на глазах — они были холодными и безжалостными, свидетельствуя о </text:span><text:span text:style-name="T1332">жестоком</text:span><text:span text:style-name="T1108"> </text:span><text:span text:style-name="T1208">характере</text:span><text:span text:style-name="T1108">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9">Робин не мог слышать сказанного, но ему стало очевидно, что оно вызвало </text:span><text:span text:style-name="T1111">явное </text:span><text:span text:style-name="T1109">раздражение н</text:span><text:span text:style-name="T1110">е</text:span><text:span text:style-name="T1109">знакомца — внезапно он выхватил из ножен свой меч и одним точны</text:span><text:span text:style-name="T1112">м</text:span><text:span text:style-name="T1109"> и сильным ударом отсёк голову подчинённого. </text:span><text:span text:style-name="T1112">Затем он повернулся лицом к толпе и, </text:span><text:span text:style-name="T1232">приоткрыв рот, </text:span><text:span text:style-name="T1113">медленно прошёлся языком по всей длине лезвия. Оглядывая присутствующих он зловеще улыбался </text:span><text:span text:style-name="T1114">и с его нижней губы на </text:span><text:span text:style-name="T1115">его </text:span><text:span text:style-name="T1114">подбородок </text:span><text:span text:style-name="T2838">про</text:span><text:span text:style-name="T1114">лилась кровь. </text:span><text:span text:style-name="T1116">Когда незнакомец заговорил, страх обуял каждого и</text:span><text:span text:style-name="T1117">з <text:s/>присутствующих</text:span><text:span text:style-name="T1116">:</text:span></text:p>
      <text:p text:style-name="P326"><text:soft-page-break/>«<text:span text:style-name="T1120">Меня известили</text:span><text:span text:style-name="T1118">, что кто-то проник внутрь регионального штаба и </text:span><text:span text:style-name="T1119">ознакомился с некоторыми документами</text:span><text:span text:style-name="T1118"> Системы. Необходимо найти человека, совершившего данное злодеяние, а также всех причастных к нему лиц.</text:span>»</text:p>
      <text:p text:style-name="P326">«<text:span text:style-name="T1121">Слушаемся, Яхуси!</text:span>» - <text:span text:style-name="T1121">ответила толпа, </text:span><text:span text:style-name="T1137">хором</text:span><text:span text:style-name="T1121">. </text:span><text:span text:style-name="T1122">Большая часть охранников немедленно разделилась на группы и разошлась в разные стороны. </text:span><text:span text:style-name="T1123">Робина и его друзей охватило чувство отчаяния - </text:span><text:span text:style-name="T1124">орёл полетел в сторону центральных улиц города и </text:span><text:span text:style-name="T1125">там</text:span><text:span text:style-name="T1124"> </text:span><text:span text:style-name="T1125">наблюдал</text:span><text:span text:style-name="T1124">, как </text:span><text:span text:style-name="T1127">собирают в</text:span><text:span text:style-name="T1132">месте</text:span><text:span text:style-name="T1127"> всех </text:span><text:span text:style-name="T1131">здешних </text:span><text:span text:style-name="T1125">нищих </text:span><text:span text:style-name="T1127">и</text:span><text:span text:style-name="T1126"> </text:span><text:span text:style-name="T1124">рассказывают им о </text:span><text:span text:style-name="T1125">произошедшем </text:span><text:span text:style-name="T1124">вторжении.</text:span></text:p>
      <text:p text:style-name="P327">Система предоставила местным жителям несколько минут на раздумья, ожидая, что кто-нибудь <text:span text:style-name="T1135">из них </text:span>выйдет вперёд и признается в <text:span text:style-name="T1209">совершённом </text:span>преступлении…</text:p>
      <text:p text:style-name="P327">… <text:span text:style-name="T1134">Н</text:span><text:span text:style-name="T1133">о таковых не нашлось.</text:span></text:p>
      <text:p text:style-name="P328">И тогда Система перешла к насилию. <text:span text:style-name="T1136">Они начали избивать всех мужчин до тех пор, пока они </text:span><text:span text:style-name="T1138">находились</text:span><text:span text:style-name="T1136"> в сознании. Пытаясь спастись, люди разбега</text:span><text:span text:style-name="T1139">лись</text:span><text:span text:style-name="T1136"> в </text:span><text:span text:style-name="T1139">разные</text:span><text:span text:style-name="T1136"> стороны, но многих настигали удары мечами или метательные ножи. </text:span><text:span text:style-name="T1140">Казалось, что </text:span><text:span text:style-name="T1147">теперь уличные </text:span><text:span text:style-name="T1140">лужи были наполнены не </text:span><text:span text:style-name="T1144">дождевой </text:span><text:span text:style-name="T1140">водой, </text:span><text:span text:style-name="T1143">а</text:span><text:span text:style-name="T1140"> кровью невинных жертв </text:span><text:span text:style-name="T1141">этой </text:span><text:span text:style-name="T1142">жуткой </text:span><text:span text:style-name="T1141">резни</text:span><text:span text:style-name="T1140">. </text:span><text:span text:style-name="T1145">Все </text:span><text:span text:style-name="T1210">эти люди </text:span><text:span text:style-name="T1145">были слишком слабы </text:span><text:span text:style-name="T1152">для того</text:span><text:span text:style-name="T1145">, чтобы пытаться мстить </text:span><text:span text:style-name="T1148">за себя </text:span><text:span text:style-name="T1145">или хотя бы </text:span><text:span text:style-name="T1167">в мыслях </text:span><text:span text:style-name="T1145">проник</text:span><text:span text:style-name="T1167">ать</text:span><text:span text:style-name="T1145"> в</text:span><text:span text:style-name="T1167">нутрь</text:span><text:span text:style-name="T1145"> служебн</text:span><text:span text:style-name="T1146">ы</text:span><text:span text:style-name="T1167">х</text:span><text:span text:style-name="T1145"> здани</text:span><text:span text:style-name="T1167">й</text:span><text:span text:style-name="T1145"> Системы.</text:span></text:p>
      <text:p text:style-name="P328"/>
      <text:p text:style-name="P329">Охранники жгли полуразвалившиеся и кособокие хибары местных жит<text:span text:style-name="T1149">е</text:span>лей, <text:span text:style-name="T1150">со многих из этих бедолаг срывали </text:span><text:span text:style-name="T1163">их </text:span><text:span text:style-name="T1150">ветхую одежду, унижая </text:span><text:span text:style-name="T1164">их </text:span><text:span text:style-name="T1151">таким образом </text:span><text:span text:style-name="T1150">ещё </text:span><text:span text:style-name="T1158">сильнее</text:span><text:span text:style-name="T1150">. </text:span><text:span text:style-name="T1211">Периодически </text:span><text:span text:style-name="T1451">стражей</text:span><text:span text:style-name="T1212"> </text:span><text:span text:style-name="T1153">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1">в </text:span><text:s/>тех случаях, когда запугивание не давало нужного результата, <text:span text:style-name="T1165">детей </text:span>связыва<text:span text:style-name="T1154">л</text:span><text:span text:style-name="T1159">и</text:span><text:span text:style-name="T1154"> </text:span><text:span text:style-name="T1155">верёвками в группы </text:span><text:span text:style-name="T1157">из</text:span><text:span text:style-name="T1155"> нескольк</text:span><text:span text:style-name="T1157">их</text:span><text:span text:style-name="T1155"> человек </text:span><text:span text:style-name="T1156">и угрожал</text:span><text:span text:style-name="T1160">и</text:span><text:span text:style-name="T1156"> сожжением.</text:span></text:p>
      <text:p text:style-name="P331">Не только одной Элисон, <text:span text:style-name="T1166">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8"> выжившим в этом аду </text:span>возможность <text:span text:style-name="T1168">спрятаться, убежав </text:span><text:span text:style-name="T1213">подальше </text:span><text:span text:style-name="T1168">от </text:span><text:span text:style-name="T1169">своих </text:span><text:span text:style-name="T1168">убийц</text:span>. <text:span text:style-name="T1170">Порывистый ветер разносил мольбы и вопли умирающих на много миль вокруг. </text:span><text:span text:style-name="T1171">От тлеющей земли вверх до самого неба поднимались столпы дыма, </text:span><text:span text:style-name="T1172">закручивающиеся по спирали и распространяющие едкий запах.</text:span></text:p>
      <text:p text:style-name="P333">«Я не могу позволить продолжаться <text:span text:style-name="T1453">этим </text:span><text:span text:style-name="T1452">зверствам</text:span>. Мне придётся сдаться.» - <text:span text:style-name="T1218">уныло произнёс</text:span> Робин, <text:span text:style-name="T3402">глотая</text:span><text:span text:style-name="T1173"> слёзы, </text:span>тек<text:span text:style-name="T1174">шие</text:span> <text:span text:style-name="T3402">в два ручья </text:span>из его остекленевших глаз. <text:span text:style-name="T1175">Он даже не представлял, что произойдёт нечто столь ужасное. </text:span><text:span text:style-name="T1214">Разве л</text:span><text:span text:style-name="T1176">юди могут быть настолько бесчеловечными? </text:span><text:span text:style-name="T1216">Р</text:span><text:span text:style-name="T1215">азве </text:span><text:span text:style-name="T1214">п</text:span><text:span text:style-name="T1177">одобные зверства </text:span><text:span text:style-name="T1215">не </text:span><text:span text:style-name="T1181">свойст</text:span><text:span text:style-name="T1182">венны</text:span><text:span text:style-name="T1177"> лишь дики</text:span><text:span text:style-name="T1181">м</text:span><text:span text:style-name="T1177"> </text:span><text:span text:style-name="T1179">животны</text:span><text:span text:style-name="T1181">м?</text:span></text:p>
      <text:p text:style-name="P334"><text:span text:style-name="T1230">Это</text:span><text:span text:style-name="T1178"> </text:span><text:span text:style-name="T1231">на</text:span><text:span text:style-name="T1180"> самом деле</text:span><text:span text:style-name="T1178"> — </text:span><text:span text:style-name="T1217">л</text:span><text:span text:style-name="T1178">юди</text:span>?</text:p>
      <text:p text:style-name="P335">Сколько <text:span text:style-name="T1183">ещё </text:span>нужно загубить человеческих жизней, чтобы наконец-то осознать всю тщетность <text:span text:style-name="T1184">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5">Робин, если ты сдашься, то всё будет напрасно. Подумай об этом, ведь </text:span><text:span text:style-name="T1196">сейчас </text:span><text:span text:style-name="T1195">ты — в будущем</text:span><text:span text:style-name="T1185">. </text:span><text:span text:style-name="T1186">Если ты не вернёшься </text:span><text:span text:style-name="T1187">обратно</text:span><text:span text:style-name="T1186">, </text:span><text:span text:style-name="T1187">к нам, </text:span><text:span text:style-name="T1186">то </text:span><text:span text:style-name="T1197">оно обязательно свершится</text:span><text:span text:style-name="T1186">. </text:span><text:span text:style-name="T1188">Ты наверняка считаешь, что, </text:span><text:span text:style-name="T1219">глядя со стороны, </text:span><text:span text:style-name="T1188">мне очень легко сидеть и </text:span><text:span text:style-name="T1191">пространно </text:span><text:span text:style-name="T1189">рассуждать</text:span><text:span text:style-name="T1188"> </text:span><text:span text:style-name="T1192">о человеческих жертвах</text:span><text:span text:style-name="T1189">, </text:span><text:span text:style-name="T1190">но, поверь мне, я знаю, </text:span><text:span text:style-name="T1193">что ты сейчас чувствуешь</text:span><text:span text:style-name="T1190">. </text:span><text:span text:style-name="T1194">Ты только подумай — мы можем предотвратить все эти события! </text:span><text:span text:style-name="T1198">Это было лишь вопросом времени — то, что Система разъярится и начнёт совершать подобные действия. </text:span><text:span text:style-name="T1199">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200">Всем своим сердцем он желал очутиться рядом с Робином и разделить его горе. </text:span><text:span text:style-name="T1201">Он знал, как тяжело и болезненно должен переживать его </text:span><text:span text:style-name="T1202">впечатлительный </text:span><text:span text:style-name="T1201">мальчик такого юного и нежного возраста.</text:span></text:p>
      <text:p text:style-name="P337"/>
      <text:p text:style-name="P337">«<text:span text:style-name="T1206">Хорошо</text:span><text:span text:style-name="T1203">. </text:span><text:span text:style-name="T1225">Тогда м</text:span><text:span text:style-name="T1205">не п</text:span><text:span text:style-name="T1203">ридётся пожертвовать </text:span><text:span text:style-name="T1204">своим </text:span><text:span text:style-name="T1203">человеколюбием и </text:span><text:span text:style-name="T1204">готовиться к </text:span><text:span text:style-name="T1203">сраж</text:span><text:span text:style-name="T1204">ению</text:span><text:span text:style-name="T1203">!</text:span>» - <text:span text:style-name="T1207">хладнокровно произнёс Робин </text:span><text:span text:style-name="T1224">и разорвал визуальный контакт, </text:span><text:span text:style-name="T1225">однако </text:span><text:span text:style-name="T1226">увиденная им </text:span><text:span text:style-name="T1227">картина </text:span><text:span text:style-name="T1226">расправ</text:span><text:span text:style-name="T1227">ы</text:span><text:span text:style-name="T1226"> над </text:span><text:span text:style-name="T1227">беззащитными людьми</text:span><text:span text:style-name="T1226"> ещё долго </text:span><text:span text:style-name="T1270">будоражила</text:span><text:span text:style-name="T1226"> его </text:span><text:span text:style-name="T1229">воспалённо</text:span><text:span text:style-name="T1270">е</text:span><text:span text:style-name="T1226"> </text:span><text:span text:style-name="T1228">воображени</text:span><text:span text:style-name="T1270">е</text:span><text:span text:style-name="T1226">.</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6">узкая </text:span>полоса алого цвета, <text:span text:style-name="T1235">разделявшая</text:span> небо <text:span text:style-name="T1235">и</text:span> земл<text:span text:style-name="T1235">ю</text:span>. <text:span text:style-name="T1233">Её отражения неспешно переливались на чёрной поверхности бескрайнего моря, будто кровь, </text:span><text:span text:style-name="T1234">обильно </text:span><text:span text:style-name="T1233">пролитая уходящим днём.</text:span></text:p>
      <text:p text:style-name="P341">В темноте беззвучно бродили тени. <text:span text:style-name="T1237">Чудом сумевшие избежать смерти люди в глубокой печали бродили между </text:span><text:span text:style-name="T1238">многочисленных </text:span><text:span text:style-name="T1239">мёртвых тел,</text:span><text:span text:style-name="T1237"> в надежде отыскать кого-либо из своих родственников </text:span><text:span text:style-name="T1240">или знакомых</text:span><text:span text:style-name="T1237">. </text:span><text:span text:style-name="T1241">Иногда тишину разрывали рыдания, означавшие, </text:span><text:span text:style-name="T1242">что кому-то </text:span><text:span text:style-name="T3193">из них</text:span><text:span text:style-name="T1242"> уда</text:span><text:span text:style-name="T3193">валось</text:span><text:span text:style-name="T1242"> </text:span><text:span text:style-name="T1269">найти</text:span><text:span text:style-name="T1242"> </text:span><text:span text:style-name="T3193">близкого</text:span><text:span text:style-name="T1242"> человека — </text:span><text:span text:style-name="T1245">в</text:span><text:span text:style-name="T1242"> </text:span><text:span text:style-name="T3193">ра</text:span><text:span text:style-name="T1242">зорванной одежде, израненного и залитого кровью, убитого при попытк</text:span><text:span text:style-name="T1243">е спрятаться или </text:span><text:span text:style-name="T1244">с</text:span><text:span text:style-name="T3193">пастись бегством</text:span><text:span text:style-name="T1243">.</text:span></text:p>
      <text:p text:style-name="P373">Воспоминания об этом проклятом дне прочно врезались в память Робина. <text:span text:style-name="T1246">Чем больше он думал о</text:span><text:span text:style-name="T1247">б увиденной им</text:span><text:span text:style-name="T1246"> резне, тем сильнее закипал</text:span><text:span text:style-name="T1248">и</text:span><text:span text:style-name="T1246"> в нём гнев </text:span><text:span text:style-name="T1248">и желание отомстить </text:span><text:span text:style-name="T1454">этому </text:span><text:span text:style-name="T1248">зверю в человеческом обли</text:span><text:span text:style-name="T3798">ке</text:span><text:span text:style-name="T1455">, </text:span><text:span text:style-name="T1248">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9">следовательно</text:span>, <text:span text:style-name="T1249">полностью </text:span>отрезать себя от них.</text:p>
      <text:p text:style-name="P343">Увидев <text:span text:style-name="T1456">жестокость</text:span>, на котор<text:span text:style-name="T1456">ую</text:span> оказались способны люди, Робин почувствовал к ним глубокое отвращение. По <text:span text:style-name="T1250">какому праву</text:span> одни позволяют себе относиться к другим как к какому-то мусору или <text:span text:style-name="T1253">к </text:span><text:span text:style-name="T1251">бездушн</text:span><text:span text:style-name="T1259">ым</text:span><text:span text:style-name="T1251"> </text:span><text:span text:style-name="T3194">механизмам</text:span>, будто бы вторые существуют только для удобства первых и находятся в их полном <text:span text:style-name="T1252">распоряжении</text:span>? <text:span text:style-name="T1254">Это было отвратительным зрелищем — наблюдать, как </text:span><text:span text:style-name="T1255">чудовища</text:span><text:span text:style-name="T1254">, называющие себя людьми, убивают нев</text:span><text:span text:style-name="T1258">иновных</text:span><text:span text:style-name="T1254"> </text:span><text:span text:style-name="T1257">и</text:span><text:span text:style-name="T1254"> </text:span><text:span text:style-name="T1256">не способных </text:span><text:span text:style-name="T1260">защитить</text:span><text:span text:style-name="T1256"> себя</text:span><text:span text:style-name="T1254"> бедняков.</text:span></text:p>
      <text:p text:style-name="P343"/>
      <text:p text:style-name="P343">«<text:span text:style-name="T1261">Послушай, Робин! </text:span><text:span text:style-name="T1265">В произошедшем сегодня твоей вины нет</text:span><text:span text:style-name="T1261">. </text:span><text:span text:style-name="T1262">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3">Это заложено в человека самой природой — использовать </text:span><text:span text:style-name="T1264">примитивные методы для демонстрации с</text:span><text:span text:style-name="T1266">обственных</text:span><text:span text:style-name="T1264"> возможностей.</text:span>»</text:p>
      <text:p text:style-name="P344">«Робин, не закрывай глаза! Тебе не станет л<text:span text:style-name="T1274">егче</text:span>, если ты отгородишься от нас. <text:span text:style-name="T1271">Я согласен с тобой — л</text:span><text:span text:style-name="T3799">и</text:span><text:span text:style-name="T3800">ца</text:span><text:span text:style-name="T1271"> вроде Яхуси не </text:span><text:span text:style-name="T3799">имеют права</text:span><text:span text:style-name="T1272"> </text:span><text:span text:style-name="T1271">жить </text:span><text:span text:style-name="T1272">среди людей </text:span><text:span text:style-name="T1275">и, может быть, не </text:span><text:span text:style-name="T3799">имеют права</text:span><text:span text:style-name="T1275"> жить вообще</text:span><text:span text:style-name="T1271">. </text:span><text:span text:style-name="T1286">Однако</text:span><text:span text:style-name="T1272"> </text:span><text:span text:style-name="T1281">мы</text:span><text:span text:style-name="T1272"> не боги и не имеем п</text:span><text:span text:style-name="T1273">рава судить других. </text:span><text:span text:style-name="T1274">Всё, чт</text:span><text:span text:style-name="T1276">о в наших силах</text:span><text:span text:style-name="T1274">, это </text:span><text:span text:style-name="T1276">не позволять себе опускаться до уровня </text:span><text:span text:style-name="T1280">животных</text:span><text:span text:style-name="T1276">, </text:span><text:span text:style-name="T1278">и не </text:span><text:span text:style-name="T1277">теря</text:span><text:span text:style-name="T1278">ть</text:span><text:span text:style-name="T1277"> сво</text:span><text:span text:style-name="T1279">его</text:span><text:span text:style-name="T1277"> </text:span><text:span text:style-name="T1282">человеческого достоинства</text:span><text:span text:style-name="T1277">.</text:span>»</text:p>
      <text:p text:style-name="P345">Профессор сделал паузу, чтобы убедиться в том, что сказанное <text:span text:style-name="T1283">оказало благоприятный эффект на Робина. </text:span></text:p>
      <text:p text:style-name="P346">Наступила тишина, в течение которой <text:span text:style-name="T1285">юноша</text:span> <text:span text:style-name="T1284">обдумывал слова профессора. </text:span><text:span text:style-name="T1287">В его памяти всё ещё были живы крики и вопли детей и женщин, </text:span><text:span text:style-name="T1288">жизни которых были прерваны </text:span><text:span text:style-name="T1289">столь </text:span><text:span text:style-name="T3195">трагическим</text:span><text:span text:style-name="T1289"> </text:span><text:span text:style-name="T3195">образом</text:span><text:span text:style-name="T1289">.</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90">Робин, не думай об этом. На самом деле всего этого ещё не </text:span><text:span text:style-name="T1292">случилось</text:span><text:span text:style-name="T1290">. Вспомни — ведь ты находишься в будущем. </text:span><text:span text:style-name="T1291">Если ты поможешь нам, то, я надеюсь, в истории больше никогда не </text:span><text:span text:style-name="T1293">будут </text:span><text:span text:style-name="T1291">прои</text:span><text:span text:style-name="T1293">сходить</text:span><text:span text:style-name="T1291"> </text:span><text:span text:style-name="T1294">подобные массовые жестокие расправы</text:span><text:span text:style-name="T1291">.</text:span>»</text:p>
      <text:p text:style-name="P348">«Хорошо, профессор. Вы, кон<text:span text:style-name="T1295">е</text:span>чно, правы. Просто я <text:span text:style-name="T1295">никогда не думал, что люди могут быть настолько бесчеловечными. </text:span><text:span text:style-name="T1296">То, что я увидел, прочно засело в моей голове... </text:span><text:span text:style-name="T1297">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8">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9">А что насчёт тех женщин и мужчин, которых доставили в порт в цепях? </text:span><text:span text:style-name="T1300">Мы так и не выяснили, каким образом Система собиралась использовать их. </text:span><text:span text:style-name="T1301">Что нам известно о месте, в которое их увезли, прежде чем началась кровавая бойня? </text:span><text:span text:style-name="T1302">Я думаю, что нам нужно найти их и </text:span><text:span text:style-name="T1303">попытаться </text:span><text:span text:style-name="T1302">получить </text:span><text:span text:style-name="T1304">для себя </text:span><text:span text:style-name="T1302">больше сведений. </text:span><text:span text:style-name="T1305">Должно быть, эти люди представляют для Системы какую-то ценность, раз никого из них не тронули во время побоища.</text:span>»</text:p>
      <text:p text:style-name="P351">«<text:span text:style-name="T1306">Профессор? </text:span><text:span text:style-name="T1307">Мэтью высказал очень толковую идею — это именно то, чему мы незаслуженно уделили слишком мало внимания. </text:span><text:span text:style-name="T1308">Сначала я попробую поискать на корабле — после сегодняшнего проникновения внутрь их крепости, они наверняка будут охранять е</text:span><text:span text:style-name="T1309">го </text:span><text:span text:style-name="T1308">лучше </text:span><text:span text:style-name="T1309">прежнего</text:span><text:span text:style-name="T1308">. </text:span><text:span text:style-name="T1310">Яхуси, вероятно, вынес </text:span><text:span text:style-name="T1313">охранникам</text:span><text:span text:style-name="T1310"> строгое предупреждение. </text:span><text:span text:style-name="T1311">Интересно, на какой позиции находится </text:span><text:span text:style-name="T1312">этот злодей</text:span><text:span text:style-name="T1311"> в иерархии Системы? Вероятно, мы скоро узнаем об этом.</text:span>»</text:p>
      <text:p text:style-name="P352"><text:span text:style-name="T1563">На подлёте к кораблю </text:span>Робин замолчал. Осмотр с высоты показал, что теперь его усиленно охраняли. <text:span text:style-name="T1314">События этого утра, должно быть, значительно повлияли на данное решение. </text:span><text:span text:style-name="T1315">Стало ясно, что у Робина не было никаких шансов пытаться проникнуть внутрь минуя </text:span><text:span text:style-name="T1316">охранников — </text:span><text:span text:style-name="T1329">очевидно</text:span><text:span text:style-name="T1316">,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8">обедом</text:span>.</text:p>
      <text:p text:style-name="P354">Дурной запах, исходивший от рабов, использов<text:span text:style-name="T1325">авшихся</text:span> для гребли, был просто невыносим — <text:span text:style-name="T1317">настолько, что находясь рядом с ними, вполне можно было бы лишиться сознания. </text:span><text:span text:style-name="T1318">Грязь </text:span><text:span text:style-name="T1324">и </text:span><text:span text:style-name="T1362">мусор</text:span><text:span text:style-name="T1318">, обильно покрывавш</text:span><text:span text:style-name="T1324">ие</text:span><text:span text:style-name="T1318"> всю палубу, мешал</text:span><text:span text:style-name="T1324">и</text:span><text:span text:style-name="T1318"> быстрому п</text:span><text:span text:style-name="T1363">родвижению</text:span><text:span text:style-name="T1318"> мыши. </text:span><text:span text:style-name="T1319">Невдалеке измождённый голодом гребец сосредоточил всё своё внимание </text:span><text:span text:style-name="T1320">на таракане. </text:span><text:span text:style-name="T1321">Внезапно</text:span><text:span text:style-name="T1320"> его рука метнулась </text:span><text:span text:style-name="T1327">в сторону насекомого </text:span><text:span text:style-name="T1326">и </text:span><text:span text:style-name="T1320">со скоростью молнии схватила вожделенную добычу. </text:span><text:span text:style-name="T1322">После беглого осмотра свое</text:span><text:span text:style-name="T1364">й</text:span><text:span text:style-name="T1322"> </text:span><text:span text:style-name="T1364">награды</text:span><text:span text:style-name="T1322"> мужчина сунул его в </text:span><text:span text:style-name="T1328">свой </text:span><text:span text:style-name="T1322">рот — </text:span><text:span text:style-name="T1361">послышался</text:span><text:span text:style-name="T1322"> едва слышн</text:span><text:span text:style-name="T1360">ый</text:span><text:span text:style-name="T1322"> </text:span><text:span text:style-name="T1360">хруст</text:span><text:span text:style-name="T1322">. </text:span><text:span text:style-name="T1323">Когда он сглотнул, на его лице отразилось выражение блаженства.</text:span></text:p>
      <text:p text:style-name="P355">Спины почти всех рабов были изуродованы шрамами. <text:span text:style-name="T1338">На телах у</text:span><text:span text:style-name="T1333">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5">становилось</text:span><text:span text:style-name="T1333"> ясно, что это место является рассадником инфекции и различных болезней. </text:span><text:span text:style-name="T1339">Глядя на них, м</text:span><text:span text:style-name="T1334">ожно был</text:span><text:span text:style-name="T1335">о бы подумать, что такие </text:span><text:span text:style-name="T1334">условия содержания людей </text:span><text:span text:style-name="T1336">были отменены ещё в средние века.</text:span></text:p>
      <text:p text:style-name="P356">Помимо зловония, исходившего от <text:span text:style-name="T1345">гребцов</text:span>, в воздухе отчётливо чувствовался запах мочи. Осмотревшись по сторонам, Робин не нашёл <text:span text:style-name="T1337">никакой посуды, которую можно было бы <text:s/>использовать для того, чтобы справить нужду, </text:span><text:span text:style-name="T1340">а</text:span><text:span text:style-name="T1337"> </text:span><text:span text:style-name="T1340">туго сковывающие рабов массивные железные цепи наводили его на мысль о том, что их не снимают никогда. </text:span><text:span text:style-name="T1341">Сгорбившись на вёслах и приняв наиболее удобные позы в условиях ограниченного </text:span><text:span text:style-name="T1344">доступного </text:span><text:span text:style-name="T1341">пространства, </text:span><text:span text:style-name="T1369">рабы</text:span><text:span text:style-name="T1341"> пытались заснуть </text:span><text:span text:style-name="T1366">и</text:span><text:span text:style-name="T1341"> </text:span><text:span text:style-name="T1342">хотя бы на короткое время </text:span><text:span text:style-name="T1343">убежа</text:span><text:span text:style-name="T1366">ть</text:span><text:span text:style-name="T1343"> от жестокой реальности.</text:span></text:p>
      <text:p text:style-name="P357">За одним из <text:span text:style-name="T1347">этих несчастных</text:span> пришли двое охранников и поволокли его за собой. Он был мёртв.<text:span text:style-name="T1346"> </text:span><text:span text:style-name="T1347">Было похоже, что он </text:span><text:span text:style-name="T1346">умер либо от переутомления, либо от какой-то болезни — пе</text:span><text:span text:style-name="T1347">рвое <text:s/>предположение было наиболее вероятным.</text:span></text:p>
      <text:p text:style-name="P358"><text:soft-page-break/>Робин <text:span text:style-name="T1348">покинул это убогое </text:span><text:span text:style-name="T1434">жилище</text:span><text:span text:style-name="T1348">, отправившись исследовать остальную часть корабля. </text:span><text:span text:style-name="T1435">Увы, </text:span><text:span text:style-name="T1350">о</text:span><text:span text:style-name="T1349">н не нашёл того, что искал. </text:span></text:p>
      <text:p text:style-name="P359">Перед тем, как <text:span text:style-name="T1353">улететь</text:span> <text:span text:style-name="T1353">с </text:span>корабл<text:span text:style-name="T1353">я</text:span>, Робин поджёг капитанскую каюту, запалив найденные тут же навигационные карты <text:span text:style-name="T1370">и</text:span> <text:span text:style-name="T1370">о</text:span>хранникам пришлось выпустить из трюма всех рабов, поскол<text:span text:style-name="T1351">ьку раздобыть живую силу в достаточном количестве было для них задачей </text:span><text:span text:style-name="T1355">не из простых</text:span><text:span text:style-name="T1351">. </text:span><text:span text:style-name="T1356">Таким образом, </text:span><text:span text:style-name="T1367">в спешном порядке </text:span><text:span text:style-name="T1356">к</text:span><text:span text:style-name="T1352">орабль </text:span><text:span text:style-name="T1353">был покинут</text:span><text:span text:style-name="T1352">. </text:span><text:span text:style-name="T1354">Это было захватывающ</text:span><text:span text:style-name="T1368">е</text:span><text:span text:style-name="T1354"> — наблюдать за языками пламени, охватившими весь корабль, на фоне быстро сгущающихся сумерек, а также за </text:span><text:span text:style-name="T1357">закручивающимися </text:span><text:span text:style-name="T1358">клубами дыма, </text:span><text:span text:style-name="T1359">которые </text:span><text:span text:style-name="T1358">подни</text:span><text:span text:style-name="T1359">мались высоко</text:span><text:span text:style-name="T1358"> вверх и рассеив</text:span><text:span text:style-name="T1359">ались</text:span><text:span text:style-name="T1358"> там порыва</text:span><text:span text:style-name="T1359">ми ветра</text:span><text:span text:style-name="T1358">.</text:span></text:p>
      <text:p text:style-name="P360">Среди команды гребцов послышались одобрительные перешёптывания — большинство из них <text:span text:style-name="T1436">уже давно </text:span>не видело дневного света и не <text:span text:style-name="T1436">выходило на поверхность, чтобы по</text:span>дыша<text:span text:style-name="T1436">ть</text:span> свежим воздухом. </text:p>
      <text:p text:style-name="P361">Внезапно раздался мощный треск — <text:span text:style-name="T1437">это </text:span>огромный разлом прошёл по корпусу корабля и он <text:span text:style-name="T1372">начал</text:span> быстро погружаться в <text:span text:style-name="T1433">воды пролива </text:span>Те-Солент. <text:span text:style-name="T1438">Здесь, у</text:span><text:span text:style-name="T1371">вязнув в илистом дне, </text:span><text:span text:style-name="T1431">он </text:span><text:span text:style-name="T1439">и </text:span><text:span text:style-name="T1432">нашёл своё последнее пристанище</text:span><text:span text:style-name="T1430">.</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3">Когда стражи, </text:span><text:span text:style-name="T1381">наконец,</text:span><text:span text:style-name="T1373"> поняли, что кому-то из них предстоит сообщить о пожаре своему главе, их моментально охватил леденящий ужас. </text:span><text:span text:style-name="T1377">Б</text:span><text:span text:style-name="T1374">ыло забавно наблюдать </text:span><text:span text:style-name="T1377">со стороны</text:span><text:span text:style-name="T1374">, как они тянут жребий, выясняя, </text:span><text:span text:style-name="T1375">кому именно предстоит встреча с </text:span><text:span text:style-name="T1376">Яхуси</text:span><text:span text:style-name="T1375">.</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8">Он снова трансформировал себя в орла и полетел в нужном направлении, прибыв к мест</text:span><text:span text:style-name="T1443">у</text:span><text:span text:style-name="T1440"> </text:span><text:span text:style-name="T1378">раньше других. </text:span><text:span text:style-name="T1379">Здесь он превратил себя в мышь, </text:span><text:span text:style-name="T1380">поскольку посчитал, что будет безопаснее проползти мимо охраннико</text:span><text:span text:style-name="T1441">в</text:span><text:span text:style-name="T1380">, чем </text:span><text:span text:style-name="T1444">размахивать крыльями</text:span><text:span text:style-name="T1380"> над их головами.</text:span></text:p>
      <text:p text:style-name="P365"><text:span text:style-name="T1382">Ему пришлось некоторое время подождать прибытия стражей </text:span><text:span text:style-name="T1385">С</text:span><text:span text:style-name="T1382">истемы, и он провёл его, внимательно изучая здание.</text:span> <text:span text:style-name="T1383">На вид оно было холодным и </text:span><text:span text:style-name="T1388">неживым</text:span><text:span text:style-name="T1383">. Когда Робин разглядывал его устрашающе-массивное кубическое очертание, а также отмечал строгость прямых линий и углов, </text:span><text:span text:style-name="T1384">по его спине бегали мурашки. </text:span><text:span text:style-name="T1386">Было вполне возможно представ</text:span><text:span text:style-name="T1442">ить</text:span><text:span text:style-name="T1386"> его фабрикой по промывке человеческих мозгов, где </text:span><text:span text:style-name="T1387">из людей </text:span><text:span text:style-name="T1386">из</text:span><text:span text:style-name="T1387">влекают их разум, заменяя его роботизированной и механизированной начинкой, конечным продуктом которой явля</text:span><text:span text:style-name="T1390">ются</text:span><text:span text:style-name="T1387"> толпы зомби, проповедующи</text:span><text:span text:style-name="T1391">е</text:span><text:span text:style-name="T1387"> </text:span><text:span text:style-name="T1389">странную доктрину Системы.</text:span></text:p>
      <text:p text:style-name="P365"/>
      <text:p text:style-name="P366">Солнце уже опустилось за горизонт и наступили сумерки. <text:span text:style-name="T1392">Вдали Робин увидел неспешно двигавшуюся </text:span><text:span text:style-name="T1393">мрачную </text:span><text:span text:style-name="T1392">процессию, состоявшую из заключённых и конвоирующих их охранников. </text:span><text:span text:style-name="T1403">Б</text:span><text:span text:style-name="T1395">ывшие</text:span><text:span text:style-name="T1394"> гребцы с большим трудом преодолевали каждый шаг </text:span><text:span text:style-name="T1401">—</text:span><text:span text:style-name="T1394"> их босые ноги были изранены гноящимися ссадинами </text:span><text:span text:style-name="T3200">и порезами</text:span><text:span text:style-name="T1394">, </text:span><text:span text:style-name="T3200">а также </text:span><text:span text:style-name="T1394">ушибами.</text:span></text:p>
      <text:p text:style-name="P367"/>
      <text:p text:style-name="P368">Прошло не много времени с тех пор, <text:span text:style-name="T1396">как Робин впервые увидел штаб Системы, </text:span><text:span text:style-name="T1419">и </text:span><text:span text:style-name="T1396">до того </text:span><text:span text:style-name="T1399">момента</text:span><text:span text:style-name="T1396">, </text:span><text:span text:style-name="T1399">когда</text:span><text:span text:style-name="T1396"> он о</text:span><text:span text:style-name="T1397">казался </text:span><text:span text:style-name="T1398">в</text:span><text:span text:style-name="T1400">нутри</text:span><text:span text:style-name="T1396">. </text:span><text:span text:style-name="T1401">За воротами центрального входа обнаружился пустующий холл — </text:span><text:span text:style-name="T1402">нахо</text:span><text:span text:style-name="T1447">дившиеся</text:span><text:span text:style-name="T1402"> в нём </text:span><text:span text:style-name="T1420">служители Системы</text:span><text:span text:style-name="T1402"> </text:span><text:span text:style-name="T1447">пребывали</text:span><text:span text:style-name="T1402"> в растерянности </text:span><text:span text:style-name="T1445">и в недоумении</text:span><text:span text:style-name="T1402">, </text:span><text:span text:style-name="T1404">поскольку</text:span><text:span text:style-name="T1402"> никто не ожидал, что они приведут с собой рабов.</text:span></text:p>
      <text:p text:style-name="P369"><text:span text:style-name="T1405">С опаской, в</text:span>перёд выступил человек, вытянувший «несчастливую» соломинку <text:span text:style-name="T1406">и </text:span><text:span text:style-name="T1428">неуверенно </text:span><text:span text:style-name="T1421">про</text:span><text:span text:style-name="T1406">говорил:</text:span></text:p>
      <text:p text:style-name="P369">«<text:span text:style-name="T1406">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7">В его </text:span><text:span text:style-name="T1448">памяти</text:span><text:span text:style-name="T1407"> </text:span><text:span text:style-name="T1408">намертво </text:span><text:span text:style-name="T1411">засело </text:span><text:span text:style-name="T1409">воспоминание о том, что случилось с таким же, как он сам, вестником, </text:span><text:span text:style-name="T1410">принесшим дурные </text:span><text:span text:style-name="T1412">новости </text:span><text:span text:style-name="T1413">утром </text:span><text:span text:style-name="T1414">э</text:span><text:span text:style-name="T1413">того дня</text:span><text:span text:style-name="T1410">. </text:span><text:span text:style-name="T1415">Увидев, </text:span><text:span text:style-name="T1416">как просто тот распрощался со своей жизнью</text:span><text:span text:style-name="T1415">, </text:span><text:span text:style-name="T1417">страж</text:span><text:span text:style-name="T1415"> опасался, что его </text:span><text:span text:style-name="T1416">постигнет</text:span><text:span text:style-name="T1415"> та же </text:span><text:span text:style-name="T1446">самая </text:span><text:span text:style-name="T1415">участь.</text:span></text:p>
      <text:p text:style-name="P370"/>
      <text:p text:style-name="P371"><text:soft-page-break/>По всему зданию эхом разнёсся громкий голос Яхуси <text:span text:style-name="T1418">и</text:span> <text:span text:style-name="T1418">вслед за ним</text:span> послышались мольбы охранника о пощаде. <text:span text:style-name="T1424">Из ножен, </text:span><text:span text:style-name="T1425">как и прежде,</text:span><text:span text:style-name="T1424"> вновь появился меч</text:span><text:span text:style-name="T1423">. </text:span>Затем раздался пронзительный визг, за которым <text:span text:style-name="T1426">тут же </text:span>последовал глухой удар — <text:span text:style-name="T1422">стук о землю головы, распрощавшейся с телом.</text:span></text:p>
      <text:p text:style-name="P371"/>
      <text:p text:style-name="P371">«<text:span text:style-name="T1427">Несчастный...</text:span>» - <text:span text:style-name="T1427">подумал Робин.</text:span></text:p>
      <text:p text:style-name="P371">«<text:span text:style-name="T1427">Это несправедливо, ведь охранник </text:span><text:span text:style-name="T1429">совсем </text:span><text:span text:style-name="T1427">не виноват в том, что возник пожар!</text:span>»</text:p>
      <text:p text:style-name="P371"/>
      <text:p text:style-name="P372">Поджог корабля, похоже, сильно обеспокоил Яхуси — <text:span text:style-name="T1449">было заметно, что он чего-то боится. Он был в ярости и возмущённо </text:span><text:span text:style-name="T1457">вопил</text:span><text:span text:style-name="T1449">, угрожая казнить всех своих советников, если они </text:span><text:span text:style-name="T1450">они не предложат решение возникшей проблемы в установленный срок.</text:span></text:p>
      <text:p text:style-name="P372">«<text:span text:style-name="T1451">Мы должны как можно скорее </text:span><text:span text:style-name="T1458">вернуться </text:span><text:span text:style-name="T1460">обратно </text:span><text:span text:style-name="T1458">вместе с теми людьми. </text:span><text:span text:style-name="T1825">М</text:span><text:span text:style-name="T1458">ао Цзе-ч</text:span><text:span text:style-name="T1698">е</text:span><text:span text:style-name="T1458">йк будет страшно недоволен, если мы не выполним его приказ. </text:span><text:span text:style-name="T1459">Для нас всех жизненно важно выполнить </text:span><text:span text:style-name="T1466">его </text:span><text:span text:style-name="T1467">как можно скорее</text:span><text:span text:style-name="T1459">!</text:span>»</text:p>
      <text:p text:style-name="P372"/>
      <text:p text:style-name="P372">«<text:span text:style-name="T1461">Робин, мне кажется я знаю, о чём он говорит. Не могу объяснить этого словами, но уверен, что нам н</text:span><text:span text:style-name="T1469">е</text:span><text:span text:style-name="T1468">обходимо</text:span><text:span text:style-name="T1461"> </text:span><text:span text:style-name="T1468">немедленно</text:span><text:span text:style-name="T1461"> отыскать и освободить </text:span><text:span text:style-name="T1462">тех</text:span><text:span text:style-name="T1461"> заключённых</text:span><text:span text:style-name="T1464">, </text:span><text:span text:style-name="T1462">которых мы видели в порту</text:span><text:span text:style-name="T1461">.</text:span>»</text:p>
      <text:p text:style-name="P374">Голос профессора прозвучал весьма убедительно, и Робин, не задавая лишних вопросов, немедленно покинул жилище Яхуси, <text:span text:style-name="T1463">отправившись</text:span> на <text:span text:style-name="T1465">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4">сообразил</text:span>, в каком месте могли содержать пленник<text:span text:style-name="T3064">ов</text:span>. <text:span text:style-name="T1470">Б</text:span>лагодаря ему, Робину не пришлось осматривать каждое помещение в отдельности.</text:p>
      <text:p text:style-name="P376">Юноша сильно удивился, <text:span text:style-name="T1510">увидев</text:span>, что Система может делиться с кем-либо своими продуктовыми припасами, но сейчас, с<text:span text:style-name="T1472">обственными</text:span> глазами, он наблюдал <text:span text:style-name="T1511">именно это </text:span>— <text:span text:style-name="T1471">каждый </text:span><text:span text:style-name="T1473">из </text:span><text:span text:style-name="T1471">заключённы</text:span><text:span text:style-name="T1473">х</text:span><text:span text:style-name="T1471"> получил по миске, в которой находились свежие овощи и ещё что-то </text:span><text:span text:style-name="T3065">похожее на </text:span><text:span text:style-name="T1471">куски мяса. </text:span><text:span text:style-name="T1474">Эти люди, должно быть, </text:span><text:span text:style-name="T1532">представляли</text:span><text:span text:style-name="T1474"> </text:span><text:span text:style-name="T1481">для Системы </text:span><text:span text:style-name="T1474">больш</text:span><text:span text:style-name="T1533">ую</text:span><text:span text:style-name="T1474"> знач</text:span><text:span text:style-name="T1533">имость</text:span><text:span text:style-name="T1474">, </text:span><text:span text:style-name="T1480">если</text:span><text:span text:style-name="T1474"> </text:span><text:span text:style-name="T1481">она</text:span><text:span text:style-name="T1474"> </text:span><text:span text:style-name="T1512">решила </text:span><text:span text:style-name="T1474">заботи</text:span><text:span text:style-name="T1512">ться</text:span><text:span text:style-name="T1474"> о</text:span><text:span text:style-name="T1480">б</text:span><text:span text:style-name="T1474"> </text:span><text:span text:style-name="T1480">их здоровье</text:span><text:span text:style-name="T1474">. </text:span><text:span text:style-name="T1475">Мысленно, Робин сравнил эту сцену с кормлением цыплят на птицефабрике, которых, как всем известно, откармливают </text:span><text:span text:style-name="T1476">лишь</text:span><text:span text:style-name="T1475"> для того, чтобы впоследствии </text:span><text:span text:style-name="T1477">отправить на убой</text:span><text:span text:style-name="T1475">.</text:span></text:p>
      <text:p text:style-name="P377">Он внимательно осмотрел место заточения <text:span text:style-name="T1478">и понял, что вывести </text:span><text:span text:style-name="T3197">узников</text:span><text:span text:style-name="T1478"> в безопасное место — задача не из простых. </text:span><text:span text:style-name="T3066">О</text:span><text:span text:style-name="T1479">тсюда </text:span><text:span text:style-name="T3066">наружу </text:span><text:span text:style-name="T1482">вела </text:span><text:span text:style-name="T3066">всего</text:span><text:span text:style-name="T1482"> одна дверь, и она </text:span><text:span text:style-name="T1483">тщательно </text:span><text:span text:style-name="T1482">охранялась.</text:span></text:p>
      <text:p text:style-name="P377">«<text:span text:style-name="T1484">Профессор, как мне вывести </text:span><text:span text:style-name="T1513">всех</text:span><text:span text:style-name="T1484"> из этого помещения? На первый взгляд это кажется невозможным.</text:span>»</text:p>
      <text:p text:style-name="P377">«<text:span text:style-name="T1485">Робин, попробуй найти генератор. </text:span><text:span text:style-name="T1486">Если у тебя получится </text:span><text:span text:style-name="T3198">повредить его</text:span><text:span text:style-name="T1486">, </text:span><text:span text:style-name="T1487">то таким образом ты </text:span><text:span text:style-name="T1488">отвлечёшь</text:span><text:span text:style-name="T1487"> охрану и выигр</text:span><text:span text:style-name="T1488">аешь</text:span><text:span text:style-name="T1487"> время.</text:span>»</text:p>
      <text:p text:style-name="P377">«<text:span text:style-name="T1489">Вы можете подсказать, где он находится? </text:span><text:span text:style-name="T1490">И </text:span><text:span text:style-name="T1534">да</text:span><text:span text:style-name="T1490">… </text:span><text:span text:style-name="T1491">Мне кажется, </text:span><text:span text:style-name="T1535">где-то </text:span><text:span text:style-name="T1491">тут долж</text:span><text:span text:style-name="T1492">ен</text:span><text:span text:style-name="T1491"> </text:span><text:span text:style-name="T1535">находиться</text:span><text:span text:style-name="T1491"> ещё один вентиляционный проход, который ведёт </text:span><text:span text:style-name="T1493">на первый этаж и, затем, наружу. </text:span><text:span text:style-name="T1494">Возможно, будет лучше, если я попытаюсь вывести заключённых </text:span><text:span text:style-name="T1497">именно </text:span><text:span text:style-name="T1494">этим путём. </text:span><text:span text:style-name="T1495">После того, как они окажутся на открытом воздухе, им останется лишь пере</text:span><text:span text:style-name="T1631">браться</text:span><text:span text:style-name="T1495"> через забор, </text:span><text:span text:style-name="T1498">а</text:span><text:span text:style-name="T1495"> затем я </text:span><text:span text:style-name="T1499">смогу </text:span><text:span text:style-name="T1500">спрятать</text:span><text:span text:style-name="T1495"> их в то</text:span><text:span text:style-name="T1500">м</text:span><text:span text:style-name="T1495"> ветх</text:span><text:span text:style-name="T1500">ом</text:span><text:span text:style-name="T1495"> дом</text:span><text:span text:style-name="T1500">е</text:span><text:span text:style-name="T1495">, </text:span><text:span text:style-name="T1500">где </text:span><text:span text:style-name="T1536">обычно </text:span><text:span text:style-name="T1495">ночую.</text:span>»</text:p>
      <text:p text:style-name="P377">«<text:span text:style-name="T1496">Можешь попробовать, Робин</text:span>» - <text:span text:style-name="T1496">ответил ему профессор.</text:span></text:p>
      <text:p text:style-name="P377">«<text:span text:style-name="T1500">Полагаю, если на первом этаже имеется вентиляционное отверстие, </text:span><text:span text:style-name="T1501">ведущее наружу...</text:span>» - <text:span text:style-name="T1501">начал Мэтью,</text:span></text:p>
      <text:p text:style-name="P377">«...<text:span text:style-name="T1502">то оно должно располагаться в стене на противоположной </text:span><text:span text:style-name="T1504">к</text:span><text:span text:style-name="T1502"> главно</text:span><text:span text:style-name="T1504">му</text:span><text:span text:style-name="T1502"> вход</text:span><text:span text:style-name="T1504">у</text:span><text:span text:style-name="T1502"> стороне </text:span><text:span text:style-name="T1503">здания</text:span><text:span text:style-name="T1502">.</text:span>»</text:p>
      <text:p text:style-name="P378">В голосе <text:span text:style-name="T1505">Мэтью </text:span>явно слышалась нерешительность — <text:span text:style-name="T1505">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6">Он направился в ту сторону, где, как он надеялся, должна была находиться вторая вентиляцион</text:span><text:span text:style-name="T1507">ная</text:span><text:span text:style-name="T1506"> отдушина. </text:span><text:soft-page-break/><text:span text:style-name="T1507">После тщательного осмотра всех комнат с северной стороны здания, он выяснил, что искомая отдушина находится прямо под столом, </text:span><text:span text:style-name="T1509">и т</text:span><text:span text:style-name="T1508">еперь он мог приступать к поискам генератора.</text:span></text:p>
      <text:p text:style-name="P379">«<text:span text:style-name="T1514">Робин, не </text:span><text:span text:style-name="T1537">спеши</text:span><text:span text:style-name="T1514">! </text:span><text:span text:style-name="T1515">Если мы попробуем применить логику, то, возможно, сможем избавить тебя от напрасной траты сил... </text:span><text:span text:style-name="T1516">На первом этаже вентиляционный канал расположен с северной стороны </text:span><text:span text:style-name="T1517">штабы</text:span><text:span text:style-name="T1516">, а центральный вход — с южной... </text:span><text:span text:style-name="T1518">Заключённых, которых мы хотим освободить, держат в восточной стороне здания... </text:span><text:span text:style-name="T1519">Если не ошибаюсь, то вентиляционное отверстие под самой крышей здания находится на западной…</text:span><text:span text:style-name="T1525"> </text:span><text:span text:style-name="T1520">Генератор должен быть в подвале </text:span><text:span text:style-name="T1521">возле западной стены, потому что, </text:span><text:span text:style-name="T1522">если помнишь, там была широкая труба, ведущая от вентиляционного отверстия прямо вниз. </text:span><text:span text:style-name="T1523">Я просто пытаюсь сообразить, </text:span><text:span text:style-name="T1526">как </text:span><text:span text:style-name="T1523">расположен</text:span><text:span text:style-name="T1524">ы</text:span><text:span text:style-name="T1523"> резиденция Яхуси </text:span><text:span text:style-name="T1524">и помещение для охраны относительно остальных </text:span><text:span text:style-name="T1538">объектов</text:span><text:span text:style-name="T1524"> внутри штаба… </text:span><text:span text:style-name="T1527">Ах! Я вспомнил! </text:span><text:span text:style-name="T1528">Они находятся возле комнаты, в которой хранятся все документы и планы — всё это с западной стороны.</text:span>»</text:p>
      <text:p text:style-name="P379">«<text:span text:style-name="T1529">Профессор, если вы правы относительно того, где находится генератор, то я смогу без лишней суеты вывести всех </text:span><text:span text:style-name="T1530">заключённых</text:span><text:span text:style-name="T1529">!</text:span>»</text:p>
      <text:p text:style-name="P379"/>
      <text:p text:style-name="P380">Робин <text:span text:style-name="T1544">отправился</text:span> к западной стене. <text:span text:style-name="T1531">Ему пришлось быть предельно осторожным, так как профессор Фергер </text:span><text:span text:style-name="T1540">оказался</text:span><text:span text:style-name="T1531"> </text:span><text:span text:style-name="T1543">весьма </text:span><text:span text:style-name="T1541">точен в своих предположениях</text:span><text:span text:style-name="T1531"> насчёт </text:span><text:span text:style-name="T1539">мест </text:span><text:span text:style-name="T1531">расположения Яхуси и охран</text:span><text:span text:style-name="T1555">ников</text:span><text:span text:style-name="T1531">. </text:span><text:span text:style-name="T1545">Наполовину прикрыв </text:span><text:span text:style-name="T1548">веки</text:span><text:span text:style-name="T1545">, о</text:span><text:span text:style-name="T1542">н </text:span><text:span text:style-name="T1544">направил свою маленькую мышин</text:span><text:span text:style-name="T1545">ую мордочку вниз — </text:span><text:span text:style-name="T1547">так, </text:span><text:span text:style-name="T1546">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9">и стол</text:span><text:span text:style-name="T1550">бцы</text:span><text:span text:style-name="T1549">. </text:span><text:span text:style-name="T1551">В конце очередного ряда обнаружилась за</text:span><text:span text:style-name="T1557">крытая</text:span><text:span text:style-name="T1551"> дверь. </text:span><text:span text:style-name="T1552">Убедившись, что в коридоре никого нет, мышонок вернул себе сво</text:span><text:span text:style-name="T1556">й</text:span><text:span text:style-name="T1552"> прежн</text:span><text:span text:style-name="T1556">ий,</text:span><text:span text:style-name="T1552"> человеческ</text:span><text:span text:style-name="T1556">ий</text:span><text:span text:style-name="T1552"> </text:span><text:span text:style-name="T1556">облик,</text:span><text:span text:style-name="T1552"> </text:span><text:span text:style-name="T1553">открыл тяжёлую скрипучую дверь и прокрался внутрь. </text:span><text:span text:style-name="T1554">Вот она, искомая машина! Она стояла посреди комнаты — вибрируя и </text:span><text:span text:style-name="T1616">шумно </text:span><text:span text:style-name="T1554">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2">сразу же приступил к выполнению</text:span> указани<text:span text:style-name="T1572">я</text:span> профессора — <text:span text:style-name="T1572">он не спеша обошёл аппарат, задерживаясь возле тех его частей, </text:span><text:span text:style-name="T1573">из</text:span><text:span text:style-name="T1572"> которых </text:span><text:span text:style-name="T1573">торчали</text:span><text:span text:style-name="T1572"> </text:span><text:span text:style-name="T1573">труб</text:span><text:span text:style-name="T1574">ы</text:span><text:span text:style-name="T1573"> и свисали провода. </text:span></text:p>
      <text:p text:style-name="P383">«<text:span text:style-name="T1574">Робин, ты видишь две расположенные параллельно трубы? По одной из них в генератор поступает вода для охлаждения. </text:span><text:span text:style-name="T1575">Перекрыв </text:span><text:span text:style-name="T1576">соответствующий </text:span><text:span text:style-name="T1575">вентиль, ты спровоцируешь перегрев агрегата и, если его не остановить вовремя, начнётся пожар, </text:span><text:span text:style-name="T1577">а затем произойд</text:span><text:span text:style-name="T1578">ё</text:span><text:span text:style-name="T1577">т взрыв. </text:span><text:span text:style-name="T1579">Сейчас ты должен вернуться к пленникам и начать выводить их из камеры через вентиляционное отверстие в полу, а затем, используя </text:span><text:span text:style-name="T3199">психокинетику</text:span><text:span text:style-name="T1579">, полностью перекрыть вентиль. </text:span><text:span text:style-name="T1580">Подождав </text:span><text:span text:style-name="T3199">около </text:span><text:span text:style-name="T1580">тр</text:span><text:span text:style-name="T3199">ёх</text:span><text:span text:style-name="T1580"> минут, ты закоротишь электрические схемы генератора — </text:span><text:span text:style-name="T1583">в</text:span><text:span text:style-name="T1581">озникшая при этом искра непременно вызовет воспламенение. </text:span><text:span text:style-name="T1582">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4">Не произносите ни слова! Я выведу вас на свободу, иначе скоро вас переведут в другое место.</text:span>»</text:p>
      <text:p text:style-name="P384"><text:span text:style-name="T1585">Разинув рты, присутствующие удивлённо уставились на него </text:span><text:span text:style-name="T1586">и в данный момент в их головах крутились вопросы примерно следующего содержания:</text:span></text:p>
      <text:p text:style-name="P384">«<text:span text:style-name="T1586">Что это за паренёк? Как он попал сюда и откуда ему известно о том, где </text:span><text:span text:style-name="T1614">нас</text:span><text:span text:style-name="T1586"> держат?</text:span>»</text:p>
      <text:p text:style-name="P385"><text:span text:style-name="T1590">Н</text:span>акопленный ранее опыт подсказывал им, что этот мальчик вполне может оказаться тайным агентом-<text:span text:style-name="T1595">провокатором</text:span> Системы. <text:span text:style-name="T1587">Им казалось невозможным, что </text:span><text:span text:style-name="T1588">ради их спасения</text:span><text:span text:style-name="T1587"> кто-то готов пожертвовать с</text:span><text:span text:style-name="T1589">воей жизнью.</text:span></text:p>
      <text:p text:style-name="P385">«<text:span text:style-name="T1591">В любом случае, убежать отсюда невозможно. </text:span><text:span text:style-name="T1592">Интересно, каким образом эта малявка собирается нас спасти?</text:span>» - <text:span text:style-name="T1592">подумал один из пленников. Это был высокий и широкоплечий мужчина </text:span><text:span text:style-name="T1594">крепкого телосложения</text:span><text:span text:style-name="T1592">, </text:span><text:span text:style-name="T1593">вероятно</text:span><text:span text:style-name="T1592"> — их вожак. </text:span><text:span text:style-name="T1595">Робин повернулся к нему и заговорил, отвечая на так и не прозвучавший вопрос:</text:span></text:p>
      <text:p text:style-name="P385"><text:soft-page-break/>«<text:span text:style-name="T1595">Да, сэр, я понимаю, что вы относитесь ко мне с подозрением, </text:span><text:span text:style-name="T1596">но оно напрасно. Я могу вытащить вас отсюда. От вас требуется только слушать, что я говорю и беспрекословно </text:span><text:span text:style-name="T1598">выполнять</text:span><text:span text:style-name="T1596"> </text:span><text:span text:style-name="T1599">данные </text:span><text:span text:style-name="T1596">м</text:span><text:span text:style-name="T1599">ной</text:span><text:span text:style-name="T1596"> инструкци</text:span><text:span text:style-name="T1598">и</text:span><text:span text:style-name="T1596">. </text:span><text:span text:style-name="T1597">После того, как мы окажемся </text:span><text:span text:style-name="T1600">на свободе</text:span><text:span text:style-name="T1597">, я отведу вас в безопасное место.</text:span>»</text:p>
      <text:p text:style-name="P385">«<text:span text:style-name="T1601">Парнишка, ты забыл, что за дверью </text:span><text:span text:style-name="T2016">стоят</text:span><text:span text:style-name="T1601"> охранники, и мы не можем просто взять и выйти отсюда!</text:span>»</text:p>
      <text:p text:style-name="P385">«<text:span text:style-name="T1602">Я же сказал — вы должны слушаться меня во всём!</text:span>»</text:p>
      <text:p text:style-name="P386"><text:span text:style-name="T2015">Здоровяк</text:span> кивнул в знак согласия и склонил голову, пребывая в некотором замешательстве.</text:p>
      <text:p text:style-name="P386">«<text:span text:style-name="T1603">То, что я собираюсь сделать — это не ваша забота. Просто следуйте за мной и, главное, не издавайте ни звука </text:span><text:span text:style-name="T1604">до тех пор, пока мы не выберемся отсюда. Понятно?</text:span>»</text:p>
      <text:p text:style-name="P386"/>
      <text:p text:style-name="P387">Робин замолчал и застыл в неподвижности. <text:span text:style-name="T1605">Начав глубоко дышать, он в очередной раз превратился в орла, </text:span><text:span text:style-name="T1606">чей облик уже можно было считать его визитной карточкой. </text:span><text:span text:style-name="T1607">Своими </text:span><text:span text:style-name="T1608">мощными </text:span><text:span text:style-name="T1607">когтями он оторвал металлическую сетку от входа в вентиляционное отверстие </text:span><text:span text:style-name="T1609">и спрыгнул вниз, на пол шахты, </text:span><text:span text:style-name="T1610">показывая путь</text:span><text:span text:style-name="T1609"> </text:span><text:span text:style-name="T1610">остальным</text:span><text:span text:style-name="T1609">. </text:span><text:span text:style-name="T1610">Робин хотел бы быстро пролететь сквозь вентиляционную шахту, но тогда он не смог бы провести </text:span><text:span text:style-name="T1611">заключённых через сложный лабиринт тоннелей. </text:span><text:span text:style-name="T1612">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3">Он позаботился также и о том, чтобы через пять минут после отключения подачи воды, произошло короткое замыкание </text:span><text:span text:style-name="T1615">в электрике</text:span><text:span text:style-name="T1613">.</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3">отделявшую их от свободы, </text:span><text:span text:style-name="T1622">и </text:span><text:span text:style-name="T1617">покину</text:span><text:span text:style-name="T1622">л</text:span><text:span text:style-name="T1617"> шахту. Выбравшись наружу, он </text:span><text:span text:style-name="T1618">снова </text:span><text:span text:style-name="T1617">вернул себе свой человеческий облик. </text:span><text:span text:style-name="T1619">Появившиеся следом за ним бывшие заключённые в очередной раз испытали чувство глубокого потрясения, увидев, как </text:span><text:span text:style-name="T1621">их спаситель превращается </text:span><text:span text:style-name="T1620">из птицы </text:span><text:span text:style-name="T1619">в чумазого взлохмаченного подростка. </text:span><text:span text:style-name="T1624">Тем не менее никто из них </text:span><text:span text:style-name="T1637">так и </text:span><text:span text:style-name="T1624">не проронил ни слова. </text:span><text:span text:style-name="T1625">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6">От места взрыва вверх повалили клубы дыма, рассеивавшиеся ветром по всему пасмурному небу. </text:span><text:span text:style-name="T1627">На фоне чёрн</text:span><text:span text:style-name="T1629">ых</text:span><text:span text:style-name="T1627">, словно дёготь, </text:span><text:span text:style-name="T1629">небесных просторов</text:span><text:span text:style-name="T1627">, вырыв</text:span><text:span text:style-name="T1628">а</text:span><text:span text:style-name="T1627">вше</text:span><text:span text:style-name="T1628">еся </text:span><text:span text:style-name="T1627">наружу алое пламя выглядело достаточно живописно. </text:span><text:span text:style-name="T1633">Повсюду с</text:span><text:span text:style-name="T1630">лышались крики, вызванные </text:span><text:span text:style-name="T1632">всеобщим </text:span><text:span text:style-name="T1630">хаосом и неразберихой.</text:span></text:p>
      <text:p text:style-name="P391">Наконец они добрались до забора. Здесь Робин снова воспользовался чудесн<text:span text:style-name="T1634">ой</text:span> способност<text:span text:style-name="T1634">ью своего разума, чтобы приподнять над землёй </text:span><text:span text:style-name="T1635">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6">Молодец, Робин!</text:span>» - <text:span text:style-name="T1636">похвалил его профессор.</text:span></text:p>
      <text:p text:style-name="P391">«<text:span text:style-name="T1636">Ты отлично справился! </text:span><text:span text:style-name="T1638">Полагаю</text:span><text:span text:style-name="T1636">, что те</text:span><text:span text:style-name="T1639">перь</text:span><text:span text:style-name="T1636"> </text:span><text:span text:style-name="T1638">у Системы </text:span><text:span text:style-name="T1639">стало немного больше хлопот.</text:span>»</text:p>
      <text:p text:style-name="P392">Он был очень доволен Робином, хотя и не был <text:span text:style-name="T1640">до конца </text:span>уверен, правильно ли <text:span text:style-name="T1641">тот </text:span>поступил, <text:span text:style-name="T1642">открыв</text:span> посторонним людям, на что способен. <text:span text:style-name="T1643">Такое скоропалительное решение могло иметь </text:span><text:span text:style-name="T1644">непредсказуемые </text:span><text:span text:style-name="T1643">последствия. </text:span><text:span text:style-name="T1645">Во-первых, если сбежавшие почувствуют </text:span><text:span text:style-name="T1647">исходящую от него опасность</text:span><text:span text:style-name="T1645">, </text:span><text:span text:style-name="T1648">то </text:span><text:span text:style-name="T1645">они могут запросто его убить, </text:span><text:span text:style-name="T1646">например, когда</text:span><text:span text:style-name="T1645"> он спит. </text:span><text:span text:style-name="T1649">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50">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1">Шедшие за ним мужчины и женщины уселись </text:span>прямо на полу, <text:span text:style-name="T1651">после чего</text:span> Робин заговорил:</text:p>
      <text:p text:style-name="P394">«<text:span text:style-name="T1652">Теперь мы в безопасности и можем спокойно </text:span><text:span text:style-name="T1728">общаться</text:span><text:span text:style-name="T1652">.</text:span>»</text:p>
      <text:p text:style-name="P395"><text:soft-page-break/>Он обернулся, чтобы обратиться к вожаку этой группы.</text:p>
      <text:p text:style-name="P395">«<text:span text:style-name="T1653">Как види</text:span><text:span text:style-name="T1744">те</text:span><text:span text:style-name="T1653">, побег оказался вполне осуществим. </text:span><text:span text:style-name="T1654">Я </text:span><text:span text:style-name="T1655">зна</text:span><text:span text:style-name="T1656">ю</text:span><text:span text:style-name="T1654">, что </text:span><text:span text:style-name="T1745">вы</text:span><text:span text:style-name="T1654"> сомневал</text:span><text:span text:style-name="T1745">ись</text:span><text:span text:style-name="T1654"> во мне, </text:span><text:span text:style-name="T1655">но у </text:span><text:span text:style-name="T1746">вас</text:span><text:span text:style-name="T1655"> </text:span><text:span text:style-name="T1747">для этого имелись</text:span><text:span text:style-name="T1655"> веские причины. </text:span><text:span text:style-name="T1657">Полагаю, что </text:span><text:span text:style-name="T1748">у вас есть вопросы</text:span><text:span text:style-name="T1657">, на которые вы хотели бы получить </text:span><text:span text:style-name="T1748">мои </text:span><text:span text:style-name="T1657">ответы. </text:span><text:span text:style-name="T1658">После того, как мы закончим </text:span><text:span text:style-name="T1663">с эт</text:span><text:span text:style-name="T1749">им</text:span><text:span text:style-name="T1658">, я, в свою очередь, хотел бы </text:span><text:span text:style-name="T1662">получить </text:span><text:span text:style-name="T1664">некоторую </text:span><text:span text:style-name="T1662">информацию от вас</text:span><text:span text:style-name="T1658">. </text:span><text:span text:style-name="T1665">Для начала</text:span><text:span text:style-name="T1659">, как </text:span><text:span text:style-name="T1750">вас</text:span><text:span text:style-name="T1660"> зовут</text:span><text:span text:style-name="T1659">?</text:span>»</text:p>
      <text:p text:style-name="P395">«<text:span text:style-name="T1661">Моё имя — Джеймс, но все зовут меня Джимми. </text:span><text:span text:style-name="T1666">Я был журналистом до того, как всё началось… </text:span><text:span text:style-name="T1667">Так вот, </text:span><text:span text:style-name="T1668">я не вполне понимаю, что тут происходит, но мы </text:span><text:span text:style-name="T1669">все своими глазами </text:span><text:span text:style-name="T1668">видели, как ты превратился в орла...</text:span>»</text:p>
      <text:p text:style-name="P396">«<text:span text:style-name="T1670">Всё верно, я действительно стал орлом и вам это не приснилось. </text:span><text:span text:style-name="T1671">Предвидя следующий вопрос, отвечаю — я не </text:span><text:span text:style-name="T1674">какой-то там </text:span><text:span text:style-name="T1671">колдун и </text:span><text:span text:style-name="T1673">вам не </text:span><text:span text:style-name="T1675">стоит</text:span><text:span text:style-name="T1673"> меня опасаться</text:span><text:span text:style-name="T1671">. </text:span><text:span text:style-name="T1672">Я здесь, чтобы помочь вам бороться с Системой. </text:span><text:span text:style-name="T1676">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7">Это не так уж и сложно, если выработана стратегия. </text:span><text:span text:style-name="T1678">Всё, что </text:span><text:span text:style-name="T1685">от меня </text:span><text:span text:style-name="T1678">требовалось — это провести диверсию. </text:span><text:span text:style-name="T1679">У Системы, как вам должно быть известно, имелся электрогенератор. </text:span><text:span text:style-name="T1680">Я вывел из строя трубы, по которым в него поступала жидкость для охлаждения. </text:span><text:span text:style-name="T1681">Перегрев двигателя спровоцировал перебой в подаче электричества </text:span><text:span text:style-name="T1682">в сеть</text:span><text:span text:style-name="T1681">. Взрыв, который вы слышали, произошёл из-за того, </text:span><text:span text:style-name="T1682">что я вызвал короткое замыкание в</text:span><text:span text:style-name="T1687">нутри</text:span><text:span text:style-name="T1682"> элек</text:span><text:span text:style-name="T1687">трической схемы </text:span><text:span text:style-name="T1682">генератора — </text:span><text:span text:style-name="T1683">таким образом, через пять минут после того, как </text:span><text:span text:style-name="T1686">я </text:span><text:span text:style-name="T1683">закрыл вентиль, </text:span><text:span text:style-name="T1686">разгорелся пожар</text:span><text:span text:style-name="T1683">. </text:span><text:span text:style-name="T1684">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8">Нет. Они погибли во время пожара </text:span><text:span text:style-name="T1693">много лет назад.</text:span>»</text:p>
      <text:p text:style-name="P398">«<text:span text:style-name="T1688">Как же ты смог выжить здесь в одиночку? Это </text:span><text:span text:style-name="T1726">какое-то</text:span><text:span text:style-name="T1688"> чудо! </text:span><text:span text:style-name="T1689">Но, кажется, у тебя есть вопросы… Что же, сейчас самое время их задать. </text:span><text:span text:style-name="T1690">После того, что ты сделал для всех нас, мы </text:span><text:span text:style-name="T1691">перед тобой </text:span><text:span text:style-name="T1690">в долгу. </text:span><text:span text:style-name="T1727">Е</text:span><text:span text:style-name="T1692">сли мы можем чем-то тебе помочь — проси без стеснения!</text:span>»</text:p>
      <text:p text:style-name="P398"/>
      <text:p text:style-name="P398">«<text:span text:style-name="T1694">Сперва я хотел бы узнать точную дату начала бомбардировок городов. </text:span><text:span text:style-name="T1696">И ещё… </text:span><text:span text:style-name="T1694">По моим предположениям, война разразилась между Россией и Америкой, </text:span><text:span text:style-name="T3067">и</text:span><text:span text:style-name="T1695"> для меня остаётся </text:span><text:span text:style-name="T1751">невыясненным вопрос</text:span><text:span text:style-name="T1695">, почему </text:span><text:span text:style-name="T1752">в </text:span><text:span text:style-name="T3068">настоящее</text:span><text:span text:style-name="T1752"> </text:span><text:span text:style-name="T1753">время</text:span><text:span text:style-name="T1752"> </text:span><text:span text:style-name="T3068">Великобританией управляет </text:span><text:span text:style-name="T2017">Китай</text:span><text:span text:style-name="T1695">?</text:span>»</text:p>
      <text:p text:style-name="P399">«<text:span text:style-name="T1697">Первые бомбы были сброшены седьмого апреля тысяча девятьсот восемьдесят восьмого года. </text:span><text:span text:style-name="T1699">Насколько я понимаю, как только стал</text:span><text:span text:style-name="T1700">о</text:span><text:span text:style-name="T1699"> очевидным, что ядерная война неизбежна, </text:span><text:span text:style-name="T1701">сразу </text:span><text:span text:style-name="T1699">стало поступать множество сообщений об исчезновении людей из самых густонаселённых городов Китая. </text:span><text:span text:style-name="T1702">Это известие заставило </text:span><text:span text:style-name="T1704">тогда </text:span><text:span text:style-name="T1702">задуматься мног</text:span><text:span text:style-name="T1704">их</text:span><text:span text:style-name="T1702">. </text:span><text:span text:style-name="T1703">Одновременно с этим, глава Китая, </text:span><text:span text:style-name="T1825">М</text:span><text:span text:style-name="T1458">ао Цзе-ч</text:span><text:span text:style-name="T1698">е</text:span><text:span text:style-name="T1458">йк</text:span><text:span text:style-name="T1703">, потребовал от лидеров </text:span><text:span text:style-name="T1704">мировых </text:span><text:span text:style-name="T1703">сверхдержав перед</text:span><text:span text:style-name="T1705">ачи</text:span><text:span text:style-name="T1703"> </text:span><text:span text:style-name="T1706">ему </text:span><text:span text:style-name="T1705">всех </text:span><text:span text:style-name="T1703">свои</text:span><text:span text:style-name="T1705">х</text:span><text:span text:style-name="T1703"> полномочи</text:span><text:span text:style-name="T1705">й, </text:span><text:span text:style-name="T1707">прежде</text:span><text:span text:style-name="T1706"> </text:span><text:span text:style-name="T1707">чем</text:span><text:span text:style-name="T1706"> начнётся обмен ядерными ударами. </text:span><text:span text:style-name="T1709">Ты т</text:span><text:span text:style-name="T1708">олько представь это! Я полагаю, что вместо ответа </text:span><text:span text:style-name="T1710">он</text:span><text:span text:style-name="T1708"> получил насмешки со всех уголков планеты. </text:span><text:span text:style-name="T1711">Затем стало известно, что в Китае уже построены подземные города в рамках подготовки к ядерной катастрофе. </text:span><text:span text:style-name="T1712">Также ходили слухи, что за последние полтора десятилетия они вложили </text:span><text:span text:style-name="T1725">огромные деньги</text:span><text:span text:style-name="T1712"> в научные исследования по выращиванию грибов, мхов и прочих мелких растений в условиях отсутствия солнечного света и почвы. </text:span><text:span text:style-name="T1713">Естественно, что представители мировой элиты восприняли всё это с изрядной долей скептицизма. </text:span><text:span text:style-name="T1714">Всё это казалось невозможным, поскольку </text:span><text:span text:style-name="T1716">на тот момент </text:span><text:span text:style-name="T1714">у китайских учёных не </text:span><text:span text:style-name="T1717">было</text:span><text:span text:style-name="T1714"> никаких прорывных исследований в данной области — никто в мире </text:span><text:span text:style-name="T1715">даже </text:span><text:span text:style-name="T1714">не </text:span><text:span text:style-name="T1718">мог </text:span><text:span text:style-name="T1714">предпол</text:span><text:span text:style-name="T1718">ожить</text:span><text:span text:style-name="T1714">, что они способны на это.</text:span>»</text:p>
      <text:p text:style-name="P399">«<text:span text:style-name="T1719">Ты хочешь сказать, что им удалось отыскать альтернативный способ выращивания растительности? </text:span><text:span text:style-name="T1724">Я п</text:span><text:span text:style-name="T1720">он</text:span><text:span text:style-name="T1721">имаю</text:span><text:span text:style-name="T1720">... Безусловно, в этом есть смысл. </text:span><text:span text:style-name="T1722">Зачем подвергать свой народ опасности зара</text:span><text:span text:style-name="T1723">жения</text:span><text:span text:style-name="T1722">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9">Где вы брали продукты? В достаточном количестве вы вряд ли могли найти их на улиц</text:span><text:span text:style-name="T1730">ах</text:span><text:span text:style-name="T1729">.</text:span>»</text:p>
      <text:p text:style-name="P400">«<text:span text:style-name="T1732">Б</text:span><text:span text:style-name="T1731">ольшую часть наших припасов </text:span><text:span text:style-name="T1732">мы получали </text:span><text:span text:style-name="T1731">от Системы. </text:span><text:span text:style-name="T1733">Мы крали их небольшими </text:span><text:span text:style-name="T3038">порциями</text:span><text:span text:style-name="T1733">, когда прибывал их корабль снабжения. Он прибывает в среднем один раз в две недели </text:span><text:span text:style-name="T1865">и </text:span><text:span text:style-name="T1734">следующая поставка провизии должна быть завтра.</text:span>»</text:p>
      <text:p text:style-name="P400"><text:soft-page-break/>«<text:span text:style-name="T1735">Хорошо. Я думаю, что лучшее, что мы можем </text:span><text:span text:style-name="T1866">сейчас </text:span><text:span text:style-name="T1735">сделать — это хорошенько выспаться. </text:span><text:span text:style-name="T1736">Завтра у нас будет трудный день. </text:span><text:span text:style-name="T1737">Как только я разработаю план наших дальнейших действий, </text:span><text:span text:style-name="T1864">то</text:span><text:span text:style-name="T1738"> </text:span><text:span text:style-name="T1737">немедленно сообщу вам о нём.</text:span>»</text:p>
      <text:p text:style-name="P401">«Ещё раз спасибо тебе за всё, что ты сделал для нас. Ты можешь рассчитывать на нас впредь.» - <text:span text:style-name="T1739">ответил ему Джимми. </text:span><text:span text:style-name="T1740">Затем он продолжил отдавать распоряжения своим людям </text:span><text:span text:style-name="T1741">и стал</text:span><text:span text:style-name="T1740"> распредел</text:span><text:span text:style-name="T1741">ять</text:span><text:span text:style-name="T1740"> их по местам для ночлега. </text:span><text:span text:style-name="T1741">Он поручил им заботу об этом странном </text:span><text:span text:style-name="T1927">пареньке</text:span><text:span text:style-name="T1741">. </text:span><text:span text:style-name="T1742">Даже несмотря на то, что никто из них не знал его имени, они решили доверять ему во всём и помогать </text:span><text:span text:style-name="T1768">по</text:span><text:span text:style-name="T1742"> мер</text:span><text:span text:style-name="T1768">е</text:span><text:span text:style-name="T1742"> своих с</text:span><text:span text:style-name="T1767">ил</text:span><text:span text:style-name="T1740">.</text:span></text:p>
      <text:p text:style-name="P401"/>
      <text:p text:style-name="P402"><text:span text:style-name="T1861">Поздним вечером</text:span> он вышел из убежища, чтобы поговорить с профессором.</text:p>
      <text:p text:style-name="P402">«<text:span text:style-name="T1754">Я, кажется, начинаю понимать… </text:span><text:span text:style-name="T1755">Держу пари, что этих людей собирались отправить обратным рейсом в Китай. </text:span><text:span text:style-name="T1756">Там они были бы весьма полезны </text:span><text:span text:style-name="T1757">для</text:span><text:span text:style-name="T1756"> </text:span><text:span text:style-name="T1757">строительства</text:span><text:span text:style-name="T1756"> новых подземных городов. </text:span><text:span text:style-name="T1758">Есть вероятность</text:span><text:span text:style-name="T1757">, </text:span><text:span text:style-name="T1758">что в их стране произошёл демографический взрыв и теперь местным жителям не хватает </text:span><text:span text:style-name="T1759">пространства для жилья</text:span><text:span text:style-name="T1758">.</text:span>»</text:p>
      <text:p text:style-name="P402">«<text:span text:style-name="T1760">Да. И они почти наверняка не брезгуют пользоваться </text:span><text:span text:style-name="T1763">рабским трудом.</text:span><text:span text:style-name="T1760"> </text:span><text:span text:style-name="T1765">П</text:span><text:span text:style-name="T1761">о окончании всех работ от </text:span><text:span text:style-name="T1764">рабов</text:span><text:span text:style-name="T1761"> можно </text:span><text:span text:style-name="T1762">легко </text:span><text:span text:style-name="T1761">избавиться, как от </text:span><text:span text:style-name="T2436">пары </text:span><text:span text:style-name="T1761">старых перчаток, которые </text:span><text:span text:style-name="T2436">обычно </text:span><text:span text:style-name="T1761">выбрасывают в конце зимы</text:span>» - <text:span text:style-name="T1766">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9">что у Робина вряд ли получится найти здесь какие-</text:span><text:span text:style-name="T1772">то</text:span><text:span text:style-name="T1769"> записи, касающиеся данного вопроса.</text:span></text:p>
      <text:p text:style-name="P403">«<text:span text:style-name="T1770">Это просто удивительно! На протяжении многих лет сверхдержавы тратили миллиарды на закупку и производство вооружения, </text:span><text:span text:style-name="T1771">но никто </text:span><text:span text:style-name="T1773">из них </text:span><text:span text:style-name="T1771">не </text:span><text:span text:style-name="T1773">мог </text:span><text:span text:style-name="T1811">даже </text:span><text:span text:style-name="T1771">предпол</text:span><text:span text:style-name="T1773">ожить</text:span><text:span text:style-name="T1771">, что после войны оно станет абсолютно бесполезным. </text:span><text:span text:style-name="T1773">Разве кто-то знал, что</text:span><text:span text:style-name="T1772"> какой-либо народ, в данном случае — китайский, подтолкнёт мир к текущему развитию событий? </text:span><text:span text:style-name="T1774">Ирония заключается в том, что в </text:span><text:span text:style-name="T1776">в наши дни </text:span><text:span text:style-name="T1774">Китай счита</text:span><text:span text:style-name="T1775">ется</text:span><text:span text:style-name="T1774"> бедной страной, но именно это мнение ста</text:span><text:span text:style-name="T1792">нет</text:span><text:span text:style-name="T1774"> </text:span><text:span text:style-name="T1777">его</text:span><text:span text:style-name="T1774"> главным преимуществом </text:span><text:span text:style-name="T1793">в будущем</text:span><text:span text:style-name="T1774">. </text:span><text:span text:style-name="T1779">Китайские</text:span><text:span text:style-name="T1775"> лидеры </text:span><text:span text:style-name="T1778">по-настоящему </text:span><text:span text:style-name="T1812">позаботятся</text:span><text:span text:style-name="T1778"> о благе собственного народа и </text:span><text:span text:style-name="T1780">достиг</text:span><text:span text:style-name="T1812">нут</text:span><text:span text:style-name="T1780"> значимых результатов</text:span><text:span text:style-name="T1778"> в том, чтобы защитить его от </text:span><text:span text:style-name="T1813">голода и </text:span><text:span text:style-name="T1778">вымирания.</text:span>»</text:p>
      <text:p text:style-name="P404">Слова профессора произвели на Робина изрядное впечатление, однако он всё равно <text:span text:style-name="T1814">продолжал </text:span>ненавиде<text:span text:style-name="T1814">ть</text:span> Систему за <text:span text:style-name="T1781">увиденную им сегодня хладнокровную резню невин</text:span><text:span text:style-name="T1815">овных</text:span><text:span text:style-name="T1781"> </text:span><text:span text:style-name="T1816">и ничего не подозревающих </text:span><text:span text:style-name="T1781">людей.</text:span></text:p>
      <text:p text:style-name="P404"/>
      <text:p text:style-name="P405">В одном из <text:span text:style-name="T1788">тех </text:span>документов, которые они <text:span text:style-name="T1794">успели </text:span>прочит<text:span text:style-name="T1794">ать</text:span> в архиве штаба, нашлись письменные свидетельства массовых убийств, соверш<text:span text:style-name="T1787">аемых</text:span> в Китае. <text:span text:style-name="T1782">Оказалось, что китайцы лишали жизни неизлечимо больных и стариков. </text:span><text:span text:style-name="T1783">Власти сообщали их семьям, что не могут ничем помочь несчастным пострадавшим и что государство </text:span><text:span text:style-name="T1817">принимает все необходимые меры</text:span><text:span text:style-name="T1783">. Они обвиняли другие </text:span><text:span text:style-name="T1818">страны</text:span><text:span text:style-name="T1783"> в отсутствии сотрудничества и предоставления информации о необходимых лекарствах от болезней и прочих недугов. </text:span><text:span text:style-name="T1784">На самом же деле </text:span><text:span text:style-name="T1785">этих людей попросту «усыпляли», словно </text:span><text:span text:style-name="T2018">вы</text:span><text:span text:style-name="T1785">брошенных домашних животных. </text:span><text:span text:style-name="T1786">Китайцы считали всех </text:span><text:span text:style-name="T1789">их </text:span><text:span text:style-name="T1786">ненужным бременем, </text:span><text:span text:style-name="T1790">ведь </text:span><text:span text:style-name="T1786">всё, что они мог</text:span><text:span text:style-name="T1791">ли</text:span><text:span text:style-name="T1786"> делать — это потреблять продукты, расходовать ценный воздух и занимать чьё-то место. </text:span><text:span text:style-name="T1795">Было ошибкой думать, что </text:span><text:span text:style-name="T1796">их</text:span><text:span text:style-name="T1795"> врачи и медицинские сёстры явля</text:span><text:span text:style-name="T1797">ются</text:span><text:span text:style-name="T1795"> людьми, которым можно всецело доверять </text:span><text:span text:style-name="T1796">и полагаться на то, что они приложат все усилия для спасения любимого человека, </text:span><text:span text:style-name="T1798">и ни при каких обстоятельствах не станут примерять на себя роль Бога, решая, кому жить, а кому ум</text:span><text:span text:style-name="T2019">и</text:span><text:span text:style-name="T1799">р</text:span><text:span text:style-name="T2019">а</text:span><text:span text:style-name="T1799">ть</text:span><text:span text:style-name="T1798">.</text:span></text:p>
      <text:p text:style-name="P405"/>
      <text:p text:style-name="P406">Они продолжили обсуждать сведения, <text:span text:style-name="T1800">добытые </text:span><text:span text:style-name="T1862">этим</text:span> днём. <text:span text:style-name="T1801">Профессор был </text:span><text:span text:style-name="T1850">чрезвычайно </text:span><text:span text:style-name="T1801">доволен тем, чего </text:span><text:span text:style-name="T1802">с</text:span><text:span text:style-name="T1851">мог</text:span><text:span text:style-name="T1802"> </text:span><text:span text:style-name="T1801">доби</text:span><text:span text:style-name="T1802">ться</text:span><text:span text:style-name="T1801"> Робин и тем, насколько умело он заслужил доверие Джимми </text:span><text:span text:style-name="T1848">а также</text:span><text:span text:style-name="T1801"> </text:span><text:span text:style-name="T1849">его </text:span><text:span text:style-name="T1801">людей. </text:span><text:span text:style-name="T1803">У него н</text:span><text:span text:style-name="T1802">е было никаких сомнений в том, что теперь Робин может рассчитывать на их </text:span><text:span text:style-name="T1804">полную </text:span><text:span text:style-name="T1802">поддержку. </text:span></text:p>
      <text:p text:style-name="P406"><text:soft-page-break/><text:span text:style-name="T1805">Никто из беглецов даже не спросил мальчика о том, откуда у него </text:span><text:span text:style-name="T1806">взялись</text:span><text:span text:style-name="T1805"> такие исключительные способности. </text:span><text:span text:style-name="T1807">Вместе с </text:span><text:span text:style-name="T1808">этими людьми</text:span><text:span text:style-name="T1807">, Робин стал представлять ещё большую </text:span><text:span text:style-name="T1863">опасность</text:span><text:span text:style-name="T1807"> для Системы, чем раньше. </text:span><text:span text:style-name="T1808">Завтра наступит день, который </text:span><text:span text:style-name="T1809">Система обязательно запомнит и о котором будет долго </text:span><text:span text:style-name="T1810">со</text:span><text:span text:style-name="T1809">жалеть.</text:span></text:p>
      <text:p text:style-name="P407">Перед тем, как отправиться спать, Робин снова превратил себя в орла и полетел в штаб Системы. <text:span text:style-name="T1819">Добравшись туда, он не отказал себе в удовольствии немного позлорадствовать, глядя на царивш</text:span><text:span text:style-name="T1820">ие</text:span><text:span text:style-name="T1819">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20">Тем не менее, </text:span><text:span text:style-name="T1821">Системе был нанесён </text:span><text:span text:style-name="T1832">значительный</text:span><text:span text:style-name="T1821"> у</text:span><text:span text:style-name="T2437">щерб</text:span><text:span text:style-name="T1821"> и в огне погибло много её последователей, а сам комплекс был серьёзно повреждён — </text:span><text:span text:style-name="T1822">всё западное крыло </text:span><text:span text:style-name="T1824">строения</text:span><text:span text:style-name="T1822"> было </text:span><text:span text:style-name="T1823">до основания разрушено</text:span><text:span text:style-name="T1821">.</text:span></text:p>
      <text:p text:style-name="P408">Яхуси был крайне обеспокоен — многое из произошедшего так и осталось невыясненным. <text:span text:style-name="T1826">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9">ы — всё </text:span><text:span text:style-name="T1827">это случилось </text:span><text:span text:style-name="T1830">в</text:span><text:span text:style-name="T1827"> один день!</text:span><text:span text:style-name="T1826">. </text:span><text:span text:style-name="T1828">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1">если то, что произошло накануне, по его мнению было плохо, то завтрашний день станет для </text:span><text:span text:style-name="T1833">Яхуси</text:span><text:span text:style-name="T1831">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4">Когда он проснулся, то обнаружил сидящего рядом с ним члена банды, которого </text:span><text:span text:style-name="T1839">все здесь на</text:span><text:span text:style-name="T1834">з</text:span><text:span text:style-name="T1839">ы</text:span><text:span text:style-name="T1834">вали Билл</text:span><text:span text:style-name="T2218">ом</text:span><text:span text:style-name="T1834"> — </text:span><text:span text:style-name="T1835">в его руках была </text:span><text:span text:style-name="T3263">краюха</text:span><text:span text:style-name="T1835"> хлеба и </text:span><text:span text:style-name="T3264">нечто </text:span><text:span text:style-name="T3265">зеленоватое</text:span><text:span text:style-name="T1836">, напом</text:span><text:span text:style-name="T1838">инавшее</text:span><text:span text:style-name="T1836"> </text:span><text:span text:style-name="T1837">своим внешним видом </text:span><text:span text:style-name="T3062">пожухлые листья салата</text:span><text:span text:style-name="T1835">.</text:span></text:p>
      <text:p text:style-name="P410">«<text:span text:style-name="T1840">Вот, держи</text:span>» - <text:span text:style-name="T1840">сказал он, предлагая </text:span><text:span text:style-name="T1842">еду Робину</text:span><text:span text:style-name="T1841">,</text:span></text:p>
      <text:p text:style-name="P410">«<text:span text:style-name="T1842">Ешь. У нас всего вдоволь — </text:span><text:span text:style-name="T1843">украли </text:span><text:span text:style-name="T1842">у Системы во время последнего налёта.</text:span>»</text:p>
      <text:p text:style-name="P411">Робин <text:span text:style-name="T1844">с благодарностью принял пищу. После окончания завтрака он поднялся на ноги и пошёл искать Джимми. </text:span><text:span text:style-name="T1845">Вместе они обсудили предстоящие события, спланированные Робином.</text:span></text:p>
      <text:p text:style-name="P410">«<text:span text:style-name="T1846">Скажи, в котором часу обычно прибывает корабль?</text:span>»</text:p>
      <text:p text:style-name="P410">«<text:span text:style-name="T1847">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9">причала</text:span>, куда, как ожидалось, вскоре должен был прибыть корабль. <text:span text:style-name="T1855">Пока они находились в своих укрытиях, никто из них не произнёс ни слова. </text:span><text:span text:style-name="T1856">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7">то</text:span><text:span text:style-name="T1856"> пошло не так, как задумано. </text:span><text:span text:style-name="T1860">И</text:span><text:span text:style-name="T1858">з-за того, что </text:span><text:span text:style-name="T1860">Робин</text:span><text:span text:style-name="T1858"> обнаружил своё присутствие в штабе Системы, погибло много </text:span><text:span text:style-name="T1859">хороших </text:span><text:span text:style-name="T1858">людей </text:span><text:span text:style-name="T1860">и ему вовсе не хотелось брать на себя ответственность за новые смерти.</text:span></text:p>
      <text:p text:style-name="P413">«<text:span text:style-name="T1867">Профессор, как вы считаете, у нас всё получится? Не упустил ли я ч</text:span><text:span text:style-name="T1873">то</text:span><text:span text:style-name="T1867">-нибудь из виду?</text:span>» - <text:span text:style-name="T1868">прошептал Робин.</text:span></text:p>
      <text:p text:style-name="P413">«<text:span text:style-name="T1869">Не волнуйся, Робин. </text:span><text:span text:style-name="T1871">Твой план </text:span><text:span text:style-name="T1874">безупречен</text:span><text:span text:style-name="T1869">. Остаётся только надеяться, что остальные </text:span><text:span text:style-name="T1872">хорошо </text:span><text:span text:style-name="T1869">уяснили, что они должны делать</text:span>» - <text:span text:style-name="T1870">ответил профессор.</text:span></text:p>
      <text:p text:style-name="P413"/>
      <text:p text:style-name="P414">Робин сумел разработать план действий, которые должны <text:span text:style-name="T1880">были </text:span>больно ударить по Системе и одновременно с этим даровать свободу всем порабощенным <text:span text:style-name="T3069">на </text:span>юг<text:span text:style-name="T3069">е</text:span> Англии <text:span text:style-name="T3069">людям</text:span>. <text:span text:style-name="T1875">Пройдёт много времени, прежде чем она осознает, что именно произошло здесь, но тогда будет слишком поздно — </text:span><text:span text:style-name="T1877">люди </text:span><text:span text:style-name="T1876">станут сильнее и займут </text:span><text:span text:style-name="T1893">самые </text:span><text:span text:style-name="T1876">выгодные по</text:span><text:span text:style-name="T1878">зиции</text:span><text:span text:style-name="T1876"> для отра</text:span><text:span text:style-name="T1922">жения</text:span><text:span text:style-name="T1876"> люб</text:span><text:span text:style-name="T1922">ой</text:span><text:span text:style-name="T1876"> </text:span><text:span text:style-name="T3070">агрессии, </text:span><text:span text:style-name="T1894">направленн</text:span><text:span text:style-name="T1922">ой</text:span><text:span text:style-name="T1894"> против них</text:span><text:span text:style-name="T1876">.</text:span></text:p>
      <text:p text:style-name="P414">«<text:span text:style-name="T1881">Должно быть, близится полдень. Солнце </text:span><text:span text:style-name="T3071">расположено</text:span><text:span text:style-name="T1882"> </text:span><text:span text:style-name="T3071">надо мной </text:span><text:span text:style-name="T1882">почти вертикально</text:span>» - <text:span text:style-name="T1882">подумал Робин. Он нервничал. </text:span><text:span text:style-name="T1883">Мысль об ответственности за жизни мно</text:span><text:span text:style-name="T3072">жества</text:span><text:span text:style-name="T1883"> людей </text:span><text:soft-page-break/><text:span text:style-name="T1883">тревожила его разум. </text:span><text:span text:style-name="T1884">После </text:span><text:span text:style-name="T1885">и</text:span><text:span text:style-name="T1884">сполн</text:span><text:span text:style-name="T1885">ения</text:span><text:span text:style-name="T1884"> </text:span><text:span text:style-name="T1886">своего </text:span><text:span text:style-name="T1884">коронн</text:span><text:span text:style-name="T1885">ого</text:span><text:span text:style-name="T1884"> номер</text:span><text:span text:style-name="T1885">а — превращения </text:span><text:span text:style-name="T1884">в орла — </text:span><text:span text:style-name="T1885">он </text:span><text:span text:style-name="T1884">стал для них </text:span><text:span text:style-name="T3535">к</text:span><text:span text:style-name="T1884">ем-то вроде божества.</text:span></text:p>
      <text:p text:style-name="P414"/>
      <text:p text:style-name="P415">Во<text:span text:style-name="T1921">т</text:span> <text:span text:style-name="T2020">и </text:span>он, корабль. Судно <text:span text:style-name="T1889">выглядело скромнее, чем</text:span><text:span text:style-name="T1887"> то, на котором </text:span><text:span text:style-name="T1888">накануне</text:span><text:span text:style-name="T1887"> прибыл Яхуси. </text:span><text:span text:style-name="T1891">Как и пре</text:span><text:span text:style-name="T1892">дыдущее</text:span><text:span text:style-name="T1891">,</text:span><text:span text:style-name="T1890"> оно приводилось в движение с помощью </text:span><text:span text:style-name="T2219">вёсельной </text:span><text:span text:style-name="T1890">греб</text:span><text:span text:style-name="T1896">ли</text:span><text:span text:style-name="T1890">. </text:span><text:span text:style-name="T1895">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1">кнута</text:span><text:span text:style-name="T1895">.</text:span></text:p>
      <text:p text:style-name="P415">«<text:span text:style-name="T2081">Я о</text:span><text:span text:style-name="T1897">чень надеюсь, что это путешествие станет для них последним!</text:span>»</text:p>
      <text:p text:style-name="P416">Когда Робин оглянулся, <text:span text:style-name="T1923">то</text:span> увидел приближающегося к докам Яхуси <text:span text:style-name="T1898">в окружении большого </text:span><text:span text:style-name="T2082">количества</text:span><text:span text:style-name="T1898"> охранников. </text:span><text:span text:style-name="T1899">Лицо его было бледным, свидетельствующим о эмоциональной подавленности. </text:span><text:span text:style-name="T1900">Он был рассеян, </text:span><text:span text:style-name="T2083">на</text:span><text:span text:style-name="T1900">пуган и пытался убедить себя в том, что дела не могут пойти хуже, чем </text:span><text:span text:style-name="T2084">есть </text:span><text:span text:style-name="T1900">сейчас. </text:span><text:span text:style-name="T1901">Только не нов</text:span><text:span text:style-name="T1902">ая беда!</text:span><text:span text:style-name="T1901"> </text:span><text:span text:style-name="T1903">Четвёртая трагедия, которую он не </text:span><text:span text:style-name="T1904">с</text:span><text:span text:style-name="T1903">может объяснить своему начальству. </text:span><text:span text:style-name="T1905">Нет, он не должен допустить этого! </text:span><text:span text:style-name="T1906">Все несчастья случились во время его пребывания здесь, но таких совпадений не бывает! Никогда </text:span><text:span text:style-name="T2940">прежде</text:span><text:span text:style-name="T1906"> у него не случалось </text:span><text:span text:style-name="T1928">такого количества</text:span><text:span text:style-name="T1906"> </text:span><text:span text:style-name="T2940">неприятностей</text:span><text:span text:style-name="T1906"> во время </text:span><text:span text:style-name="T1929">столь</text:span><text:span text:style-name="T1906"> коротких визитов. Это было похоже на ночной кошмар, от которого он надеялся избавиться, </text:span><text:span text:style-name="T1930">внезапно </text:span><text:span text:style-name="T1906">проснувшись.</text:span></text:p>
      <text:p text:style-name="P416"/>
      <text:p text:style-name="P417">Робин приступил к выполнению своей части <text:span text:style-name="T1924">плана</text:span>.</text:p>
      <text:p text:style-name="P417">Он <text:span text:style-name="T1907">применил хитрый приём к разуму Яхуси, начав нашёптывать </text:span><text:span text:style-name="T1908">ему</text:span><text:span text:style-name="T1907">, что </text:span><text:span text:style-name="T1908">тот</text:span><text:span text:style-name="T1907"> скоро умрёт.</text:span></text:p>
      <text:p text:style-name="P417">«<text:span text:style-name="T1909">Ты не знаешь, когда и отчего ты умрёшь, но, поверь мне, ты умрёшь… </text:span><text:span text:style-name="T1911">С</text:span><text:span text:style-name="T1910">коро ты будешь освобождён от своих </text:span><text:span text:style-name="T2022">земных </text:span><text:span text:style-name="T1910">обязанностей...</text:span>» - <text:span text:style-name="T2085">шелестел</text:span><text:span text:style-name="T1912"> Робин </text:span><text:span text:style-name="T2939">прямиком в голове у </text:span><text:span text:style-name="T1912">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5">Яхуси</text:span><text:span text:style-name="T1913"> обуял ужас — он не мог понять, от кого исходит этот ненавистный голос </text:span><text:span text:style-name="T1914">и припис</text:span><text:span text:style-name="T1916">ывал</text:span><text:span text:style-name="T1914"> его своему воображению, играющему с ним злую шутку. </text:span><text:span text:style-name="T1917">Он сильно нервничал из-за того, что дела могли пойти не так, как нужно, и таким образом </text:span><text:span text:style-name="T1919">распалял себя </text:span><text:span text:style-name="T1917">до крайнего предела. </text:span><text:span text:style-name="T1925">Н</text:span><text:span text:style-name="T1918">аблюдая </text:span><text:span text:style-name="T1920">за его </text:span><text:span text:style-name="T1918">реакц</text:span><text:span text:style-name="T1920">ией, </text:span><text:span text:style-name="T1925">Робин ликовал</text:span><text:span text:style-name="T1917">.</text:span></text:p>
      <text:p text:style-name="P420">Вскоре после того, как корабль вошёл в порт и все припасы были выгружены на берег, <text:span text:style-name="T2086">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2">имел возможность воочию убедиться в том</text:span>, что на корабль не проник ни од<text:span text:style-name="T2087">ин</text:span> посторонн<text:span text:style-name="T2087">ий</text:span>. <text:span text:style-name="T1933">Огонь разгорелся очень быстро и уже вовсю ревел на палубе. Тушить его было </text:span><text:span text:style-name="T2023">слишком </text:span><text:span text:style-name="T1933">поздно, </text:span><text:span text:style-name="T1934">и </text:span><text:span text:style-name="T1933">поэтому нов</text:span><text:span text:style-name="T1940">ое</text:span><text:span text:style-name="T1933"> </text:span><text:span text:style-name="T1940">судно</text:span><text:span text:style-name="T1933"> постигла участь предыдущего — он</text:span><text:span text:style-name="T1940">о</text:span><text:span text:style-name="T1933"> был</text:span><text:span text:style-name="T1940">о</text:span><text:span text:style-name="T1933"> сожжён</text:span><text:span text:style-name="T1940">о</text:span><text:span text:style-name="T1933">, а затем затоплен</text:span><text:span text:style-name="T1940">о</text:span><text:span text:style-name="T1933"> в Соленте.</text:span></text:p>
      <text:p text:style-name="P422">Как и рассчитывал <text:span text:style-name="T353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1">стремительно улепётывал с территории порта </text:span>Джимми <text:span text:style-name="T2941">и его подельники</text:span>, прихватив с собой запасы продовольствия и оружия.</text:p>
      <text:p text:style-name="P422">Вот, в чём они нуждались сильнее всего — <text:span text:style-name="T1972">в </text:span><text:span text:style-name="T1935">оружи</text:span><text:span text:style-name="T1972">и</text:span><text:span text:style-name="T1935">! Только владея оружием, они могли по-настоящему начать </text:span><text:span text:style-name="T1941">противостоять</text:span><text:span text:style-name="T1935"> Систем</text:span><text:span text:style-name="T1941">е</text:span><text:span text:style-name="T1935">.</text:span></text:p>
      <text:p text:style-name="P423">Как только <text:span text:style-name="T1936">мужчины</text:span> спрятали в своём укрытии <text:span text:style-name="T2024">всю </text:span>украденную <text:span text:style-name="T2024">ими </text:span>провизию, они моментально вооружились и отправились <text:span text:style-name="T2088">по</text:span> направлени<text:span text:style-name="T2088">ю к</text:span> дорог<text:span text:style-name="T2088">е</text:span>, чтобы устроить на ней засаду. <text:span text:style-name="T1937">Вскоре они увидели возвращающ</text:span><text:span text:style-name="T1938">егося</text:span><text:span text:style-name="T1937"> из порта </text:span><text:span text:style-name="T1938">Яхуси </text:span><text:span text:style-name="T2089">и</text:span><text:span text:style-name="T1938"> окру</text:span><text:span text:style-name="T2089">жавшую его</text:span><text:span text:style-name="T1938"> </text:span><text:span text:style-name="T1937">охран</text:span><text:span text:style-name="T2089">у</text:span><text:span text:style-name="T1937">.</text:span></text:p>
      <text:p text:style-name="P423"/>
      <text:p text:style-name="P424">Для Робина это было отличной возможностью — <text:span text:style-name="T2090">в</text:span> очередной раз воспользоваться своими неординарными способностями. <text:span text:style-name="T1943">В его голове родилась забавная идея обратить охранников в бегство, и для её исполнения о</text:span><text:span text:style-name="T1939">н выбрал идеальн</text:span><text:span text:style-name="T1943">о подходящее</text:span><text:span text:style-name="T1939"> место</text:span><text:span text:style-name="T1942">. </text:span><text:span text:style-name="T1944">Он сосредоточил всё своё внимание на изуродованном трупе, лежащем посреди дороги. </text:span><text:span text:style-name="T1945">Как только охрана прошла </text:span><text:soft-page-break/><text:span text:style-name="T1945">мимо него, он заставил его подняться и издавать </text:span><text:span text:style-name="T2438">возгласы</text:span><text:span text:style-name="T1945">, будто бы от боли. </text:span><text:span text:style-name="T1946">В страхе, охранники стали расходиться в разные стороны — увиденное никак не укладывалось в их головах — </text:span><text:span text:style-name="T1947">а Яхуси, не в силах </text:span><text:span text:style-name="T1948">пошевелиться</text:span><text:span text:style-name="T1947">, стоял и кричал на них, приказывая вернуться на свои места. </text:span><text:span text:style-name="T1949">Пока продолжалось всеобщее замешательство, люди Джимми расправились с охраной точно таким же способом, к</text:span><text:span text:style-name="T1973">акой</text:span><text:span text:style-name="T1949"> был использован Системой накануне, когда были </text:span><text:span text:style-name="T2237">повержены</text:span><text:span text:style-name="T1949"> ни в чём не повинные бе</text:span><text:span text:style-name="T2091">ззащитные люди</text:span><text:span text:style-name="T1949">.</text:span></text:p>
      <text:p text:style-name="P425">Самого Яхуси оставили жить. Вместо <text:span text:style-name="T1951">убийства</text:span> разбойники заставили его смотреть, как, <text:span text:style-name="T2238">один за другим,</text:span> умирают его подчинённые. <text:span text:style-name="T1952">Затем е</text:span><text:span text:style-name="T1950">го заковали в цепи и вывели на улиц</text:span><text:span text:style-name="T1954">ы</text:span><text:span text:style-name="T1950">, чтобы каждый бедняк мог отомстить </text:span><text:span text:style-name="T1953">негодяю</text:span><text:span text:style-name="T1950"> так, как вздумается. </text:span><text:span text:style-name="T1955">Глядя на то, как он вымаливает прощение, окружившие его </text:span><text:span text:style-name="T1974">люди</text:span><text:span text:style-name="T1955"> испыт</text:span><text:span text:style-name="T1958">али</text:span><text:span text:style-name="T1955"> чувство глубокого удовлетворения.</text:span></text:p>
      <text:p text:style-name="P425">«<text:span text:style-name="T1956">Я выполню любую </text:span><text:span text:style-name="T2439">твою</text:span><text:span text:style-name="T1956"> просьбу, только не позволяй </text:span><text:span text:style-name="T1957">им</text:span><text:span text:style-name="T1956"> причинить мне боль! Я не хочу умирать!</text:span>» - <text:span text:style-name="T1956">умолял Яхуси.</text:span></text:p>
      <text:p text:style-name="P425">«<text:span text:style-name="T1959">О, не волнуйся</text:span>» - <text:span text:style-name="T1959">успокоил его Робин,</text:span></text:p>
      <text:p text:style-name="P425">«<text:span text:style-name="T1959">Ты не умрёшь слишком быстро. </text:span><text:span text:style-name="T1975">Они</text:span><text:span text:style-name="T1959"> обязательно придумают способ медленно </text:span><text:span text:style-name="T3537">истязать</text:span><text:span text:style-name="T1959"> тебя, чтобы ты мог насладиться всеми радостями нескончаем</text:span><text:span text:style-name="T2440">ых</text:span><text:span text:style-name="T1959"> </text:span><text:span text:style-name="T3537">мучений</text:span><text:span text:style-name="T1959">.</text:span>»</text:p>
      <text:p text:style-name="P426">Яхуси уставился на него, <text:span text:style-name="T3538">и в его взгляде отчётливо читался ужас</text:span>.</text:p>
      <text:p text:style-name="P426">«<text:span text:style-name="T1960">Ну </text:span><text:span text:style-name="T2441">уж </text:span><text:span text:style-name="T1960">нет! </text:span><text:span text:style-name="T3539">Мгновенная</text:span><text:span text:style-name="T1960"> смерть для тебя — </text:span><text:span text:style-name="T3539">недопустимая роскошь</text:span><text:span text:style-name="T1960">!</text:span>» - <text:span text:style-name="T1960">рассмеялся Робин ему в лицо.</text:span></text:p>
      <text:p text:style-name="P427">Оставив <text:span text:style-name="T2239">мерзавца</text:span> наедине с ра<text:span text:style-name="T2025">згневанной</text:span> толпой, Робин <text:span text:style-name="T3541">вместе</text:span> <text:span text:style-name="T3541">с </text:span>остальны<text:span text:style-name="T3541">ми</text:span> <text:span text:style-name="T3540">мятежник</text:span><text:span text:style-name="T3541">ами</text:span><text:span text:style-name="T3540"> </text:span>вернул<text:span text:style-name="T3541">ся</text:span> в своё <text:span text:style-name="T1963">при</text:span><text:span text:style-name="T2240">бежище</text:span>.</text:p>
      <text:p text:style-name="P428">После успешного окончания операции <text:span text:style-name="T1961">при </text:span>отсутствии потерь с его стороны, с пле<text:span text:style-name="T1964">чей</text:span> <text:span text:style-name="T1962">юноши </text:span>наконец-то упал тяжкий груз ответственности, и теперь он мог <text:span text:style-name="T3542">позволить себе </text:span>вздохнуть с облегчением. <text:span text:style-name="T1966">Он </text:span><text:span text:style-name="T1965">получил </text:span><text:span text:style-name="T2009">огромное количество</text:span><text:span text:style-name="T1965"> слов благодарности </text:span><text:span text:style-name="T1976">и похвал</text:span><text:span text:style-name="T1965">.</text:span></text:p>
      <text:p text:style-name="P429">В один момент Робин стал героем. Никогда ещё ему не выказывали такой признательности, как сейчас. <text:span text:style-name="T1967">Теперь в распоряжении </text:span><text:span text:style-name="T2010">мятежников </text:span><text:span text:style-name="T2026">имелось</text:span><text:span text:style-name="T1967"> много еды и они могли раздавать её всем нуждающимся. </text:span><text:span text:style-name="T1968">Затем, чтобы получить </text:span><text:span text:style-name="T2011">новые запасы провизии</text:span><text:span text:style-name="T1968">, им оставалось лишь дождаться следующей поставки, которая должна </text:span><text:span text:style-name="T1970">произойти</text:span><text:span text:style-name="T1969"> </text:span><text:span text:style-name="T1968">через две недели, </text:span><text:span text:style-name="T1969">и </text:span><text:span text:style-name="T2012">просто </text:span><text:span text:style-name="T1969">забрать то, что </text:span><text:span text:style-name="T2012">им </text:span><text:span text:style-name="T1969">нужно. </text:span><text:span text:style-name="T2027">О</text:span><text:span text:style-name="T1971">ставал</text:span><text:span text:style-name="T2027">ась сущая мелочь — </text:span><text:span text:style-name="T1971">расправиться с </text:span><text:span text:style-name="T2028">немногочисленными </text:span><text:span text:style-name="T2027">ост</text:span><text:span text:style-name="T2028">атками</text:span><text:span text:style-name="T2027"> </text:span><text:span text:style-name="T3099">стражей</text:span><text:span text:style-name="T2028"> </text:span><text:span text:style-name="T1971">Системы, после чего можно </text:span><text:span text:style-name="T2013">было бы </text:span><text:span text:style-name="T1971">использовать здание штаба как при</text:span><text:span text:style-name="T2240">станище</text:span><text:span text:style-name="T1971"> для всех </text:span><text:span text:style-name="T2014">потерявших </text:span><text:span text:style-name="T3780">жильё</text:span><text:span text:style-name="T1971">.</text:span></text:p>
      <text:p text:style-name="P429"/>
      <text:p text:style-name="P431">Джимми и Робин стали хорошими <text:span text:style-name="T3732">приятелями</text:span><text:span text:style-name="T1977"> и </text:span><text:span text:style-name="T3732">вместе следили за тем</text:span><text:span text:style-name="T1977">, чтобы н</text:span><text:span text:style-name="T3732">и один человек</text:span><text:span text:style-name="T1977"> н</text:span><text:span text:style-name="T3732">е испытывал нужды в чём-либо, а также за справедливым распределением съестных припасов</text:span><text:span text:style-name="T1977">. </text:span><text:span text:style-name="T3733">Лишь немногие могли поверить в </text:span><text:span text:style-name="T1978">своё освобождение, </text:span><text:span text:style-name="T3733">остальные считали его</text:span><text:span text:style-name="T1978"> сном — </text:span><text:span text:style-name="T1979">им</text:span><text:span text:style-name="T1978"> казалось что, пробудившись, они обнаружат, что Система </text:span><text:span text:style-name="T3733">осталась на своём месте </text:span><text:span text:style-name="T1978">и продолжает </text:span><text:span text:style-name="T3733">вытягивать из</text:span><text:span text:style-name="T1978"> людей </text:span><text:span text:style-name="T3781">жилы</text:span><text:span text:style-name="T1978">. </text:span><text:span text:style-name="T1980">Впервые за долгое время </text:span><text:span text:style-name="T3782">они</text:span><text:span text:style-name="T1980"> почувствовали себя счастливыми </text:span><text:span text:style-name="T1991">и</text:span><text:span text:style-name="T1981"> могли совершенно спокойно разгуливать </text:span><text:span text:style-name="T3733">там, </text:span><text:span text:style-name="T1993">где им вздумается</text:span><text:span text:style-name="T1981">, не опасаясь за сво</text:span><text:span text:style-name="T1992">и</text:span><text:span text:style-name="T1981"> жизн</text:span><text:span text:style-name="T1992">и</text:span><text:span text:style-name="T1981">. </text:span><text:span text:style-name="T1982">Повсюду царила атмосфера радости, исчез беспросветный мрак, </text:span><text:span text:style-name="T1983">некогда </text:span><text:span text:style-name="T1982">наполнявший души несчастных </text:span><text:span text:style-name="T1983">и обездоленных</text:span><text:span text:style-name="T1982">. </text:span><text:span text:style-name="T1985">Люди стали придумывать</text:span><text:span text:style-name="T1984"> </text:span><text:span text:style-name="T1985">планы, </text:span><text:span text:style-name="T1987">как им</text:span><text:span text:style-name="T1985"> обустроить улицы</text:span><text:span text:style-name="T1984"> </text:span><text:span text:style-name="T1985">и возвести новые здания</text:span><text:span text:style-name="T1984">. </text:span><text:span text:style-name="T1986">Для выполнения тяжёлых видов работ больше не нужно было использовать раб</text:span><text:span text:style-name="T1994">ский труд</text:span><text:span text:style-name="T1986"> — вместо этого каждый горожан</text:span><text:span text:style-name="T2032">ин</text:span><text:span text:style-name="T1986"> вносил свою лепту в общее дело, </text:span><text:span text:style-name="T1988">пытаясь сделать окрестности более удобными для </text:span><text:span text:style-name="T1995">с</text:span><text:span text:style-name="T2029">обственного</text:span><text:span text:style-name="T1995"> </text:span><text:span text:style-name="T1988">проживания.</text:span></text:p>
      <text:p text:style-name="P430"/>
      <text:p text:style-name="P432">Робин был очень доволен — наконец-то он нашёл применение своим способностям на благо <text:span text:style-name="T1996">окружающих </text:span>людей. <text:span text:style-name="T1989">Он чувствовал </text:span><text:span text:style-name="T3734">себя ответственным</text:span><text:span text:style-name="T1989"> за то, чтобы никто ни в чём не нуждался. </text:span><text:span text:style-name="T1990">Он вселил в них надежду на счастливое будущее — </text:span><text:span text:style-name="T1998">в то </text:span><text:span text:style-name="T3734">самое </text:span><text:span text:style-name="T1998">время</text:span><text:span text:style-name="T1990">, </text:span><text:span text:style-name="T1997">когда </text:span><text:span text:style-name="T3734">уже </text:span><text:span text:style-name="T1997">никто не рассчитывал на спокойную жизнь после </text:span><text:span text:style-name="T3734">свершившейся </text:span><text:span text:style-name="T1997">катастрофы.</text:span></text:p>
      <text:p text:style-name="P432"/>
      <text:p text:style-name="P584">Но однажды <text:span text:style-name="T1999">к </text:span><text:span text:style-name="T3735">людям</text:span><text:span text:style-name="T1999"> </text:span>пришло печальное осознание — несмотря на события, изменившие их жизни <text:span text:style-name="T2000">в лучшую сторону</text:span>, <text:span text:style-name="T3736">ещё </text:span><text:span text:style-name="T3735">остались последствия взрыва бомбы.</text:span></text:p>
      <text:p text:style-name="P433"><text:soft-page-break/>Случились первые роды. Ребёнок родился мёртвым и с первого взгляда был<text:span text:style-name="T2077">о</text:span> замет<text:span text:style-name="T3735">но</text:span> отклонени<text:span text:style-name="T2077">е</text:span> в его <text:span text:style-name="T2077">общем </text:span>развитии. <text:span text:style-name="T3735">Всем было</text:span> <text:span text:style-name="T3735">ясно</text:span> — <text:span text:style-name="T3735">он</text:span><text:span text:style-name="T2001"> не смо</text:span><text:span text:style-name="T3735">г бы</text:span><text:span text:style-name="T2001"> прожить продолжительн</text:span><text:span text:style-name="T2030">ого</text:span><text:span text:style-name="T2001"> врем</text:span><text:span text:style-name="T2030">ени, </text:span><text:span text:style-name="T3735">поскольку </text:span><text:span text:style-name="T2002">для его дальнейше</text:span><text:span text:style-name="T3100">го</text:span><text:span text:style-name="T2002"> </text:span><text:span text:style-name="T3100">существования</text:span><text:span text:style-name="T2002"> </text:span><text:span text:style-name="T3735">требовалось современное медицинское оборудование и квалифицированный медицинский персонал</text:span><text:span text:style-name="T2002">.</text:span></text:p>
      <text:p text:style-name="P434">Слёзы катились по щекам Робина, когда он пытался утешить убитую горем женщину. <text:span text:style-name="T3737">Ну почему он не </text:span><text:span text:style-name="T2003">мо</text:span><text:span text:style-name="T3739">жет</text:span><text:span text:style-name="T2003"> использовать свои способности для исцеления и возвращения к жизни?! </text:span><text:span text:style-name="T3737">Почему он не наделён такой властью?!</text:span><text:span text:style-name="T2004"> Если Бог любит своих детей, то почему он позволяет, чтобы свершались подобные несправедливости?! </text:span><text:span text:style-name="T2005">Эти люди лишились свободы, прошли через моральные и физические унижения, потеряли близких. </text:span><text:span text:style-name="T2006">Они не заслужили </text:span><text:span text:style-name="T2007">новых </text:span><text:span text:style-name="T3738">мучений</text:span><text:span text:style-name="T2007"> из-за невозможности построить </text:span><text:span text:style-name="T2008">нормальную </text:span><text:span text:style-name="T2007">семью и обзавестись детьми.</text:span></text:p>
      <text:p text:style-name="P435">Робин <text:span text:style-name="T2033">проклинал</text:span> себя — если бы он продумал всё заранее, то мог бы предупредить людей о губительном воздействии радиации.</text:p>
      <text:p text:style-name="P435">«<text:span text:style-name="T2034">Не вини себя, Робин</text:span>» - <text:span text:style-name="T2034">утешал его профессор,</text:span></text:p>
      <text:p text:style-name="P435">«<text:span text:style-name="T2035">Все мы мечтали увидеть рождение первого ребёнка в созданном тобой счастливом новом мире, поэтому напрочь позабыли </text:span><text:span text:style-name="T2036">обо всём остальном. Ты ни в чём не виноват, </text:span><text:span text:style-name="T2056">и</text:span><text:span text:style-name="T2036"> </text:span><text:span text:style-name="T2056">н</text:span><text:span text:style-name="T2037">икто не виноват, кроме правительств стран, развязавших войну.</text:span>»</text:p>
      <text:p text:style-name="P435">«<text:span text:style-name="T2038">Профессор Фергер, я не могу ничего </text:span><text:span text:style-name="T2048">с собой </text:span><text:span text:style-name="T2038">поделать, </text:span><text:span text:style-name="T2049">и</text:span><text:span text:style-name="T2038"> </text:span><text:span text:style-name="T2049">вряд ли</text:span><text:span text:style-name="T2038"> смогу забыть заплаканно</text:span><text:span text:style-name="T2049">е</text:span><text:span text:style-name="T2038"> лиц</text:span><text:span text:style-name="T2049">о</text:span><text:span text:style-name="T2038"> </text:span><text:span text:style-name="T3783">той,</text:span><text:span text:style-name="T2038"> убитой горем, женщины. Она так сильно хотела ребёнка, что могла неделями, </text:span><text:span text:style-name="T3741">без остановки,</text:span><text:span text:style-name="T2038"> говорить о нём. Знаете, её муж </text:span><text:span text:style-name="T2039">и</text:span><text:span text:style-name="T2038"> </text:span><text:span text:style-name="T2039">их </text:span><text:span text:style-name="T2038">первен</text:span><text:span text:style-name="T2039">ец</text:span><text:span text:style-name="T2038"> были сожжены в тот </text:span><text:span text:style-name="T3784">злосчастный</text:span><text:span text:style-name="T2038"> день, когда </text:span><text:span text:style-name="T2042">сюда </text:span><text:span text:style-name="T2038">прибыл Яхуси. </text:span><text:span text:style-name="T2040">Теперь </text:span><text:span text:style-name="T3739">вы </text:span><text:span text:style-name="T2040">понимаете, почему ребёнок был </text:span><text:span text:style-name="T3742">для неё </text:span><text:span text:style-name="T2040">так важен? </text:span><text:span text:style-name="T2041">Я чувствую вину за то, что не подготовил её к худшему. Эти люди рассчитывали на мою помощь — </text:span><text:span text:style-name="T2050">о</text:span><text:span text:style-name="T2041">ни хотели, чтобы я помог им стать счастливыми… Я чувствую, что подвёл </text:span><text:span text:style-name="T3740">их.</text:span>»</text:p>
      <text:p text:style-name="P436">Робин <text:span text:style-name="T3742">тяжело вздохнул</text:span> и откашлялся. Когда он говорил, его голос дрожал.</text:p>
      <text:p text:style-name="P437"><text:span text:style-name="T3762">В</text:span> расстроенных чувствах, <text:span text:style-name="T3762">женщина</text:span> <text:span text:style-name="T3761">при</text:span>жалась к нему <text:span text:style-name="T3762">поближе</text:span>.</text:p>
      <text:p text:style-name="P437">«<text:span text:style-name="T2043">Прости, Робин. </text:span><text:span text:style-name="T3719">Ребёнок был </text:span><text:span text:style-name="T2044">единственным напоминанием о моей семье. Мне следовало морально подготовиться к тако</text:span><text:span text:style-name="T3719">му исходу — </text:span><text:span text:style-name="T2045">до во</text:span><text:span text:style-name="T3719">йны мне </text:span><text:span text:style-name="T3720">не раз </text:span><text:span text:style-name="T3719">случалось смотреть кино о взрыве атомной бомбы </text:span><text:span text:style-name="T3720">в </text:span><text:span text:style-name="T2044">Хиросим</text:span><text:span text:style-name="T3720">е</text:span><text:span text:style-name="T2044">.</text:span>»</text:p>
      <text:p text:style-name="P438"><text:span text:style-name="T3719">Она</text:span> <text:span text:style-name="T2046">умолкла,</text:span> и <text:span text:style-name="T2046">затем </text:span>снова <text:span text:style-name="T3785">горько зарыдала</text:span>.</text:p>
      <text:p text:style-name="P439">Робин заботливо поглаживал её волосы и нежно обнимал, <text:span text:style-name="T3720">изо всех сил пытаясь вернуть ей веру в себя, чтобы она снова могла почувствовать </text:span>себя желанной <text:span text:style-name="T3720">и любимой</text:span>.</text:p>
      <text:p text:style-name="P439">«<text:span text:style-name="T2047">Тише, тише… </text:span><text:span text:style-name="T3722">В произошедшем</text:span><text:span text:style-name="T2047"> нет </text:span><text:span text:style-name="T3720">в</text:span><text:span text:style-name="T2047">ашей вины. </text:span><text:span text:style-name="T2048">Я знаю, </text:span><text:span text:style-name="T3720">в</text:span><text:span text:style-name="T2048">ы </text:span><text:span text:style-name="T3723">любили</text:span><text:span text:style-name="T2048"> </text:span><text:span text:style-name="T3723">свою семью</text:span><text:span text:style-name="T2048">. </text:span><text:span text:style-name="T3721">Не думаю, что им </text:span><text:span text:style-name="T2051">понравился </text:span><text:span text:style-name="T2078">бы </text:span><text:span text:style-name="T3721">ваш </text:span><text:span text:style-name="T2051">теперешний </text:span><text:span text:style-name="T3786">несчастный</text:span><text:span text:style-name="T2051"> вид. Вы </text:span><text:span text:style-name="T3721">обязаны</text:span><text:span text:style-name="T2051"> заботиться о себе — они бы </text:span><text:span text:style-name="T3721">очень </text:span><text:span text:style-name="T2052">хотели </text:span><text:span text:style-name="T3724">этого</text:span><text:span text:style-name="T2052">, </text:span><text:span text:style-name="T3723">я в этом абсолютно уверен</text:span>».</text:p>
      <text:p text:style-name="P583">Через пять минут она успокоилась и вытерла слёзы с глаз.</text:p>
      <text:p text:style-name="P440">«<text:span text:style-name="T3724">Благодарю тебя </text:span><text:span text:style-name="T2053">за </text:span><text:span text:style-name="T2079">слова утешения</text:span>. <text:span text:style-name="T3724">Пожалуйста, прости меня за эту минутную слабость</text:span>. <text:span text:style-name="T3724">Я </text:span>не хочу быть <text:span text:style-name="T3724">твоей </text:span>обузой<text:span text:style-name="T3724"> — наверное</text:span><text:span text:style-name="T2054">, у тебя много других, </text:span><text:span text:style-name="T3724">неотложных дел</text:span>».</text:p>
      <text:p text:style-name="P440">«<text:span text:style-name="T3724">Вовсе нет</text:span><text:span text:style-name="T2055">! </text:span><text:span text:style-name="T3724">Мне бы хотелось</text:span><text:span text:style-name="T2055">, чтобы </text:span><text:span text:style-name="T3724">именно вы</text:span><text:span text:style-name="T2055"> </text:span><text:span text:style-name="T3724">стали</text:span><text:span text:style-name="T2055"> счастливой! </text:span><text:span text:style-name="T3724">Неужели</text:span><text:span text:style-name="T2057"> </text:span><text:span text:style-name="T3724">вам </text:span><text:span text:style-name="T2057">не по</text:span><text:span text:style-name="T3724">нятно</text:span><text:span text:style-name="T2057">, что все мои </text:span><text:span text:style-name="T3724">помыслы </text:span><text:span text:style-name="T2057">направлены </text:span><text:span text:style-name="T2058">лишь</text:span><text:span text:style-name="T2057"> на то, чтобы сделать жизн</text:span><text:span text:style-name="T2061">ь</text:span><text:span text:style-name="T2057"> людей лучше — </text:span><text:span text:style-name="T3724">уютнее и счастливее</text:span><text:span text:style-name="T2057">? </text:span><text:span text:style-name="T2059">Я не </text:span><text:span text:style-name="T3724">желаю</text:span><text:span text:style-name="T2059"> чтобы кто-</text:span><text:span text:style-name="T3724">то</text:span><text:span text:style-name="T2059"> печалился, для меня </text:span><text:span text:style-name="T3725">ценна</text:span><text:span text:style-name="T3724"> жизнь </text:span><text:span text:style-name="T2059">кажд</text:span><text:span text:style-name="T3724">ого человека</text:span><text:span text:style-name="T2059">!</text:span>»</text:p>
      <text:p text:style-name="P440">«<text:span text:style-name="T2060">Ты так добр! Одному Богу известно, </text:span><text:span text:style-name="T2062">как </text:span><text:span text:style-name="T3725">могли сложиться</text:span><text:span text:style-name="T2062"> наши судьбы, если бы </text:span><text:span text:style-name="T2080">не твоё появление </text:span><text:span text:style-name="T3725">здесь</text:span><text:span text:style-name="T2062">! </text:span><text:span text:style-name="T3725">Теперь иди, продолжай свои благие дела</text:span><text:span text:style-name="T2063">... </text:span><text:span text:style-name="T3725">М</text:span><text:span text:style-name="T2063">не </text:span><text:span text:style-name="T3725">стало </text:span><text:span text:style-name="T2063">намного лучше. </text:span><text:span text:style-name="T3725">Спасибо!</text:span>»</text:p>
      <text:p text:style-name="P442"><text:span text:style-name="T3746">Легонько п</text:span><text:span text:style-name="T3743">оцеловав её </text:span><text:span text:style-name="T3744">на прощание</text:span>, Робин <text:span text:style-name="T3744">у</text:span>шёл. <text:span text:style-name="T2064">Он несколько часов бродил в одиночестве, размышляя о том, что создал. </text:span><text:span text:style-name="T2065">Окружавшие его люди </text:span><text:span text:style-name="T3725">увер</text:span><text:span text:style-name="T3727">овали</text:span><text:span text:style-name="T2065">, что он — Спасител</text:span><text:span text:style-name="T3725">ь</text:span><text:span text:style-name="T2065">, </text:span><text:span text:style-name="T3763">сошедший</text:span><text:span text:style-name="T2065"> </text:span><text:span text:style-name="T3725">с Небес</text:span><text:span text:style-name="T2065">, <text:s/></text:span><text:span text:style-name="T3745">и </text:span><text:span text:style-name="T2065">вырва</text:span><text:span text:style-name="T3725">вший</text:span><text:span text:style-name="T2065"> их </text:span><text:span text:style-name="T3725">ничтожные жизни </text:span><text:span text:style-name="T2065">из </text:span><text:span text:style-name="T3725">когтей</text:span><text:span text:style-name="T2065"> </text:span><text:span text:style-name="T3725">беспощадной</text:span><text:span text:style-name="T2065"> Системы. </text:span><text:span text:style-name="T2067">Они </text:span><text:span text:style-name="T3728">были </text:span><text:span text:style-name="T2067">готовы целовать землю, по которой </text:span><text:span text:style-name="T3729">он </text:span><text:span text:style-name="T2067">ходи</text:span><text:span text:style-name="T3731">л</text:span><text:span text:style-name="T3726">, </text:span><text:span text:style-name="T2067">и не </text:span><text:span text:style-name="T2071">жела</text:span><text:span text:style-name="T3728">ли</text:span><text:span text:style-name="T2071"> замечать</text:span><text:span text:style-name="T2067"> </text:span><text:span text:style-name="T3728">в нём </text:span><text:span text:style-name="T2067">ни </text:span><text:span text:style-name="T3787">единого</text:span><text:span text:style-name="T3727"> </text:span><text:span text:style-name="T2067">недостатка! </text:span><text:span text:style-name="T2066">Но это </text:span><text:span text:style-name="T3726">заблуждение!</text:span><text:span text:style-name="T2066"> </text:span><text:span text:style-name="T3726">Т</text:span><text:span text:style-name="T2066">ак не должно </text:span><text:span text:style-name="T3764">быть</text:span><text:span text:style-name="T2066">!</text:span><text:span text:style-name="T2067"> </text:span><text:span text:style-name="T3727">И</text:span><text:span text:style-name="T2069">стина </text:span><text:span text:style-name="T3729">заключалась</text:span><text:span text:style-name="T3728"> в том, </text:span><text:span text:style-name="T2069">что </text:span><text:span text:style-name="T2068">он </text:span><text:span text:style-name="T3728">не являлся</text:span><text:span text:style-name="T2068"> </text:span><text:span text:style-name="T3728">ни б</text:span><text:span text:style-name="T2068">ог</text:span><text:span text:style-name="T3728">ом </text:span><text:span text:style-name="T3731">и</text:span><text:span text:style-name="T3728"> ни святым</text:span><text:span text:style-name="T2069">,</text:span><text:span text:style-name="T2068"> </text:span><text:span text:style-name="T3729">а просто случайно оказавшимся не на своём месте путешественником во времени</text:span><text:span text:style-name="T3728"> — </text:span><text:span text:style-name="T2072">юнош</text:span><text:span text:style-name="T3728">а</text:span><text:span text:style-name="T2068"> </text:span><text:span text:style-name="T3729">хорошо</text:span><text:span text:style-name="T2068"> </text:span><text:span text:style-name="T3728">понимал это</text:span><text:span text:style-name="T2068">. </text:span><text:span text:style-name="T2070">С</text:span><text:span text:style-name="T2068">лишком хорошо, чёрт </text:span><text:span text:style-name="T3730">побери</text:span><text:span text:style-name="T2068">!</text:span></text:p>
      <text:p text:style-name="P441"/>
      <text:p text:style-name="P443"><text:soft-page-break/>Он трансформировал себя в орла и взмыл <text:span text:style-name="T3718">в небеса</text:span>, кружа вокруг центральной части города <text:span text:style-name="T3718">и</text:span> <text:span text:style-name="T2073">внимательно след</text:span><text:span text:style-name="T3718">я</text:span><text:span text:style-name="T2073"> за тем, чтобы все </text:span><text:span text:style-name="T2074">горожане </text:span><text:span text:style-name="T2073">были счастливы </text:span><text:span text:style-name="T2075">и довольны жизнью</text:span><text:span text:style-name="T2073">. </text:span><text:span text:style-name="T2076">Для местных </text:span><text:span text:style-name="T3718">жителей </text:span><text:span text:style-name="T2076">он стал олицетворять собой </text:span><text:span text:style-name="T3718">справедливость</text:span><text:span text:style-name="T2076"> и порядок, </text:span><text:span text:style-name="T3718">и</text:span><text:span text:style-name="T2076"> за ним </text:span><text:span text:style-name="T3718">всегда </text:span><text:span text:style-name="T2076">оставалось последнее слово при вынесении </text:span><text:span text:style-name="T3718">судебных решений</text:span><text:span text:style-name="T2076"> в </text:span><text:span text:style-name="T3718">тех редких случаях,</text:span><text:span text:style-name="T2076"> </text:span><text:span text:style-name="T3718">когда совершались какие-либо </text:span><text:span text:style-name="T2076">пр</text:span><text:span text:style-name="T3718">еступления закона</text:span><text:span text:style-name="T2076">.</text:span></text:p>
      <text:p text:style-name="P443"/>
      <text:p text:style-name="P444">В тот день у Джимм<text:span text:style-name="T2094">и</text:span> был день рождения — ему исполнилось тридцать два года. Однако <text:span text:style-name="T2093">ощущение постоянной </text:span>тревог<text:span text:style-name="T2093">и и чувство ответственности за каждого члена банды</text:span> <text:span text:style-name="T2093">оставили </text:span><text:span text:style-name="T3718">на его челе свой заметный </text:span><text:span text:style-name="T2093">отпечаток — </text:span><text:span text:style-name="T2096">в действительности </text:span><text:span text:style-name="T2093">он выглядел </text:span><text:span text:style-name="T3718">гораздо старше </text:span><text:span text:style-name="T2093">пят</text:span><text:span text:style-name="T3718">идесяти</text:span><text:span text:style-name="T2093">. </text:span><text:span text:style-name="T3718">Его л</text:span><text:span text:style-name="T2095">ицо </text:span><text:span text:style-name="T3718">стало морщинистым</text:span><text:span text:style-name="T2095">, а волосы </text:span><text:span text:style-name="T3718">изрядно </text:span><text:span text:style-name="T2095">поседели.</text:span></text:p>
      <text:p text:style-name="P501"/>
      <text:p text:style-name="P501">Трудная жизнь приучила Джимми ценить комфортные условия, <text:span text:style-name="T3749">однако</text:span> <text:span text:style-name="T3749">до</text:span><text:span text:style-name="T3718"> наступления войны, </text:span>в те <text:span text:style-name="T2098">счастливые </text:span>годы, когда <text:span text:style-name="T3749">он </text:span>работал журналистом <text:span text:style-name="T2097">и получал за это приличн</text:span><text:span text:style-name="T3747">ое</text:span><text:span text:style-name="T2097"> </text:span><text:span text:style-name="T3718">вознаграждени</text:span><text:span text:style-name="T3747">е, </text:span><text:span text:style-name="T3749">он не придавал им особого значения.</text:span> <text:span text:style-name="T3718">Как и в конце тридцатых годов, никто из людей не верил в </text:span><text:span text:style-name="T3765">возможность</text:span><text:span text:style-name="T3718"> войны, старательно </text:span><text:span text:style-name="T3749">игнорируя</text:span><text:span text:style-name="T3718"> признак</text:span><text:span text:style-name="T3749">и</text:span><text:span text:style-name="T3718"> её неумолимого приближения. </text:span><text:span text:style-name="T3747">Джимми не являлся исключением. </text:span><text:span text:style-name="T3749">Сразу п</text:span><text:span text:style-name="T2099">осле того, как на город была сброшена первая бомба, он потерял жену и обоих детей. </text:span><text:span text:style-name="T2100">Сейчас </text:span><text:span text:style-name="T3751">он</text:span><text:span text:style-name="T2100"> мечтал </text:span><text:span text:style-name="T3766">лишь </text:span><text:span text:style-name="T2100">о возможности вернуться в прошлое и потратить все свои сбережения на постройку б</text:span><text:span text:style-name="T3749">омбоубежища</text:span><text:span text:style-name="T2100">, а также овладеть необходимыми для выживания знаниями,</text:span><text:span text:style-name="T2102"> </text:span><text:span text:style-name="T3756">но</text:span><text:span text:style-name="T2108"> было </text:span><text:span text:style-name="T3757">слишком </text:span><text:span text:style-name="T2108">поздно.</text:span></text:p>
      <text:p text:style-name="P445">В качестве подарка Робин решил объявить его <text:span text:style-name="T2101">главой </text:span><text:span text:style-name="T3748">местного самоуправления</text:span>.</text:p>
      <text:p text:style-name="P446">«Робин, нет! <text:span text:style-name="T3749">Мне не нужно этого</text:span>! <text:span text:style-name="T3749">Мои дни сочтены</text:span><text:span text:style-name="T2103">… </text:span><text:span text:style-name="T2104">Р</text:span><text:span text:style-name="T2103">азве ты не </text:span><text:span text:style-name="T3750">заметил</text:span><text:span text:style-name="T3749"> </text:span><text:span text:style-name="T3752">россыпь </text:span><text:span text:style-name="T3749">пят</text:span><text:span text:style-name="T3752">ен</text:span><text:span text:style-name="T3749"> на моей коже</text:span><text:span text:style-name="T2103">? </text:span><text:span text:style-name="T3750">Никаких сомнений — это </text:span><text:span text:style-name="T2104">рак. </text:span><text:span text:style-name="T2105">Пожалуйста, </text:span><text:span text:style-name="T3753">руководи сам! Я д</text:span><text:span text:style-name="T2107">умаю</text:span><text:span text:style-name="T2103">, что многие согласятся с </text:span><text:span text:style-name="T3753">таким решением</text:span><text:span text:style-name="T2103">. </text:span><text:span text:style-name="T2106">Зачем тебе передавать свои полномочия? </text:span><text:span text:style-name="T3753">Надеюсь, ты не собираешься покинуть нас</text:span><text:span text:style-name="T2109">?</text:span>»</text:p>
      <text:p text:style-name="P447">Наступила тишина. <text:span text:style-name="T3754">Поскольку ответ так и не прозвучал, </text:span>Джимми <text:span text:style-name="T3754">решил </text:span>повтори<text:span text:style-name="T3754">ть</text:span> свой вопрос:</text:p>
      <text:p text:style-name="P447">«<text:span text:style-name="T2110">Ты не уйдёшь от нас? Не уходи, мы нуждаемся в тебе. </text:span><text:span text:style-name="T2111">Что </text:span><text:span text:style-name="T3754">нам делать</text:span><text:span text:style-name="T2111"> когда сюда вернётся Система? </text:span><text:span text:style-name="T2171">Чтобы выжить, н</text:span><text:span text:style-name="T2111">ам </text:span><text:span text:style-name="T3754">необходимы</text:span><text:span text:style-name="T2111"> твои способности. </text:span><text:span text:style-name="T2112">Нам нужны твои знания, чтобы строить новые дома и новые генераторы. </text:span><text:span text:style-name="T2113">Предстоит ещё очень много работы и </text:span><text:span text:style-name="T2124">без тебя нам будет </text:span><text:span text:style-name="T3767">очень </text:span><text:span text:style-name="T2124">трудно</text:span><text:span text:style-name="T2113">.</text:span><text:span text:style-name="T2111">»</text:span></text:p>
      <text:p text:style-name="P449">От сказанного Робин потерял дар речи. <text:span text:style-name="T2114">Он попытался произнести хотя бы слово, но закашлялся и не смог. </text:span><text:span text:style-name="T3754">Ч</text:span><text:span text:style-name="T2114">то он мог сказать </text:span><text:span text:style-name="T3754">им</text:span><text:span text:style-name="T2114">? </text:span><text:span text:style-name="T2115"><text:s/></text:span><text:span text:style-name="T2116">Он знал, что все эти потерявшие покой люди хотели услышать его «нет» </text:span><text:span text:style-name="T2125">—</text:span><text:span text:style-name="T2116"> хотели, чтобы он остался с ними </text:span><text:span text:style-name="T3754">навечно</text:span><text:span text:style-name="T2116">. Возможно, ему следовало рассказать о себе </text:span><text:span text:style-name="T3754">всю правду, и</text:span><text:span text:style-name="T2116"> </text:span><text:span text:style-name="T3754">т</text:span><text:span text:style-name="T2117">огда они </text:span><text:span text:style-name="T3754">бы </text:span><text:span text:style-name="T3788">поняли</text:span><text:span text:style-name="T2117">, что </text:span><text:span text:style-name="T3755">когда-нибудь</text:span><text:span text:style-name="T2117"> ему прид</text:span><text:span text:style-name="T2118">ётся </text:span><text:span text:style-name="T3755">уйти</text:span><text:span text:style-name="T2117">. </text:span><text:span text:style-name="T3755">Но </text:span><text:span text:style-name="T3768">для этого </text:span><text:span text:style-name="T3755">у</text:span><text:span text:style-name="T2119"> него не хватало </text:span><text:span text:style-name="T3768">смелости</text:span><text:span text:style-name="T2119">.</text:span></text:p>
      <text:p text:style-name="P448">«<text:span text:style-name="T2120">Нет! Конечно, мы не расстанемся! Вы навсегда останетесь со мной в мо</text:span><text:span text:style-name="T3758">ём сердце</text:span><text:span text:style-name="T2120">!</text:span>»</text:p>
      <text:p text:style-name="P450">Тщательно подобранные слова немного п<text:span text:style-name="T3768">од</text:span>бодрили <text:span text:style-name="T3769">всех </text:span>присутствующих. <text:span text:style-name="T2121">Робин изобразил на лице улыбку, хотя на самом деле на его душе скребли кошки. </text:span><text:span text:style-name="T2122">Чувствуя, что </text:span><text:span text:style-name="T3759">не стоит</text:span><text:span text:style-name="T2122"> показывать </text:span><text:span text:style-name="T3759">людям </text:span><text:span text:style-name="T2122">свою печаль, он смеялся и шутил вместе с остальными, </text:span><text:span text:style-name="T3759">убеждая себя</text:span><text:span text:style-name="T2122">, что с</text:span><text:span text:style-name="T3771">мог</text:span><text:span text:style-name="T2122"> о</text:span><text:span text:style-name="T3770">бмануть людей</text:span><text:span text:style-name="T2122">.</text:span></text:p>
      <text:p text:style-name="P450"/>
      <text:p text:style-name="P450">«<text:span text:style-name="T2123">Профессор Фергер, я не хочу возвращаться! </text:span><text:span text:style-name="T2125">Вы же видите </text:span><text:span text:style-name="T3772">сами </text:span><text:span text:style-name="T2125">— </text:span><text:span text:style-name="T3760">эти </text:span><text:span text:style-name="T2125">люди </text:span><text:span text:style-name="T3760">полностью </text:span><text:span text:style-name="T2125">зависят от меня. </text:span><text:span text:style-name="T3772">Да, я</text:span><text:span text:style-name="T2126"> понимаю, что не должен был становиться настолько важны</text:span><text:span text:style-name="T2128">м </text:span><text:span text:style-name="T3772">для них</text:span><text:span text:style-name="T2128">.</text:span><text:span text:style-name="T2126"> Но что </text:span><text:span text:style-name="T3772">случится</text:span><text:span text:style-name="T2129">, когда</text:span><text:span text:style-name="T2126"> я </text:span><text:span text:style-name="T3772">уйду</text:span><text:span text:style-name="T2126">? </text:span><text:span text:style-name="T2127">Вы же слышали — они боятся </text:span><text:span text:style-name="T3773">ответных действий</text:span><text:span text:style-name="T2127"> Систем</text:span><text:span text:style-name="T3773">ы, </text:span><text:span text:style-name="T2130">когда</text:span><text:span text:style-name="T2127"> </text:span><text:span text:style-name="T3774">повсюду</text:span><text:span text:style-name="T3773"> станет известно</text:span><text:span text:style-name="T2127">, что </text:span><text:span text:style-name="T3773">именно </text:span><text:span text:style-name="T2127">произошло здесь, в Саутгемптоне. </text:span><text:span text:style-name="T3773">Эти события не за горами</text:span><text:span text:style-name="T2131">, </text:span><text:span text:style-name="T3773">поскольку</text:span><text:span text:style-name="T2131"> </text:span><text:span text:style-name="T3789">обратно </text:span><text:span text:style-name="T3775">к ним</text:span><text:span text:style-name="T2131"> не вернул</text:span><text:span text:style-name="T3775">и</text:span><text:span text:style-name="T2131">сь уже девять кораблей снабжения!</text:span>»</text:p>
      <text:p text:style-name="P450">«<text:span text:style-name="T2132">Робин,</text:span>» - <text:span text:style-name="T2132">начал успокаивать его профессор,</text:span></text:p>
      <text:p text:style-name="P450">«<text:span text:style-name="T2132">Они больше не нуждаются в тебе. Эти люд</text:span><text:span text:style-name="T3777">и</text:span><text:span text:style-name="T2132"> </text:span><text:span text:style-name="T3777">хотят</text:span><text:span text:style-name="T2132"> </text:span><text:span text:style-name="T3777">лишь</text:span><text:span text:style-name="T2132"> тво</text:span><text:span text:style-name="T3777">его</text:span><text:span text:style-name="T2132"> покровительств</text:span><text:span text:style-name="T3777">а</text:span><text:span text:style-name="T2132"> и </text:span><text:span text:style-name="T3776">они не желают принимать на себя всю полноту ответственности!</text:span><text:span text:style-name="T2132"> </text:span><text:span text:style-name="T2133">Ты почти полностью, своими руками, создал их новый мир </text:span><text:span text:style-name="T2134">и они принимают </text:span><text:span text:style-name="T2136">его</text:span><text:span text:style-name="T2134"> как должное. </text:span><text:span text:style-name="T2135">Ты </text:span><text:span text:style-name="T3776">даёшь им всё, что нужно, порождая в них лень!</text:span>»</text:p>
      <text:p text:style-name="P450"><text:soft-page-break/>«<text:span text:style-name="T2137">Нет, вы ошибаетесь! </text:span><text:span text:style-name="T2138">Они видят во мне не только того, кто </text:span><text:span text:style-name="T3777">даёт им всё необходимое</text:span><text:span text:style-name="T2138">. Они по-настоящему любят меня! Как человека, как личность! </text:span><text:span text:style-name="T2139">Вчера одна женщина сердечно благодарила меня за то, что я п</text:span><text:span text:style-name="T3778">отратил</text:span><text:span text:style-name="T2139"> время, </text:span><text:span text:style-name="T2140">пытаясь</text:span><text:span text:style-name="T2139"> её </text:span><text:span text:style-name="T2140">утешить</text:span><text:span text:style-name="T2139">! </text:span><text:span text:style-name="T3777">Н</text:span><text:span text:style-name="T2141">е говорите мне о том, что они не ценят </text:span><text:span text:style-name="T3777">мою </text:span><text:span text:style-name="T2141">поддержку!</text:span>»</text:p>
      <text:p text:style-name="P450">«<text:span text:style-name="T2142">Ты забываешь о главной цели своего пребывания </text:span><text:span text:style-name="T3779">в этом мире</text:span><text:span text:style-name="T2142">. </text:span><text:span text:style-name="T2143">Помни — в первую очередь нам нужно предотвратить ядерную войну. </text:span><text:span text:style-name="T2144">Если мы достигнем </text:span><text:span text:style-name="T2147">этого</text:span><text:span text:style-name="T2144">, то не случится ни боли, ни лишений, которые испытали </text:span><text:span text:style-name="T3779">все </text:span><text:span text:style-name="T2144">эти люди. </text:span><text:span text:style-name="T2145">Они не потеряют свои семьи, а те, ко</text:span><text:span text:style-name="T2148">го </text:span><text:span text:style-name="T2149">Система </text:span><text:span text:style-name="T2145">искромсала </text:span><text:span text:style-name="T2146">на куски</text:span><text:span text:style-name="T2145">, останутся жить!</text:span>»</text:p>
      <text:p text:style-name="P450">«<text:span text:style-name="T2150">Вы сами произнесли это слово — «Е</text:span><text:span text:style-name="T2151">СЛИ</text:span><text:span text:style-name="T2150">»! Понимаете? </text:span><text:span text:style-name="T2442">Вы</text:span><text:span text:style-name="T2150"> </text:span><text:span text:style-name="T2442">не </text:span><text:span text:style-name="T2150">увере</text:span><text:span text:style-name="T2442">ны</text:span><text:span text:style-name="T2150"> в том, что всё получится! </text:span><text:span text:style-name="T2152">А если ничего не выйдет? </text:span><text:span text:style-name="T2153">Это будет означать, что я бросил их на произвол судьбы! Нет, покидать это место слишком рискованно. </text:span><text:span text:style-name="T2154">Я не считаю это разумным решением!</text:span>»</text:p>
      <text:p text:style-name="P450">«<text:span text:style-name="T2155">Без твоих уникальных способностей у нас не будет ни одного шанса на успех! </text:span><text:span text:style-name="T2156">Ты выполнишь любое задание быстрее, чем мы его обдумаем! </text:span><text:span text:style-name="T2157">Я помню то время, когда ты с готовностью брался за любое дело, даже за то, которое всем казалось невыполнимым! </text:span><text:span text:style-name="T2158">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60">Они беспомощны и я</text:span><text:span text:style-name="T2159"> не могу </text:span><text:span text:style-name="T2170">их </text:span><text:span text:style-name="T2159">бросить! </text:span><text:span text:style-name="T2161">Если я отвернусь от них, мне не будет оправдани</text:span><text:span text:style-name="T2164">й</text:span><text:span text:style-name="T2161">!</text:span>»</text:p>
      <text:p text:style-name="P451">«<text:span text:style-name="T2162">А как насчёт нас? А как насчёт жизней миллиардов ни в чём не повинных людей, живущих на Земле? </text:span><text:span text:style-name="T2163">Ты поворачиваешься к нам спиной? Робин, я думал, что ты любишь </text:span><text:span text:style-name="T2165">нас</text:span><text:span text:style-name="T2163">! </text:span><text:span text:style-name="T2166">Прошу тебя, вернись! Пожалуйста!</text:span>»</text:p>
      <text:p text:style-name="P451">«<text:span text:style-name="T2167">Это нечестно! </text:span><text:span text:style-name="T2802">Зачем в</text:span><text:span text:style-name="T2167">ы пытаетесь меня шантажировать? </text:span><text:span text:style-name="T2168">Вы </text:span><text:span text:style-name="T2802">же </text:span><text:span text:style-name="T2168">знаете, что я люблю всех! Вы не </text:span><text:span text:style-name="T3779">должны</text:span><text:span text:style-name="T2168"> говорить </text:span><text:span text:style-name="T2800">со мной </text:span><text:span text:style-name="T3779">в такой манере</text:span><text:span text:style-name="T2168">, </text:span><text:span text:style-name="T2800">принуждая к возвращению</text:span><text:span text:style-name="T2168">! </text:span><text:span text:style-name="T2169">Вы </text:span><text:span text:style-name="T2802">просто </text:span><text:span text:style-name="T2169">злоупотребляете мо</text:span><text:span text:style-name="T2801">ей привязанностью к вам</text:span><text:span text:style-name="T2169">!</text:span>»</text:p>
      <text:p text:style-name="P452">«П<text:span text:style-name="T2803">ожалуйста, </text:span>возвращайся!» - воззвал профессор,</text:p>
      <text:p text:style-name="P453">«Дай нам <text:span text:style-name="T2804">хотя бы один </text:span>шанс пережить войну и её последствия! Разве ты не понял — <text:span text:style-name="T2800">в Саутгемптоне будущего </text:span>никого из нас нет <text:span text:style-name="T2804">в живых</text:span>! <text:span text:style-name="T2804">Это же ясно, как Божий день </text:span>— мы не смогли выжить! <text:span text:style-name="T2804">М</text:span><text:span text:style-name="T2172">ожет быть, если ты </text:span><text:span text:style-name="T2804">решишь </text:span><text:span text:style-name="T2172">верн</text:span><text:span text:style-name="T2804">уться</text:span><text:span text:style-name="T2172">, у нас появится </text:span><text:span text:style-name="T2804">возможность </text:span><text:span text:style-name="T2172">дожить до старости </text:span><text:span text:style-name="T2804">в спокойствии и мире</text:span><text:span text:style-name="T2172">.</text:span>»</text:p>
      <text:p text:style-name="P452">«<text:span text:style-name="T2172">О</text:span><text:span text:style-name="T2804">х</text:span><text:span text:style-name="T2172">, </text:span><text:span text:style-name="T2184">я </text:span><text:span text:style-name="T2172">не знаю, </text:span><text:span text:style-name="T2804">что мне делать</text:span><text:span text:style-name="T2172">!</text:span>»</text:p>
      <text:p text:style-name="P452">«<text:span text:style-name="T2172">Подумай об этом, Робин! </text:span><text:span text:style-name="T2805">М</text:span><text:span text:style-name="T2173">ы </text:span><text:span text:style-name="T2805">все понимаем</text:span><text:span text:style-name="T2173">, что мир, частью которого ты являешься </text:span><text:span text:style-name="T2805">в настоящее время</text:span><text:span text:style-name="T2173"> — это </text:span><text:span text:style-name="T2805">наше </text:span><text:span text:style-name="T2173">будущее. </text:span><text:span text:style-name="T2174">Но в таком случае </text:span><text:span text:style-name="T2175">ты можешь рассматривать его </text:span><text:span text:style-name="T2176">сквозь</text:span><text:span text:style-name="T2175"> призму логики, </text:span><text:span text:style-name="T2176">то есть </text:span><text:span text:style-name="T2175">считать его </text:span><text:span text:style-name="T2805">не более, чем</text:span><text:span text:style-name="T2177"> </text:span><text:span text:style-name="T2805">обыкновенным </text:span><text:span text:style-name="T2175">сном. </text:span><text:span text:style-name="T2178">Ты </text:span><text:span text:style-name="T2800">просто обязан</text:span><text:span text:style-name="T2178"> пробудиться и </text:span><text:span text:style-name="T2799">передать</text:span><text:span text:style-name="T2178"> людям </text:span><text:span text:style-name="T2799">те</text:span><text:span text:style-name="T2178"> знания, которые п</text:span><text:span text:style-name="T2805">риобрёл</text:span><text:span text:style-name="T2178"> — </text:span><text:span text:style-name="T2179">и тогда </text:span><text:span text:style-name="T2805">с</text:span><text:span text:style-name="T2179">он </text:span><text:span text:style-name="T2800">точно </text:span><text:span text:style-name="T2179">не с</text:span><text:span text:style-name="T2805">танет вещим</text:span><text:span text:style-name="T2179">. Ты </text:span><text:span text:style-name="T2805">обязан</text:span><text:span text:style-name="T2179"> помочь нам! </text:span><text:span text:style-name="T2800">И</text:span><text:span text:style-name="T2179">ли хотя бы попытаться помочь! </text:span><text:span text:style-name="T2800">Пожалуйста, сделай это ради меня!</text:span><text:span text:style-name="T2180"> </text:span><text:span text:style-name="T2806">Сделай это ради всех нас! </text:span><text:span text:style-name="T2180">Бол</text:span><text:span text:style-name="T2800">ее</text:span><text:span text:style-name="T2180"> я не скажу н</text:span><text:span text:style-name="T2800">и слова</text:span><text:span text:style-name="T2180">. У тебя </text:span><text:span text:style-name="T2800">есть достаточно</text:span><text:span text:style-name="T2180"> врем</text:span><text:span text:style-name="T2800">ени</text:span><text:span text:style-name="T2180"> обдумать всё, о чём мы </text:span><text:span text:style-name="T2800">по</text:span><text:span text:style-name="T2180">говорили. К</text:span><text:span text:style-name="T2800">ак только</text:span><text:span text:style-name="T2180"> </text:span><text:span text:style-name="T2806">ты </text:span><text:span text:style-name="T2180">примешь решение — </text:span><text:span text:style-name="T2806">сразу же </text:span><text:span text:style-name="T2180">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8">ВМЕСТЕ СО СВОИМИ СТУДЕНТАМИ</text:span> <text:span text:style-name="T2808">СТАЛИ ИСПЫТЫВАТЬ</text:span> БЕСПОКО<text:span text:style-name="T2808">ЙСТВО</text:span>, ПОСКОЛЬКУ <text:span text:style-name="T2808">ОНИ </text:span>НЕ ПОЛУЧ<text:span text:style-name="T2807">А</text:span>ЛИ ОТ РОБИНА никак<text:span text:style-name="T2807">их</text:span> <text:span text:style-name="T2807">известий</text:span>. Всё, что они могли <text:span text:style-name="T2241">видеть</text:span> — это как он, в облике орла, бесцельно <text:span text:style-name="T2809">кружит</text:span> над землей.</text:p>
      <text:p text:style-name="P455"><text:span text:style-name="T2815">С</text:span>ильны<text:span text:style-name="T3429">е</text:span> <text:span text:style-name="T2815">порыв</text:span><text:span text:style-name="T3429">ы</text:span><text:span text:style-name="T2815"> </text:span>вет<text:span text:style-name="T2815">ра</text:span> <text:span text:style-name="T2815">за</text:span><text:span text:style-name="T3429">тягивали</text:span><text:span text:style-name="T2815"> в себя</text:span> <text:span text:style-name="T2191">дорожную </text:span>пыль и <text:span text:style-name="T3429">прочий </text:span>р<text:span text:style-name="T2815">азнообразный</text:span> мусор, <text:span text:style-name="T2815">находящи</text:span><text:span text:style-name="T3429">йся </text:span><text:span text:style-name="T2815">на его пути.</text:span> Когда <text:span text:style-name="T2815">ветер</text:span> сталкивался с препятствиями, был<text:span text:style-name="T2819">и</text:span> отчётливо слыш<text:span text:style-name="T2819">ны</text:span><text:span text:style-name="T2815"> звук</text:span><text:span text:style-name="T2819">и</text:span><text:span text:style-name="T2815"> разбивающихся и разлетающихся в клочья кусков картона и фанеры</text:span>.</text:p>
      <text:p text:style-name="P456">Люди <text:span text:style-name="T2816">исчезли</text:span> <text:span text:style-name="T2816">с </text:span>улиц и <text:span text:style-name="T2819">повсюду </text:span>воцарилась <text:span text:style-name="T2818">гробовая </text:span>тишина. <text:span text:style-name="T2817">Пролетая над городом</text:span><text:span text:style-name="T2183">, </text:span>Робин больше не слыша<text:span text:style-name="T2839">л</text:span> <text:span text:style-name="T2839">ни </text:span><text:span text:style-name="T2831">их </text:span>смеха, <text:span text:style-name="T2839">ни</text:span><text:span text:style-name="T2820"> их счастливых восклицаний</text:span>.</text:p>
      <text:p text:style-name="P456"><text:soft-page-break/>Орёл приземлился и <text:span text:style-name="T2813">вернул себе своё</text:span> истинн<text:span text:style-name="T2899">ый</text:span>, человеческ<text:span text:style-name="T2899">ий</text:span> обли<text:span text:style-name="T2899">к</text:span>. <text:span text:style-name="T2821">Юноша</text:span><text:span text:style-name="T2181"> вошёл в свою обитель, в свой дом — единственное место, где он имел возможность побыть в одиночестве. </text:span><text:span text:style-name="T2182">Когда </text:span><text:span text:style-name="T2811">он</text:span><text:span text:style-name="T2182"> находился внутри, никто не </text:span><text:span text:style-name="T2810">пытался </text:span><text:span text:style-name="T2182">беспокои</text:span><text:span text:style-name="T2810">ть</text:span><text:span text:style-name="T2182"> его, </text:span><text:span text:style-name="T2810">не имея </text:span><text:span text:style-name="T2845">на то</text:span><text:span text:style-name="T2810"> </text:span><text:span text:style-name="T2822">веских оснований</text:span><text:span text:style-name="T2182">.</text:span></text:p>
      <text:p text:style-name="P457"><text:span text:style-name="T2823">Робин</text:span> находился в жутком смятении чувств и <text:span text:style-name="T2846">с трудом удерживал себя от того, чтобы не </text:span><text:s/>ра<text:span text:style-name="T2812">зрыдаться</text:span>. Глубоко внутри <text:span text:style-name="T2186">себя </text:span><text:span text:style-name="T2823">он</text:span> <text:span text:style-name="T2824">осознавал</text:span>, что профессор <text:span text:style-name="T2824">был </text:span>прав и <text:span text:style-name="T2188">что </text:span>его рассуждения <text:span text:style-name="T2825">точны</text:span>, но одновременно с этим <text:span text:style-name="T2185">он </text:span>чувствовал, <text:span text:style-name="T2187">что </text:span><text:span text:style-name="T2833">теперь </text:span><text:span text:style-name="T2187">является частью </text:span><text:span text:style-name="T2833">этого </text:span><text:span text:style-name="T2187">нового мира. </text:span><text:span text:style-name="T2826">Ведь э</text:span><text:span text:style-name="T2189">то он, </text:span><text:span text:style-name="T2192">Робин,</text:span><text:span text:style-name="T2189"> создал </text:span><text:span text:style-name="T2828">его именно</text:span><text:span text:style-name="T2826"> таким</text:span><text:span text:style-name="T2189">! </text:span><text:span text:style-name="T2832">Этот мир</text:span><text:span text:style-name="T2189"> принадлежал ему </text:span><text:span text:style-name="T2832">одному</text:span><text:span text:style-name="T2189">, и все живущие здесь люди </text:span><text:span text:style-name="T2827">беспрекословно </text:span><text:span text:style-name="T2829">подчинялись</text:span><text:span text:style-name="T2227"> </text:span><text:span text:style-name="T2832">каждому </text:span><text:span text:style-name="T2839">его </text:span><text:span text:style-name="T2832">слову</text:span><text:span text:style-name="T2189">! </text:span><text:span text:style-name="T2190">Робин придумал </text:span><text:span text:style-name="T2830">и внедрил</text:span><text:span text:style-name="T2190"> </text:span><text:span text:style-name="T2830">принципиально </text:span><text:span text:style-name="T2190">новую форму правления, в которую он вложил все свои представления о</text:span><text:span text:style-name="T2208">б</text:span><text:span text:style-name="T2190"> </text:span><text:span text:style-name="T2208">истинной </text:span><text:span text:style-name="T2190">демократии. </text:span><text:span text:style-name="T2814">Здесь к</text:span><text:span text:style-name="T2190">аждый гражданин имел право </text:span><text:span text:style-name="T2847">голоса</text:span><text:span text:style-name="T2190"> </text:span><text:span text:style-name="T2193">по любому вопросу, начиная с </text:span><text:span text:style-name="T2194">того, чья очередь </text:span><text:span text:style-name="T2193">у</text:span><text:span text:style-name="T2194">би</text:span><text:span text:style-name="T2193">р</text:span><text:span text:style-name="T2194">ать </text:span><text:span text:style-name="T2193">территори</text:span><text:span text:style-name="T2195">ю</text:span><text:span text:style-name="T2193"> и заканчивая </text:span><text:span text:style-name="T2833">согласованием </text:span><text:span text:style-name="T2193">постройк</text:span><text:span text:style-name="T2833">и</text:span><text:span text:style-name="T2193"> новых </text:span><text:span text:style-name="T2834">сооружений</text:span><text:span text:style-name="T2193">. </text:span><text:span text:style-name="T2836">Любые</text:span><text:span text:style-name="T2196"> назначения на административные должности, </text:span><text:span text:style-name="T2836">в том числе и самого </text:span><text:span text:style-name="T2196">нижнего уровня, </text:span><text:span text:style-name="T2834">заранее и со всей </text:span><text:span text:style-name="T2196">тщательно</text:span><text:span text:style-name="T2834">стью</text:span><text:span text:style-name="T2196"> обсуждались всем</text:span><text:span text:style-name="T2835">и </text:span><text:span text:style-name="T2836">без исключения </text:span><text:span text:style-name="T2835">гражданами его государства</text:span><text:span text:style-name="T2196">. </text:span><text:span text:style-name="T2840">С первого дня пребывания здесь он пытался достичь именно этого</text:span><text:span text:style-name="T2197">, </text:span><text:span text:style-name="T2840">и</text:span><text:span text:style-name="T2197"> теперь </text:span><text:span text:style-name="T2840">с горестью осознавал</text:span><text:span text:style-name="T2197">, </text:span><text:span text:style-name="T2840">ч</text:span><text:span text:style-name="T2837">то </text:span><text:span text:style-name="T2197">все его мечты </text:span><text:span text:style-name="T2837">рухнут </text:span><text:span text:style-name="T2840">сразу </text:span><text:span text:style-name="T2842">же </text:span><text:span text:style-name="T2840">после того, как </text:span><text:span text:style-name="T2841">он покинет этот мир</text:span><text:span text:style-name="T2197">. </text:span><text:span text:style-name="T2848">Но теперь </text:span><text:span text:style-name="T2198">Робин было </text:span><text:span text:style-name="T2843">тесно связан с ним</text:span><text:span text:style-name="T2198"> множество</text:span><text:span text:style-name="T2843">м</text:span><text:span text:style-name="T2198"> приятных и счастливых воспоминаний. </text:span><text:span text:style-name="T2839">Здесь в</text:span><text:span text:style-name="T2200">се</text:span><text:span text:style-name="T2199"> стали настолько сплочёнными, что счастье и горести одного человека разделял</text:span><text:span text:style-name="T2844">и многие другие</text:span><text:span text:style-name="T2200">, окружавши</text:span><text:span text:style-name="T2844">е</text:span><text:span text:style-name="T2200"> его люд</text:span><text:span text:style-name="T2844">и</text:span><text:span text:style-name="T2200">.</text:span></text:p>
      <text:p text:style-name="P457">«<text:span text:style-name="T2201">Вы правы, профессор. Я </text:span><text:span text:style-name="T2849">должен </text:span><text:span text:style-name="T2201">верну</text:span><text:span text:style-name="T2849">ться</text:span><text:span text:style-name="T2201">, но мне </text:span><text:span text:style-name="T2849">безумно</text:span><text:span text:style-name="T2201"> жаль, что никогда больше мне не доведётся жить среди этих </text:span><text:span text:style-name="T2849">замечательных </text:span><text:span text:style-name="T2201">людей. </text:span><text:span text:style-name="T2850">Я сомневаюсь в том</text:span><text:span text:style-name="T2849">, что у меня получится </text:span><text:span text:style-name="T2850">легко </text:span><text:span text:style-name="T2849">приспособиться </text:span><text:span text:style-name="T2202">к </text:span><text:span text:style-name="T2849">условиям </text:span><text:span text:style-name="T2202">реально</text:span><text:span text:style-name="T2849">го</text:span><text:span text:style-name="T2202"> мир</text:span><text:span text:style-name="T2849">а после моего возвращения</text:span><text:span text:style-name="T2202">. </text:span><text:span text:style-name="T2207">У</text:span><text:span text:style-name="T2203">ехать отсюда </text:span><text:span text:style-name="T2205">по-настоящему просто </text:span><text:span text:style-name="T2203">невозможно — </text:span><text:span text:style-name="T2850">в своих воспоминаниях я останусь здесь навсегда</text:span><text:span text:style-name="T2204">!</text:span>»</text:p>
      <text:p text:style-name="P457">«<text:span text:style-name="T2206">Я рад, что ты </text:span><text:span text:style-name="T2851">сделал свой выбор</text:span><text:span text:style-name="T2206">. </text:span><text:span text:style-name="T2851">З</text:span><text:span text:style-name="T2210">наю</text:span><text:span text:style-name="T2208">, </text:span><text:span text:style-name="T2851">он </text:span><text:span text:style-name="T2208">был </text:span><text:span text:style-name="T2851">нелёгким</text:span><text:span text:style-name="T2208">, но, поверь мне, </text:span><text:span text:style-name="T2209">я не </text:span><text:span text:style-name="T2851">стал бы </text:span><text:span text:style-name="T2209">проси</text:span><text:span text:style-name="T2851">ть </text:span><text:span text:style-name="T2209">тебя уйти, если бы не был уверен в своих словах!»</text:span></text:p>
      <text:p text:style-name="P457">«<text:span text:style-name="T2851">У меня есть время на прощание</text:span><text:span text:style-name="T2211">?</text:span>»</text:p>
      <text:p text:style-name="P457">«<text:span text:style-name="T2211">Нет</text:span>» - <text:span text:style-name="T2211">ответил профессор после короткого раздумья.</text:span></text:p>
      <text:p text:style-name="P457">«<text:span text:style-name="T2212">Если </text:span><text:span text:style-name="T2852">уйдёшь от них не попрощавшись</text:span><text:span text:style-name="T2212">, то они </text:span><text:span text:style-name="T2852">обязательно подумают</text:span><text:span text:style-name="T2212">, что </text:span><text:span text:style-name="T2852">с тебя подстрелили</text:span><text:span text:style-name="T2212">, пока ты </text:span><text:span text:style-name="T2214">летал над чужими землями</text:span><text:span text:style-name="T2212">. </text:span><text:span text:style-name="T2213">Обрати внимание </text:span><text:span text:style-name="T2852">на то, как усилился ветер</text:span><text:span text:style-name="T2213"> — если не ошибаюсь, вскоре </text:span><text:span text:style-name="T3688">должна </text:span><text:span text:style-name="T2852">нач</text:span><text:span text:style-name="T3688">аться</text:span><text:span text:style-name="T2213"> буря!</text:span>»</text:p>
      <text:p text:style-name="P457">«<text:span text:style-name="T2853">Я всё понял</text:span><text:span text:style-name="T2215">. </text:span><text:span text:style-name="T2217">Наверное</text:span><text:span text:style-name="T2215">, вы правы. </text:span><text:span text:style-name="T2216">Так</text:span><text:span text:style-name="T2854">им образом люди не подумают</text:span><text:span text:style-name="T2216">, что я </text:span><text:span text:style-name="T2854">трусливо сбежал от них и</text:span><text:span text:style-name="T2217">, возможно, будут вспоминать обо мне с теплотой </text:span><text:span text:style-name="T2854">в их </text:span><text:span text:style-name="T2217">сердцах.</text:span>»</text:p>
      <text:p text:style-name="P457"/>
      <text:p text:style-name="P458">Теперь, <text:span text:style-name="T2855">после принятия решения о возвращении </text:span>Робин<text:span text:style-name="T2855">а</text:span>, все <text:span text:style-name="T2855">его </text:span>дальнейшие действия сводились к <text:span text:style-name="T2855">единственному</text:span> вопросу — как <text:span text:style-name="T2858">это </text:span>сделать? <text:span text:style-name="T2220">В </text:span><text:span text:style-name="T2858">мир </text:span><text:span text:style-name="T2220">будуще</text:span><text:span text:style-name="T2858">го</text:span><text:span text:style-name="T2220"> он попал, совершив путешествие во времени из своей спал</text:span><text:span text:style-name="T2221">ьни на Девоншир-роуд. </text:span><text:span text:style-name="T2222">Было </text:span><text:span text:style-name="T2856">бы </text:span><text:span text:style-name="T2222">логичным предположить, что </text:span><text:span text:style-name="T2856">в его </text:span><text:span text:style-name="T2859">нынешней</text:span><text:span text:style-name="T2222"> </text:span><text:span text:style-name="T2856">ситуации </text:span><text:span text:style-name="T2222">ему следует </text:span><text:span text:style-name="T2856">снова </text:span><text:span text:style-name="T2223">отправиться</text:span><text:span text:style-name="T2222"> на Девоншир-роуд и поискать </text:span><text:span text:style-name="T2856">то </text:span><text:span text:style-name="T2222">место, </text:span><text:span text:style-name="T2856">где </text:span><text:span text:style-name="T2222">когда-то располагался его дом, </text:span><text:span text:style-name="T2857">а</text:span><text:span text:style-name="T2222"> оттуда попытаться вернуться в </text:span><text:span text:style-name="T2859">прошлое</text:span><text:span text:style-name="T2222">. </text:span><text:span text:style-name="T2224">Однако это была всего лишь догадка, поскольку никто </text:span><text:span text:style-name="T2860">из них </text:span><text:span text:style-name="T2224">не </text:span><text:span text:style-name="T2860">обладал достоверными</text:span><text:span text:style-name="T2224"> сведени</text:span><text:span text:style-name="T2860">ями</text:span><text:span text:style-name="T2224"> о п</text:span><text:span text:style-name="T2860">утешествиях</text:span><text:span text:style-name="T2224"> во времени. </text:span><text:span text:style-name="T2860">Но д</text:span><text:span text:style-name="T2225">ругих предположений </text:span><text:span text:style-name="T2860">попросту не имелось, и </text:span><text:span text:style-name="T2225">было решено </text:span><text:span text:style-name="T2860">прорабатывать</text:span><text:span text:style-name="T2225"> </text:span><text:span text:style-name="T2226">именно </text:span><text:span text:style-name="T2225">этот вариант.</text:span></text:p>
      <text:p text:style-name="P459">Робин бродил по своему временному пристанищу, осматривая его напоследок и стараясь запомнить каждую <text:span text:style-name="T2861">приятную для сердца </text:span>мелочь, прежде чем покинуть его навсегда. <text:span text:style-name="T2228">Затем, подхватив пальто, он </text:span><text:span text:style-name="T2230">быстро </text:span><text:span text:style-name="T2228">вышел наружу — </text:span><text:span text:style-name="T2229">на </text:span><text:span text:style-name="T2228">его глазах </text:span><text:span text:style-name="T2861">за</text:span><text:span text:style-name="T2228">блестели слёзы. </text:span><text:span text:style-name="T2231">Ветер дул с удвоенной силой, завывая, словно от гнева, и над землёй, вдаль, неслись ч</text:span><text:span text:style-name="T2242">ё</text:span><text:span text:style-name="T2231">рные грозовые тучи. Грянул гром и заглушил своим раскатом шум проливного дождя. Вслед за ним, </text:span><text:span text:style-name="T2232">небо </text:span><text:span text:style-name="T2862">разрезала </text:span><text:span text:style-name="T2232">молния, осветив своим ярким </text:span><text:span text:style-name="T2863">холодным</text:span><text:span text:style-name="T2232"> светом ночно</text:span><text:span text:style-name="T2862">й небосвод</text:span><text:span text:style-name="T2232">. </text:span><text:span text:style-name="T2864">Вспышки</text:span><text:span text:style-name="T2233">, </text:span><text:span text:style-name="T2864">следовавшие одна за другой,</text:span><text:span text:style-name="T2233"> освеща</text:span><text:span text:style-name="T2864">ли</text:span><text:span text:style-name="T2233"> е</text:span><text:span text:style-name="T2234">му</text:span><text:span text:style-name="T2233"> дорогу в кромешной тьме, царившей на пустынных улицах. </text:span><text:span text:style-name="T2864">Разразившаяся б</text:span><text:span text:style-name="T2235">уря напом</text:span><text:span text:style-name="T2865">инала ту</text:span><text:span text:style-name="T2236"> </text:span><text:span text:style-name="T2864">жутк</text:span><text:span text:style-name="T2865">ую</text:span><text:span text:style-name="T2864"> </text:span><text:span text:style-name="T2235">ноч</text:span><text:span text:style-name="T2865">ь</text:span><text:span text:style-name="T2235">, </text:span><text:span text:style-name="T2865">в которую</text:span><text:span text:style-name="T2235"> он </text:span><text:span text:style-name="T2864">растерзал</text:span><text:span text:style-name="T2235"> </text:span><text:span text:style-name="T2864">мистера Уи</text:span><text:span text:style-name="T2867">т</text:span><text:span text:style-name="T2864">ли, </text:span><text:span text:style-name="T2235">отца Элисон.</text:span></text:p>
      <text:p text:style-name="P460"><text:soft-page-break/><text:span text:style-name="T2866">Накатившие воспоминания </text:span><text:span text:style-name="T2867">оказались полезными</text:span><text:span text:style-name="T2243"> </text:span>— он припом<text:span text:style-name="T2872">нил</text:span> как, <text:span text:style-name="T2868">будучи в облике птицы, </text:span>возвращался <text:span text:style-name="T2868">от</text:span> дома Ника <text:span text:style-name="T2869">обратно</text:span>, на Девоншир-роуд, <text:span text:style-name="T2869">и таким образом </text:span><text:span text:style-name="T2251">пыт</text:span><text:span text:style-name="T2869">ался </text:span><text:span text:style-name="T2244">отыск</text:span><text:span text:style-name="T2869">ать</text:span><text:span text:style-name="T2251"> </text:span><text:span text:style-name="T2244">правильный путь.</text:span></text:p>
      <text:p text:style-name="P461"><text:span text:style-name="T2871">П</text:span><text:span text:style-name="T2870">утешествие</text:span> пох<text:span text:style-name="T2870">одило</text:span> на прогулк<text:span text:style-name="T2252">у</text:span> во сне, словно какая-то магнетическая сила влекла его в нужное место. Прибыв <text:span text:style-name="T2873">в точку назначения</text:span>, он <text:span text:style-name="T2873">без отлагательств вышел на связь </text:span>с профессором Фергером.</text:p>
      <text:p text:style-name="P461">«Я <text:span text:style-name="T2874">на месте</text:span>. Что <text:span text:style-name="T2245">мне </text:span><text:span text:style-name="T2874">д</text:span><text:span text:style-name="T2245">елать </text:span><text:span text:style-name="T2874">дальше</text:span>? Как вернуться <text:span text:style-name="T2874">к вам</text:span>?»</text:p>
      <text:p text:style-name="P461">«<text:span text:style-name="T2875">Пока что не могу сказать ничего определённого</text:span><text:span text:style-name="T2245">. </text:span><text:span text:style-name="T2876">Просто</text:span><text:span text:style-name="T2245"> не знаю. </text:span><text:span text:style-name="T2246">Держи нас в курсе того, что видишь и чувствуешь. </text:span><text:span text:style-name="T2247">Мы </text:span><text:span text:style-name="T2877">обязательно </text:span><text:span text:style-name="T2247">придумаем </text:span><text:span text:style-name="T2877">что-нибудь</text:span>».</text:p>
      <text:p text:style-name="P462">Скрестив ноги, Робин <text:span text:style-name="T2878">уселся</text:span> <text:span text:style-name="T2878">на земле </text:span>в поз<text:span text:style-name="T2878">е</text:span> <text:span text:style-name="T2878">лотоса</text:span>. <text:span text:style-name="T2248">Он сосредоточил</text:span><text:span text:style-name="T2879">ся</text:span><text:span text:style-name="T2248">, </text:span><text:span text:style-name="T2879">пытаясь выудить из памяти образ своего жилища</text:span><text:span text:style-name="T2248">, </text:span><text:span text:style-name="T2249">и затем погрузил себя в </text:span><text:span text:style-name="T2879">состояние </text:span><text:span text:style-name="T2249">глубок</text:span><text:span text:style-name="T2879">ого</text:span><text:span text:style-name="T2249"> транс</text:span><text:span text:style-name="T2879">а</text:span><text:span text:style-name="T2249">.</text:span></text:p>
      <text:p text:style-name="P462">«<text:span text:style-name="T2250">Я </text:span><text:span text:style-name="T2880">в своей комнате..</text:span><text:span text:style-name="T2250"> </text:span><text:span text:style-name="T2880">Я просыпаюсь в своей постели..</text:span>» - <text:span text:style-name="T2880">начал </text:span><text:span text:style-name="T2250">мысленно повторять он </text:span><text:span text:style-name="T2880">снова и снова</text:span><text:span text:style-name="T2250">. </text:span><text:span text:style-name="T2253">Внезапно к нему пришло ощущение лёгкости, словно какая-то сила свыше тянула его вверх, подальше от </text:span><text:span text:style-name="T2880">бренн</text:span><text:span text:style-name="T2881">ости</text:span><text:span text:style-name="T2880"> </text:span><text:span text:style-name="T2881">всего </text:span><text:span text:style-name="T2253">зем</text:span><text:span text:style-name="T2881">ного</text:span><text:span text:style-name="T2253">.</text:span></text:p>
      <text:p text:style-name="P462">«<text:span text:style-name="T2254">Робин, иди ко мне! Мои руки протянуты </text:span><text:span text:style-name="T2884">к тебе</text:span><text:span text:style-name="T2254"> — держись за них </text:span><text:span text:style-name="T2882">крепче</text:span><text:span text:style-name="T2254">, </text:span><text:span text:style-name="T2882">и</text:span><text:span text:style-name="T2254"> я </text:span><text:span text:style-name="T2884">смогу вывести тебя из этого мира</text:span>».</text:p>
      <text:p text:style-name="P462">«<text:span text:style-name="T2885">Но я</text:span><text:span text:style-name="T2254"> не могу! Я </text:span><text:span text:style-name="T2883">же </text:span><text:span text:style-name="T2254">ничего не вижу!</text:span>»</text:p>
      <text:p text:style-name="P462">«<text:span text:style-name="T2885">Не видишь</text:span><text:span text:style-name="T2255">? Почему? Что мешает тебе увидеть?</text:span>»</text:p>
      <text:p text:style-name="P462">«<text:span text:style-name="T2256">Профессор, мои глаза ослепляет ярк</text:span><text:span text:style-name="T2885">ое белое свечение</text:span><text:span text:style-name="T2256">. Мне больно смотреть сквозь него и </text:span><text:span text:style-name="T2885">поэтому </text:span><text:span text:style-name="T2256">приходится прикрывать глаза </text:span><text:span text:style-name="T2885">рукой</text:span><text:span text:style-name="T2256">.</text:span>»</text:p>
      <text:p text:style-name="P462">«<text:span text:style-name="T2257">Это </text:span><text:span text:style-name="T2886">свечение</text:span><text:span text:style-name="T2257"> — он</text:span><text:span text:style-name="T2886">о</text:span><text:span text:style-name="T2257"> повсюду или только перед тобой?</text:span>»</text:p>
      <text:p text:style-name="P463">Робин осмотрелся по сторонам, <text:span text:style-name="T2887">и снова заговорил</text:span>:</text:p>
      <text:p text:style-name="P463">«Позади меня — там, откуда я приш<text:span text:style-name="T2887">ё</text:span>л, он<text:span text:style-name="T2887">о</text:span> есть. <text:span text:style-name="T2258">Слева и справа </text:span><text:span text:style-name="T2887">от меня </text:span><text:span text:style-name="T2259">виднеются многочисленные тёмные тропы. Какую из них </text:span><text:span text:style-name="T2887">я должен</text:span><text:span text:style-name="T2259"> выбрать?</text:span>»</text:p>
      <text:p text:style-name="P463">«<text:span text:style-name="T2260">Робин! Ни в коем случае не уходи с пути, освещённого ярким светом. </text:span><text:span text:style-name="T2261">Не могу объяснить этого </text:span><text:span text:style-name="T2888">словами</text:span><text:span text:style-name="T2261">, инстинкт подсказывает мне, что ты должен следовать за ярким светом, иначе ты потеряешься и уже никогда не сможешь вернуться </text:span><text:span text:style-name="T2888">домой</text:span><text:span text:style-name="T2261">! </text:span><text:span text:style-name="T2262">Твой разум будет </text:span><text:span text:style-name="T2263">обречён на вечные </text:span><text:span text:style-name="T2889">блуждания</text:span><text:span text:style-name="T2263">!</text:span>»</text:p>
      <text:p text:style-name="P463">«<text:span text:style-name="T2264">Но </text:span><text:span text:style-name="T2889">этот путь мне совсем не по душе</text:span><text:span text:style-name="T2264">! От него исходит сильный жар, </text:span><text:span text:style-name="T2889">а</text:span><text:span text:style-name="T2264"> мои глаза </text:span><text:span text:style-name="T2890">невыносимо болят</text:span><text:span text:style-name="T2264">! Если </text:span><text:span text:style-name="T2900">я должен</text:span><text:span text:style-name="T2264"> </text:span><text:span text:style-name="T2891">идти </text:span><text:span text:style-name="T2264">в этом направлении, то мне придётся </text:span><text:span text:style-name="T2891">открыть их, и я ослепну</text:span><text:span text:style-name="T2264">!</text:span>»</text:p>
      <text:p text:style-name="P463">«<text:span text:style-name="T2265">Робин, прикрой веки, но не смыкай их полностью, и слушай мой голос. </text:span><text:span text:style-name="T2266">Представь, что голос — это верёвка, обв</text:span><text:span text:style-name="T2892">итая</text:span><text:span text:style-name="T2266"> вокруг твоей талии, и что она тянет тебя ко мне. </text:span><text:span text:style-name="T2267">Просто держись за </text:span><text:span text:style-name="T2268">неё </text:span><text:span text:style-name="T2893">по</text:span><text:span text:style-name="T2268">крепче!</text:span>»</text:p>
      <text:p text:style-name="P464">Профессор Фергер продолжал взывать к Робину своим ровным, монотонным голосом:</text:p>
      <text:p text:style-name="P464">«<text:span text:style-name="T2269">Робин, иди ко мне!</text:span>»</text:p>
      <text:p text:style-name="P465">Пока юноша шёл по освещённому пути, <text:span text:style-name="T2894">к нему</text:span> со всех сторон <text:span text:style-name="T2894">обращались</text:span> голоса, <text:span text:style-name="T2894">умолявшие</text:span> его при<text:span text:style-name="T2894">соединиться</text:span> к ним, и из глубин тёмных троп <text:span text:style-name="T2895">в его сторону</text:span> тянулось множество рук. До него доносились <text:span text:style-name="T2904">от</text:span>звуки чьих-то невнятных речей, из которых он не мог <text:span text:style-name="T2270">вычленить</text:span> ни <text:span text:style-name="T3717">одного</text:span> слова. <text:span text:style-name="T2270">Внезапно </text:span><text:span text:style-name="T2275">послышалось</text:span><text:span text:style-name="T2271"> </text:span><text:span text:style-name="T3347">чьё-то </text:span><text:span text:style-name="T2901">завораживающее</text:span><text:span text:style-name="T2270"> пение, </text:span><text:span text:style-name="T2896">как </text:span><text:span text:style-name="T2271">будто один из ангелов явился сюда </text:span><text:span text:style-name="T2896">с небес </text:span><text:span text:style-name="T2271">и </text:span><text:span text:style-name="T2272">одаривает </text:span><text:span text:style-name="T2896">всех присутствующих божественн</text:span><text:span text:style-name="T2897">ым звучанием своего голоса</text:span><text:span text:style-name="T2272">. </text:span><text:span text:style-name="T2276">Оно было настолько </text:span><text:span text:style-name="T2902">чудесным</text:span><text:span text:style-name="T2276">, что Робин</text:span><text:span text:style-name="T2903">а</text:span><text:span text:style-name="T2276"> </text:span><text:span text:style-name="T2903">тотчас же </text:span><text:span text:style-name="T2898">неудержимо</text:span><text:span text:style-name="T2276"> </text:span><text:span text:style-name="T2903">потянуло к </text:span><text:span text:style-name="T2276">обладател</text:span><text:span text:style-name="T2903">ю </text:span><text:span text:style-name="T2904">этого </text:span><text:span text:style-name="T2276">голоса, </text:span><text:span text:style-name="T2905">чтобы насладиться его красотой и, </text:span><text:span text:style-name="T2903">может быть, стать </text:span><text:span text:style-name="T3321">его</text:span><text:span text:style-name="T2903"> другом</text:span><text:span text:style-name="T2276">. </text:span><text:span text:style-name="T2906">Пение вселяло в его душу спокойствие и умиротворение, и он слушал его с неописуемым </text:span><text:span text:style-name="T2908">удовольствием и </text:span><text:span text:style-name="T2907">восторгом</text:span><text:span text:style-name="T2906">. </text:span><text:span text:style-name="T2908">Робину казалось</text:span><text:span text:style-name="T2277">, </text:span><text:span text:style-name="T2908">что он медленно скользит вниз </text:span><text:span text:style-name="T2909">по течению </text:span><text:span text:style-name="T2908">по водам одной из райских рек</text:span><text:span text:style-name="T2277">, отринув от себя все заботы </text:span><text:span text:style-name="T2908">суетных дней</text:span><text:span text:style-name="T2278">.</text:span></text:p>
      <text:p text:style-name="P466"><text:span text:style-name="T3348">О</text:span>н <text:span text:style-name="T3348">ощущал себя так</text:span>, <text:span text:style-name="T3348">словно его</text:span> <text:span text:style-name="T3348">уносит потоком</text:span><text:span text:style-name="T2910"> </text:span>в сторону голоса — такого же <text:span text:style-name="T2282">кристально </text:span>чистого, <text:span text:style-name="T3348">как</text:span> вода, стекающая по склону горы с ледяной шапки её вершины.</text:p>
      <text:p text:style-name="P467"><text:span text:style-name="T2910">До Робина доносились </text:span><text:span text:style-name="T2279">и </text:span>другие голоса, <text:span text:style-name="T2910">призывавшие</text:span> его к себе:</text:p>
      <text:p text:style-name="P467">«<text:span text:style-name="T2280">Ты почти </text:span><text:span text:style-name="T2911">у </text:span><text:span text:style-name="T2280">цели. Осталось совсем </text:span><text:span text:style-name="T2911">немного</text:span><text:span text:style-name="T2280">, и ты будешь </text:span><text:span text:style-name="T2911">купаться в</text:span><text:span text:style-name="T2280"> эт</text:span><text:span text:style-name="T2911">о</text:span><text:span text:style-name="T2280">м </text:span><text:span text:style-name="T2281">божественн</text:span><text:span text:style-name="T2911">о</text:span><text:span text:style-name="T2281">м звучани</text:span><text:span text:style-name="T2911">и вечно</text:span><text:span text:style-name="T2281">!</text:span>»</text:p>
      <text:p text:style-name="P468">Он следовал за волнообразно двигавшимися руками и ему казалось, что они направляют его <text:span text:style-name="T2283">в сторону голоса. </text:span><text:span text:style-name="T2284">Этот голос, </text:span><text:span text:style-name="T2912">словно</text:span><text:span text:style-name="T2284"> голос </text:span><text:span text:style-name="T3063">мифической с</text:span><text:span text:style-name="T2284">ирены, завораживал его и </text:span><text:soft-page-break/><text:span text:style-name="T2284">притягивал к себе </text:span><text:span text:style-name="T2912">своей </text:span><text:span text:style-name="T3073">сверхъестественной</text:span><text:span text:style-name="T2912"> силой</text:span><text:span text:style-name="T2284">. </text:span><text:span text:style-name="T2285">Его глаза были широко </text:span><text:span text:style-name="T3101">раскрыты</text:span><text:span text:style-name="T2285">, </text:span><text:span text:style-name="T3074">но</text:span><text:span text:style-name="T2285"> яркий свет больше не причинял </text:span><text:span text:style-name="T2912">им вреда</text:span><text:span text:style-name="T2285"> — </text:span><text:span text:style-name="T3075">боль</text:span><text:span text:style-name="T2285"> </text:span><text:span text:style-name="T3075">осталась </text:span><text:span text:style-name="T2285">где-то далеко позади </text:span><text:span text:style-name="T3075">него</text:span><text:span text:style-name="T2285">.</text:span></text:p>
      <text:p text:style-name="P468">«<text:span text:style-name="T2286">Робин! Где ты сейчас? Что случилось с </text:span><text:span text:style-name="T2913">белым свечением</text:span><text:span text:style-name="T2286">?</text:span>»</text:p>
      <text:p text:style-name="P468">«<text:span text:style-name="T2748">Пот</text:span><text:span text:style-name="T2287">ише, профессор Фергер! Вы заглушаете </text:span><text:span text:style-name="T2288">пение</text:span><text:span text:style-name="T2287">! Послушайте, как</text:span><text:span text:style-name="T2288">ое</text:span><text:span text:style-name="T2287"> он</text:span><text:span text:style-name="T2288">о</text:span><text:span text:style-name="T2287"> чист</text:span><text:span text:style-name="T2288">ое</text:span><text:span text:style-name="T2287">! </text:span><text:span text:style-name="T3322">Обладатель </text:span><text:span text:style-name="T3346">этого</text:span><text:span text:style-name="T3322"> голоса, должно быть, </text:span><text:span text:style-name="T3346">невероятно красив — как телесно, так и духовно, </text:span><text:span text:style-name="T2289">и </text:span><text:span text:style-name="T2747">мне </text:span><text:span text:style-name="T3322">просто необходимо сейчас же встретиться с ним</text:span>» - <text:span text:style-name="T3346">с раздражением </text:span><text:span text:style-name="T2290">ответил Робин.</text:span></text:p>
      <text:p text:style-name="P469">Голос профессора становился всё тиш<text:span text:style-name="T2914">е и тише...</text:span></text:p>
      <text:p text:style-name="P469">«<text:span text:style-name="T2291">Робин?! Робин!!!</text:span>» - <text:span text:style-name="T2291">встревоженно </text:span><text:span text:style-name="T3076">воскликнул</text:span><text:span text:style-name="T2291"> профессор.</text:span></text:p>
      <text:p text:style-name="P470">«Ты не должен позвол<text:span text:style-name="T3077">и</text:span>ть этому голосу <text:span text:style-name="T2915">запутать тебя и заморочить</text:span>! В конце пути, по которому ты <text:span text:style-name="T2294">дви</text:span><text:span text:style-name="T3794">жешься</text:span>, ни<text:span text:style-name="T2916">кого</text:span> нет! <text:span text:style-name="T2292">Это уловка! </text:span><text:span text:style-name="T2917">Ты слышишь</text:span><text:span text:style-name="T2292"> эхо от голосов заблу</text:span><text:span text:style-name="T2917">дившихся </text:span><text:span text:style-name="T2292"><text:s/>душ! </text:span><text:span text:style-name="T2293">Они — зло! Они завладели тобой!</text:span>»</text:p>
      <text:p text:style-name="P471">«За <text:span text:style-name="T2917">таким</text:span> пением не может скрываться <text:span text:style-name="T2918">никакого </text:span>зл<text:span text:style-name="T2296">а</text:span>! Оно <text:span text:style-name="T2295">слишком </text:span>прекрасно!»</text:p>
      <text:p text:style-name="P471">«<text:span text:style-name="T2297">Робин, </text:span><text:span text:style-name="T2919">не испытывай мо</text:span><text:span text:style-name="T3689">его</text:span><text:span text:style-name="T2919"> терпени</text:span><text:span text:style-name="T3689">я</text:span><text:span text:style-name="T2297">! Послушай меня! Следуй за моим голосом обратно к яркому свету и не обращай внимания на пение, </text:span><text:span text:style-name="T2920">иначе ты потеряешься и уже никогда не сможешь найти выход</text:span><text:span text:style-name="T2297">! </text:span><text:span text:style-name="T2298">Т</text:span><text:span text:style-name="T2921">воя жизнь не </text:span><text:span text:style-name="T2922">представляет для</text:span><text:span text:style-name="T2921"> </text:span><text:span text:style-name="T3102">З</text:span><text:span text:style-name="T2921">л</text:span><text:span text:style-name="T2922">а никакой ценности</text:span><text:span text:style-name="T2298">, у </text:span><text:span text:style-name="T2921">него</text:span><text:span text:style-name="T2298"> совсем </text:span><text:span text:style-name="T2299">иные</text:span><text:span text:style-name="T2298"> </text:span><text:span text:style-name="T2921">причины</text:span><text:span text:style-name="T2298"> удерживать </text:span><text:span text:style-name="T3320">тебя </text:span><text:span text:style-name="T2922">и не отпускать</text:span><text:span text:style-name="T2298">!</text:span>»</text:p>
      <text:p text:style-name="P472">Голос профессора прервал пение <text:span text:style-name="T2923">и</text:span><text:span text:style-name="T2300"> </text:span>вместо него <text:span text:style-name="T2923">послышался</text:span> смех ребёнка, потеш<text:span text:style-name="T2924">ающегося </text:span>над глупостью Робина:</text:p>
      <text:p text:style-name="P472">«<text:span text:style-name="T2301">Ты заблудился! </text:span><text:span text:style-name="T2302">Тебе </text:span><text:span text:style-name="T2924">уже </text:span><text:span text:style-name="T2302">не </text:span><text:span text:style-name="T2924">отыскать</text:span><text:span text:style-name="T2302"> пути назад</text:span><text:span text:style-name="T2301">! </text:span><text:span text:style-name="T2924">Зачем ты смотришь по сторонам</text:span><text:span text:style-name="T2301">, </text:span><text:span text:style-name="T2924">ведь </text:span><text:span text:style-name="T2301">ты уже целую вечность </text:span><text:span text:style-name="T2306">бродишь</text:span><text:span text:style-name="T2301"> по кругу! </text:span><text:span text:style-name="T2305">Куда</text:span><text:span text:style-name="T2303"> ты соб</text:span><text:span text:style-name="T2924">рался</text:span><text:span text:style-name="T2303"> идти? </text:span><text:span text:style-name="T2304">Вот в</text:span><text:span text:style-name="T2303">идишь, ты </text:span><text:span text:style-name="T2924">сам </text:span><text:span text:style-name="T2303">не знаешь!</text:span>»</text:p>
      <text:p text:style-name="P472">«<text:span text:style-name="T2305">Робин!</text:span>» - <text:span text:style-name="T2305">кричал профессор издалека,</text:span></text:p>
      <text:p text:style-name="P472">«<text:span text:style-name="T2305">Следуй за моим голосом! Просто следуй за ним! Когда он станет громче, ты поймёшь, что двигаешься в правильном направлении! </text:span><text:span text:style-name="T2307">Просто слушай его и позволь мне направ</text:span><text:span text:style-name="T3078">ить</text:span><text:span text:style-name="T2307"> тебя!</text:span>»</text:p>
      <text:p text:style-name="P473">Снова заговорили заблудшие души:</text:p>
      <text:p text:style-name="P473">«Лучше оставь свои тщетные попытки спастись! <text:span text:style-name="T2925">В этом нет никакого смысла</text:span>! <text:span text:style-name="T2308">Отсюда нет выхода!</text:span>»</text:p>
      <text:p text:style-name="P473">«<text:span text:style-name="T2925">Я не верю вашим словам</text:span><text:span text:style-name="T2309">! Я буду слушать только профессора! Он мой друг, а вы — нет!!!</text:span>»</text:p>
      <text:p text:style-name="P473"/>
      <text:p text:style-name="P474"><text:span text:style-name="T2926">Разорвав пелену морока, </text:span>Робин переста<text:span text:style-name="T3079">л</text:span> обращать внимание на потусторонние голоса и сосредоточился на <text:span text:style-name="T2310">речах </text:span>профессора. <text:span text:style-name="T2310">Он уже почти вы</text:span><text:span text:style-name="T2313">шел</text:span><text:span text:style-name="T2310"> на верный путь, но </text:span><text:span text:style-name="T2311">тут, </text:span><text:span text:style-name="T2310">внезапно, св</text:span><text:span text:style-name="T2313">ернул</text:span><text:span text:style-name="T2310"> </text:span><text:span text:style-name="T2312">не на ту тропу</text:span><text:span text:style-name="T2310">, и голос профессора, </text:span><text:span text:style-name="T2313">как и прежде, </text:span><text:span text:style-name="T2315">начал </text:span><text:span text:style-name="T2927">медленно</text:span><text:span text:style-name="T2314"> ослабевать</text:span><text:span text:style-name="T2310">. </text:span><text:span text:style-name="T2316">Развернувшись, он по</text:span><text:span text:style-name="T2927">брёл</text:span><text:span text:style-name="T2316"> </text:span><text:span text:style-name="T2927">в обратную сторону</text:span><text:span text:style-name="T2316">, пока </text:span><text:span text:style-name="T2927">не </text:span><text:span text:style-name="T3081">убедился в том</text:span><text:span text:style-name="T2927">, что </text:span><text:span text:style-name="T2316">голос снова </text:span><text:span text:style-name="T3080">за</text:span><text:span text:style-name="T2927">звуча</text:span><text:span text:style-name="T3080">л</text:span><text:span text:style-name="T2927"> </text:span><text:span text:style-name="T2316">громче. </text:span><text:span text:style-name="T2317">Он </text:span><text:span text:style-name="T2320">уже </text:span><text:span text:style-name="T2317">почти добрался — </text:span><text:span text:style-name="T2927">впереди, </text:span><text:span text:style-name="T2318">с</text:span><text:span text:style-name="T2927">реди</text:span><text:span text:style-name="T2317"> </text:span><text:span text:style-name="T2319">плотн</text:span><text:span text:style-name="T2927">ого</text:span><text:span text:style-name="T2319"> </text:span><text:span text:style-name="T2927">и </text:span><text:span text:style-name="T2319">мрачн</text:span><text:span text:style-name="T2927">ого</text:span><text:span text:style-name="T2317"> туман</text:span><text:span text:style-name="T2927">а, </text:span><text:span text:style-name="T2317"><text:s/>смутно </text:span><text:span text:style-name="T2324">различался</text:span><text:span text:style-name="T2318"> </text:span><text:span text:style-name="T2323">неясный, </text:span><text:span text:style-name="T2927">е</text:span><text:span text:style-name="T2928">два</text:span><text:span text:style-name="T2927"> заметный</text:span><text:span text:style-name="T2317"> </text:span><text:span text:style-name="T2927">проблеск</text:span><text:span text:style-name="T2317">. </text:span><text:span text:style-name="T2318">Подойдя ближе, </text:span><text:span text:style-name="T2326">Робин</text:span><text:span text:style-name="T2318"> увидел </text:span><text:span text:style-name="T2321">направленный вниз </text:span><text:span text:style-name="T2325">свет</text:span><text:span text:style-name="T2321">, </text:span><text:span text:style-name="T2322">напом</text:span><text:span text:style-name="T2326">инавший</text:span><text:span text:style-name="T2322"> </text:span><text:span text:style-name="T2929">робкий </text:span><text:span text:style-name="T2325">луч</text:span><text:span text:style-name="T2321"> утренне</text:span><text:span text:style-name="T2322">го</text:span><text:span text:style-name="T2321"> солнц</text:span><text:span text:style-name="T2322">а</text:span><text:span text:style-name="T2321">, </text:span><text:span text:style-name="T2929">пытавшийся </text:span><text:span text:style-name="T2321">пробиться сквозь </text:span><text:span text:style-name="T2929">запылившееся</text:span><text:span text:style-name="T2321">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9">визг</text:span>. Он оглянулся, но не увидел ровным счётом ничего. <text:span text:style-name="T2327">Из туманных глубин п</text:span>ослышал<text:span text:style-name="T2327">ись глухие стуки</text:span>, похо<text:span text:style-name="T2327">дившие</text:span> на <text:span text:style-name="T3103">эхо</text:span><text:span text:style-name="T2327"> от его </text:span>собственны<text:span text:style-name="T2327">х</text:span> шаг<text:span text:style-name="T2327">ов</text:span>.</text:p>
      <text:p text:style-name="P475">«Не <text:span text:style-name="T2328">отвлекайся на них!</text:span>» - <text:span text:style-name="T2328">убеждал его профессор,</text:span></text:p>
      <text:p text:style-name="P475">«<text:span text:style-name="T2328">Они не </text:span><text:span text:style-name="T2929">с</text:span><text:span text:style-name="T2328">могут навредить тебе. Сконцентрируйся на мне, на моём голосе!</text:span>»</text:p>
      <text:p text:style-name="P476">Робин продолжал идти таким же <text:span text:style-name="T2929">неспешным</text:span> шагом, что и раньше. <text:span text:style-name="T2329">Сквозь туман </text:span><text:span text:style-name="T2929">уже </text:span><text:span text:style-name="T2329">проглядывался яркий свет, </text:span><text:span text:style-name="T2330">словно в конце тоннеля.</text:span></text:p>
      <text:p text:style-name="P477"><text:span text:style-name="T2331">Теперь </text:span><text:span text:style-name="T2929">он</text:span> был <text:span text:style-name="T2929">уже </text:span><text:span text:style-name="T2331">очень</text:span> близко, <text:span text:style-name="T2331">и</text:span> Робину <text:span text:style-name="T2929">по</text:span>казалось, что <text:span text:style-name="T2929">можно </text:span>протянуть руку и <text:span text:style-name="T2929">прикоснуться</text:span> <text:span text:style-name="T2929">к нему</text:span>.</text:p>
      <text:p text:style-name="P477">«<text:span text:style-name="T2332">Профессор! Вы видите? Я почти </text:span><text:span text:style-name="T2930">на месте,</text:span><text:span text:style-name="T2332"> </text:span><text:span text:style-name="T2930">мне о</text:span><text:span text:style-name="T2333">сталось </text:span><text:span text:style-name="T2930">пройти </text:span><text:span text:style-name="T2333">всего несколько шагов. </text:span><text:span text:style-name="T2334">Скоро я вернусь к вам — туда, г</text:span><text:span text:style-name="T2930">де должен быть</text:span><text:span text:style-name="T2334">!</text:span>»</text:p>
      <text:p text:style-name="P477">«<text:span text:style-name="T2335">Всё верно, Робин! </text:span><text:span text:style-name="T2336">Иди на мой голос, </text:span><text:span text:style-name="T2931">и постарайся не сбиваться</text:span><text:span text:style-name="T2337"> </text:span><text:span text:style-name="T2931">с </text:span><text:span text:style-name="T2337">правильн</text:span><text:span text:style-name="T2931">ого</text:span><text:span text:style-name="T2337"> пут</text:span><text:span text:style-name="T2931">и</text:span><text:span text:style-name="T2337">!</text:span>»</text:p>
      <text:p text:style-name="P477"/>
      <text:p text:style-name="P478"><text:soft-page-break/>В конце концов о<text:span text:style-name="T2932">н пришёл</text:span>. <text:span text:style-name="T2932">П</text:span>рищури<text:span text:style-name="T2932">вшись</text:span> <text:span text:style-name="T2932">на мгновение</text:span>, <text:span text:style-name="T2932">чтобы</text:span> глаза привык<text:span text:style-name="T2932">ли</text:span> к яркому <text:span text:style-name="T2932">свету,</text:span> <text:span text:style-name="T2338">Робин </text:span><text:span text:style-name="T2932">взглянул</text:span><text:span text:style-name="T2338"> себе под ноги и увидел самую странную </text:span><text:span text:style-name="T2932">картину</text:span><text:span text:style-name="T2338"> из тех, что ему доводилось </text:span><text:span text:style-name="T3104">когда-либо</text:span><text:span text:style-name="T2932"> </text:span><text:span text:style-name="T2338">видеть. </text:span><text:span text:style-name="T2339">Вокруг </text:span><text:span text:style-name="T2932">него </text:span><text:span text:style-name="T2339">клубился бледный туман молочного цвета. </text:span><text:span text:style-name="T2340">В </text:span><text:span text:style-name="T2932">одно</text:span><text:span text:style-name="T2340"> кратк</text:span><text:span text:style-name="T3105">ое</text:span><text:span text:style-name="T2340"> мгновени</text:span><text:span text:style-name="T3105">е</text:span><text:span text:style-name="T2340">, когда он </text:span><text:span text:style-name="T3105">внезапно </text:span><text:span text:style-name="T2340">расс</text:span><text:span text:style-name="T2932">еялся</text:span><text:span text:style-name="T2340">, Робин </text:span><text:span text:style-name="T2932">с удивлением обнаружил</text:span><text:span text:style-name="T2340">, что под его ногами не</text:span><text:span text:style-name="T2932">т</text:span><text:span text:style-name="T2340"> никакой тверди. </text:span><text:span text:style-name="T2341">Он шёл через пространство, окружённый глубоким сине-фиолетовым морем, которое, казалось, не имело границ, </text:span><text:span text:style-name="T2344">растекаясь </text:span><text:span text:style-name="T2750">во все стороны </text:span><text:span text:style-name="T2749">до</text:span><text:span text:style-name="T2344"> бесконечности</text:span><text:span text:style-name="T2341">.</text:span></text:p>
      <text:p text:style-name="P478">«<text:span text:style-name="T2342">Сколько мне </text:span><text:span text:style-name="T2934">осталось</text:span><text:span text:style-name="T2342"> идти? </text:span><text:span text:style-name="T2343">Я уже близко?</text:span>» - <text:span text:style-name="T2343">спросил Робин и в его голосе </text:span><text:span text:style-name="T2933">по</text:span><text:span text:style-name="T2343">слышалась сильная усталость.</text:span></text:p>
      <text:p text:style-name="P479">Последние несколько недель являлись огромным испытанием для его <text:span text:style-name="T2345">душевных сил. </text:span><text:span text:style-name="T2346">Он был сильно утомлён — и морально, и физически. </text:span><text:span text:style-name="T2347">Для того, чтобы выжить в сложившихся обстоятельствах, ему пришлось затратить немало энергии. </text:span><text:span text:style-name="T2348">Робин еле волочил ноги и его шаг замедлился, </text:span><text:span text:style-name="T3106">а</text:span><text:span text:style-name="T2348"> путь домой теперь казался бесконечно долгим.</text:span></text:p>
      <text:p text:style-name="P479">«<text:span text:style-name="T2349">Я слишком </text:span><text:span text:style-name="T2402">сильно </text:span><text:span text:style-name="T2349">устал и не могу идти </text:span><text:span text:style-name="T2350">дальше</text:span><text:span text:style-name="T2349">! </text:span><text:span text:style-name="T2351">Я хочу спать — хочу лечь в мягкую постель и спать целую вечность!</text:span>»</text:p>
      <text:p text:style-name="P479">«<text:span text:style-name="T2352">Нет, не хочешь! </text:span><text:span text:style-name="T2935">Обернись</text:span><text:span text:style-name="T2353"> </text:span><text:span text:style-name="T2935">птицей</text:span><text:span text:style-name="T2353"> и тогда ты сможешь </text:span><text:span text:style-name="T2935">ускорить своё продвижение.</text:span>»</text:p>
      <text:p text:style-name="P480">Робин <text:span text:style-name="T2935">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4">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6">Потеряв над собой контроль, о</text:span><text:span text:style-name="T2354">н начал ускоряться, </text:span><text:span text:style-name="T2936">неведомые силы неудержимо</text:span><text:span text:style-name="T2354"> </text:span><text:span text:style-name="T2936">притягивали его к</text:span><text:span text:style-name="T2354"> профессору.</text:span></text:p>
      <text:p text:style-name="P480">«<text:span text:style-name="T2355">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7">таким образом </text:span>путешественник смог разорвать <text:span text:style-name="T2751">ход</text:span> времени и пробиться <text:span text:style-name="T2937">через образовавшийся проход в тот мир, которому принадлежал</text:span>. <text:span text:style-name="T2356">С огромной скоростью </text:span><text:span text:style-name="T3042">он сверзся с небес</text:span><text:span text:style-name="T2356"> на </text:span><text:span text:style-name="T2937">собственную</text:span><text:span text:style-name="T2356"> кровать и </text:span><text:span text:style-name="T2938">сразу же </text:span><text:span text:style-name="T2357"><text:s/></text:span><text:span text:style-name="T2356">потерял создание.</text:span></text:p>
      <text:p text:style-name="P481"/>
      <text:p text:style-name="P482">Профессор незамедлительно вызвал докторов и <text:span text:style-name="T2358">они</text:span> со всей тщательностью приступили к его обследованию.</text:p>
      <text:p text:style-name="P483">Мальчик был в порядке. Капельниц<text:span text:style-name="T2363">у</text:span> <text:span text:style-name="T2363">удалили</text:span> и для Робина была составлена специальная диета. <text:span text:style-name="T2359">Он проспал весь день и всю ночь, и проснулся только на следующий день, ближе к </text:span><text:span text:style-name="T2360">полудню</text:span><text:span text:style-name="T2359">. </text:span><text:span text:style-name="T2361">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2">Он ждал, когда профессор в своих речах затронет вопросы, касавшиеся его жизни в потустороннем мире. </text:span><text:span text:style-name="T2363">Лишь ближе к вечеру профессор Фергер решил начать обсуждение </text:span><text:span text:style-name="T2364">жизни Робина в мире будущего. </text:span><text:span text:style-name="T2365">Их беседа растянулась на долгие часы — в мельчайших подробностях </text:span><text:span text:style-name="T2369">была рассмотрена</text:span><text:span text:style-name="T2365"> Система и её роль в управлении народом Британии, а также каким был мир до того, как Робин уничтожил </text:span><text:span text:style-name="T2366">местное </text:span><text:span text:style-name="T2365">правительство, то есть </text:span><text:span text:style-name="T2367">по сути стал</text:span><text:span text:style-name="T2365"> </text:span><text:span text:style-name="T2367">главо</text:span><text:span text:style-name="T2368">й</text:span><text:span text:style-name="T2365"> революции.</text:span></text:p>
      <text:p text:style-name="P485">Профессор пре<text:span text:style-name="T2373">д</text:span><text:span text:style-name="T2374">о</text:span><text:span text:style-name="T2373">ставил</text:span> отчёт, в котором содержались сделанные им заметки. <text:span text:style-name="T2370">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2">ему довелось ознакомиться</text:span><text:span text:style-name="T2371">. </text:span><text:span text:style-name="T2375">Почерк был неразборчивым. </text:span><text:span text:style-name="T2378">Многие</text:span><text:span text:style-name="T2376"> завит</text:span><text:span text:style-name="T2378">ки</text:span><text:span text:style-name="T2376"> казал</text:span><text:span text:style-name="T2378">ись</text:span><text:span text:style-name="T2376"> одинаковым</text:span><text:span text:style-name="T2378">и</text:span><text:span text:style-name="T2376">, </text:span><text:span text:style-name="T2377">и тот факт, что </text:span><text:span text:style-name="T2426">некоторые</text:span><text:span text:style-name="T2377"> записи были </text:span><text:span text:style-name="T2378">сделаны </text:span><text:span text:style-name="T2377">на немецком языке, определённо не улучшал </text:span><text:span text:style-name="T2382">положения</text:span><text:span text:style-name="T2379"> </text:span><text:span text:style-name="T2380">дел</text:span><text:span text:style-name="T2382">а</text:span><text:span text:style-name="T2380"> — </text:span><text:span text:style-name="T2382">его с</text:span><text:span text:style-name="T2381">тудентам было </text:span><text:span text:style-name="T2382">невероятно </text:span><text:span text:style-name="T2381">трудно читать </text:span><text:span text:style-name="T2383">написанное</text:span><text:span text:style-name="T2381">.</text:span></text:p>
      <text:p text:style-name="P485">«<text:span text:style-name="T2388">Может быть</text:span><text:span text:style-name="T2387">,</text:span><text:span text:style-name="T2384"> нам стоит начать с первого описания Робином окруж</text:span><text:span text:style-name="T2385">авшей</text:span><text:span text:style-name="T2384"> его местности?</text:span>» - <text:span text:style-name="T2384">спросил профессор </text:span><text:span text:style-name="T2386">Фергер.</text:span></text:p>
      <text:p text:style-name="P485">«<text:span text:style-name="T2388">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9">Неплохая идея</text:span>» - <text:span text:style-name="T2389">ответил ему Робин,</text:span></text:p>
      <text:p text:style-name="P485">«<text:span text:style-name="T2389">Но я не уверен в том, что мы сможем обсудить всё за один вечер — я очень устал и </text:span><text:span text:style-name="T2390">до сих пор</text:span><text:span text:style-name="T2389"> чувствую слабость. </text:span><text:span text:style-name="T2414">Б</text:span><text:span text:style-name="T2391">уду вам благодарен, если вы отпустите меня спать пораньше. </text:span><text:span text:style-name="T2392">Как мне кажется, у нас нет никаких причин торопиться. </text:span><text:span text:style-name="T2393">Лучше потратить дополнительное время, но сделать всё хорошо, </text:span><text:span text:style-name="T2395">и</text:span><text:span text:style-name="T2394">наче работа пропадёт впустую.</text:span>»</text:p>
      <text:p text:style-name="P485">«<text:span text:style-name="T2396">Хорошо. Мы обсудим только район, </text:span><text:span text:style-name="T2397">из которого</text:span><text:span text:style-name="T2396"> ты отправил нам </text:span><text:span text:style-name="T2398">первые </text:span><text:span text:style-name="T2396">сообщени</text:span><text:span text:style-name="T2398">я </text:span><text:span text:style-name="T2400">о том, где находился</text:span>» - <text:span text:style-name="T2399">согласился профессор,</text:span></text:p>
      <text:p text:style-name="P485">«<text:span text:style-name="T2401">Я думаю что первое, с чего мы должны начать, — это получить более подробные сведения о послевоенном Саутгемптоне.</text:span>»</text:p>
      <text:p text:style-name="P485">«<text:span text:style-name="T2403">Мне нечего добавить к тому, что вы видели своими глазами. </text:span><text:span text:style-name="T2404">Когда я впервые попал туда, то почувствовал смерть. Это было настолько дрянное место, что я не послал бы туда даже своего злейшего врага. </text:span><text:span text:style-name="T2405">От большинства высотных зданий и прочих домов остались лишь развалины. </text:span><text:span text:style-name="T2406">Я боялся ходить туда, особенно после наступления темноты — от одного их вида по моей спине бегали мурашки. </text:span><text:span text:style-name="T2424">Оно</text:span><text:span text:style-name="T2407"> было населено призраками и я ощущал великую </text:span><text:span text:style-name="T2408">скорбь</text:span><text:span text:style-name="T2407"> заблу</text:span><text:span text:style-name="T2408">дших</text:span><text:span text:style-name="T2407"> душ, не </text:span><text:span text:style-name="T2408">сумевших </text:span><text:span text:style-name="T2407">на</text:span><text:span text:style-name="T2408">йти</text:span><text:span text:style-name="T2407"> упокоения.</text:span>»</text:p>
      <text:p text:style-name="P485">«<text:span text:style-name="T2409">Город был пуст. Там ничего не росло, кроме мелких растений, таких как мх</text:span><text:span text:style-name="T2410">и. Когда я впервые оказался там, мне </text:span><text:span text:style-name="T2413">даже</text:span><text:span text:style-name="T2410"> в голову не приходило, что причиной </text:span><text:span text:style-name="T2411">этого</text:span><text:span text:style-name="T2410"> бесплодия явля</text:span><text:span text:style-name="T2412">ются радиоактивные осадки. </text:span><text:span text:style-name="T2415">Однако рассветы и закаты смотрелись очень </text:span><text:span text:style-name="T2422">эффектно</text:span><text:span text:style-name="T2415">. </text:span><text:span text:style-name="T2416">Я никогда не видел ничего, столь же впечатляющего — небо пылало ярко-красным, сливаясь с</text:span><text:span text:style-name="T2417">о всеми </text:span><text:span text:style-name="T2416">другими цветами спектра. </text:span><text:span text:style-name="T2418">Отблески неба на поверхности моря медленно перекатывались в сторону суши и исчезали </text:span><text:span text:style-name="T2419">одновременно</text:span><text:span text:style-name="T2418"> с белой пеной </text:span><text:span text:style-name="T2420">волн, </text:span><text:span text:style-name="T2419">разбивающихся</text:span><text:span text:style-name="T2418"> о берег. </text:span><text:span text:style-name="T2421">Это было по-настоящему красиво! </text:span><text:span text:style-name="T2423">В течение дня море казалось слегка прикрытым тонкой пеленой жёлто-серого тумана. Я не знаю, почему это </text:span><text:span text:style-name="T2425">было </text:span><text:span text:style-name="T2423">так.</text:span>»</text:p>
      <text:p text:style-name="P486">«Хуже всего было по ночам. Из-за постоянного холода мне плохо спалось, <text:span text:style-name="T2443">и</text:span> <text:span text:style-name="T2443">каждое утро я просыпался окоченевшим, с сильной болью в суставах. </text:span><text:span text:style-name="T2444">В дневное время солнце почти никогда не выглядывало из-за пасмурных, густо нависших облаков...</text:span>»</text:p>
      <text:p text:style-name="P486">«<text:span text:style-name="T2445">Завтра или в другое подходящее время я дам вам более подробное описание мест, в которых я побывал, и их точное </text:span><text:span text:style-name="T2446">м</text:span><text:span text:style-name="T2445">естоположение.</text:span>»</text:p>
      <text:p text:style-name="P486">«<text:span text:style-name="T2447">Хорошо. Думаю, что оно будет очень полезным для нашей работы</text:span>» - <text:span text:style-name="T2447">ответил профессор Фергер. </text:span><text:span text:style-name="T2448">Он торопливо записывал всё сказанное в своей обычной неряшливой манере.</text:span></text:p>
      <text:p text:style-name="P487">Робин зевнул. Он надеялся, что профессор <text:span text:style-name="T2450">обратит внимание на его у</text:span><text:span text:style-name="T2456">томлённый</text:span><text:span text:style-name="T2450"> вид</text:span> и предложит временно <text:span text:style-name="T2452">прервать</text:span><text:span text:style-name="T2449"> беседу до завтрашнего дня. </text:span><text:span text:style-name="T2450">Но, к его сожалению, профессор </text:span><text:span text:style-name="T2454">этого </text:span><text:span text:style-name="T2453">не сделал</text:span><text:span text:style-name="T2450">. </text:span><text:span text:style-name="T2451">Старинные часы пробили одиннадцать раз и затем продолжили свой </text:span><text:span text:style-name="T2453">ровный </text:span><text:span text:style-name="T2451">монотонный ход. </text:span><text:span text:style-name="T2453">До этого дня Робин </text:span><text:span text:style-name="T2455">никогда </text:span><text:span text:style-name="T2453">не замечал их громкого тиканья. </text:span><text:span text:style-name="T2456">Прямо сейчас все его устремления были направлены в сторону мягкой удобной постели </text:span><text:span text:style-name="T2457">и</text:span><text:span text:style-name="T2456"> подушк</text:span><text:span text:style-name="T2457">и</text:span><text:span text:style-name="T2456">, на которую он мечтал возложить </text:span><text:span text:style-name="T2457">усталую голову. </text:span><text:span text:style-name="T2458">Отдых стал для него острой необходимостью, и чем больше он думал о нём, тем быстрее наливались тяжестью его веки. </text:span><text:span text:style-name="T2459">Медленно, но верно, они </text:span><text:span text:style-name="T2460">стали</text:span><text:span text:style-name="T2459"> закрываться. Постепенно голоса становились всё более отдалёнными, пока он не перестал слышать </text:span><text:span text:style-name="T2468">их </text:span><text:span text:style-name="T2461">окончательно</text:span><text:span text:style-name="T2459">…</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2">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3">говорить с </text:span>ним:</text:p>
      <text:p text:style-name="P489">«<text:span text:style-name="T2463">Пойдём, Робин. Я не позволю тебе спать здесь. Если тебе нужен хороший отдых, то перебирайся в спальню. </text:span><text:span text:style-name="T2464">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5">Боже, как я устал! </text:span><text:span text:style-name="T2466">Я не хочу вставать, но, похоже, ты не оставляешь мне выбора. </text:span><text:span text:style-name="T2467">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9">На часах было уже почти одиннадцать.</text:span></text:p>
      <text:p text:style-name="P492">«Итак…<text:span text:style-name="T2470"> Как долго ты пытался скрыть тот факт, что встречаешься с Элисон?</text:span>» - <text:span text:style-name="T2470">саркастически спросил Мэтью.</text:span></text:p>
      <text:p text:style-name="P493">Гарри поперхнулся и слегка расплескал свой чай. <text:span text:style-name="T2471">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5">Не пытайся делать</text:span><text:span text:style-name="T2472"> из меня дурачка. Помни, мы с тобой знакомы уже </text:span><text:span text:style-name="T2476">очень </text:span><text:span text:style-name="T2472">давно, и я знаю тебя, как облупленного. </text:span><text:span text:style-name="T2473">Если хочешь, я </text:span><text:span text:style-name="T2477">могу </text:span><text:span text:style-name="T2473">расск</text:span><text:span text:style-name="T2477">азать</text:span><text:span text:style-name="T2473"> Элисон о нашем недавнем уговоре.</text:span>»</text:p>
      <text:p text:style-name="P494">«<text:span text:style-name="T2474">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8">Одному Богу известно, о чём она подумала, когда ты упомянул об уговоре.</text:span>»</text:p>
      <text:p text:style-name="P497">«<text:span text:style-name="T2478">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9">тесного физического контакта, а ведь именно он привлекает тебя в отношениях </text:span><text:span text:style-name="T2480">сильнее всего </text:span><text:span text:style-name="T2481">остального</text:span><text:span text:style-name="T2479">! </text:span><text:span text:style-name="T2482">Но ты не получишь ничего такого ещё очень долго! Было бы лучше, если бы вы оба посмотрели правде в глаза и закончили всё прямо сейчас! </text:span><text:span text:style-name="T2483">Просто будь с ней честен, и тогда ты избавишь её от будущих страданий!</text:span>»</text:p>
      <text:p text:style-name="P497">«<text:span text:style-name="T2484">Ладно, Мэтью. Ты сказал достаточно! </text:span><text:span text:style-name="T2486">Но откуда</text:span><text:span text:style-name="T2485"> </text:span><text:span text:style-name="T2486">такая </text:span><text:span text:style-name="T2485">уверен</text:span><text:span text:style-name="T2486">ность</text:span><text:span text:style-name="T2485"> в с</text:span><text:span text:style-name="T2488">обственной</text:span><text:span text:style-name="T2485"> правоте? </text:span><text:span text:style-name="T2487">Почему ты решил, что я не могу относиться к ней серьёзно — не так, как это было с моими прежними подружками? </text:span><text:span text:style-name="T2489">Твои предположения абсолютно ничем не обоснованы!</text:span>»</text:p>
      <text:p text:style-name="P497">«<text:span text:style-name="T2490">Не пытайся обманывать себя! Ты знаешь, что я прав, </text:span><text:span text:style-name="T2491">просто не хочешь в этом признаваться</text:span><text:span text:style-name="T2490">!</text:span>»</text:p>
      <text:p text:style-name="P497">«<text:span text:style-name="T2492">Ты о чём вообще? </text:span><text:span text:style-name="T2493">Для меня совершенно ясен ход твоих мыслей! Ты ревнуешь и не можешь смириться с мыслью о том, что Элисон в</text:span><text:span text:style-name="T2494">ыбрала меня, а не тебя! </text:span><text:span text:style-name="T2495">Боже! Откуда в тебе </text:span><text:span text:style-name="T2535">столько</text:span><text:span text:style-name="T2495"> </text:span><text:span text:style-name="T2535">ребячества</text:span><text:span text:style-name="T2495">?</text:span>»</text:p>
      <text:p text:style-name="P497">«<text:span text:style-name="T2496">Гарри, ты </text:span><text:span text:style-name="T3324">опять</text:span><text:span text:style-name="T2496"> лукавишь! Я знал, что честным путём тебя не переубедить! </text:span><text:span text:style-name="T2497">В таком случае, кто </text:span><text:span text:style-name="T2498">тогда держал пари</text:span><text:span text:style-name="T2497">, что будет встречаться с Элисон? </text:span><text:span text:style-name="T2498">Извини, </text:span><text:span text:style-name="T2509">но </text:span><text:span text:style-name="T2498">мне пришлось вспомнить об этом, иначе ты не стал бы слушать меня. </text:span><text:span text:style-name="T2499">Так что поверь моим словам! </text:span><text:span text:style-name="T2500">Если </text:span><text:span text:style-name="T3323">вы не закончите</text:span><text:span text:style-name="T2500"> </text:span><text:span text:style-name="T3323">свои </text:span><text:span text:style-name="T2500">отношения </text:span><text:span text:style-name="T3323">как можно раньше</text:span><text:span text:style-name="T2500">, то в конце концов ты заставишь её страдать!</text:span>»</text:p>
      <text:p text:style-name="P497">«<text:span text:style-name="T2501">Чего вы так раскричались?</text:span>» - <text:span text:style-name="T2501">спросил внезапно появившийся </text:span><text:span text:style-name="T2502">Робин, </text:span><text:span text:style-name="T2503">с интересом </text:span><text:span text:style-name="T2502">осматривая гостиную.</text:span></text:p>
      <text:p text:style-name="P497">«<text:span text:style-name="T2504">А где Элисон? </text:span><text:span text:style-name="T2505">Мне показалось, что сегодня она собиралась быть </text:span><text:span text:style-name="T2510">тут</text:span><text:span text:style-name="T2505">.</text:span>»</text:p>
      <text:p text:style-name="P497">«<text:span text:style-name="T2506">Её нет</text:span>» - <text:span text:style-name="T2506">быстро ответил Мэтью,</text:span></text:p>
      <text:p text:style-name="P497">«<text:span text:style-name="T2506">Она была здесь некоторое время назад, но ушла, </text:span><text:span text:style-name="T2507">пообещав вернуться</text:span><text:span text:style-name="T2506">. </text:span><text:span text:style-name="T2507">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8">Нет, я знаю, что ты говоришь мне неправду</text:span>» - <text:span text:style-name="T2508">возразил Робин,</text:span></text:p>
      <text:p text:style-name="P498">«<text:span text:style-name="T2508">Это написано на лицах у вас обоих. Что случилось? Ты расстроил её, не так ли?</text:span>»</text:p>
      <text:p text:style-name="P498"><text:tab/><text:span text:style-name="T2511">Гарри и Мэтью притихли. Почему Робин не поверил их словам? Может быть, они сглупили, полагая, что смогут одурачить </text:span><text:span text:style-name="T3325">его</text:span><text:span text:style-name="T2511">? Для них было непросто осознавать, что они не могут скрывать от </text:span><text:span text:style-name="T3326">Робина</text:span><text:span text:style-name="T2511"> что-либо, </text:span><text:span text:style-name="T2512">и что</text:span><text:span text:style-name="T2511"> юноша обязательно распознает обман.</text:span></text:p>
      <text:p text:style-name="P498"><text:tab/>«<text:span text:style-name="T2511">Знаете ли, я ведь не дурак. Меня не было </text:span><text:span text:style-name="T3327">здесь какое-то время</text:span><text:span text:style-name="T2511">, но я прекрасно осведомлён о том, что происходит между Элисон и Гарри, и я знал, что они встреч</text:span><text:span text:style-name="T3328">аются</text:span><text:span text:style-name="T2511"> </text:span><text:span text:style-name="T3329">задолго </text:span><text:span text:style-name="T2511">до того, как посетил мир будущего.»</text:span></text:p>
      <text:p text:style-name="P499"><text:soft-page-break/>Робин ненадолго <text:span text:style-name="T2513">умолк</text:span>.</text:p>
      <text:p text:style-name="P499">«<text:span text:style-name="T2513">Гарри, мне не нравятся твои свидания с Элисон. Ваши отношения закончатся тем, что ей будет очень больно. Я </text:span><text:span text:style-name="T2515">всегда считал</text:span><text:span text:style-name="T2513">, что </text:span><text:span text:style-name="T2514">в твоих действиях </text:span><text:span text:style-name="T2513">больше здравого смысла.</text:span>»</text:p>
      <text:p text:style-name="P500">Робин замолчал снова. <text:span text:style-name="T2515">Гарри </text:span><text:span text:style-name="T2516">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7">б</text:span><text:span text:style-name="T2516"> </text:span><text:span text:style-name="T2517">его истинных чувствах к Элисон</text:span><text:span text:style-name="T2516">?</text:span></text:p>
      <text:p text:style-name="P500"><text:tab/>«<text:span text:style-name="T2518">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9">и не хочу причинять ей боль!</text:span>»</text:p>
      <text:p text:style-name="P500"><text:tab/>«<text:span text:style-name="T2520">Ты без ума от неё</text:span>» - <text:span text:style-name="T2520">ответ</text:span><text:span text:style-name="T3107">и</text:span><text:span text:style-name="T2520">л Робин,</text:span></text:p>
      <text:p text:style-name="P500"><text:tab/>«<text:span text:style-name="T2520">Но ты не любишь её в истинном смысле этого слова.</text:span>»</text:p>
      <text:p text:style-name="P500"><text:tab/><text:span text:style-name="T2521">Мэтью кивнул, соглашаясь с ним. </text:span><text:span text:style-name="T2522">Мальчик пристально посмотрел в глаза Гарри и неспешно заговорил:</text:span></text:p>
      <text:p text:style-name="P500"><text:tab/>«<text:span text:style-name="T2523">Скажи правду. В глубине души ты сам знаешь, что не любишь Элисон. </text:span><text:span text:style-name="T2524">На самом деле тебе хочется </text:span><text:span text:style-name="T3108">близости</text:span><text:span text:style-name="T2524">, </text:span><text:span text:style-name="T3109">хочется </text:span><text:span text:style-name="T2524">быть </text:span><text:span text:style-name="T3108">у неё </text:span><text:span text:style-name="T2524">первым, потому что тебе известно, что она девственна. </text:span><text:span text:style-name="T2525">Большинство мужчин думает точно так же, как ты, хотя многие и не отдают себе </text:span><text:span text:style-name="T3108">в этом </text:span><text:span text:style-name="T2525">отчёта. </text:span><text:span text:style-name="T2526">Они находят нечто привлекательное в свиданиях с девственницами. Гарри, я прав! Совершенно бесполезно </text:span><text:span text:style-name="T2527">пытаться отрицать всё это. </text:span><text:span text:style-name="T2528">Я не собираюсь стоять в стороне и безучастно смотреть, как ты доводишь </text:span><text:span text:style-name="T2529">Элисон</text:span><text:span text:style-name="T2528"> до слёз, ведь я очень сильно привязан к ней! </text:span><text:span text:style-name="T2530">Я не позволю этого ни тебе, ни кому-либо ещё! </text:span><text:span text:style-name="T2531">Никто и никогда не навредит ей, пока я буду присматривать за ней и защищать!</text:span>»</text:p>
      <text:p text:style-name="P500"><text:tab/>«<text:span text:style-name="T2532">Вы слишком придирчивы, понимаете?! Даже Робин завидует моему счастью!</text:span>»</text:p>
      <text:p text:style-name="P500">«<text:span text:style-name="T2533">Хватит, Гарри! </text:span><text:span text:style-name="T2534">Ты окончательно запутался в том что значит быть влюблённым и что значит любить</text:span>».</text:p>
      <text:p text:style-name="P575"><text:span text:style-name="T2647"><text:tab/></text:span><text:span text:style-name="T2536">Робин решительно отве</text:span><text:span text:style-name="T2537">рг</text:span><text:span text:style-name="T2536"> </text:span><text:span text:style-name="T2537">все</text:span><text:span text:style-name="T2536"> обвинения Гарри относительно </text:span><text:span text:style-name="T2537">того</text:span><text:span text:style-name="T2536">, почему он не хотел, чтобы Гарри встречался с Элисон. Мэтью молчал – Робин хорошо постарался </text:span><text:span text:style-name="T2538">для того, чтобы </text:span><text:span text:style-name="T2536">заставить Гарри </text:span><text:span text:style-name="T2538">рассуждать здраво</text:span><text:span text:style-name="T2536">. </text:span><text:span text:style-name="T2539">Определённо, на этот раз б</text:span><text:span text:style-name="T2536">естактность Робина </text:span><text:span text:style-name="T2539">сослужила добрую службу</text:span><text:span text:style-name="T2536">. </text:span><text:span text:style-name="T2539">Просто у</text:span><text:span text:style-name="T2536">дивительно, что мальчик его возраста так хорошо понимал </text:span><text:span text:style-name="T2539">человеческую</text:span><text:span text:style-name="T2536"> природу. Его </text:span><text:span text:style-name="T2540">доводы</text:span><text:span text:style-name="T2536"> не </text:span><text:span text:style-name="T2540">являлись</text:span><text:span text:style-name="T2536"> беспочвенным</text:span><text:span text:style-name="T2540">и</text:span><text:span text:style-name="T2536">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1">для Элисон</text:span><text:span text:style-name="T2536">. </text:span><text:span text:style-name="T2542">Гарри не выдержал и расплакался. </text:span></text:p>
      <text:p text:style-name="P575"><text:span text:style-name="T2542"><text:tab/>«Я…</text:span><text:span text:style-name="T2543"> </text:span><text:span text:style-name="T2544">я</text:span><text:span text:style-name="T2543">...</text:span><text:span text:style-name="T2542">»</text:span></text:p>
      <text:p text:style-name="P575"><text:span text:style-name="T2542"><text:tab/>Его голос затих, когда он всхлипнул. Его лицо было </text:span><text:span text:style-name="T2578">плотно</text:span><text:span text:style-name="T2542"> закрыто руками, ему было слишком стыдно поднять голову. Гарри считал </text:span><text:span text:style-name="T2545">слёзы проявлением слабости</text:span><text:span text:style-name="T2542"> и, </text:span><text:span text:style-name="T2545">одновременно, </text:span><text:span text:style-name="T2542">эффективным способом </text:span><text:span text:style-name="T2636">завоевать</text:span><text:span text:style-name="T2542"> сочувствие </text:span><text:span text:style-name="T2636">окружающих</text:span><text:span text:style-name="T2542">.</text:span></text:p>
      <text:p text:style-name="P575"><text:span text:style-name="T2542"><text:tab/>Мэтью </text:span><text:span text:style-name="T2546">поднялся на ноги</text:span><text:span text:style-name="T2542"> и уже был готов подойти к Гарри, но </text:span><text:span text:style-name="T2547">тут к нему обратился </text:span><text:span text:style-name="T2542">Робин.</text:span></text:p>
      <text:p text:style-name="P575"><text:span text:style-name="T2542"><text:tab/>«Мэтью, оставь его в покое. </text:span><text:span text:style-name="T2548">Нам лучше</text:span><text:span text:style-name="T2542"> </text:span><text:span text:style-name="T2579">пойти</text:span><text:span text:style-name="T2542"> на кухню, пока он не прид</text:span><text:span text:style-name="T2580">ё</text:span><text:span text:style-name="T2542">т в себя».</text:span></text:p>
      <text:p text:style-name="P502"><text:span text:style-name="T2648"><text:tab/>Юноша встал и выпроводил Мэтью из гостиной, оставив Гарри </text:span><text:span text:style-name="T2649">всхлипывать в одиночестве</text:span><text:span text:style-name="T2648">.</text:span></text:p>
      <text:p text:style-name="P502"><text:tab/>«Мы не <text:span text:style-name="T2651">должны </text:span>оста<text:span text:style-name="T2651">влять</text:span> его плакать <text:span text:style-name="T2654">наедине с самим собой</text:span>. <text:span text:style-name="T2650">В</text:span>сем <text:span text:style-name="T2650">нам </text:span>иногда нужно, чтобы кто-то был рядом, когда мы расстроены. <text:span text:style-name="T2653">Р</text:span><text:span text:style-name="T2652">азве </text:span><text:span text:style-name="T2653">тебе </text:span>не кажется, что ты был <text:span text:style-name="T3037">к</text:span> н<text:span text:style-name="T3037">е</text:span>м<text:span text:style-name="T3037">у</text:span> слишком с<text:span text:style-name="T2652">трог</text:span>? - прокомментировал Мэтью, <text:span text:style-name="T2650">обжаривая</text:span> <text:span text:style-name="T2650">для Робина </text:span><text:span text:style-name="T2655">булочки</text:span>. Он открыл холодильник и поискал сыр и масло.</text:p>
      <text:p text:style-name="P575"><text:span text:style-name="T2542"><text:tab/>«</text:span><text:span text:style-name="T2549">Н</text:span><text:span text:style-name="T2542">е</text:span><text:span text:style-name="T2549">т, мне не кажется</text:span><text:span text:style-name="T2542">. Это для его же блага и, что </text:span><text:span text:style-name="T2552">гораздо</text:span><text:span text:style-name="T2542"> важн</text:span><text:span text:style-name="T2552">ее</text:span><text:span text:style-name="T2542">, мы спас</text:span><text:span text:style-name="T2553">ё</text:span><text:span text:style-name="T2542">м Элисон от новых </text:span><text:span text:style-name="T2549">душевных </text:span><text:span text:style-name="T2542">травм. Она и </text:span><text:span text:style-name="T2551">без них</text:span><text:span text:style-name="T2542"> </text:span><text:span text:style-name="T2550">сторонится</text:span><text:span text:style-name="T2542"> мужчин. Как ты думаешь, какие будут последствия, если она обожжёт</text:span><text:span text:style-name="T2549">ся, приблизившись слишком близко к</text:span><text:span text:style-name="T2542"> Гарри? Это слом</text:span><text:span text:style-name="T2581">и</text:span><text:span text:style-name="T2542">ло бы е</text:span><text:span text:style-name="T2551">ё окончательно</text:span><text:span text:style-name="T2542">».</text:span></text:p>
      <text:p text:style-name="P575"><text:span text:style-name="T2542"><text:tab/>«</text:span><text:span text:style-name="T2554">Наверное</text:span><text:span text:style-name="T2542">, ты прав. </text:span><text:span text:style-name="T2554">Х</text:span><text:span text:style-name="T2542">очешь, </text:span><text:span text:style-name="T2637">я</text:span><text:span text:style-name="T2542"> </text:span><text:span text:style-name="T2637">положу</text:span><text:span text:style-name="T2555"> </text:span><text:span text:style-name="T2637">кусок </text:span><text:span text:style-name="T2542">сыра </text:span><text:span text:style-name="T2637">на</text:span><text:span text:style-name="T2555"> одн</text:span><text:span text:style-name="T2637">у</text:span><text:span text:style-name="T2542"> из булочек?»</text:span></text:p>
      <text:p text:style-name="P575"><text:soft-page-break/><text:span text:style-name="T2542"><text:tab/>Робин кивнул. Мэтью </text:span><text:span text:style-name="T2556">аккуратно</text:span><text:span text:style-name="T2542"> нарезал сыр. Он намазал маслом остальные </text:span><text:span text:style-name="T2557">булки</text:span><text:span text:style-name="T2542">, а т</text:span><text:span text:style-name="T2557">у</text:span><text:span text:style-name="T2542">, что </text:span><text:span text:style-name="T2556">был</text:span><text:span text:style-name="T2557">а</text:span><text:span text:style-name="T2556"> </text:span><text:span text:style-name="T2557">с </text:span><text:span text:style-name="T2542">сыром, положил обратно </text:span><text:span text:style-name="T2637">в печь</text:span><text:span text:style-name="T2542">, </text:span><text:span text:style-name="T2637">чтобы</text:span><text:span text:style-name="T2542"> </text:span><text:span text:style-name="T2637">слегка </text:span><text:span text:style-name="T2542">расплави</text:span><text:span text:style-name="T2637">ть </text:span><text:span text:style-name="T2638">его</text:span><text:span text:style-name="T2542">. </text:span><text:span text:style-name="T2640">Он</text:span><text:span text:style-name="T2542"> подал Робину завтрак с чашкой крепкого ч</text:span><text:span text:style-name="T2639">ё</text:span><text:span text:style-name="T2542">рного кофе.</text:span></text:p>
      <text:p text:style-name="P575"><text:span text:style-name="T2542"><text:tab/>«</text:span><text:span text:style-name="T2558">В</text:span><text:span text:style-name="T2542">ернусь через минуту, </text:span><text:span text:style-name="T2558">мне нужно</text:span><text:span text:style-name="T2542"> сходить в туалет».</text:span></text:p>
      <text:p text:style-name="P575"><text:span text:style-name="T2542"><text:tab/>«Мэтью, </text:span><text:span text:style-name="T2559">ты уверен</text:span><text:span text:style-name="T2542">, что ты идешь в туалет, </text:span><text:span text:style-name="T2559">а не ищешь </text:span><text:span text:style-name="T2542">повод</text:span><text:span text:style-name="T2559"> </text:span><text:span text:style-name="T2542">увидеться с Гарри? Оставь его </text:span><text:span text:style-name="T2559">в покое</text:span><text:span text:style-name="T2542">, ему нужно время, чтобы </text:span><text:span text:style-name="T2641">обдумать</text:span><text:span text:style-name="T2542"> </text:span><text:span text:style-name="T2559">то</text:span><text:span text:style-name="T2542">, что мы сказали </text:span><text:span text:style-name="T2559">ему</text:span><text:span text:style-name="T2542">».</text:span></text:p>
      <text:p text:style-name="P575"><text:span text:style-name="T2542"><text:tab/>Пока Мэтью ходил в туалет, в дверь позвонили. Робин поставил тарелку </text:span><text:span text:style-name="T2560">на стол</text:span><text:span text:style-name="T2542">, вытер </text:span><text:span text:style-name="T2560">салфеткой </text:span><text:span text:style-name="T2542">рот и пальцы и открыл дверь.</text:span></text:p>
      <text:p text:style-name="P575"><text:span text:style-name="T2542"><text:tab/>«Привет, Элисон</text:span><text:span text:style-name="T2561">.</text:span><text:span text:style-name="T2542"> </text:span><text:span text:style-name="T2561">Я</text:span><text:span text:style-name="T2542"> думал, </text:span><text:span text:style-name="T2561">что </text:span><text:span text:style-name="T2542">у тебя есть </text:span><text:span text:style-name="T2561">запасные </text:span><text:span text:style-name="T2542">ключ</text:span><text:span text:style-name="T2561">и</text:span><text:span text:style-name="T2542">».</text:span></text:p>
      <text:p text:style-name="P575"><text:span text:style-name="T2542"><text:tab/>«Я </text:span><text:span text:style-name="T2562">оставила</text:span><text:span text:style-name="T2542"> их здесь </text:span><text:span text:style-name="T2562">этим</text:span><text:span text:style-name="T2542"> утром»</text:span><text:span text:style-name="T2563">.</text:span></text:p>
      <text:p text:style-name="P575"><text:span text:style-name="T2563"><text:tab/>«</text:span><text:span text:style-name="T2564">Проходи</text:span><text:span text:style-name="T2563"> на кухню, </text:span><text:span text:style-name="T2564">мы поболтаем </text:span><text:span text:style-name="T2565">с тобой</text:span><text:span text:style-name="T2563">, пока я завтрака</text:span><text:span text:style-name="T2564">ю</text:span><text:span text:style-name="T2563">».</text:span></text:p>
      <text:p text:style-name="P575"><text:span text:style-name="T2563"><text:tab/>Робин </text:span><text:span text:style-name="T2583">взял её за руку и </text:span><text:span text:style-name="T2563">крепко сжал </text:span><text:span text:style-name="T2582">её ладонь </text:span><text:span text:style-name="T2566">в своей</text:span><text:span text:style-name="T2563">. Он </text:span><text:span text:style-name="T2584">легонько </text:span><text:span text:style-name="T2566">при</text:span><text:span text:style-name="T2563">обнял е</text:span><text:span text:style-name="T2566">ё</text:span><text:span text:style-name="T2563"> и </text:span><text:span text:style-name="T2566">чмокнул</text:span><text:span text:style-name="T2563"> в щ</text:span><text:span text:style-name="T2566">ё</text:span><text:span text:style-name="T2563">ку. Они прошли на кухню и сели.</text:span></text:p>
      <text:p text:style-name="P575"><text:span text:style-name="T2563"><text:tab/>«Элисон, что случилось? </text:span><text:span text:style-name="T2567">Не стесняйся</text:span><text:span text:style-name="T2563">, </text:span><text:span text:style-name="T2567">рас</text:span><text:span text:style-name="T2563">скажи мне. Помни, я </text:span><text:span text:style-name="T2567">стараюсь </text:span><text:span text:style-name="T2563">забо</text:span><text:span text:style-name="T2567">титься</text:span><text:span text:style-name="T2563"> о тебе, и мне </text:span><text:span text:style-name="T2567">совсем </text:span><text:span text:style-name="T2563">не нравится видеть тебя расстроенн</text:span><text:span text:style-name="T2567">ой</text:span><text:span text:style-name="T2563">. </text:span><text:span text:style-name="T2568">И </text:span><text:span text:style-name="T2569">пожалуйста, </text:span><text:span text:style-name="T2568">н</text:span><text:span text:style-name="T2563">е обращай внимания </text:span><text:span text:style-name="T2568">на то</text:span><text:span text:style-name="T2563">, </text:span><text:span text:style-name="T2568">что я жую</text:span><text:span text:style-name="T2563">».</text:span></text:p>
      <text:p text:style-name="P575"><text:span text:style-name="T2563"><text:tab/>«О</text:span><text:span text:style-name="T2570">х</text:span><text:span text:style-name="T2563">, я не знаю, что </text:span><text:span text:style-name="T2570">мне </text:span><text:span text:style-name="T2563">делать. Причина, по которой меня не </text:span><text:span text:style-name="T2571">оказалось</text:span><text:span text:style-name="T2563"> здесь этим утром, когда ты проснулся, в том, что Мэтью и Гарри </text:span><text:span text:style-name="T2571">по</text:span><text:span text:style-name="T2563">спорили из-за меня. Мэтью сказал, что Гарри в конечном </text:span><text:span text:style-name="T2572">счёте</text:span><text:span text:style-name="T2563"> только навредит мне. Это странно, но за последнюю неделю или около того </text:span><text:span text:style-name="T2572">мой внутренний голос подсказывал мне</text:span><text:span text:style-name="T2563">, что </text:span><text:span text:style-name="T2572">нам</text:span><text:span text:style-name="T2563"> следует прекратить эти отношения, прежде чем они зайдут дал</text:span><text:span text:style-name="T2573">еко</text:span><text:span text:style-name="T2563">. У меня просто не хватает духу сказать </text:span><text:span text:style-name="T2575">обо всём </text:span><text:span text:style-name="T2563">Гарри. </text:span><text:span text:style-name="T2575">Е</text:span><text:span text:style-name="T2563">му будет больно, если я скажу ему. </text:span><text:span text:style-name="T2574">Что ты думаешь, </text:span><text:span text:style-name="T2563">Робин?»</text:span></text:p>
      <text:p text:style-name="P575"><text:span text:style-name="T2563"><text:tab/>Робин поставил тарелку в раковину и вымыл руки, выт</text:span><text:span text:style-name="T2576">е</text:span><text:span text:style-name="T2563">р</text:span><text:span text:style-name="T2576">ев</text:span><text:span text:style-name="T2563"> их кухонн</text:span><text:span text:style-name="T2576">ым</text:span><text:span text:style-name="T2563"> </text:span><text:span text:style-name="T2576">полотенцем</text:span><text:span text:style-name="T2563">.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7">её </text:span><text:span text:style-name="T2563">ситуацию или, если </text:span><text:span text:style-name="T2577">хорошо </text:span><text:span text:style-name="T2563">подумать, ухудшать е</text:span><text:span text:style-name="T2577">ё</text:span><text:span text:style-name="T2563"> </text:span><text:span text:style-name="T2577">и </text:span><text:span text:style-name="T2563">для Гарри.</text:span></text:p>
      <text:p text:style-name="P575"><text:span text:style-name="T2563"><text:tab/>«Элисон, сегодня утром я говорил о </text:span><text:span text:style-name="T2585">тебе</text:span><text:span text:style-name="T2563"> с Гарри. Он любит </text:span><text:span text:style-name="T2585">тебя</text:span><text:span text:style-name="T2563">, н</text:span><text:span text:style-name="T2585">о,</text:span><text:span text:style-name="T2563"> пойми его правильно, я думаю, он понимает, что он не тот человек, который тебе подходит. Когда ты только </text:span><text:span text:style-name="T2585">вошла</text:span><text:span text:style-name="T2563">, я </text:span><text:span text:style-name="T2585">решил </text:span><text:span text:style-name="T2563">приве</text:span><text:span text:style-name="T2585">сти</text:span><text:span text:style-name="T2563"> тебя сюда, чтобы ты не ходил</text:span><text:span text:style-name="T2585">а</text:span><text:span text:style-name="T2563"> в гостиную. Види</text:span><text:span text:style-name="T2585">шь</text:span><text:span text:style-name="T2563"> ли, Гарри расплакалс</text:span><text:span text:style-name="T2585">я</text:span><text:span text:style-name="T2563">. Мы с Мэтью оставили его там, чтобы </text:span><text:span text:style-name="T2585">наше присутствие не смущало его</text:span><text:span text:style-name="T2563">».</text:span></text:p>
      <text:p text:style-name="P575"><text:span text:style-name="T2563"><text:tab/>«</text:span><text:span text:style-name="T2586">Я могу сходить навестить его сейчас?</text:span><text:span text:style-name="T2563">»</text:span></text:p>
      <text:p text:style-name="P575"><text:span text:style-name="T2542"><text:tab/>«Нет, </text:span><text:span text:style-name="T2587">не нужно</text:span><text:span text:style-name="T2542">. П</text:span><text:span text:style-name="T2588">усть он сначала придёт в себя.</text:span><text:span text:style-name="T2542"> </text:span><text:span text:style-name="T2588">Лучше </text:span><text:span text:style-name="T2542">подождать, пока он </text:span><text:span text:style-name="T2588">не заговорит первым</text:span><text:span text:style-name="T2542">».</text:span></text:p>
      <text:p text:style-name="P575"><text:span text:style-name="T2542"><text:tab/>«Интересно, куда </text:span><text:span text:style-name="T2589">запропастился</text:span><text:span text:style-name="T2542"> Мэтью? </text:span><text:span text:style-name="T2593">О</text:span><text:span text:style-name="T2542">н сказал, что </text:span><text:span text:style-name="T2590">собирается</text:span><text:span text:style-name="T2542"> в туалет…»</text:span></text:p>
      <text:p text:style-name="P575"><text:span text:style-name="T2542"><text:tab/></text:span><text:span text:style-name="T2591">Робин </text:span><text:span text:style-name="T2592">сделал паузу и прислушался</text:span><text:span text:style-name="T2591">.</text:span></text:p>
      <text:p text:style-name="P575"><text:span text:style-name="T2591"><text:tab/>«</text:span><text:span text:style-name="T2594">У</text:span><text:span text:style-name="T2591">бирает </text:span><text:span text:style-name="T2593">комнату</text:span><text:span text:style-name="T2591"> наверху. Вероятно, он услышал твой голос и, </text:span><text:span text:style-name="T2595">почувствова</text:span><text:span text:style-name="T2596">в</text:span><text:span text:style-name="T2595"> себя виноватым, решил таким образом избежать встречи с тобой</text:span><text:span text:style-name="T2591">. Подожди, я пойду </text:span><text:span text:style-name="T2593">позову его</text:span><text:span text:style-name="T2591">».</text:span></text:p>
      <text:p text:style-name="P575"><text:span text:style-name="T2591"><text:tab/>Робин </text:span><text:span text:style-name="T2597">покинул</text:span><text:span text:style-name="T2591"> кухн</text:span><text:span text:style-name="T2597">ю</text:span><text:span text:style-name="T2591">. Элисон </text:span><text:span text:style-name="T2598">поднялась</text:span><text:span text:style-name="T2591"> и подошла к раковине, чтобы вымыть тарелки и чашки, оставленные, </text:span><text:span text:style-name="T2598">очевидно, ещё</text:span><text:span text:style-name="T2591"> со вчерашнего вечера. Было бы чудом, если бы накануне вечером они вымыли </text:span><text:span text:style-name="T2599">за собой </text:span><text:span text:style-name="T2591">посуду. Ей было грустно от того, </text:span><text:span text:style-name="T2599">чем</text:span><text:span text:style-name="T2591"> вс</text:span><text:span text:style-name="T2599">ё</text:span><text:span text:style-name="T2591"> это закончилось, но, с другой стороны, она чувствовала облегчение, как будто с е</text:span><text:span text:style-name="T2599">ё</text:span><text:span text:style-name="T2591"> плеч </text:span><text:span text:style-name="T2599">спала</text:span><text:span text:style-name="T2591"> тяж</text:span><text:span text:style-name="T2599">ё</text:span><text:span text:style-name="T2591">лая ноша. Оставалось только прояснить всю эту </text:span><text:span text:style-name="T2600">печальную</text:span><text:span text:style-name="T2591"> историю с Гарри.</text:span></text:p>
      <text:p text:style-name="P575"><text:span text:style-name="T2591"><text:tab/>Она не могла не чувствовать, что Робин и Мэтью были слишком строги </text:span><text:span text:style-name="T2601">к</text:span><text:span text:style-name="T2591"> Гарри. Тем не менее, вс</text:span><text:span text:style-name="T2601">ё</text:span><text:span text:style-name="T2591">, что они сделали, это воплотили в жизнь то, что она сама в конечном итоге собиралась сделать. Конечно, в </text:span><text:span text:style-name="T2601">подходящее для этого</text:span><text:span text:style-name="T2591"> время. Но это произошло сейчас, и ей нужно было </text:span><text:span text:style-name="T2607">морально </text:span><text:span text:style-name="T2591">подготовиться к встрече с Гарри.</text:span></text:p>
      <text:p text:style-name="P575"><text:span text:style-name="T2591"><text:tab/>Она никогда не </text:span><text:span text:style-name="T2602">задумывалась о том</text:span><text:span text:style-name="T2591">, что </text:span><text:span text:style-name="T2602">он может плакать</text:span><text:span text:style-name="T2591">. Это было странно, </text:span><text:span text:style-name="T2602">ведь </text:span><text:span text:style-name="T2591">он всегда казался </text:span><text:span text:style-name="T2602">ей </text:span><text:span text:style-name="T2591">таким сильным. Вот чего она так боялась – молилась, чтобы он не </text:span><text:span text:style-name="T2602">разразился</text:span><text:span text:style-name="T2591"> перед ней потоком слез. Она не сможет с этим справиться, она будет чувствовать себя </text:span><text:span text:style-name="T2602">безмерно </text:span><text:span text:style-name="T2591">виноватой </text:span><text:span text:style-name="T2608">перед ним</text:span><text:span text:style-name="T2591">.</text:span></text:p>
      <text:p text:style-name="P575"><text:span text:style-name="T2591"><text:tab/></text:span><text:span text:style-name="T2603">Как он и </text:span><text:span text:style-name="T2604">предполагал</text:span><text:span text:style-name="T2603">, </text:span><text:span text:style-name="T2591">Робин нашел Мэтью в </text:span><text:span text:style-name="T2603">его</text:span><text:span text:style-name="T2591"> спальне, заправля</text:span><text:span text:style-name="T2603">вшим</text:span><text:span text:style-name="T2591"> постель.</text:span></text:p>
      <text:p text:style-name="P575"><text:soft-page-break/><text:span text:style-name="T2591"><text:tab/>«Элисон здесь. Ты не собираешься спуститься </text:span><text:span text:style-name="T2605">к нам</text:span><text:span text:style-name="T2591">? </text:span><text:span text:style-name="T2605">Мне показалось</text:span><text:span text:style-name="T2591">, ты сказал, что собираешься сходить только в туалет».</text:span></text:p>
      <text:p text:style-name="P575"><text:span text:style-name="T2591"><text:tab/>«О</text:span><text:span text:style-name="T2606">х</text:span><text:span text:style-name="T2591">... я не знал, что Элисон здесь. Я </text:span><text:span text:style-name="T2606">буду</text:span><text:span text:style-name="T2591"> через минуту».</text:span></text:p>
      <text:p text:style-name="P576"><text:span text:style-name="T2591"><text:tab/>«Что случилось, Мэтью? Почему ты не смотришь на меня? </text:span><text:span text:style-name="T2609">Ты сердишься</text:span><text:span text:style-name="T2591">? Я </text:span><text:span text:style-name="T2609">вовсе </text:span><text:span text:style-name="T2591">не хотел быть с ним слишком грубым этим утром. </text:span><text:span text:style-name="T2609">Говорю тебе честно — я этого не хотел.</text:span><text:span text:style-name="T2591">»</text:span></text:p>
      <text:p text:style-name="P576"><text:span text:style-name="T2591"><text:tab/>«Нет, это не </text:span><text:span text:style-name="T2610">из-за тебя</text:span><text:span text:style-name="T2591">. </text:span><text:span text:style-name="T2611">До меня только сейчас дошло</text:span><text:span text:style-name="T2591">, почему я так кричал на него. Это </text:span><text:span text:style-name="T2611">было оттого,</text:span><text:span text:style-name="T2591"> что я ревновал. </text:span><text:span text:style-name="T2611">Для меня была невыносима</text:span><text:span text:style-name="T2591"> мысль о том, что Гарри так </text:span><text:span text:style-name="T2611">крупно </text:span><text:span text:style-name="T2591">повезло встреча</text:span><text:span text:style-name="T2611">ться</text:span><text:span text:style-name="T2591"> с Элисон. Я думал не об Элисон, а о себе. Мне </text:span><text:span text:style-name="T2611">чертовски</text:span><text:span text:style-name="T2591"> стыдно. Возможно, мы ошибались. </text:span><text:span text:style-name="T2611">О</text:span><text:span text:style-name="T2591">ткуда нам знать, что Элисон и Гарри не подходят друг другу. Гарри </text:span><text:span text:style-name="T2611">вполне </text:span><text:span text:style-name="T2591">мог быть искренним в своих чувствах по отношению к </text:span><text:span text:style-name="T2631">ней</text:span><text:span text:style-name="T2591">».</text:span></text:p>
      <text:p text:style-name="P576"><text:span text:style-name="T2591"><text:tab/>«Не говори так, Мэтью. Ладно, </text:span><text:span text:style-name="T2612">ты был не прав</text:span><text:span text:style-name="T2591">, но в то же время это к лучшему, поверь мне».</text:span></text:p>
      <text:p text:style-name="P503"/>
      <text:p text:style-name="P576"><text:span text:style-name="T2591"><text:tab/>Мэтью закончил заправлять одеяла и последовал </text:span><text:span text:style-name="T2630">вслед </text:span><text:span text:style-name="T2591">за Робин</text:span><text:span text:style-name="T2613">ом</text:span><text:span text:style-name="T2591">. Когда они </text:span><text:span text:style-name="T2614">спустились вниз</text:span><text:span text:style-name="T2591">, Элисон уже не было. </text:span><text:span text:style-name="T2613">Помещение кухни</text:span><text:span text:style-name="T2591"> </text:span><text:span text:style-name="T2613">сверкало чистотой</text:span><text:span text:style-name="T2591">.</text:span></text:p>
      <text:p text:style-name="P576"><text:span text:style-name="T2591"><text:tab/>«Мы подождем </text:span><text:span text:style-name="T2616">их </text:span><text:span text:style-name="T2591">здесь. </text:span><text:span text:style-name="T2616">О</text:span><text:span text:style-name="T2591">ни, должно быть, разговаривают </text:span><text:span text:style-name="T2616">и</text:span><text:span text:style-name="T2591"> выйдут, когда </text:span><text:span text:style-name="T2616">закончат.</text:span><text:span text:style-name="T2591">» — сказал Мэтью, на</text:span><text:span text:style-name="T2632">ливая в</text:span><text:span text:style-name="T2591"> </text:span><text:span text:style-name="T2615">электрический</text:span><text:span text:style-name="T2591"> чайник </text:span><text:span text:style-name="T2644">воду</text:span><text:span text:style-name="T2591">. Он достал чашки, чтобы приготовить </text:span><text:span text:style-name="T2642">по чаю </text:span><text:span text:style-name="T2645">для каждого</text:span><text:span text:style-name="T2591">. Они сидели молча </text:span><text:span text:style-name="T2643">и</text:span><text:span text:style-name="T2591"> ни</text:span><text:span text:style-name="T2643">кто</text:span><text:span text:style-name="T2591"> не про</text:span><text:span text:style-name="T2643">ронил</text:span><text:span text:style-name="T2591"> ни слова. </text:span><text:span text:style-name="T2643">О</text:span><text:span text:style-name="T2618">тчётливо </text:span><text:span text:style-name="T2591">слы</text:span><text:span text:style-name="T2643">шалось</text:span><text:span text:style-name="T2591"> тиканье настенных часов. Чайник </text:span><text:span text:style-name="T2643">зашипел</text:span><text:span text:style-name="T2591">, </text:span><text:span text:style-name="T2617">свидетельствуя, что</text:span><text:span text:style-name="T2591"> </text:span><text:span text:style-name="T2643">в нём закипела вода</text:span><text:span text:style-name="T2591">.</text:span></text:p>
      <text:p text:style-name="P503"><text:tab/>«<text:span text:style-name="T3862">Почему они задерживаются</text:span>?» – спросил Робин. Мэтью пожал плечами <text:span text:style-name="T3861">в ответ</text:span>. Он закончил заваривать <text:span text:style-name="T3863">напиток</text:span> и <text:span text:style-name="T3861">выставил</text:span> <text:span text:style-name="T3864">посуду</text:span> на поднос.</text:p>
      <text:p text:style-name="P576"><text:span text:style-name="T2591"><text:tab/>«</text:span><text:span text:style-name="T2619">Л</text:span><text:span text:style-name="T2591">адно, </text:span><text:span text:style-name="T2619">они, наверное</text:span><text:span text:style-name="T2591">, </text:span><text:span text:style-name="T2619">уже закончили. Самое время внести чай.</text:span><text:span text:style-name="T2591">»</text:span></text:p>
      <text:p text:style-name="P503"><text:tab/>Робин встал с табурет<text:span text:style-name="T3865">ки</text:span> и последовал за Мэтью в гостиную. Мэтью постучал в дверь, осторожно удерживая поднос <text:span text:style-name="T2942">свободной рукой</text:span>.</text:p>
      <text:p text:style-name="P576"><text:span text:style-name="T2591"><text:tab/>«</text:span><text:span text:style-name="T2620">Можно нам войти? Я заварил свежий чай.</text:span><text:span text:style-name="T2591">»</text:span></text:p>
      <text:p text:style-name="P576"><text:span text:style-name="T2591"><text:tab/>«Да, Мэтью, </text:span><text:span text:style-name="T2621">входи</text:span><text:span text:style-name="T2591">», — ответил Гарри.</text:span></text:p>
      <text:p text:style-name="P576"><text:span text:style-name="T2591"><text:tab/>Элисон улыбнулась Робину, как бы говоря, что он </text:span><text:span text:style-name="T2622">был </text:span><text:span text:style-name="T2591">прав, </text:span><text:span text:style-name="T2622">и </text:span><text:span text:style-name="T2591">что она стала </text:span><text:span text:style-name="T2635">чуточку </text:span><text:span text:style-name="T2591">счастливее теперь, когда вопрос </text:span><text:span text:style-name="T2622">наконец-то </text:span><text:span text:style-name="T2591">прояснился. Мэтью поставил поднос на маленький журнальный столик, </text:span><text:span text:style-name="T2622">сделанный из соснового дерева</text:span><text:span text:style-name="T2591"> и раздал чашки.</text:span></text:p>
      <text:p text:style-name="P504"><text:tab/>«Тебе не кажется, что пора позвонить профессору?» предложил Гарри, </text:p>
      <text:p text:style-name="P577"><text:span text:style-name="T2591">«Он </text:span><text:span text:style-name="T2634">просил</text:span><text:span text:style-name="T2623"> с</text:span><text:span text:style-name="T2624">вязаться с ним</text:span><text:span text:style-name="T2591">, когда Робин </text:span><text:span text:style-name="T2623">проснётся</text:span><text:span text:style-name="T2591"> и будет готов продолжить </text:span><text:span text:style-name="T2634">составление</text:span><text:span text:style-name="T2591"> запи</text:span><text:span text:style-name="T2634">сей</text:span><text:span text:style-name="T2591">».</text:span></text:p>
      <text:p text:style-name="P504"><text:tab/><text:span text:style-name="T2943">Гарри</text:span> отпил чай, осторожно дуя <text:span text:style-name="T2943">на него</text:span>, чтобы не обжечь язык.</text:p>
      <text:p text:style-name="P504"><text:tab/>Элисон встала и подошла к телефону.</text:p>
      <text:p text:style-name="P577"><text:span text:style-name="T2591"><text:tab/>«Я позвоню ему и спрошу, хочет ли он, чтобы мы поехали в университет, или он собирается приехать сюда </text:span><text:span text:style-name="T2625">сам</text:span><text:span text:style-name="T2591">».</text:span></text:p>
      <text:p text:style-name="P577"><text:span text:style-name="T2591"><text:tab/>«Робин, как ты вообще попал </text:span><text:span text:style-name="T2626">туда</text:span><text:span text:style-name="T2591">, в </text:span><text:span text:style-name="T2626">ту послевоенную эпоху</text:span><text:span text:style-name="T2591">?» - спросил Гарри</text:span><text:span text:style-name="T2627">,</text:span></text:p>
      <text:p text:style-name="P505"><text:tab/>«Что ты почувствовал когда понял, что твой разум находится там?»</text:p>
      <text:p text:style-name="P577"><text:span text:style-name="T2627"><text:tab/></text:span><text:span text:style-name="T2628">Наблюдая за Робином, о</text:span><text:span text:style-name="T2627">н много раз задавал себе этот вопрос. </text:span><text:span text:style-name="T2628">Путешествия во времени захватывали </text:span><text:span text:style-name="T2633">его </text:span><text:span text:style-name="T2629">воображение</text:span><text:span text:style-name="T2627">. О</text:span><text:span text:style-name="T2628">б</text:span><text:span text:style-name="T2627"> </text:span><text:span text:style-name="T2628">этом </text:span><text:span text:style-name="T2627">можно было прочитать только в художественных книгах, и он никогда не думал, что </text:span><text:span text:style-name="T2628">такое</text:span><text:span text:style-name="T2627"> может произойти на самом деле.</text:span></text:p>
      <text:p text:style-name="P506"><text:span text:style-name="T2657"><text:tab/>«</text:span>Я точно не знаю, как это произошло. Первоначально я надеялся просто ввести себя в л<text:span text:style-name="T2656">ё</text:span>гкий транс, чтобы узнать, с<text:span text:style-name="T2656">могу ли я сдать</text:span> экзамены, <text:span text:style-name="T2658">и я ни на секунду не задумывался о том, что мне когда-нибудь придётся путешествовать во времени. Я был сильно напуган, когда очутился там. </text:span><text:span text:style-name="T2659">Я не понимал где, чёрт возьми, я </text:span><text:span text:style-name="T2661">находился</text:span><text:span text:style-name="T2659">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60">Его там не было, но я то был, вы понимаете? </text:span><text:span text:style-name="T2661">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2">я</text:span><text:span text:style-name="T2661">ть рассудок и самообладание. </text:span><text:span text:style-name="T2663">Я должен был постоянно следить за тем, чтобы не попасть в засаду банды головорезов, или, что гораздо хуже, в лапы </text:span><text:soft-page-break/><text:span text:style-name="T2663">служителей Системы. </text:span><text:span text:style-name="T2664">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7">»</text:span></text:p>
      <text:p text:style-name="P506"><text:tab/><text:span text:style-name="T2665">Вздрогнув, Робин прервал свой рассказ. </text:span><text:span text:style-name="T2666">П</text:span><text:span text:style-name="T2665">о его спине забегали мурашки </text:span><text:span text:style-name="T2666">а по по щеке покатилась одинокая слеза</text:span><text:span text:style-name="T2665">. </text:span><text:span text:style-name="T2666">Смахнув её, он достал платок и </text:span><text:span text:style-name="T2681">шумно </text:span><text:span text:style-name="T2666">высморкался. </text:span><text:span text:style-name="T2667">Только сейчас до него дошло, насколько крупным оказалось его везение </text:span><text:span text:style-name="T2668">и </text:span><text:span text:style-name="T2667">ему удалось вернуться в свой настоящий дом целым и невр</text:span><text:span text:style-name="T2668">е</text:span><text:span text:style-name="T2667">димым. </text:span><text:span text:style-name="T2668">Подумать только, в какой то момент он серьёзно размышлял над тем, чтобы остаться в том мире навсегда.</text:span></text:p>
      <text:p text:style-name="P506"/>
      <text:p text:style-name="P506"><text:tab/><text:span text:style-name="T2669">Элисон возвратилась и, обняв своего </text:span><text:span text:style-name="T2689">юного</text:span><text:span text:style-name="T2669"> друга, спросила:</text:span></text:p>
      <text:p text:style-name="P506"><text:tab/>«<text:span text:style-name="T2670">Что случилось, Робин? Как твоё самочувствие? </text:span><text:span text:style-name="T2686">Ничего не болит</text:span><text:span text:style-name="T2670">?</text:span>»</text:p>
      <text:p text:style-name="P506"><text:tab/>«Нет, со мной вс<text:span text:style-name="T2671">ё</text:span> в порядке, правда. Я просто подумал, как <text:span text:style-name="T2671">это здорово — оказаться </text:span>здесь, среди людей, которые любят меня и заботятся обо мне.»</text:p>
      <text:p text:style-name="P506"><text:tab/>«<text:span text:style-name="T2672">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3">Когда я позвонил</text:span><text:span text:style-name="T2714">а</text:span><text:span text:style-name="T2673">, он проводил лекцию. Но он успел сообщить, </text:span><text:span text:style-name="T2716">что будет занят, как минимум, ближайши</text:span><text:span text:style-name="T3082">е</text:span><text:span text:style-name="T2716"> полчаса</text:span><text:span text:style-name="T2673">. </text:span><text:span text:style-name="T2674">Один из университетских преподавателей заболел и профессору пришлось его замещать. Было похоже, что он не слишком доволен </text:span><text:span text:style-name="T2675">таким положением дел</text:span><text:span text:style-name="T2674">.</text:span>»</text:p>
      <text:p text:style-name="P506"><text:tab/>«<text:span text:style-name="T2676">Я собираюсь сходить в магазин и купить немного табака для своей трубки и сигарет</text:span><text:span text:style-name="T2715">ы</text:span>», - <text:span text:style-name="T2676">сказал Мэтью.</text:span></text:p>
      <text:p text:style-name="P506"><text:tab/>«<text:span text:style-name="T2677">Скоро вернусь. Если кому-нибудь из вас что-то нужно, говорите сейчас.</text:span>»</text:p>
      <text:p text:style-name="P506"><text:tab/><text:span text:style-name="T2678">Он взял куртку и надел её, роясь в карманах в поисках ключей от машины.</text:span></text:p>
      <text:p text:style-name="P506"><text:tab/>«<text:span text:style-name="T2679">Что-то потерял?</text:span>» - <text:span text:style-name="T2679">спросил Гарри.</text:span></text:p>
      <text:p text:style-name="P506"><text:tab/>«<text:span text:style-name="T2680">Ох, чёрт! </text:span><text:span text:style-name="T2690">Н</text:span><text:span text:style-name="T2680">е могу вспомнить, куда </text:span><text:span text:style-name="T2690">я </text:span><text:span text:style-name="T2680">положил ключи.</text:span>»</text:p>
      <text:p text:style-name="P506"><text:tab/>«<text:span text:style-name="T2682">Зачем </text:span><text:span text:style-name="T2695">они тебе</text:span><text:span text:style-name="T2682">? Ты что, собираешься ехать в магазин на углу улицы на машине?</text:span>»</text:p>
      <text:p text:style-name="P507"><text:tab/>«<text:span text:style-name="T2683">Он всего лишь в полукилометре отсюда</text:span>» - <text:span text:style-name="T2688">добавила</text:span><text:span text:style-name="T2683"> Элисон.</text:span></text:p>
      <text:p text:style-name="P508">Промолчав, Мэтью вышел из комнаты. <text:span text:style-name="T2684">Через некоторое время послышался щелчок закрываемой за ним входной двери.</text:span></text:p>
      <text:p text:style-name="P508"/>
      <text:p text:style-name="P508"><text:tab/>«<text:span text:style-name="T2685">Интересно, каким образом профессор собирается предотвратить ядерную войну? </text:span><text:span text:style-name="T2687">Мне кажется, он </text:span><text:span text:style-name="T2691">немного переоценивает свои возмож</text:span><text:span text:style-name="T2692">н</text:span><text:span text:style-name="T2691">ости. </text:span><text:span text:style-name="T2693">Если у него получится, то будет можно считать это чудом. </text:span><text:span text:style-name="T2694">Не думаю, что кто-то </text:span><text:span text:style-name="T2696">станет воспринимать</text:span><text:span text:style-name="T2694"> нас всерьёз. Нас заклеймят сумасшедшими, </text:span><text:span text:style-name="T2696">особенно в преддверии приближающихся выборов. </text:span><text:span text:style-name="T2697">Люди скажут, что бы пытаемся заявить о себе, нацепив на себя шутовские колпаки и размалевав лица.</text:span>»</text:p>
      <text:p text:style-name="P509"><text:tab/>«<text:span text:style-name="T2698">Ты прав, Гарри. Мне тоже интересно, как он собирается донести до людей мысль о том, что мы </text:span><text:span text:style-name="T2671">— </text:span><text:span text:style-name="T2698">не </text:span><text:span text:style-name="T2699">сборище</text:span><text:span text:style-name="T2698"> стремящихся к саморекламе психов и не какие-то </text:span><text:span text:style-name="T2700">запуганные </text:span><text:span text:style-name="T2698">паникёры.</text:span>» - <text:span text:style-name="T2699">ответила ему Элисон.</text:span></text:p>
      <text:p text:style-name="P509"><text:tab/><text:span text:style-name="T2701">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2">Но, как сказал профессор, если они </text:span><text:span text:style-name="T2704">всем сердцем </text:span><text:span text:style-name="T2705">пожелают</text:span><text:span text:style-name="T2702"> остановить войну, то Систем</text:span><text:span text:style-name="T2704">а</text:span><text:span text:style-name="T2702"> н</text:span><text:span text:style-name="T2704">е смо</text:span><text:span text:style-name="T2705">жет</text:span><text:span text:style-name="T2704"> иметь над ними никакой власти</text:span><text:span text:style-name="T2702">. </text:span><text:span text:style-name="T2703">И </text:span><text:span text:style-name="T2702">Робин постарался выкинуть из головы тревожащее </text:span><text:span text:style-name="T3083">его </text:span><text:span text:style-name="T2702">чувство вины.</text:span></text:p>
      <text:p text:style-name="P509"/>
      <text:p text:style-name="P510"><text:tab/>«Если вы не будете против, мне бы очень хотелось сходить вместе <text:span text:style-name="T2706">с </text:span>вами в кино <text:span text:style-name="T2706">и </text:span>посмотреть какой-нибудь фильм. Что вы посоветуете? Я <text:span text:style-name="T2718">даже </text:span><text:span text:style-name="T3084">не представляю</text:span>, что сейчас показывают на канале A.B.C или в кинотеатрах Одеон.»</text:p>
      <text:p text:style-name="P510"><text:tab/>«<text:span text:style-name="T2719">С</text:span><text:span text:style-name="T2707">огласна. Думаю, что нам было бы полезно сделать небольшой перерыв и посмотреть «Комнату с видом», - ответила Элисон. </text:span><text:span text:style-name="T2708">Она уже посмотрела этот фильм и была от него в восторге.</text:span></text:p>
      <text:p text:style-name="P510"><text:soft-page-break/><text:tab/>«<text:span text:style-name="T2709">А после кино мы зайдём перекусить в Бургер Кинг. Если вы, конечно, хотите этого</text:span>», - <text:span text:style-name="T2709">добавила она поспешно.</text:span> <text:span text:style-name="T2710">Они уже давно не выходили все вместе на развлечения и это следовало исправить.</text:span></text:p>
      <text:p text:style-name="P510"><text:tab/>«<text:span text:style-name="T2711">Отличная идея, Элисон. Уверен, нам </text:span><text:span text:style-name="T2713">всем </text:span><text:span text:style-name="T2711">будет очень приятно. </text:span><text:span text:style-name="T2712">Мы подождём, </text:span><text:span text:style-name="T3085">пока не </text:span><text:span text:style-name="T2712">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4">КОШМАРЫ</text:span> <text:span text:style-name="T3222">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9">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20">Он был невероятным сладкоежкой, и </text:span><text:span text:style-name="T3086">всем </text:span><text:span text:style-name="T2720">его студентам было хорошо известно, что если угостить профессора пирожными со свежим заварным кремом, то можно </text:span><text:span text:style-name="T3087">выпросить у него всё, что угодно</text:span><text:span text:style-name="T2720">. </text:span><text:span text:style-name="T2721">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2">Губы Робина тронула едва заметная </text:span><text:span text:style-name="T2972">усмешка</text:span><text:span text:style-name="T2722">, когда он подумал о том, что профессору, должно быть, не удаётся самостоятельно завязать шнурки </text:span><text:span text:style-name="T2723">на с</text:span><text:span text:style-name="T2722">воих ботин</text:span><text:span text:style-name="T2723">ках</text:span><text:span text:style-name="T2722">. </text:span><text:span text:style-name="T2724">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5">не снимал </text:span><text:span text:style-name="T2746">ботинок</text:span><text:span text:style-name="T2725">, отправляясь спать?</text:span></text:p>
      <text:p text:style-name="P512"/>
      <text:p text:style-name="P513"><text:tab/>Впустив профессора Фергера, Робин не последовал за ним в гостиную, где сейчас <text:span text:style-name="T3087">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6">всю </text:span>пачку шоколадного печенья <text:span text:style-name="T2726">целиком</text:span>. <text:span text:style-name="T2727">Он передал эти яства профессору, что незамедлительно вызвало на лице </text:span><text:span text:style-name="T2728">последнего </text:span><text:span text:style-name="T2727">улыбку, сравнимую разве что с улыбкой Чеширского кота.</text:span></text:p>
      <text:p text:style-name="P516"><text:tab/>«<text:span text:style-name="T2730">Спасибо тебе, мальчик. </text:span><text:span text:style-name="T2731">Из-за того, что этим утром мне пришлось вести незапланированные занятия, у меня не было времени даже на то, чтобы как следует поесть</text:span>», - <text:span text:style-name="T2731">произнёс он, </text:span><text:span text:style-name="T3087">сияя, на забывая при этом </text:span><text:span text:style-name="T2731">активно работа</text:span><text:span text:style-name="T3087">ть</text:span><text:span text:style-name="T2731"> челюстями.</text:span></text:p>
      <text:p text:style-name="P516"><text:tab/>«<text:span text:style-name="T2732">Как только я </text:span><text:span text:style-name="T3043">по</text:span><text:span text:style-name="T2732">кончу </text:span><text:span text:style-name="T3043">с едой</text:span><text:span text:style-name="T2732">, мы незамедлительно продолжим начатую накануне работу. Итак, чем вы занимались </text:span><text:span text:style-name="T3044">сегодня</text:span><text:span text:style-name="T2732"> утром, </text:span><text:span text:style-name="T2733">пока </text:span><text:span text:style-name="T2734">я был в университете</text:span><text:span text:style-name="T2733">?</text:span>»</text:p>
      <text:p text:style-name="P513"><text:tab/>«<text:span text:style-name="T2735">Почти ничем, профессор Фергер</text:span>», - <text:span text:style-name="T2735">ответила ему Элисон.</text:span></text:p>
      <text:p text:style-name="P513"><text:tab/>«<text:span text:style-name="T2735">Мы ждали, </text:span><text:span text:style-name="T2736">когда проснётся Робин. </text:span><text:span text:style-name="T2737">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8">х</text:span><text:span text:style-name="T2737">орошо позавтракал.</text:span>»</text:p>
      <text:p text:style-name="P514"><text:tab/><text:span text:style-name="T2739">Она ответила почти моментально, </text:span><text:span text:style-name="T2740">опасаясь, что</text:span><text:span text:style-name="T2739"> кто-нибудь из присутствующих </text:span><text:span text:style-name="T2740">наговорит лишнего. </text:span></text:p>
      <text:p text:style-name="P514"><text:span text:style-name="T2739"><text:tab/>«</text:span><text:span text:style-name="T2741">Хорошо. Значит у нас будет много работы. Надеюсь, ни у кого из вас не запланировано никаких мероприятий на сегодняшний вечер.</text:span><text:span text:style-name="T2739">» </text:span></text:p>
      <text:p text:style-name="P513"><text:tab/>«Ну…<text:span text:style-name="T2742"> Ээээ</text:span>», - <text:span text:style-name="T2742">начал было Робин.</text:span></text:p>
      <text:p text:style-name="P513"><text:tab/>«<text:span text:style-name="T2743">Отлично! Я рад, что не запланировано</text:span>», - <text:span text:style-name="T2742">перебил его профессор.</text:span></text:p>
      <text:p text:style-name="P513"><text:tab/><text:span text:style-name="T2744">Сейчас я достану папку с моими записями и мы сможем продолжить.</text:span></text:p>
      <text:p text:style-name="P513"><text:tab/><text:span text:style-name="T2745">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2">Я нашёл их! В какой-то ужасный момент мне показалось, что я оставил их дома</text:span>».</text:p>
      <text:p text:style-name="P513"><text:tab/>«<text:span text:style-name="T2753">Какая жалость, что он не сделал этого</text:span>», - <text:span text:style-name="T2753">сокрушённо подумал Робин.</text:span></text:p>
      <text:p text:style-name="P513"><text:tab/>«<text:span text:style-name="T2754">Итак, на чём мы остановились перед тем, как уснул Робин?</text:span>» - <text:span text:style-name="T2755">пробормотал профессор, </text:span><text:span text:style-name="T2756">роясь</text:span><text:span text:style-name="T2755"> в свои </text:span><text:span text:style-name="T2763">бумагах</text:span><text:span text:style-name="T2755">; </text:span><text:span text:style-name="T2756">его очки неспешно сползали с носа.</text:span></text:p>
      <text:p text:style-name="P513"><text:tab/>«<text:span text:style-name="T2757">Мы закончили на обсуждении Системы и людей, населявших этот ужасный мир. Робину оставалось лишь зарисовать карту Саутгемптона</text:span>», - <text:span text:style-name="T2757">ответил Гарри.</text:span></text:p>
      <text:p text:style-name="P513"><text:tab/>«<text:span text:style-name="T2758">Нет, Гарри! Мне кажется, что ты ошибаешься. </text:span><text:span text:style-name="T2759">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9">Что дальше, профессор?</text:span>», - <text:span text:style-name="T2759">спросил Робин,</text:span></text:p>
      <text:p text:style-name="P513"><text:tab/>«<text:span text:style-name="T2759">Какие темы из вашего списка вы хотели бы обсудить? </text:span><text:span text:style-name="T2760">Думаю, что будет гораздо быстрее, если вы зачитаете их все и сразу, а </text:span><text:span text:style-name="T2762">затем </text:span><text:span text:style-name="T2761">я стану</text:span><text:span text:style-name="T2760"> описывать их одну за другой в порядке следования.</text:span>»</text:p>
      <text:p text:style-name="P513"><text:tab/><text:span text:style-name="T2763">Робину сильно хотелось пойти в кино, и таким образом у них оставалась возможность закончить ко</text:span><text:span text:style-name="T2764">н</text:span><text:span text:style-name="T2763">спектирование пораньше и отправиться на последний сеанс, который должен был состояться около восьми часов вечера.</text:span></text:p>
      <text:p text:style-name="P513"><text:tab/>«<text:span text:style-name="T2765">Звучит вполне разумным, Робин. Ну, остались ещё три важных темы — основная масса живших там людей, их </text:span><text:span text:style-name="T2766">предводители</text:span><text:span text:style-name="T2765"> и, наконец, Система</text:span>».</text:p>
      <text:p text:style-name="P513"><text:tab/>«<text:span text:style-name="T2767">Хорошо. Начнём с людей. Они представляли собой довольно жалкое зрелище. К сожалению, мне больше нечего добавить к </text:span><text:span text:style-name="T2768">сказанному</text:span><text:span text:style-name="T2767">, всё остальное вы видели сами. </text:span><text:span text:style-name="T2769">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70">расправляются с</text:span><text:span text:style-name="T2769"> собак</text:span><text:span text:style-name="T2770">ами</text:span><text:span text:style-name="T2769"> и кош</text:span><text:span text:style-name="T2770">ками</text:span><text:span text:style-name="T2769">. </text:span><text:span text:style-name="T2775">И</text:span><text:span text:style-name="T2771">нтересно, каким образом, глядя на подобные зверства, повели бы себя те организации, которые </text:span><text:span text:style-name="T2772">в наши дни </text:span><text:span text:style-name="T2771">протестуют против жестокого обращения с животными. </text:span><text:span text:style-name="T2798">Но, в</text:span><text:span text:style-name="T2772">озможно, что я </text:span><text:span text:style-name="T2782">был </text:span><text:span text:style-name="T2772">слишком строг к </text:span><text:span text:style-name="T2782">тем</text:span><text:span text:style-name="T2772">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3">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4">Робин выдержал паузу. </text:span><text:span text:style-name="T2776">Воцарилась полная тишина. Все с полным вниманием слушали </text:span><text:span text:style-name="T2779">его </text:span><text:span text:style-name="T2776">речь</text:span><text:span text:style-name="T2777">, а профессор еле успевал записывать сказанное</text:span><text:span text:style-name="T2776">.</text:span></text:p>
      <text:p text:style-name="P513"><text:tab/>«<text:span text:style-name="T2778">Они источали ужасные запахи, порой вызывавшие во мне рвотные по</text:span><text:span text:style-name="T2992">з</text:span><text:span text:style-name="T2778">ывы, но разве можно было ожидать от них чего-то другого, ведь им негде было помыться и даже сходить в туалет. </text:span><text:span text:style-name="T2780">Я думаю, что в таких условиях просто неминуемо возникновение и скорейший рост количества различных </text:span><text:span text:style-name="T2783">заболеваний</text:span><text:span text:style-name="T2780">. Все эти люди не имели </text:span><text:span text:style-name="T2781">за душой ровным счётом ничего, они были бездомными и </text:span><text:span text:style-name="T2784">жили одним днём. </text:span><text:span text:style-name="T2785">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6">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7">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8">Молодой человек снова замолк, размышляя о тяжелейшем положении этих бедных, несчастных людей. </text:span><text:span text:style-name="T2789">Он проглотил подступивший к горлу комок, стараясь изо всех сил не позволить пролиться слезам.</text:span></text:p>
      <text:p text:style-name="P513"><text:tab/>«<text:span text:style-name="T2790">Да, если припомнить всё в деталях, то я, должно быть, был одним из немногих детей, живших там.. Я говорил о ст</text:span><text:span text:style-name="T3059">онущих</text:span><text:span text:style-name="T2790"> бродягах.. Эти люди потеряли большую часть своих волос и имели на своей коже </text:span><text:span text:style-name="T2791">отвратительные пятна. Их лица были бледны</text:span><text:span text:style-name="T3034">ми</text:span><text:span text:style-name="T2791"> и не </text:span><text:span text:style-name="T3034">выражали никаких признаков жизни</text:span><text:span text:style-name="T2791">, всем своим видом они напоминали ходячие скелеты, обтянутые </text:span><text:soft-page-break/><text:span text:style-name="T2791">кожей. Прямо как зомби или, буквально, ходячие мертвецы. Всё это </text:span><text:span text:style-name="T3035">было похоже на</text:span><text:span text:style-name="T2791"> фильм ужасов, в котором я играл главную роль.</text:span>»</text:p>
      <text:p text:style-name="P515"><text:tab/>«<text:span text:style-name="T2792">Мой несчастный мальчик</text:span>», - <text:span text:style-name="T2792">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3">Достаточно. Думаю, что теперь у меня имеется достаточно подробный отчёт о населявших тот мир людях. Не возражаешь, если мы перейдём </text:span><text:span text:style-name="T2795">к </text:span><text:span text:style-name="T2793">их вожакам?</text:span>» - <text:span text:style-name="T2794">спросил Робина профессор Фергер. </text:span><text:span text:style-name="T2795">Он видел, как негативно отражается его «допрос» на общем самочувствии юноши. </text:span><text:span text:style-name="T2796">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3">были </text:span><text:span text:style-name="T2796">свежи в памяти путешественника. </text:span><text:span text:style-name="T2797">У многих людей наверняка случился бы нервный срыв после тех же испытаний, что выпали на его долю.</text:span></text:p>
      <text:p text:style-name="P515"><text:tab/>«<text:span text:style-name="T2944">С мной всё в порядке</text:span>» - <text:span text:style-name="T2944">поспешно сказал Робин, увидев на лице профессора беспокойство,</text:span></text:p>
      <text:p text:style-name="P515"><text:tab/>«<text:span text:style-name="T2944">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4">Хорошо, это меня устраивает</text:span>», - <text:span text:style-name="T2944">ответил ему профессор Фергер.</text:span></text:p>
      <text:p text:style-name="P515"><text:tab/>«<text:span text:style-name="T2945">Предводители.. Они были достаточно храбрыми. Необходимо отдать должное их сме</text:span><text:span text:style-name="T2947">лости</text:span><text:span text:style-name="T2945"> и дальновидности</text:span>».</text:p>
      <text:p text:style-name="P515"><text:tab/>«<text:span text:style-name="T2945">Дальновидности? Что ты имеешь в виду?</text:span>» - <text:span text:style-name="T2946">спросил профессор, поднимая взгляд поверх очков,</text:span></text:p>
      <text:p text:style-name="P515"><text:tab/>«<text:span text:style-name="T2948">Я что-то пропустил или неправильно понял?</text:span>»</text:p>
      <text:p text:style-name="P515"><text:tab/>«<text:span text:style-name="T2949">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90">к </text:span><text:span text:style-name="T2994">наступлению</text:span><text:span text:style-name="T2949"> войны, и сделали всё от них зависящее, чтобы пережить ядерный удар</text:span>».</text:p>
      <text:p text:style-name="P515"><text:tab/>«<text:span text:style-name="T2950">Ты хочешь сказать, что в Саутгемптоне нашлась горстка людей, не доверявших </text:span><text:span text:style-name="T2951">правительству и </text:span><text:span text:style-name="T2950">средствам массовой информации, и призывавшая граждан нач</text:span><text:span text:style-name="T2952">инать </text:span><text:span text:style-name="T2950">готовиться к войне?</text:span>»</text:p>
      <text:p text:style-name="P515"><text:tab/><text:span text:style-name="T2953">Профессор откинулся на спинку стула.</text:span></text:p>
      <text:p text:style-name="P515"><text:tab/>«<text:span text:style-name="T2953">Прекрасно! Оказывается, общественность не настолько глупа, как это представлялось мне до сих пор</text:span>».</text:p>
      <text:p text:style-name="P515"><text:tab/>«<text:span text:style-name="T2953">Я хотел </text:span><text:span text:style-name="T2991">бы </text:span><text:span text:style-name="T2953">продолжить</text:span>», - <text:span text:style-name="T2953">произнёс Робин,</text:span></text:p>
      <text:p text:style-name="P515"><text:tab/>«<text:span text:style-name="T2953">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4">Они готовились и они приняли все необходимые меры</text:span>».</text:p>
      <text:p text:style-name="P515"><text:tab/><text:span text:style-name="T2955">Через некоторое время профессор объявил, что вполне удовлетворён, и предложил перейти к заключительной </text:span><text:span text:style-name="T2988">части</text:span><text:span text:style-name="T2955">.</text:span></text:p>
      <text:p text:style-name="P515"><text:tab/>«<text:span text:style-name="T2956">Система.. Вам известно, что она была главным административным органом. </text:span><text:span text:style-name="T2957">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5">й приязни</text:span><text:span text:style-name="T2957">. </text:span><text:span text:style-name="T2958">Таков главный закон любого цивилизованного сообщества — никто не </text:span><text:span text:style-name="T2986">в праве</text:span><text:span text:style-name="T2958"> рассчитывать на уважение и сотрудничество, если не </text:span><text:span text:style-name="T2986">желает </text:span><text:span text:style-name="T2958">проявля</text:span><text:span text:style-name="T2986">ть</text:span><text:span text:style-name="T2958"> уважения к другим. Всё, что они совершали, это массовый террор и физическ</text:span><text:span text:style-name="T2971">ие</text:span><text:span text:style-name="T2958"> расправ</text:span><text:span text:style-name="T2971">ы</text:span><text:span text:style-name="T2958">, гарантируя </text:span><text:span text:style-name="T3972">себе</text:span><text:span text:style-name="T2958">, что население будет оставаться слабым и неспособным на восстания или революцию..</text:span>»</text:p>
      <text:p text:style-name="P515"><text:tab/>«<text:span text:style-name="T2959">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60">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60">Кивнув, профессор согласился на просьбу Робина и </text:span><text:span text:style-name="T2980">печально</text:span><text:span text:style-name="T2960"> посмотрел на сво</text:span><text:span text:style-name="T2982">и</text:span><text:span text:style-name="T2960"> </text:span><text:span text:style-name="T2979">опустевши</text:span><text:span text:style-name="T2982">е</text:span><text:span text:style-name="T2960"> стакан и тарелку.</text:span></text:p>
      <text:p text:style-name="P515"><text:tab/>«<text:span text:style-name="T2961">Элисон, помоги мне, пожалуйста, заварить для всех чаю и приготовить какую-нибудь снедь. Они, должно быть, голод</text:span><text:span text:style-name="T2981">ны,</text:span><text:span text:style-name="T2961"> потому что ничего не поели во время обеда.</text:span>»</text:p>
      <text:p text:style-name="P515"><text:tab/><text:span text:style-name="T2961">Элисон вместе с Робином покинули гостиную, оставив Гарри и Мэтью развлекать профессора Фергера.</text:span></text:p>
      <text:p text:style-name="P515"><text:tab/><text:span text:style-name="T2962">Когда они пришли на кухню, и Робин включил электрический чайник, </text:span><text:span text:style-name="T2963">он</text:span><text:span text:style-name="T2962"> развернулся лицом к Элисон и мягко, но настойчиво усадил её на стул.</text:span></text:p>
      <text:p text:style-name="P515"><text:tab/>«<text:span text:style-name="T2964">Эли, что с тобой происходит? </text:span><text:span text:style-name="T2965">Тебя расстроил Гарри? Н</text:span><text:span text:style-name="T2966">е молчи</text:span><text:span text:style-name="T2965">, ты ведь знаешь, что со мной можно говорить</text:span>».</text:p>
      <text:p text:style-name="P515"><text:tab/>«<text:span text:style-name="T2967">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8">В таком случае, что?</text:span>»</text:p>
      <text:p text:style-name="P515"><text:tab/>«<text:span text:style-name="T2969">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4">то</text:span><text:span text:style-name="T2969"> ещё даже не произошло, но не могу ничего с этим поделать</text:span>».</text:p>
      <text:p text:style-name="P515"><text:tab/>«<text:span text:style-name="T2969">Элисон, не стоит стыдиться своей излишней эмоциональности. Нужно быть </text:span><text:span text:style-name="T2984">предельно</text:span><text:span text:style-name="T2969"> </text:span><text:span text:style-name="T2983">чёрствым</text:span><text:span text:style-name="T2969"> и бесчувственным человеком, чтобы на тебя никак не </text:span><text:span text:style-name="T2975">по</text:span><text:span text:style-name="T2969">влияло подобное зрелище. Если бы в тот момент в моём желудке находилось что-то иное, кроме пустоты, то меня </text:span><text:span text:style-name="T2970">бы </text:span><text:span text:style-name="T2977">непременно</text:span><text:span text:style-name="T2969"> </text:span><text:span text:style-name="T2976">стошнило</text:span><text:span text:style-name="T2969">. </text:span><text:span text:style-name="T2989">Одному Богу известно</text:span><text:span text:style-name="T2969">, как сильно мне хочется повернуть в</text:span><text:span text:style-name="T2978">ремя</text:span><text:span text:style-name="T2969"> вспять и </text:span><text:span text:style-name="T3033">больше </text:span><text:span text:style-name="T2969">не позволять тебе становиться свидетелем подобных зрелищ. Прости меня, Элисон, и пожалуйста, </text:span><text:span text:style-name="T3058">впредь </text:span><text:span text:style-name="T2969">не волнуйся. Надеюсь, нам удастся </text:span><text:span text:style-name="T2987">как-нибудь </text:span><text:span text:style-name="T2969">замять </text:span><text:span text:style-name="T2973">всё </text:span><text:span text:style-name="T2969">это</text:span>».</text:p>
      <text:p text:style-name="P515"><text:tab/><text:span text:style-name="T3045">Робин подошёл к Элисон и крепко обнял, стар</text:span><text:span text:style-name="T3046">аясь </text:span><text:span text:style-name="T3049">подарить ей ощущение комфорта и </text:span><text:span text:style-name="T3046">безопасности.</text:span></text:p>
      <text:p text:style-name="P515"><text:tab/><text:span text:style-name="T3046">Со мной всё в порядке. Смотри, вода уже закипела — пора заваривать чай. Чем скорее мы закончим, тем лучше: </text:span><text:span text:style-name="T3050">е</text:span><text:span text:style-name="T3046">сли мы поторопимся, то успеем на последний сеанс в кинотеатре.</text:span></text:p>
      <text:p text:style-name="P515"><text:tab/><text:span text:style-name="T3047">Робин пристально посмотрел ей в глаза.</text:span></text:p>
      <text:p text:style-name="P515"><text:tab/>«<text:span text:style-name="T3047">Ты уверена, что у тебя всё в порядке? </text:span><text:span text:style-name="T3048">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9">Элисон кивнула. Слёзы, блестевшие на глазах Робина, глубоко ранили её душу и </text:span><text:span text:style-name="T3051">вызвали в ней мощнейший прилив чувствительности.</text:span></text:p>
      <text:p text:style-name="P515"><text:tab/>«<text:span text:style-name="T3051">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2">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3">Они верили, что я знаю ответы на все их вопросы и позабочусь об их спокойствии в </text:span><text:span text:style-name="T3057">будущем</text:span><text:span text:style-name="T3053">. Взамен они предоставляли мне пищу и крышу над головой. </text:span><text:span text:style-name="T3054">Все эти люди походили на детей младшего возраста, чьи жизни целиком и полностью находятся в распоряжении родителей. По</text:span><text:span text:style-name="T3055">йми</text:span><text:span text:style-name="T3054">, мне не хотелось меняться, но другого выбора у меня просто не было</text:span>».</text:p>
      <text:p text:style-name="P515"><text:tab/>«<text:span text:style-name="T3056">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1">Пока Элисон готовила чай, Робин достал несколько тарелок. В шкафу, в большой пластиковой коробке </text:span><text:span text:style-name="T3465">с этикеткой «</text:span><text:span text:style-name="T3946">Таппервэр</text:span><text:span text:style-name="T3465">»</text:span><text:span text:style-name="T3201">,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1">Этого должно быть достаточно, чтобы продержаться до нашего вечернего похода в Бургер Кинг</text:span>» - <text:span text:style-name="T3201">отметил он.</text:span></text:p>
      <text:p text:style-name="P515"><text:tab/><text:span text:style-name="T3201">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1">Чтобы не терять времени, я продолж</text:span><text:span text:style-name="T3973">у</text:span><text:span text:style-name="T3201"> свой отчёт</text:span>», - <text:span text:style-name="T3201">сказал Робин, тщательно пережёвывая печень</text:span><text:span text:style-name="T3204">е</text:span><text:span text:style-name="T3201"> и запивая </text:span><text:span text:style-name="T3204">его</text:span><text:span text:style-name="T3201"> горячим чаем, и на некоторое время умолк, поглощённый раздумьями.</text:span></text:p>
      <text:p text:style-name="P515"><text:tab/>«<text:span text:style-name="T320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1">Верно, ты сделал доклад по всем темам, которыми я интересовался, </text:span><text:span text:style-name="T3202">и</text:span><text:span text:style-name="T3201"> я дословно переписал на бумагу текст упомянутой статьи.</text:span>»</text:p>
      <text:p text:style-name="P515"><text:tab/><text:span text:style-name="T320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4">ни одной буквы</text:span><text:span text:style-name="T3203">, а заголовок был определён ими исключительно по его расположению вверху страницы. </text:span><text:span text:style-name="T320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4">Отлично. В котором часу нам зайти к вам завтра?</text:span>» - <text:span text:style-name="T3204">спросил профессора Мэтью,</text:span></text:p>
      <text:p text:style-name="P515"><text:tab/>«<text:span text:style-name="T320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5">Так прошло несколько минут.</text:span></text:p>
      <text:p text:style-name="P515"><text:tab/><text:span text:style-name="T3205">Наконец, нервы профессора сдали и </text:span><text:span text:style-name="T3974">всем</text:span><text:span text:style-name="T3205"> стало ясно, какая из двух сторон оказалась слабее. </text:span><text:span text:style-name="T3206">По правде говоря, профессор просто не смог придумать подходящего предлога, чтобы продолжить их заседание.</text:span></text:p>
      <text:p text:style-name="P515"><text:tab/>«<text:span text:style-name="T3207">Хорошо, я согласен — нам больше нечего обсуждать. Ожидаю увидеть вас всех завтра, ровно в девять часов, в моём университетском кабинете. </text:span><text:span text:style-name="T3208">Постарайтесь не изли</text:span><text:span text:style-name="T3209">ш</text:span><text:span text:style-name="T3208">ествовать этим вечером, </text:span><text:span text:style-name="T3210">а завтра</text:span><text:span text:style-name="T3208"> — </text:span><text:span text:style-name="T3210">проснуться </text:span><text:span text:style-name="T3208">вовремя.</text:span>»</text:p>
      <text:p text:style-name="P515"><text:tab/><text:span text:style-name="T3211">Последняя его реплика была адресована Гарри.</text:span></text:p>
      <text:p text:style-name="P515"><text:tab/><text:span text:style-name="T3212">Он закончил с сортировкой документов по папкам и </text:span><text:span text:style-name="T3217">завинтил</text:span><text:span text:style-name="T3212"> колпачок на сво</text:span><text:span text:style-name="T3217">ей</text:span><text:span text:style-name="T3212"> </text:span><text:span text:style-name="T3657">невероятно </text:span><text:span text:style-name="T3212">дорог</text:span><text:span text:style-name="T3657">ой</text:span><text:span text:style-name="T3212"> </text:span><text:span text:style-name="T3216">перьев</text:span><text:span text:style-name="T3217">ой</text:span><text:span text:style-name="T3216"> </text:span><text:span text:style-name="T3212">ручк</text:span><text:span text:style-name="T3217">е</text:span><text:span text:style-name="T3212">. Все важные записи он делал именно ей, из-за чего на бумаге и на его рубашке постоянно оставались </text:span><text:span text:style-name="T3213">кляксы</text:span><text:span text:style-name="T3212">. </text:span><text:span text:style-name="T3213">На боковой стороне безымянного пальца </text:span><text:span text:style-name="T3215">его </text:span><text:span text:style-name="T3213">левой руки постоянно </text:span><text:span text:style-name="T3214">виднелось</text:span><text:span text:style-name="T3213"> </text:span><text:span text:style-name="T3218">чернильное пятно</text:span><text:span text:style-name="T3213"> — явный признак человека, которой очень сильно любит писать. </text:span><text:span text:style-name="T321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1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20">Спокойной ночи!</text:span>»</text:p>
      <text:p text:style-name="P515"><text:tab/><text:span text:style-name="T3221">Профессор покинул жилище своих студентов, изо всех сил стараясь изображать на лице бе</text:span><text:span text:style-name="T3223">спечность</text:span><text:span text:style-name="T3221">, однако на </text:span><text:span text:style-name="T3658">самом деле его раздумья были отягощены </text:span><text:span text:style-name="T3659">тяжким грузом</text:span><text:span text:style-name="T3221">.</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4">Тем утром он задержался в университете вовсе не для того, чтобы заместить другого преподавателя — это было </text:span><text:span text:style-name="T3466">его </text:span><text:span text:style-name="T3224">ложным алиби.</text:span></text:p>
      <text:p text:style-name="P519"><text:tab/><text:span text:style-name="T3230">У</text:span><text:span text:style-name="T3224">тром он был занят совсем другими </text:span><text:span text:style-name="T3231">делами</text:span><text:span text:style-name="T3224">.</text:span></text:p>
      <text:p text:style-name="P519"><text:tab/><text:span text:style-name="T322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6">Профессор изо всех сил пытался втолковать своему визави, что война, о которой он </text:span><text:span text:style-name="T3228">только что </text:span><text:span text:style-name="T3226">сообщил, должна начаться менее, чем через год, и что в этом вопросе он чрезвычайно серьёзен, </text:span><text:span text:style-name="T3227">однако к нему отнеслись как к </text:span><text:span text:style-name="T3232">умалишённому</text:span><text:span text:style-name="T322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8">охватывали его мрачные предчувствия.</text:span></text:p>
      <text:p text:style-name="P519"><text:tab/>«<text:span text:style-name="T322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29">думал профессор с горечью,</text:span></text:p>
      <text:p text:style-name="P519"><text:tab/>«<text:span text:style-name="T322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29">Сейчас он находился поблизости от своего дома, на расстоянии всего одной улицы.</text:span></text:p>
      <text:p text:style-name="P519"><text:tab/><text:span text:style-name="T322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7">ответственны</text:span><text:span text:style-name="T3233"> за благополучие </text:span><text:span text:style-name="T3235">людей</text:span><text:span text:style-name="T3233">, и именно </text:span><text:span text:style-name="T3234">поэтому</text:span><text:span text:style-name="T3233"> граждане отдают за них свои голоса </text:span><text:span text:style-name="T3251">на выборах</text:span><text:span text:style-name="T3233">.</text:span></text:p>
      <text:p text:style-name="P519"><text:tab/><text:span text:style-name="T3235">Чем больше профессор погружался в размышления, тем сильнее </text:span><text:span text:style-name="T3469">ощущал</text:span><text:span text:style-name="T3235"> свою отчуждённость. Воздуха оставалось всё меньше и ему ст</text:span><text:span text:style-name="T3468">а</text:span><text:span text:style-name="T3470">ло</text:span><text:span text:style-name="T3235"> труд</text:span><text:span text:style-name="T3470">но</text:span><text:span text:style-name="T3235"> дышать — он чувствовал </text:span><text:span text:style-name="T3468">себя так</text:span><text:span text:style-name="T3235">, </text:span><text:span text:style-name="T3468">словно</text:span><text:span text:style-name="T3235"> вокруг его шеи затягивается петля. </text:span><text:span text:style-name="T323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7">Несмотря на то, что весь предыдущий день шёл нескончаемый ливень, сегодня выдалось великолепное апрельское утро.</text:span></text:p>
      <text:p text:style-name="P519"><text:tab/><text:span text:style-name="T3237">Мэтью выглянул в окно своего дома. На часах было шесть утра. </text:span><text:span text:style-name="T3238">О</text:span><text:span text:style-name="T3237">товсюду слышалось весёлое воробьиное чириканье, а </text:span><text:span text:style-name="T3238">на </text:span><text:span text:style-name="T3237">чистом, безоблачном небе ярко сияло взошедшее солнце, </text:span><text:span text:style-name="T3239">отражавшееся ослепительными иск</text:span><text:span text:style-name="T3366">рами</text:span><text:span text:style-name="T3239"> в кап</text:span><text:span text:style-name="T3366">ельках</text:span><text:span text:style-name="T3239"> росы на листьях и цветках прекрасных жёлто-фиолетовых цветков, росших неподалёку от его дома. </text:span><text:span text:style-name="T324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1">Единственное, что </text:span><text:span text:style-name="T3471">постоянно </text:span><text:soft-page-break/><text:span text:style-name="T3241">портило </text:span><text:span text:style-name="T3246">его </text:span><text:span text:style-name="T3241">внешний вид — газон, требующий </text:span><text:span text:style-name="T3472">регулярного</text:span><text:span text:style-name="T3241"> тщательного </text:span><text:span text:style-name="T3367">ухода</text:span><text:span text:style-name="T3241">. </text:span><text:span text:style-name="T3242">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3">Сегодня чудесный денёк, и у меня не запланировано никаких дел, поэтому стоит заняться стрижкой травы</text:span>» - <text:span text:style-name="T3243">подумал Мэтью.</text:span></text:p>
      <text:p text:style-name="P519"><text:tab/><text:span text:style-name="T3244">Умывшись и переодевшись он вышел в сад, прихватив с собой стакан свежевыжатого апельсинового сока.</text:span></text:p>
      <text:p text:style-name="P519"><text:tab/><text:span text:style-name="T3245">Хорошо, но где искать газонокосилку?</text:span></text:p>
      <text:p text:style-name="P519"><text:tab/><text:span text:style-name="T3247">Он нахмурился, погрузившись в </text:span><text:span text:style-name="T3248">свои </text:span><text:span text:style-name="T3247">размышления. </text:span><text:span text:style-name="T3248">Давненько он не пачкал своих ухоженных рук, </text:span><text:span text:style-name="T3249">и </text:span><text:span text:style-name="T3248">по</text:span><text:span text:style-name="T3318">э</text:span><text:span text:style-name="T3248">тому не мог даже вообразить, куда она могла быть запрятана. </text:span><text:span text:style-name="T3250">После </text:span><text:span text:style-name="T3252">не</text:span><text:span text:style-name="T3250">продолжительных поисков он нашёл её в крохотном чуланчике возле кухни.</text:span></text:p>
      <text:p text:style-name="P519"/>
      <text:p text:style-name="P519"><text:tab/><text:span text:style-name="T3252">К половине седьмого работа была окончена. Человеку, не привыкшему к физическим нагрузкам в раннее время суток, так</text:span><text:span text:style-name="T3258">ое</text:span><text:span text:style-name="T3252"> </text:span><text:span text:style-name="T3258">занятие </text:span><text:span text:style-name="T3252">показалась бы непрост</text:span><text:span text:style-name="T3258">ым</text:span><text:span text:style-name="T3252">. Но для Мэтью он</text:span><text:span text:style-name="T3259">о</text:span><text:span text:style-name="T3252"> стал</text:span><text:span text:style-name="T3259">о</text:span><text:span text:style-name="T3252"> </text:span><text:span text:style-name="T3317">невыносимым</text:span><text:span text:style-name="T325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3">Довольный, вытер липкие от пота, смешанного с соком травы, руки о свои рабочие штаны, </text:span><text:span text:style-name="T3254">после чего вернул газонокосилку на то же самое место, где нашёл, и поставил разогреваться чайник. Теперь, после не</text:span><text:span text:style-name="T3975">привычного</text:span><text:span text:style-name="T3254"> для него </text:span><text:span text:style-name="T3368">начала дня</text:span><text:span text:style-name="T3254">, ему требовалась большая чашка с крепким кофе.</text:span></text:p>
      <text:p text:style-name="P519"><text:tab/><text:span text:style-name="T325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60">его </text:span><text:span text:style-name="T3255">руки были заняты, он решил слегка подтолкнуть ногой дверь, преграждающую его путь.</text:span></text:p>
      <text:p text:style-name="P519"><text:tab/>«<text:span text:style-name="T3256">Робин, я принёс твой завтрак! Пора вставать. Уже почти восемь часов, а к девяти нам нужно быть в университете</text:span>».</text:p>
      <text:p text:style-name="P519"><text:tab/><text:span text:style-name="T3257">Он поставил поднос на столик и широко распахнул дверь в комнату, после чего подошёл к окну и раздёрнул шторы, позволив солнцу </text:span><text:span text:style-name="T3260">залить</text:span><text:span text:style-name="T3257"> всю комнату своим ярким светом.</text:span></text:p>
      <text:p text:style-name="P519"><text:tab/><text:span text:style-name="T3257">Ему пришлось легонечко встряхнуть Робина.</text:span></text:p>
      <text:p text:style-name="P519"><text:tab/>«<text:span text:style-name="T3261">Подъём! Завтрак уже остывает. На часах <text:s/>- две минуты восьмого</text:span>» - <text:span text:style-name="T326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2">Робин, если ты сейчас же не встанешь, я сорву с тебя это чёртово одеяло, и тогда ты замёрзнешь и, может быть, </text:span><text:span text:style-name="T3268">даже </text:span><text:span text:style-name="T3267">заболеешь</text:span>» - <text:span text:style-name="T3262">сообщил Мэтью строгим тоном. Шансы на то, что угроза будет исполнена, были достаточно в</text:span><text:span text:style-name="T3319">ысоки</text:span><text:span text:style-name="T3262">, поэтому Робин без лишних слов выскочил из своего укрытия и уселся на краеш</text:span><text:span text:style-name="T3266">ек</text:span><text:span text:style-name="T3262"> кровати. </text:span><text:span text:style-name="T3270">Он</text:span><text:span text:style-name="T3267"> </text:span><text:span text:style-name="T3269">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7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1">Я принёс чёрный кофе, обжаренный тост, кусок пирога к чаю и две пышки с сочащимся из них топлёным маслом. Как это звучит? </text:span><text:span text:style-name="T3272">Неплохо?</text:span>»</text:p>
      <text:p text:style-name="P519"><text:tab/>«<text:span text:style-name="T3273">Спасибо, Мэтью! Это музыка для моих ушей. Надеюсь, что в намазанном на тост мармеладе не окажется мелких </text:span><text:span text:style-name="T3314">противных </text:span><text:span text:style-name="T3273">комочков</text:span>».</text:p>
      <text:p text:style-name="P519"><text:tab/>«<text:span text:style-name="T3274">Я всё тщательно проверил — их там нет. А теперь ешь и быстренько одевайся, иначе мы опоздаем на встречу с профессором</text:span>».</text:p>
      <text:p text:style-name="P519"><text:tab/><text:span text:style-name="T3275">Мэтью передал поднос с завтраком Робину, </text:span><text:span text:style-name="T3277">и</text:span><text:span text:style-name="T3275"> приступил к поиск</text:span><text:span text:style-name="T3278">ам</text:span><text:span text:style-name="T3275"> </text:span><text:span text:style-name="T3276">его </text:span><text:span text:style-name="T3275">верхней одежды.</text:span></text:p>
      <text:p text:style-name="P519"><text:tab/>«<text:span text:style-name="T3279">Вот твои вещи. Я встречу тебя внизу, когда ты будешь готов. Приятного аппетита!</text:span>»</text:p>
      <text:p text:style-name="P519"><text:soft-page-break/><text:tab/><text:span text:style-name="T3280">Робин уплетал завтрак за обе щеки. Как обычно бывало в таких случаях, весь его рот и часть подбородка были испачканы мармеладом, </text:span><text:span text:style-name="T3281">и в комнате отчётливо слышалось его </text:span><text:span text:style-name="T3976">смачное</text:span><text:span text:style-name="T3281"> чавканье.</text:span></text:p>
      <text:p text:style-name="P520"><text:tab/><text:span text:style-name="T3282">Он обратил </text:span><text:span text:style-name="T3283">своё </text:span><text:span text:style-name="T3282">внимание на </text:span><text:span text:style-name="T3283">отрытое </text:span><text:span text:style-name="T3282">окно. </text:span><text:span text:style-name="T3283">Это казалось странным, ведь прежде Мэтью никогда не оставлял его открытым, зная как болезненно переносит сквозняки его юный друг. </text:span><text:span text:style-name="T3284">Мальчик поднялся с кровати и выглянул на улицу. Именно тогда он и заметил, как преобразилась лужайка.</text:span></text:p>
      <text:p text:style-name="P520"><text:span text:style-name="T3284"><text:tab/>«Боже! Кто-то покосил её. Но не мог же Мэтью… Если это всё-таки он, то с ним, должно быть, что-то с</text:span><text:span text:style-name="T3285">тряслось</text:span><text:span text:style-name="T3284">… И этот завтрак в постель…»</text:span></text:p>
      <text:p text:style-name="P520"><text:tab/><text:span text:style-name="T3286">Робин вышел из своей спальни и с верхн</text:span><text:span text:style-name="T3288">их</text:span><text:span text:style-name="T3286"> </text:span><text:span text:style-name="T3288">ступеней</text:span><text:span text:style-name="T3286"> окликнул Мэтью.</text:span></text:p>
      <text:p text:style-name="P520"><text:tab/>«<text:span text:style-name="T328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89">косил</text:span><text:span text:style-name="T3286"> </text:span><text:span text:style-name="T3287">трав</text:span><text:span text:style-name="T3289">у</text:span><text:span text:style-name="T3286"> возле нашего дома?</text:span>»</text:p>
      <text:p text:style-name="P520"><text:tab/><text:span text:style-name="T3290">Уронив свою зажигалку на пол, Мэтью в спешке стал подниматься наверх,</text:span></text:p>
      <text:p text:style-name="P520"><text:tab/>«<text:span text:style-name="T3290">При чём тут ночные кошмары? </text:span><text:span text:style-name="T3292">Я никогда не отказываюсь от физического труда </text:span><text:span text:style-name="T3290">н</text:span><text:span text:style-name="T3291">и</text:span><text:span text:style-name="T3290"> во сне, н</text:span><text:span text:style-name="T3291">и</text:span><text:span text:style-name="T3290"> наяву!</text:span>»</text:p>
      <text:p text:style-name="P520"><text:tab/>«<text:span text:style-name="T329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5">Будь честен с самим собой</text:span><text:span text:style-name="T3294"> — ты ненавидишь работать</text:span>».</text:p>
      <text:p text:style-name="P520"><text:tab/>«<text:span text:style-name="T3313">Хватит</text:span><text:span text:style-name="T3296">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7">Мэтью оставил Робина в одиночестве, чтобы вернуться на кухню, и в тишине и спокойствии доесть свой тост с сыром.</text:span></text:p>
      <text:p text:style-name="P520"><text:tab/>«<text:span text:style-name="T3298">Чудик назвал меня лентяем. Ха! Что за наглость.</text:span>» - <text:span text:style-name="T3298">подумал Мэтью, но вслух этого, конечно, не </text:span><text:span text:style-name="T3364">произнёс</text:span><text:span text:style-name="T3298">.</text:span></text:p>
      <text:p text:style-name="P520"/>
      <text:p text:style-name="P520"><text:tab/><text:span text:style-name="T3299">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00">Вы опоздали на две минуты. До этого момента обычно опаздывали мы. </text:span><text:span text:style-name="T3315">Н</text:span><text:span text:style-name="T3300">е переживайте, профессора ещё нет. Наверное, сегодня праздник опозданий для наиболее пунктуальных </text:span><text:span text:style-name="T3301">и ответственных членов общества</text:span>» - <text:span text:style-name="T3311">ехидно заметил</text:span><text:span text:style-name="T3301"> Гарри, ненадолго оторвавшись от своей книги.</text:span></text:p>
      <text:p text:style-name="P520"><text:tab/><text:span text:style-name="T330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2">Посмеявшись над тем, как ловко удалось провести профессора и выиграть для себя свободный вечер, они наконец-то обратили внимание </text:span><text:span text:style-name="T3308">на </text:span><text:span text:style-name="T3302">время. </text:span><text:span text:style-name="T3303">Часы показывали половину десятого, но от профессора </text:span><text:span text:style-name="T3304">до сих пор </text:span><text:span text:style-name="T3303">не было никаких известий.</text:span></text:p>
      <text:p text:style-name="P520"><text:tab/>«<text:span text:style-name="T3305">Возможно, в этом нет ничего страшного. Он мог задержаться </text:span><text:span text:style-name="T3316">в</text:span><text:span text:style-name="T3305"> пути из Уинчестера — там сейчас ведутся дорожные работы. </text:span><text:span text:style-name="T3306">Я уверена, скоро </text:span><text:span text:style-name="T3345">он </text:span><text:span text:style-name="T3306">будет здесь</text:span>» - <text:span text:style-name="T3306">произнесла Элисон, потягивая горячий шоколад из картонного стаканчика. </text:span><text:span text:style-name="T3307">Это был единственный приличный напиток, который можно было купить </text:span><text:span text:style-name="T3310">у</text:span><text:span text:style-name="T3307"> </text:span><text:span text:style-name="T3309">торгово</text:span><text:span text:style-name="T3310">го</text:span><text:span text:style-name="T3307"> а</text:span><text:span text:style-name="T3310">втомата</text:span><text:span text:style-name="T3307">, расположенн</text:span><text:span text:style-name="T3310">ого</text:span><text:span text:style-name="T3307"> в </text:span><text:span text:style-name="T3311">конце университетского </text:span><text:span text:style-name="T3307">коридор</text:span><text:span text:style-name="T3312">а</text:span><text:span text:style-name="T3307">.</text:span></text:p>
      <text:p text:style-name="P520"><text:tab/>«<text:span text:style-name="T3330">Попробуйте угадать, что этим утром сделал Мэтью</text:span>».</text:p>
      <text:p text:style-name="P520"><text:tab/>«<text:span text:style-name="T3330">Удиви нас, Робин</text:span>», - <text:span text:style-name="T3330">ответил Гарри.</text:span></text:p>
      <text:p text:style-name="P520"><text:tab/>«<text:span text:style-name="T3330">Ми</text:span><text:span text:style-name="T3369">н</text:span><text:span text:style-name="T3330">уточку внимания… <text:s/>Звучит барабанная дробь… Он скосил траву на газоне!</text:span>»</text:p>
      <text:p text:style-name="P520"><text:tab/>«<text:span text:style-name="T333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2">Дружище, ты слишком жесток к себе!</text:span>»</text:p>
      <text:p text:style-name="P520"><text:soft-page-break/><text:tab/><text:span text:style-name="T3332">Гарри </text:span><text:span text:style-name="T4001">затих, а</text:span><text:span text:style-name="T3332"> затем громко расхохотался, а все остальные последовали его примеру. </text:span><text:span text:style-name="T3333">Мэтью остался сидеть в прежней позе, скрестив </text:span><text:span text:style-name="T3339">на груди </text:span><text:span text:style-name="T3365">руки </text:span><text:span text:style-name="T3333">и исподлобья поглядывая на своих товарищей.</text:span></text:p>
      <text:p text:style-name="P520"><text:tab/>«<text:span text:style-name="T333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5">Сейчас четверть одиннадцатого и он уже давно должен был выйти на связь</text:span>».</text:p>
      <text:p text:style-name="P520"><text:tab/><text:span text:style-name="T333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7">филиалом</text:span><text:span text:style-name="T3336">.</text:span></text:p>
      <text:p text:style-name="P520"/>
      <text:p text:style-name="P520"><text:tab/>«<text:span text:style-name="T3473">Сегодня п</text:span><text:span text:style-name="T3337">рофессор Лайон не получал никаких из</text:span><text:span text:style-name="T3338">вес</text:span><text:span text:style-name="T3473">тий</text:span><text:span text:style-name="T3338"> от профессора Фергера </text:span><text:span text:style-name="T3340">и ничего не знает о его планах</text:span>» - <text:span text:style-name="T3340">вернувшись, сообщил Гарри всем остальным студентам.</text:span></text:p>
      <text:p text:style-name="P520"><text:tab/>«<text:span text:style-name="T3340">Я думаю, нам нужно </text:span><text:span text:style-name="T3363">отправиться</text:span><text:span text:style-name="T3340"> к нему домой и убедиться, что с ним всё в порядке. Робин, ты, кажется, уже бывал в его доме прежде, и должен помнить, как туда добраться</text:span>» - <text:span text:style-name="T3340">сказала Элисон, повернувшись в сторону мальчика.</text:span></text:p>
      <text:p text:style-name="P520"><text:tab/>«<text:span text:style-name="T3341">Да, я бывал. Его адрес записан на листке бумаги, он </text:span><text:span text:style-name="T4002">в моём жакете</text:span>».</text:p>
      <text:p text:style-name="P520"><text:tab/><text:span text:style-name="T3342">Он порылся в карманах, </text:span><text:span text:style-name="T3344">вывалив наружу</text:span><text:span text:style-name="T3342"> </text:span><text:span text:style-name="T3344">кучку разнообразного </text:span><text:span text:style-name="T3342">хлама, и наконец, извлёк скомканный лист.</text:span></text:p>
      <text:p text:style-name="P520"><text:tab/>«<text:span text:style-name="T3343">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8">стояла припаркованной возле дома</text:span>, а окна жилища были занавешены. Бутылки с молоком, аккуратно расставленные молочником <text:span text:style-name="T3357">этим </text:span>утром, находились на ступ<text:span text:style-name="T3474">енях </text:span>в нетронутом состоянии.</text:p>
      <text:p text:style-name="P521"><text:tab/>«<text:span text:style-name="T3349">Это странно. Всё выглядит так, словно он ещё не проснулся</text:span>» - <text:span text:style-name="T3349">отметил Мэтью, </text:span><text:span text:style-name="T3350">пытаясь осмотреть содержимое почтового ящика через имеющиеся в нём </text:span><text:span text:style-name="T3356">щели</text:span><text:span text:style-name="T3349">.</text:span></text:p>
      <text:p text:style-name="P521"><text:tab/>«<text:span text:style-name="T3350">Здесь слишком темно, но я вижу несколько писем. Вы слышите, как скулит его собака?</text:span>»</text:p>
      <text:p text:style-name="P521"><text:tab/>«<text:span text:style-name="T3351">Попробуй открыть входную дверь, Мэтью</text:span>».</text:p>
      <text:p text:style-name="P521"><text:tab/><text:span text:style-name="T3352">В голосе Гарри отчётливо слышались панические нотки. Несмотря на то, что он частенько подшучивал над профессором, старик </text:span><text:span text:style-name="T3358">значил для него очень много</text:span><text:span text:style-name="T3353">.</text:span></text:p>
      <text:p text:style-name="P521"><text:tab/>«<text:span text:style-name="T3353">Не могу, она за</text:span><text:span text:style-name="T3356">крыта на замок</text:span><text:span text:style-name="T3353">. Я </text:span><text:span text:style-name="T3356">нажал </text:span><text:span text:style-name="T3359">на </text:span><text:span text:style-name="T3356">кнопку звонка</text:span><text:span text:style-name="T3353">, но он, кажется, не </text:span><text:span text:style-name="T3354">торопится </text:span><text:span text:style-name="T3353">о</text:span><text:span text:style-name="T3354">ткрывать</text:span><text:span text:style-name="T3353"> нам дверь. Нужно поискать другой способ попасть внутрь</text:span>».</text:p>
      <text:p text:style-name="P521"><text:tab/><text:span text:style-name="T3355">Они обошли дом </text:span><text:span text:style-name="T3356">вокруг</text:span><text:span text:style-name="T3355"> и обнаружили, что ведущая на кухню дверь, расположенная с обратной стороны здания, оказалась незапертой.</text:span></text:p>
      <text:p text:style-name="P521"><text:tab/><text:span text:style-name="T335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60">Разделившись, они отправились на поиски профессора </text:span><text:span text:style-name="T3361">Фергера</text:span><text:span text:style-name="T3360">.</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2">КТО-НИБУДЬ ИЗ ВАС НАШЁЛ ХОТЬ ЧТО-ТО?</text:span>» - прокричала Элисон в темноту.</text:p>
      <text:p text:style-name="P522"><text:tab/>«<text:span text:style-name="T3406">Постель аккуратно заправлена. Его не было здесь прошедшей ночью</text:span>» - <text:span text:style-name="T3406">откликнулся Мэтью.</text:span></text:p>
      <text:p text:style-name="P522"><text:tab/>«<text:span text:style-name="T3407">Если его не было, то что, в таком случае, делает здесь его авт</text:span><text:span text:style-name="T3409">о</text:span><text:span text:style-name="T3407">? </text:span><text:span text:style-name="T3409">Наверное, ты</text:span><text:span text:style-name="T3407"> случайно не заметил, </text:span><text:span text:style-name="T3409">но </text:span><text:span text:style-name="T3407">он находится на п</text:span><text:span text:style-name="T3409">одъездной дорожке, прямо напротив твоего</text:span>» - <text:span text:style-name="T3409">саркастически </text:span><text:span text:style-name="T3411">за</text:span><text:span text:style-name="T3409">метил Гарри. Он не хотел </text:span><text:span text:style-name="T3410">грубить Мэтью</text:span><text:span text:style-name="T3409">, но был сильно обеспокоен отсутствием профессора, и его нервы сда</text:span><text:span text:style-name="T3417">ли</text:span><text:span text:style-name="T3409">.</text:span></text:p>
      <text:p text:style-name="P522"><text:soft-page-break/><text:tab/>«<text:span text:style-name="T3412">Прости меня, Мэтью, я не хотел...</text:span>»</text:p>
      <text:p text:style-name="P522"><text:tab/><text:span text:style-name="T3413">Он замолчал и попытался успокоиться.</text:span></text:p>
      <text:p text:style-name="P522"><text:tab/>«<text:span text:style-name="T3414">Всё нормально, Гарри. Я понимаю. Смотри — со мной всё в порядке, </text:span><text:span text:style-name="T3415">ты не виноват</text:span><text:span text:style-name="T3414">. Пойдём поищем Робина. </text:span><text:span text:style-name="T3416">Думаю, можно с полной уверенностью утверждать, что профессора здесь нет. </text:span><text:span text:style-name="T3418">Мне кажется, он собирался встретиться с премьер-министром и вполне возможно, </text:span><text:span text:style-name="T3534">что </text:span><text:span text:style-name="T3418">сейчас </text:span><text:span text:style-name="T3533">он на пути</text:span><text:span text:style-name="T3418"> в Лондон</text:span>».</text:p>
      <text:p text:style-name="P522"><text:tab/><text:span text:style-name="T3419">После этих слов Гарри и Элисон направились вниз по лестнице вслед за Мэтью.</text:span></text:p>
      <text:p text:style-name="P522"><text:tab/>«<text:span text:style-name="T3420">Робин! Робин! </text:span><text:span text:style-name="T3423">Где ты находишься</text:span><text:span text:style-name="T3420">?</text:span>» - <text:span text:style-name="T3421">прокричала Элисон.</text:span></text:p>
      <text:p text:style-name="P522"><text:tab/><text:span text:style-name="T3421">Ответа не последовало.</text:span></text:p>
      <text:p text:style-name="P522"><text:tab/>«<text:span text:style-name="T3422">Куда он </text:span><text:span text:style-name="T3423">опять пропал</text:span><text:span text:style-name="T3422">? Неужели не понимает, что сейчас не время играть в прятки</text:span>» - <text:span text:style-name="T3422">ворчала </text:span><text:span text:style-name="T3434">она</text:span><text:span text:style-name="T3422"> себе под нос.</text:span></text:p>
      <text:p text:style-name="P522"><text:tab/>«<text:span text:style-name="T3426">Ты что-то услышала, Элисон</text:span><text:span text:style-name="T3424">?</text:span>»</text:p>
      <text:p text:style-name="P522"><text:tab/>«<text:span text:style-name="T3426">Нет, Гарри.</text:span><text:span text:style-name="T3424"> Наверное, он в столовой или гостиной.</text:span>»</text:p>
      <text:p text:style-name="P522"><text:tab/><text:span text:style-name="T3425">Гарри вместе с Мэтью направились в столовую, а Элисон решила осмотреть гостиную.</text:span></text:p>
      <text:p text:style-name="P522"><text:tab/><text:span text:style-name="T3426">Подойдя к закрытой двери она услышала его тихие всхлипывания. Тихонько отворив дверь, вошла внутрь. Робин был здесь. </text:span><text:span text:style-name="T3427">Он склонился над профессором, сидевшим в кресле в какой-то </text:span><text:span text:style-name="T3716">нелепой, </text:span><text:span text:style-name="T3427">неестественной позе, </text:span><text:span text:style-name="T3430">и плакал</text:span><text:span text:style-name="T3427">. </text:span><text:span text:style-name="T3715">Комната была окутана полумраком и лишь изредка освещалась сполохами </text:span><text:span text:style-name="T3427">работа</text:span><text:span text:style-name="T3715">ющего</text:span><text:span text:style-name="T3427"> на полную мощность </text:span><text:span text:style-name="T3715">электрического камина</text:span><text:span text:style-name="T3427">.</text:span></text:p>
      <text:p text:style-name="P522"><text:tab/><text:span text:style-name="T3428">Элисон растерялась. Она не знала, как </text:span><text:span text:style-name="T3432">ей </text:span><text:span text:style-name="T3428">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1">Стараясь не издавать лишних звуков, она покинула комнату, так и оставшись незамечен</text:span><text:span text:style-name="T3462">н</text:span><text:span text:style-name="T3431">ой рыдающим </text:span><text:span text:style-name="T3463">ребёнком</text:span><text:span text:style-name="T3431">. Плотно закрыв за собой дверь, быстрым шагом прошла в столовую и позвала Гарри и Мэтью.</text:span></text:p>
      <text:p text:style-name="P522"><text:tab/>«<text:span text:style-name="T3433">Что случилось, Элисон?</text:span>» - <text:span text:style-name="T3433">с тревогой в голосе спросил Гарри.</text:span></text:p>
      <text:p text:style-name="P522"><text:tab/>«<text:span text:style-name="T3435">Т-с-с. Говори </text:span><text:span text:style-name="T3437">по</text:span><text:span text:style-name="T3435">тише</text:span>».</text:p>
      <text:p text:style-name="P522"><text:tab/>«<text:span text:style-name="T3435">Что случилось? </text:span><text:span text:style-name="T3436">Почему ты требуешь тишины?</text:span>» - <text:span text:style-name="T3435">повторил свой вопрос Гарри, на этот раз шёпотом.</text:span></text:p>
      <text:p text:style-name="P522"><text:tab/>«<text:span text:style-name="T3438">О, Господи!</text:span>» - <text:span text:style-name="T3439">быстро проговорила Элисон, её сердце забилось чаще, а дыхание ускорилось.</text:span></text:p>
      <text:p text:style-name="P522"><text:tab/>«<text:span text:style-name="T3440">Не представляю, что делать с Робином</text:span>».</text:p>
      <text:p text:style-name="P522"><text:tab/>«<text:span text:style-name="T3441">Почему? Что с ним произошло? Он снова впал в транс?</text:span>» - <text:span text:style-name="T3441">спросил Мэтью.</text:span></text:p>
      <text:p text:style-name="P522"><text:tab/>«<text:span text:style-name="T3442">Он рыдает. Я впервые увидела это. Он в гостиной, возле профессора, и его трясёт от горя! </text:span><text:span text:style-name="T3444">Он меня не заметил... </text:span><text:span text:style-name="T3443">Мне кажется, профессор мёртв</text:span>».</text:p>
      <text:p text:style-name="P522"><text:tab/>«<text:span text:style-name="T3445">Боже! Что нам делать? Наверное, нужно </text:span><text:span text:style-name="T3448">вызвать</text:span><text:span text:style-name="T3445"> полицию. </text:span><text:span text:style-name="T3446">Элисон, ты должна пойти к Робину и попытаться утешить его</text:span>» - <text:span text:style-name="T3446">заикаясь, промямлил Гарри. </text:span><text:span text:style-name="T3447">Он был в панике. Никто из них не подготовился к такому маловероятному исходу </text:span><text:span text:style-name="T3448">событий</text:span><text:span text:style-name="T3447">.</text:span></text:p>
      <text:p text:style-name="P522"><text:tab/><text:span text:style-name="T3449">Мэтью вышел в прихожую и набрал номер полицейского участка, не имея </text:span><text:span text:style-name="T3450">ни малейшего </text:span><text:span text:style-name="T344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1">своём </text:span><text:span text:style-name="T3449">кресле возле камина? </text:span><text:span text:style-name="T3452">А </text:span><text:span text:style-name="T3453">о чём ещё,</text:span><text:span text:style-name="T3452"> кроме этого </text:span><text:span text:style-name="T3453">бреда</text:span><text:span text:style-name="T3452">? </text:span><text:span text:style-name="T3454"><text:s/>— Он не знал.</text:span></text:p>
      <text:p text:style-name="P522"><text:tab/><text:span text:style-name="T3455">Не произнося ни звука, Элисон вошла в гостиную, подошла к Робину и возложила руки на его плечи.</text:span></text:p>
      <text:p text:style-name="P522"><text:tab/><text:span text:style-name="T3455">Он обернулся, вытер рукавом </text:span><text:span text:style-name="T4003">жакета</text:span><text:span text:style-name="T3455"> своё заплаканное лицо и, упав в её объятия, снова разразился рыданиями.</text:span></text:p>
      <text:p text:style-name="P522"><text:tab/>«Робин…<text:span text:style-name="T3456"> Милый… Робин, пожалуйста... Не плачь, иначе </text:span><text:span text:style-name="T3457">сейчас </text:span><text:span text:style-name="T3456">я заплачу вместе с тобой</text:span>».</text:p>
      <text:p text:style-name="P522"><text:tab/><text:span text:style-name="T3458">Элисон трудно давались слова, </text:span><text:span text:style-name="T3459">и </text:span><text:span text:style-name="T3458">ей приходилось делать длинные паузы, чтобы </text:span><text:span text:style-name="T3460">откашляться</text:span><text:span text:style-name="T3459">, </text:span><text:span text:style-name="T3458">восстановить дыхание, и не позволить себе раскиснуть. </text:span><text:span text:style-name="T3459">Она вытерла слёзы с глаз.</text:span></text:p>
      <text:p text:style-name="P522"><text:soft-page-break/><text:tab/>«<text:span text:style-name="T346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5">Она ласкала Робина, нежно поглаживая по спине и макушке, отчаянно пытаясь успокоить его и </text:span><text:span text:style-name="T3503">заставить </text:span><text:span text:style-name="T3475">почувствовать </text:span><text:span text:style-name="T3500">себя кому-то нужным.</text:span></text:p>
      <text:p text:style-name="P522"><text:tab/>«<text:span text:style-name="T3475">Похоже, что он убил себя, Элисон. В его </text:span><text:span text:style-name="T3476">ладонях</text:span><text:span text:style-name="T3475"> был</text:span><text:span text:style-name="T3476">и</text:span><text:span text:style-name="T3475"> </text:span><text:span text:style-name="T3476">зажаты </text:span><text:span text:style-name="T3475">пис</text:span><text:span text:style-name="T3476">ьма</text:span><text:span text:style-name="T3475"> и...</text:span>»</text:p>
      <text:p text:style-name="P522"><text:tab/><text:span text:style-name="T3475">Его голос снова затих, </text:span><text:span text:style-name="T3477">и</text:span><text:span text:style-name="T3475"> по </text:span><text:span text:style-name="T3477">раскрасневшимся </text:span><text:span text:style-name="T3475">щекам в два ручья потекли слёзы.</text:span></text:p>
      <text:p text:style-name="P522"><text:tab/>«<text:span text:style-name="T3478">Я могу взглянуть на них? Где они?</text:span>»</text:p>
      <text:p text:style-name="P522"><text:tab/><text:span text:style-name="T3479">Робин протянул ей два влажных конверта — они были насквозь пропитаны слезами мальчика.</text:span></text:p>
      <text:p text:style-name="P522"><text:tab/>«<text:span text:style-name="T3480">Од</text:span><text:span text:style-name="T3481">но</text:span><text:span text:style-name="T3480"> из </text:span><text:span text:style-name="T3481">писем м</text:span><text:span text:style-name="T3482">ы можем</text:span><text:span text:style-name="T3481"> перед</text:span><text:span text:style-name="T3482">ать</text:span><text:span text:style-name="T3481"> </text:span><text:span text:style-name="T3480">полицейским. Второе предназначено нам</text:span>».</text:p>
      <text:p text:style-name="P522"><text:tab/><text:span text:style-name="T3483">Элисон открыла пер</text:span><text:span text:style-name="T3492">вое</text:span><text:span text:style-name="T3483">, и </text:span><text:span text:style-name="T3504">в нём</text:span><text:span text:style-name="T3483"> был</text:span><text:span text:style-name="T3504">о</text:span><text:span text:style-name="T3483">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3">Она</text:span><text:span text:style-name="T348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5">Кажется, он был в чрезвычайно подавленном состоянии, когда писал эти строки. Но почему? В </text:span><text:span text:style-name="T3505">них</text:span><text:span text:style-name="T3485"> нет никакого смысла</text:span>».</text:p>
      <text:p text:style-name="P522"><text:tab/>«<text:span text:style-name="T3486">Элисон, ты найдешь объяснения во втором, предназначенном для нас, письме. Только не читай вслух — </text:span><text:span text:style-name="T3487">мне </text:span><text:span text:style-name="T3490">бы </text:span><text:span text:style-name="T3487">этого не хотелось</text:span>».</text:p>
      <text:p text:style-name="P522"><text:tab/><text:span text:style-name="T3488">Робин снял сво</text:span><text:span text:style-name="T3996">й жакет</text:span><text:span text:style-name="T3488"> и накинул е</text:span><text:span text:style-name="T3997">го</text:span><text:span text:style-name="T3488"> на голову </text:span><text:span text:style-name="T3506">и плечи </text:span><text:span text:style-name="T3488">профессора, после чего </text:span><text:span text:style-name="T3489">вышел из </text:span><text:span text:style-name="T3488">комнат</text:span><text:span text:style-name="T3489">ы</text:span><text:span text:style-name="T3488">, чтобы </text:span><text:span text:style-name="T3506">поискать</text:span><text:span text:style-name="T3488"> Мэтью и Гарри.</text:span></text:p>
      <text:p text:style-name="P522"><text:tab/>«<text:span text:style-name="T3491">Элисон сказала, что вы звонили в полицию. Когда они будут здесь, отдайте им этот конверт. В нём что-то вроде прощального стихотворения. </text:span><text:span text:style-name="T3494">Нужно забрать отсюда его собаку, иначе её усыпят. Мэтью, пожалуйста, разреши мне сделать это</text:span>».</text:p>
      <text:p text:style-name="P522"><text:tab/>«<text:span text:style-name="T3495">Да, Робин</text:span>» - <text:span text:style-name="T3495">ответил Мэтью,</text:span></text:p>
      <text:p text:style-name="P522"><text:tab/>«<text:span text:style-name="T3495">Конечно, мы оставим её у себя. Полиция должна </text:span><text:span text:style-name="T3496">при</text:span><text:span text:style-name="T3495">быть с минуты на минуту</text:span>».</text:p>
      <text:p text:style-name="P522"><text:tab/>«<text:span text:style-name="T3497">Я хочу домой. У меня нет желания беседовать с полицейскими. Ты можешь отвезти меня домой, Мэтью? </text:span><text:span text:style-name="T3498">Разве Гарри не может </text:span><text:span text:style-name="T3998">поговорить</text:span><text:span text:style-name="T3498"> с </text:span><text:span text:style-name="T3998">ними</text:span><text:span text:style-name="T3498"> вместо меня?</text:span>».</text:p>
      <text:p text:style-name="P522"><text:tab/>«<text:span text:style-name="T3498">Робин, тебе придётся остаться и ответить на все их вопросы, ведь это ты обнаружил тело профессора Фергера</text:span>» - <text:span text:style-name="T3498">прервал его Гарри.</text:span></text:p>
      <text:p text:style-name="P522"><text:tab/>«<text:span text:style-name="T3499">Хорошо. Но если мне придётся остаться, то вы должны сказать, что не имеете </text:span><text:span text:style-name="T3999">понятия </text:span><text:span text:style-name="T3499">о причинах его самоубийства. Я пойду к Элисон, чтобы предупредить её</text:span>».</text:p>
      <text:p text:style-name="P522"><text:tab/><text:span text:style-name="T3501">Робин вернулся в гостиную, подошёл к Элисон и крепко обнял.</text:span></text:p>
      <text:p text:style-name="P522"><text:tab/>«<text:span text:style-name="T3502">Спасибо за слова утешения, я в них очень нуждался. Когда сюда прибудет полиция, все </text:span><text:span text:style-name="T3507">мы </text:span><text:span text:style-name="T3502">должны настаивать, что никто из нас не имеет представления о том, почему он решил покончить с собой... </text:span><text:span text:style-name="T3508">Элисон, то письмо… Ты не могла бы вернуть его мне?</text:span>».</text:p>
      <text:p text:style-name="P522"><text:tab/><text:span text:style-name="T3508">В тот момент, когда Элисон передавала ему письмо, прозвенел дверной звонок. </text:span><text:span text:style-name="T3509">Дверь открыл Гарри. </text:span><text:span text:style-name="T3510">Встретив</text:span><text:span text:style-name="T3509"> полицейских, </text:span><text:span text:style-name="T3510">он позволил им войти в дом</text:span><text:span text:style-name="T3509"> и </text:span><text:span text:style-name="T3510">затем </text:span><text:span text:style-name="T3509">проводил в гостиную.</text:span></text:p>
      <text:p text:style-name="P522"><text:soft-page-break/><text:tab/><text:span text:style-name="T3511">Сперва осмотрели тело покойного. В одном из </text:span><text:span text:style-name="T3512">его </text:span><text:span text:style-name="T3511">карманов был обнаружен шприц и пустой инсулин</text:span><text:span text:style-name="T3512">овый</text:span><text:span text:style-name="T3511"> флакон — </text:span><text:span text:style-name="T3513">внезапно выяснилось</text:span><text:span text:style-name="T3512">, что профессор был диабетиком, чего до этой минуты не знал ни один из его студентов.</text:span></text:p>
      <text:p text:style-name="P522"><text:tab/><text:span text:style-name="T351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4">Тело профессора Фергера было перевезено в морг.</text:span></text:p>
      <text:p text:style-name="P522"><text:tab/><text:span text:style-name="T3515">В конце </text:span><text:span text:style-name="T3516">всех злоключений</text:span><text:span text:style-name="T3515"> Робин</text:span><text:span text:style-name="T3516">у было позволено</text:span><text:span text:style-name="T3515"> </text:span><text:span text:style-name="T3518">забрать себе собаку профессора</text:span><text:span text:style-name="T3515">.</text:span></text:p>
      <text:p text:style-name="P522"/>
      <text:p text:style-name="P524"><text:tab/><text:span text:style-name="T3517">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19">Его глаза застилал</text:span><text:span text:style-name="T3520">а</text:span><text:span text:style-name="T3519"> </text:span><text:span text:style-name="T3520">мутная пелена</text:span><text:span text:style-name="T3519">. </text:span><text:span text:style-name="T3520">Текст послания был немного смазан, часть чернил внизу страницы сильно растеклась из-за обилия пролитых на него слёз. </text:span><text:span text:style-name="T3521">Робин начал заново перечитывать его, хотя этого не требовалось — написанное он </text:span><text:span text:style-name="T3544">выучил</text:span><text:span text:style-name="T3521"> наизусть.</text:span></text:p>
      <text:p text:style-name="P524"/>
      <text:p text:style-name="P524"><text:tab/>«<text:span text:style-name="T3522">Моим любимым студентам.</text:span></text:p>
      <text:p text:style-name="P524"/>
      <text:p text:style-name="P524"><text:tab/><text:span text:style-name="T3523">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5">мне </text:span><text:span text:style-name="T3523">известными факты, </text:span><text:span text:style-name="T4582">н</text:span><text:span text:style-name="T3523">о потерпел крах.</text:span></text:p>
      <text:p text:style-name="P524"><text:tab/><text:span text:style-name="T352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5">Мне было необычайно приятно работать с вами на протяжении всех последних лет. Продолжайте </text:span><text:span text:style-name="T3532">так же хорошо трудиться</text:span><text:span text:style-name="T3525"> и впредь, и не позволяйте пропасть даром тем результатам, которых мы достигли совместными усилиями.</text:span></text:p>
      <text:p text:style-name="P524"><text:tab/><text:span text:style-name="T3526">Возможно, вам удастся найти способ предотвратить надвигающуюся ядерную катастрофу.</text:span></text:p>
      <text:p text:style-name="P524"><text:tab/><text:span text:style-name="T3526">Элисон, Гарри, Мэтью! Пожалуйста, сделайте всё возможное, чтобы уберечь Робина — он </text:span><text:span text:style-name="T3527">очень </text:span><text:span text:style-name="T3526">особенный мальчик, и ему требуется много внимания и заботы.</text:span></text:p>
      <text:p text:style-name="P524"><text:tab/><text:span text:style-name="T3528">Мне кажется, это всё, что я хотел донести </text:span><text:span text:style-name="T3543">до вас</text:span><text:span text:style-name="T3528">. Поверьте, мне искренне жаль, что всё закончилось именно так.</text:span></text:p>
      <text:p text:style-name="P524"><text:tab/><text:span text:style-name="T3529">Я больше не мог продолжать нашу работу </text:span><text:span text:style-name="T3543">в дальнейшем</text:span><text:span text:style-name="T3529">, поскольку был уверен, что после вчерашнего дня меня обязательно найдут и заставят замолчать.</text:span></text:p>
      <text:p text:style-name="P524"/>
      <text:p text:style-name="P524"><text:tab/><text:span text:style-name="T3530">Люблю вас всех!</text:span></text:p>
      <text:p text:style-name="P524"/>
      <text:p text:style-name="P524"><text:tab/><text:span text:style-name="T3531">Искренне ваш,</text:span></text:p>
      <text:p text:style-name="P524"/>
      <text:p text:style-name="P524"><text:tab/><text:span text:style-name="T3531">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60">Затем, убедившись, что никто не зайдёт в его комнату, покопался во внутреннем кармане сво</text:span><text:span text:style-name="T4000">его</text:span><text:span text:style-name="T3660"> </text:span><text:span text:style-name="T4000">жакета</text:span><text:span text:style-name="T3660"> и извлёк из него ещё один конверт, на котором было написано его имя. Об этом письме он не </text:span><text:span text:style-name="T3703">с</text:span><text:span text:style-name="T3704">ообщил</text:span><text:span text:style-name="T3660">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1">юноши</text:span>. <text:span text:style-name="T3661">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2">его </text:span><text:span text:style-name="T3662">дальнейшую судьбу. Профессор Фергер относился к нему как к своему собственному </text:span><text:span text:style-name="T3705">сыну</text:span><text:span text:style-name="T366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3">Среди прочих </text:span><text:span text:style-name="T3683">он </text:span><text:span text:style-name="T366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5">Дорогой Робин,</text:span></text:p>
      <text:p text:style-name="P529"/>
      <text:p text:style-name="P530"><text:span text:style-name="T3666">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4">мо немного запутано</text:span><text:span text:style-name="T3666">. Я не знал, как выразить свои мысли, чтобы они были </text:span><text:span text:style-name="T3667">понятны</text:span><text:span text:style-name="T3666"> для всех. Другие студенты не понимают меня так ясно, как ты. </text:span><text:span text:style-name="T3667">Робин, я люблю </text:span><text:span text:style-name="T3676">тебя</text:span><text:span text:style-name="T3667">! Пожалуйста, не забывай об этом. Когда я писал, что всегда буду с тобой, то имел в виду именно это — не забывай обо мне и тогда мы </text:span><text:span text:style-name="T3672">навечно </text:span><text:span text:style-name="T3667">останемся вместе, и </text:span><text:span text:style-name="T3673">ты </text:span><text:span text:style-name="T3674">никогда </text:span><text:span text:style-name="T3673">не </text:span><text:span text:style-name="T3675">узнаешь</text:span><text:span text:style-name="T3673"> </text:span><text:span text:style-name="T3667">одиночеств</text:span><text:span text:style-name="T3675">а</text:span><text:span text:style-name="T3667">! </text:span><text:span text:style-name="T3668">Никто на Земле не понимает </text:span><text:span text:style-name="T3669">тебя так хорошо, как я. Оставляю тебе на память свою любовь и свою рассудительность — они помогут тебе стать взрослее. </text:span></text:p>
      <text:p text:style-name="P531"><text:tab/><text:span text:style-name="T3690">Изо всех сил я</text:span><text:span text:style-name="T3670"> старался донести до </text:span><text:span text:style-name="T3693">правительства</text:span><text:span text:style-name="T3670">, что всё </text:span><text:span text:style-name="T3691">сказанное мной</text:span><text:span text:style-name="T3670"> — </text:span><text:span text:style-name="T3690">чист</text:span><text:span text:style-name="T3691">ейшая</text:span><text:span text:style-name="T3670"> правда. Но они, к сожалению, не прин</text:span><text:span text:style-name="T3684">яли</text:span><text:span text:style-name="T3670"> моих слов всерьёз, </text:span><text:span text:style-name="T3671">и </text:span><text:span text:style-name="T3690">стали </text:span><text:span text:style-name="T3670">подшучива</text:span><text:span text:style-name="T3690">ть</text:span><text:span text:style-name="T3670"> надо мной за моей спиной, </text:span><text:span text:style-name="T3671">отн</text:span><text:span text:style-name="T3690">есясь</text:span><text:span text:style-name="T3671"> ко мне как к какому-то выдумщику. </text:span><text:span text:style-name="T3692">Им стало известно моё имя, и мне пришлось уйти из жизни, чтобы избавить от преследования и себя, и вас. </text:span><text:span text:style-name="T3693">Но я не сказал им ни слова </text:span><text:span text:style-name="T3695">о нашей работе</text:span><text:span text:style-name="T3693">.</text:span></text:p>
      <text:p text:style-name="P532"><text:tab/><text:span text:style-name="T369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4">к</text:span><text:span text:style-name="T3696">им образом я стал обладателем этих уникальных сведений и, в конце концов, они узнали бы обо всех вас.</text:span></text:p>
      <text:p text:style-name="P533"><text:span text:style-name="T369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6">даже </text:span><text:span text:style-name="T3696">места для </text:span><text:span text:style-name="T3697">ночлега</text:span><text:span text:style-name="T3696">!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5">жество</text:span><text:span text:style-name="T3697"> ценной информации. </text:span><text:span text:style-name="T3698">По возможности, забери их все. В</text:span><text:span text:style-name="T3715">ероятно</text:span><text:span text:style-name="T3698">, некотор</text:span><text:span text:style-name="T3796">ые</text:span><text:span text:style-name="T3698"> </text:span><text:span text:style-name="T3796">данные</text:span><text:span text:style-name="T3698"> </text:span><text:span text:style-name="T3699">окаж</text:span><text:span text:style-name="T3796">утся</text:span><text:span text:style-name="T3699"> для тебя полезн</text:span><text:span text:style-name="T3796">ыми</text:span><text:span text:style-name="T3699">. Среди моих записей имеется множество сведений о механизмах загрузки в шахты межконтинентальных ракет </text:span><text:span text:style-name="T3715">и</text:span><text:span text:style-name="T3699"> ядерны</text:span><text:span text:style-name="T3715">х</text:span><text:span text:style-name="T3699"> боеголов</text:span><text:span text:style-name="T3715">ок, а также</text:span><text:span text:style-name="T3699"> методик</text:span><text:span text:style-name="T3715">и</text:span><text:span text:style-name="T3699"> расчёта траектори</text:span><text:span text:style-name="T3715">й</text:span><text:span text:style-name="T3699"> их полёт</text:span><text:span text:style-name="T3715">ов</text:span><text:span text:style-name="T3699">. </text:span><text:span text:style-name="T3700">Все </text:span><text:span text:style-name="T3797">записи</text:span><text:span text:style-name="T3700"> хранятся под половицами, возле шкафа в моей спальне.</text:span></text:p>
      <text:p text:style-name="P534"><text:tab/><text:span text:style-name="T3701">Я знаю, сейчас ты думаешь о том, что я подвёл всех вас, но, пойми, я не мог поступить иначе и продолжать исследования </text:span><text:span text:style-name="T3790">делая</text:span><text:span text:style-name="T3701"> вид, будто всё идёт своим чередом. Ты должен понять — я пытался, но у меня не получилось. Честно.</text:span></text:p>
      <text:p text:style-name="P535"><text:tab/><text:span text:style-name="T370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2">Я чувствую, как сказывается на мне передозировка инсулина и вряд ли смогу написать что-то ещё.</text:span></text:p>
      <text:p text:style-name="P535"><text:soft-page-break/><text:tab/><text:span text:style-name="T3702">Помни, ты не должен терять надежды теперь, когда меня нет рядом. Верю в твои силы!</text:span></text:p>
      <text:p text:style-name="P535"/>
      <text:p text:style-name="P535"><text:tab/><text:span text:style-name="T3702">Пожалуйста, не забудь,</text:span></text:p>
      <text:p text:style-name="P535"><text:tab/><text:span text:style-name="T3702">Я люблю тебя и всегда буду с тобой в воспоминаниях,</text:span></text:p>
      <text:p text:style-name="P535"><text:tab/><text:span text:style-name="T3702">Искренне преданный тебе,</text:span></text:p>
      <text:p text:style-name="P535"><text:tab/><text:span text:style-name="T3702">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1">имеют права</text:span> ж<text:span text:style-name="T3801">ить и заслуживают смерти.</text:span>»</text:p>
      <text:p text:style-name="P536"><text:tab/><text:span text:style-name="T3802">На его щеках заблестели капли слёз. Он проглотил слюну и </text:span><text:span text:style-name="T3803">закончил фразу</text:span><text:span text:style-name="T3802">:</text:span></text:p>
      <text:p text:style-name="P536"><text:tab/>«<text:span text:style-name="T3803">Но когда я </text:span><text:span text:style-name="T380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4">поклялся Робин.</text:span></text:p>
      <text:p text:style-name="P537"><text:tab/><text:span text:style-name="T380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1">сям</text:span><text:span text:style-name="T3805">.</text:span></text:p>
      <text:p text:style-name="P537"><text:tab/><text:span text:style-name="T3806">Он вышел из спальни и спустился вниз, чтобы узнать, чем заняты остальные.</text:span></text:p>
      <text:p text:style-name="P537"><text:tab/>«<text:span text:style-name="T3807">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8">Гарри, Мэтью и Элисон обменялись непонимающими взглядами.</text:span></text:p>
      <text:p text:style-name="P537"><text:tab/>«<text:span text:style-name="T3808">Кто, чёрт возьми, такой Симпсон?</text:span>» - <text:span text:style-name="T3808">подумал Гарри.</text:span></text:p>
      <text:p text:style-name="P537"><text:tab/>«<text:span text:style-name="T3809">О! Разве вы не знаете Симпсона?</text:span>» - <text:span text:style-name="T3809">спросил Робин,</text:span></text:p>
      <text:p text:style-name="P537"><text:tab/>«<text:span text:style-name="T380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1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1">его </text:span><text:span text:style-name="T381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09">Очаровательный носик</text:span><text:span text:style-name="T3811"> выглядывал из под него, пытаясь отыскать путь и не опрокинуть при этом никакой мебели.</text:span>»</text:p>
      <text:p text:style-name="P537"><text:tab/><text:span text:style-name="T3812">Робин стал выглядеть немного рассеянно, вспоминая о тех прекрасных деньках, когда он жил в доме у профессора </text:span><text:span text:style-name="T3813">Фергер</text:span><text:span text:style-name="T3814">а</text:span><text:span text:style-name="T3812">. </text:span><text:span text:style-name="T3814">Мальчик съехал от него и стал жить с Мэтью лишь недавно.</text:span></text:p>
      <text:p text:style-name="P537"><text:tab/>«<text:span text:style-name="T3815">Робин, может быть, ты поможешь нам подбодрить Симпсона?</text:span>» - <text:span text:style-name="T3815">спросила Элисон,</text:span></text:p>
      <text:p text:style-name="P537"><text:tab/>«<text:span text:style-name="T3815">Он совсем ничего не ест, а только лежит в углу и постоянно скулит.</text:span>»</text:p>
      <text:p text:style-name="P537"><text:tab/><text:span text:style-name="T3816">Она надеялась, что Робин почувствует себя лучше, если ему поручат присматривать за собакой. </text:span><text:span text:style-name="T3817">Он должен иметь возможность соприкасаться с чем-то, что представляло большую значимость для профессора, когда тот был жив. </text:span><text:span text:style-name="T3818">В любом случае, профессор желал бы, чтобы у Робина был Симпсон.</text:span></text:p>
      <text:p text:style-name="P537"><text:tab/><text:span text:style-name="T381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20">их</text:span><text:span text:style-name="T3819"> отправили в газовые камеры — они были евреями.</text:span></text:p>
      <text:p text:style-name="P537"><text:tab/><text:span text:style-name="T3822">Убийство</text:span><text:span text:style-name="T3821"> членов семьи вдребезги расколотило жизнь профессора — он так и не смог оправиться от печали, вызванной их гибелью. </text:span><text:span text:style-name="T382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7">своим учителем</text:span><text:span text:style-name="T3824">. Вместе они испытали чувство глубокого ужаса, когда их творение было </text:span><text:soft-page-break/><text:span text:style-name="T3824">использовано против жителей Хиросимы и Нагасаки. Они не могли представить, что воздействи</text:span><text:span text:style-name="T3825">е</text:span><text:span text:style-name="T3824"> радиации окаж</text:span><text:span text:style-name="T3825">е</text:span><text:span text:style-name="T3824">тся настолько губительным </text:span><text:span text:style-name="T3825">для выживших</text:span><text:span text:style-name="T3824">, и не подозревали о том, сколько </text:span><text:span text:style-name="T3830">погибнет людей</text:span><text:span text:style-name="T3824">.</text:span></text:p>
      <text:p text:style-name="P537"><text:tab/><text:span text:style-name="T3826">Он так и не смог простить себ</text:span><text:span text:style-name="T3838">я</text:span><text:span text:style-name="T3826"> </text:span><text:span text:style-name="T3838">за </text:span><text:span text:style-name="T3826">участие в разработке оружия, причинившего людям столько </text:span><text:span text:style-name="T3827">боли и горя</text:span><text:span text:style-name="T3826">.</text:span></text:p>
      <text:p text:style-name="P537"><text:tab/><text:span text:style-name="T3828">Вскоре после бомбардировок профессор Фергер покинул своего коллегу и эмигрировал из Америки, поселившись в Англии, </text:span><text:span text:style-name="T3838">но</text:span><text:span text:style-name="T3828"> </text:span><text:span text:style-name="T3838">о</text:span><text:span text:style-name="T3829">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3">Он</text:span><text:span text:style-name="T3830"> был обвинён в передаче русской разведке документ</text:span><text:span text:style-name="T3832">ации</text:span><text:span text:style-name="T3830">, относящ</text:span><text:span text:style-name="T3832">ейся</text:span><text:span text:style-name="T3830"> к </text:span><text:span text:style-name="T3832">его </text:span><text:span text:style-name="T3831">секретным разработкам</text:span><text:span text:style-name="T3830">, после чего пережил ужасные времена преследовани</text:span><text:span text:style-name="T3831">я со стороны американского правительства. Профессор Фергер подозревал, что именно оно стало причиной его заболевания и последующей </text:span><text:span text:style-name="T3839">скоропостижной </text:span><text:span text:style-name="T3831">смерти.</text:span></text:p>
      <text:p text:style-name="P537"><text:tab/><text:span text:style-name="T3833">Несомненно, на решение профессора добровольно расстаться с жизнью в значительной мере повлияла </text:span><text:span text:style-name="T3834">тяжёлая участь, </text:span><text:span text:style-name="T3835">выпавшая на долю</text:span><text:span text:style-name="T3833"> </text:span><text:span text:style-name="T3836">его </text:span><text:span text:style-name="T3834">несчастного </text:span><text:span text:style-name="T3833">друга.</text:span></text:p>
      <text:p text:style-name="P537"><text:tab/><text:span text:style-name="T384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1">основного </text:span><text:span text:style-name="T3840">предмета своих и</text:span><text:span text:style-name="T3859">сследований</text:span><text:span text:style-name="T3840">. </text:span><text:span text:style-name="T384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3">которую ему предстояло возглавить.</text:span></text:p>
      <text:p text:style-name="P537"><text:tab/><text:span text:style-name="T3844">Он видел, как приходили и уходили его студенты, но Гарри, Мэтью, Элисон и, в особенности, Робин, стали для него почти родны</text:span><text:span text:style-name="T3845">ми</text:span><text:span text:style-name="T3844">. </text:span><text:span text:style-name="T3846">В отличие от всех прочих, они работали вместе, единой командой, и оставались хорошими друзьями даже за </text:span><text:span text:style-name="T3847">пределами</text:span><text:span text:style-name="T3846"> лаборатории. </text:span><text:span text:style-name="T3847">Перед началом экспериментов, даже самых пустяковых, они подбадривали друг друга и действовали как одно целое.</text:span></text:p>
      <text:p text:style-name="P538"><text:tab/><text:span text:style-name="T384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60">внимания</text:span><text:span text:style-name="T3848"> и ценных рекомендаций ни один из них не смог бы в полной мере раскрыть даже сотой доли своих способностей. </text:span><text:span text:style-name="T3849">Всеми «особенными» навыками они были обязаны именно ему.</text:span></text:p>
      <text:p text:style-name="P538"><text:tab/><text:span text:style-name="T3850">Им было досадно оттого, что научное сообщество отвергает парапсихологию как научную дисциплину.</text:span></text:p>
      <text:p text:style-name="P538"><text:tab/><text:span text:style-name="T3852">Представители других, более «традиционных» наук, обычно уклонялись от объяснения результатов в </text:span><text:span text:style-name="T3853">тех </text:span><text:span text:style-name="T3852">случаях, когда не могли объяснить их, </text:span><text:span text:style-name="T3853">после </text:span><text:span text:style-name="T3857">чего </text:span><text:span text:style-name="T3853">объявляли </text:span><text:span text:style-name="T3856">их </text:span><text:span text:style-name="T3852">недействительными. </text:span><text:span text:style-name="T3853">Запись эксперимента на плёнку также не являлась убедительным доказательством, </text:span><text:span text:style-name="T3854">поскольку</text:span><text:span text:style-name="T3853"> все факты списывались на дефекты видео</text:span><text:span text:style-name="T3855">записи</text:span><text:span text:style-name="T3853">. </text:span><text:span text:style-name="T3858">Несмотря на все их старания, </text:span><text:span text:style-name="T3928">обязательно</text:span><text:span text:style-name="T385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29">Я понимаю — все мы расстроены тем, что произошло, но мы не должны позволять эмоциям помешать принять поставленный перед нами вызов. </text:span><text:span text:style-name="T3930">Очень важно, чтобы мы довели до завершения все задачи, которые оставил для нас профессор</text:span>» - <text:span text:style-name="T3930">сказал Робин. Теперь смысл его жизни состоял в спасении мира мира от надвигающейся Третьей мировой войны, </text:span><text:span text:style-name="T3931">которая была уже близко. </text:span><text:span text:style-name="T3932">Он будет делать это лишь из чувства долга перед профессором, но вовсе не ради </text:span><text:span text:style-name="T3933">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4">Хорошо, что вы предлагаете делать? Профессор уже пытался известить британское правительство о том, что ему было известно, </text:span><text:span text:style-name="T3935">но его не стали слушать, и даже не восприняли </text:span><text:soft-page-break/><text:span text:style-name="T3935">всерьёз! </text:span><text:span text:style-name="T3936">Мне кажется, мы не должны предоставлять им привилегию на право жить!</text:span>» - <text:span text:style-name="T3937">уверенно заявила Элисон. Эмоции заставили её распрощаться с присущей рассудительностью.</text:span></text:p>
      <text:p text:style-name="P538"><text:tab/>«<text:span text:style-name="T3938">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39">просто </text:span><text:span text:style-name="T3938">обязаны поп</text:span><text:span text:style-name="T3940">ытаться</text:span><text:span text:style-name="T3938">, потому что он этого сильно желал.</text:span>»</text:p>
      <text:p text:style-name="P538"/>
      <text:p text:style-name="P538"><text:tab/>«<text:span text:style-name="T3941">Помните, он всегда будет с нами, и будет присматривать за каждым из нас. </text:span><text:span text:style-name="T3942">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3">моральных унижений</text:span><text:span text:style-name="T3942"> и невзгод, которые нам было бы трудно вынести.</text:span>»</text:p>
      <text:p text:style-name="P538"><text:tab/>«<text:span text:style-name="T3943">Во время </text:span><text:span text:style-name="T3944">выступления</text:span><text:span text:style-name="T3943">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5">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5">спросил Мэтью, прикуривая сигарету от своей зажигалки Зиппо.</text:span></text:p>
      <text:p text:style-name="P538"><text:tab/>«<text:span text:style-name="T3947">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48">О каких файлах ты говоришь, Робин? Нам ничего не известно ни о каких файлах</text:span>» - <text:span text:style-name="T3948">озабоченно спросила Элисон.</text:span></text:p>
      <text:p text:style-name="P538"><text:tab/>«<text:span text:style-name="T3949">Профессор собрал коллекцию данных, о которых не хотел говорить никому. Судя по тому, что я узнал от </text:span><text:span text:style-name="T3953">него</text:span><text:span text:style-name="T3949">, они могут нам пригодиться. Возможно, основываясь на этих сведениях мы сможем предотвратить войну.</text:span>»</text:p>
      <text:p text:style-name="P538"><text:tab/>«<text:span text:style-name="T3950">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1">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2">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2">спросил Мэтью. Он не мог понять, откуда Робин знает так много о профессоре.</text:span></text:p>
      <text:p text:style-name="P538"><text:tab/>«<text:span text:style-name="T3954">Когда сегодняшним утром я обнаружил профессора, в его руке были зажаты три конверта. </text:span><text:span text:style-name="T3957">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58">знал, что нам придётся столкнуться с полицией и не хотел подвергать нас неоправданному риску.</text:span>»</text:p>
      <text:p text:style-name="P538"><text:tab/><text:span text:style-name="T3959">Робин сделал паузу и оглядел остальных.</text:span></text:p>
      <text:p text:style-name="P538"><text:tab/>«<text:span text:style-name="T3959">Я ответил на твой вопрос, Мэтью? Если у кого-нибудь </text:span><text:span text:style-name="T3961">есть</text:span><text:span text:style-name="T3959"> вопросы, задавайте их сейчас. </text:span><text:span text:style-name="T3960">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2">Он снова умолк, и </text:span><text:span text:style-name="T3963">внимательно вгляделся в выражения лиц своих друзей.</text:span></text:p>
      <text:p text:style-name="P538"><text:tab/>«<text:span text:style-name="T3964">Придётся сдать назад</text:span>», - <text:span text:style-name="T3964">подумал он.</text:span></text:p>
      <text:p text:style-name="P538"><text:tab/>«<text:span text:style-name="T3964">Я слишком давлю на них. Я не должен дать им понять, насколько силён. Пусть они продолжают заботиться обо мне.</text:span>»</text:p>
      <text:p text:style-name="P538"><text:tab/><text:span text:style-name="T3964">Он был прав. Им вряд ли </text:span><text:span text:style-name="T3966">бы понравилось</text:span><text:span text:style-name="T3964"> исполнять приказы одиннадцатилетнего мальчика.</text:span></text:p>
      <text:p text:style-name="P538"><text:soft-page-break/><text:tab/>«<text:span text:style-name="T3967">Хорошо, Робин</text:span>» - <text:span text:style-name="T3967">сказал Гарри,</text:span></text:p>
      <text:p text:style-name="P538"><text:tab/>«<text:span text:style-name="T3967">Надеюсь, ты уверен в том, что хочешь довести дело до конца. Сейчас четверть девятого. </text:span><text:span text:style-name="T3977">Настало</text:span><text:span text:style-name="T3967"> время действовать — к тому времени, когда мы доберёмся до дома профессора, уже стемнеет.</text:span>»</text:p>
      <text:p text:style-name="P538"><text:tab/><text:span text:style-name="T3968">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69">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70">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1">На лице Робина и остальных ребят расцвели улыбки. Если бы профессор был рядом, то гордился бы тем, как </text:span><text:span text:style-name="T4142">тесно </text:span><text:span text:style-name="T4143">они </text:span><text:span text:style-name="T3971">сплотились.</text:span></text:p>
      <text:p text:style-name="P538"><text:tab/>«<text:span text:style-name="T3979">Н</text:span><text:span text:style-name="T3978">е стоит изображать из себя главного</text:span>» - <text:span text:style-name="T3978">подумал Робин,</text:span></text:p>
      <text:p text:style-name="P538"><text:tab/>«<text:span text:style-name="T3979">Мне б</text:span><text:span text:style-name="T3978">удет легче управлять ими, если они поверят, что им принадлежат самые ценные идеи. Мне следует очень тщательно и подробно </text:span><text:span text:style-name="T3979">доносить до них</text:span><text:span text:style-name="T3978"> любую мысль — </text:span><text:span text:style-name="T3981">т</text:span><text:span text:style-name="T3980">аким образом они не </text:span><text:span text:style-name="T3981">заподозрят меня в сокрытии каких-либо сведений, и не подумают, что </text:span><text:span text:style-name="T3982">я смотрю на них свысока. </text:span><text:span text:style-name="T3983">Будь с ними терпелив — вот что написал Джозеф в своём письме.</text:span>»</text:p>
      <text:p text:style-name="P538"><text:tab/>«<text:span text:style-name="T3984">Ну что, мы идём?</text:span>» - <text:span text:style-name="T3984">спросил Мэтью. Он встал, взял пачку сигарет, зажигалку, и положил их в карман свое</text:span><text:span text:style-name="T4004">го пид</text:span><text:span text:style-name="T4007">ж</text:span><text:span text:style-name="T4004">ака</text:span><text:span text:style-name="T3984">. Следом за ним поднялись Элисон и Гарри.</text:span></text:p>
      <text:p text:style-name="P539"><text:tab/><text:span text:style-name="T4012">Немного погодя </text:span><text:span text:style-name="T3985">Робин </text:span><text:span text:style-name="T4012">последовал их примеру — встав, он </text:span><text:span text:style-name="T3985">закрыл за собой дверь </text:span><text:span text:style-name="T4019">и </text:span><text:span text:style-name="T3985">поглади</text:span><text:span text:style-name="T4019">л</text:span><text:span text:style-name="T3985"> на прощание Симпсона.</text:span></text:p>
      <text:p text:style-name="P539"><text:tab/>«<text:span text:style-name="T3986">Не грусти, Симпсон. Джозеф хотел этого. Я возвращаюсь в его дом. </text:span><text:span text:style-name="T4046">По</text:span><text:span text:style-name="T4047">с</text:span><text:span text:style-name="T3986">лушай, я </text:span><text:span text:style-name="T4044">принесу</text:span><text:span text:style-name="T3986"> твою </text:span><text:span text:style-name="T3992">миску</text:span><text:span text:style-name="T3986">, корзину и одеяло. Я буду заботиться о тебе, </text:span><text:span text:style-name="T3988">и ты</text:span><text:span text:style-name="T3986"> </text:span><text:span text:style-name="T4008">обязательно </text:span><text:span text:style-name="T3988">по</text:span><text:span text:style-name="T3986">чувств</text:span><text:span text:style-name="T3988">уешь</text:span><text:span text:style-name="T3986"> себя здесь как дома</text:span>» - <text:span text:style-name="T3987">прошептал Робин, </text:span><text:span text:style-name="T4045">и </text:span><text:span text:style-name="T3987">легонько поцелова</text:span><text:span text:style-name="T4045">л</text:span><text:span text:style-name="T3987"> морду пса.</text:span></text:p>
      <text:p text:style-name="P539"><text:tab/>«<text:span text:style-name="T3989">Робин, поторопись! Мы тебя ждём!</text:span>» - <text:span text:style-name="T3989">окликнул его Гарри, надевая пальто.</text:span></text:p>
      <text:p text:style-name="P539"><text:tab/>«<text:span text:style-name="T3990">Уже иду! Подождите минут</text:span><text:span text:style-name="T3991">к</text:span><text:span text:style-name="T3990">у — мне нужно подняться наверх и забрать </text:span><text:span text:style-name="T4005">жакет</text:span>».</text:p>
      <text:p text:style-name="P539"><text:tab/>«<text:span text:style-name="T3992">В этом нет необходимости. </text:span><text:span text:style-name="T3993">Я уже забрала е</text:span><text:span text:style-name="T4005">го</text:span><text:span text:style-name="T3993">!</text:span>»</text:p>
      <text:p text:style-name="P539"><text:tab/>«<text:span text:style-name="T3994">Где он, Элисон?</text:span>»</text:p>
      <text:p text:style-name="P539"><text:tab/>«<text:span text:style-name="T3995">На вешалке, где е</text:span><text:span text:style-name="T4006">му</text:span><text:span text:style-name="T3995"> самое место!</text:span>»</text:p>
      <text:p text:style-name="P539"><text:tab/>«<text:span text:style-name="T4009">Прости, Элисон. Я постараюсь запомнить. </text:span><text:span text:style-name="T4010">Но т</text:span><text:span text:style-name="T4009">ы </text:span><text:span text:style-name="T4010">ведь </text:span><text:span text:style-name="T4009">знаешь, каким рассеянным я бываю, так что, наверное, тебе придётся напоминать мне об этом </text:span><text:span text:style-name="T4010">время от времени</text:span>» - <text:span text:style-name="T4010">улыбнулся Робин, </text:span><text:span text:style-name="T4011">втискиваясь в пальто</text:span><text:span text:style-name="T4010">.</text:span></text:p>
      <text:p text:style-name="P539"><text:tab/><text:span text:style-name="T4013">Заперев входную дверь и оставив включённым свет в </text:span><text:span text:style-name="T4020">прихожей</text:span><text:span text:style-name="T4013"> они вышли из дома.</text:span></text:p>
      <text:p text:style-name="P539"><text:tab/>«<text:span text:style-name="T4014">На </text:span><text:span text:style-name="T4015">чьей</text:span><text:span text:style-name="T4014"> машине поедем и кто поведёт?</text:span>» - <text:span text:style-name="T4014">спросил Мэтью.</text:span></text:p>
      <text:p text:style-name="P539"><text:tab/>«<text:span text:style-name="T4015">Веди ты, Мэтью. Я слишком устал. Но если хочешь, то я могу повести туда, а ты поведёшь обратно</text:span>» - <text:span text:style-name="T4016">ответил Гарри.</text:span></text:p>
      <text:p text:style-name="P539"><text:tab/><text:span text:style-name="T4017">Элисон стал пробирать озноб и, пытаясь сохранить тепло, она обвила себя руками.</text:span></text:p>
      <text:p text:style-name="P539"><text:tab/>«<text:span text:style-name="T4018">Решайте быстрее, мне становится холодно. </text:span><text:span text:style-name="T4019">Пошли, Робин — мы подождём их в машине. </text:span><text:span text:style-name="T4021">К тому времени, когда они </text:span><text:span text:style-name="T4022">договорятся</text:span><text:span text:style-name="T4021">, </text:span><text:span text:style-name="T4023">снова </text:span><text:span text:style-name="T4021">наступит день!</text:span>»</text:p>
      <text:p text:style-name="P539"><text:tab/>«<text:span text:style-name="T4024">Хорошо, Элисон! Соглашение достигнуто — Гарри сядет за руль сейчас, а я поведу обратно</text:span>» - <text:span text:style-name="T4025">сказал Мэтью.</text:span></text:p>
      <text:p text:style-name="P539"><text:tab/>«<text:span text:style-name="T4026">О! Наконец-то </text:span><text:span text:style-name="T4043">это</text:span><text:span text:style-name="T4026"> свершилось! Неужели чудеса никогда не иссякнут, спрашиваю я себя?</text:span>»</text:p>
      <text:p text:style-name="P539"><text:tab/><text:span text:style-name="T4027">Гарри снял </text:span><text:span text:style-name="T4030">двери </text:span><text:span text:style-name="T4042">авто </text:span><text:span text:style-name="T4027">с блокировки и уселся на водительское место.</text:span></text:p>
      <text:p text:style-name="P539"><text:tab/>«<text:span text:style-name="T4028">Как ты считаешь, сколько нам потребуется времени?</text:span>» - <text:span text:style-name="T4028">спросил его Мэтью.</text:span></text:p>
      <text:p text:style-name="P539"><text:tab/>«<text:span text:style-name="T4029">Зависит от того, есть ли в доме полиция</text:span>» - <text:span text:style-name="T4029">ответил Гарри.</text:span></text:p>
      <text:p text:style-name="P539"><text:tab/>«<text:span text:style-name="T4030">Честно говоря, я сомневаюсь, что они будут там</text:span>» - <text:span text:style-name="T4037">заметила</text:span><text:span text:style-name="T4031"> Элисон.</text:span></text:p>
      <text:p text:style-name="P539"><text:tab/>«<text:span text:style-name="T4032">Почему ты решила </text:span><text:span text:style-name="T4053">так</text:span><text:span text:style-name="T4032">, </text:span><text:span text:style-name="T4033">Элисон</text:span><text:span text:style-name="T4032">?</text:span>» - <text:span text:style-name="T4033">спросил Робин.</text:span></text:p>
      <text:p text:style-name="P539"><text:soft-page-break/><text:tab/>«<text:span text:style-name="T4034">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5">совершил самоубийство</text:span><text:span text:style-name="T4034">.</text:span>»</text:p>
      <text:p text:style-name="P539"><text:tab/>«<text:span text:style-name="T4036">О! Вот как? Я не подумал об этом. Хорошая мысль, Элисон</text:span>» - <text:span text:style-name="T4036">ответил Робин.</text:span></text:p>
      <text:p text:style-name="P539"><text:tab/>«<text:span text:style-name="T4038">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39">заключил Мэтью.</text:span></text:p>
      <text:p text:style-name="P539"><text:tab/>«<text:span text:style-name="T4040">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1">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48">Нам придётся оторвать только одну половицу, она расположена перед старинным антикварным шкафом. </text:span><text:span text:style-name="T4049">Но вы правы — нам нужно постараться не </text:span><text:span text:style-name="T4063">наследить и</text:span><text:span text:style-name="T4049"> остави</text:span><text:span text:style-name="T4063">ть</text:span><text:span text:style-name="T4049"> всё так, как было до нашего визита. </text:span><text:span text:style-name="T4064">Я</text:span><text:span text:style-name="T4049"> обещал Симпсону, что верну все его вещи. Надеюсь, никто не заметит пропажи.</text:span>»</text:p>
      <text:p text:style-name="P539"><text:tab/>«<text:span text:style-name="T4050">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1">не согласился Гарри.</text:span></text:p>
      <text:p text:style-name="P539"><text:tab/><text:span text:style-name="T4052">Всю оставшуюся часть пути до Уинчестера они проехали молча. </text:span><text:span text:style-name="T4054">Уже совсем стемнело и дорогу затянуло туманом. Гарри вставил в магнитофон кассету и прибавил громкость.</text:span></text:p>
      <text:p text:style-name="P539"><text:tab/>«<text:span text:style-name="T4055">О нет! Гарри, пожалуйста, не нужно пытаться петь! Твой голос ни капли не похож на голос Джимми Самервилля!</text:span>» - <text:span text:style-name="T4088">за</text:span><text:span text:style-name="T4056">кричала Элисон сквозь шум.</text:span></text:p>
      <text:p text:style-name="P539"><text:tab/><text:span text:style-name="T4057">Никто из </text:span><text:span text:style-name="T4069">друзей</text:span><text:span text:style-name="T4057"> не был против того, чтобы </text:span><text:span text:style-name="T4144">изредка </text:span><text:span text:style-name="T4057">послушать</text:span><text:span text:style-name="T4089"> </text:span><text:span text:style-name="T4057">«Коммунаров», но никому не хотелось </text:span><text:span text:style-name="T4058">терпеть «</text:span><text:span text:style-name="T4116">фальшивого» пения</text:span><text:span text:style-name="T4058"> Гарри.</text:span></text:p>
      <text:p text:style-name="P539"><text:tab/>«<text:span text:style-name="T4059">Простите, не могу ничего поделать с собой — мне очень нравится эта песня. Но если вас раздражает, </text:span><text:span text:style-name="T4061">как я пою</text:span><text:span text:style-name="T4059">, </text:span><text:span text:style-name="T4061">то </text:span><text:span text:style-name="T4059">постараюсь </text:span><text:span text:style-name="T4060">слушать её молча</text:span><text:span text:style-name="T4059">.</text:span>»</text:p>
      <text:p text:style-name="P539"><text:tab/>«<text:span text:style-name="T4062">Гарри, сейчас нужно повернуть направо и мы будем на месте</text:span>» - <text:span text:style-name="T4062">произнёс Робин.</text:span></text:p>
      <text:p text:style-name="P539"><text:tab/>«<text:span text:style-name="T4065">Будет лучше, если мы не спеша </text:span><text:span text:style-name="T4066">объедем дом</text:span><text:span text:style-name="T4065">, на случай, если поблизости окажется полиция</text:span>» - <text:span text:style-name="T4065">добавил Мэтью. </text:span><text:span text:style-name="T4067">Гарри выполнил просьбу Мэтью. Похоже, что дом пустовал — света не было ни в одном из его окон.</text:span></text:p>
      <text:p text:style-name="P539"><text:tab/>«<text:span text:style-name="T4068">Который час?</text:span>» - <text:span text:style-name="T4068">спросила Элисон.</text:span></text:p>
      <text:p text:style-name="P539"><text:tab/>«<text:span text:style-name="T4070">Начало десятого. Попробую припарковать машину возле дома</text:span>» - <text:span text:style-name="T4071">ответил Гарри.</text:span></text:p>
      <text:p text:style-name="P539"><text:tab/><text:span text:style-name="T4072">Робин помалкивал, давая возможность студентам почувствовать свою значимость в решении не особо важных, как он считал, дел. </text:span><text:span text:style-name="T4073">Он знал, что вмешается и не позволит им наделать ошибок, как только они собьются с правильного пути.</text:span></text:p>
      <text:p text:style-name="P539"><text:tab/><text:span text:style-name="T4074">Выйдя из машины, они подошли к задней части дома и попытались открыть кухонную дверь, но обнаружили, что она заперта.</text:span></text:p>
      <text:p text:style-name="P539"><text:tab/>«<text:span text:style-name="T4075">Как мы войдём? Нам не проникнуть внутрь</text:span>» - <text:span text:style-name="T4075">сказала Элисон, окидывая взглядом </text:span><text:span text:style-name="T4076">окна,</text:span></text:p>
      <text:p text:style-name="P539"><text:tab/>«Вообще-то…<text:span text:style-name="T4077"> Не уверена, но, возможно, есть способ</text:span>».</text:p>
      <text:p text:style-name="P539"><text:tab/>«<text:span text:style-name="T4078">Какой?</text:span>» - <text:span text:style-name="T4078">спросил её Робин.</text:span></text:p>
      <text:p text:style-name="P539"><text:tab/>«<text:span text:style-name="T4079">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80">Пока все обдумывали план Элисон, стояла полная тишина.</text:span></text:p>
      <text:p text:style-name="P539"><text:tab/>«<text:span text:style-name="T4081">Должно сработать. Робин, ты сможешь это сделать?</text:span>» - <text:span text:style-name="T4081">спросил Мэтью.</text:span></text:p>
      <text:p text:style-name="P539"><text:tab/>«<text:span text:style-name="T4082">Без проблем. Смотрите, как это легко</text:span>» - <text:span text:style-name="T4082">уверенно </text:span><text:span text:style-name="T4101">заявил</text:span><text:span text:style-name="T4082"> Робин. </text:span><text:span text:style-name="T4083">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4">все</text:span><text:span text:style-name="T4083"> были в восхищении.</text:span></text:p>
      <text:p text:style-name="P540"><text:soft-page-break/><text:tab/><text:span text:style-name="T4085">Не теряя времени </text:span><text:span text:style-name="T4102">он</text:span><text:span text:style-name="T4085"> влетел в открытое окно, превратился в прежнего себя и, спустя минуту, открыл для них дверь. </text:span></text:p>
      <text:p text:style-name="P540"><text:tab/>«<text:span text:style-name="T4090">Пошли. Нам на лестницу</text:span>» - <text:span text:style-name="T4090">сказал Робин. </text:span><text:span text:style-name="T4086">Один за другим </text:span><text:span text:style-name="T4087">ребята</text:span><text:span text:style-name="T4086"> проследовали наверх, в спальню профессора.</text:span></text:p>
      <text:p text:style-name="P540"><text:tab/>«<text:span text:style-name="T4091">Вот и шкаф. Ты сказал, что папки спрятаны под половицами?</text:span>» - <text:span text:style-name="T4091">спросил Мэтью, указывая н</text:span><text:span text:style-name="T4092">а</text:span><text:span text:style-name="T4091"> </text:span><text:span text:style-name="T4092">то </text:span><text:span text:style-name="T4091">место, где стоял.</text:span></text:p>
      <text:p text:style-name="P540"><text:tab/><text:span text:style-name="T4093">С большой аккуратностью они приподняли и вытащили одну из половиц. </text:span><text:span text:style-name="T4096">Взглядам студентов </text:span><text:span text:style-name="T4097">предстало</text:span><text:span text:style-name="T4096"> то, что </text:span><text:span text:style-name="T4093">они искали — файлы профессора. </text:span><text:span text:style-name="T4095">Стоя вокруг, о</text:span><text:span text:style-name="T4093">ни внимательно </text:span><text:span text:style-name="T4094">изучали</text:span><text:span text:style-name="T4093"> </text:span><text:span text:style-name="T4097">содержимое открывшейся полости.</text:span></text:p>
      <text:p text:style-name="P540"><text:tab/>«<text:span text:style-name="T4098">Давайте вытащим их <text:s/>и побыстрее уйдём отсюда. Мне жутковато от этого места</text:span>» - <text:span text:style-name="T4098">сказала Элисон. По её спине забегали мурашки, </text:span><text:span text:style-name="T4099">а волосы на затылке ощетинились.</text:span></text:p>
      <text:p text:style-name="P540"><text:tab/><text:span text:style-name="T4100">Всего было </text:span><text:span text:style-name="T4103">шесть</text:span><text:span text:style-name="T4100"> папок с документами, некоторые выглядели довольно старыми. Каждая из </text:span><text:span text:style-name="T4104">них</text:span><text:span text:style-name="T4100"> была набита пахнущими плесенью и покрытыми пылью бумагами. </text:span><text:span text:style-name="T4101">На лицевой стороне одной из папок Робин вывел пальцем своё имя. </text:span><text:span text:style-name="T4104">Гарри пару раз чихнул, когда пыль случайно попала в его нос.</text:span></text:p>
      <text:p text:style-name="P540"><text:tab/><text:span text:style-name="T4105">Мэтью установил на своё место половицу, закрепив её и убедившись что она никак не выделяется из общего вида. </text:span><text:span text:style-name="T4106">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7">они </text:span><text:span text:style-name="T4106">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08">Перед началом чтения было бы не плохо </text:span><text:span text:style-name="T4109">закинуть в себя что-нибудь горяченькое. Я умираю от голода</text:span>».</text:p>
      <text:p text:style-name="P541"><text:tab/><text:span text:style-name="T4109">При мысли о встрече с едой желудок Гарри тоскливо заурчал.</text:span></text:p>
      <text:p text:style-name="P541"><text:tab/>«<text:span text:style-name="T4110">Как можно думать о том, чтобы набить собственное пузо, в такое время? Нам предстоит колоссальный объём работы</text:span>» - <text:span text:style-name="T4110">с раздражением ответил Мэтью.</text:span></text:p>
      <text:p text:style-name="P541"><text:tab/>«<text:span text:style-name="T4111">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2">Давайте все вместе пройдём</text:span><text:span text:style-name="T4111"> на кухню и </text:span><text:span text:style-name="T4112">там </text:span><text:span text:style-name="T4111">поговорим, пока я буду готовить еду</text:span>».</text:p>
      <text:p text:style-name="P541"><text:tab/><text:span text:style-name="T4113">Элисон развернулась </text:span><text:span text:style-name="T4114">и</text:span><text:span text:style-name="T4113"> направи</text:span><text:span text:style-name="T4114">лась</text:span><text:span text:style-name="T4113"> </text:span><text:span text:style-name="T4114">на </text:span><text:span text:style-name="T4113">кухн</text:span><text:span text:style-name="T4114">ю,</text:span><text:span text:style-name="T4113"> </text:span><text:span text:style-name="T4114">а</text:span><text:span text:style-name="T4113"> остальные </text:span><text:span text:style-name="T4115">дружно </text:span><text:span text:style-name="T4113">последовали за ней.</text:span></text:p>
      <text:p text:style-name="P541"/>
      <text:p text:style-name="P541"><text:tab/><text:span text:style-name="T4117">Элисон заглянула в холодильник. Всё, что ей удалось нём найти — полдюжин</text:span><text:span text:style-name="T4119">ы</text:span><text:span text:style-name="T4117"> яиц и несколько ломтиков копчёного бекона.</text:span></text:p>
      <text:p text:style-name="P541"><text:tab/>«<text:span text:style-name="T4117">Ну что же… Выбор у нас небольшой. </text:span><text:span text:style-name="T4118">Сегодня вечер</text:span><text:span text:style-name="T4153">ом</text:span><text:span text:style-name="T4118"> придётся есть либо яйца с беконом, либо бекон с яйцами. </text:span><text:span text:style-name="T4120">Что вам нравится больше?</text:span>» - <text:span text:style-name="T4120">спросила она, доставая яичный лоток и упаковку бекона.</text:span></text:p>
      <text:p text:style-name="P541"><text:tab/><text:span text:style-name="T4121">Остальные сидели возле стола и жадно глотали слюни.</text:span></text:p>
      <text:p text:style-name="P541"><text:tab/>«<text:span text:style-name="T4122">Не думаю, что кого-то </text:span><text:span text:style-name="T4134">это </text:span><text:span text:style-name="T4122">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2">У нас имеются шансы получить вместе с яйцами по обжаренному кусочку хлеба, Элисон? Ну пожа-а-алуйста...</text:span>» - <text:span text:style-name="T4122">спросил Гарри, стараясь, чтобы его голос звучал как можно нежнее.</text:span></text:p>
      <text:p text:style-name="P541"><text:tab/>«<text:span text:style-name="T4123">Конечно, ты обязательно съешь его, если найдёшь. Не сидите просто так, без дела — яичница скоро будет готова. Достаньте тарелки и </text:span><text:span text:style-name="T4125">столовые приборы</text:span><text:span text:style-name="T4123">. Или вы ждёте, что </text:span><text:span text:style-name="T4124">я </text:span><text:span text:style-name="T4123">сдела</text:span><text:span text:style-name="T4124">ю</text:span><text:span text:style-name="T4123"> всё </text:span><text:span text:style-name="T4124">за</text:span><text:span text:style-name="T4123"> вас?</text:span>»</text:p>
      <text:p text:style-name="P541"><text:tab/><text:span text:style-name="T4125">Робин поднялся и расставил на столе тарелки, а Мэтью достал вилки </text:span><text:span text:style-name="T4127">и ножи</text:span><text:span text:style-name="T4125">.</text:span></text:p>
      <text:p text:style-name="P541"><text:tab/>«<text:span text:style-name="T4125">Кто-нибудь хочет чаю?</text:span>» - <text:span text:style-name="T4125">спросил Гарри. Он чувствовал себя неловко, глядя на то, как суетятся </text:span><text:span text:style-name="T4126">его друзья</text:span><text:span text:style-name="T4125">.</text:span></text:p>
      <text:p text:style-name="P541"><text:soft-page-break/><text:tab/>«<text:span text:style-name="T4128">Это не такая уж плохая идея. Но я бы предпочла чашку кофе</text:span>» - <text:span text:style-name="T4128">ответила Элисон.</text:span></text:p>
      <text:p text:style-name="P541"><text:tab/>«<text:span text:style-name="T4129">Насытив свои ж</text:span><text:span text:style-name="T4131">ивоты</text:span><text:span text:style-name="T4129">, они довольно откинулись на спинк</text:span><text:span text:style-name="T4163">и</text:span><text:span text:style-name="T4129"> стульев </text:span><text:span text:style-name="T4130">и</text:span><text:span text:style-name="T4129"> погрузи</text:span><text:span text:style-name="T4130">лись</text:span><text:span text:style-name="T4129"> в состояние блаженства, неспешно попивая чай и кофе.</text:span>»</text:p>
      <text:p text:style-name="P541"><text:tab/>«<text:span text:style-name="T4131">Поскольку ты готовила, Элисон, теперь твоё время отдыхать. Мы займёмся мойкой и сушкой посуды</text:span>» - <text:span text:style-name="T4131">предложил Робин.</text:span></text:p>
      <text:p text:style-name="P541"><text:tab/>«<text:span text:style-name="T4132">Мне очень приятно, Робин, но </text:span><text:span text:style-name="T4133">вам</text:span><text:span text:style-name="T4132"> совсем не обязательно делать это</text:span>».</text:p>
      <text:p text:style-name="P541"><text:tab/>«<text:span text:style-name="T4134">Нет, это меньшее из того, что мы можем для тебя сделать. </text:span><text:span text:style-name="T4135">Ты очень устала и не должна спорить с тем, </text:span><text:span text:style-name="T4136">что убираться будем мы</text:span>» - <text:span text:style-name="T4136">сказал Мэтью.</text:span></text:p>
      <text:p text:style-name="P541"><text:tab/><text:span text:style-name="T4137">Он подумал, что идея Робина — это отличный способ продемонстрировать для Элисон, </text:span><text:span text:style-name="T4138">насколько сильно</text:span><text:span text:style-name="T4137"> они ценят </text:span><text:span text:style-name="T4138">её умение вкусно готовить</text:span><text:span text:style-name="T4137">.</text:span></text:p>
      <text:p text:style-name="P542"><text:tab/><text:span text:style-name="T4139">Когда они готовили сами, </text:span><text:span text:style-name="T4141">им</text:span><text:span text:style-name="T4140"> </text:span><text:span text:style-name="T4139">часто </text:span><text:span text:style-name="T4140">приходилось питаться</text:span><text:span text:style-name="T4139"> подгоревш</text:span><text:span text:style-name="T4141">ей</text:span><text:span text:style-name="T4139"> </text:span><text:span text:style-name="T4141">едой</text:span><text:span text:style-name="T4139">.</text:span></text:p>
      <text:p text:style-name="P541"/>
      <text:p text:style-name="P543">ДЕВЯТАЯ ГЛАВА</text:p>
      <text:p text:style-name="P543"/>
      <text:p text:style-name="P543">ОТКРОВЕНИЕ</text:p>
      <text:p text:style-name="P543"/>
      <text:p text:style-name="P544">ПРИБЛИЖАЛАСЬ ПОЛНОЧЬ, <text:span text:style-name="T4145">ЧАСЫ ПОКАЗЫВАЛИ </text:span>БЕЗ ЧЕТВЕРТИ ДВЕНАДЦАТЬ. НИКТО ИЗ <text:span text:style-name="T4146">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7">Немного погодя Робин поднялся и вновь </text:span><text:span text:style-name="T4148">отправился</text:span><text:span text:style-name="T4147"> на кухню.</text:span></text:p>
      <text:p text:style-name="P545"><text:tab/>«<text:span text:style-name="T4149">Как дела, Симпсон? Этим вечером я был эгоистом и совсем не вспоминал о тебе. Пойдём в гостиную — посидим возле тёплого камина</text:span>» - <text:span text:style-name="T4149">ласково сказал Робин, поглаживая пса. </text:span><text:span text:style-name="T4150">Он взял его на руки и отнёс </text:span><text:span text:style-name="T4151">к остальным студентам</text:span><text:span text:style-name="T4150">, уложив поблизости от источника тепла.</text:span></text:p>
      <text:p text:style-name="P545"/>
      <text:p text:style-name="P545"><text:tab/>«<text:span text:style-name="T4152">Теперь, когда Робин с нами, мы можем нач</text:span><text:span text:style-name="T4165">ать</text:span><text:span text:style-name="T4152"> просмотр файлов. Я предлагаю каждому взять по папке и не спеша проч</text:span><text:span text:style-name="T4155">есть</text:span><text:span text:style-name="T4152"> всё её содержимое, отмечая все ценные для нас сведения</text:span>».</text:p>
      <text:p text:style-name="P545"><text:tab/><text:span text:style-name="T4154">Мэтью встал </text:span><text:span text:style-name="T4156">и раздал </text:span><text:span text:style-name="T4157">их</text:span><text:span text:style-name="T4156"> студентам</text:span><text:span text:style-name="T4154">.</text:span></text:p>
      <text:p text:style-name="P545"><text:tab/>«Так…<text:span text:style-name="T4157"> У нас имеется восемь папок </text:span><text:span text:style-name="T4158">с документами, то есть по две в одни руки. </text:span><text:span text:style-name="T4159">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60">Недолго думая, Робин сорвался с места и быстро принёс всё, о чём </text:span><text:span text:style-name="T4164">его </text:span><text:span text:style-name="T4160">просили.</text:span></text:p>
      <text:p text:style-name="P545"><text:tab/><text:span text:style-name="T4161">Когда он открыл свою папку, то очень удивился, обнаружив на первой странице подробный предметный указатель.</text:span></text:p>
      <text:p text:style-name="P545"><text:tab/>«<text:span text:style-name="T4162">Ну, это будет гораздо проще, чем я предполагал. С помощью указател</text:span><text:span text:style-name="T4171">я</text:span><text:span text:style-name="T4162"> </text:span><text:span text:style-name="T4167">мы </text:span><text:span text:style-name="T4170">без проблем </text:span><text:span text:style-name="T4162">сможем возвращаться к</text:span><text:span text:style-name="T4166">о всем</text:span><text:span text:style-name="T4162"> интересным записям. </text:span><text:span text:style-name="T4165">В его первом разделе обозначено, где именно располагается каждый из имеющихся </text:span><text:span text:style-name="T4168">в тексте </text:span><text:span text:style-name="T4165">заголовков. Затем, в следующем разделе, указаны номера страниц и строк, </text:span><text:span text:style-name="T4168">по которым</text:span><text:span text:style-name="T4165"> </text:span><text:span text:style-name="T4166">располагаются подзаголовки. И наконец, вишенка на торте — третий </text:span><text:span text:style-name="T4172">раздел</text:span><text:span text:style-name="T4166">, в котором имеются наиболее интересные заметки с </text:span><text:span text:style-name="T4168">точными</text:span><text:span text:style-name="T4166"> ссылками на </text:span><text:span text:style-name="T4168">их местоположение. </text:span><text:span text:style-name="T4169">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3">Да. Обратите внимание — это не стенография и не немецкий язык. Для нас это чрезвычайно полезно</text:span>» - <text:span text:style-name="T4173">прокомментировал Гарри, быстро перелистывая страницы.</text:span></text:p>
      <text:p text:style-name="P545"/>
      <text:p text:style-name="P545"><text:tab/><text:span text:style-name="T4174">Они с восторгом </text:span><text:span text:style-name="T4175">и трепетом </text:span><text:span text:style-name="T4174">разглядывали оказавшиеся в их руках документы.</text:span></text:p>
      <text:p text:style-name="P545"><text:soft-page-break/><text:tab/><text:span text:style-name="T4176">После того, как улеглись первые впечатления от </text:span><text:span text:style-name="T4213">умения</text:span><text:span text:style-name="T4176"> профессора </text:span><text:span text:style-name="T4213">мастерски </text:span><text:span text:style-name="T4176">вести документы, </text:span><text:span text:style-name="T4177">студенты</text:span><text:span text:style-name="T4176"> приступили к </text:span><text:span text:style-name="T4177">их </text:span><text:span text:style-name="T4176">чтению. Наступила безмолвная тишина, во время которой отчётливо слышалось тиканье часов и, и</text:span><text:span text:style-name="T4213">ногда</text:span><text:span text:style-name="T4176">, их мелодичный перезвон.</text:span></text:p>
      <text:p text:style-name="P545"/>
      <text:p text:style-name="P545"><text:tab/><text:span text:style-name="T4178">Симпсон задремал. Во время сна он несколько раз скулил, и Робину приходилось от</text:span><text:span text:style-name="T4185">влека</text:span><text:span text:style-name="T4178">ться от чтения, чтобы приласкать собаку и прошептать ей пару ласковых слов.</text:span></text:p>
      <text:p text:style-name="P545"><text:tab/>«<text:span text:style-name="T4182">Всё будет хорошо, Симпсон. Мы будем заботиться о тебе. </text:span><text:span text:style-name="T4183">На самом деле </text:span><text:span text:style-name="T4182">Джозеф не покинул нас. </text:span><text:span text:style-name="T4183">Он повсюду вокруг </text:span><text:span text:style-name="T4214">нас </text:span><text:span text:style-name="T4183">и </text:span><text:span text:style-name="T4184">он </text:span><text:span text:style-name="T4183">присматривает за всеми нами.</text:span>»</text:p>
      <text:p text:style-name="P545"/>
      <text:p text:style-name="P545"><text:tab/><text:span text:style-name="T4186">Скрип от движения ручек, выводивших каракули на чистых листах бумаги, казался студентам немного громче обычного.</text:span></text:p>
      <text:p text:style-name="P545"><text:tab/><text:span text:style-name="T4187">Часы не успели пробить двух часов ночи, прежде чем молчание было нарушено. </text:span><text:span text:style-name="T4188">Первым заговорил Мэтью.</text:span></text:p>
      <text:p text:style-name="P545"><text:tab/>«<text:span text:style-name="T4189">Если найдётся что-</text:span><text:span text:style-name="T4221">нибудь</text:span><text:span text:style-name="T4189"> </text:span><text:span text:style-name="T4190">интересное</text:span><text:span text:style-name="T4189">,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1">Ох, я не думала об этом. Я решила, что мы просто выпишем </text:span><text:span text:style-name="T4192">важные сведения</text:span><text:span text:style-name="T4191">, а когда закончим, перейдём к их разбору. Робин, </text:span><text:span text:style-name="T4219">как ты считаешь</text:span><text:span text:style-name="T4191">?</text:span>»</text:p>
      <text:p text:style-name="P545"><text:tab/>«<text:span text:style-name="T4193">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4">нашей </text:span><text:span text:style-name="T4193">главной </text:span><text:span text:style-name="T4220">задаче</text:span><text:span text:style-name="T4193">.</text:span>»</text:p>
      <text:p text:style-name="P545"><text:tab/>«<text:span text:style-name="T4195">Да, Робин прав.</text:span>»</text:p>
      <text:p text:style-name="P545"><text:tab/>«<text:span text:style-name="T4196">Хорошо, Гарри. Поскольку решение принято единогласно, я зачитаю то, что нашёл.</text:span>»</text:p>
      <text:p text:style-name="P546"><text:tab/>«<text:span text:style-name="T4197">Заголовок гласит — Нострадамус. </text:span><text:span text:style-name="T4198">Здесь сказано, что существует несколько начальных дат, от которых можно приблизительно </text:span><text:span text:style-name="T4201">рассчитать</text:span><text:span text:style-name="T4198"> время, в которо</text:span><text:span text:style-name="T4199">м</text:span><text:span text:style-name="T4198"> </text:span><text:span text:style-name="T4200">сбудутся </text:span><text:span text:style-name="T4198">следующие пророчества. Вот </text:span><text:span text:style-name="T4202">они</text:span><text:span text:style-name="T4198">:</text:span></text:p>
      <text:p text:style-name="P546"><text:tab/><text:span text:style-name="T4203">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4">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6">ш</text:span><text:span text:style-name="T4204">ера, </text:span><text:span text:style-name="T4207">написавшего</text:span><text:span text:style-name="T4206"> </text:span><text:span text:style-name="T4207">об </text:span><text:span text:style-name="T4206">это</text:span><text:span text:style-name="T4207">м</text:span><text:span text:style-name="T4205"> в одна тысяча шестьсот пятидесятом году</text:span><text:span text:style-name="T4204">.</text:span></text:p>
      <text:p text:style-name="P546"><text:tab/><text:span text:style-name="T4208">в) <text:s/>Человек по имени Воллнер утверждал, что, по его мнению, начальная дата — </text:span><text:span text:style-name="T4209">это четыреста восемнадцатый год до нашей эры.</text:span></text:p>
      <text:p text:style-name="P546"><text:tab/><text:span text:style-name="T4210">г) <text:s/>Эта дата — последняя из списк</text:span><text:span text:style-name="T4211">а</text:span><text:span text:style-name="T4210">. Широко распространено мнение, что </text:span><text:span text:style-name="T4211">это дата проведения Никейского собора в три</text:span><text:span text:style-name="T4212">ста двадцать пятом году нашей эры.</text:span></text:p>
      <text:p text:style-name="P546"><text:tab/><text:span text:style-name="T4215">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6">Сначала я прочитаю стихи, а потом расскажу, что он написал.»</text:span></text:p>
      <text:p text:style-name="P546"><text:tab/><text:span text:style-name="T4217">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6">Прошедшие бедствия уменьшили народ,</text:span></text:p>
      <text:p text:style-name="P547"><text:tab/><text:span text:style-name="T4536">Долгое время — мир на необитаемых землях.</text:span></text:p>
      <text:p text:style-name="P547"><text:tab/><text:span text:style-name="T4536">Уверенно пойдут по небу, земле, морю и волне,</text:span></text:p>
      <text:p text:style-name="P547"><text:tab/><text:span text:style-name="T4536">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2">Оружие в небе долгое время сражается,</text:span></text:p>
      <text:p text:style-name="P548"><text:tab/><text:span text:style-name="T4542">Дерево упало в центр города:</text:span></text:p>
      <text:p text:style-name="P548"><text:tab/><text:span text:style-name="T4542">Священная ветвь срезана клинком возле Тисона,</text:span></text:p>
      <text:p text:style-name="P548"><text:tab/><text:span text:style-name="T4542">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3">Ночью над Нантом появится Ирида.</text:span></text:p>
      <text:p text:style-name="P549"><text:tab/><text:span text:style-name="T4543">Морские искусства вызовут дождь,</text:span></text:p>
      <text:p text:style-name="P549"><text:tab/><text:span text:style-name="T4543">Большой флот погрузится в Аравийском заливе,</text:span></text:p>
      <text:p text:style-name="P549"><text:tab/><text:span text:style-name="T4543">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5">Подумают, что ночью видно Солнце,</text:span></text:p>
      <text:p text:style-name="P550"><text:tab/><text:span text:style-name="T4545">Когда увидят поросёнка-получеловека.</text:span></text:p>
      <text:p text:style-name="P550"><text:tab/><text:span text:style-name="T4545">Шум, пение, батальон, сражающийся в небе, будет замечен,</text:span></text:p>
      <text:p text:style-name="P550"><text:tab/><text:span text:style-name="T4545">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6">Столь великий голод от чумной волны,</text:span></text:p>
      <text:p text:style-name="P551"><text:tab/><text:span text:style-name="T4546">От долгого дождя над Северным полюсом.</text:span></text:p>
      <text:p text:style-name="P551"><text:tab/><text:span text:style-name="T4546">Крылатая травинка в ста лье над полушарием.</text:span></text:p>
      <text:p text:style-name="P551"><text:tab/><text:span text:style-name="T4546">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7">Когда оружие и планы заключены в рыбе,</text:span></text:p>
      <text:p text:style-name="P566"><text:tab/><text:span text:style-name="T4547">Наружу выйдет человек, который затем начнёт войну.</text:span></text:p>
      <text:p text:style-name="P566"><text:tab/><text:span text:style-name="T4547">Его флот будет долго плыть в море,</text:span></text:p>
      <text:p text:style-name="P566"><text:tab/><text:span text:style-name="T4547">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48">Большое войско перейдёт горы.</text:span></text:p>
      <text:p text:style-name="P555"><text:tab/><text:span text:style-name="T4548">Сатурн в Стрельце, Марс идёт попятно в рыбах.</text:span></text:p>
      <text:p text:style-name="P555"><text:tab/><text:span text:style-name="T4548">Яды скрыты в головах лососей,</text:span></text:p>
      <text:p text:style-name="P555"><text:tab/><text:span text:style-name="T4548">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49">Большая звезда будет гореть семь дней,</text:span></text:p>
      <text:p text:style-name="P556"><text:tab/><text:span text:style-name="T4549">Туча заставит появиться два солнца.</text:span></text:p>
      <text:p text:style-name="P556"><text:tab/><text:span text:style-name="T4549">Большой сторожевой пёс провоет всю ночь,</text:span></text:p>
      <text:p text:style-name="P556"><text:tab/><text:span text:style-name="T4549">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50">Во время появления </text:span><text:span text:style-name="T4583">бородатой</text:span><text:span text:style-name="T4550"> звезды</text:span></text:p>
      <text:p text:style-name="P557"><text:tab/><text:span text:style-name="T4550">Трое великих правителей станут врагами.</text:span></text:p>
      <text:p text:style-name="P557"><text:tab/><text:span text:style-name="T4550">Храм Мира поражён молнией с неба, задрожит земля,</text:span></text:p>
      <text:p text:style-name="P557"><text:tab/><text:span text:style-name="T4550">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1">После великого человеческого потрясения грядёт ещё большее.</text:span></text:p>
      <text:p text:style-name="P558"><text:tab/><text:span text:style-name="T4551">Великий двигатель обновляет века.</text:span></text:p>
      <text:p text:style-name="P558"><text:tab/><text:span text:style-name="T4551">Дождь из крови, молока; голод, железо, мор.</text:span></text:p>
      <text:p text:style-name="P558"><text:tab/><text:span text:style-name="T4551">В небе виден огонь, длинная бегущая искра.</text:span></text:p>
      <text:p text:style-name="P558"/>
      <text:p text:style-name="P558"><text:tab/><text:span text:style-name="T4218">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2">Мабус вскоре умрёт,</text:span></text:p>
      <text:p text:style-name="P567"><text:span text:style-name="T4552"><text:tab/></text:span><text:span text:style-name="T4553">З</text:span><text:span text:style-name="T4552">атем наступит чудовищная бойня среди людей и животных.</text:span></text:p>
      <text:p text:style-name="P559"><text:tab/><text:span text:style-name="T4552">Тут же обнаружится, что возмездие наступает от сотен рук.</text:span></text:p>
      <text:p text:style-name="P559"><text:tab/><text:span text:style-name="T4552">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4">Английский вождь слишком задержится в Ниме,</text:span></text:p>
      <text:p text:style-name="P560"><text:tab/><text:span text:style-name="T4554">В сторону Испании на помощь Агенобарб.</text:span></text:p>
      <text:p text:style-name="P560"><text:tab/><text:span text:style-name="T4554">Многие умрут из-за Марса, начатого в тот день,</text:span></text:p>
      <text:p text:style-name="P560"><text:tab/><text:span text:style-name="T4554">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6">Воинственный арабский принц, Солнце, Венера, Лев;</text:span></text:p>
      <text:p text:style-name="P561"><text:tab/><text:span text:style-name="T4556">Падёт от ударов царства Церкви с моря.</text:span></text:p>
      <text:p text:style-name="P561"><text:tab/><text:span text:style-name="T4556">К Персии бежит почти миллион,</text:span></text:p>
      <text:p text:style-name="P561"><text:tab/><text:span text:style-name="T4556">Византия и Египет будут захвачены.</text:span></text:p>
      <text:p text:style-name="P560"/>
      <text:p text:style-name="P560"><text:tab/>«<text:span text:style-name="T4222">Ну, вот и всё. Что вы думаете?</text:span>»</text:p>
      <text:p text:style-name="P560"><text:tab/>«<text:span text:style-name="T4223">Похоже, Нострадамус был уверен, что нас ждёт катастрофа.</text:span>»</text:p>
      <text:p text:style-name="P560"><text:tab/>«<text:span text:style-name="T4224">Я прочитаю вам заметки </text:span><text:span text:style-name="T4225">профессора</text:span><text:span text:style-name="T4224">, они следуют далее по тексту</text:span>» - <text:span text:style-name="T4224">произнёс Мэтью, оборвав Гарри на полуслове.</text:span></text:p>
      <text:p text:style-name="P560"><text:tab/>«<text:span text:style-name="T4225">Он датирует следующую запись февралём одна тысяча девятьсот восемьдесят первого года — </text:span>»</text:p>
      <text:p text:style-name="P560"/>
      <text:p text:style-name="P562"><text:tab/>«<text:span text:style-name="T4226">Я изучаю стихи Нострадамуса последние десять лет, </text:span><text:span text:style-name="T4235">и</text:span><text:span text:style-name="T4226"> </text:span><text:span text:style-name="T4235">т</text:span><text:span text:style-name="T4226">еперь </text:span><text:span text:style-name="T4227">я вижу</text:span><text:span text:style-name="T4226">, каким великим пророком </text:span><text:span text:style-name="T4227">он </text:span><text:span text:style-name="T4226">был. Оглядываясь назад, </text:span><text:span text:style-name="T4227">на его ранние </text:span><text:span text:style-name="T4584">рифмы</text:span><text:span text:style-name="T4227">,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30">одна </text:span><text:span text:style-name="T4227">тысяча девятьсот восьмидесятом году.</text:span></text:p>
      <text:p text:style-name="P562"><text:tab/><text:span text:style-name="T4228">Прочитав приведённые выше стихи, я </text:span><text:span text:style-name="T4231">думаю</text:span><text:span text:style-name="T4228">, что могу </text:span><text:span text:style-name="T4232">уверенно </text:span><text:span text:style-name="T4228">говорить о том, что, начиная с одна тысяча девятьсот восемьдесят пятого года и далее, между двумя сверхдержавами будет происходить </text:span><text:span text:style-name="T4229">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5">Агенобарбу</text:span><text:span text:style-name="T4229"> и </text:span><text:span text:style-name="T4555">бородатой</text:span><text:span text:style-name="T4229"> звезде. </text:span><text:span text:style-name="T4233">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4">Похоже, </text:span><text:span text:style-name="T4236">она начнётся в районе Персидского залива, после того, как будет потоплен флот НАТО.</text:span>»<text:span text:style-name="T4228"> </text:span></text:p>
      <text:p text:style-name="P562"><text:tab/><text:span text:style-name="T4237">Дочитав абзац до конца, Мэтью остановился.</text:span></text:p>
      <text:p text:style-name="P562"><text:tab/>«<text:span text:style-name="T4238">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39">б</text:span><text:span text:style-name="T4238"> </text:span><text:span text:style-name="T4239">уничтожении</text:span><text:span text:style-name="T4238"> флота Североатлантического альянса.</text:span>»</text:p>
      <text:p text:style-name="P562"><text:tab/>«<text:span text:style-name="T4240">А что вы думаете насчёт связи между подводными лодками и «ядами, с</text:span><text:span text:style-name="T4260">о</text:span><text:span text:style-name="T4240">крытыми в головах лососей»? Элисон, </text:span><text:span text:style-name="T4243">это же </text:span><text:span text:style-name="T4240">совершенно очевидно — </text:span><text:span text:style-name="T4243">тут </text:span><text:span text:style-name="T4240">речь о ядерных боеголовках.</text:span>»</text:p>
      <text:p text:style-name="P562"><text:tab/><text:span text:style-name="T4241">Робин кашлянул, чтобы привлечь внимание остальных.</text:span></text:p>
      <text:p text:style-name="P562"><text:tab/>«<text:span text:style-name="T4242">Что такое, Робин? Ты хочешь что-то сказать?</text:span>»</text:p>
      <text:p text:style-name="P562"><text:tab/>«<text:span text:style-name="T4252">Ну</text:span><text:span text:style-name="T4246">, </text:span>Гарри…<text:span text:style-name="T4244"> </text:span><text:span text:style-name="T4251">Ч</text:span><text:span text:style-name="T4246">то </text:span><text:span text:style-name="T4244">ты </text:span><text:span text:style-name="T4251">скажешь</text:span><text:span text:style-name="T4246"> на это</text:span><text:span text:style-name="T4244">? </text:span><text:span text:style-name="T4245">Подождите м</text:span><text:span text:style-name="T4244">инутку — я только п</text:span><text:span text:style-name="T4253">ереп</text:span><text:span text:style-name="T4244">роверю, правильно ли всё рассчитал…</text:span>»</text:p>
      <text:p text:style-name="P562"><text:tab/><text:span text:style-name="T4247">Робин выдержал небольшую паузу, нажимая кнопки на своём калькуляторе.</text:span></text:p>
      <text:p text:style-name="P562"><text:soft-page-break/><text:tab/>«<text:span text:style-name="T4248">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49">Я только что прикинул вероятность, что </text:span><text:span text:style-name="T4254">именно</text:span><text:span text:style-name="T4249"> он придумал такое имя. Это был бы один шанс из девяносто пяти милли</text:span><text:span text:style-name="T4269">онов</text:span><text:span text:style-name="T4249"> милл</text:span><text:span text:style-name="T4269">иардов</text:span><text:span text:style-name="T4249">, если бы ему удалось это сделать по чистой случайности. </text:span><text:span text:style-name="T4250">Для предсказания, сделанного несколько столетий назад, </text:span><text:span text:style-name="T4256">оно</text:span><text:span text:style-name="T4250"> довольно близко к истине, вы не находите?</text:span>»</text:p>
      <text:p text:style-name="P562"><text:tab/>«<text:span text:style-name="T4255">Должен признать — это впечатляет</text:span>» - <text:span text:style-name="T4255">ответил Гарри.</text:span></text:p>
      <text:p text:style-name="P562"><text:tab/>«<text:span text:style-name="T4255">Я не нашёл ничего, о чём стоило </text:span><text:span text:style-name="T4259">бы </text:span><text:span text:style-name="T4255">упомянуть. </text:span><text:span text:style-name="T4256">Всё, что я прочитал — </text:span><text:span text:style-name="T4258">это </text:span><text:span text:style-name="T4256">записи его прежних студентов, </text:span><text:span text:style-name="T4257">на которых он учился</text:span><text:span text:style-name="T4256"> — тех, что были до нас. </text:span><text:span text:style-name="T4258">Кто-нибудь ещё нашёл хоть что-то, что следовало бы обсудить сейчас?</text:span>»</text:p>
      <text:p text:style-name="P562"><text:tab/>«<text:span text:style-name="T4261">Вообще-то, Гарри, если взглянуть на часы, то выяснится, что сейчас половина четвёртого. Я очень устал</text:span><text:span text:style-name="T4262">а</text:span><text:span text:style-name="T4261"> и хочу спать. Думаю, что нам не стоит продолжать, иначе мы с большой вероятностью упустим какую-нибудь важную информацию. Если </text:span><text:span text:style-name="T4262">сейчас </text:span><text:span text:style-name="T4261">она попадётся мне на глаза, то, скорее всего, я её попросту не замечу.</text:span>»</text:p>
      <text:p text:style-name="P562"><text:tab/>«<text:span text:style-name="T4263">Я согласен с тобой, Элисон. Увлекшись чтением, я даже не заметил, что уже так поздно</text:span>» - <text:span text:style-name="T4263">поддержал девушку Робин, поднимаясь со своего места. Он склонился над Симпсоном, шепча ему на ухо.</text:span></text:p>
      <text:p text:style-name="P562"><text:tab/>«<text:span text:style-name="T4264">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1">вместе, </text:span><text:span text:style-name="T4264">в одной спальне, тебе, Элисон, достанется отдельная комната, а Симпсон будет спать со мной. </text:span><text:span text:style-name="T4265">Вы </text:span><text:span text:style-name="T4267">только </text:span><text:span text:style-name="T4265">зря потратите время, если решите возвра</text:span><text:span text:style-name="T4272">титься</text:span><text:span text:style-name="T4265"> к себе домой. </text:span><text:span text:style-name="T4266">Ну, что скажете? </text:span><text:span text:style-name="T4268">С</text:span><text:span text:style-name="T4266">огласны?</text:span>»</text:p>
      <text:p text:style-name="P562"><text:tab/>«<text:span text:style-name="T4270">Мэтью, ты не против того, чтобы </text:span><text:span text:style-name="T4273">по</text:span><text:span text:style-name="T4270">делить комнату с Гарри?</text:span>» - <text:span text:style-name="T4270">спросила Элисон.</text:span></text:p>
      <text:p text:style-name="P562"><text:tab/>«<text:span text:style-name="T4271">Конечно, это нормально. Пойдем, Гарри — я принесу для себя раскладушку.</text:span>»</text:p>
      <text:p text:style-name="P562"><text:tab/><text:span text:style-name="T4271">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4">Несмотря на усталость, Робин никак не мог заснуть. Он чувствовал беспокойство и был уверен, что они упустили из виду что-то важное. </text:span><text:span text:style-name="T4275">Мальчик</text:span><text:span text:style-name="T4274"> притянул собаку поближе к себе.</text:span></text:p>
      <text:p text:style-name="P562"><text:tab/>«<text:span text:style-name="T4276">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7">Он прервался и сделал паузу.</text:span></text:p>
      <text:p text:style-name="P562"><text:tab/>«<text:span text:style-name="T4277">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78">слегка отвлечёт</text:span><text:span text:style-name="T4277">, и сон обязательно </text:span><text:span text:style-name="T4279">наступит</text:span><text:span text:style-name="T4277">. </text:span><text:span text:style-name="T4280">Симпсон, держи постель тёплой!</text:span>»</text:p>
      <text:p text:style-name="P562"><text:tab/><text:span text:style-name="T4281">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2">Примерно через полчаса его рисунок стал обретать форму — он </text:span><text:span text:style-name="T4284">изобразил</text:span><text:span text:style-name="T4282"> контуры лица юной девушки. Спустя </text:span><text:span text:style-name="T4285">ещё немного </text:span><text:span text:style-name="T4282">врем</text:span><text:span text:style-name="T4285">ени</text:span><text:span text:style-name="T4282"> его первый шедевр был готов.</text:span></text:p>
      <text:p text:style-name="P562"><text:tab/><text:span text:style-name="T4283">Робина приятно удивил результат, и для его гордости имелись веские </text:span><text:span text:style-name="T4285">причины</text:span><text:span text:style-name="T4283">.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6">Он слегка отклонился назад и осмотрел </text:span><text:span text:style-name="T4295">всю плоскость листа</text:span><text:span text:style-name="T4286">, восхищаясь тем, как точно передано выражение лица юной леди. </text:span><text:span text:style-name="T4287">В её глазах </text:span><text:span text:style-name="T4289">отчётливо </text:span><text:span text:style-name="T4287">читались оттенки грусти и </text:span><text:span text:style-name="T4288">сильное </text:span><text:span text:style-name="T4287">внутреннее напряжение.</text:span></text:p>
      <text:p text:style-name="P562"/>
      <text:p text:style-name="P562"><text:tab/><text:span text:style-name="T4290">Чем дольше Робин всмат</text:span><text:span text:style-name="T4352">ривался</text:span><text:span text:style-name="T4290"> в своё творение, тем сильнее его охватывало </text:span><text:span text:style-name="T4292">чувство </text:span><text:span text:style-name="T4290">беспокойства. </text:span><text:span text:style-name="T4293">С её лицом явно было что-то не так. Глаза, во всём виноваты глаза! В них было </text:span><text:soft-page-break/><text:span text:style-name="T4293">что-то необычное, что вынуждало Робина </text:span><text:span text:style-name="T4352">смотреть</text:span><text:span text:style-name="T4293"> </text:span><text:span text:style-name="T4352">на</text:span><text:span text:style-name="T4293"> них всё </text:span><text:span text:style-name="T4294">более пристально и продолжительно. В нижней части рисунка он разместил свою подпись и дату.</text:span></text:p>
      <text:p text:style-name="P562"/>
      <text:p text:style-name="P562"><text:tab/><text:span text:style-name="T4295">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6">достоинствах </text:span><text:span text:style-name="T4297">своего рисунка</text:span><text:span text:style-name="T4296">.</text:span></text:p>
      <text:p text:style-name="P562"/>
      <text:p text:style-name="P562"><text:tab/><text:span text:style-name="T4298">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1">только </text:span><text:span text:style-name="T4298">тогда </text:span><text:span text:style-name="T4300">до </text:span><text:span text:style-name="T4298">Робин</text:span><text:span text:style-name="T4300">а</text:span><text:span text:style-name="T4298"> </text:span><text:span text:style-name="T4302">наконец-то </text:span><text:span text:style-name="T4300">дошло</text:span><text:span text:style-name="T4298">, чего хочет </text:span><text:span text:style-name="T4299">Симпсон</text:span><text:span text:style-name="T4298">.</text:span></text:p>
      <text:p text:style-name="P562"/>
      <text:p text:style-name="P562"><text:tab/>«<text:span text:style-name="T4303">Ах, ты бедная моя собачка. Тебе нужно выйти по нужде, да? </text:span><text:span text:style-name="T4304">Одно предупреждение — если получится, постарайся не сильно испачкать газон, иначе Мэтью будет страшно недоволен тобой. </text:span><text:span text:style-name="T4305">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7">нём</text:span><text:span text:style-name="T4305"> порядок, в противном случае </text:span><text:span text:style-name="T4308">Мэтью</text:span><text:span text:style-name="T4305"> оторвёт мне голову.</text:span>»</text:p>
      <text:p text:style-name="P562"><text:tab/><text:span text:style-name="T4306">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09">Было бы слишком </text:span><text:span text:style-name="T4315">жестоко</text:span><text:span text:style-name="T4309"> будить остальных</text:span>» - <text:span text:style-name="T4309">устало подумал он,</text:span></text:p>
      <text:p text:style-name="P562"><text:tab/>«<text:span text:style-name="T4309">Наверное, мне нужно снова попытаться заснуть.</text:span>»</text:p>
      <text:p text:style-name="P562"><text:tab/><text:span text:style-name="T4309">Он поднялся наверх и подошёл к своему рисунку.</text:span></text:p>
      <text:p text:style-name="P563"><text:tab/>«<text:span text:style-name="T4309">Господи! Это не сон — я действительно нарисовал это. </text:span><text:span text:style-name="T4314">Однако</text:span><text:span text:style-name="T4311"> </text:span><text:span text:style-name="T4309">не могу </text:span><text:span text:style-name="T4312">вспомнить</text:span><text:span text:style-name="T4309">, </text:span><text:span text:style-name="T4312">как </text:span><text:span text:style-name="T4309">писал над этим портретом имя Хелен. </text:span><text:span text:style-name="T4310">Хотя, возможно, это </text:span><text:span text:style-name="T4313">моих рук дело</text:span><text:span text:style-name="T4310">.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09">Он снова забрался под одеяло и погрузился в глубокий сон.</text:span></text:p>
      <text:p text:style-name="P563"/>
      <text:p text:style-name="P563"><text:tab/><text:span text:style-name="T4353">Несколько часов спустя его разбудил голос Мэтью, стоящего возле двери в его спальню.</text:span></text:p>
      <text:p text:style-name="P563"><text:tab/>«<text:span text:style-name="T4353">Робин, просыпайся! Элисон стряпает </text:span><text:span text:style-name="T4359">для </text:span><text:span text:style-name="T4353">на</text:span><text:span text:style-name="T4359">с</text:span><text:span text:style-name="T4353"> завтрак на кухне — он будет готов через несколько минут!</text:span>»</text:p>
      <text:p text:style-name="P563"><text:tab/><text:span text:style-name="T4353">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4">Рисунок удивил их не меньше, чем самого Робина.</text:span></text:p>
      <text:p text:style-name="P563"><text:tab/>«<text:span text:style-name="T4354">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4">рассмеялась Элисон.</text:span></text:p>
      <text:p text:style-name="P563"><text:tab/>«<text:span text:style-name="T4355">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6">Робин умолк и нахмурился.</text:span></text:p>
      <text:p text:style-name="P563"><text:tab/>«<text:span text:style-name="T4356">По какой-то непонятной причине я назвал её Хелен. </text:span><text:span text:style-name="T4358">Н</text:span><text:span text:style-name="T4356">е помню, как писал это имя.</text:span>»</text:p>
      <text:p text:style-name="P563"><text:tab/>«<text:span text:style-name="T4357">Я верю тебе, Робин. Это я вчера наводил порядок в твоей спальне, и рисунка в ней не было.</text:span>»</text:p>
      <text:p text:style-name="P563"><text:tab/>«<text:span text:style-name="T4358">Спасибо, Мэтью. Хоть кто-то верит моим словам. В любом случае, хватит об этом! Итак, где еда? Пахнет великолепно, </text:span><text:span text:style-name="T4370">а</text:span><text:span text:style-name="T4358"> я умираю от голода!</text:span>»</text:p>
      <text:p text:style-name="P564"><text:tab/><text:span text:style-name="T4359">Позавтракав, они переместились в гостиную. </text:span><text:span text:style-name="T4360">Их лица склонились над папками </text:span><text:span text:style-name="T4361">с документами</text:span><text:span text:style-name="T4360">, и в комнате отчётливо слышались звуки дыхания — умы были полностью </text:span><text:span text:style-name="T4363">поглощены</text:span><text:span text:style-name="T4360"> чтением.</text:span></text:p>
      <text:p text:style-name="P564"><text:soft-page-break/><text:tab/><text:span text:style-name="T4362">Часы пробили три, но до сих пор не было произнесено ни одного слова. </text:span><text:span text:style-name="T4364">Наконец тишину прервал отдалённый лай Симпсона. Робин оставил остальных и пошёл на кухню.</text:span></text:p>
      <text:p text:style-name="P564"><text:tab/><text:span text:style-name="T4365">Симпсон был здесь — его влажный нос прижался к стеклу кухонной двери. Он перестал лаять сразу </text:span><text:span text:style-name="T4366">же</text:span><text:span text:style-name="T4365">, как только заметил </text:span><text:span text:style-name="T4366">Робина</text:span><text:span text:style-name="T4365">. </text:span><text:span text:style-name="T4366">Мальчик</text:span><text:span text:style-name="T4365"> открыл заднюю дверь, но Симпсон вернулся на кухню и </text:span><text:span text:style-name="T4367">снова </text:span><text:span text:style-name="T4365">продолжил </text:span><text:span text:style-name="T4367">шуметь</text:span><text:span text:style-name="T4365">.</text:span></text:p>
      <text:p text:style-name="P564"><text:tab/>«<text:span text:style-name="T4365">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68">Робин открыл холодильник — он был почти пуст. В нём находился кусок сыра, яйца и полфунта свежего фарша.</text:span></text:p>
      <text:p text:style-name="P564"><text:tab/>«<text:span text:style-name="T4369">Ну, Симпсон, кажется, сегодня вечером ты будешь есть фарш. Держи… И пить воду.</text:span>»</text:p>
      <text:p text:style-name="P564"><text:tab/><text:span text:style-name="T4370">Робин вернулся в гостиную и продолжил чтение. После того, как Симпсон закончил есть, он </text:span><text:span text:style-name="T4371">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2">Возможно, это та информация, которую мы искали</text:span>» - <text:span text:style-name="T4372">сказала Элисон,</text:span></text:p>
      <text:p text:style-name="P564"><text:tab/>«<text:span text:style-name="T4372">Исходя из неё, мы сможем разработать стратегию, </text:span><text:span text:style-name="T4373">которая предотвратит войну. </text:span><text:span text:style-name="T4374">Я думаю, нам будет нужно предотвратить активацию и запуск ядерных ракет.</text:span>»</text:p>
      <text:p text:style-name="P564"><text:tab/>«<text:span text:style-name="T4380">Легко сказать, Элисон, но совсем другое дело — уметь претворять слова в жизнь.</text:span>»</text:p>
      <text:p text:style-name="P564"><text:tab/>«<text:span text:style-name="T4380">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80">Элисон, ты не совсем ясно выражаешься. Компьютеры? Какое отношение они имеют к чему-либо?</text:span>»</text:p>
      <text:p text:style-name="P564"><text:tab/>«<text:span text:style-name="T4380">Мэтью, </text:span><text:span text:style-name="T4381">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2">Они замолчали, позволив Элисон завершить сказанное, не прерыва</text:span><text:span text:style-name="T4383">я</text:span><text:span text:style-name="T4384">сь</text:span><text:span text:style-name="T4382">.</text:span></text:p>
      <text:p text:style-name="P564"><text:tab/>«<text:span text:style-name="T4383">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5">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5">Да, это идея</text:span>» - <text:span text:style-name="T4385">задумчиво сказал Гарри,</text:span></text:p>
      <text:p text:style-name="P564"><text:tab/>«<text:span text:style-name="T4385">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6">Моя идея насчёт компьютеров — самый быстрый и, насколько я понимаю, единственный способ предотвратить гибель людей.</text:span>»</text:p>
      <text:p text:style-name="P564"><text:tab/><text:span text:style-name="T4386">После того, как Элисон удалось высказаться, они продолжили чтение.</text:span></text:p>
      <text:p text:style-name="P564"><text:tab/><text:span text:style-name="T4387">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6">восемь</text:span><text:span text:style-name="T4387"> раз. Робин поднялся наверх и вытащил свой мольберт, альбом для рисования и коробку с карандашами.</text:span></text:p>
      <text:p text:style-name="P564"><text:tab/>«<text:span text:style-name="T4388">Прошлой ночью это сработало — я почувствовал себя гораздо спокойнее после того, как нарисовал тот портрет</text:span>» - <text:span text:style-name="T4388">подумал Робин.</text:span></text:p>
      <text:p text:style-name="P564"><text:tab/><text:span text:style-name="T4389">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90">развалинах</text:span><text:span text:style-name="T4389"> улиц.</text:span></text:p>
      <text:p text:style-name="P564"/>
      <text:p text:style-name="P564"><text:tab/><text:span text:style-name="T4389">Робин показал свой рисунок остальным.</text:span></text:p>
      <text:p text:style-name="P564"><text:soft-page-break/><text:tab/>«<text:span text:style-name="T4390">Посмотрите! Что вы скажете об этом? Теперь вы верите, что предыдущий рисунок нарисовал тоже я? Я был один в той же самой комнате </text:span><text:span text:style-name="T4391">и вам больше нечего возразить — вы должны </text:span><text:span text:style-name="T4392">мне </text:span><text:span text:style-name="T4391">поверить.</text:span>»</text:p>
      <text:p text:style-name="P564"><text:tab/>«<text:span text:style-name="T4395">Он</text:span><text:span text:style-name="T4393"> </text:span><text:span text:style-name="T4394">немного </text:span><text:span text:style-name="T4393">ненормал</text:span><text:span text:style-name="T4395">ен</text:span><text:span text:style-name="T4393">, ты не находишь?</text:span>» - <text:span text:style-name="T4393">заметил Гарри,</text:span></text:p>
      <text:p text:style-name="P564"><text:tab/>«<text:span text:style-name="T4394">Ради всего святого, что заставило тебя нарисовать это? Он выглядит совсем не так, как Саутгемптон, каким мы его знаем. </text:span><text:span text:style-name="T4396">Интересн</text:span><text:span text:style-name="T4397">о, что это за место</text:span><text:span text:style-name="T4396">?</text:span>»</text:p>
      <text:p text:style-name="P564"><text:tab/>«<text:span text:style-name="T4398">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398">Я знаю, где это… Это Нью-Йорк, я в этом уверен! Я </text:span><text:span text:style-name="T4399">жил там </text:span><text:span text:style-name="T4398">несколько месяцев до того, как переехал сюда.</text:span>»</text:p>
      <text:p text:style-name="P564"><text:tab/>«<text:span text:style-name="T4400">Ты уверен, Мэтью?</text:span>»</text:p>
      <text:p text:style-name="P564"><text:tab/>«<text:span text:style-name="T4401">Ну конечно, уверен. Иначе я не стал бы говорить об этом — ты отлично меня </text:span><text:span text:style-name="T4402">знаешь</text:span><text:span text:style-name="T4401">. </text:span><text:span text:style-name="T4402">Я никогда не говорю ни о чём, если не уверен в своей правоте на девяносто девять процентов.</text:span>»</text:p>
      <text:p text:style-name="P564"><text:tab/>«<text:span text:style-name="T4403">Нет, я не думаю, что это так. В любом случае, сейчас примерно половина де</text:span><text:span text:style-name="T4457">вятого</text:span><text:span text:style-name="T4403">, и я умираю с голоду. Нам нужно поесть перед тем, как мы продолжим работать. Мы не обедали.</text:span>»</text:p>
      <text:p text:style-name="P564"><text:tab/>«<text:span text:style-name="T4404">Да, я тоже очень голоден. Мне было интересно, когда вы решите устроить перерыв</text:span>» - <text:span text:style-name="T4404">ответил Гарри. Они поднялись и дружно направились на кухню, а Симпсон </text:span><text:span text:style-name="T4451">за</text:span><text:span text:style-name="T4404">семенил возле Робина, следуя </text:span><text:span text:style-name="T4450">за</text:span><text:span text:style-name="T4404"> его пят</text:span><text:span text:style-name="T4450">ками</text:span><text:span text:style-name="T4404">.</text:span></text:p>
      <text:p text:style-name="P564"><text:tab/>«<text:span text:style-name="T4404">Куда делся фарш?</text:span>» - <text:span text:style-name="T4404">спросил Мэтью, отворачиваясь от почти пустого холодильника,</text:span></text:p>
      <text:p text:style-name="P564"><text:tab/>«<text:span text:style-name="T4404">Я вчера купил фарш… Что с ним случилось?</text:span>»</text:p>
      <text:p text:style-name="P564"><text:tab/>«<text:span text:style-name="T4405">Фарш?</text:span>»</text:p>
      <text:p text:style-name="P564"><text:tab/>«<text:span text:style-name="T4406">Да, Робин — фарш. Ты не расслышал меня или в своё свободное время ты становишься попугаем?</text:span>»</text:p>
      <text:p text:style-name="P564"><text:tab/>«<text:span text:style-name="T4407">Не стоит переходить на личности. Иначе я не скажу тебе, что случилось с фаршем.</text:span>»</text:p>
      <text:p text:style-name="P564"><text:tab/>«<text:span text:style-name="T4407">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2">Мэтью, мне неприятно об этом говорить, но я не могу вернуть его тебе.</text:span>»</text:p>
      <text:p text:style-name="P564"><text:tab/>«<text:span text:style-name="T4453">Что ты имеешь в виду, говоря, что не сможешь его вернуть?</text:span>»</text:p>
      <text:p text:style-name="P564"><text:tab/>«<text:span text:style-name="T4454">Именно то, что сказал. Его уже не вернуть. Видишь ли, он съеден.</text:span>»</text:p>
      <text:p text:style-name="P564"><text:tab/>«<text:span text:style-name="T4455">Кто его съел?</text:span>»</text:p>
      <text:p text:style-name="P564"><text:tab/>«<text:span text:style-name="T4458">Понимаешь, Симпсон был голоден и сегодня ничего не ел. Мне было больше нечего предложить ему.</text:span>»</text:p>
      <text:p text:style-name="P564"><text:tab/>«<text:span text:style-name="T4458">Ты хочешь сказать, что нам придётся умереть от голода, потому что эта тупая собака съела наш фарш?</text:span>»</text:p>
      <text:p text:style-name="P564"><text:tab/>«<text:span text:style-name="T4458">Он — не ту</text:span><text:span text:style-name="T4473">пая</text:span><text:span text:style-name="T4458"> </text:span><text:span text:style-name="T4473">собака</text:span><text:span text:style-name="T4458">. Ты слишком эгоистичен — нельзя всё время думать только о своём животе. В холодильнике есть сыр и яйца.</text:span>»</text:p>
      <text:p text:style-name="P564"><text:tab/>«<text:span text:style-name="T4458">Мне надоело есть яйца.</text:span>»</text:p>
      <text:p text:style-name="P564"><text:tab/>«<text:span text:style-name="T4458">Вы оба — прекратите!</text:span>» - <text:span text:style-name="T4458">прервал их Гарри.</text:span></text:p>
      <text:p text:style-name="P564"><text:tab/>«<text:span text:style-name="T4458">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59">куда мы идём. Хватит дуться! Пожмите друг другу руки! Ничего страшного не произошло!</text:span>»</text:p>
      <text:p text:style-name="P564"><text:tab/><text:span text:style-name="T4459">Мэтью и Робин извинились друг перед другом и </text:span><text:span text:style-name="T4493">обменялись рукопожат</text:span><text:span text:style-name="T4494">ием</text:span><text:span text:style-name="T4459">.</text:span></text:p>
      <text:p text:style-name="P564"><text:tab/>«<text:span text:style-name="T4459">Я думаю, нам следует сходить в «Бургер Кинг», потому что </text:span><text:span text:style-name="T4468">у</text:span><text:span text:style-name="T4459">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59">Мэтью не стал возражать против выбора Робина.</text:span></text:p>
      <text:p text:style-name="P564"><text:tab/><text:span text:style-name="T4459">Гарри отвёз всех в «Бургер Кинг».</text:span></text:p>
      <text:p text:style-name="P564"><text:tab/><text:span text:style-name="T4460">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1">Я съел</text:span><text:span text:style-name="T4462">а</text:span><text:span text:style-name="T4461"> слишком много. В моём животе — боль, и малейшее несогласованное движение только усиливает её. Всё, чего я </text:span><text:span text:style-name="T4468">сейчас </text:span><text:span text:style-name="T4461">хочу — это лечь и не шевелиться.</text:span>»</text:p>
      <text:p text:style-name="P564"><text:tab/>«<text:span text:style-name="T4462">Согласен с тобой, Элисон. У меня такое ощущение, словно мой живот увеличился в обхвате на несколько метров. Как будто </text:span><text:span text:style-name="T4463">внутри меня всей командой пинают футбольный мяч!</text:span>»</text:p>
      <text:p text:style-name="P564"><text:tab/><text:span text:style-name="T4464">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5">Я знаю — сейчас мы не в лучшей форме, но всё-же, </text:span><text:span text:style-name="T4467">думаю, </text:span><text:span text:style-name="T4465">нам следует продолжить чтение</text:span>» - <text:span text:style-name="T4466">произнёс Робин,</text:span></text:p>
      <text:p text:style-name="P564"><text:tab/>«<text:span text:style-name="T4467">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68">Робин, мне всё равно. В таком состоянии я ни за что не стал бы делать ничего </text:span><text:span text:style-name="T4469">в малейшей степени подвижного.</text:span>»</text:p>
      <text:p text:style-name="P564"><text:tab/>«<text:span text:style-name="T4469">Хорошо, Гарри. Твоя точка зрения мне ясна, но, пожалуйста, давайте продолжим работать.</text:span>»</text:p>
      <text:p text:style-name="P564"/>
      <text:p text:style-name="P564"><text:tab/><text:span text:style-name="T4470">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79">её</text:span><text:span text:style-name="T4470">, взял </text:span><text:span text:style-name="T4480">пса</text:span><text:span text:style-name="T4470"> на руки и отнёс в гостиную, уложив рядом с камином. Пролистывая страницы в папке, Робин ласково поглаживал Симпсона.</text:span></text:p>
      <text:p text:style-name="P564"><text:tab/>«<text:span text:style-name="T4470">Эй! Возможно, я кое-что нашёл!</text:span>»</text:p>
      <text:p text:style-name="P564"><text:tab/>«<text:span text:style-name="T4471">Господи! Робин, как ты меня напугал! Моя душа провалилась в пятки! </text:span><text:span text:style-name="T4472">Что же ты нашёл?</text:span>»</text:p>
      <text:p text:style-name="P564"><text:tab/>«<text:span text:style-name="T4474">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5">куска ванадиевой </text:span><text:span text:style-name="T4474">фольги. </text:span><text:span text:style-name="T4476">Фольга была заключена в капсулу, которая подскакивала словно прыгающая фасолина. </text:span><text:span text:style-name="T4477">Старому Ури Геллеру фактически удалось разрушить молекулярную структуру ванадия. Мы могли бы сделать то же самое — </text:span><text:span text:style-name="T4481">без проблем!</text:span><text:span text:style-name="T4477">. </text:span><text:span text:style-name="T4478">Также з</text:span><text:span text:style-name="T4477">десь имеются записи о людях, которые заставляли различные предметы проходить </text:span><text:span text:style-name="T4482">сквозь</text:span><text:span text:style-name="T4477"> стены…</text:span>»</text:p>
      <text:p text:style-name="P564"><text:tab/><text:span text:style-name="T4485">На короткое время о</text:span><text:span text:style-name="T4483">н снова погрузился в чтение.</text:span></text:p>
      <text:p text:style-name="P564"><text:tab/>«<text:span text:style-name="T4486">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7">В любом случае, что вы думаете?</text:span>»</text:p>
      <text:p text:style-name="P564"><text:tab/>«<text:span text:style-name="T4488">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89">Да, Робин. Элисон предложила хорошую мысль. Есть только одна проблема, которую я предвижу — мы не знаем, какую </text:span><text:span text:style-name="T4527">из </text:span><text:span text:style-name="T4489">час</text:span><text:span text:style-name="T4527">тей</text:span><text:span text:style-name="T4489"> компьютера нужно использовать, чтобы вызвать его неисправность.</text:span>»</text:p>
      <text:p text:style-name="P564"><text:tab/>«<text:span text:style-name="T4490">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1">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28">можем.</text:span>»</text:p>
      <text:p text:style-name="P565"><text:soft-page-break/><text:tab/><text:span text:style-name="T4528">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28">Слушайте, вы все! Не грустите! Помните, мы добьёмся успеха, в этом нет никаких сомнений. </text:span><text:span text:style-name="T4529">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29">Робин включил телевизор и они посмотрели фильм «Краденый камень», после чего отправились спать. </text:span><text:span text:style-name="T4530">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30">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1">Они продолжили внимательно просматривать </text:span><text:span text:style-name="T4532">документы</text:span><text:span text:style-name="T4531">, как делали это по</text:span><text:span text:style-name="T4532">следние несколько</text:span><text:span text:style-name="T4531"> дней. Внезапно Робин </text:span><text:span text:style-name="T4532">от</text:span><text:span text:style-name="T4531">бросил папку </text:span><text:span text:style-name="T4533">с</text:span><text:span text:style-name="T4531"> запис</text:span><text:span text:style-name="T4532">ями</text:span><text:span text:style-name="T4531">.</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1">даже</text:span> не думали об этом!»</text:p>
      <text:p text:style-name="P569"><text:tab/>«Робин, о чем?»</text:p>
      <text:p text:style-name="P569"><text:tab/>«<text:span text:style-name="T4534">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5">Очевидно, он имел в виду, что в августе начнётся словесное противостояние государств. Если мы предотвратим события, которые приве</text:span><text:span text:style-name="T4536">дут</text:span><text:span text:style-name="T4535"> к началу разногласий, то у нас не будет проблем с остановкой войны.</text:span>»</text:p>
      <text:p text:style-name="P569"><text:tab/>«<text:span text:style-name="T4536">Хорошо, что ты говоришь об этом, но мы не знаем, что это за события, </text:span><text:span text:style-name="T4537">а к тому времени будет уже слишком поздно.</text:span>»</text:p>
      <text:p text:style-name="P569"><text:tab/>«<text:span text:style-name="T4538">Мэтью, подумай об этом. Русские блокируют Ормузский пролив. Чтобы сделать это, иранцы должны дать русским разрешение на передвижение их </text:span><text:span text:style-name="T4544">войск</text:span><text:span text:style-name="T4538">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39">Неплохо, Робин! Совсем неплохо! В этом что-то есть. Есть ли ещё что-нибудь, что мы можем сделать, или что-то, что мы могли упустить из виду?</text:span>» - <text:span text:style-name="T4539">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40">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5">Ты не мог бы </text:span><text:span text:style-name="T4586">рассказать об этом подробнее</text:span><text:span text:style-name="T4585">? Не знаю почему, но я уверен — мы упустили что-то из виду.</text:span>»</text:p>
      <text:p text:style-name="P569"><text:soft-page-break/><text:tab/>«<text:span text:style-name="T4586">Хорошо, Робин, как скажешь. Но лично я не вижу причин, по котором нас должно интересовать всё это.</text:span>»</text:p>
      <text:p text:style-name="P569"><text:tab/><text:span text:style-name="T4586">Пока Гарри искал нужную информацию, Мэтью и Элисон удалились на кухню, чтобы </text:span><text:span text:style-name="T4590">заняться</text:span><text:span text:style-name="T4586"> готов</text:span><text:span text:style-name="T4590">кой</text:span><text:span text:style-name="T4586"> обед</text:span><text:span text:style-name="T4591">а</text:span><text:span text:style-name="T4586">.</text:span></text:p>
      <text:p text:style-name="P570"><text:tab/><text:span text:style-name="T4587">В кои-то веки обед не попал в категорию «поесть, пока не стемнело» — в этот раз он пришёлся на более традиционное время — на половину второго. </text:span><text:span text:style-name="T4588">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89">раз</text:span><text:span text:style-name="T4588">будил его аппетит. Элисон занималась салатом, не забывая присматривать за вафлями из картофеля.</text:span></text:p>
      <text:p text:style-name="P570"/>
      <text:p text:style-name="P570"><text:tab/><text:span text:style-name="T4590">Робин взял в руки </text:span><text:span text:style-name="T4592">подробные </text:span><text:span text:style-name="T4590">записи, </text:span><text:span text:style-name="T4592">составленные профессором, в которых описывались его прежние ученики. </text:span><text:span text:style-name="T4593">Он бегло просмотрел их, пытаясь выяснить, не обладал ли кто-</text:span><text:span text:style-name="T4594">нибудь</text:span><text:span text:style-name="T4593"> из них исключительными способностями. Он просмотрел восемь разных анкет, но не нашёл ни</text:span><text:span text:style-name="T4599">кого</text:span><text:span text:style-name="T4593">, </text:span><text:span text:style-name="T4599">кто</text:span><text:span text:style-name="T4593"> мог бы привлечь </text:span><text:span text:style-name="T4613">его </text:span><text:span text:style-name="T4593">внимание — похоже, ни у </text:span><text:span text:style-name="T4600">одного</text:span><text:span text:style-name="T4593"> из них таких талантов не наблюдалось.</text:span></text:p>
      <text:p text:style-name="P570"><text:tab/><text:span text:style-name="T4594">Наконец, </text:span><text:span text:style-name="T4595">Робин</text:span><text:span text:style-name="T4594"> нашёл </text:span><text:span text:style-name="T4613">студента</text:span><text:span text:style-name="T4594">, </text:span><text:span text:style-name="T4595">чьи данные показались ему интересными. Мартин Гау — он работал у профессора четыре года назад, </text:span><text:span text:style-name="T4596">и </text:span><text:span text:style-name="T4595">в то время ему было двадцать лет. </text:span><text:span text:style-name="T4597">Он подавал большие надежды, обладая способность</text:span><text:span text:style-name="T4605">ю</text:span><text:span text:style-name="T4597"> гнуть металл, слегка поглаживая его. </text:span><text:span text:style-name="T4598">Однако это был</text:span><text:span text:style-name="T4605">а</text:span><text:span text:style-name="T4598"> одна из специализаций Мэтью, и, когда он делал то же самое, ему не требовалось дотрагиваться до </text:span><text:span text:style-name="T4601">него</text:span><text:span text:style-name="T4598">.</text:span></text:p>
      <text:p text:style-name="P570"><text:tab/><text:span text:style-name="T4602">Нет, Робин искал кого-то, кто мог управлять </text:span><text:span text:style-name="T4607">силами</text:span><text:span text:style-name="T4602"> своего разума не хуже его самого. Для того, что он задумал, ему нужен </text:span><text:span text:style-name="T4608">был </text:span><text:span text:style-name="T4602">человек с удивительными способностями…</text:span></text:p>
      <text:p text:style-name="P570"><text:tab/><text:span text:style-name="T4604">Его размышления были прерваны окликом Элисон из кухни.</text:span></text:p>
      <text:p text:style-name="P570"><text:tab/>«<text:span text:style-name="T4604">Робин, обед готов! Иди скорее, он на столе — не дай ему остыть!</text:span>»</text:p>
      <text:p text:style-name="P570"><text:tab/><text:span text:style-name="T4605">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6">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6">Спасибо за комплимент, Элисон. Нет, пока что не отыскалось ничего, что могло бы хоть чем-то помочь нам.</text:span>»</text:p>
      <text:p text:style-name="P570"/>
      <text:p text:style-name="P570"><text:tab/><text:span text:style-name="T4609">Вскоре они закончили есть, и Робин вернулся к прерванному просмотру записей о прежних студентах. </text:span><text:span text:style-name="T4610">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1">А-а, я опять забыл о тебе</text:span>» - <text:span text:style-name="T4611">произнёс Робин, рассеянно поглаживая собаку.</text:span></text:p>
      <text:p text:style-name="P570"><text:tab/><text:span text:style-name="T4612">Внезапно он вскочил и во весь голос закричал остальным —</text:span></text:p>
      <text:p text:style-name="P570"><text:tab/>«<text:span text:style-name="T4612">Нашёл! Нашёл!</text:span>»</text:p>
      <text:p text:style-name="P570"><text:tab/><text:span text:style-name="T4613">Они вбежали в гостиную.</text:span></text:p>
      <text:p text:style-name="P570"><text:tab/>«<text:span text:style-name="T4614">Почему ты кричишь?</text:span>»</text:p>
      <text:p text:style-name="P570"><text:tab/>«<text:span text:style-name="T4615">Элисон, это здесь. Это именно то, что я пытался найти!</text:span>»</text:p>
      <text:p text:style-name="P570"><text:tab/>«<text:span text:style-name="T4616">Не нужно трясти толстенной пачкой бумаги перед нашими лицами — это бесполезно — </text:span><text:span text:style-name="T4617">т</text:span><text:span text:style-name="T4616">ак мы не сможем прочитать ничего!</text:span>» - <text:span text:style-name="T4618">нетерпеливо сказал Мэтью.</text:span></text:p>
      <text:p text:style-name="P570"><text:tab/>«<text:span text:style-name="T4619">Кого ты нашёл? У него или неё есть имя?</text:span>»</text:p>
      <text:p text:style-name="P570"><text:tab/>«<text:span text:style-name="T4619">Дай мне возможность ответить, Гарри.</text:span>»</text:p>
      <text:p text:style-name="P570"><text:tab/>«<text:span text:style-name="T4619">Из-за того, что вы закидали меня вопросами, у меня не остаётся ни единого шанса вставить хотя бы слово.</text:span>»</text:p>
      <text:p text:style-name="P570"><text:tab/><text:span text:style-name="T4620">Робин сверился с записями.</text:span></text:p>
      <text:p text:style-name="P570"><text:tab/>«<text:span text:style-name="T4621">Её зовут </text:span><text:span text:style-name="T4622">Хе</text:span><text:span text:style-name="T4621">лен Паркер. </text:span><text:span text:style-name="T4623">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4">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5">оединённых Штатов</text:span><text:span text:style-name="T4624">.</text:span></text:p>
      <text:p text:style-name="P571"><text:tab/><text:span text:style-name="T4626">Робин снова заглянул в свои бумаги.</text:span></text:p>
      <text:p text:style-name="P571"><text:tab/>«<text:span text:style-name="T4627">Послушайте! Похоже, что она обрела свои способности после удара током, когда была намного младше — в возрасте примерно четырёх лет. </text:span><text:span text:style-name="T4628">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29">Остальные увлечённо слушали Робина.</text:span></text:p>
      <text:p text:style-name="P571"><text:tab/>«<text:span text:style-name="T4629">Это было всего лишь Начало. То, что следует дальше, простите за выражение, выносит м</text:span><text:span text:style-name="T4650">ой</text:span><text:span text:style-name="T4629"> мозг!</text:span>»</text:p>
      <text:p text:style-name="P571"><text:tab/><text:span text:style-name="T4629">Робин пролистал ещё несколько страниц.</text:span></text:p>
      <text:p text:style-name="P571"><text:tab/>«<text:span text:style-name="T4629">Если бы обстоятельства не заставили профессора отправить Хелен обратно, то неизвестно, на что она была </text:span><text:span text:style-name="T4648">бы </text:span><text:span text:style-name="T4629">способна сейчас! </text:span><text:span text:style-name="T4651">Хотя, судя по письмам, которые она писала профессору, кажется, что они продолжали экспериментировать…</text:span>»</text:p>
      <text:p text:style-name="P571"><text:tab/><text:span text:style-name="T4651">Он сделал паузу, задумавшись на мгновение.</text:span></text:p>
      <text:p text:style-name="P571"><text:tab/>«<text:span text:style-name="T4651">Интересно, знает ли она, что профессор совершил самоубийство.»</text:span></text:p>
      <text:p text:style-name="P571"><text:tab/><text:span text:style-name="T4651">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1">Робин! Робин! Ты отсекаешь себя от нас! Помни, мы должны работать одной командой! Что происходит в твоей голове?</text:span>»</text:p>
      <text:p text:style-name="P571"><text:tab/>«<text:span text:style-name="T4652">Да, Робин — Гарри прав. Ты поставил барьер, не позволяя нам узнать, о чём ты думаешь. Никто из нас </text:span><text:span text:style-name="T4653">не поступает </text:span><text:span text:style-name="T4654">так</text:span><text:span text:style-name="T4652">! Мы всегда абсолютно честны с тобой.</text:span>»</text:p>
      <text:p text:style-name="P572"><text:tab/><text:span text:style-name="T4655">Робин повернулся лицом к Мэтью. Его глаза выражали страшный гнев — в них бушевало пламя. </text:span><text:span text:style-name="T4656">Крепко сжа</text:span><text:span text:style-name="T4657">в</text:span><text:span text:style-name="T4656"> кулаки, от стал отвечать на обвинения Гарри и Мэтью, и его голос дрожал от гнева.</text:span></text:p>
      <text:p text:style-name="P571"><text:tab/>«<text:span text:style-name="T4658">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 </text:span><text:span text:style-name="T4707">ещё</text:span><text:span text:style-name="T4658">?</text:span>»</text:p>
      <text:p text:style-name="P571"><text:tab/><text:span text:style-name="T4659">Гарри собрался остановить его реч</text:span><text:span text:style-name="T4661">ь</text:span><text:span text:style-name="T4659">, но Робин </text:span><text:span text:style-name="T4660">оборвал его на полуслове</text:span><text:span text:style-name="T4659">.</text:span></text:p>
      <text:p text:style-name="P571"><text:tab/>«<text:span text:style-name="T4662">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3"><text:tab/><text:span text:style-name="T4663">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text:span></text:p>
      <text:p text:style-name="P573"><text:span text:style-name="T4664"><text:tab/>«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5">тем, чего вы хотели добиться в личной жизни</text:span><text:span text:style-name="T4664">.»</text:span></text:p>
      <text:p text:style-name="P571"><text:tab/><text:span text:style-name="T4666">Робин осмотрел их всех, а затем продолжил — уже спокойнее.</text:span></text:p>
      <text:p text:style-name="P571"><text:tab/><text:span text:style-name="T4667">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68">Робин снова </text:span><text:span text:style-name="T4669">прервался</text:span><text:span text:style-name="T4668">.</text:span></text:p>
      <text:p text:style-name="P571"><text:tab/>«Итак…<text:span text:style-name="T4668"> Мэтью, Гарри… Никаких обид, всё забыто?</text:span>»</text:p>
      <text:p text:style-name="P571"><text:soft-page-break/><text:tab/><text:span text:style-name="T4670">Робин затих. It was Matthew’s expressionless face that had been responsible for his sudden change of manner.</text:span></text:p>
      <text:p text:style-name="P571"><text:tab/><text:span text:style-name="T4670">Мэтью был намного сильнее Гарри и, </text:span><text:span text:style-name="T4708">если бы удалось отдалить одного от другого</text:span><text:span text:style-name="T4670">, он отошёл бы в сторону и позволил Робину делать то, ч</text:span><text:span text:style-name="T4708">то</text:span><text:span text:style-name="T4670">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1">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2">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3">Прости, Мэтью, и спасибо за понимание в этот раз. Я обещаю, что постараюсь больше не выходить из себя.</text:span>»</text:p>
      <text:p text:style-name="P571"><text:tab/><text:span text:style-name="T4673">К этому времени огонь в глазах Робина окончательно погас. В них был</text:span><text:span text:style-name="T4674">о</text:span><text:span text:style-name="T4673"> было только спокойствие.</text:span></text:p>
      <text:p text:style-name="P571"><text:tab/>«<text:span text:style-name="T4675">Что мы обдумывали до этого, Робин?</text:span>» - <text:span text:style-name="T4675">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6">Я не уверен, что мы сможем предотвратить события, которые приведут к войне</text:span>» - <text:span text:style-name="T4676">задумчиво ответил Робин,</text:span></text:p>
      <text:p text:style-name="P571"><text:tab/>«<text:span text:style-name="T4676">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7">Скажи, чего ты хочешь от Хелен — ведь так, кажется, </text:span><text:span text:style-name="T4678">её </text:span><text:span text:style-name="T4677">звали?</text:span>» - <text:span text:style-name="T4677">спросила Элисон,</text:span></text:p>
      <text:p text:style-name="P571"><text:tab/>«<text:span text:style-name="T4677">Ситуация изменится, если в команде появится </text:span><text:span text:style-name="T4679">ещё одна</text:span><text:span text:style-name="T4677"> девушка.</text:span>»</text:p>
      <text:p text:style-name="P571"><text:tab/>«<text:span text:style-name="T4680">Да, её зовут Хелен…</text:span><text:span text:style-name="T4681"> </text:span><text:span text:style-name="T4680"><text:s/>Хелен Паркер…</text:span>»</text:p>
      <text:p text:style-name="P571"><text:tab/><text:span text:style-name="T4682">Робин внезапно повернулся к Элисон.</text:span></text:p>
      <text:p text:style-name="P571"><text:tab/>«<text:span text:style-name="T4683">Господи! </text:span><text:span text:style-name="T4684">Это пришло </text:span><text:span text:style-name="T4683">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5">Робин, не хочу разрушать твои иллюзии, но могу поспорить на что угодно, что его нарисовал не ты — это сделала Хелен.</text:span>»</text:p>
      <text:p text:style-name="P571"><text:tab/>«<text:span text:style-name="T4687">О чём ты</text:span><text:span text:style-name="T4686">, Гарри?</text:span>»</text:p>
      <text:p text:style-name="P571"><text:tab/>«<text:span text:style-name="T4688">Это была твоя рука, но она действовала в соответствии с указаниями Хелен. </text:span><text:span text:style-name="T4690">Е</text:span><text:span text:style-name="T4689">ё разум заставил тебя сделать </text:span><text:span text:style-name="T4691">этот рисунок</text:span><text:span text:style-name="T4689">.</text:span>»</text:p>
      <text:p text:style-name="P571"><text:tab/>«<text:span text:style-name="T4691">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text:p text:style-name="P571"><text:tab/>«<text:span text:style-name="T4694">Подумать только — твои руки служили инструментом коммуникации</text:span>» - <text:span text:style-name="T4694">сказала Элисон, ошеломлённая внезапной догадкой,</text:span></text:p>
      <text:p text:style-name="P571"><text:tab/>«<text:span text:style-name="T4694">Возможно, она посылала что-то вроде сигнала бедствия, надеясь, что кто-то получит его.</text:span>»</text:p>
      <text:p text:style-name="P571"/>
      <text:p text:style-name="P571"><text:tab/><text:span text:style-name="T4695">Элисон была очень чувствительной и, учитывая ранний период её детства, было неудивительно, что она расстраивалась, видя как ссорятся люди — особенно те, кого она любила.</text:span></text:p>
      <text:p text:style-name="P571"><text:tab/><text:span text:style-name="T4695">Внезапно она почувствовала опасность со стороны Хелен. Элисон знала, что Робин </text:span><text:span text:style-name="T4698">никогда </text:span><text:span text:style-name="T4695">не любил преувеличивать. Он был в восторге от того, что нашёл на неё досье, и был уверен, что она обладает такой же силой, как </text:span><text:span text:style-name="T4698">о</text:span><text:span text:style-name="T4695">н сам. Если это действительно так, то её будет </text:span><text:soft-page-break/><text:span text:style-name="T4695">трудно контролировать. Хелен могла бы использовать их, чтобы делать всё, что заблагорассудится — ей удалось </text:span><text:span text:style-name="T4699">управлять</text:span><text:span text:style-name="T4695"> Робином, так </text:span><text:span text:style-name="T4697">что </text:span><text:span text:style-name="T4695">же помешает ей </text:span><text:span text:style-name="T4696">проделать это над </text:span><text:span text:style-name="T4695">остальными?</text:span></text:p>
      <text:p text:style-name="P571"><text:tab/>«<text:span text:style-name="T4696">Элисон! Элисон!</text:span>»</text:p>
      <text:p text:style-name="P571"><text:tab/><text:span text:style-name="T4696">Она не замечала, как пытаются привлечь её внимание остальные. Мэтью помахал рукой перед её лицом — она не моргнула глазом и продолжала смотреть прямо перед собой, как будто в поле </text:span><text:span text:style-name="T4699">её з</text:span><text:span text:style-name="T4696">рения не было ничего.</text:span></text:p>
      <text:p text:style-name="P571"><text:tab/>«<text:span text:style-name="T4696">Гарри, помоги мне усадить её — я не хочу, чтобы она упала.</text:span>»</text:p>
      <text:p text:style-name="P571"><text:tab/><text:span text:style-name="T4697">Движение и лёгкая встряска окончательно вернули её обратно, в реальный мир.</text:span></text:p>
      <text:p text:style-name="P571"><text:tab/>«<text:span text:style-name="T4697">Элисон, что это было?</text:span>»</text:p>
      <text:p text:style-name="P571"><text:tab/>«<text:span text:style-name="T4697">Ничего.</text:span>»</text:p>
      <text:p text:style-name="P571"><text:tab/><text:span text:style-name="T4698">Всё ещё находясь в лёгком оцепенении, она повернулась к Мэтью. На её лице отразилось удивление от его вопроса. На краткое мгновение </text:span><text:span text:style-name="T4700">она не восприняла его заботу, как невинную, хотя ему хотелось, чтобы она была именно такой. Она всё ещё чувствовала опасность.</text:span></text:p>
      <text:p text:style-name="P571"><text:tab/>«<text:span text:style-name="T4700">Прости, что спросил! Я просто беспокоился. Я не думал, что проявление интереса к твоему самочувствию может обидеть тебя. Не стоило так отвечать. Боже! Должно быть, это заразно — сначала Робин, а теперь ты.</text:span>»</text:p>
      <text:p text:style-name="P571"><text:tab/><text:span text:style-name="T4701">Он повернулся к Гарри и продолжил с сарказмом в голосе —</text:span></text:p>
      <text:p text:style-name="P571"><text:tab/>«<text:span text:style-name="T4701">Я думаю, что нам лучше молчать. Каждый раз, когда мы говорим, нам, в итоге, откусывают головы.</text:span>»</text:p>
      <text:p text:style-name="P571"><text:tab/>«<text:span text:style-name="T4702">Прости, Мэтью!</text:span>» - <text:span text:style-name="T4702">сказала Элисон,</text:span></text:p>
      <text:p text:style-name="P571"><text:tab/>«<text:span text:style-name="T4702">Я не хотела, чтобы показалось, будто я набросилась на тебя.</text:span>»</text:p>
      <text:p text:style-name="P574"><text:tab/>«<text:span text:style-name="T4704">Пока с тобой всё в порядке, это </text:span><text:span text:style-name="T4705">имеет значение</text:span><text:span text:style-name="T4704">. Ты уверена, что у тебя всё нормально? Скажи правду.</text:span>»</text:p>
      <text:p text:style-name="P574"><text:tab/>«Хорошо…<text:span text:style-name="T4706"> Если ты уверен, что хочешь знать…</text:span>»</text:p>
      <text:p text:style-name="P574"><text:tab/><text:span text:style-name="T4706">Мэтью кивнул в ответ.</text:span></text:p>
      <text:p text:style-name="P574"><text:tab/>«<text:span text:style-name="T4706">Это глупо, но я подумала, что если Хелен могла контролировать Робина — заставлять его рисовать эти картинки — то что мешает ей сделать то же самое с нами. Или что-нибудь похуже.</text:span>»</text:p>
      <text:p text:style-name="P574"><text:tab/><text:span text:style-name="T4710">Она покачала головой.</text:span></text:p>
      <text:p text:style-name="P574"><text:tab/>«<text:span text:style-name="T4710">Видишь? Я же говорила, что это глупо!</text:span>»</text:p>
      <text:p text:style-name="P574"><text:tab/>«<text:span text:style-name="T4711">Нет, Элисон</text:span>» - <text:span text:style-name="T4711">сказал Гарри,</text:span></text:p>
      <text:p text:style-name="P574"><text:tab/>«<text:span text:style-name="T4711">Это не глупость. Конечно, угроза есть всегда, но это шанс, который мы должны использовать.</text:span>»</text:p>
      <text:p text:style-name="P574"><text:tab/>«<text:span text:style-name="T4711">Гарри, я не думаю, что она будет использовать силу своего разума, чтобы попытаться контролировать нас</text:span>» - <text:span text:style-name="T4711">сказал Робин,</text:span></text:p>
      <text:p text:style-name="P574"><text:tab/>«<text:span text:style-name="T4712">Вспомните — у неё должны быть такие же видения, как у меня, чтобы нарисовать эту картину. Я думаю, что она была напугана и искала кого-то, кто мог бы помочь. </text:span><text:span text:style-name="T4713">Я очень сомневаюсь, что мы </text:span><text:span text:style-name="T4714">вообще </text:span><text:span text:style-name="T4713">рискуем.</text:span>»</text:p>
      <text:p text:style-name="P574"><text:tab/>«<text:span text:style-name="T4715">Я согласен с Робином</text:span>» - <text:span text:style-name="T4715">произнёс Мэтью. Он повернулся к мальчику.</text:span></text:p>
      <text:p text:style-name="P574"><text:tab/>«<text:span text:style-name="T4715">Как ты предлагаешь связаться с Хелен?</text:span>»</text:p>
      <text:p text:style-name="P574"><text:tab/>«<text:span text:style-name="T4716">Мэтью, ты же не думаешь, что я буду оплачивать телефонный счёт? Обещаю, это не будет слишком часто. Звонок нужен только для того, чтобы представиться ей, а после него мы сможем общаться друг с другом с помощью телепатии. Не волнуйся и попробуй довериться мне.</text:span>»</text:p>
      <text:p text:style-name="P574"><text:tab/>«Ну…<text:span text:style-name="T4717"> Как долго ты собираешься общаться с ней во время этого первого телефонного разговора, Робин?</text:span>»</text:p>
      <text:p text:style-name="P574"><text:tab/>«<text:span text:style-name="T4717">Не переживай, Мэтью. Я думаю, что она каким-то образом знает, кто я. </text:span><text:span text:style-name="T4718">На самом деле это звонок-подтверждение, который даст ей понять, что я получил её сообщения.</text:span>»</text:p>
      <text:p text:style-name="P574"><text:tab/><text:span text:style-name="T4719">Робин пролистал папку и письма, ища телефонный номер. Он помнил, что где-то видел его, но, перекопав кучу листов бумаги, не мог вспомнить, где именно.</text:span></text:p>
      <text:p text:style-name="P574"><text:soft-page-break/><text:tab/>«<text:span text:style-name="T4720">Вот он! Я нашёл его!</text:span>» - <text:span text:style-name="T4720">воскликнул Робин, размахивая листком бумаги перед лицами остальных студентов.</text:span></text:p>
      <text:p text:style-name="P574"><text:tab/>«<text:span text:style-name="T4720">Что ты собираешься ей сказать?</text:span>» - <text:span text:style-name="T4720">спросила Элисон.</text:span></text:p>
      <text:p text:style-name="P574"><text:tab/>«<text:span text:style-name="T4721">А вдруг она ничего не знает о тебе? Он могла не подозревать, что кто-то получит эти картины, пока она их рисует. Вспомните, </text:span><text:span text:style-name="T4722">Хелен — </text:span><text:span text:style-name="T4721">студентка художественного университета. Возможно, они — часть её курсовой работы. Она могла не осознавать, почему нарисовала разрушенный Нью-Йорк.</text:span>»</text:p>
      <text:p text:style-name="P574"><text:tab/>«<text:span text:style-name="T4721">Это шанс, который мне придётся использовать. Как бы то ни было, я просто хочу, чтобы она узнала обо мне. После этого я расскажу ей то, что мы задумали — телепатически. Господи, мне придётся сообщить ей о смерти профессора. Интересно, как она воспримет это. Она не могла быть эмоционально сильно привязана к нему, ведь у неё остались родители.</text:span>»</text:p>
      <text:p text:style-name="P574"><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3T23:42:30.332020441</dc:date>
    <meta:editing-duration>P11DT4H31M42S</meta:editing-duration>
    <meta:editing-cycles>6989</meta:editing-cycles>
    <meta:generator>LibreOffice/7.5.9.2$Linux_X86_64 LibreOffice_project/50$Build-2</meta:generator>
    <meta:document-statistic meta:table-count="0" meta:image-count="0" meta:object-count="0" meta:page-count="92" meta:paragraph-count="1718" meta:word-count="46143" meta:character-count="300807" meta:non-whitespace-character-count="255006"/>
  </office:meta>
</office:document-meta>
</file>